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ans" svg:font-family="LiberationSans"/>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solid" svg:stroke-width="0.023cm" svg:stroke-color="#000000" draw:stroke-linejoin="miter" svg:stroke-linecap="butt" draw:fill="none" fo:padding-top="0.011cm" fo:padding-bottom="0.011cm" fo:padding-left="0.011cm" fo:padding-right="0.011cm" loext:decorative="false"/>
    </style:style>
    <style:style style:name="gr3" style:family="graphic" style:parent-style-name="standard">
      <style:graphic-properties draw:stroke="none" draw:fill="solid" draw:fill-color="#000000" loext:decorative="false"/>
    </style:style>
    <style:style style:name="gr4" style:family="graphic" style:parent-style-name="standard">
      <style:graphic-properties draw:stroke="none" draw:fill="none" draw:textarea-horizontal-align="left" draw:textarea-vertical-align="top" draw:auto-grow-height="true" draw:auto-grow-width="true" fo:min-height="0.284cm" fo:min-width="0.284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261cm" fo:min-width="0.261cm" fo:padding-top="0cm" fo:padding-bottom="0cm" fo:padding-left="0cm" fo:padding-right="0cm" loext:decorative="false"/>
      <style:paragraph-properties style:writing-mode="lr-tb"/>
    </style:style>
    <style:style style:name="gr6" style:family="graphic" style:parent-style-name="standard">
      <style:graphic-properties draw:stroke="none" draw:fill="solid" draw:fill-color="#1b1d1e" loext:decorative="fals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8.10000038146973pt" style:font-size-asian="8.10000038146973pt" style:font-size-complex="8.10000038146973pt"/>
    </style:style>
    <style:style style:name="P6" style:family="paragraph">
      <loext:graphic-properties draw:fill="none"/>
      <style:text-properties fo:font-size="7.40000009536743pt" style:font-size-asian="7.40000009536743pt" style:font-size-complex="7.40000009536743pt"/>
    </style:style>
    <style:style style:name="P7" style:family="paragraph">
      <style:paragraph-properties fo:text-align="start" style:writing-mode="lr-tb"/>
      <style:text-properties fo:font-size="8.10000038146973pt"/>
    </style:style>
    <style:style style:name="P8" style:family="paragraph">
      <loext:graphic-properties draw:fill="none"/>
      <style:paragraph-properties fo:text-align="start"/>
      <style:text-properties fo:font-size="8.10000038146973pt" style:font-size-asian="8.10000038146973pt" style:font-size-complex="8.10000038146973pt"/>
    </style:style>
    <style:style style:name="P9" style:family="paragraph">
      <style:paragraph-properties fo:text-align="start" style:writing-mode="lr-tb"/>
      <style:text-properties fo:font-size="7.40000009536743pt"/>
    </style:style>
    <style:style style:name="P10" style:family="paragraph">
      <loext:graphic-properties draw:fill="none"/>
      <style:paragraph-properties fo:text-align="start"/>
      <style:text-properties fo:font-size="7.40000009536743pt" style:font-size-asian="7.40000009536743pt" style:font-size-complex="7.40000009536743pt"/>
    </style:style>
    <style:style style:name="P11" style:family="paragraph">
      <loext:graphic-properties draw:fill="solid" draw:fill-color="#1b1d1e"/>
    </style:style>
    <style:style style:name="T1" style:family="text">
      <style:text-properties fo:color="#000000" loext:opacity="100%" style:font-name="LiberationSans" fo:font-size="8.10000038146973pt" fo:font-weight="normal" style:font-name-asian="LiberationSans" style:font-size-asian="8.10000038146973pt" style:font-weight-asian="normal" style:font-name-complex="LiberationSans" style:font-size-complex="8.10000038146973pt" style:font-weight-complex="normal"/>
    </style:style>
    <style:style style:name="T2" style:family="text">
      <style:text-properties fo:color="#000000" loext:opacity="100%" style:font-name="LiberationSans" fo:font-size="7.40000009536743pt" fo:font-weight="normal" style:font-name-asian="LiberationSans" style:font-size-asian="7.40000009536743pt" style:font-weight-asian="normal" style:font-name-complex="LiberationSans" style:font-size-complex="7.40000009536743pt" style:font-weight-complex="normal"/>
    </style:style>
    <style:style style:name="T3" style:family="text">
      <style:text-properties fo:color="#ffffff" loext:opacity="100%" style:font-name="LiberationSans" fo:font-size="8.10000038146973pt" fo:font-weight="normal" style:font-name-asian="LiberationSans" style:font-size-asian="8.10000038146973pt" style:font-weight-asian="normal" style:font-name-complex="LiberationSans" style:font-size-complex="8.10000038146973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0.154cm" svg:y1="10.719cm" svg:x2="10.154cm" svg:y2="11.876cm">
          <text:p/>
        </draw:line>
        <draw:polygon draw:style-name="gr3" draw:text-style-name="P3" draw:layer="layout" svg:width="0.167cm" svg:height="0.167cm" svg:x="10.071cm" svg:y="11.834cm" svg:viewBox="0 0 168 168" draw:points="83,168 0,0 83,43 168,0">
          <text:p/>
        </draw:polygon>
        <draw:polygon draw:style-name="gr2" draw:text-style-name="P2" draw:layer="layout" svg:width="0.167cm" svg:height="0.167cm" svg:x="10.071cm" svg:y="11.834cm" svg:viewBox="0 0 168 168" draw:points="83,168 0,0 83,43 168,0">
          <text:p/>
        </draw:polygon>
        <draw:path draw:style-name="gr1" draw:text-style-name="P1" draw:layer="layout" svg:width="2.854cm" svg:height="1.903cm" svg:x="8.727cm" svg:y="8.816cm" svg:viewBox="0 0 2855 1904" svg:d="M2855 952c0 31-2 62-6 93-5 31-12 62-21 92-9 31-20 61-34 91s-29 59-47 88-38 57-60 84c-22 28-46 55-72 80-26 26-54 51-83 75-30 25-62 48-95 70-33 23-67 44-103 63-36 20-74 39-113 56s-79 33-120 48-83 28-127 40c-43 12-87 22-131 31-45 9-90 17-136 23s-92 11-139 14c-46 3-93 4-140 4-46 0-93-1-140-4s-93-8-139-14-91-14-136-23-89-19-132-31-85-25-127-40c-41-15-81-31-120-48s-76-36-112-56c-36-19-71-40-104-63-33-22-64-45-94-70-30-24-57-49-83-75-26-25-50-52-72-80-22-27-42-55-60-84s-34-58-48-88c-13-30-24-60-34-91-9-30-16-61-20-92-5-31-7-62-7-93s2-62 7-93c4-31 11-62 20-93 10-30 21-61 34-90 14-30 30-59 48-88s38-57 60-85c22-27 46-54 72-80s53-51 83-75 61-47 94-69 68-43 104-63c36-19 73-38 112-55 39-18 79-34 120-48 42-15 84-28 127-40s87-23 132-32 90-16 136-22 92-11 139-14 94-5 140-5c47 0 94 2 140 5 47 3 93 8 139 14s91 13 136 22c44 9 88 20 131 32 44 12 86 25 127 40 41 14 81 30 120 48 39 17 77 36 113 55 36 20 70 41 103 63s65 45 95 69c29 24 57 49 83 75s50 53 72 80c22 28 42 56 60 85 18 28 33 58 47 88 14 29 25 60 34 90 9 31 16 62 21 93 4 31 6 62 6 93z">
          <text:p/>
        </draw:path>
        <draw:path draw:style-name="gr2" draw:text-style-name="P2" draw:layer="layout" svg:width="2.854cm" svg:height="1.903cm" svg:x="8.727cm" svg:y="8.816cm" svg:viewBox="0 0 2855 1904" svg:d="M2855 952c0 31-2 62-6 93-5 31-12 62-21 92-9 31-20 61-34 91s-29 59-47 88-38 57-60 84c-22 28-46 55-72 80-26 26-54 51-83 75-30 25-62 48-95 70-33 23-67 44-103 63-36 20-74 39-113 56s-79 33-120 48-83 28-127 40c-43 12-87 22-131 31-45 9-90 17-136 23s-92 11-139 14c-46 3-93 4-140 4-46 0-93-1-140-4s-93-8-139-14-91-14-136-23-89-19-132-31-85-25-127-40c-41-15-81-31-120-48s-76-36-112-56c-36-19-71-40-104-63-33-22-64-45-94-70-30-24-57-49-83-75-26-25-50-52-72-80-22-27-42-55-60-84s-34-58-48-88c-13-30-24-60-34-91-9-30-16-61-20-92-5-31-7-62-7-93s2-62 7-93c4-31 11-62 20-93 10-30 21-61 34-90 14-30 30-59 48-88s38-57 60-85c22-27 46-54 72-80s53-51 83-75 61-47 94-69 68-43 104-63c36-19 73-38 112-55 39-18 79-34 120-48 42-15 84-28 127-40s87-23 132-32 90-16 136-22 92-11 139-14 94-5 140-5c47 0 94 2 140 5 47 3 93 8 139 14s91 13 136 22c44 9 88 20 131 32 44 12 86 25 127 40 41 14 81 30 120 48 39 17 77 36 113 55 36 20 70 41 103 63s65 45 95 69c29 24 57 49 83 75s50 53 72 80c22 28 42 56 60 85 18 28 33 58 47 88 14 29 25 60 34 90 9 31 16 62 21 93 4 31 6 62 6 93z">
          <text:p/>
        </draw:path>
        <draw:line draw:style-name="gr2" draw:text-style-name="P2" draw:layer="layout" svg:x1="11.522cm" svg:y1="13.455cm" svg:x2="13.672cm" svg:y2="13.455cm">
          <text:p/>
        </draw:line>
        <draw:polygon draw:style-name="gr3" draw:text-style-name="P3" draw:layer="layout" svg:width="0.167cm" svg:height="0.166cm" svg:x="13.63cm" svg:y="13.372cm" svg:viewBox="0 0 168 167" draw:points="168,83 0,167 42,83 0,0">
          <text:p/>
        </draw:polygon>
        <draw:polygon draw:style-name="gr2" draw:text-style-name="P2" draw:layer="layout" svg:width="0.167cm" svg:height="0.166cm" svg:x="13.63cm" svg:y="13.372cm" svg:viewBox="0 0 168 167" draw:points="168,83 0,167 42,83 0,0">
          <text:p/>
        </draw:polygon>
        <draw:polygon draw:style-name="gr1" draw:text-style-name="P1" draw:layer="layout" svg:width="0.88cm" svg:height="0.309cm" svg:x="12.319cm" svg:y="13.197cm" svg:viewBox="0 0 881 310" draw:points="0,0 881,0 881,310 0,310">
          <text:p/>
        </draw:polygon>
        <draw:frame draw:style-name="gr4" draw:text-style-name="P5" draw:layer="layout" svg:width="0.61cm" svg:height="0.323cm" svg:x="9.83cm" svg:y="9.585cm">
          <draw:text-box>
            <text:p text:style-name="P4"><text:span text:style-name="T1">Start</text:span></text:p>
          </draw:text-box>
        </draw:frame>
        <draw:line draw:style-name="gr2" draw:text-style-name="P2" draw:layer="layout" svg:x1="8.787cm" svg:y1="13.455cm" svg:x2="6.589cm" svg:y2="13.455cm">
          <text:p/>
        </draw:line>
        <draw:polygon draw:style-name="gr3" draw:text-style-name="P3" draw:layer="layout" svg:width="0.167cm" svg:height="0.166cm" svg:x="6.464cm" svg:y="13.372cm" svg:viewBox="0 0 168 167" draw:points="0,83 168,0 126,83 168,167">
          <text:p/>
        </draw:polygon>
        <draw:polygon draw:style-name="gr2" draw:text-style-name="P2" draw:layer="layout" svg:width="0.167cm" svg:height="0.166cm" svg:x="6.464cm" svg:y="13.372cm" svg:viewBox="0 0 168 167" draw:points="0,83 168,0 126,83 168,167">
          <text:p/>
        </draw:polygon>
        <draw:polygon draw:style-name="gr1" draw:text-style-name="P1" draw:layer="layout" svg:width="0.928cm" svg:height="0.309cm" svg:x="7.348cm" svg:y="13.197cm" svg:viewBox="0 0 929 310" draw:points="0,0 929,0 929,310 0,310">
          <text:p/>
        </draw:polygon>
        <draw:frame draw:style-name="gr5" draw:text-style-name="P6" draw:layer="layout" svg:width="0.907cm" svg:height="0.293cm" svg:x="12.309cm" svg:y="13.198cm">
          <draw:text-box>
            <text:p text:style-name="P4"><text:span text:style-name="T2">Student</text:span></text:p>
          </draw:text-box>
        </draw:frame>
        <draw:polygon draw:style-name="gr1" draw:text-style-name="P1" draw:layer="layout" svg:width="2.735cm" svg:height="2.854cm" svg:x="8.787cm" svg:y="12.028cm" svg:viewBox="0 0 2736 2855" draw:points="1368,0 2736,1428 1368,2855 0,1428">
          <text:p/>
        </draw:polygon>
        <draw:polygon draw:style-name="gr2" draw:text-style-name="P2" draw:layer="layout" svg:width="2.735cm" svg:height="2.854cm" svg:x="8.787cm" svg:y="12.028cm" svg:viewBox="0 0 2736 2855" draw:points="1368,0 2736,1428 1368,2855 0,1428">
          <text:p/>
        </draw:polygon>
        <draw:frame draw:style-name="gr5" draw:text-style-name="P6" draw:layer="layout" svg:width="0.965cm" svg:height="0.293cm" svg:x="7.347cm" svg:y="13.198cm">
          <draw:text-box>
            <text:p text:style-name="P4"><text:span text:style-name="T2">Teacher</text:span></text:p>
          </draw:text-box>
        </draw:frame>
        <draw:line draw:style-name="gr2" draw:text-style-name="P2" draw:layer="layout" svg:x1="5.486cm" svg:y1="11.314cm" svg:x2="5.486cm" svg:y2="12.352cm">
          <text:p/>
        </draw:line>
        <draw:polygon draw:style-name="gr3" draw:text-style-name="P3" draw:layer="layout" svg:width="0.166cm" svg:height="0.167cm" svg:x="5.403cm" svg:y="12.31cm" svg:viewBox="0 0 167 168" draw:points="83,168 0,0 83,42 167,0">
          <text:p/>
        </draw:polygon>
        <draw:polygon draw:style-name="gr2" draw:text-style-name="P2" draw:layer="layout" svg:width="0.166cm" svg:height="0.167cm" svg:x="5.403cm" svg:y="12.31cm" svg:viewBox="0 0 167 168" draw:points="83,168 0,0 83,42 167,0">
          <text:p/>
        </draw:polygon>
        <draw:path draw:style-name="gr1" draw:text-style-name="P1" draw:layer="layout" svg:width="1.903cm" svg:height="1.903cm" svg:x="4.535cm" svg:y="9.411cm" svg:viewBox="0 0 1904 1904" svg:d="M1904 951c0 32-2 63-5 94-3 32-8 63-14 93-6 31-13 61-22 91s-20 59-32 88c-12 28-25 57-40 84-14 27-30 54-48 80-17 26-36 51-55 75-20 24-41 47-63 69s-45 43-69 63-49 38-75 56c-26 17-53 33-80 48-28 14-56 28-85 40-29 11-58 22-88 31s-60 17-90 23c-31 6-62 10-93 13s-62 5-93 5-62-2-93-5-62-7-93-13c-30-6-60-14-90-23s-59-20-88-31c-29-12-57-26-84-40-28-15-55-31-81-48-25-18-50-36-75-56-24-20-47-41-69-63s-43-45-63-69-39-49-56-75-33-52-48-80c-15-27-28-56-40-84-12-29-22-58-31-88s-17-60-23-91c-6-30-11-61-14-93-3-31-4-62-4-94 0-31 1-62 4-93s8-62 14-92c6-31 14-61 23-91s19-59 31-88c12-28 25-57 40-84 15-28 31-54 48-80s36-51 56-75 41-47 63-69 45-43 69-63c25-20 50-38 75-56 26-17 53-33 81-48 27-14 55-28 84-40 29-11 58-22 88-31s60-17 90-23c31-6 62-10 93-13s62-5 93-5 62 2 93 5 62 7 93 13c30 6 60 14 90 23s59 20 88 31c29 12 57 26 85 40 27 15 54 31 80 48 26 18 51 36 75 56s47 41 69 63 43 45 63 69c19 24 38 49 55 75 18 26 34 52 48 80 15 27 28 56 40 84 12 29 23 58 32 88s16 60 22 91c6 30 11 61 14 92s5 62 5 93z">
          <text:p/>
        </draw:path>
        <draw:path draw:style-name="gr2" draw:text-style-name="P2" draw:layer="layout" svg:width="1.903cm" svg:height="1.903cm" svg:x="4.535cm" svg:y="9.411cm" svg:viewBox="0 0 1904 1904" svg:d="M1904 951c0 32-2 63-5 94-3 32-8 63-14 93-6 31-13 61-22 91s-20 59-32 88c-12 28-25 57-40 84-14 27-30 54-48 80-17 26-36 51-55 75-20 24-41 47-63 69s-45 43-69 63-49 38-75 56c-26 17-53 33-80 48-28 14-56 28-85 40-29 11-58 22-88 31s-60 17-90 23c-31 6-62 10-93 13s-62 5-93 5-62-2-93-5-62-7-93-13c-30-6-60-14-90-23s-59-20-88-31c-29-12-57-26-84-40-28-15-55-31-81-48-25-18-50-36-75-56-24-20-47-41-69-63s-43-45-63-69-39-49-56-75-33-52-48-80c-15-27-28-56-40-84-12-29-22-58-31-88s-17-60-23-91c-6-30-11-61-14-93-3-31-4-62-4-94 0-31 1-62 4-93s8-62 14-92c6-31 14-61 23-91s19-59 31-88c12-28 25-57 40-84 15-28 31-54 48-80s36-51 56-75 41-47 63-69 45-43 69-63c25-20 50-38 75-56 26-17 53-33 81-48 27-14 55-28 84-40 29-11 58-22 88-31s60-17 90-23c31-6 62-10 93-13s62-5 93-5 62 2 93 5 62 7 93 13c30 6 60 14 90 23s59 20 88 31c29 12 57 26 85 40 27 15 54 31 80 48 26 18 51 36 75 56s47 41 69 63 43 45 63 69c19 24 38 49 55 75 18 26 34 52 48 80 15 27 28 56 40 84 12 29 23 58 32 88s16 60 22 91c6 30 11 61 14 92s5 62 5 93z">
          <text:p/>
        </draw:path>
        <draw:frame draw:style-name="gr4" draw:text-style-name="P5" draw:layer="layout" svg:width="0.754cm" svg:height="0.323cm" svg:x="9.77cm" svg:y="13.272cm">
          <draw:text-box>
            <text:p text:style-name="P4"><text:span text:style-name="T1">Role?</text:span></text:p>
          </draw:text-box>
        </draw:frame>
        <draw:frame draw:style-name="gr4" draw:text-style-name="P5" draw:layer="layout" svg:width="1.394cm" svg:height="0.323cm" svg:x="4.779cm" svg:y="10.013cm">
          <draw:text-box>
            <text:p text:style-name="P4"><text:span text:style-name="T1">Redirect to</text:span></text:p>
          </draw:text-box>
        </draw:frame>
        <draw:line draw:style-name="gr2" draw:text-style-name="P2" draw:layer="layout" svg:x1="14.775cm" svg:y1="11.314cm" svg:x2="14.775cm" svg:y2="12.352cm">
          <text:p/>
        </draw:line>
        <draw:polygon draw:style-name="gr3" draw:text-style-name="P3" draw:layer="layout" svg:width="0.166cm" svg:height="0.167cm" svg:x="14.692cm" svg:y="12.31cm" svg:viewBox="0 0 167 168" draw:points="83,168 0,0 83,42 167,0">
          <text:p/>
        </draw:polygon>
        <draw:polygon draw:style-name="gr2" draw:text-style-name="P2" draw:layer="layout" svg:width="0.166cm" svg:height="0.167cm" svg:x="14.692cm" svg:y="12.31cm" svg:viewBox="0 0 167 168" draw:points="83,168 0,0 83,42 167,0">
          <text:p/>
        </draw:polygon>
        <draw:path draw:style-name="gr1" draw:text-style-name="P1" draw:layer="layout" svg:width="1.903cm" svg:height="1.903cm" svg:x="13.823cm" svg:y="9.411cm" svg:viewBox="0 0 1904 1904" svg:d="M1904 951c0 32-1 63-4 94-3 32-8 63-14 93-6 31-14 61-23 91s-19 59-31 88c-12 28-25 57-40 84s-31 54-48 80-36 51-56 75c-19 24-40 47-62 69s-45 43-70 63c-24 20-49 38-75 56-25 17-52 33-80 48-27 14-55 28-84 40-29 11-58 22-88 31s-60 17-91 23c-30 6-61 10-92 13s-62 5-93 5-62-2-93-5-62-7-93-13c-30-6-61-14-90-23-30-9-59-20-88-31-29-12-57-26-85-40-27-15-54-31-81-48-26-18-51-36-75-56s-47-41-69-63-43-45-63-69c-19-24-38-49-55-75-18-26-34-52-48-80-15-27-28-56-40-84-12-29-23-58-32-88s-16-60-22-91c-6-30-11-61-14-93-3-31-5-62-5-94 0-31 2-62 5-93s8-62 14-92c6-31 13-61 22-91s20-59 32-88c12-28 25-57 40-84 14-28 30-54 48-80 17-26 36-51 55-75 20-24 41-47 63-69s45-43 69-63 49-38 75-56c27-17 54-33 81-48 28-14 56-28 85-40 29-11 58-22 88-31 29-9 60-17 90-23 31-6 62-10 93-13s62-5 93-5 62 2 93 5 62 7 92 13c31 6 61 14 91 23s59 20 88 31c29 12 57 26 84 40 28 15 55 31 80 48 26 18 51 36 75 56 25 20 48 41 70 63s43 45 62 69c20 24 39 49 56 75s33 52 48 80c15 27 28 56 40 84 12 29 22 58 31 88s17 60 23 91c6 30 11 61 14 92s4 62 4 93z">
          <text:p/>
        </draw:path>
        <draw:path draw:style-name="gr2" draw:text-style-name="P2" draw:layer="layout" svg:width="1.903cm" svg:height="1.903cm" svg:x="13.823cm" svg:y="9.411cm" svg:viewBox="0 0 1904 1904" svg:d="M1904 951c0 32-1 63-4 94-3 32-8 63-14 93-6 31-14 61-23 91s-19 59-31 88c-12 28-25 57-40 84s-31 54-48 80-36 51-56 75c-19 24-40 47-62 69s-45 43-70 63c-24 20-49 38-75 56-25 17-52 33-80 48-27 14-55 28-84 40-29 11-58 22-88 31s-60 17-91 23c-30 6-61 10-92 13s-62 5-93 5-62-2-93-5-62-7-93-13c-30-6-61-14-90-23-30-9-59-20-88-31-29-12-57-26-85-40-27-15-54-31-81-48-26-18-51-36-75-56s-47-41-69-63-43-45-63-69c-19-24-38-49-55-75-18-26-34-52-48-80-15-27-28-56-40-84-12-29-23-58-32-88s-16-60-22-91c-6-30-11-61-14-93-3-31-5-62-5-94 0-31 2-62 5-93s8-62 14-92c6-31 13-61 22-91s20-59 32-88c12-28 25-57 40-84 14-28 30-54 48-80 17-26 36-51 55-75 20-24 41-47 63-69s45-43 69-63 49-38 75-56c27-17 54-33 81-48 28-14 56-28 85-40 29-11 58-22 88-31 29-9 60-17 90-23 31-6 62-10 93-13s62-5 93-5 62 2 93 5 62 7 92 13c31 6 61 14 91 23s59 20 88 31c29 12 57 26 84 40 28 15 55 31 80 48 26 18 51 36 75 56 25 20 48 41 70 63s43 45 62 69c20 24 39 49 56 75s33 52 48 80c15 27 28 56 40 84 12 29 22 58 31 88s17 60 23 91c6 30 11 61 14 92s4 62 4 93z">
          <text:p/>
        </draw:path>
        <draw:frame draw:style-name="gr4" draw:text-style-name="P5" draw:layer="layout" svg:width="1.842cm" svg:height="0.323cm" svg:x="4.572cm" svg:y="10.37cm">
          <draw:text-box>
            <text:p text:style-name="P4"><text:span text:style-name="T1">Teacher Login</text:span></text:p>
          </draw:text-box>
        </draw:frame>
        <draw:frame draw:style-name="gr4" draw:text-style-name="P5" draw:layer="layout" svg:width="1.394cm" svg:height="0.323cm" svg:x="14.08cm" svg:y="10.013cm">
          <draw:text-box>
            <text:p text:style-name="P4"><text:span text:style-name="T1">Redirect to</text:span></text:p>
          </draw:text-box>
        </draw:frame>
        <draw:path draw:style-name="gr1" draw:text-style-name="P1" draw:layer="layout" svg:width="1.903cm" svg:height="1.903cm" svg:x="4.535cm" svg:y="12.503cm" svg:viewBox="0 0 1904 1904" svg:d="M1904 952c0 31-2 62-5 93s-8 62-14 92c-6 31-13 61-22 91s-20 59-32 88-25 57-40 84c-14 28-30 55-48 80-17 26-36 51-55 75-20 25-41 48-63 70s-45 43-69 62c-24 20-49 39-75 56s-53 34-80 49c-28 15-56 28-85 40s-58 22-88 31-60 17-90 23c-31 6-62 11-93 14s-62 4-93 4-62-1-93-4-62-8-93-14c-30-6-60-14-90-23s-59-19-88-31-57-25-84-40c-28-15-55-32-81-49-25-17-50-36-75-56-24-19-47-40-69-62s-43-45-63-70c-20-24-39-49-56-75-17-25-33-52-48-80-15-27-28-55-40-84s-22-58-31-88-17-60-23-91c-6-30-11-61-14-92s-4-62-4-93 1-62 4-93 8-62 14-93c6-30 14-61 23-90 9-30 19-60 31-88 12-29 25-57 40-85 15-27 31-54 48-80s36-51 56-75 41-47 63-69 45-43 69-63c25-19 50-38 75-55 26-18 53-34 81-48 27-15 55-28 84-40s58-23 88-32 60-16 90-22c31-6 62-11 93-14s62-5 93-5 62 2 93 5 62 8 93 14c30 6 60 13 90 22s59 20 88 32 57 25 85 40c27 14 54 30 80 48 26 17 51 36 75 55 24 20 47 41 69 63s43 45 63 69c19 24 38 49 55 75 18 26 34 53 48 80 15 28 28 56 40 85 12 28 23 58 32 88 9 29 16 60 22 90 6 31 11 62 14 93s5 62 5 93z">
          <text:p/>
        </draw:path>
        <draw:path draw:style-name="gr2" draw:text-style-name="P2" draw:layer="layout" svg:width="1.903cm" svg:height="1.903cm" svg:x="4.535cm" svg:y="12.503cm" svg:viewBox="0 0 1904 1904" svg:d="M1904 952c0 31-2 62-5 93s-8 62-14 92c-6 31-13 61-22 91s-20 59-32 88-25 57-40 84c-14 28-30 55-48 80-17 26-36 51-55 75-20 25-41 48-63 70s-45 43-69 62c-24 20-49 39-75 56s-53 34-80 49c-28 15-56 28-85 40s-58 22-88 31-60 17-90 23c-31 6-62 11-93 14s-62 4-93 4-62-1-93-4-62-8-93-14c-30-6-60-14-90-23s-59-19-88-31-57-25-84-40c-28-15-55-32-81-49-25-17-50-36-75-56-24-19-47-40-69-62s-43-45-63-70c-20-24-39-49-56-75-17-25-33-52-48-80-15-27-28-55-40-84s-22-58-31-88-17-60-23-91c-6-30-11-61-14-92s-4-62-4-93 1-62 4-93 8-62 14-93c6-30 14-61 23-90 9-30 19-60 31-88 12-29 25-57 40-85 15-27 31-54 48-80s36-51 56-75 41-47 63-69 45-43 69-63c25-19 50-38 75-55 26-18 53-34 81-48 27-15 55-28 84-40s58-23 88-32 60-16 90-22c31-6 62-11 93-14s62-5 93-5 62 2 93 5 62 8 93 14c30 6 60 13 90 22s59 20 88 32 57 25 85 40c27 14 54 30 80 48 26 17 51 36 75 55 24 20 47 41 69 63s43 45 63 69c19 24 38 49 55 75 18 26 34 53 48 80 15 28 28 56 40 85 12 28 23 58 32 88 9 29 16 60 22 90 6 31 11 62 14 93s5 62 5 93z">
          <text:p/>
        </draw:path>
        <draw:frame draw:style-name="gr4" draw:text-style-name="P5" draw:layer="layout" svg:width="1.779cm" svg:height="0.323cm" svg:x="13.889cm" svg:y="10.37cm">
          <draw:text-box>
            <text:p text:style-name="P4"><text:span text:style-name="T1">Student Login</text:span></text:p>
          </draw:text-box>
        </draw:frame>
        <draw:path draw:style-name="gr1" draw:text-style-name="P1" draw:layer="layout" svg:width="1.903cm" svg:height="1.903cm" svg:x="13.823cm" svg:y="12.503cm" svg:viewBox="0 0 1904 1904" svg:d="M1904 952c0 31-1 62-4 93s-8 62-14 92c-6 31-14 61-23 91s-19 59-31 88-25 57-40 84c-15 28-31 55-48 80-17 26-36 51-56 75-19 25-40 48-62 70s-45 43-70 62c-24 20-49 39-75 56-25 17-52 34-80 49-27 15-55 28-84 40s-58 22-88 31-60 17-91 23c-30 6-61 11-92 14s-62 4-93 4-62-1-93-4-62-8-93-14c-30-6-61-14-90-23-30-9-59-19-88-31s-57-25-85-40c-27-15-54-32-81-49-26-17-51-36-75-56-24-19-47-40-69-62s-43-45-63-70c-19-24-38-49-55-75-18-25-34-52-48-80-15-27-28-55-40-84s-23-58-32-88-16-60-22-91c-6-30-11-61-14-92s-5-62-5-93 2-62 5-93 8-62 14-93c6-30 13-61 22-90 9-30 20-60 32-88 12-29 25-57 40-85 14-27 30-54 48-80 17-26 36-51 55-75 20-24 41-47 63-69s45-43 69-63c24-19 49-38 75-55 27-18 54-34 81-48 28-15 56-28 85-40s58-23 88-32c29-9 60-16 90-22 31-6 62-11 93-14s62-5 93-5 62 2 93 5 62 8 92 14c31 6 61 13 91 22s59 20 88 32 57 25 84 40c28 14 55 30 80 48 26 17 51 36 75 55 25 20 48 41 70 63s43 45 62 69c20 24 39 49 56 75s33 53 48 80c15 28 28 56 40 85 12 28 22 58 31 88 9 29 17 60 23 90 6 31 11 62 14 93s4 62 4 93z">
          <text:p/>
        </draw:path>
        <draw:path draw:style-name="gr2" draw:text-style-name="P2" draw:layer="layout" svg:width="1.903cm" svg:height="1.903cm" svg:x="13.823cm" svg:y="12.503cm" svg:viewBox="0 0 1904 1904" svg:d="M1904 952c0 31-1 62-4 93s-8 62-14 92c-6 31-14 61-23 91s-19 59-31 88-25 57-40 84c-15 28-31 55-48 80-17 26-36 51-56 75-19 25-40 48-62 70s-45 43-70 62c-24 20-49 39-75 56-25 17-52 34-80 49-27 15-55 28-84 40s-58 22-88 31-60 17-91 23c-30 6-61 11-92 14s-62 4-93 4-62-1-93-4-62-8-93-14c-30-6-61-14-90-23-30-9-59-19-88-31s-57-25-85-40c-27-15-54-32-81-49-26-17-51-36-75-56-24-19-47-40-69-62s-43-45-63-70c-19-24-38-49-55-75-18-25-34-52-48-80-15-27-28-55-40-84s-23-58-32-88-16-60-22-91c-6-30-11-61-14-92s-5-62-5-93 2-62 5-93 8-62 14-93c6-30 13-61 22-90 9-30 20-60 32-88 12-29 25-57 40-85 14-27 30-54 48-80 17-26 36-51 55-75 20-24 41-47 63-69s45-43 69-63c24-19 49-38 75-55 27-18 54-34 81-48 28-15 56-28 85-40s58-23 88-32c29-9 60-16 90-22 31-6 62-11 93-14s62-5 93-5 62 2 93 5 62 8 92 14c31 6 61 13 91 22s59 20 88 32 57 25 84 40c28 14 55 30 80 48 26 17 51 36 75 55 25 20 48 41 70 63s43 45 62 69c20 24 39 49 56 75s33 53 48 80c15 28 28 56 40 85 12 28 22 58 31 88 9 29 17 60 23 90 6 31 11 62 14 93s4 62 4 93z">
          <text:p/>
        </draw:path>
        <draw:frame draw:style-name="gr4" draw:text-style-name="P5" draw:layer="layout" svg:width="1.459cm" svg:height="0.323cm" svg:x="4.747cm" svg:y="13.272cm">
          <draw:text-box>
            <text:p text:style-name="P4"><text:span text:style-name="T1">Login Page</text:span></text:p>
          </draw:text-box>
        </draw:frame>
        <draw:frame draw:style-name="gr4" draw:text-style-name="P5" draw:layer="layout" svg:width="1.459cm" svg:height="0.323cm" svg:x="14.047cm" svg:y="13.272cm">
          <draw:text-box>
            <text:p text:style-name="P4"><text:span text:style-name="T1">Login Page</text:span></text:p>
          </draw:text-box>
        </draw:frame>
        <draw:line draw:style-name="gr2" draw:text-style-name="P2" draw:layer="layout" svg:x1="10.154cm" svg:y1="6.973cm" svg:x2="10.154cm" svg:y2="8.665cm">
          <text:p/>
        </draw:line>
        <draw:polygon draw:style-name="gr3" draw:text-style-name="P3" draw:layer="layout" svg:width="0.167cm" svg:height="0.167cm" svg:x="10.071cm" svg:y="8.623cm" svg:viewBox="0 0 168 168" draw:points="83,168 0,0 83,42 168,0">
          <text:p/>
        </draw:polygon>
        <draw:polygon draw:style-name="gr2" draw:text-style-name="P2" draw:layer="layout" svg:width="0.167cm" svg:height="0.167cm" svg:x="10.071cm" svg:y="8.623cm" svg:viewBox="0 0 168 168" draw:points="83,168 0,0 83,42 168,0">
          <text:p/>
        </draw:polygon>
        <draw:path draw:style-name="gr1" draw:text-style-name="P1" draw:layer="layout" svg:width="1.903cm" svg:height="1.903cm" svg:x="9.203cm" svg:y="5.07cm" svg:viewBox="0 0 1904 1904" svg:d="M1904 951c0 32-2 63-5 94s-7 61-14 92c-6 31-13 61-22 91-9 29-20 59-32 88-12 28-25 56-40 84-14 27-30 54-48 80-17 26-35 51-55 75s-41 48-63 70-45 43-69 63-49 38-75 56c-26 17-53 33-80 47-28 15-56 28-85 40-28 12-59 23-89 32-29 9-60 16-90 23-31 6-61 10-92 13s-63 5-94 5-62-2-93-5-62-7-92-13c-31-7-61-14-91-23s-59-20-88-32-57-25-84-39c-28-15-54-31-80-48-26-18-51-36-75-56s-48-41-70-63-42-46-62-70-39-49-56-75-33-53-48-80c-15-28-28-56-40-84-12-29-22-59-31-88-9-30-17-60-23-91s-11-61-14-92-4-62-4-94c0-31 1-62 4-93s8-62 14-92c6-31 14-61 23-91s19-59 31-88 25-57 40-84c15-28 31-54 48-80s36-51 56-75 40-47 62-69 46-43 70-63 49-38 75-56c26-17 52-33 80-48 27-14 55-28 84-40s58-22 88-31 60-17 91-23c30-6 61-10 92-14 31-3 62-4 93-4s63 1 94 4c31 4 61 8 92 14 30 6 61 14 90 23 30 9 61 19 89 31 29 12 57 26 85 40 27 15 54 31 80 48 26 18 51 36 75 56s47 41 69 63 43 45 63 69 38 49 55 75c18 26 34 52 48 80 15 27 28 55 40 84s23 58 32 88 16 60 22 91c7 30 11 61 14 92s5 62 5 93z">
          <text:p/>
        </draw:path>
        <draw:path draw:style-name="gr2" draw:text-style-name="P2" draw:layer="layout" svg:width="1.903cm" svg:height="1.903cm" svg:x="9.203cm" svg:y="5.07cm" svg:viewBox="0 0 1904 1904" svg:d="M1904 951c0 32-2 63-5 94s-7 61-14 92c-6 31-13 61-22 91-9 29-20 59-32 88-12 28-25 56-40 84-14 27-30 54-48 80-17 26-35 51-55 75s-41 48-63 70-45 43-69 63-49 38-75 56c-26 17-53 33-80 47-28 15-56 28-85 40-28 12-59 23-89 32-29 9-60 16-90 23-31 6-61 10-92 13s-63 5-94 5-62-2-93-5-62-7-92-13c-31-7-61-14-91-23s-59-20-88-32-57-25-84-39c-28-15-54-31-80-48-26-18-51-36-75-56s-48-41-70-63-42-46-62-70-39-49-56-75-33-53-48-80c-15-28-28-56-40-84-12-29-22-59-31-88-9-30-17-60-23-91s-11-61-14-92-4-62-4-94c0-31 1-62 4-93s8-62 14-92c6-31 14-61 23-91s19-59 31-88 25-57 40-84c15-28 31-54 48-80s36-51 56-75 40-47 62-69 46-43 70-63 49-38 75-56c26-17 52-33 80-48 27-14 55-28 84-40s58-22 88-31 60-17 91-23c30-6 61-10 92-14 31-3 62-4 93-4s63 1 94 4c31 4 61 8 92 14 30 6 61 14 90 23 30 9 61 19 89 31 29 12 57 26 85 40 27 15 54 31 80 48 26 18 51 36 75 56s47 41 69 63 43 45 63 69 38 49 55 75c18 26 34 52 48 80 15 27 28 55 40 84s23 58 32 88 16 60 22 91c7 30 11 61 14 92s5 62 5 93z">
          <text:p/>
        </draw:path>
        <draw:frame draw:style-name="gr4" draw:text-style-name="P5" draw:layer="layout" svg:width="2.226cm" svg:height="0.323cm" svg:x="3.415cm" svg:y="2.663cm">
          <draw:text-box>
            <text:p text:style-name="P4"><text:span text:style-name="T1">Role Select Page</text:span></text:p>
          </draw:text-box>
        </draw:frame>
        <draw:frame draw:style-name="gr4" draw:text-style-name="P5" draw:layer="layout" svg:width="1.474cm" svg:height="0.323cm" svg:x="9.401cm" svg:y="5.684cm">
          <draw:text-box>
            <text:p text:style-name="P4"><text:span text:style-name="T1">Role Select</text:span></text:p>
          </draw:text-box>
        </draw:frame>
        <draw:frame draw:style-name="gr4" draw:text-style-name="P5" draw:layer="layout" svg:width="0.674cm" svg:height="0.323cm" svg:x="9.798cm" svg:y="6.041cm">
          <draw:text-box>
            <text:p text:style-name="P4"><text:span text:style-name="T1">Page</text:span></text:p>
          </draw:text-box>
        </draw:frame>
      </draw:page>
      <draw:page draw:name="page2"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008cm" svg:height="1.039cm" svg:x="10.639cm" svg:y="6.418cm" svg:viewBox="0 0 9 1040" draw:points="0,0 1,595 9,1040">
          <text:p/>
        </draw:polyline>
        <draw:polygon draw:style-name="gr3" draw:text-style-name="P3" draw:layer="layout" svg:width="0.167cm" svg:height="0.168cm" svg:x="10.563cm" svg:y="7.414cm" svg:viewBox="0 0 168 169" draw:points="86,169 0,3 84,44 168,0">
          <text:p/>
        </draw:polygon>
        <draw:polygon draw:style-name="gr2" draw:text-style-name="P2" draw:layer="layout" svg:width="0.167cm" svg:height="0.168cm" svg:x="10.563cm" svg:y="7.414cm" svg:viewBox="0 0 168 169" draw:points="86,169 0,3 84,44 168,0">
          <text:p/>
        </draw:polygon>
        <draw:path draw:style-name="gr1" draw:text-style-name="P1" draw:layer="layout" svg:width="1.903cm" svg:height="1.903cm" svg:x="9.688cm" svg:y="4.515cm" svg:viewBox="0 0 1904 1904" svg:d="M1904 952c0 31-2 62-5 93s-8 62-14 93c-6 30-13 61-22 90-10 30-20 60-32 88-12 29-25 57-40 85-15 27-31 54-48 80s-36 51-55 75c-20 24-41 47-63 69s-45 43-69 63c-24 19-49 38-75 55-26 18-53 34-80 48-28 15-56 28-85 40s-58 23-88 32-60 16-90 22c-31 6-62 11-93 14s-62 5-93 5-62-2-93-5-62-8-94-14c-30-6-60-13-90-22s-59-20-88-32-57-25-84-40c-28-14-55-30-81-48-25-17-50-36-75-55-24-20-47-41-69-63s-43-45-62-69c-20-24-39-49-56-75s-33-53-48-80c-15-28-28-56-40-85-12-28-22-58-31-88-10-29-17-60-23-90-6-31-11-62-14-93s-4-62-4-93 1-62 4-93 8-62 14-92c6-31 13-61 23-91 9-30 19-59 31-88s25-57 40-84c15-28 31-54 48-80s36-51 56-75c19-25 40-48 62-70s45-44 69-63c25-20 50-39 75-56 26-17 53-33 81-48 27-15 55-28 84-40s58-22 88-31 60-17 90-23c32-6 63-11 94-14s62-4 93-4 62 1 93 4 62 8 93 14c30 6 60 14 90 23s59 19 88 31 57 25 85 40c27 15 54 31 80 48s51 36 75 56c24 19 47 41 69 63s43 45 63 70c19 24 38 49 55 75 17 25 33 52 48 80 15 27 28 55 40 84s22 58 32 88c9 30 16 60 22 91 6 30 11 61 14 92s5 62 5 93z">
          <text:p/>
        </draw:path>
        <draw:path draw:style-name="gr2" draw:text-style-name="P2" draw:layer="layout" svg:width="1.903cm" svg:height="1.903cm" svg:x="9.688cm" svg:y="4.515cm" svg:viewBox="0 0 1904 1904" svg:d="M1904 952c0 31-2 62-5 93s-8 62-14 93c-6 30-13 61-22 90-10 30-20 60-32 88-12 29-25 57-40 85-15 27-31 54-48 80s-36 51-55 75c-20 24-41 47-63 69s-45 43-69 63c-24 19-49 38-75 55-26 18-53 34-80 48-28 15-56 28-85 40s-58 23-88 32-60 16-90 22c-31 6-62 11-93 14s-62 5-93 5-62-2-93-5-62-8-94-14c-30-6-60-13-90-22s-59-20-88-32-57-25-84-40c-28-14-55-30-81-48-25-17-50-36-75-55-24-20-47-41-69-63s-43-45-62-69c-20-24-39-49-56-75s-33-53-48-80c-15-28-28-56-40-85-12-28-22-58-31-88-10-29-17-60-23-90-6-31-11-62-14-93s-4-62-4-93 1-62 4-93 8-62 14-92c6-31 13-61 23-91 9-30 19-59 31-88s25-57 40-84c15-28 31-54 48-80s36-51 56-75c19-25 40-48 62-70s45-44 69-63c25-20 50-39 75-56 26-17 53-33 81-48 27-15 55-28 84-40s58-22 88-31 60-17 90-23c32-6 63-11 94-14s62-4 93-4 62 1 93 4 62 8 93 14c30 6 60 14 90 23s59 19 88 31 57 25 85 40c27 15 54 31 80 48s51 36 75 56c24 19 47 41 69 63s43 45 63 70c19 24 38 49 55 75 17 25 33 52 48 80 15 27 28 55 40 84s22 58 32 88c9 30 16 60 22 91 6 30 11 61 14 92s5 62 5 93z">
          <text:p/>
        </draw:path>
        <draw:frame draw:style-name="gr4" draw:text-style-name="P5" draw:layer="layout" svg:width="1.459cm" svg:height="0.323cm" svg:x="9.908cm" svg:y="5.303cm">
          <draw:text-box>
            <text:p text:style-name="P4"><text:span text:style-name="T1">Login Page</text:span></text:p>
          </draw:text-box>
        </draw:frame>
        <draw:line draw:style-name="gr2" draw:text-style-name="P2" draw:layer="layout" svg:x1="13.488cm" svg:y1="10.224cm" svg:x2="15.126cm" svg:y2="10.224cm">
          <text:p/>
        </draw:line>
        <draw:polygon draw:style-name="gr3" draw:text-style-name="P3" draw:layer="layout" svg:width="0.167cm" svg:height="0.167cm" svg:x="15.084cm" svg:y="10.14cm" svg:viewBox="0 0 168 168" draw:points="168,85 0,168 42,85 0,0">
          <text:p/>
        </draw:polygon>
        <draw:polygon draw:style-name="gr2" draw:text-style-name="P2" draw:layer="layout" svg:width="0.167cm" svg:height="0.167cm" svg:x="15.084cm" svg:y="10.14cm" svg:viewBox="0 0 168 168" draw:points="168,85 0,168 42,85 0,0">
          <text:p/>
        </draw:polygon>
        <draw:polygon draw:style-name="gr1" draw:text-style-name="P1" draw:layer="layout" svg:width="0.595cm" svg:height="0.309cm" svg:x="13.937cm" svg:y="10.033cm" svg:viewBox="0 0 596 310" draw:points="0,0 596,0 596,310 0,310">
          <text:p/>
        </draw:polygon>
        <draw:frame draw:style-name="gr4" draw:text-style-name="P5" draw:layer="layout" svg:width="1.459cm" svg:height="0.323cm" svg:x="2.534cm" svg:y="2.425cm">
          <draw:text-box>
            <text:p text:style-name="P4"><text:span text:style-name="T1">Login Page</text:span></text:p>
          </draw:text-box>
        </draw:frame>
        <draw:polyline draw:style-name="gr2" draw:text-style-name="P2" draw:layer="layout" svg:width="2.607cm" svg:height="0.119cm" svg:x="5.201cm" svg:y="10.105cm" svg:viewBox="0 0 2608 120" draw:points="2608,120 1229,120 1229,0 0,0">
          <text:p/>
        </draw:polyline>
        <draw:polygon draw:style-name="gr3" draw:text-style-name="P3" draw:layer="layout" svg:width="0.166cm" svg:height="0.167cm" svg:x="5.076cm" svg:y="10.021cm" svg:viewBox="0 0 167 168" draw:points="0,85 167,0 125,85 167,168">
          <text:p/>
        </draw:polygon>
        <draw:polygon draw:style-name="gr2" draw:text-style-name="P2" draw:layer="layout" svg:width="0.166cm" svg:height="0.167cm" svg:x="5.076cm" svg:y="10.021cm" svg:viewBox="0 0 167 168" draw:points="0,85 167,0 125,85 167,168">
          <text:p/>
        </draw:polygon>
        <draw:polygon draw:style-name="gr1" draw:text-style-name="P1" draw:layer="layout" svg:width="1.974cm" svg:height="0.642cm" svg:x="5.445cm" svg:y="9.843cm" svg:viewBox="0 0 1975 643" draw:points="0,0 1975,0 1975,643 0,643">
          <text:p/>
        </draw:polygon>
        <draw:frame draw:style-name="gr5" draw:text-style-name="P6" draw:layer="layout" svg:width="0.586cm" svg:height="0.293cm" svg:x="13.944cm" svg:y="10.035cm">
          <draw:text-box>
            <text:p text:style-name="P4"><text:span text:style-name="T2">Back</text:span></text:p>
          </draw:text-box>
        </draw:frame>
        <draw:frame draw:style-name="gr5" draw:text-style-name="P6" draw:layer="layout" svg:width="1.198cm" svg:height="0.293cm" svg:x="5.836cm" svg:y="9.845cm">
          <draw:text-box>
            <text:p text:style-name="P4"><text:span text:style-name="T2">Signup or </text:span></text:p>
          </draw:text-box>
        </draw:frame>
        <draw:polyline draw:style-name="gr2" draw:text-style-name="P2" draw:layer="layout" svg:width="0.001cm" svg:height="0.861cm" svg:x="10.648cm" svg:y="12.839cm" svg:viewBox="0 0 2 862" draw:points="2,0 2,509 0,862">
          <text:p/>
        </draw:polyline>
        <draw:polygon draw:style-name="gr3" draw:text-style-name="P3" draw:layer="layout" svg:width="0.166cm" svg:height="0.166cm" svg:x="10.565cm" svg:y="13.658cm" svg:viewBox="0 0 167 167" draw:points="82,167 0,0 83,43 167,0">
          <text:p/>
        </draw:polygon>
        <draw:polygon draw:style-name="gr2" draw:text-style-name="P2" draw:layer="layout" svg:width="0.166cm" svg:height="0.166cm" svg:x="10.565cm" svg:y="13.658cm" svg:viewBox="0 0 167 167" draw:points="82,167 0,0 83,43 167,0">
          <text:p/>
        </draw:polygon>
        <draw:polygon draw:style-name="gr1" draw:text-style-name="P1" draw:layer="layout" svg:width="0.642cm" svg:height="0.31cm" svg:x="10.369cm" svg:y="13.149cm" svg:viewBox="0 0 643 311" draw:points="0,0 643,0 643,311 0,311">
          <text:p/>
        </draw:polygon>
        <draw:frame draw:style-name="gr5" draw:text-style-name="P6" draw:layer="layout" svg:width="1.986cm" svg:height="0.293cm" svg:x="5.444cm" svg:y="10.178cm">
          <draw:text-box>
            <text:p text:style-name="P4"><text:span text:style-name="T2">Forgot Password</text:span></text:p>
          </draw:text-box>
        </draw:frame>
        <draw:polygon draw:style-name="gr1" draw:text-style-name="P1" draw:layer="layout" svg:width="5.68cm" svg:height="5.233cm" svg:x="7.808cm" svg:y="7.607cm" svg:viewBox="0 0 5681 5234" draw:points="2841,0 5681,2618 2841,5234 0,2618">
          <text:p/>
        </draw:polygon>
        <draw:polygon draw:style-name="gr2" draw:text-style-name="P2" draw:layer="layout" svg:width="5.68cm" svg:height="5.233cm" svg:x="7.808cm" svg:y="7.607cm" svg:viewBox="0 0 5681 5234" draw:points="2841,0 5681,2618 2841,5234 0,2618">
          <text:p/>
        </draw:polygon>
        <draw:frame draw:style-name="gr5" draw:text-style-name="P6" draw:layer="layout" svg:width="0.644cm" svg:height="0.293cm" svg:x="10.37cm" svg:y="13.151cm">
          <draw:text-box>
            <text:p text:style-name="P4"><text:span text:style-name="T2">Login</text:span></text:p>
          </draw:text-box>
        </draw:frame>
        <draw:frame draw:style-name="gr4" draw:text-style-name="P5" draw:layer="layout" svg:width="5.523cm" svg:height="0.323cm" svg:x="7.906cm" svg:y="9.894cm">
          <draw:text-box>
            <text:p text:style-name="P4"><text:span text:style-name="T1">Back to Role Select Page, Login, Signup or</text:span></text:p>
          </draw:text-box>
        </draw:frame>
        <draw:path draw:style-name="gr1" draw:text-style-name="P1" draw:layer="layout" svg:width="1.903cm" svg:height="1.903cm" svg:x="15.277cm" svg:y="9.272cm" svg:viewBox="0 0 1904 1904" svg:d="M1904 952c0 31-1 62-4 93s-8 62-14 92c-6 31-13 62-23 92-9 30-19 59-31 88-12 28-25 57-40 84-15 28-31 54-48 80s-36 51-56 75c-19 24-40 47-62 69s-45 43-69 63c-25 20-50 38-75 56-26 17-53 33-81 48-27 14-55 28-84 40s-58 22-88 31-60 17-90 23c-31 6-62 10-93 13-31 4-62 5-93 5s-62-1-94-5c-31-3-62-7-93-13-30-6-60-14-90-23s-59-19-88-31-57-26-85-40c-27-15-54-31-80-48-26-18-51-36-75-56s-47-41-69-63-43-45-63-69c-19-24-38-49-55-75s-33-52-48-80c-15-27-28-56-40-84-12-29-22-58-32-88-9-30-16-61-22-92-6-30-11-61-14-92s-5-62-5-93c0-32 2-63 5-94s8-61 14-92 13-61 22-91c10-29 20-59 32-88 12-28 25-56 40-84 15-27 31-54 48-80s36-51 55-75c20-24 41-47 63-69s45-43 69-63 49-38 75-56c26-17 53-33 80-48 28-14 56-28 85-39 29-12 58-23 88-32s60-17 90-23c31-6 62-10 93-13 32-3 63-5 94-5s62 2 93 5 62 7 93 13c30 6 60 14 90 23s59 20 88 32c29 11 57 25 84 39 28 15 55 31 81 48 25 18 50 36 75 56 24 20 47 41 69 63s43 45 62 69c20 24 39 49 56 75s33 53 48 80c15 28 28 56 40 84 12 29 22 59 31 88 10 30 17 60 23 91s11 61 14 92 4 62 4 94z">
          <text:p/>
        </draw:path>
        <draw:path draw:style-name="gr2" draw:text-style-name="P2" draw:layer="layout" svg:width="1.903cm" svg:height="1.903cm" svg:x="15.277cm" svg:y="9.272cm" svg:viewBox="0 0 1904 1904" svg:d="M1904 952c0 31-1 62-4 93s-8 62-14 92c-6 31-13 62-23 92-9 30-19 59-31 88-12 28-25 57-40 84-15 28-31 54-48 80s-36 51-56 75c-19 24-40 47-62 69s-45 43-69 63c-25 20-50 38-75 56-26 17-53 33-81 48-27 14-55 28-84 40s-58 22-88 31-60 17-90 23c-31 6-62 10-93 13-31 4-62 5-93 5s-62-1-94-5c-31-3-62-7-93-13-30-6-60-14-90-23s-59-19-88-31-57-26-85-40c-27-15-54-31-80-48-26-18-51-36-75-56s-47-41-69-63-43-45-63-69c-19-24-38-49-55-75s-33-52-48-80c-15-27-28-56-40-84-12-29-22-58-32-88-9-30-16-61-22-92-6-30-11-61-14-92s-5-62-5-93c0-32 2-63 5-94s8-61 14-92 13-61 22-91c10-29 20-59 32-88 12-28 25-56 40-84 15-27 31-54 48-80s36-51 55-75c20-24 41-47 63-69s45-43 69-63 49-38 75-56c26-17 53-33 80-48 28-14 56-28 85-39 29-12 58-23 88-32s60-17 90-23c31-6 62-10 93-13 32-3 63-5 94-5s62 2 93 5 62 7 93 13c30 6 60 14 90 23s59 20 88 32c29 11 57 25 84 39 28 15 55 31 81 48 25 18 50 36 75 56 24 20 47 41 69 63s43 45 62 69c20 24 39 49 56 75s33 53 48 80c15 28 28 56 40 84 12 29 22 59 31 88 10 30 17 60 23 91s11 61 14 92 4 62 4 94z">
          <text:p/>
        </draw:path>
        <draw:frame draw:style-name="gr4" draw:text-style-name="P5" draw:layer="layout" svg:width="2.338cm" svg:height="0.323cm" svg:x="9.484cm" svg:y="10.251cm">
          <draw:text-box>
            <text:p text:style-name="P4"><text:span text:style-name="T1">Forgot Password?</text:span></text:p>
          </draw:text-box>
        </draw:frame>
        <draw:frame draw:style-name="gr4" draw:text-style-name="P5" draw:layer="layout" svg:width="1.474cm" svg:height="0.323cm" svg:x="15.491cm" svg:y="9.894cm">
          <draw:text-box>
            <text:p text:style-name="P4"><text:span text:style-name="T1">Role Select</text:span></text:p>
          </draw:text-box>
        </draw:frame>
        <draw:line draw:style-name="gr2" draw:text-style-name="P2" draw:layer="layout" svg:x1="3.384cm" svg:y1="8.321cm" svg:x2="3.384cm" svg:y2="7.521cm">
          <text:p/>
        </draw:line>
        <draw:polygon draw:style-name="gr3" draw:text-style-name="P3" draw:layer="layout" svg:width="0.166cm" svg:height="0.166cm" svg:x="3.301cm" svg:y="7.396cm" svg:viewBox="0 0 167 167" draw:points="83,0 167,167 83,125 0,167">
          <text:p/>
        </draw:polygon>
        <draw:polygon draw:style-name="gr2" draw:text-style-name="P2" draw:layer="layout" svg:width="0.166cm" svg:height="0.166cm" svg:x="3.301cm" svg:y="7.396cm" svg:viewBox="0 0 167 167" draw:points="83,0 167,167 83,125 0,167">
          <text:p/>
        </draw:polygon>
        <draw:polygon draw:style-name="gr1" draw:text-style-name="P1" draw:layer="layout" svg:width="0.833cm" svg:height="0.309cm" svg:x="2.971cm" svg:y="7.726cm" svg:viewBox="0 0 834 310" draw:points="0,0 834,0 834,310 0,310">
          <text:p/>
        </draw:polygon>
        <draw:frame draw:style-name="gr4" draw:text-style-name="P5" draw:layer="layout" svg:width="0.674cm" svg:height="0.323cm" svg:x="15.888cm" svg:y="10.251cm">
          <draw:text-box>
            <text:p text:style-name="P4"><text:span text:style-name="T1">Page</text:span></text:p>
          </draw:text-box>
        </draw:frame>
        <draw:line draw:style-name="gr2" draw:text-style-name="P2" draw:layer="layout" svg:x1="3.384cm" svg:y1="11.889cm" svg:x2="3.384cm" svg:y2="12.689cm">
          <text:p/>
        </draw:line>
        <draw:polygon draw:style-name="gr3" draw:text-style-name="P3" draw:layer="layout" svg:width="0.166cm" svg:height="0.166cm" svg:x="3.301cm" svg:y="12.647cm" svg:viewBox="0 0 167 167" draw:points="83,167 0,0 83,42 167,0">
          <text:p/>
        </draw:polygon>
        <draw:polygon draw:style-name="gr2" draw:text-style-name="P2" draw:layer="layout" svg:width="0.166cm" svg:height="0.166cm" svg:x="3.301cm" svg:y="12.647cm" svg:viewBox="0 0 167 167" draw:points="83,167 0,0 83,42 167,0">
          <text:p/>
        </draw:polygon>
        <draw:polygon draw:style-name="gr1" draw:text-style-name="P1" draw:layer="layout" svg:width="1.975cm" svg:height="0.309cm" svg:x="2.4cm" svg:y="12.127cm" svg:viewBox="0 0 1976 310" draw:points="0,0 1976,0 1976,310 0,310">
          <text:p/>
        </draw:polygon>
        <draw:frame draw:style-name="gr5" draw:text-style-name="P6" draw:layer="layout" svg:width="0.819cm" svg:height="0.293cm" svg:x="2.98cm" svg:y="7.728cm">
          <draw:text-box>
            <text:p text:style-name="P4"><text:span text:style-name="T2">Signup</text:span></text:p>
          </draw:text-box>
        </draw:frame>
        <draw:polygon draw:style-name="gr1" draw:text-style-name="P1" draw:layer="layout" svg:width="3.33cm" svg:height="3.568cm" svg:x="1.719cm" svg:y="8.321cm" svg:viewBox="0 0 3331 3569" draw:points="1665,0 3331,1785 1665,3569 0,1785">
          <text:p/>
        </draw:polygon>
        <draw:polygon draw:style-name="gr2" draw:text-style-name="P2" draw:layer="layout" svg:width="3.33cm" svg:height="3.568cm" svg:x="1.719cm" svg:y="8.321cm" svg:viewBox="0 0 3331 3569" draw:points="1665,0 3331,1785 1665,3569 0,1785">
          <text:p/>
        </draw:polygon>
        <draw:frame draw:style-name="gr5" draw:text-style-name="P6" draw:layer="layout" svg:width="1.986cm" svg:height="0.293cm" svg:x="2.399cm" svg:y="12.128cm">
          <draw:text-box>
            <text:p text:style-name="P4"><text:span text:style-name="T2">Forgot Password</text:span></text:p>
          </draw:text-box>
        </draw:frame>
        <draw:frame draw:style-name="gr4" draw:text-style-name="P5" draw:layer="layout" svg:width="2.146cm" svg:height="0.323cm" svg:x="2.313cm" svg:y="9.775cm">
          <draw:text-box>
            <text:p text:style-name="P4"><text:span text:style-name="T1">Signup or Forgot</text:span></text:p>
          </draw:text-box>
        </draw:frame>
        <draw:path draw:style-name="gr1" draw:text-style-name="P1" draw:layer="layout" svg:width="1.902cm" svg:height="1.903cm" svg:x="2.433cm" svg:y="5.466cm" svg:viewBox="0 0 1903 1904" svg:d="M1903 952c0 31-1 62-4 93s-8 62-14 92c-6 31-13 62-22 92-10 30-20 59-32 88s-25 57-40 84c-15 28-31 54-48 80s-36 51-55 75c-20 24-41 47-63 69s-45 43-69 63-49 38-75 56c-26 17-53 33-80 48-28 14-56 28-85 40s-58 22-88 31-60 17-90 23c-31 6-62 10-93 14-31 3-62 4-93 4s-62-1-93-4c-31-4-62-8-93-14-30-6-60-14-90-23s-59-19-88-31-57-26-85-40c-27-15-54-31-80-48-27-18-52-36-76-56s-47-41-69-63-43-45-62-69c-20-24-39-49-56-75s-33-52-48-80c-15-27-28-55-40-84s-22-58-31-88c-10-30-17-61-23-92-6-30-11-61-14-92s-4-62-4-93c0-32 1-63 4-94s8-61 14-92 13-61 23-91c9-29 19-59 31-87 12-29 25-57 40-85 15-27 31-54 48-80s36-51 56-75c19-24 40-47 62-69s45-43 69-63 49-38 76-55c26-18 53-34 80-48 28-15 56-28 85-40s58-23 88-32 60-16 90-23c31-6 62-10 93-13s62-5 93-5 62 2 93 5 62 7 93 13c30 7 60 14 90 23s59 20 88 32 57 25 85 40c27 14 54 30 80 48 26 17 51 35 75 55s47 41 69 63 43 45 63 69c19 24 38 49 55 75s33 53 48 80c15 28 28 56 40 85 12 28 22 58 32 87 9 30 16 60 22 91s11 61 14 92 4 62 4 94z">
          <text:p/>
        </draw:path>
        <draw:path draw:style-name="gr2" draw:text-style-name="P2" draw:layer="layout" svg:width="1.902cm" svg:height="1.903cm" svg:x="2.433cm" svg:y="5.466cm" svg:viewBox="0 0 1903 1904" svg:d="M1903 952c0 31-1 62-4 93s-8 62-14 92c-6 31-13 62-22 92-10 30-20 59-32 88s-25 57-40 84c-15 28-31 54-48 80s-36 51-55 75c-20 24-41 47-63 69s-45 43-69 63-49 38-75 56c-26 17-53 33-80 48-28 14-56 28-85 40s-58 22-88 31-60 17-90 23c-31 6-62 10-93 14-31 3-62 4-93 4s-62-1-93-4c-31-4-62-8-93-14-30-6-60-14-90-23s-59-19-88-31-57-26-85-40c-27-15-54-31-80-48-27-18-52-36-76-56s-47-41-69-63-43-45-62-69c-20-24-39-49-56-75s-33-52-48-80c-15-27-28-55-40-84s-22-58-31-88c-10-30-17-61-23-92-6-30-11-61-14-92s-4-62-4-93c0-32 1-63 4-94s8-61 14-92 13-61 23-91c9-29 19-59 31-87 12-29 25-57 40-85 15-27 31-54 48-80s36-51 56-75c19-24 40-47 62-69s45-43 69-63 49-38 76-55c26-18 53-34 80-48 28-15 56-28 85-40s58-23 88-32 60-16 90-23c31-6 62-10 93-13s62-5 93-5 62 2 93 5 62 7 93 13c30 7 60 14 90 23s59 20 88 32 57 25 85 40c27 14 54 30 80 48 26 17 51 35 75 55s47 41 69 63 43 45 63 69c19 24 38 49 55 75s33 53 48 80c15 28 28 56 40 85 12 28 22 58 32 87 9 30 16 60 22 91s11 61 14 92 4 62 4 94z">
          <text:p/>
        </draw:path>
        <draw:frame draw:style-name="gr4" draw:text-style-name="P5" draw:layer="layout" svg:width="1.426cm" svg:height="0.323cm" svg:x="2.67cm" svg:y="10.132cm">
          <draw:text-box>
            <text:p text:style-name="P4"><text:span text:style-name="T1">Password?</text:span></text:p>
          </draw:text-box>
        </draw:frame>
        <draw:path draw:style-name="gr1" draw:text-style-name="P1" draw:layer="layout" svg:width="1.902cm" svg:height="1.903cm" svg:x="2.433cm" svg:y="12.84cm" svg:viewBox="0 0 1903 1904" svg:d="M1903 952c0 31-1 62-4 93s-8 62-14 92c-6 31-13 61-22 91-10 30-20 59-32 88s-25 57-40 84c-15 29-31 55-48 81s-36 51-55 75c-20 24-41 47-63 69s-45 43-69 63-49 38-75 56c-26 17-53 33-80 48-28 14-56 28-85 40s-58 22-88 31-60 17-90 23c-31 6-62 10-93 14-31 3-62 4-93 4s-62-1-93-5c-31-3-62-7-93-13-30-6-60-14-90-23s-59-19-88-31-57-26-85-40c-27-15-54-31-80-48-27-18-52-36-76-56s-47-41-69-63-43-45-62-69c-20-24-39-49-56-75s-33-52-48-81c-15-27-28-55-40-84s-22-58-31-88c-10-30-17-60-23-91-6-30-11-61-14-92s-4-62-4-93c0-32 1-63 4-94s8-61 14-92 13-61 23-91c9-29 19-59 31-87 12-29 25-57 40-85 15-27 31-54 48-80s36-51 56-75c19-24 40-47 62-69s45-43 69-63 49-38 76-56c26-17 53-33 80-48 28-14 56-28 85-39 29-12 58-23 88-32s60-17 90-23c31-6 62-10 93-13s62-5 93-5 62 2 93 5 62 7 93 13c30 7 60 14 90 23s59 20 88 32c29 11 57 25 85 39 27 15 54 31 80 49 26 17 51 35 75 55s47 41 69 63 43 45 63 69c19 24 38 49 55 75s33 53 48 80c15 28 28 56 40 85 12 28 22 58 32 87 9 30 16 60 22 91s11 61 14 92 4 62 4 94z">
          <text:p/>
        </draw:path>
        <draw:path draw:style-name="gr2" draw:text-style-name="P2" draw:layer="layout" svg:width="1.902cm" svg:height="1.903cm" svg:x="2.433cm" svg:y="12.84cm" svg:viewBox="0 0 1903 1904" svg:d="M1903 952c0 31-1 62-4 93s-8 62-14 92c-6 31-13 61-22 91-10 30-20 59-32 88s-25 57-40 84c-15 29-31 55-48 81s-36 51-55 75c-20 24-41 47-63 69s-45 43-69 63-49 38-75 56c-26 17-53 33-80 48-28 14-56 28-85 40s-58 22-88 31-60 17-90 23c-31 6-62 10-93 14-31 3-62 4-93 4s-62-1-93-5c-31-3-62-7-93-13-30-6-60-14-90-23s-59-19-88-31-57-26-85-40c-27-15-54-31-80-48-27-18-52-36-76-56s-47-41-69-63-43-45-62-69c-20-24-39-49-56-75s-33-52-48-81c-15-27-28-55-40-84s-22-58-31-88c-10-30-17-60-23-91-6-30-11-61-14-92s-4-62-4-93c0-32 1-63 4-94s8-61 14-92 13-61 23-91c9-29 19-59 31-87 12-29 25-57 40-85 15-27 31-54 48-80s36-51 56-75c19-24 40-47 62-69s45-43 69-63 49-38 76-56c26-17 53-33 80-48 28-14 56-28 85-39 29-12 58-23 88-32s60-17 90-23c31-6 62-10 93-13s62-5 93-5 62 2 93 5 62 7 93 13c30 7 60 14 90 23s59 20 88 32c29 11 57 25 85 39 27 15 54 31 80 49 26 17 51 35 75 55s47 41 69 63 43 45 63 69c19 24 38 49 55 75s33 53 48 80c15 28 28 56 40 85 12 28 22 58 32 87 9 30 16 60 22 91s11 61 14 92 4 62 4 94z">
          <text:p/>
        </draw:path>
        <draw:frame draw:style-name="gr4" draw:text-style-name="P5" draw:layer="layout" svg:width="1.651cm" svg:height="0.323cm" svg:x="2.558cm" svg:y="6.255cm">
          <draw:text-box>
            <text:p text:style-name="P4"><text:span text:style-name="T1">Signup Page</text:span></text:p>
          </draw:text-box>
        </draw:frame>
        <draw:frame draw:style-name="gr4" draw:text-style-name="P5" draw:layer="layout" svg:width="0.834cm" svg:height="0.323cm" svg:x="2.963cm" svg:y="13.296cm">
          <draw:text-box>
            <text:p text:style-name="P4"><text:span text:style-name="T1">Forgot</text:span></text:p>
          </draw:text-box>
        </draw:frame>
        <draw:frame draw:style-name="gr4" draw:text-style-name="P5" draw:layer="layout" svg:width="1.266cm" svg:height="0.323cm" svg:x="2.749cm" svg:y="13.629cm">
          <draw:text-box>
            <text:p text:style-name="P4"><text:span text:style-name="T1">Password</text:span></text:p>
          </draw:text-box>
        </draw:frame>
        <draw:line draw:style-name="gr2" draw:text-style-name="P2" draw:layer="layout" svg:x1="10.648cm" svg:y1="15.278cm" svg:x2="10.648cm" svg:y2="16.197cm">
          <text:p/>
        </draw:line>
        <draw:polygon draw:style-name="gr3" draw:text-style-name="P3" draw:layer="layout" svg:width="0.166cm" svg:height="0.166cm" svg:x="10.565cm" svg:y="16.156cm" svg:viewBox="0 0 167 167" draw:points="83,167 0,0 83,42 167,0">
          <text:p/>
        </draw:polygon>
        <draw:polygon draw:style-name="gr2" draw:text-style-name="P2" draw:layer="layout" svg:width="0.166cm" svg:height="0.166cm" svg:x="10.565cm" svg:y="16.156cm" svg:viewBox="0 0 167 167" draw:points="83,167 0,0 83,42 167,0">
          <text:p/>
        </draw:polygon>
        <draw:polygon draw:style-name="gr1" draw:text-style-name="P1" draw:layer="layout" svg:width="2.854cm" svg:height="1.427cm" svg:x="9.221cm" svg:y="13.851cm" svg:viewBox="0 0 2855 1428" draw:points="0,1428 476,0 2855,0 2380,1428">
          <text:p/>
        </draw:polygon>
        <draw:polygon draw:style-name="gr2" draw:text-style-name="P2" draw:layer="layout" svg:width="2.854cm" svg:height="1.427cm" svg:x="9.221cm" svg:y="13.851cm" svg:viewBox="0 0 2855 1428" draw:points="0,1428 476,0 2855,0 2380,1428">
          <text:p/>
        </draw:polygon>
        <draw:frame draw:style-name="gr4" draw:text-style-name="P5" draw:layer="layout" svg:width="0.674cm" svg:height="0.323cm" svg:x="3.043cm" svg:y="13.986cm">
          <draw:text-box>
            <text:p text:style-name="P4"><text:span text:style-name="T1">Page</text:span></text:p>
          </draw:text-box>
        </draw:frame>
        <draw:frame draw:style-name="gr4" draw:text-style-name="P5" draw:layer="layout" svg:width="2.002cm" svg:height="0.323cm" svg:x="9.639cm" svg:y="14.224cm">
          <draw:text-box>
            <text:p text:style-name="P4"><text:span text:style-name="T1">Input Email and</text:span></text:p>
          </draw:text-box>
        </draw:frame>
        <draw:polyline draw:style-name="gr2" draw:text-style-name="P2" draw:layer="layout" svg:width="1.92cm" svg:height="0cm" svg:x="12.61cm" svg:y="20.721cm" svg:viewBox="0 0 1921 0" draw:points="0,0 918,0 1921,0">
          <text:p/>
        </draw:polyline>
        <draw:polygon draw:style-name="gr3" draw:text-style-name="P3" draw:layer="layout" svg:width="0.167cm" svg:height="0.167cm" svg:x="14.489cm" svg:y="20.637cm" svg:viewBox="0 0 168 168" draw:points="168,85 0,168 43,85 0,0">
          <text:p/>
        </draw:polygon>
        <draw:polygon draw:style-name="gr2" draw:text-style-name="P2" draw:layer="layout" svg:width="0.167cm" svg:height="0.167cm" svg:x="14.489cm" svg:y="20.637cm" svg:viewBox="0 0 168 168" draw:points="168,85 0,168 43,85 0,0">
          <text:p/>
        </draw:polygon>
        <draw:polygon draw:style-name="gr1" draw:text-style-name="P1" draw:layer="layout" svg:width="0.357cm" svg:height="0.309cm" svg:x="13.152cm" svg:y="20.571cm" svg:viewBox="0 0 358 310" draw:points="0,0 358,0 358,310 0,310">
          <text:p/>
        </draw:polygon>
        <draw:frame draw:style-name="gr4" draw:text-style-name="P5" draw:layer="layout" svg:width="1.234cm" svg:height="0.323cm" svg:x="10.02cm" svg:y="14.58cm">
          <draw:text-box>
            <text:p text:style-name="P4"><text:span text:style-name="T1">password</text:span></text:p>
          </draw:text-box>
        </draw:frame>
        <draw:line draw:style-name="gr2" draw:text-style-name="P2" draw:layer="layout" svg:x1="10.648cm" svg:y1="22.563cm" svg:x2="10.648cm" svg:y2="23.69cm">
          <text:p/>
        </draw:line>
        <draw:polygon draw:style-name="gr3" draw:text-style-name="P3" draw:layer="layout" svg:width="0.166cm" svg:height="0.167cm" svg:x="10.565cm" svg:y="23.648cm" svg:viewBox="0 0 167 168" draw:points="83,168 0,0 83,43 167,0">
          <text:p/>
        </draw:polygon>
        <draw:polygon draw:style-name="gr2" draw:text-style-name="P2" draw:layer="layout" svg:width="0.166cm" svg:height="0.167cm" svg:x="10.565cm" svg:y="23.648cm" svg:viewBox="0 0 167 168" draw:points="83,168 0,0 83,43 167,0">
          <text:p/>
        </draw:polygon>
        <draw:polygon draw:style-name="gr1" draw:text-style-name="P1" draw:layer="layout" svg:width="0.88cm" svg:height="0.31cm" svg:x="10.25cm" svg:y="22.973cm" svg:viewBox="0 0 881 311" draw:points="0,0 881,0 881,311 0,311">
          <text:p/>
        </draw:polygon>
        <draw:frame draw:style-name="gr5" draw:text-style-name="P6" draw:layer="layout" svg:width="0.338cm" svg:height="0.293cm" svg:x="13.164cm" svg:y="20.572cm">
          <draw:text-box>
            <text:p text:style-name="P4"><text:span text:style-name="T2">No</text:span></text:p>
          </draw:text-box>
        </draw:frame>
        <draw:polygon draw:style-name="gr1" draw:text-style-name="P1" draw:layer="layout" svg:width="3.925cm" svg:height="3.687cm" svg:x="8.686cm" svg:y="18.876cm" svg:viewBox="0 0 3926 3688" draw:points="1963,0 3926,1845 1963,3688 0,1845">
          <text:p/>
        </draw:polygon>
        <draw:polygon draw:style-name="gr2" draw:text-style-name="P2" draw:layer="layout" svg:width="3.925cm" svg:height="3.687cm" svg:x="8.686cm" svg:y="18.876cm" svg:viewBox="0 0 3926 3688" draw:points="1963,0 3926,1845 1963,3688 0,1845">
          <text:p/>
        </draw:polygon>
        <draw:frame draw:style-name="gr5" draw:text-style-name="P6" draw:layer="layout" svg:width="0.862cm" svg:height="0.293cm" svg:x="10.262cm" svg:y="22.975cm">
          <draw:text-box>
            <text:p text:style-name="P4"><text:span text:style-name="T2">Correct</text:span></text:p>
          </draw:text-box>
        </draw:frame>
        <draw:line draw:style-name="gr2" draw:text-style-name="P2" draw:layer="layout" svg:x1="16.229cm" svg:y1="19.798cm" svg:x2="16.229cm" svg:y2="16.113cm">
          <text:p/>
        </draw:line>
        <draw:polygon draw:style-name="gr3" draw:text-style-name="P3" draw:layer="layout" svg:width="0.166cm" svg:height="0.166cm" svg:x="16.146cm" svg:y="15.989cm" svg:viewBox="0 0 167 167" draw:points="84,0 167,167 84,125 0,167">
          <text:p/>
        </draw:polygon>
        <draw:polygon draw:style-name="gr2" draw:text-style-name="P2" draw:layer="layout" svg:width="0.166cm" svg:height="0.166cm" svg:x="16.146cm" svg:y="15.989cm" svg:viewBox="0 0 167 167" draw:points="84,0 167,167 84,125 0,167">
          <text:p/>
        </draw:polygon>
        <draw:polygon draw:style-name="gr1" draw:text-style-name="P1" draw:layer="layout" svg:width="3.568cm" svg:height="1.843cm" svg:x="14.445cm" svg:y="19.798cm" svg:viewBox="0 0 3569 1844" draw:points="0,1844 476,0 3569,0 3093,1844">
          <text:p/>
        </draw:polygon>
        <draw:polygon draw:style-name="gr2" draw:text-style-name="P2" draw:layer="layout" svg:width="3.568cm" svg:height="1.843cm" svg:x="14.445cm" svg:y="19.798cm" svg:viewBox="0 0 3569 1844" draw:points="0,1844 476,0 3569,0 3093,1844">
          <text:p/>
        </draw:polygon>
        <draw:frame draw:style-name="gr4" draw:text-style-name="P5" draw:layer="layout" svg:width="2.498cm" svg:height="0.323cm" svg:x="9.405cm" svg:y="20.551cm">
          <draw:text-box>
            <text:p text:style-name="P4"><text:span text:style-name="T1">Credential Correct?</text:span></text:p>
          </draw:text-box>
        </draw:frame>
        <draw:frame draw:style-name="gr4" draw:text-style-name="P5" draw:layer="layout" svg:width="3.378cm" svg:height="0.323cm" svg:x="14.55cm" svg:y="20.384cm">
          <draw:text-box>
            <text:p text:style-name="P4"><text:span text:style-name="T1">Wrong credential or wrong</text:span></text:p>
          </draw:text-box>
        </draw:frame>
        <draw:line draw:style-name="gr2" draw:text-style-name="P2" draw:layer="layout" svg:x1="16.229cm" svg:y1="13.167cm" svg:x2="16.229cm" svg:y2="11.327cm">
          <text:p/>
        </draw:line>
        <draw:polygon draw:style-name="gr3" draw:text-style-name="P3" draw:layer="layout" svg:width="0.166cm" svg:height="0.166cm" svg:x="16.146cm" svg:y="11.202cm" svg:viewBox="0 0 167 167" draw:points="84,0 167,167 84,126 0,167">
          <text:p/>
        </draw:polygon>
        <draw:polygon draw:style-name="gr2" draw:text-style-name="P2" draw:layer="layout" svg:width="0.166cm" svg:height="0.166cm" svg:x="16.146cm" svg:y="11.202cm" svg:viewBox="0 0 167 167" draw:points="84,0 167,167 84,126 0,167">
          <text:p/>
        </draw:polygon>
        <draw:polygon draw:style-name="gr1" draw:text-style-name="P1" draw:layer="layout" svg:width="0.595cm" svg:height="0.309cm" svg:x="15.911cm" svg:y="11.936cm" svg:viewBox="0 0 596 310" draw:points="0,0 596,0 596,310 0,310">
          <text:p/>
        </draw:polygon>
        <draw:frame draw:style-name="gr4" draw:text-style-name="P5" draw:layer="layout" svg:width="1.282cm" svg:height="0.323cm" svg:x="15.586cm" svg:y="20.741cm">
          <draw:text-box>
            <text:p text:style-name="P4"><text:span text:style-name="T1">role portal</text:span></text:p>
          </draw:text-box>
        </draw:frame>
        <draw:polyline draw:style-name="gr2" draw:text-style-name="P2" draw:layer="layout" svg:width="2.696cm" svg:height="0.002cm" svg:x="11.989cm" svg:y="14.565cm" svg:viewBox="0 0 2697 3" draw:points="2697,3 1392,3 0,0">
          <text:p/>
        </draw:polyline>
        <draw:polygon draw:style-name="gr3" draw:text-style-name="P3" draw:layer="layout" svg:width="0.167cm" svg:height="0.166cm" svg:x="11.864cm" svg:y="14.482cm" svg:viewBox="0 0 168 167" draw:points="0,84 168,0 126,84 167,167">
          <text:p/>
        </draw:polygon>
        <draw:polygon draw:style-name="gr2" draw:text-style-name="P2" draw:layer="layout" svg:width="0.167cm" svg:height="0.166cm" svg:x="11.864cm" svg:y="14.482cm" svg:viewBox="0 0 168 167" draw:points="0,84 168,0 126,84 167,167">
          <text:p/>
        </draw:polygon>
        <draw:polygon draw:style-name="gr1" draw:text-style-name="P1" draw:layer="layout" svg:width="1.308cm" svg:height="0.31cm" svg:x="12.605cm" svg:y="14.481cm" svg:viewBox="0 0 1309 311" draw:points="0,0 1309,0 1309,311 0,311">
          <text:p/>
        </draw:polygon>
        <draw:frame draw:style-name="gr5" draw:text-style-name="P6" draw:layer="layout" svg:width="0.586cm" svg:height="0.293cm" svg:x="15.918cm" svg:y="11.938cm">
          <draw:text-box>
            <text:p text:style-name="P4"><text:span text:style-name="T2">Back</text:span></text:p>
          </draw:text-box>
        </draw:frame>
        <draw:polygon draw:style-name="gr1" draw:text-style-name="P1" draw:layer="layout" svg:width="3.092cm" svg:height="2.795cm" svg:x="14.683cm" svg:y="13.167cm" svg:viewBox="0 0 3093 2796" draw:points="1546,0 3093,1398 1546,2796 0,1398">
          <text:p/>
        </draw:polygon>
        <draw:polygon draw:style-name="gr2" draw:text-style-name="P2" draw:layer="layout" svg:width="3.092cm" svg:height="2.795cm" svg:x="14.683cm" svg:y="13.167cm" svg:viewBox="0 0 3093 2796" draw:points="1546,0 3093,1398 1546,2796 0,1398">
          <text:p/>
        </draw:polygon>
        <draw:frame draw:style-name="gr5" draw:text-style-name="P6" draw:layer="layout" svg:width="1.301cm" svg:height="0.293cm" svg:x="12.612cm" svg:y="14.483cm">
          <draw:text-box>
            <text:p text:style-name="P4"><text:span text:style-name="T2">Input again</text:span></text:p>
          </draw:text-box>
        </draw:frame>
        <draw:frame draw:style-name="gr4" draw:text-style-name="P5" draw:layer="layout" svg:width="2.803cm" svg:height="0.323cm" svg:x="14.832cm" svg:y="14.224cm">
          <draw:text-box>
            <text:p text:style-name="P4"><text:span text:style-name="T1">Input again or Back to</text:span></text:p>
          </draw:text-box>
        </draw:frame>
        <draw:path draw:style-name="gr1" draw:text-style-name="P1" draw:layer="layout" svg:width="1.903cm" svg:height="1.903cm" svg:x="9.697cm" svg:y="23.842cm" svg:viewBox="0 0 1904 1904" svg:d="M1904 951c0 31-2 62-5 93s-8 62-14 93c-6 30-13 60-22 90s-20 59-32 88-25 57-40 85c-14 27-30 54-48 80-17 26-36 51-55 75-20 24-41 47-63 69s-45 43-69 63c-24 19-49 38-75 55-26 18-53 34-80 48-28 15-56 28-85 40-29 13-58 24-88 33s-60 16-90 22c-31 6-62 11-93 14s-62 5-93 5-62-2-93-5-62-8-93-14-61-13-91-22-59-20-88-33c-29-12-57-25-84-40-28-14-55-30-81-48-25-17-50-36-75-55-24-20-47-41-69-63s-43-45-62-69c-20-24-39-49-56-75s-33-53-48-80c-15-28-28-56-40-85s-22-58-31-88-17-60-23-90c-6-31-11-62-14-93s-4-62-4-93 1-62 4-93 8-62 14-93c6-30 14-60 23-90s19-59 31-88 25-57 40-84c15-28 31-55 48-81 17-25 36-50 56-75 19-24 40-47 62-69s45-43 69-62c25-20 50-39 75-56 26-17 53-33 81-48 27-15 55-28 84-40s58-22 88-31 60-17 91-23 62-11 93-14 62-4 93-4 62 1 93 4 62 8 93 14c30 6 60 14 90 23s59 19 88 31 57 25 85 40c27 15 54 31 80 48s51 36 75 56c24 19 47 40 69 62s43 45 63 69c19 25 38 50 55 75 18 26 34 53 48 81 15 27 28 55 40 84s23 58 32 88 16 60 22 90c6 31 11 62 14 93s5 62 5 93z">
          <text:p/>
        </draw:path>
        <draw:path draw:style-name="gr2" draw:text-style-name="P2" draw:layer="layout" svg:width="1.903cm" svg:height="1.903cm" svg:x="9.697cm" svg:y="23.842cm" svg:viewBox="0 0 1904 1904" svg:d="M1904 951c0 31-2 62-5 93s-8 62-14 93c-6 30-13 60-22 90s-20 59-32 88-25 57-40 85c-14 27-30 54-48 80-17 26-36 51-55 75-20 24-41 47-63 69s-45 43-69 63c-24 19-49 38-75 55-26 18-53 34-80 48-28 15-56 28-85 40-29 13-58 24-88 33s-60 16-90 22c-31 6-62 11-93 14s-62 5-93 5-62-2-93-5-62-8-93-14-61-13-91-22-59-20-88-33c-29-12-57-25-84-40-28-14-55-30-81-48-25-17-50-36-75-55-24-20-47-41-69-63s-43-45-62-69c-20-24-39-49-56-75s-33-53-48-80c-15-28-28-56-40-85s-22-58-31-88-17-60-23-90c-6-31-11-62-14-93s-4-62-4-93 1-62 4-93 8-62 14-93c6-30 14-60 23-90s19-59 31-88 25-57 40-84c15-28 31-55 48-81 17-25 36-50 56-75 19-24 40-47 62-69s45-43 69-62c25-20 50-39 75-56 26-17 53-33 81-48 27-15 55-28 84-40s58-22 88-31 60-17 91-23 62-11 93-14 62-4 93-4 62 1 93 4 62 8 93 14c30 6 60 14 90 23s59 19 88 31 57 25 85 40c27 15 54 31 80 48s51 36 75 56c24 19 47 40 69 62s43 45 63 69c19 25 38 50 55 75 18 26 34 53 48 81 15 27 28 55 40 84s23 58 32 88 16 60 22 90c6 31 11 62 14 93s5 62 5 93z">
          <text:p/>
        </draw:path>
        <draw:frame draw:style-name="gr4" draw:text-style-name="P5" draw:layer="layout" svg:width="1.474cm" svg:height="0.323cm" svg:x="15.491cm" svg:y="14.58cm">
          <draw:text-box>
            <text:p text:style-name="P4"><text:span text:style-name="T1">role select?</text:span></text:p>
          </draw:text-box>
        </draw:frame>
        <draw:frame draw:style-name="gr4" draw:text-style-name="P5" draw:layer="layout" svg:width="1.026cm" svg:height="0.323cm" svg:x="10.123cm" svg:y="24.452cm">
          <draw:text-box>
            <text:p text:style-name="P4"><text:span text:style-name="T1">General</text:span></text:p>
          </draw:text-box>
        </draw:frame>
        <draw:line draw:style-name="gr2" draw:text-style-name="P2" draw:layer="layout" svg:x1="9.221cm" svg:y1="17.062cm" svg:x2="7.579cm" svg:y2="17.062cm">
          <text:p/>
        </draw:line>
        <draw:polygon draw:style-name="gr3" draw:text-style-name="P3" draw:layer="layout" svg:width="0.167cm" svg:height="0.167cm" svg:x="7.454cm" svg:y="16.979cm" svg:viewBox="0 0 168 168" draw:points="0,84 168,0 126,84 168,168">
          <text:p/>
        </draw:polygon>
        <draw:polygon draw:style-name="gr2" draw:text-style-name="P2" draw:layer="layout" svg:width="0.167cm" svg:height="0.167cm" svg:x="7.454cm" svg:y="16.979cm" svg:viewBox="0 0 168 168" draw:points="0,84 168,0 126,84 168,168">
          <text:p/>
        </draw:polygon>
        <draw:polygon draw:style-name="gr1" draw:text-style-name="P1" draw:layer="layout" svg:width="2.854cm" svg:height="1.427cm" svg:x="9.221cm" svg:y="16.349cm" svg:viewBox="0 0 2855 1428" draw:points="0,0 2855,0 2855,1428 0,1428">
          <text:p/>
        </draw:polygon>
        <draw:polygon draw:style-name="gr2" draw:text-style-name="P2" draw:layer="layout" svg:width="2.854cm" svg:height="1.427cm" svg:x="9.221cm" svg:y="16.349cm" svg:viewBox="0 0 2855 1428" draw:points="0,0 2855,0 2855,1428 0,1428">
          <text:p/>
        </draw:polygon>
        <draw:frame draw:style-name="gr4" draw:text-style-name="P5" draw:layer="layout" svg:width="1.41cm" svg:height="0.323cm" svg:x="9.933cm" svg:y="24.809cm">
          <draw:text-box>
            <text:p text:style-name="P4"><text:span text:style-name="T1">Dashboard</text:span></text:p>
          </draw:text-box>
        </draw:frame>
        <draw:line draw:style-name="gr2" draw:text-style-name="P2" draw:layer="layout" svg:x1="6.476cm" svg:y1="18.014cm" svg:x2="6.476cm" svg:y2="19.617cm">
          <text:p/>
        </draw:line>
        <draw:polygon draw:style-name="gr3" draw:text-style-name="P3" draw:layer="layout" svg:width="0.167cm" svg:height="0.166cm" svg:x="6.393cm" svg:y="19.575cm" svg:viewBox="0 0 168 167" draw:points="83,167 0,0 83,42 168,0">
          <text:p/>
        </draw:polygon>
        <draw:polygon draw:style-name="gr2" draw:text-style-name="P2" draw:layer="layout" svg:width="0.167cm" svg:height="0.166cm" svg:x="6.393cm" svg:y="19.575cm" svg:viewBox="0 0 168 167" draw:points="83,167 0,0 83,42 168,0">
          <text:p/>
        </draw:polygon>
        <draw:path draw:style-name="gr1" draw:text-style-name="P1" draw:layer="layout" svg:width="1.903cm" svg:height="1.903cm" svg:x="5.525cm" svg:y="16.111cm" svg:viewBox="0 0 1904 1904" svg:d="M1904 952c0 31-2 63-5 94s-7 61-13 92c-7 31-14 61-23 91-9 29-20 59-32 87-12 29-25 57-40 85-14 27-30 54-48 80-17 26-35 51-55 75s-41 47-63 69-45 43-69 63-49 38-75 55c-26 18-53 34-80 48-28 15-56 28-85 40-28 12-58 23-87 32-30 9-60 16-91 23-32 6-62 10-93 13s-63 5-94 5-62-2-93-5-62-7-92-13c-31-7-61-14-91-23s-59-20-88-32-57-25-84-40c-28-14-54-30-80-48-26-17-51-35-75-55s-47-41-69-63c-23-22-43-45-63-69s-38-49-56-75c-17-26-33-53-48-80-15-28-28-56-40-85-12-28-22-58-31-87-9-30-17-60-23-91s-11-61-14-92-4-63-4-94 1-62 4-93 8-62 14-92c6-31 14-61 23-91s19-59 31-88 25-57 40-84c15-28 31-54 48-80 18-26 36-51 56-75s40-47 63-69c22-23 45-43 69-63s49-38 75-56c26-17 52-33 80-48 27-14 55-28 84-40s58-23 88-32 60-17 91-23c30-6 61-11 92-14s62-4 93-4 63 1 94 4 61 8 93 14c31 6 61 14 91 23 29 9 59 20 87 32 29 12 57 26 85 40 27 15 54 31 80 48 26 18 51 36 75 56s47 40 69 63c22 22 43 45 63 69s38 49 55 75c18 26 34 52 48 80 15 27 28 55 40 84s23 58 32 88 16 60 23 91c6 30 10 61 13 92s5 62 5 93z">
          <text:p/>
        </draw:path>
        <draw:path draw:style-name="gr2" draw:text-style-name="P2" draw:layer="layout" svg:width="1.903cm" svg:height="1.903cm" svg:x="5.525cm" svg:y="16.111cm" svg:viewBox="0 0 1904 1904" svg:d="M1904 952c0 31-2 63-5 94s-7 61-13 92c-7 31-14 61-23 91-9 29-20 59-32 87-12 29-25 57-40 85-14 27-30 54-48 80-17 26-35 51-55 75s-41 47-63 69-45 43-69 63-49 38-75 55c-26 18-53 34-80 48-28 15-56 28-85 40-28 12-58 23-87 32-30 9-60 16-91 23-32 6-62 10-93 13s-63 5-94 5-62-2-93-5-62-7-92-13c-31-7-61-14-91-23s-59-20-88-32-57-25-84-40c-28-14-54-30-80-48-26-17-51-35-75-55s-47-41-69-63c-23-22-43-45-63-69s-38-49-56-75c-17-26-33-53-48-80-15-28-28-56-40-85-12-28-22-58-31-87-9-30-17-60-23-91s-11-61-14-92-4-63-4-94 1-62 4-93 8-62 14-92c6-31 14-61 23-91s19-59 31-88 25-57 40-84c15-28 31-54 48-80 18-26 36-51 56-75s40-47 63-69c22-23 45-43 69-63s49-38 75-56c26-17 52-33 80-48 27-14 55-28 84-40s58-23 88-32 60-17 91-23c30-6 61-11 92-14s62-4 93-4 63 1 94 4 61 8 93 14c31 6 61 14 91 23 29 9 59 20 87 32 29 12 57 26 85 40 27 15 54 31 80 48 26 18 51 36 75 56s47 40 69 63c22 22 43 45 63 69s38 49 55 75c18 26 34 52 48 80 15 27 28 55 40 84s23 58 32 88 16 60 23 91c6 30 10 61 13 92s5 62 5 93z">
          <text:p/>
        </draw:path>
        <draw:frame draw:style-name="gr4" draw:text-style-name="P5" draw:layer="layout" svg:width="0.706cm" svg:height="0.323cm" svg:x="10.282cm" svg:y="16.888cm">
          <draw:text-box>
            <text:p text:style-name="P4"><text:span text:style-name="T1">Login</text:span></text:p>
          </draw:text-box>
        </draw:frame>
        <draw:line draw:style-name="gr2" draw:text-style-name="P2" draw:layer="layout" svg:x1="7.428cm" svg:y1="20.72cm" svg:x2="8.534cm" svg:y2="20.72cm">
          <text:p/>
        </draw:line>
        <draw:polygon draw:style-name="gr3" draw:text-style-name="P3" draw:layer="layout" svg:width="0.166cm" svg:height="0.167cm" svg:x="8.493cm" svg:y="20.636cm" svg:viewBox="0 0 167 168" draw:points="167,85 0,168 41,85 0,0">
          <text:p/>
        </draw:polygon>
        <draw:polygon draw:style-name="gr2" draw:text-style-name="P2" draw:layer="layout" svg:width="0.166cm" svg:height="0.167cm" svg:x="8.493cm" svg:y="20.636cm" svg:viewBox="0 0 167 168" draw:points="167,85 0,168 41,85 0,0">
          <text:p/>
        </draw:polygon>
        <draw:path draw:style-name="gr1" draw:text-style-name="P1" draw:layer="layout" svg:width="1.903cm" svg:height="1.903cm" svg:x="5.525cm" svg:y="19.768cm" svg:viewBox="0 0 1904 1904" svg:d="M1904 953c0 31-2 62-5 93s-7 62-13 92c-7 31-14 61-23 91s-20 59-32 88c-12 28-25 57-40 84-14 28-30 54-48 80-17 26-35 51-55 75s-41 47-63 69-45 43-69 63-49 38-75 56c-26 17-53 33-80 48-28 14-56 28-85 40-28 12-58 22-87 31-30 9-60 17-91 23-32 6-62 10-93 13s-63 5-94 5-62-2-93-5-62-7-92-13c-31-6-61-14-91-23s-59-19-88-31-57-26-84-40c-28-15-54-31-80-48-26-18-51-36-75-56s-47-41-69-63c-23-22-43-45-63-69s-38-49-56-75c-17-26-33-52-48-80-15-27-28-56-40-84-12-29-22-58-31-88s-17-60-23-91c-6-30-11-61-14-92s-4-62-4-93c0-32 1-63 4-94s8-61 14-92 14-61 23-91c9-29 19-59 31-88 12-28 25-56 40-84 15-27 31-54 48-80 18-26 36-51 56-75s40-47 63-69c22-22 45-43 69-63 24-21 49-39 75-57 26-17 52-33 80-48 27-14 55-28 84-39 29-12 58-23 88-32s60-17 91-23c30-6 61-10 92-13s62-5 93-5 63 2 94 5 61 7 93 13c31 6 61 14 91 23 29 9 59 20 87 32 29 11 57 25 85 39 27 15 54 31 80 48 26 18 51 36 75 57 24 20 47 41 69 63s43 45 63 69 38 49 55 75c18 26 34 53 48 80 15 28 28 56 40 84 12 29 23 59 32 88 9 30 16 60 23 91 6 31 10 61 13 92s5 62 5 94z">
          <text:p/>
        </draw:path>
        <draw:path draw:style-name="gr2" draw:text-style-name="P2" draw:layer="layout" svg:width="1.903cm" svg:height="1.903cm" svg:x="5.525cm" svg:y="19.768cm" svg:viewBox="0 0 1904 1904" svg:d="M1904 953c0 31-2 62-5 93s-7 62-13 92c-7 31-14 61-23 91s-20 59-32 88c-12 28-25 57-40 84-14 28-30 54-48 80-17 26-35 51-55 75s-41 47-63 69-45 43-69 63-49 38-75 56c-26 17-53 33-80 48-28 14-56 28-85 40-28 12-58 22-87 31-30 9-60 17-91 23-32 6-62 10-93 13s-63 5-94 5-62-2-93-5-62-7-92-13c-31-6-61-14-91-23s-59-19-88-31-57-26-84-40c-28-15-54-31-80-48-26-18-51-36-75-56s-47-41-69-63c-23-22-43-45-63-69s-38-49-56-75c-17-26-33-52-48-80-15-27-28-56-40-84-12-29-22-58-31-88s-17-60-23-91c-6-30-11-61-14-92s-4-62-4-93c0-32 1-63 4-94s8-61 14-92 14-61 23-91c9-29 19-59 31-88 12-28 25-56 40-84 15-27 31-54 48-80 18-26 36-51 56-75s40-47 63-69c22-22 45-43 69-63 24-21 49-39 75-57 26-17 52-33 80-48 27-14 55-28 84-39 29-12 58-23 88-32s60-17 91-23c30-6 61-10 92-13s62-5 93-5 63 2 94 5 61 7 93 13c31 6 61 14 91 23 29 9 59 20 87 32 29 11 57 25 85 39 27 15 54 31 80 48 26 18 51 36 75 57 24 20 47 41 69 63s43 45 63 69 38 49 55 75c18 26 34 53 48 80 15 28 28 56 40 84 12 29 23 59 32 88 9 30 16 60 23 91 6 31 10 61 13 92s5 62 5 94z">
          <text:p/>
        </draw:path>
        <draw:frame draw:style-name="gr4" draw:text-style-name="P5" draw:layer="layout" svg:width="1.122cm" svg:height="0.323cm" svg:x="5.913cm" svg:y="16.888cm">
          <draw:text-box>
            <text:p text:style-name="P4"><text:span text:style-name="T1">Backend</text:span></text:p>
          </draw:text-box>
        </draw:frame>
        <draw:frame draw:style-name="gr4" draw:text-style-name="P5" draw:layer="layout" svg:width="1.298cm" svg:height="0.323cm" svg:x="5.825cm" svg:y="20.551cm">
          <draw:text-box>
            <text:p text:style-name="P4"><text:span text:style-name="T1">Response</text:span></text:p>
          </draw:text-box>
        </draw:frame>
      </draw:page>
      <draw:page draw:name="page3"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cm" svg:height="0.562cm" svg:x="8.927cm" svg:y="6.051cm" svg:viewBox="0 0 0 563" draw:points="0,0 0,476 0,238 0,563">
          <text:p/>
        </draw:polyline>
        <draw:polygon draw:style-name="gr3" draw:text-style-name="P3" draw:layer="layout" svg:width="0.167cm" svg:height="0.167cm" svg:x="8.844cm" svg:y="6.572cm" svg:viewBox="0 0 168 168" draw:points="84,168 0,0 84,42 168,0">
          <text:p/>
        </draw:polygon>
        <draw:polygon draw:style-name="gr2" draw:text-style-name="P2" draw:layer="layout" svg:width="0.167cm" svg:height="0.167cm" svg:x="8.844cm" svg:y="6.572cm" svg:viewBox="0 0 168 168" draw:points="84,168 0,0 84,42 168,0">
          <text:p/>
        </draw:polygon>
        <draw:path draw:style-name="gr1" draw:text-style-name="P1" draw:layer="layout" svg:width="1.903cm" svg:height="1.903cm" svg:x="7.976cm" svg:y="4.148cm" svg:viewBox="0 0 1904 1904" svg:d="M1904 953c0 31-2 62-5 93s-8 62-14 92c-6 31-13 61-22 91s-20 59-32 88-25 57-40 84c-14 28-30 54-48 80-17 26-36 51-55 75-20 24-41 47-63 69s-45 43-69 63-49 38-75 56c-26 17-53 33-80 48-28 14-56 28-85 40s-58 22-88 31-60 17-90 23c-31 6-62 10-93 13-31 4-62 5-93 5s-62-1-93-5c-31-3-62-7-93-13-30-6-60-14-90-23s-59-19-88-31c-30-12-58-26-85-40-28-15-55-31-81-48-25-18-50-36-75-56-24-20-47-41-69-63s-43-45-62-69c-20-24-39-49-56-75s-33-52-48-80c-15-27-28-55-40-84s-22-58-31-88-17-60-23-91c-6-30-11-61-14-92s-4-62-4-93c0-32 1-63 4-94s8-61 14-92 14-61 23-91c9-29 19-59 31-88s25-57 40-85c15-27 31-54 48-80s36-51 56-75c19-24 40-47 62-69s45-43 69-63c25-20 50-38 75-55 26-18 53-34 81-48 27-15 55-28 85-40 29-12 58-23 88-32s60-16 90-23c31-6 62-10 93-13s62-5 93-5 62 2 93 5 62 7 93 13c30 7 60 14 90 23s59 20 88 32 57 25 85 40c27 14 54 30 80 48 26 17 51 35 75 55s47 41 69 63 43 45 63 69c19 24 38 49 55 75 18 26 34 53 48 80 15 28 28 56 40 85s23 59 32 88c9 30 16 60 22 91s11 61 14 92 5 62 5 94z">
          <text:p/>
        </draw:path>
        <draw:path draw:style-name="gr2" draw:text-style-name="P2" draw:layer="layout" svg:width="1.903cm" svg:height="1.903cm" svg:x="7.976cm" svg:y="4.148cm" svg:viewBox="0 0 1904 1904" svg:d="M1904 953c0 31-2 62-5 93s-8 62-14 92c-6 31-13 61-22 91s-20 59-32 88-25 57-40 84c-14 28-30 54-48 80-17 26-36 51-55 75-20 24-41 47-63 69s-45 43-69 63-49 38-75 56c-26 17-53 33-80 48-28 14-56 28-85 40s-58 22-88 31-60 17-90 23c-31 6-62 10-93 13-31 4-62 5-93 5s-62-1-93-5c-31-3-62-7-93-13-30-6-60-14-90-23s-59-19-88-31c-30-12-58-26-85-40-28-15-55-31-81-48-25-18-50-36-75-56-24-20-47-41-69-63s-43-45-62-69c-20-24-39-49-56-75s-33-52-48-80c-15-27-28-55-40-84s-22-58-31-88-17-60-23-91c-6-30-11-61-14-92s-4-62-4-93c0-32 1-63 4-94s8-61 14-92 14-61 23-91c9-29 19-59 31-88s25-57 40-85c15-27 31-54 48-80s36-51 56-75c19-24 40-47 62-69s45-43 69-63c25-20 50-38 75-55 26-18 53-34 81-48 27-15 55-28 85-40 29-12 58-23 88-32s60-16 90-23c31-6 62-10 93-13s62-5 93-5 62 2 93 5 62 7 93 13c30 7 60 14 90 23s59 20 88 32 57 25 85 40c27 14 54 30 80 48 26 17 51 35 75 55s47 41 69 63 43 45 63 69c19 24 38 49 55 75 18 26 34 53 48 80 15 28 28 56 40 85s23 59 32 88c9 30 16 60 22 91s11 61 14 92 5 62 5 94z">
          <text:p/>
        </draw:path>
        <draw:frame draw:style-name="gr4" draw:text-style-name="P5" draw:layer="layout" svg:width="1.651cm" svg:height="0.323cm" svg:x="8.101cm" svg:y="4.923cm">
          <draw:text-box>
            <text:p text:style-name="P4"><text:span text:style-name="T1">Signup Page</text:span></text:p>
          </draw:text-box>
        </draw:frame>
        <draw:line draw:style-name="gr2" draw:text-style-name="P2" draw:layer="layout" svg:x1="10.853cm" svg:y1="8.073cm" svg:x2="16.743cm" svg:y2="8.073cm">
          <text:p/>
        </draw:line>
        <draw:polygon draw:style-name="gr3" draw:text-style-name="P3" draw:layer="layout" svg:width="0.166cm" svg:height="0.166cm" svg:x="16.702cm" svg:y="7.99cm" svg:viewBox="0 0 167 167" draw:points="167,84 0,167 41,84 0,0">
          <text:p/>
        </draw:polygon>
        <draw:polygon draw:style-name="gr2" draw:text-style-name="P2" draw:layer="layout" svg:width="0.166cm" svg:height="0.166cm" svg:x="16.702cm" svg:y="7.99cm" svg:viewBox="0 0 167 167" draw:points="167,84 0,167 41,84 0,0">
          <text:p/>
        </draw:polygon>
        <draw:polygon draw:style-name="gr1" draw:text-style-name="P1" draw:layer="layout" svg:width="0.594cm" svg:height="0.309cm" svg:x="13.723cm" svg:y="7.916cm" svg:viewBox="0 0 595 310" draw:points="0,0 595,0 595,310 0,310">
          <text:p/>
        </draw:polygon>
        <draw:frame draw:style-name="gr4" draw:text-style-name="P5" draw:layer="layout" svg:width="1.651cm" svg:height="0.323cm" svg:x="1.202cm" svg:y="3.139cm">
          <draw:text-box>
            <text:p text:style-name="P4"><text:span text:style-name="T1">Signup Page</text:span></text:p>
          </draw:text-box>
        </draw:frame>
        <draw:polyline draw:style-name="gr2" draw:text-style-name="P2" draw:layer="layout" svg:width="0cm" svg:height="0.56cm" svg:x="8.927cm" svg:y="9.381cm" svg:viewBox="0 0 0 561" draw:points="0,0 0,476 0,236 0,561">
          <text:p/>
        </draw:polyline>
        <draw:polygon draw:style-name="gr3" draw:text-style-name="P3" draw:layer="layout" svg:width="0.167cm" svg:height="0.166cm" svg:x="8.844cm" svg:y="9.901cm" svg:viewBox="0 0 168 167" draw:points="84,167 0,0 84,41 168,0">
          <text:p/>
        </draw:polygon>
        <draw:polygon draw:style-name="gr2" draw:text-style-name="P2" draw:layer="layout" svg:width="0.167cm" svg:height="0.166cm" svg:x="8.844cm" svg:y="9.901cm" svg:viewBox="0 0 168 167" draw:points="84,167 0,0 84,41 168,0">
          <text:p/>
        </draw:polygon>
        <draw:polygon draw:style-name="gr1" draw:text-style-name="P1" draw:layer="layout" svg:width="3.853cm" svg:height="2.616cm" svg:x="7cm" svg:y="6.765cm" svg:viewBox="0 0 3854 2617" draw:points="1926,0 3854,1308 1926,2617 0,1308">
          <text:p/>
        </draw:polygon>
        <draw:polygon draw:style-name="gr2" draw:text-style-name="P2" draw:layer="layout" svg:width="3.853cm" svg:height="2.616cm" svg:x="7cm" svg:y="6.765cm" svg:viewBox="0 0 3854 2617" draw:points="1926,0 3854,1308 1926,2617 0,1308">
          <text:p/>
        </draw:polygon>
        <draw:frame draw:style-name="gr5" draw:text-style-name="P6" draw:layer="layout" svg:width="0.586cm" svg:height="0.293cm" svg:x="13.73cm" svg:y="7.918cm">
          <draw:text-box>
            <text:p text:style-name="P4"><text:span text:style-name="T2">Back</text:span></text:p>
          </draw:text-box>
        </draw:frame>
        <draw:path draw:style-name="gr1" draw:text-style-name="P1" draw:layer="layout" svg:width="1.903cm" svg:height="1.902cm" svg:x="16.895cm" svg:y="7.122cm" svg:viewBox="0 0 1904 1903" svg:d="M1904 951c0 31-2 62-5 93s-7 62-14 93c-6 30-13 60-22 90s-20 59-32 88-25 57-40 85c-14 27-30 55-48 81-17 26-35 51-55 75s-41 47-63 69-45 43-69 63c-24 19-49 38-75 55s-53 33-80 48c-28 15-56 28-85 40-28 12-58 22-88 32-29 9-61 16-91 22-31 6-61 11-92 14-32 3-63 4-94 4s-62-1-93-4-62-8-92-14c-31-6-61-13-91-22-30-10-59-20-88-32s-57-25-84-40c-28-15-54-31-80-48s-51-36-75-55c-24-20-48-41-70-63s-42-45-62-69-39-49-56-75-33-54-48-81c-15-28-28-56-40-85s-22-58-31-88-17-60-23-90c-6-31-11-62-14-93s-4-62-4-93 1-62 4-93 8-62 14-93c6-30 14-60 23-90s19-59 31-88 25-57 40-85c15-27 31-54 48-80s36-51 56-75 40-47 62-69 46-43 70-63c24-19 49-38 75-55s52-33 80-48c27-15 55-28 84-40s58-22 88-32c30-9 60-16 91-22 30-6 61-11 92-14s62-4 93-4 62 1 94 4c31 3 61 8 92 14 30 6 62 13 91 23 30 9 60 19 88 31 29 12 57 25 85 40 27 15 54 31 80 48s51 36 75 55c24 20 47 41 69 63s43 45 63 69 38 49 55 75c18 26 34 53 48 80 15 28 28 56 40 85s23 58 32 88 16 60 22 90c7 31 11 62 14 93s5 62 5 93z">
          <text:p/>
        </draw:path>
        <draw:path draw:style-name="gr2" draw:text-style-name="P2" draw:layer="layout" svg:width="1.903cm" svg:height="1.902cm" svg:x="16.895cm" svg:y="7.122cm" svg:viewBox="0 0 1904 1903" svg:d="M1904 951c0 31-2 62-5 93s-7 62-14 93c-6 30-13 60-22 90s-20 59-32 88-25 57-40 85c-14 27-30 55-48 81-17 26-35 51-55 75s-41 47-63 69-45 43-69 63c-24 19-49 38-75 55s-53 33-80 48c-28 15-56 28-85 40-28 12-58 22-88 32-29 9-61 16-91 22-31 6-61 11-92 14-32 3-63 4-94 4s-62-1-93-4-62-8-92-14c-31-6-61-13-91-22-30-10-59-20-88-32s-57-25-84-40c-28-15-54-31-80-48s-51-36-75-55c-24-20-48-41-70-63s-42-45-62-69-39-49-56-75-33-54-48-81c-15-28-28-56-40-85s-22-58-31-88-17-60-23-90c-6-31-11-62-14-93s-4-62-4-93 1-62 4-93 8-62 14-93c6-30 14-60 23-90s19-59 31-88 25-57 40-85c15-27 31-54 48-80s36-51 56-75 40-47 62-69 46-43 70-63c24-19 49-38 75-55s52-33 80-48c27-15 55-28 84-40s58-22 88-32c30-9 60-16 91-22 30-6 61-11 92-14s62-4 93-4 62 1 94 4c31 3 61 8 92 14 30 6 62 13 91 23 30 9 60 19 88 31 29 12 57 25 85 40 27 15 54 31 80 48s51 36 75 55c24 20 47 41 69 63s43 45 63 69 38 49 55 75c18 26 34 53 48 80 15 28 28 56 40 85s23 58 32 88 16 60 22 90c7 31 11 62 14 93s5 62 5 93z">
          <text:p/>
        </draw:path>
        <draw:frame draw:style-name="gr4" draw:text-style-name="P5" draw:layer="layout" svg:width="3.379cm" svg:height="0.323cm" svg:x="7.244cm" svg:y="7.896cm">
          <draw:text-box>
            <text:p text:style-name="P4"><text:span text:style-name="T1">Input info or back to login?</text:span></text:p>
          </draw:text-box>
        </draw:frame>
        <draw:line draw:style-name="gr2" draw:text-style-name="P2" draw:layer="layout" svg:x1="6.642cm" svg:y1="15.802cm" svg:x2="5.034cm" svg:y2="15.802cm">
          <text:p/>
        </draw:line>
        <draw:polygon draw:style-name="gr3" draw:text-style-name="P3" draw:layer="layout" svg:width="0.167cm" svg:height="0.167cm" svg:x="4.909cm" svg:y="15.718cm" svg:viewBox="0 0 168 168" draw:points="0,84 168,0 125,84 168,168">
          <text:p/>
        </draw:polygon>
        <draw:polygon draw:style-name="gr2" draw:text-style-name="P2" draw:layer="layout" svg:width="0.167cm" svg:height="0.167cm" svg:x="4.909cm" svg:y="15.718cm" svg:viewBox="0 0 168 168" draw:points="0,84 168,0 125,84 168,168">
          <text:p/>
        </draw:polygon>
        <draw:polygon draw:style-name="gr1" draw:text-style-name="P1" draw:layer="layout" svg:width="5.046cm" svg:height="2.141cm" svg:x="6.404cm" svg:y="14.731cm" svg:viewBox="0 0 5047 2142" draw:points="0,2142 476,0 5047,0 4571,2142">
          <text:p/>
        </draw:polygon>
        <draw:polygon draw:style-name="gr2" draw:text-style-name="P2" draw:layer="layout" svg:width="5.046cm" svg:height="2.141cm" svg:x="6.404cm" svg:y="14.731cm" svg:viewBox="0 0 5047 2142" draw:points="0,2142 476,0 5047,0 4571,2142">
          <text:p/>
        </draw:polygon>
        <draw:frame draw:style-name="gr4" draw:text-style-name="P5" draw:layer="layout" svg:width="1.459cm" svg:height="0.323cm" svg:x="17.116cm" svg:y="7.896cm">
          <draw:text-box>
            <text:p text:style-name="P4"><text:span text:style-name="T1">Login Page</text:span></text:p>
          </draw:text-box>
        </draw:frame>
        <draw:frame draw:style-name="gr4" draw:text-style-name="P5" draw:layer="layout" svg:width="4.002cm" svg:height="0.323cm" svg:x="6.935cm" svg:y="15.461cm">
          <draw:text-box>
            <text:p text:style-name="P4"><text:span text:style-name="T1">Input username, section, email,</text:span></text:p>
          </draw:text-box>
        </draw:frame>
        <draw:polyline draw:style-name="gr2" draw:text-style-name="P2" draw:layer="layout" svg:width="0cm" svg:height="0.561cm" svg:x="3.456cm" svg:y="16.515cm" svg:viewBox="0 0 0 562" draw:points="0,0 0,476 0,238 0,562">
          <text:p/>
        </draw:polyline>
        <draw:polygon draw:style-name="gr3" draw:text-style-name="P3" draw:layer="layout" svg:width="0.167cm" svg:height="0.167cm" svg:x="3.372cm" svg:y="17.035cm" svg:viewBox="0 0 168 168" draw:points="84,168 0,0 85,42 168,1">
          <text:p/>
        </draw:polygon>
        <draw:polygon draw:style-name="gr2" draw:text-style-name="P2" draw:layer="layout" svg:width="0.167cm" svg:height="0.167cm" svg:x="3.372cm" svg:y="17.035cm" svg:viewBox="0 0 168 168" draw:points="84,168 0,0 85,42 168,1">
          <text:p/>
        </draw:polygon>
        <draw:polygon draw:style-name="gr1" draw:text-style-name="P1" draw:layer="layout" svg:width="2.855cm" svg:height="1.427cm" svg:x="2.028cm" svg:y="15.088cm" svg:viewBox="0 0 2856 1428" draw:points="0,0 2856,0 2856,1428 0,1428">
          <text:p/>
        </draw:polygon>
        <draw:polygon draw:style-name="gr2" draw:text-style-name="P2" draw:layer="layout" svg:width="2.855cm" svg:height="1.427cm" svg:x="2.028cm" svg:y="15.088cm" svg:viewBox="0 0 2856 1428" draw:points="0,0 2856,0 2856,1428 0,1428">
          <text:p/>
        </draw:polygon>
        <draw:frame draw:style-name="gr4" draw:text-style-name="P5" draw:layer="layout" svg:width="3.506cm" svg:height="0.323cm" svg:x="7.181cm" svg:y="15.817cm">
          <draw:text-box>
            <text:p text:style-name="P4"><text:span text:style-name="T1">password, retype password</text:span></text:p>
          </draw:text-box>
        </draw:frame>
        <draw:polyline draw:style-name="gr2" draw:text-style-name="P2" draw:layer="layout" svg:width="0cm" svg:height="0.68cm" svg:x="3.455cm" svg:y="19.132cm" svg:viewBox="0 0 1 681" draw:points="0,0 1,476 1,357 1,681">
          <text:p/>
        </draw:polyline>
        <draw:polygon draw:style-name="gr3" draw:text-style-name="P3" draw:layer="layout" svg:width="0.167cm" svg:height="0.167cm" svg:x="3.372cm" svg:y="19.771cm" svg:viewBox="0 0 168 168" draw:points="84,168 0,0 85,42 168,0">
          <text:p/>
        </draw:polygon>
        <draw:polygon draw:style-name="gr2" draw:text-style-name="P2" draw:layer="layout" svg:width="0.167cm" svg:height="0.167cm" svg:x="3.372cm" svg:y="19.771cm" svg:viewBox="0 0 168 168" draw:points="84,168 0,0 85,42 168,0">
          <text:p/>
        </draw:polygon>
        <draw:path draw:style-name="gr1" draw:text-style-name="P1" draw:layer="layout" svg:width="1.903cm" svg:height="1.903cm" svg:x="2.504cm" svg:y="17.229cm" svg:viewBox="0 0 1904 1904" svg:d="M1904 952c0 31-2 63-5 94s-7 61-13 92c-7 31-14 61-23 91-9 29-20 59-32 87-11 29-25 57-39 85-15 27-31 54-48 80-18 26-36 51-56 75s-41 47-63 69-45 43-69 63-49 38-75 55c-26 18-53 34-80 48-28 15-56 28-85 40-28 12-58 23-87 32-30 9-60 16-91 22-31 7-61 11-92 14s-62 5-94 5c-31 0-62-2-93-5s-62-7-92-14c-31-6-61-13-91-22s-59-20-88-32-57-25-84-40c-28-14-54-30-80-48-26-17-51-35-76-55-24-20-47-41-69-63s-43-45-63-69-38-49-56-75c-17-26-33-53-48-80-14-28-28-56-40-85-12-28-22-58-31-87-9-30-17-61-23-91-6-31-10-61-14-92-3-31-4-63-4-94s1-62 4-93c4-32 8-63 14-93 6-31 14-61 23-91s19-59 31-88 26-57 40-84c15-28 31-54 48-80 18-26 36-51 56-75s41-47 63-69c22-23 45-43 69-63 25-20 50-39 76-56s52-33 80-48c27-15 55-28 84-40s58-22 88-31 60-17 91-23c30-6 61-11 92-14s62-4 93-4c32 0 63 1 94 4s61 8 92 14 61 14 91 23c29 9 59 19 87 31 29 12 57 25 85 40 27 15 54 31 80 48s51 36 75 56 47 40 69 63c22 22 43 45 63 69s38 49 56 75c17 26 33 52 47 80 15 27 29 55 40 84 12 29 23 58 32 88s16 60 23 91c6 30 10 61 13 93 3 31 5 62 5 93z">
          <text:p/>
        </draw:path>
        <draw:path draw:style-name="gr2" draw:text-style-name="P2" draw:layer="layout" svg:width="1.903cm" svg:height="1.903cm" svg:x="2.504cm" svg:y="17.229cm" svg:viewBox="0 0 1904 1904" svg:d="M1904 952c0 31-2 63-5 94s-7 61-13 92c-7 31-14 61-23 91-9 29-20 59-32 87-11 29-25 57-39 85-15 27-31 54-48 80-18 26-36 51-56 75s-41 47-63 69-45 43-69 63-49 38-75 55c-26 18-53 34-80 48-28 15-56 28-85 40-28 12-58 23-87 32-30 9-60 16-91 22-31 7-61 11-92 14s-62 5-94 5c-31 0-62-2-93-5s-62-7-92-14c-31-6-61-13-91-22s-59-20-88-32-57-25-84-40c-28-14-54-30-80-48-26-17-51-35-76-55-24-20-47-41-69-63s-43-45-63-69-38-49-56-75c-17-26-33-53-48-80-14-28-28-56-40-85-12-28-22-58-31-87-9-30-17-61-23-91-6-31-10-61-14-92-3-31-4-63-4-94s1-62 4-93c4-32 8-63 14-93 6-31 14-61 23-91s19-59 31-88 26-57 40-84c15-28 31-54 48-80 18-26 36-51 56-75s41-47 63-69c22-23 45-43 69-63 25-20 50-39 76-56s52-33 80-48c27-15 55-28 84-40s58-22 88-31 60-17 91-23c30-6 61-11 92-14s62-4 93-4c32 0 63 1 94 4s61 8 92 14 61 14 91 23c29 9 59 19 87 31 29 12 57 25 85 40 27 15 54 31 80 48s51 36 75 56 47 40 69 63c22 22 43 45 63 69s38 49 56 75c17 26 33 52 47 80 15 27 29 55 40 84 12 29 23 58 32 88s16 60 23 91c6 30 10 61 13 93 3 31 5 62 5 93z">
          <text:p/>
        </draw:path>
        <draw:frame draw:style-name="gr4" draw:text-style-name="P5" draw:layer="layout" svg:width="0.898cm" svg:height="0.323cm" svg:x="3.003cm" svg:y="15.627cm">
          <draw:text-box>
            <text:p text:style-name="P4"><text:span text:style-name="T1">Signup</text:span></text:p>
          </draw:text-box>
        </draw:frame>
        <draw:line draw:style-name="gr2" draw:text-style-name="P2" draw:layer="layout" svg:x1="4.407cm" svg:y1="20.916cm" svg:x2="7.347cm" svg:y2="20.916cm">
          <text:p/>
        </draw:line>
        <draw:polygon draw:style-name="gr3" draw:text-style-name="P3" draw:layer="layout" svg:width="0.166cm" svg:height="0.166cm" svg:x="7.306cm" svg:y="20.833cm" svg:viewBox="0 0 167 167" draw:points="167,83 0,167 41,83 0,0">
          <text:p/>
        </draw:polygon>
        <draw:polygon draw:style-name="gr2" draw:text-style-name="P2" draw:layer="layout" svg:width="0.166cm" svg:height="0.166cm" svg:x="7.306cm" svg:y="20.833cm" svg:viewBox="0 0 167 167" draw:points="167,83 0,167 41,83 0,0">
          <text:p/>
        </draw:polygon>
        <draw:path draw:style-name="gr1" draw:text-style-name="P1" draw:layer="layout" svg:width="1.903cm" svg:height="1.903cm" svg:x="2.504cm" svg:y="19.964cm" svg:viewBox="0 0 1904 1904" svg:d="M1904 953c0 31-2 62-5 93s-8 62-14 92c-6 31-13 61-22 91s-20 59-32 88-25 57-40 84c-14 28-30 55-48 80-17 26-36 51-55 75-20 25-41 48-63 70s-45 43-69 62c-24 20-49 39-75 56s-53 33-80 48c-28 15-56 28-85 40s-58 22-88 31c-29 9-60 17-90 23-31 6-62 11-93 14s-62 4-93 4-62-1-93-4-62-8-92-14c-31-6-61-14-91-23s-59-19-88-31-57-25-84-40c-28-15-55-31-80-48-26-17-51-36-76-56-25-19-48-40-70-62s-43-45-62-70c-20-24-39-49-56-75-17-25-33-52-48-80-15-27-28-55-40-84s-22-58-31-88-17-60-23-91c-6-30-11-61-14-92s-4-62-4-93 1-62 4-93 8-62 14-93c6-30 14-61 23-90 9-30 19-60 31-88 12-29 25-57 40-85 15-27 31-54 48-80s36-51 56-75c19-24 40-47 62-69s45-43 70-63c25-19 50-38 76-55 25-18 52-34 80-48 27-15 55-28 84-40s58-23 88-32 60-16 91-22c30-6 61-11 92-15 31-3 62-5 93-5s62 2 93 5c31 4 62 9 93 15 30 6 61 13 90 22 30 9 59 20 88 32s57 25 85 40c27 14 54 30 80 48 26 17 51 36 75 55 24 20 47 41 69 63s43 45 63 69c19 24 38 49 55 75 18 26 34 53 48 80 15 28 28 56 40 85 12 28 23 58 32 88 9 29 16 60 22 90 6 31 11 62 14 93s5 62 5 93z">
          <text:p/>
        </draw:path>
        <draw:path draw:style-name="gr2" draw:text-style-name="P2" draw:layer="layout" svg:width="1.903cm" svg:height="1.903cm" svg:x="2.504cm" svg:y="19.964cm" svg:viewBox="0 0 1904 1904" svg:d="M1904 953c0 31-2 62-5 93s-8 62-14 92c-6 31-13 61-22 91s-20 59-32 88-25 57-40 84c-14 28-30 55-48 80-17 26-36 51-55 75-20 25-41 48-63 70s-45 43-69 62c-24 20-49 39-75 56s-53 33-80 48c-28 15-56 28-85 40s-58 22-88 31c-29 9-60 17-90 23-31 6-62 11-93 14s-62 4-93 4-62-1-93-4-62-8-92-14c-31-6-61-14-91-23s-59-19-88-31-57-25-84-40c-28-15-55-31-80-48-26-17-51-36-76-56-25-19-48-40-70-62s-43-45-62-70c-20-24-39-49-56-75-17-25-33-52-48-80-15-27-28-55-40-84s-22-58-31-88-17-60-23-91c-6-30-11-61-14-92s-4-62-4-93 1-62 4-93 8-62 14-93c6-30 14-61 23-90 9-30 19-60 31-88 12-29 25-57 40-85 15-27 31-54 48-80s36-51 56-75c19-24 40-47 62-69s45-43 70-63c25-19 50-38 76-55 25-18 52-34 80-48 27-15 55-28 84-40s58-23 88-32 60-16 91-22c30-6 61-11 92-15 31-3 62-5 93-5s62 2 93 5c31 4 62 9 93 15 30 6 61 13 90 22 30 9 59 20 88 32s57 25 85 40c27 14 54 30 80 48 26 17 51 36 75 55 24 20 47 41 69 63s43 45 63 69c19 24 38 49 55 75 18 26 34 53 48 80 15 28 28 56 40 85 12 28 23 58 32 88 9 29 16 60 22 90 6 31 11 62 14 93s5 62 5 93z">
          <text:p/>
        </draw:path>
        <draw:frame draw:style-name="gr4" draw:text-style-name="P5" draw:layer="layout" svg:width="1.122cm" svg:height="0.323cm" svg:x="2.892cm" svg:y="18.006cm">
          <draw:text-box>
            <text:p text:style-name="P4"><text:span text:style-name="T1">Backend</text:span></text:p>
          </draw:text-box>
        </draw:frame>
        <draw:line draw:style-name="gr2" draw:text-style-name="P2" draw:layer="layout" svg:x1="10.901cm" svg:y1="24.365cm" svg:x2="12.938cm" svg:y2="24.365cm">
          <text:p/>
        </draw:line>
        <draw:polygon draw:style-name="gr3" draw:text-style-name="P3" draw:layer="layout" svg:width="0.166cm" svg:height="0.166cm" svg:x="12.896cm" svg:y="24.282cm" svg:viewBox="0 0 167 167" draw:points="167,84 0,167 42,84 0,0">
          <text:p/>
        </draw:polygon>
        <draw:polygon draw:style-name="gr2" draw:text-style-name="P2" draw:layer="layout" svg:width="0.166cm" svg:height="0.166cm" svg:x="12.896cm" svg:y="24.282cm" svg:viewBox="0 0 167 167" draw:points="167,84 0,167 42,84 0,0">
          <text:p/>
        </draw:polygon>
        <draw:polygon draw:style-name="gr1" draw:text-style-name="P1" draw:layer="layout" svg:width="4.424cm" svg:height="1.428cm" svg:x="6.715cm" svg:y="23.651cm" svg:viewBox="0 0 4425 1429" draw:points="0,1429 476,0 4425,0 3949,1429">
          <text:p/>
        </draw:polygon>
        <draw:polygon draw:style-name="gr2" draw:text-style-name="P2" draw:layer="layout" svg:width="4.424cm" svg:height="1.428cm" svg:x="6.715cm" svg:y="23.651cm" svg:viewBox="0 0 4425 1429" draw:points="0,1429 476,0 4425,0 3949,1429">
          <text:p/>
        </draw:polygon>
        <draw:frame draw:style-name="gr4" draw:text-style-name="P5" draw:layer="layout" svg:width="1.298cm" svg:height="0.323cm" svg:x="2.804cm" svg:y="20.741cm">
          <draw:text-box>
            <text:p text:style-name="P4"><text:span text:style-name="T1">Response</text:span></text:p>
          </draw:text-box>
        </draw:frame>
        <draw:frame draw:style-name="gr4" draw:text-style-name="P5" draw:layer="layout" svg:width="3.762cm" svg:height="0.323cm" svg:x="7.054cm" svg:y="24.024cm">
          <draw:text-box>
            <text:p text:style-name="P4"><text:span text:style-name="T1">Signup success redirecting to</text:span></text:p>
          </draw:text-box>
        </draw:frame>
        <draw:path draw:style-name="gr1" draw:text-style-name="P1" draw:layer="layout" svg:width="1.903cm" svg:height="1.903cm" svg:x="13.089cm" svg:y="23.413cm" svg:viewBox="0 0 1904 1904" svg:d="M1904 953c0 31-1 62-5 93-3 31-7 62-13 93-6 30-14 60-23 90s-19 59-31 88-26 57-40 84c-15 28-31 55-48 81-18 25-36 50-56 75-20 24-41 47-63 69s-45 43-69 62c-24 20-49 39-75 56s-52 33-80 48c-27 15-56 28-84 40-29 12-58 22-88 31s-61 17-92 23c-30 6-61 11-92 14s-62 4-93 4c-32 0-63-1-94-4s-61-8-92-14-61-14-91-23c-29-9-59-19-88-31-28-12-56-25-84-40-27-15-54-31-80-48s-51-36-75-56c-24-19-47-40-69-62s-43-45-63-69c-20-25-38-50-56-75-17-26-33-53-48-81-14-27-28-55-39-84-12-29-23-58-32-88s-17-60-23-90c-6-31-10-62-13-93s-5-62-5-93 2-62 5-93 7-62 13-93c6-30 14-60 23-90s20-59 32-88c11-29 25-57 39-85 15-27 31-54 48-80 18-26 36-51 56-76 20-24 41-47 63-69s45-43 69-63c24-19 49-38 75-55 26-18 53-34 80-48 28-15 56-28 84-40 29-12 59-23 88-32 30-9 60-16 91-22s61-11 92-14 62-5 94-5c31 0 62 2 93 5s62 8 92 14c31 6 62 13 92 22s59 20 88 32c28 12 57 25 84 40 28 14 54 30 80 48 26 17 51 36 75 55 24 20 47 41 69 63s43 45 63 69c20 25 38 50 56 76 17 26 33 53 48 80 14 28 28 56 40 85s22 58 31 88 17 60 23 90c6 31 10 62 13 93 4 31 5 62 5 93z">
          <text:p/>
        </draw:path>
        <draw:path draw:style-name="gr2" draw:text-style-name="P2" draw:layer="layout" svg:width="1.903cm" svg:height="1.903cm" svg:x="13.089cm" svg:y="23.413cm" svg:viewBox="0 0 1904 1904" svg:d="M1904 953c0 31-1 62-5 93-3 31-7 62-13 93-6 30-14 60-23 90s-19 59-31 88-26 57-40 84c-15 28-31 55-48 81-18 25-36 50-56 75-20 24-41 47-63 69s-45 43-69 62c-24 20-49 39-75 56s-52 33-80 48c-27 15-56 28-84 40-29 12-58 22-88 31s-61 17-92 23c-30 6-61 11-92 14s-62 4-93 4c-32 0-63-1-94-4s-61-8-92-14-61-14-91-23c-29-9-59-19-88-31-28-12-56-25-84-40-27-15-54-31-80-48s-51-36-75-56c-24-19-47-40-69-62s-43-45-63-69c-20-25-38-50-56-75-17-26-33-53-48-81-14-27-28-55-39-84-12-29-23-58-32-88s-17-60-23-90c-6-31-10-62-13-93s-5-62-5-93 2-62 5-93 7-62 13-93c6-30 14-60 23-90s20-59 32-88c11-29 25-57 39-85 15-27 31-54 48-80 18-26 36-51 56-76 20-24 41-47 63-69s45-43 69-63c24-19 49-38 75-55 26-18 53-34 80-48 28-15 56-28 84-40 29-12 59-23 88-32 30-9 60-16 91-22s61-11 92-14 62-5 94-5c31 0 62 2 93 5s62 8 92 14c31 6 62 13 92 22s59 20 88 32c28 12 57 25 84 40 28 14 54 30 80 48 26 17 51 36 75 55 24 20 47 41 69 63s43 45 63 69c20 25 38 50 56 76 17 26 33 53 48 80 14 28 28 56 40 85s22 58 31 88 17 60 23 90c6 31 10 62 13 93 4 31 5 62 5 93z">
          <text:p/>
        </draw:path>
        <draw:frame draw:style-name="gr4" draw:text-style-name="P5" draw:layer="layout" svg:width="1.459cm" svg:height="0.323cm" svg:x="8.196cm" svg:y="24.381cm">
          <draw:text-box>
            <text:p text:style-name="P4"><text:span text:style-name="T1">Login Page</text:span></text:p>
          </draw:text-box>
        </draw:frame>
        <draw:polyline draw:style-name="gr2" draw:text-style-name="P2" draw:layer="layout" svg:width="0cm" svg:height="2.109cm" svg:x="8.927cm" svg:y="12.47cm" svg:viewBox="0 0 0 2110" draw:points="0,0 0,1131 0,2110">
          <text:p/>
        </draw:polyline>
        <draw:polygon draw:style-name="gr3" draw:text-style-name="P3" draw:layer="layout" svg:width="0.167cm" svg:height="0.167cm" svg:x="8.844cm" svg:y="14.538cm" svg:viewBox="0 0 168 168" draw:points="84,168 0,0 84,42 168,0">
          <text:p/>
        </draw:polygon>
        <draw:polygon draw:style-name="gr2" draw:text-style-name="P2" draw:layer="layout" svg:width="0.167cm" svg:height="0.167cm" svg:x="8.844cm" svg:y="14.538cm" svg:viewBox="0 0 168 168" draw:points="84,168 0,0 84,42 168,0">
          <text:p/>
        </draw:polygon>
        <draw:polygon draw:style-name="gr1" draw:text-style-name="P1" draw:layer="layout" svg:width="0.88cm" svg:height="0.309cm" svg:x="8.442cm" svg:y="13.221cm" svg:viewBox="0 0 881 310" draw:points="0,0 881,0 881,310 0,310">
          <text:p/>
        </draw:polygon>
        <draw:frame draw:style-name="gr4" draw:text-style-name="P5" draw:layer="layout" svg:width="1.459cm" svg:height="0.323cm" svg:x="13.31cm" svg:y="24.19cm">
          <draw:text-box>
            <text:p text:style-name="P4"><text:span text:style-name="T1">Login Page</text:span></text:p>
          </draw:text-box>
        </draw:frame>
        <draw:line draw:style-name="gr2" draw:text-style-name="P2" draw:layer="layout" svg:x1="7.737cm" svg:y1="11.282cm" svg:x2="5.581cm" svg:y2="11.282cm">
          <text:p/>
        </draw:line>
        <draw:polygon draw:style-name="gr3" draw:text-style-name="P3" draw:layer="layout" svg:width="0.167cm" svg:height="0.166cm" svg:x="5.456cm" svg:y="11.199cm" svg:viewBox="0 0 168 167" draw:points="0,84 168,0 126,84 168,167">
          <text:p/>
        </draw:polygon>
        <draw:polygon draw:style-name="gr2" draw:text-style-name="P2" draw:layer="layout" svg:width="0.167cm" svg:height="0.166cm" svg:x="5.456cm" svg:y="11.199cm" svg:viewBox="0 0 168 167" draw:points="0,84 168,0 126,84 168,167">
          <text:p/>
        </draw:polygon>
        <draw:polygon draw:style-name="gr1" draw:text-style-name="P1" draw:layer="layout" svg:width="0.928cm" svg:height="0.309cm" svg:x="6.301cm" svg:y="11.151cm" svg:viewBox="0 0 929 310" draw:points="0,0 929,0 929,310 0,310">
          <text:p/>
        </draw:polygon>
        <draw:frame draw:style-name="gr5" draw:text-style-name="P6" draw:layer="layout" svg:width="0.907cm" svg:height="0.293cm" svg:x="8.432cm" svg:y="13.222cm">
          <draw:text-box>
            <text:p text:style-name="P4"><text:span text:style-name="T2">Student</text:span></text:p>
          </draw:text-box>
        </draw:frame>
        <draw:polygon draw:style-name="gr1" draw:text-style-name="P1" draw:layer="layout" svg:width="2.378cm" svg:height="2.378cm" svg:x="7.737cm" svg:y="10.093cm" svg:viewBox="0 0 2379 2379" draw:points="1190,0 2379,1190 1190,2379 0,1190">
          <text:p/>
        </draw:polygon>
        <draw:polygon draw:style-name="gr2" draw:text-style-name="P2" draw:layer="layout" svg:width="2.378cm" svg:height="2.378cm" svg:x="7.737cm" svg:y="10.093cm" svg:viewBox="0 0 2379 2379" draw:points="1190,0 2379,1190 1190,2379 0,1190">
          <text:p/>
        </draw:polygon>
        <draw:frame draw:style-name="gr5" draw:text-style-name="P6" draw:layer="layout" svg:width="0.965cm" svg:height="0.293cm" svg:x="6.3cm" svg:y="11.153cm">
          <draw:text-box>
            <text:p text:style-name="P4"><text:span text:style-name="T2">Teacher</text:span></text:p>
          </draw:text-box>
        </draw:frame>
        <draw:line draw:style-name="gr2" draw:text-style-name="P2" draw:layer="layout" svg:x1="3.455cm" svg:y1="12.353cm" svg:x2="3.455cm" svg:y2="14.936cm">
          <text:p/>
        </draw:line>
        <draw:polygon draw:style-name="gr3" draw:text-style-name="P3" draw:layer="layout" svg:width="0.167cm" svg:height="0.166cm" svg:x="3.372cm" svg:y="14.895cm" svg:viewBox="0 0 168 167" draw:points="84,167 0,0 84,41 168,0">
          <text:p/>
        </draw:polygon>
        <draw:polygon draw:style-name="gr2" draw:text-style-name="P2" draw:layer="layout" svg:width="0.167cm" svg:height="0.166cm" svg:x="3.372cm" svg:y="14.895cm" svg:viewBox="0 0 168 167" draw:points="84,167 0,0 84,41 168,0">
          <text:p/>
        </draw:polygon>
        <draw:polygon draw:style-name="gr1" draw:text-style-name="P1" draw:layer="layout" svg:width="4.425cm" svg:height="2.141cm" svg:x="1.243cm" svg:y="10.212cm" svg:viewBox="0 0 4426 2142" draw:points="0,2142 476,0 4426,0 3950,2142">
          <text:p/>
        </draw:polygon>
        <draw:polygon draw:style-name="gr2" draw:text-style-name="P2" draw:layer="layout" svg:width="4.425cm" svg:height="2.141cm" svg:x="1.243cm" svg:y="10.212cm" svg:viewBox="0 0 4426 2142" draw:points="0,2142 476,0 4426,0 3950,2142">
          <text:p/>
        </draw:polygon>
        <draw:frame draw:style-name="gr4" draw:text-style-name="P5" draw:layer="layout" svg:width="0.754cm" svg:height="0.323cm" svg:x="8.545cm" svg:y="11.108cm">
          <draw:text-box>
            <text:p text:style-name="P4"><text:span text:style-name="T1">Role?</text:span></text:p>
          </draw:text-box>
        </draw:frame>
        <draw:frame draw:style-name="gr4" draw:text-style-name="P5" draw:layer="layout" svg:width="4.322cm" svg:height="0.323cm" svg:x="1.305cm" svg:y="10.941cm">
          <draw:text-box>
            <text:p text:style-name="P4"><text:span text:style-name="T1">Input username, email, password </text:span></text:p>
          </draw:text-box>
        </draw:frame>
        <draw:polyline draw:style-name="gr2" draw:text-style-name="P2" draw:layer="layout" svg:width="0.003cm" svg:height="1.217cm" svg:x="8.925cm" svg:y="22.283cm" svg:viewBox="0 0 4 1218" draw:points="0,0 0,687 4,1218">
          <text:p/>
        </draw:polyline>
        <draw:polygon draw:style-name="gr3" draw:text-style-name="P3" draw:layer="layout" svg:width="0.167cm" svg:height="0.167cm" svg:x="8.843cm" svg:y="23.458cm" svg:viewBox="0 0 168 168" draw:points="85,168 0,0 85,43 168,0">
          <text:p/>
        </draw:polygon>
        <draw:polygon draw:style-name="gr2" draw:text-style-name="P2" draw:layer="layout" svg:width="0.167cm" svg:height="0.167cm" svg:x="8.843cm" svg:y="23.458cm" svg:viewBox="0 0 168 168" draw:points="85,168 0,0 85,43 168,0">
          <text:p/>
        </draw:polygon>
        <draw:polygon draw:style-name="gr1" draw:text-style-name="P1" draw:layer="layout" svg:width="0.976cm" svg:height="0.31cm" svg:x="8.418cm" svg:y="22.759cm" svg:viewBox="0 0 977 311" draw:points="0,0 977,0 977,311 0,311">
          <text:p/>
        </draw:polygon>
        <draw:frame draw:style-name="gr4" draw:text-style-name="P5" draw:layer="layout" svg:width="2.674cm" svg:height="0.323cm" svg:x="2.122cm" svg:y="11.298cm">
          <draw:text-box>
            <text:p text:style-name="P4"><text:span text:style-name="T1">and retype password</text:span></text:p>
          </draw:text-box>
        </draw:frame>
        <draw:line draw:style-name="gr2" draw:text-style-name="P2" draw:layer="layout" svg:x1="10.353cm" svg:y1="20.916cm" svg:x2="16.506cm" svg:y2="20.916cm">
          <text:p/>
        </draw:line>
        <draw:polygon draw:style-name="gr3" draw:text-style-name="P3" draw:layer="layout" svg:width="0.166cm" svg:height="0.166cm" svg:x="16.464cm" svg:y="20.833cm" svg:viewBox="0 0 167 167" draw:points="167,83 0,167 42,83 0,0">
          <text:p/>
        </draw:polygon>
        <draw:polygon draw:style-name="gr2" draw:text-style-name="P2" draw:layer="layout" svg:width="0.166cm" svg:height="0.166cm" svg:x="16.464cm" svg:y="20.833cm" svg:viewBox="0 0 167 167" draw:points="167,83 0,167 42,83 0,0">
          <text:p/>
        </draw:polygon>
        <draw:polygon draw:style-name="gr1" draw:text-style-name="P1" draw:layer="layout" svg:width="0.595cm" svg:height="0.309cm" svg:x="13.033cm" svg:y="20.785cm" svg:viewBox="0 0 596 310" draw:points="0,0 596,0 596,310 0,310">
          <text:p/>
        </draw:polygon>
        <draw:frame draw:style-name="gr5" draw:text-style-name="P6" draw:layer="layout" svg:width="0.994cm" svg:height="0.293cm" svg:x="8.412cm" svg:y="22.761cm">
          <draw:text-box>
            <text:p text:style-name="P4"><text:span text:style-name="T2">Success</text:span></text:p>
          </draw:text-box>
        </draw:frame>
        <draw:polygon draw:style-name="gr1" draw:text-style-name="P1" draw:layer="layout" svg:width="2.854cm" svg:height="2.736cm" svg:x="7.499cm" svg:y="19.548cm" svg:viewBox="0 0 2855 2737" draw:points="1427,0 2855,1369 1427,2737 0,1369">
          <text:p/>
        </draw:polygon>
        <draw:polygon draw:style-name="gr2" draw:text-style-name="P2" draw:layer="layout" svg:width="2.854cm" svg:height="2.736cm" svg:x="7.499cm" svg:y="19.548cm" svg:viewBox="0 0 2855 2737" draw:points="1427,0 2855,1369 1427,2737 0,1369">
          <text:p/>
        </draw:polygon>
        <draw:frame draw:style-name="gr5" draw:text-style-name="P6" draw:layer="layout" svg:width="0.585cm" svg:height="0.293cm" svg:x="13.04cm" svg:y="20.787cm">
          <draw:text-box>
            <text:p text:style-name="P4"><text:span text:style-name="T2">Error</text:span></text:p>
          </draw:text-box>
        </draw:frame>
        <draw:line draw:style-name="gr2" draw:text-style-name="P2" draw:layer="layout" svg:x1="17.846cm" svg:y1="20.083cm" svg:x2="17.846cm" svg:y2="12.742cm">
          <text:p/>
        </draw:line>
        <draw:polygon draw:style-name="gr3" draw:text-style-name="P3" draw:layer="layout" svg:width="0.167cm" svg:height="0.166cm" svg:x="17.763cm" svg:y="12.617cm" svg:viewBox="0 0 168 167" draw:points="84,0 168,167 84,126 0,167">
          <text:p/>
        </draw:polygon>
        <draw:polygon draw:style-name="gr2" draw:text-style-name="P2" draw:layer="layout" svg:width="0.167cm" svg:height="0.166cm" svg:x="17.763cm" svg:y="12.617cm" svg:viewBox="0 0 168 167" draw:points="84,0 168,167 84,126 0,167">
          <text:p/>
        </draw:polygon>
        <draw:polygon draw:style-name="gr1" draw:text-style-name="P1" draw:layer="layout" svg:width="2.854cm" svg:height="1.427cm" svg:x="16.419cm" svg:y="20.202cm" svg:viewBox="0 0 2855 1428" draw:points="0,1428 476,0 2855,0 2380,1428">
          <text:p/>
        </draw:polygon>
        <draw:polygon draw:style-name="gr2" draw:text-style-name="P2" draw:layer="layout" svg:width="2.854cm" svg:height="1.427cm" svg:x="16.419cm" svg:y="20.202cm" svg:viewBox="0 0 2855 1428" draw:points="0,1428 476,0 2855,0 2380,1428">
          <text:p/>
        </draw:polygon>
        <draw:frame draw:style-name="gr4" draw:text-style-name="P5" draw:layer="layout" svg:width="2.258cm" svg:height="0.323cm" svg:x="7.8cm" svg:y="20.741cm">
          <draw:text-box>
            <text:p text:style-name="P4"><text:span text:style-name="T1">Error or success?</text:span></text:p>
          </draw:text-box>
        </draw:frame>
        <draw:polyline draw:style-name="gr2" draw:text-style-name="P2" draw:layer="layout" svg:width="0cm" svg:height="0.798cm" svg:x="17.847cm" svg:y="9.176cm" svg:viewBox="0 0 0 799" draw:points="0,799 0,322 0,0">
          <text:p/>
        </draw:polyline>
        <draw:polygon draw:style-name="gr3" draw:text-style-name="P3" draw:layer="layout" svg:width="0.167cm" svg:height="0.167cm" svg:x="17.763cm" svg:y="9.051cm" svg:viewBox="0 0 168 168" draw:points="84,0 168,167 85,125 0,168">
          <text:p/>
        </draw:polygon>
        <draw:polygon draw:style-name="gr2" draw:text-style-name="P2" draw:layer="layout" svg:width="0.167cm" svg:height="0.167cm" svg:x="17.763cm" svg:y="9.051cm" svg:viewBox="0 0 168 168" draw:points="84,0 168,167 85,125 0,168">
          <text:p/>
        </draw:polygon>
        <draw:polygon draw:style-name="gr1" draw:text-style-name="P1" draw:layer="layout" svg:width="0.595cm" svg:height="0.309cm" svg:x="17.576cm" svg:y="9.415cm" svg:viewBox="0 0 596 310" draw:points="0,0 596,0 596,310 0,310">
          <text:p/>
        </draw:polygon>
        <draw:frame draw:style-name="gr4" draw:text-style-name="P5" draw:layer="layout" svg:width="1.89cm" svg:height="0.323cm" svg:x="16.902cm" svg:y="20.741cm">
          <draw:text-box>
            <text:p text:style-name="P4"><text:span text:style-name="T1">Error message</text:span></text:p>
          </draw:text-box>
        </draw:frame>
        <draw:line draw:style-name="gr2" draw:text-style-name="P2" draw:layer="layout" svg:x1="16.597cm" svg:y1="11.282cm" svg:x2="10.267cm" svg:y2="11.282cm">
          <text:p/>
        </draw:line>
        <draw:polygon draw:style-name="gr3" draw:text-style-name="P3" draw:layer="layout" svg:width="0.167cm" svg:height="0.166cm" svg:x="10.142cm" svg:y="11.199cm" svg:viewBox="0 0 168 167" draw:points="0,84 168,0 126,84 168,167">
          <text:p/>
        </draw:polygon>
        <draw:polygon draw:style-name="gr2" draw:text-style-name="P2" draw:layer="layout" svg:width="0.167cm" svg:height="0.166cm" svg:x="10.142cm" svg:y="11.199cm" svg:viewBox="0 0 168 167" draw:points="0,84 168,0 126,84 168,167">
          <text:p/>
        </draw:polygon>
        <draw:polygon draw:style-name="gr1" draw:text-style-name="P1" draw:layer="layout" svg:width="2.498cm" svg:height="2.616cm" svg:x="16.597cm" svg:y="9.974cm" svg:viewBox="0 0 2499 2617" draw:points="1249,0 2499,1308 1249,2617 0,1308">
          <text:p/>
        </draw:polygon>
        <draw:polygon draw:style-name="gr2" draw:text-style-name="P2" draw:layer="layout" svg:width="2.498cm" svg:height="2.616cm" svg:x="16.597cm" svg:y="9.974cm" svg:viewBox="0 0 2499 2617" draw:points="1249,0 2499,1308 1249,2617 0,1308">
          <text:p/>
        </draw:polygon>
        <draw:frame draw:style-name="gr5" draw:text-style-name="P6" draw:layer="layout" svg:width="0.586cm" svg:height="0.293cm" svg:x="17.583cm" svg:y="9.416cm">
          <draw:text-box>
            <text:p text:style-name="P4"><text:span text:style-name="T2">Back</text:span></text:p>
          </draw:text-box>
        </draw:frame>
        <draw:frame draw:style-name="gr4" draw:text-style-name="P5" draw:layer="layout" svg:width="2.034cm" svg:height="0.323cm" svg:x="16.819cm" svg:y="10.941cm">
          <draw:text-box>
            <text:p text:style-name="P4"><text:span text:style-name="T1">Retry or back to</text:span></text:p>
          </draw:text-box>
        </draw:frame>
        <draw:frame draw:style-name="gr4" draw:text-style-name="P5" draw:layer="layout" svg:width="0.77cm" svg:height="0.323cm" svg:x="17.446cm" svg:y="11.298cm">
          <draw:text-box>
            <text:p text:style-name="P4"><text:span text:style-name="T1">login?</text:span></text:p>
          </draw:text-box>
        </draw:frame>
      </draw:page>
      <draw:page draw:name="page4"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0.904cm" svg:y1="7.714cm" svg:x2="10.904cm" svg:y2="9.228cm">
          <text:p/>
        </draw:line>
        <draw:polygon draw:style-name="gr3" draw:text-style-name="P3" draw:layer="layout" svg:width="0.166cm" svg:height="0.166cm" svg:x="10.821cm" svg:y="9.186cm" svg:viewBox="0 0 167 167" draw:points="84,167 0,0 84,43 167,0">
          <text:p/>
        </draw:polygon>
        <draw:polygon draw:style-name="gr2" draw:text-style-name="P2" draw:layer="layout" svg:width="0.166cm" svg:height="0.166cm" svg:x="10.821cm" svg:y="9.186cm" svg:viewBox="0 0 167 167" draw:points="84,167 0,0 84,43 167,0">
          <text:p/>
        </draw:polygon>
        <draw:path draw:style-name="gr1" draw:text-style-name="P1" draw:layer="layout" svg:width="1.903cm" svg:height="1.903cm" svg:x="9.952cm" svg:y="5.811cm" svg:viewBox="0 0 1904 1904" svg:d="M1904 953c0 31-1 62-4 93s-8 62-14 92c-6 31-14 61-23 91s-19 59-31 88c-12 28-25 57-40 84-15 28-31 54-48 80s-36 51-56 75c-19 24-40 47-62 69s-46 43-70 63-49 38-75 56c-26 17-52 33-80 48-27 14-55 28-84 40s-58 22-88 31-60 17-91 23c-30 6-61 10-92 13-31 4-62 5-93 5s-62-1-93-5c-31-3-62-7-93-13-30-6-61-14-90-23-30-9-60-19-88-31-29-12-57-26-86-40-27-15-54-31-80-48-26-18-51-36-75-56s-47-41-69-63-43-45-63-69c-19-24-38-49-55-75-18-26-34-52-48-80-15-27-28-56-40-84-12-29-23-58-32-88s-16-60-22-91c-6-30-11-61-14-92s-5-62-5-93c0-32 2-63 5-94 3-32 8-62 14-93s13-61 22-91c9-29 20-59 32-88 12-28 25-56 40-84 14-27 30-54 48-80 17-26 36-51 55-75 20-24 41-47 63-69s45-43 69-63 49-38 75-56c26-17 53-33 80-48 29-14 57-28 86-39 28-12 58-23 88-32 29-9 60-17 90-23 31-6 62-10 93-13s62-5 93-5 62 2 93 5 62 7 92 13c31 6 61 14 91 23s59 20 88 32c29 11 57 25 84 39 28 15 54 31 80 48 26 18 51 36 75 56s48 41 70 63 43 45 62 69c20 24 39 49 56 75s33 53 48 80c15 28 28 56 40 84 12 29 22 59 31 88 9 30 17 60 23 91s11 61 14 93c3 31 4 62 4 94z">
          <text:p/>
        </draw:path>
        <draw:path draw:style-name="gr2" draw:text-style-name="P2" draw:layer="layout" svg:width="1.903cm" svg:height="1.903cm" svg:x="9.952cm" svg:y="5.811cm" svg:viewBox="0 0 1904 1904" svg:d="M1904 953c0 31-1 62-4 93s-8 62-14 92c-6 31-14 61-23 91s-19 59-31 88c-12 28-25 57-40 84-15 28-31 54-48 80s-36 51-56 75c-19 24-40 47-62 69s-46 43-70 63-49 38-75 56c-26 17-52 33-80 48-27 14-55 28-84 40s-58 22-88 31-60 17-91 23c-30 6-61 10-92 13-31 4-62 5-93 5s-62-1-93-5c-31-3-62-7-93-13-30-6-61-14-90-23-30-9-60-19-88-31-29-12-57-26-86-40-27-15-54-31-80-48-26-18-51-36-75-56s-47-41-69-63-43-45-63-69c-19-24-38-49-55-75-18-26-34-52-48-80-15-27-28-56-40-84-12-29-23-58-32-88s-16-60-22-91c-6-30-11-61-14-92s-5-62-5-93c0-32 2-63 5-94 3-32 8-62 14-93s13-61 22-91c9-29 20-59 32-88 12-28 25-56 40-84 14-27 30-54 48-80 17-26 36-51 55-75 20-24 41-47 63-69s45-43 69-63 49-38 75-56c26-17 53-33 80-48 29-14 57-28 86-39 28-12 58-23 88-32 29-9 60-17 90-23 31-6 62-10 93-13s62-5 93-5 62 2 93 5 62 7 92 13c31 6 61 14 91 23s59 20 88 32c29 11 57 25 84 39 28 15 54 31 80 48 26 18 51 36 75 56s48 41 70 63 43 45 62 69c20 24 39 49 56 75s33 53 48 80c15 28 28 56 40 84 12 29 22 59 31 88 9 30 17 60 23 91s11 61 14 93c3 31 4 62 4 94z">
          <text:p/>
        </draw:path>
        <draw:frame draw:style-name="gr4" draw:text-style-name="P5" draw:layer="layout" svg:width="1.026cm" svg:height="0.323cm" svg:x="10.385cm" svg:y="6.421cm">
          <draw:text-box>
            <text:p text:style-name="P4"><text:span text:style-name="T1">General</text:span></text:p>
          </draw:text-box>
        </draw:frame>
        <draw:frame draw:style-name="gr4" draw:text-style-name="P5" draw:layer="layout" svg:width="1.41cm" svg:height="0.323cm" svg:x="10.194cm" svg:y="6.778cm">
          <draw:text-box>
            <text:p text:style-name="P4"><text:span text:style-name="T1">Dashboard</text:span></text:p>
          </draw:text-box>
        </draw:frame>
        <draw:line draw:style-name="gr2" draw:text-style-name="P2" draw:layer="layout" svg:x1="9.477cm" svg:y1="10.687cm" svg:x2="7.838cm" svg:y2="10.687cm">
          <text:p/>
        </draw:line>
        <draw:polygon draw:style-name="gr3" draw:text-style-name="P3" draw:layer="layout" svg:width="0.167cm" svg:height="0.167cm" svg:x="7.713cm" svg:y="10.604cm" svg:viewBox="0 0 168 168" draw:points="0,83 168,0 126,83 168,168">
          <text:p/>
        </draw:polygon>
        <draw:polygon draw:style-name="gr2" draw:text-style-name="P2" draw:layer="layout" svg:width="0.167cm" svg:height="0.167cm" svg:x="7.713cm" svg:y="10.604cm" svg:viewBox="0 0 168 168" draw:points="0,83 168,0 126,83 168,168">
          <text:p/>
        </draw:polygon>
        <draw:polygon draw:style-name="gr1" draw:text-style-name="P1" draw:layer="layout" svg:width="0.927cm" svg:height="0.31cm" svg:x="8.252cm" svg:y="10.58cm" svg:viewBox="0 0 928 311" draw:points="0,0 928,0 928,311 0,311">
          <text:p/>
        </draw:polygon>
        <draw:frame draw:style-name="gr4" draw:text-style-name="P5" draw:layer="layout" svg:width="2.514cm" svg:height="0.323cm" svg:x="1.916cm" svg:y="3.852cm">
          <draw:text-box>
            <text:p text:style-name="P4"><text:span text:style-name="T1">General Dashboard</text:span></text:p>
          </draw:text-box>
        </draw:frame>
        <draw:line draw:style-name="gr2" draw:text-style-name="P2" draw:layer="layout" svg:x1="12.331cm" svg:y1="10.687cm" svg:x2="13.851cm" svg:y2="10.687cm">
          <text:p/>
        </draw:line>
        <draw:polygon draw:style-name="gr3" draw:text-style-name="P3" draw:layer="layout" svg:width="0.166cm" svg:height="0.167cm" svg:x="13.809cm" svg:y="10.604cm" svg:viewBox="0 0 167 168" draw:points="167,83 0,168 42,83 0,0">
          <text:p/>
        </draw:polygon>
        <draw:polygon draw:style-name="gr2" draw:text-style-name="P2" draw:layer="layout" svg:width="0.166cm" svg:height="0.167cm" svg:x="13.809cm" svg:y="10.604cm" svg:viewBox="0 0 167 168" draw:points="167,83 0,168 42,83 0,0">
          <text:p/>
        </draw:polygon>
        <draw:polygon draw:style-name="gr1" draw:text-style-name="P1" draw:layer="layout" svg:width="0.88cm" svg:height="0.309cm" svg:x="12.581cm" svg:y="10.533cm" svg:viewBox="0 0 881 310" draw:points="0,0 881,0 881,310 0,310">
          <text:p/>
        </draw:polygon>
        <draw:frame draw:style-name="gr5" draw:text-style-name="P6" draw:layer="layout" svg:width="0.965cm" svg:height="0.293cm" svg:x="8.251cm" svg:y="10.582cm">
          <draw:text-box>
            <text:p text:style-name="P4"><text:span text:style-name="T2">Teacher</text:span></text:p>
          </draw:text-box>
        </draw:frame>
        <draw:polygon draw:style-name="gr1" draw:text-style-name="P1" draw:layer="layout" svg:width="2.854cm" svg:height="2.617cm" svg:x="9.477cm" svg:y="9.379cm" svg:viewBox="0 0 2855 2618" draw:points="1428,0 2855,1308 1428,2618 0,1308">
          <text:p/>
        </draw:polygon>
        <draw:polygon draw:style-name="gr2" draw:text-style-name="P2" draw:layer="layout" svg:width="2.854cm" svg:height="2.617cm" svg:x="9.477cm" svg:y="9.379cm" svg:viewBox="0 0 2855 2618" draw:points="1428,0 2855,1308 1428,2618 0,1308">
          <text:p/>
        </draw:polygon>
        <draw:frame draw:style-name="gr5" draw:text-style-name="P6" draw:layer="layout" svg:width="0.907cm" svg:height="0.293cm" svg:x="12.571cm" svg:y="10.534cm">
          <draw:text-box>
            <text:p text:style-name="P4"><text:span text:style-name="T2">Student</text:span></text:p>
          </draw:text-box>
        </draw:frame>
        <draw:line draw:style-name="gr2" draw:text-style-name="P2" draw:layer="layout" svg:x1="4.576cm" svg:y1="10.687cm" svg:x2="3.562cm" svg:y2="10.687cm">
          <text:p/>
        </draw:line>
        <draw:polygon draw:style-name="gr3" draw:text-style-name="P3" draw:layer="layout" svg:width="0.167cm" svg:height="0.167cm" svg:x="3.437cm" svg:y="10.604cm" svg:viewBox="0 0 168 168" draw:points="0,83 168,0 125,83 168,168">
          <text:p/>
        </draw:polygon>
        <draw:polygon draw:style-name="gr2" draw:text-style-name="P2" draw:layer="layout" svg:width="0.167cm" svg:height="0.167cm" svg:x="3.437cm" svg:y="10.604cm" svg:viewBox="0 0 168 168" draw:points="0,83 168,0 125,83 168,168">
          <text:p/>
        </draw:polygon>
        <draw:polygon draw:style-name="gr1" draw:text-style-name="P1" draw:layer="layout" svg:width="0.356cm" svg:height="0.309cm" svg:x="3.923cm" svg:y="10.604cm" svg:viewBox="0 0 357 310" draw:points="0,0 357,0 357,310 0,310">
          <text:p/>
        </draw:polygon>
        <draw:frame draw:style-name="gr4" draw:text-style-name="P5" draw:layer="layout" svg:width="0.754cm" svg:height="0.323cm" svg:x="10.519cm" svg:y="10.513cm">
          <draw:text-box>
            <text:p text:style-name="P4"><text:span text:style-name="T1">Role?</text:span></text:p>
          </draw:text-box>
        </draw:frame>
        <draw:line draw:style-name="gr2" draw:text-style-name="P2" draw:layer="layout" svg:x1="6.131cm" svg:y1="12.174cm" svg:x2="6.131cm" svg:y2="13.509cm">
          <text:p/>
        </draw:line>
        <draw:polygon draw:style-name="gr3" draw:text-style-name="P3" draw:layer="layout" svg:width="0.167cm" svg:height="0.166cm" svg:x="6.048cm" svg:y="13.468cm" svg:viewBox="0 0 168 167" draw:points="84,167 0,0 84,41 168,0">
          <text:p/>
        </draw:polygon>
        <draw:polygon draw:style-name="gr2" draw:text-style-name="P2" draw:layer="layout" svg:width="0.167cm" svg:height="0.166cm" svg:x="6.048cm" svg:y="13.468cm" svg:viewBox="0 0 168 167" draw:points="84,167 0,0 84,41 168,0">
          <text:p/>
        </draw:polygon>
        <draw:polygon draw:style-name="gr1" draw:text-style-name="P1" draw:layer="layout" svg:width="0.405cm" svg:height="0.309cm" svg:x="5.944cm" svg:y="12.745cm" svg:viewBox="0 0 406 310" draw:points="0,0 406,0 406,310 0,310">
          <text:p/>
        </draw:polygon>
        <draw:frame draw:style-name="gr5" draw:text-style-name="P6" draw:layer="layout" svg:width="0.338cm" svg:height="0.293cm" svg:x="3.934cm" svg:y="10.606cm">
          <draw:text-box>
            <text:p text:style-name="P4"><text:span text:style-name="T2">No</text:span></text:p>
          </draw:text-box>
        </draw:frame>
        <draw:polygon draw:style-name="gr1" draw:text-style-name="P1" draw:layer="layout" svg:width="3.111cm" svg:height="2.973cm" svg:x="4.576cm" svg:y="9.201cm" svg:viewBox="0 0 3112 2974" draw:points="1556,0 3112,1487 1556,2974 0,1487">
          <text:p/>
        </draw:polygon>
        <draw:polygon draw:style-name="gr2" draw:text-style-name="P2" draw:layer="layout" svg:width="3.111cm" svg:height="2.973cm" svg:x="4.576cm" svg:y="9.201cm" svg:viewBox="0 0 3112 2974" draw:points="1556,0 3112,1487 1556,2974 0,1487">
          <text:p/>
        </draw:polygon>
        <draw:frame draw:style-name="gr5" draw:text-style-name="P6" draw:layer="layout" svg:width="0.454cm" svg:height="0.293cm" svg:x="5.934cm" svg:y="12.747cm">
          <draw:text-box>
            <text:p text:style-name="P4"><text:span text:style-name="T2">Yes</text:span></text:p>
          </draw:text-box>
        </draw:frame>
        <draw:frame draw:style-name="gr4" draw:text-style-name="P5" draw:layer="layout" svg:width="2.338cm" svg:height="0.323cm" svg:x="4.981cm" svg:y="10.346cm">
          <draw:text-box>
            <text:p text:style-name="P4"><text:span text:style-name="T1">Teacher created a</text:span></text:p>
          </draw:text-box>
        </draw:frame>
        <draw:path draw:style-name="gr1" draw:text-style-name="P1" draw:layer="layout" svg:width="1.903cm" svg:height="1.903cm" svg:x="1.508cm" svg:y="9.736cm" svg:viewBox="0 0 1904 1904" svg:d="M1904 952c0 32-2 63-5 94s-7 61-13 92-14 61-23 91c-9 29-20 59-32 88-11 28-25 56-39 84-15 27-31 54-48 80-18 26-36 51-56 75s-41 47-63 69-45 43-69 63-49 38-75 56c-26 17-53 33-80 48-28 14-57 28-85 39-29 12-59 23-88 32-30 9-60 17-91 23s-61 10-92 13-62 5-94 5c-31 0-62-2-93-5s-62-7-92-13c-31-6-61-14-91-23s-59-20-88-32c-28-11-57-25-84-39-28-15-54-31-80-48-26-18-51-36-75-56s-47-41-69-63-43-45-63-69-38-49-56-75c-17-26-33-53-48-80-14-28-28-56-40-84-12-29-22-59-31-88-9-30-17-60-23-91s-10-61-13-92c-4-31-5-62-5-94 0-31 1-62 5-93 3-31 7-62 13-92 6-31 14-62 23-92s19-59 31-88c12-28 26-57 40-84 15-28 31-54 48-80 18-26 36-51 56-75s41-47 63-69 45-43 69-63 49-38 75-56c26-17 52-33 80-48 27-14 56-28 84-40 29-12 58-22 88-31s60-17 91-23c30-6 61-10 92-13 31-4 62-5 93-5 32 0 63 1 94 5 31 3 61 7 92 13s61 14 91 23c29 9 59 19 88 31 28 12 57 26 85 40 27 15 54 31 80 48 26 18 51 36 75 56s47 41 69 63 43 45 63 69 38 49 56 75c17 26 33 52 48 80 14 27 28 56 39 84 12 29 23 58 32 88s17 61 23 92c6 30 10 61 13 92s5 62 5 93z">
          <text:p/>
        </draw:path>
        <draw:path draw:style-name="gr2" draw:text-style-name="P2" draw:layer="layout" svg:width="1.903cm" svg:height="1.903cm" svg:x="1.508cm" svg:y="9.736cm" svg:viewBox="0 0 1904 1904" svg:d="M1904 952c0 32-2 63-5 94s-7 61-13 92-14 61-23 91c-9 29-20 59-32 88-11 28-25 56-39 84-15 27-31 54-48 80-18 26-36 51-56 75s-41 47-63 69-45 43-69 63-49 38-75 56c-26 17-53 33-80 48-28 14-57 28-85 39-29 12-59 23-88 32-30 9-60 17-91 23s-61 10-92 13-62 5-94 5c-31 0-62-2-93-5s-62-7-92-13c-31-6-61-14-91-23s-59-20-88-32c-28-11-57-25-84-39-28-15-54-31-80-48-26-18-51-36-75-56s-47-41-69-63-43-45-63-69-38-49-56-75c-17-26-33-53-48-80-14-28-28-56-40-84-12-29-22-59-31-88-9-30-17-60-23-91s-10-61-13-92c-4-31-5-62-5-94 0-31 1-62 5-93 3-31 7-62 13-92 6-31 14-62 23-92s19-59 31-88c12-28 26-57 40-84 15-28 31-54 48-80 18-26 36-51 56-75s41-47 63-69 45-43 69-63 49-38 75-56c26-17 52-33 80-48 27-14 56-28 84-40 29-12 58-22 88-31s60-17 91-23c30-6 61-10 92-13 31-4 62-5 93-5 32 0 63 1 94 5 31 3 61 7 92 13s61 14 91 23c29 9 59 19 88 31 28 12 57 26 85 40 27 15 54 31 80 48 26 18 51 36 75 56s47 41 69 63 43 45 63 69 38 49 56 75c17 26 33 52 48 80 14 27 28 56 39 84 12 29 23 58 32 88s17 61 23 92c6 30 10 61 13 92s5 62 5 93z">
          <text:p/>
        </draw:path>
        <draw:frame draw:style-name="gr4" draw:text-style-name="P5" draw:layer="layout" svg:width="1.474cm" svg:height="0.323cm" svg:x="5.393cm" svg:y="10.703cm">
          <draw:text-box>
            <text:p text:style-name="P4"><text:span text:style-name="T1">classroom?</text:span></text:p>
          </draw:text-box>
        </draw:frame>
        <draw:frame draw:style-name="gr4" draw:text-style-name="P5" draw:layer="layout" svg:width="0.866cm" svg:height="0.323cm" svg:x="2.02cm" svg:y="10.18cm">
          <draw:text-box>
            <text:p text:style-name="P4"><text:span text:style-name="T1">Create</text:span></text:p>
          </draw:text-box>
        </draw:frame>
        <draw:frame draw:style-name="gr4" draw:text-style-name="P5" draw:layer="layout" svg:width="1.378cm" svg:height="0.323cm" svg:x="1.766cm" svg:y="10.513cm">
          <draw:text-box>
            <text:p text:style-name="P4"><text:span text:style-name="T1">Classroom</text:span></text:p>
          </draw:text-box>
        </draw:frame>
        <draw:line draw:style-name="gr2" draw:text-style-name="P2" draw:layer="layout" svg:x1="17.332cm" svg:y1="10.687cm" svg:x2="18.602cm" svg:y2="10.687cm">
          <text:p/>
        </draw:line>
        <draw:polygon draw:style-name="gr3" draw:text-style-name="P3" draw:layer="layout" svg:width="0.167cm" svg:height="0.167cm" svg:x="18.56cm" svg:y="10.604cm" svg:viewBox="0 0 168 168" draw:points="168,83 0,168 42,83 0,0">
          <text:p/>
        </draw:polygon>
        <draw:polygon draw:style-name="gr2" draw:text-style-name="P2" draw:layer="layout" svg:width="0.167cm" svg:height="0.167cm" svg:x="18.56cm" svg:y="10.604cm" svg:viewBox="0 0 168 168" draw:points="168,83 0,168 42,83 0,0">
          <text:p/>
        </draw:polygon>
        <draw:polygon draw:style-name="gr1" draw:text-style-name="P1" draw:layer="layout" svg:width="0.357cm" svg:height="0.309cm" svg:x="17.743cm" svg:y="10.533cm" svg:viewBox="0 0 358 310" draw:points="0,0 358,0 358,310 0,310">
          <text:p/>
        </draw:polygon>
        <draw:frame draw:style-name="gr4" draw:text-style-name="P5" draw:layer="layout" svg:width="0.674cm" svg:height="0.323cm" svg:x="2.115cm" svg:y="10.87cm">
          <draw:text-box>
            <text:p text:style-name="P4"><text:span text:style-name="T1">Page</text:span></text:p>
          </draw:text-box>
        </draw:frame>
        <draw:line draw:style-name="gr2" draw:text-style-name="P2" draw:layer="layout" svg:x1="15.667cm" svg:y1="12.055cm" svg:x2="15.667cm" svg:y2="13.509cm">
          <text:p/>
        </draw:line>
        <draw:polygon draw:style-name="gr3" draw:text-style-name="P3" draw:layer="layout" svg:width="0.166cm" svg:height="0.166cm" svg:x="15.584cm" svg:y="13.468cm" svg:viewBox="0 0 167 167" draw:points="83,167 0,0 83,41 167,0">
          <text:p/>
        </draw:polygon>
        <draw:polygon draw:style-name="gr2" draw:text-style-name="P2" draw:layer="layout" svg:width="0.166cm" svg:height="0.166cm" svg:x="15.584cm" svg:y="13.468cm" svg:viewBox="0 0 167 167" draw:points="83,167 0,0 83,41 167,0">
          <text:p/>
        </draw:polygon>
        <draw:polygon draw:style-name="gr1" draw:text-style-name="P1" draw:layer="layout" svg:width="0.404cm" svg:height="0.309cm" svg:x="15.483cm" svg:y="12.745cm" svg:viewBox="0 0 405 310" draw:points="0,0 405,0 405,310 0,310">
          <text:p/>
        </draw:polygon>
        <draw:frame draw:style-name="gr5" draw:text-style-name="P6" draw:layer="layout" svg:width="0.338cm" svg:height="0.293cm" svg:x="17.754cm" svg:y="10.534cm">
          <draw:text-box>
            <text:p text:style-name="P4"><text:span text:style-name="T2">No</text:span></text:p>
          </draw:text-box>
        </draw:frame>
        <draw:polygon draw:style-name="gr1" draw:text-style-name="P1" draw:layer="layout" svg:width="3.33cm" svg:height="2.735cm" svg:x="14.002cm" svg:y="9.32cm" svg:viewBox="0 0 3331 2736" draw:points="1666,0 3331,1368 1666,2736 0,1368">
          <text:p/>
        </draw:polygon>
        <draw:polygon draw:style-name="gr2" draw:text-style-name="P2" draw:layer="layout" svg:width="3.33cm" svg:height="2.735cm" svg:x="14.002cm" svg:y="9.32cm" svg:viewBox="0 0 3331 2736" draw:points="1666,0 3331,1368 1666,2736 0,1368">
          <text:p/>
        </draw:polygon>
        <draw:frame draw:style-name="gr5" draw:text-style-name="P6" draw:layer="layout" svg:width="0.454cm" svg:height="0.293cm" svg:x="15.472cm" svg:y="12.747cm">
          <draw:text-box>
            <text:p text:style-name="P4"><text:span text:style-name="T2">Yes</text:span></text:p>
          </draw:text-box>
        </draw:frame>
        <draw:frame draw:style-name="gr4" draw:text-style-name="P5" draw:layer="layout" svg:width="2.643cm" svg:height="0.323cm" svg:x="14.341cm" svg:y="10.346cm">
          <draw:text-box>
            <text:p text:style-name="P4"><text:span text:style-name="T1">Student enrolled in a</text:span></text:p>
          </draw:text-box>
        </draw:frame>
        <draw:path draw:style-name="gr1" draw:text-style-name="P1" draw:layer="layout" svg:width="1.903cm" svg:height="1.903cm" svg:x="18.753cm" svg:y="9.736cm" svg:viewBox="0 0 1904 1904" svg:d="M1904 952c0 32-1 63-4 94s-8 61-14 92-13 61-23 91c-9 29-19 59-31 88-12 28-25 56-40 84-15 27-31 54-48 80s-36 51-56 75c-19 24-40 47-62 69s-45 43-69 63c-25 20-50 38-75 56-26 17-53 33-81 48-27 14-55 28-84 39-29 12-58 23-88 32-31 9-61 17-91 23-31 6-62 10-93 13s-62 5-93 5-62-2-93-5-62-7-93-13c-30-6-60-14-90-23s-59-20-88-32c-29-11-57-25-85-39-27-15-54-31-80-48-26-18-51-36-75-56s-47-41-69-63-43-45-63-69c-19-24-38-49-55-75s-33-53-48-80c-15-28-28-56-40-84-12-29-23-59-32-88-9-30-16-60-22-91s-11-61-14-92-5-62-5-94c0-31 2-62 5-93s8-62 14-92c6-31 13-62 22-92s20-59 32-88c12-28 25-57 40-84 15-28 31-54 48-80s36-51 55-75c20-24 41-47 63-69s45-43 69-63 49-38 75-56c26-17 53-33 80-48 28-14 56-28 85-40s58-22 88-31 60-17 90-23c31-6 62-10 93-13 31-4 62-5 93-5s62 1 93 5c31 3 62 7 93 13 30 6 60 14 91 23 30 9 59 19 88 31s57 26 84 40c28 15 55 31 81 48 25 18 50 36 75 56 24 20 47 41 69 63s43 45 62 69c20 24 39 49 56 75s33 52 48 80c15 27 28 56 40 84 12 29 22 58 31 88s17 61 23 92c6 30 11 61 14 92s4 62 4 93z">
          <text:p/>
        </draw:path>
        <draw:path draw:style-name="gr2" draw:text-style-name="P2" draw:layer="layout" svg:width="1.903cm" svg:height="1.903cm" svg:x="18.753cm" svg:y="9.736cm" svg:viewBox="0 0 1904 1904" svg:d="M1904 952c0 32-1 63-4 94s-8 61-14 92-13 61-23 91c-9 29-19 59-31 88-12 28-25 56-40 84-15 27-31 54-48 80s-36 51-56 75c-19 24-40 47-62 69s-45 43-69 63c-25 20-50 38-75 56-26 17-53 33-81 48-27 14-55 28-84 39-29 12-58 23-88 32-31 9-61 17-91 23-31 6-62 10-93 13s-62 5-93 5-62-2-93-5-62-7-93-13c-30-6-60-14-90-23s-59-20-88-32c-29-11-57-25-85-39-27-15-54-31-80-48-26-18-51-36-75-56s-47-41-69-63-43-45-63-69c-19-24-38-49-55-75s-33-53-48-80c-15-28-28-56-40-84-12-29-23-59-32-88-9-30-16-60-22-91s-11-61-14-92-5-62-5-94c0-31 2-62 5-93s8-62 14-92c6-31 13-62 22-92s20-59 32-88c12-28 25-57 40-84 15-28 31-54 48-80s36-51 55-75c20-24 41-47 63-69s45-43 69-63 49-38 75-56c26-17 53-33 80-48 28-14 56-28 85-40s58-22 88-31 60-17 90-23c31-6 62-10 93-13 31-4 62-5 93-5s62 1 93 5c31 3 62 7 93 13 30 6 60 14 91 23 30 9 59 19 88 31s57 26 84 40c28 15 55 31 81 48 25 18 50 36 75 56 24 20 47 41 69 63s43 45 62 69c20 24 39 49 56 75s33 52 48 80c15 27 28 56 40 84 12 29 22 58 31 88s17 61 23 92c6 30 11 61 14 92s4 62 4 93z">
          <text:p/>
        </draw:path>
        <draw:frame draw:style-name="gr4" draw:text-style-name="P5" draw:layer="layout" svg:width="1.474cm" svg:height="0.323cm" svg:x="14.92cm" svg:y="10.703cm">
          <draw:text-box>
            <text:p text:style-name="P4"><text:span text:style-name="T1">classroom?</text:span></text:p>
          </draw:text-box>
        </draw:frame>
        <draw:frame draw:style-name="gr4" draw:text-style-name="P5" draw:layer="layout" svg:width="0.53cm" svg:height="0.323cm" svg:x="19.432cm" svg:y="10.18cm">
          <draw:text-box>
            <text:p text:style-name="P4"><text:span text:style-name="T1">Join</text:span></text:p>
          </draw:text-box>
        </draw:frame>
        <draw:frame draw:style-name="gr4" draw:text-style-name="P5" draw:layer="layout" svg:width="1.378cm" svg:height="0.323cm" svg:x="19.011cm" svg:y="10.513cm">
          <draw:text-box>
            <text:p text:style-name="P4"><text:span text:style-name="T1">Classroom</text:span></text:p>
          </draw:text-box>
        </draw:frame>
        <draw:path draw:style-name="gr1" draw:text-style-name="P1" draw:layer="layout" svg:width="1.903cm" svg:height="1.903cm" svg:x="5.18cm" svg:y="13.661cm" svg:viewBox="0 0 1904 1904" svg:d="M1904 952c0 31-2 63-5 94s-7 61-13 92c-6 30-14 61-23 90-9 30-20 60-32 88-11 29-25 57-39 85-15 27-31 54-48 80-18 26-36 51-56 75s-41 47-63 69-45 43-69 63-49 38-75 55c-27 18-54 34-81 48-28 15-56 28-84 40-29 12-59 23-88 32-30 9-60 16-91 22-31 7-61 11-92 14s-62 5-94 5c-31 0-62-2-93-5s-62-7-92-14c-31-6-61-13-91-22s-59-20-88-32-57-25-84-40c-28-14-54-30-80-48-26-17-51-35-75-55s-47-41-69-63-43-45-63-69-38-49-56-75c-17-26-33-53-48-80-14-28-28-56-40-85-12-28-22-58-31-88-9-29-17-60-23-90-6-31-10-61-13-92-4-31-5-63-5-94s1-62 5-93c3-31 7-62 13-92 6-31 14-61 23-91s19-59 31-89c12-29 26-57 40-84 15-28 31-54 48-80 18-26 36-51 56-75s41-47 63-70c22-22 45-42 69-62s49-39 75-56 52-33 80-48c27-15 55-28 84-40s58-22 88-31 60-17 91-23c30-6 61-11 92-14s62-4 93-4c32 0 63 1 94 4s61 8 92 14 61 14 91 23c29 9 59 19 88 31 28 12 56 25 84 40 27 15 54 31 81 48 26 17 51 36 75 56s47 40 69 62c22 23 43 46 63 70s38 49 56 75c17 26 33 52 48 80 14 27 28 55 39 84 12 30 23 59 32 89s17 60 23 91c6 30 10 61 13 92s5 62 5 93z">
          <text:p/>
        </draw:path>
        <draw:path draw:style-name="gr2" draw:text-style-name="P2" draw:layer="layout" svg:width="1.903cm" svg:height="1.903cm" svg:x="5.18cm" svg:y="13.661cm" svg:viewBox="0 0 1904 1904" svg:d="M1904 952c0 31-2 63-5 94s-7 61-13 92c-6 30-14 61-23 90-9 30-20 60-32 88-11 29-25 57-39 85-15 27-31 54-48 80-18 26-36 51-56 75s-41 47-63 69-45 43-69 63-49 38-75 55c-27 18-54 34-81 48-28 15-56 28-84 40-29 12-59 23-88 32-30 9-60 16-91 22-31 7-61 11-92 14s-62 5-94 5c-31 0-62-2-93-5s-62-7-92-14c-31-6-61-13-91-22s-59-20-88-32-57-25-84-40c-28-14-54-30-80-48-26-17-51-35-75-55s-47-41-69-63-43-45-63-69-38-49-56-75c-17-26-33-53-48-80-14-28-28-56-40-85-12-28-22-58-31-88-9-29-17-60-23-90-6-31-10-61-13-92-4-31-5-63-5-94s1-62 5-93c3-31 7-62 13-92 6-31 14-61 23-91s19-59 31-89c12-29 26-57 40-84 15-28 31-54 48-80 18-26 36-51 56-75s41-47 63-70c22-22 45-42 69-62s49-39 75-56 52-33 80-48c27-15 55-28 84-40s58-22 88-31 60-17 91-23c30-6 61-11 92-14s62-4 93-4c32 0 63 1 94 4s61 8 92 14 61 14 91 23c29 9 59 19 88 31 28 12 56 25 84 40 27 15 54 31 81 48 26 17 51 36 75 56s47 40 69 62c22 23 43 46 63 70s38 49 56 75c17 26 33 52 48 80 14 27 28 55 39 84 12 30 23 59 32 89s17 60 23 91c6 30 10 61 13 92s5 62 5 93z">
          <text:p/>
        </draw:path>
        <draw:frame draw:style-name="gr4" draw:text-style-name="P5" draw:layer="layout" svg:width="0.674cm" svg:height="0.323cm" svg:x="19.36cm" svg:y="10.87cm">
          <draw:text-box>
            <text:p text:style-name="P4"><text:span text:style-name="T1">Page</text:span></text:p>
          </draw:text-box>
        </draw:frame>
        <draw:frame draw:style-name="gr4" draw:text-style-name="P5" draw:layer="layout" svg:width="1.058cm" svg:height="0.323cm" svg:x="5.603cm" svg:y="14.271cm">
          <draw:text-box>
            <text:p text:style-name="P4"><text:span text:style-name="T1">Teacher</text:span></text:p>
          </draw:text-box>
        </draw:frame>
        <draw:path draw:style-name="gr1" draw:text-style-name="P1" draw:layer="layout" svg:width="1.903cm" svg:height="1.903cm" svg:x="14.716cm" svg:y="13.661cm" svg:viewBox="0 0 1904 1904" svg:d="M1904 952c0 31-2 63-5 94s-8 61-14 92c-6 30-13 61-22 90-9 30-20 60-32 88-12 29-25 57-40 85-14 27-30 54-48 80-17 26-36 51-55 75-20 24-41 47-63 69s-45 43-69 63-49 38-75 55c-26 18-54 34-81 48-28 15-56 28-85 40s-58 23-88 32-60 16-90 22c-31 7-62 11-93 14s-62 5-93 5-62-2-93-5-62-7-93-14c-30-6-60-13-90-22s-59-20-88-32-57-25-84-40c-28-14-55-30-80-48-26-17-51-35-76-55-24-20-47-41-69-63s-43-45-62-69c-20-24-39-49-56-75s-33-53-48-80c-15-28-28-56-40-85-12-28-22-58-31-88-9-29-17-60-23-90-6-31-11-61-14-92s-4-63-4-94 1-62 4-93 8-62 14-92c6-31 14-61 23-91s19-59 31-89c12-29 25-57 40-84 15-28 31-54 48-80s36-51 56-75c19-24 40-47 62-70 22-22 45-42 70-62 24-20 49-39 74-56 26-17 53-33 81-48 27-15 55-28 84-40s58-22 88-31 60-17 90-23c31-6 62-11 93-14s62-4 93-4 62 1 93 4 62 8 93 14c30 6 60 14 90 23s59 19 88 31 57 25 85 40c27 15 55 31 81 48s51 36 75 56 47 40 69 62c22 23 43 46 63 70 19 24 38 49 55 75 18 26 34 52 48 80 15 27 28 55 40 84 12 30 23 59 32 89s16 60 22 91c6 30 11 61 14 92s5 62 5 93z">
          <text:p/>
        </draw:path>
        <draw:path draw:style-name="gr2" draw:text-style-name="P2" draw:layer="layout" svg:width="1.903cm" svg:height="1.903cm" svg:x="14.716cm" svg:y="13.661cm" svg:viewBox="0 0 1904 1904" svg:d="M1904 952c0 31-2 63-5 94s-8 61-14 92c-6 30-13 61-22 90-9 30-20 60-32 88-12 29-25 57-40 85-14 27-30 54-48 80-17 26-36 51-55 75-20 24-41 47-63 69s-45 43-69 63-49 38-75 55c-26 18-54 34-81 48-28 15-56 28-85 40s-58 23-88 32-60 16-90 22c-31 7-62 11-93 14s-62 5-93 5-62-2-93-5-62-7-93-14c-30-6-60-13-90-22s-59-20-88-32-57-25-84-40c-28-14-55-30-80-48-26-17-51-35-76-55-24-20-47-41-69-63s-43-45-62-69c-20-24-39-49-56-75s-33-53-48-80c-15-28-28-56-40-85-12-28-22-58-31-88-9-29-17-60-23-90-6-31-11-61-14-92s-4-63-4-94 1-62 4-93 8-62 14-92c6-31 14-61 23-91s19-59 31-89c12-29 25-57 40-84 15-28 31-54 48-80s36-51 56-75c19-24 40-47 62-70 22-22 45-42 70-62 24-20 49-39 74-56 26-17 53-33 81-48 27-15 55-28 84-40s58-22 88-31 60-17 90-23c31-6 62-11 93-14s62-4 93-4 62 1 93 4 62 8 93 14c30 6 60 14 90 23s59 19 88 31 57 25 85 40c27 15 55 31 81 48s51 36 75 56 47 40 69 62c22 23 43 46 63 70 19 24 38 49 55 75 18 26 34 52 48 80 15 27 28 55 40 84 12 30 23 59 32 89s16 60 22 91c6 30 11 61 14 92s5 62 5 93z">
          <text:p/>
        </draw:path>
        <draw:frame draw:style-name="gr4" draw:text-style-name="P5" draw:layer="layout" svg:width="1.41cm" svg:height="0.323cm" svg:x="5.413cm" svg:y="14.628cm">
          <draw:text-box>
            <text:p text:style-name="P4"><text:span text:style-name="T1">Dashboard</text:span></text:p>
          </draw:text-box>
        </draw:frame>
        <draw:frame draw:style-name="gr4" draw:text-style-name="P5" draw:layer="layout" svg:width="0.994cm" svg:height="0.323cm" svg:x="15.158cm" svg:y="14.271cm">
          <draw:text-box>
            <text:p text:style-name="P4"><text:span text:style-name="T1">Student</text:span></text:p>
          </draw:text-box>
        </draw:frame>
        <draw:frame draw:style-name="gr4" draw:text-style-name="P5" draw:layer="layout" svg:width="1.41cm" svg:height="0.323cm" svg:x="14.952cm" svg:y="14.628cm">
          <draw:text-box>
            <text:p text:style-name="P4"><text:span text:style-name="T1">Dashboard</text:span></text:p>
          </draw:text-box>
        </draw:frame>
      </draw:page>
      <draw:page draw:name="page5"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cm" svg:height="0.475cm" svg:x="13.294cm" svg:y="5.573cm" svg:viewBox="0 0 1 476" draw:points="0,0 1,476 1,119 1,444">
          <text:p/>
        </draw:polyline>
        <draw:polygon draw:style-name="gr3" draw:text-style-name="P3" draw:layer="layout" svg:width="0.167cm" svg:height="0.166cm" svg:x="13.211cm" svg:y="5.975cm" svg:viewBox="0 0 168 167" draw:points="84,167 0,0 84,42 168,0">
          <text:p/>
        </draw:polygon>
        <draw:polygon draw:style-name="gr2" draw:text-style-name="P2" draw:layer="layout" svg:width="0.167cm" svg:height="0.166cm" svg:x="13.211cm" svg:y="5.975cm" svg:viewBox="0 0 168 167" draw:points="84,167 0,0 84,42 168,0">
          <text:p/>
        </draw:polygon>
        <draw:path draw:style-name="gr1" draw:text-style-name="P1" draw:layer="layout" svg:width="1.903cm" svg:height="1.903cm" svg:x="12.343cm" svg:y="3.67cm" svg:viewBox="0 0 1904 1904" svg:d="M1904 952c0 31-2 62-5 93s-7 63-13 93c-7 31-14 61-23 91s-20 59-32 88-25 57-40 84c-14 28-30 54-48 80-17 26-35 51-55 75s-41 48-63 70-45 42-69 62-49 39-75 56-53 33-80 48c-28 15-56 28-85 40-28 12-58 22-87 31-30 9-60 17-91 23s-61 11-92 14-62 4-94 4c-31 0-62-1-93-4s-62-8-92-14c-31-6-61-14-91-23s-59-19-88-31-57-25-84-40c-28-15-54-31-80-48s-51-36-75-56-47-40-69-62-43-46-63-70-38-49-56-75c-17-26-33-52-48-80-14-27-28-55-40-84s-22-58-31-88-17-60-24-91c-6-30-10-62-14-93-3-31-4-62-4-93s1-63 4-94c4-31 8-61 14-92 7-30 15-61 24-90 9-30 19-60 31-88 12-29 26-57 40-85 15-27 31-54 48-80 18-26 36-51 56-75s41-47 63-69 45-43 69-63 49-38 75-55c26-18 52-34 80-48 27-15 55-28 84-40s58-23 88-32 60-16 91-22c30-7 61-11 92-14s62-5 93-5c32 0 63 2 94 5s61 7 92 14c31 6 61 13 91 22 29 9 59 20 87 32 29 12 57 25 85 40 27 14 54 30 80 48 26 17 51 35 75 55s47 41 69 63 43 45 63 69 38 49 55 75c18 26 34 53 48 80 15 28 28 56 40 85 12 28 23 58 32 88 9 29 16 60 23 90 6 31 10 61 13 92s5 63 5 94z">
          <text:p/>
        </draw:path>
        <draw:path draw:style-name="gr2" draw:text-style-name="P2" draw:layer="layout" svg:width="1.903cm" svg:height="1.903cm" svg:x="12.343cm" svg:y="3.67cm" svg:viewBox="0 0 1904 1904" svg:d="M1904 952c0 31-2 62-5 93s-7 63-13 93c-7 31-14 61-23 91s-20 59-32 88-25 57-40 84c-14 28-30 54-48 80-17 26-35 51-55 75s-41 48-63 70-45 42-69 62-49 39-75 56-53 33-80 48c-28 15-56 28-85 40-28 12-58 22-87 31-30 9-60 17-91 23s-61 11-92 14-62 4-94 4c-31 0-62-1-93-4s-62-8-92-14c-31-6-61-14-91-23s-59-19-88-31-57-25-84-40c-28-15-54-31-80-48s-51-36-75-56-47-40-69-62-43-46-63-70-38-49-56-75c-17-26-33-52-48-80-14-27-28-55-40-84s-22-58-31-88-17-60-24-91c-6-30-10-62-14-93-3-31-4-62-4-93s1-63 4-94c4-31 8-61 14-92 7-30 15-61 24-90 9-30 19-60 31-88 12-29 26-57 40-85 15-27 31-54 48-80 18-26 36-51 56-75s41-47 63-69 45-43 69-63 49-38 75-55c26-18 52-34 80-48 27-15 55-28 84-40s58-23 88-32 60-16 91-22c30-7 61-11 92-14s62-5 93-5c32 0 63 2 94 5s61 7 92 14c31 6 61 13 91 22 29 9 59 20 87 32 29 12 57 25 85 40 27 14 54 30 80 48 26 17 51 35 75 55s47 41 69 63 43 45 63 69 38 49 55 75c18 26 34 53 48 80 15 28 28 56 40 85 12 28 23 58 32 88 9 29 16 60 23 90 6 31 10 61 13 92s5 63 5 94z">
          <text:p/>
        </draw:path>
        <draw:frame draw:style-name="gr4" draw:text-style-name="P5" draw:layer="layout" svg:width="0.53cm" svg:height="0.323cm" svg:x="13.009cm" svg:y="4.114cm">
          <draw:text-box>
            <text:p text:style-name="P4"><text:span text:style-name="T1">Join</text:span></text:p>
          </draw:text-box>
        </draw:frame>
        <draw:frame draw:style-name="gr4" draw:text-style-name="P5" draw:layer="layout" svg:width="1.378cm" svg:height="0.323cm" svg:x="12.589cm" svg:y="4.447cm">
          <draw:text-box>
            <text:p text:style-name="P4"><text:span text:style-name="T1">Classroom</text:span></text:p>
          </draw:text-box>
        </draw:frame>
        <draw:frame draw:style-name="gr4" draw:text-style-name="P5" draw:layer="layout" svg:width="0.674cm" svg:height="0.323cm" svg:x="12.938cm" svg:y="4.804cm">
          <draw:text-box>
            <text:p text:style-name="P4"><text:span text:style-name="T1">Page</text:span></text:p>
          </draw:text-box>
        </draw:frame>
        <draw:line draw:style-name="gr2" draw:text-style-name="P2" draw:layer="layout" svg:x1="15.542cm" svg:y1="8.011cm" svg:x2="17.437cm" svg:y2="8.011cm">
          <text:p/>
        </draw:line>
        <draw:polygon draw:style-name="gr3" draw:text-style-name="P3" draw:layer="layout" svg:width="0.167cm" svg:height="0.167cm" svg:x="17.395cm" svg:y="7.928cm" svg:viewBox="0 0 168 168" draw:points="168,83 0,168 42,83 0,0">
          <text:p/>
        </draw:polygon>
        <draw:polygon draw:style-name="gr2" draw:text-style-name="P2" draw:layer="layout" svg:width="0.167cm" svg:height="0.167cm" svg:x="17.395cm" svg:y="7.928cm" svg:viewBox="0 0 168 168" draw:points="168,83 0,168 42,83 0,0">
          <text:p/>
        </draw:polygon>
        <draw:line draw:style-name="gr2" draw:text-style-name="P2" draw:layer="layout" svg:x1="11.047cm" svg:y1="8.011cm" svg:x2="8.701cm" svg:y2="8.011cm">
          <text:p/>
        </draw:line>
        <draw:polygon draw:style-name="gr3" draw:text-style-name="P3" draw:layer="layout" svg:width="0.166cm" svg:height="0.167cm" svg:x="8.576cm" svg:y="7.928cm" svg:viewBox="0 0 167 168" draw:points="0,83 167,0 125,83 167,168">
          <text:p/>
        </draw:polygon>
        <draw:polygon draw:style-name="gr2" draw:text-style-name="P2" draw:layer="layout" svg:width="0.166cm" svg:height="0.167cm" svg:x="8.576cm" svg:y="7.928cm" svg:viewBox="0 0 167 168" draw:points="0,83 167,0 125,83 167,168">
          <text:p/>
        </draw:polygon>
        <draw:polygon draw:style-name="gr1" draw:text-style-name="P1" draw:layer="layout" svg:width="1.308cm" svg:height="0.31cm" svg:x="9.227cm" svg:y="7.892cm" svg:viewBox="0 0 1309 311" draw:points="0,0 1309,0 1309,311 0,311">
          <text:p/>
        </draw:polygon>
        <draw:frame draw:style-name="gr4" draw:text-style-name="P5" draw:layer="layout" svg:width="2.738cm" svg:height="0.323cm" svg:x="2.424cm" svg:y="4.209cm">
          <draw:text-box>
            <text:p text:style-name="P4"><text:span text:style-name="T1">Join Classroom Page</text:span></text:p>
          </draw:text-box>
        </draw:frame>
        <draw:polyline draw:style-name="gr2" draw:text-style-name="P2" draw:layer="layout" svg:width="0cm" svg:height="0.68cm" svg:x="13.295cm" svg:y="9.855cm" svg:viewBox="0 0 0 681" draw:points="0,0 0,476 0,357 0,681">
          <text:p/>
        </draw:polyline>
        <draw:polygon draw:style-name="gr3" draw:text-style-name="P3" draw:layer="layout" svg:width="0.167cm" svg:height="0.167cm" svg:x="13.211cm" svg:y="10.494cm" svg:viewBox="0 0 168 168" draw:points="84,168 0,0 84,42 168,0">
          <text:p/>
        </draw:polygon>
        <draw:polygon draw:style-name="gr2" draw:text-style-name="P2" draw:layer="layout" svg:width="0.167cm" svg:height="0.167cm" svg:x="13.211cm" svg:y="10.494cm" svg:viewBox="0 0 168 168" draw:points="84,168 0,0 84,42 168,0">
          <text:p/>
        </draw:polygon>
        <draw:polygon draw:style-name="gr1" draw:text-style-name="P1" draw:layer="layout" svg:width="4.495cm" svg:height="3.687cm" svg:x="11.047cm" svg:y="6.168cm" svg:viewBox="0 0 4496 3688" draw:points="2248,0 4496,1843 2248,3688 0,1843">
          <text:p/>
        </draw:polygon>
        <draw:polygon draw:style-name="gr2" draw:text-style-name="P2" draw:layer="layout" svg:width="4.495cm" svg:height="3.687cm" svg:x="11.047cm" svg:y="6.168cm" svg:viewBox="0 0 4496 3688" draw:points="2248,0 4496,1843 2248,3688 0,1843">
          <text:p/>
        </draw:polygon>
        <draw:frame draw:style-name="gr5" draw:text-style-name="P6" draw:layer="layout" svg:width="1.315cm" svg:height="0.293cm" svg:x="9.227cm" svg:y="7.894cm">
          <draw:text-box>
            <text:p text:style-name="P4"><text:span text:style-name="T2">Check notif</text:span></text:p>
          </draw:text-box>
        </draw:frame>
        <draw:frame draw:style-name="gr4" draw:text-style-name="P5" draw:layer="layout" svg:width="2.242cm" svg:height="0.323cm" svg:x="12.172cm" svg:y="7.516cm">
          <draw:text-box>
            <text:p text:style-name="P4"><text:span text:style-name="T1">Input class code, </text:span></text:p>
          </draw:text-box>
        </draw:frame>
        <draw:frame draw:style-name="gr4" draw:text-style-name="P5" draw:layer="layout" svg:width="3.25cm" svg:height="0.323cm" svg:x="11.672cm" svg:y="7.849cm">
          <draw:text-box>
            <text:p text:style-name="P4"><text:span text:style-name="T1">logout, or check invitation</text:span></text:p>
          </draw:text-box>
        </draw:frame>
        <draw:path draw:style-name="gr1" draw:text-style-name="P1" draw:layer="layout" svg:width="1.903cm" svg:height="1.903cm" svg:x="17.588cm" svg:y="7.06cm" svg:viewBox="0 0 1904 1904" svg:d="M1904 951c0 32-1 63-4 94-4 31-8 61-14 92s-14 61-23 91c-9 29-19 59-31 88-12 28-26 56-40 84-15 27-31 54-48 80-18 27-36 52-56 76s-41 47-63 69-45 43-69 63-49 38-75 56c-26 17-52 33-80 48-27 14-55 28-84 39-29 12-58 23-88 32s-60 17-91 23c-30 6-61 10-92 13s-62 5-93 5c-32 0-63-2-94-5s-61-7-92-13-61-14-91-23c-29-9-59-20-87-32-29-11-57-25-85-39-28-15-55-31-81-48-26-18-51-36-75-56s-47-41-69-63-43-45-63-69-38-49-56-76c-17-26-33-53-48-80-14-28-27-56-39-84-12-29-23-59-32-88-9-30-16-60-23-91-6-31-10-61-13-92s-5-62-5-94c0-31 2-62 5-93s7-62 13-92c7-31 14-61 23-91s20-59 32-88 25-57 39-84c15-28 31-54 48-80 18-26 36-51 56-75s41-47 63-69 45-43 69-63 49-38 75-56c26-17 53-33 81-48 28-14 56-28 85-40 28-12 58-22 87-31 30-9 60-17 91-23s61-10 92-14c31-3 62-4 94-4 31 0 62 1 93 4 31 4 62 8 92 14 31 6 61 14 91 23s59 19 88 31 57 26 84 40c28 15 54 31 80 48 26 18 51 36 75 56s47 41 69 63 43 45 63 69 38 49 56 75c17 26 33 52 48 80 14 27 28 55 40 84s22 58 31 88 17 60 23 91c6 30 10 61 14 92 3 31 4 62 4 93z">
          <text:p/>
        </draw:path>
        <draw:path draw:style-name="gr2" draw:text-style-name="P2" draw:layer="layout" svg:width="1.903cm" svg:height="1.903cm" svg:x="17.588cm" svg:y="7.06cm" svg:viewBox="0 0 1904 1904" svg:d="M1904 951c0 32-1 63-4 94-4 31-8 61-14 92s-14 61-23 91c-9 29-19 59-31 88-12 28-26 56-40 84-15 27-31 54-48 80-18 27-36 52-56 76s-41 47-63 69-45 43-69 63-49 38-75 56c-26 17-52 33-80 48-27 14-55 28-84 39-29 12-58 23-88 32s-60 17-91 23c-30 6-61 10-92 13s-62 5-93 5c-32 0-63-2-94-5s-61-7-92-13-61-14-91-23c-29-9-59-20-87-32-29-11-57-25-85-39-28-15-55-31-81-48-26-18-51-36-75-56s-47-41-69-63-43-45-63-69-38-49-56-76c-17-26-33-53-48-80-14-28-27-56-39-84-12-29-23-59-32-88-9-30-16-60-23-91-6-31-10-61-13-92s-5-62-5-94c0-31 2-62 5-93s7-62 13-92c7-31 14-61 23-91s20-59 32-88 25-57 39-84c15-28 31-54 48-80 18-26 36-51 56-75s41-47 63-69 45-43 69-63 49-38 75-56c26-17 53-33 81-48 28-14 56-28 85-40 28-12 58-22 87-31 30-9 60-17 91-23s61-10 92-14c31-3 62-4 94-4 31 0 62 1 93 4 31 4 62 8 92 14 31 6 61 14 91 23s59 19 88 31 57 26 84 40c28 15 54 31 80 48 26 18 51 36 75 56s47 41 69 63 43 45 63 69 38 49 56 75c17 26 33 52 48 80 14 27 28 55 40 84s22 58 31 88 17 60 23 91c6 30 10 61 14 92 3 31 4 62 4 93z">
          <text:p/>
        </draw:path>
        <draw:frame draw:style-name="gr4" draw:text-style-name="P5" draw:layer="layout" svg:width="1.378cm" svg:height="0.323cm" svg:x="12.601cm" svg:y="8.205cm">
          <draw:text-box>
            <text:p text:style-name="P4"><text:span text:style-name="T1">notification</text:span></text:p>
          </draw:text-box>
        </draw:frame>
        <draw:line draw:style-name="gr2" draw:text-style-name="P2" draw:layer="layout" svg:x1="5.695cm" svg:y1="8.011cm" svg:x2="4.181cm" svg:y2="8.011cm">
          <text:p/>
        </draw:line>
        <draw:polygon draw:style-name="gr3" draw:text-style-name="P3" draw:layer="layout" svg:width="0.167cm" svg:height="0.167cm" svg:x="4.056cm" svg:y="7.928cm" svg:viewBox="0 0 168 168" draw:points="0,83 168,0 126,83 168,168">
          <text:p/>
        </draw:polygon>
        <draw:polygon draw:style-name="gr2" draw:text-style-name="P2" draw:layer="layout" svg:width="0.167cm" svg:height="0.167cm" svg:x="4.056cm" svg:y="7.928cm" svg:viewBox="0 0 168 168" draw:points="0,83 168,0 126,83 168,168">
          <text:p/>
        </draw:polygon>
        <draw:polygon draw:style-name="gr1" draw:text-style-name="P1" draw:layer="layout" svg:width="2.854cm" svg:height="1.427cm" svg:x="5.695cm" svg:y="7.298cm" svg:viewBox="0 0 2855 1428" draw:points="0,0 2855,0 2855,1428 0,1428">
          <text:p/>
        </draw:polygon>
        <draw:polygon draw:style-name="gr2" draw:text-style-name="P2" draw:layer="layout" svg:width="2.854cm" svg:height="1.427cm" svg:x="5.695cm" svg:y="7.298cm" svg:viewBox="0 0 2855 1428" draw:points="0,0 2855,0 2855,1428 0,1428">
          <text:p/>
        </draw:polygon>
        <draw:frame draw:style-name="gr4" draw:text-style-name="P5" draw:layer="layout" svg:width="1.459cm" svg:height="0.323cm" svg:x="17.806cm" svg:y="7.849cm">
          <draw:text-box>
            <text:p text:style-name="P4"><text:span text:style-name="T1">Login Page</text:span></text:p>
          </draw:text-box>
        </draw:frame>
        <draw:polyline draw:style-name="gr2" draw:text-style-name="P2" draw:layer="layout" svg:width="0cm" svg:height="0.501cm" svg:x="3.078cm" svg:y="8.963cm" svg:viewBox="0 0 0 502" draw:points="0,0 0,476 0,178 0,502">
          <text:p/>
        </draw:polyline>
        <draw:polygon draw:style-name="gr3" draw:text-style-name="P3" draw:layer="layout" svg:width="0.166cm" svg:height="0.166cm" svg:x="2.995cm" svg:y="9.424cm" svg:viewBox="0 0 167 167" draw:points="84,167 0,0 84,41 167,0">
          <text:p/>
        </draw:polygon>
        <draw:polygon draw:style-name="gr2" draw:text-style-name="P2" draw:layer="layout" svg:width="0.166cm" svg:height="0.166cm" svg:x="2.995cm" svg:y="9.424cm" svg:viewBox="0 0 167 167" draw:points="84,167 0,0 84,41 167,0">
          <text:p/>
        </draw:polygon>
        <draw:path draw:style-name="gr1" draw:text-style-name="P1" draw:layer="layout" svg:width="1.903cm" svg:height="1.903cm" svg:x="2.127cm" svg:y="7.06cm" svg:viewBox="0 0 1904 1904" svg:d="M1904 951c0 32-2 63-5 94s-8 61-14 92-13 61-22 91c-9 29-20 59-32 88-12 28-25 56-40 84-14 27-30 54-48 80-17 27-36 52-55 76-20 24-41 47-63 69s-45 43-69 63-49 38-75 56c-26 17-53 33-80 48-28 14-56 28-85 39-29 12-58 23-88 32s-60 17-90 23c-31 6-62 10-93 13s-62 5-93 5-62-2-93-5-62-7-93-13c-30-6-61-14-91-23s-59-20-88-32c-29-11-57-25-84-39-28-15-55-31-81-48-25-18-50-36-74-56-25-20-48-41-70-63s-43-45-62-69c-20-24-39-49-56-76-17-26-33-53-48-80-15-28-28-56-40-84-12-29-22-59-31-88-9-30-17-60-23-91s-11-61-14-92-4-62-4-94c0-31 1-62 4-93s8-62 14-92c6-31 14-61 23-91s19-59 31-88 25-57 40-84c15-28 31-54 48-80s36-51 56-75c19-24 40-47 62-69s45-43 70-63c24-20 49-38 74-56 26-17 53-33 81-48 27-14 55-28 84-40s58-22 88-31 61-17 91-23c31-6 62-10 93-14 31-3 62-4 93-4s62 1 93 4c31 4 62 8 93 14 30 6 60 14 90 23s59 19 88 31 57 26 85 40c27 15 54 31 80 48 26 18 51 36 75 56s47 41 69 63 43 45 63 69c19 24 38 49 55 75 18 26 34 52 48 80 15 27 28 55 40 84s23 58 32 88 16 60 22 91c6 30 11 61 14 92s5 62 5 93z">
          <text:p/>
        </draw:path>
        <draw:path draw:style-name="gr2" draw:text-style-name="P2" draw:layer="layout" svg:width="1.903cm" svg:height="1.903cm" svg:x="2.127cm" svg:y="7.06cm" svg:viewBox="0 0 1904 1904" svg:d="M1904 951c0 32-2 63-5 94s-8 61-14 92-13 61-22 91c-9 29-20 59-32 88-12 28-25 56-40 84-14 27-30 54-48 80-17 27-36 52-55 76-20 24-41 47-63 69s-45 43-69 63-49 38-75 56c-26 17-53 33-80 48-28 14-56 28-85 39-29 12-58 23-88 32s-60 17-90 23c-31 6-62 10-93 13s-62 5-93 5-62-2-93-5-62-7-93-13c-30-6-61-14-91-23s-59-20-88-32c-29-11-57-25-84-39-28-15-55-31-81-48-25-18-50-36-74-56-25-20-48-41-70-63s-43-45-62-69c-20-24-39-49-56-76-17-26-33-53-48-80-15-28-28-56-40-84-12-29-22-59-31-88-9-30-17-60-23-91s-11-61-14-92-4-62-4-94c0-31 1-62 4-93s8-62 14-92c6-31 14-61 23-91s19-59 31-88 25-57 40-84c15-28 31-54 48-80s36-51 56-75c19-24 40-47 62-69s45-43 70-63c24-20 49-38 74-56 26-17 53-33 81-48 27-14 55-28 84-40s58-22 88-31 61-17 91-23c31-6 62-10 93-14 31-3 62-4 93-4s62 1 93 4c31 4 62 8 93 14 30 6 60 14 90 23s59 19 88 31 57 26 85 40c27 15 54 31 80 48 26 18 51 36 75 56s47 41 69 63 43 45 63 69c19 24 38 49 55 75 18 26 34 52 48 80 15 27 28 55 40 84s23 58 32 88 16 60 22 91c6 30 11 61 14 92s5 62 5 93z">
          <text:p/>
        </draw:path>
        <draw:frame draw:style-name="gr4" draw:text-style-name="P5" draw:layer="layout" svg:width="2.61cm" svg:height="0.323cm" svg:x="5.817cm" svg:y="7.849cm">
          <draw:text-box>
            <text:p text:style-name="P4"><text:span text:style-name="T1">Invitation notification</text:span></text:p>
          </draw:text-box>
        </draw:frame>
        <draw:polyline draw:style-name="gr2" draw:text-style-name="P2" draw:layer="layout" svg:width="0cm" svg:height="0.475cm" svg:x="3.078cm" svg:y="11.52cm" svg:viewBox="0 0 0 476" draw:points="0,0 0,476 0,119 0,443">
          <text:p/>
        </draw:polyline>
        <draw:polygon draw:style-name="gr3" draw:text-style-name="P3" draw:layer="layout" svg:width="0.166cm" svg:height="0.167cm" svg:x="2.995cm" svg:y="11.921cm" svg:viewBox="0 0 167 168" draw:points="84,168 0,0 84,42 167,0">
          <text:p/>
        </draw:polygon>
        <draw:polygon draw:style-name="gr2" draw:text-style-name="P2" draw:layer="layout" svg:width="0.166cm" svg:height="0.167cm" svg:x="2.995cm" svg:y="11.921cm" svg:viewBox="0 0 167 168" draw:points="84,168 0,0 84,42 167,0">
          <text:p/>
        </draw:polygon>
        <draw:path draw:style-name="gr1" draw:text-style-name="P1" draw:layer="layout" svg:width="1.903cm" svg:height="1.903cm" svg:x="2.127cm" svg:y="9.617cm" svg:viewBox="0 0 1904 1904" svg:d="M1904 952c0 32-2 63-5 94s-8 62-14 92c-6 31-13 61-22 91-9 29-20 59-32 88-12 28-25 57-40 84-14 27-30 54-48 80-17 26-36 51-55 75-20 24-41 47-63 69s-45 43-69 63-49 38-75 56c-26 17-53 33-80 48-28 14-56 28-85 40-29 11-58 22-88 31s-60 17-90 23c-31 6-62 10-93 13s-62 5-93 5-62-2-93-5-62-7-93-13c-30-6-61-14-91-23s-59-20-88-31c-29-12-57-26-84-40-28-15-55-31-81-48-25-18-50-36-74-56-25-20-48-41-70-63s-43-45-62-69c-20-24-39-49-56-75s-33-53-48-80-28-56-40-84c-12-29-22-59-31-88-9-30-17-60-23-91-6-30-11-61-14-92s-4-62-4-94c0-31 1-62 4-93 3-32 8-63 14-93 6-31 14-61 23-91s19-59 31-88c12-28 25-57 40-84 15-28 31-54 48-80s36-51 56-75c19-24 40-47 62-69s45-43 70-63c24-20 49-38 74-56 26-17 53-33 81-48 27-14 55-28 84-40 29-11 58-22 88-31s61-17 91-23c31-6 62-10 93-13s62-5 93-5 62 2 93 5 62 7 93 13c30 6 60 14 90 23s59 20 88 31c29 12 57 26 85 40 27 15 54 31 80 48 26 18 51 36 75 56s47 41 69 63 43 45 63 69c19 24 38 49 55 75 18 26 34 52 48 80 15 27 28 56 40 84 12 29 23 58 32 88s16 60 22 91c6 30 11 61 14 93 3 31 5 62 5 93z">
          <text:p/>
        </draw:path>
        <draw:path draw:style-name="gr2" draw:text-style-name="P2" draw:layer="layout" svg:width="1.903cm" svg:height="1.903cm" svg:x="2.127cm" svg:y="9.617cm" svg:viewBox="0 0 1904 1904" svg:d="M1904 952c0 32-2 63-5 94s-8 62-14 92c-6 31-13 61-22 91-9 29-20 59-32 88-12 28-25 57-40 84-14 27-30 54-48 80-17 26-36 51-55 75-20 24-41 47-63 69s-45 43-69 63-49 38-75 56c-26 17-53 33-80 48-28 14-56 28-85 40-29 11-58 22-88 31s-60 17-90 23c-31 6-62 10-93 13s-62 5-93 5-62-2-93-5-62-7-93-13c-30-6-61-14-91-23s-59-20-88-31c-29-12-57-26-84-40-28-15-55-31-81-48-25-18-50-36-74-56-25-20-48-41-70-63s-43-45-62-69c-20-24-39-49-56-75s-33-53-48-80-28-56-40-84c-12-29-22-59-31-88-9-30-17-60-23-91-6-30-11-61-14-92s-4-62-4-94c0-31 1-62 4-93 3-32 8-63 14-93 6-31 14-61 23-91s19-59 31-88c12-28 25-57 40-84 15-28 31-54 48-80s36-51 56-75c19-24 40-47 62-69s45-43 70-63c24-20 49-38 74-56 26-17 53-33 81-48 27-14 55-28 84-40 29-11 58-22 88-31s61-17 91-23c31-6 62-10 93-13s62-5 93-5 62 2 93 5 62 7 93 13c30 6 60 14 90 23s59 20 88 31c29 12 57 26 85 40 27 15 54 31 80 48 26 18 51 36 75 56s47 41 69 63 43 45 63 69c19 24 38 49 55 75 18 26 34 52 48 80 15 27 28 56 40 84 12 29 23 58 32 88s16 60 22 91c6 30 11 61 14 93 3 31 5 62 5 93z">
          <text:p/>
        </draw:path>
        <draw:frame draw:style-name="gr4" draw:text-style-name="P5" draw:layer="layout" svg:width="1.122cm" svg:height="0.323cm" svg:x="2.511cm" svg:y="7.849cm">
          <draw:text-box>
            <text:p text:style-name="P4"><text:span text:style-name="T1">Backend</text:span></text:p>
          </draw:text-box>
        </draw:frame>
        <draw:polyline draw:style-name="gr2" draw:text-style-name="P2" draw:layer="layout" svg:width="0.799cm" svg:height="0cm" svg:x="4.03cm" svg:y="13.066cm" svg:viewBox="0 0 800 0" draw:points="0,0 475,0 237,0 800,0">
          <text:p/>
        </draw:polyline>
        <draw:polygon draw:style-name="gr3" draw:text-style-name="P3" draw:layer="layout" svg:width="0.166cm" svg:height="0.166cm" svg:x="4.788cm" svg:y="12.983cm" svg:viewBox="0 0 167 167" draw:points="167,84 0,167 42,84 0,0">
          <text:p/>
        </draw:polygon>
        <draw:polygon draw:style-name="gr2" draw:text-style-name="P2" draw:layer="layout" svg:width="0.166cm" svg:height="0.166cm" svg:x="4.788cm" svg:y="12.983cm" svg:viewBox="0 0 167 167" draw:points="167,84 0,167 42,84 0,0">
          <text:p/>
        </draw:polygon>
        <draw:polygon draw:style-name="gr1" draw:text-style-name="P1" draw:layer="layout" svg:width="0.595cm" svg:height="0.309cm" svg:x="4.16cm" svg:y="12.959cm" svg:viewBox="0 0 596 310" draw:points="0,0 596,0 596,310 0,310">
          <text:p/>
        </draw:polygon>
        <draw:frame draw:style-name="gr4" draw:text-style-name="P5" draw:layer="layout" svg:width="1.298cm" svg:height="0.323cm" svg:x="2.424cm" svg:y="10.394cm">
          <draw:text-box>
            <text:p text:style-name="P4"><text:span text:style-name="T1">Response</text:span></text:p>
          </draw:text-box>
        </draw:frame>
        <draw:polyline draw:style-name="gr2" draw:text-style-name="P2" draw:layer="layout" svg:width="0cm" svg:height="0.474cm" svg:x="3.078cm" svg:y="14.018cm" svg:viewBox="0 0 0 475" draw:points="0,0 0,475 0,119 0,443">
          <text:p/>
        </draw:polyline>
        <draw:polygon draw:style-name="gr3" draw:text-style-name="P3" draw:layer="layout" svg:width="0.166cm" svg:height="0.167cm" svg:x="2.995cm" svg:y="14.419cm" svg:viewBox="0 0 167 168" draw:points="84,168 0,0 84,42 167,0">
          <text:p/>
        </draw:polygon>
        <draw:polygon draw:style-name="gr2" draw:text-style-name="P2" draw:layer="layout" svg:width="0.166cm" svg:height="0.167cm" svg:x="2.995cm" svg:y="14.419cm" svg:viewBox="0 0 167 168" draw:points="84,168 0,0 84,42 167,0">
          <text:p/>
        </draw:polygon>
        <draw:polygon draw:style-name="gr1" draw:text-style-name="P1" draw:layer="layout" svg:width="0.975cm" svg:height="0.309cm" svg:x="2.448cm" svg:y="14.339cm" svg:viewBox="0 0 976 310" draw:points="0,0 976,0 976,310 0,310">
          <text:p/>
        </draw:polygon>
        <draw:frame draw:style-name="gr5" draw:text-style-name="P6" draw:layer="layout" svg:width="0.585cm" svg:height="0.293cm" svg:x="4.168cm" svg:y="12.961cm">
          <draw:text-box>
            <text:p text:style-name="P4"><text:span text:style-name="T2">Error</text:span></text:p>
          </draw:text-box>
        </draw:frame>
        <draw:polygon draw:style-name="gr1" draw:text-style-name="P1" draw:layer="layout" svg:width="1.903cm" svg:height="1.903cm" svg:x="2.127cm" svg:y="12.115cm" svg:viewBox="0 0 1904 1904" draw:points="952,0 1904,952 952,1904 0,952">
          <text:p/>
        </draw:polygon>
        <draw:polygon draw:style-name="gr2" draw:text-style-name="P2" draw:layer="layout" svg:width="1.903cm" svg:height="1.903cm" svg:x="2.127cm" svg:y="12.115cm" svg:viewBox="0 0 1904 1904" draw:points="952,0 1904,952 952,1904 0,952">
          <text:p/>
        </draw:polygon>
        <draw:frame draw:style-name="gr5" draw:text-style-name="P6" draw:layer="layout" svg:width="0.994cm" svg:height="0.293cm" svg:x="2.442cm" svg:y="14.34cm">
          <draw:text-box>
            <text:p text:style-name="P4"><text:span text:style-name="T2">Success</text:span></text:p>
          </draw:text-box>
        </draw:frame>
        <draw:frame draw:style-name="gr4" draw:text-style-name="P5" draw:layer="layout" svg:width="0.978cm" svg:height="0.323cm" svg:x="2.583cm" svg:y="12.725cm">
          <draw:text-box>
            <text:p text:style-name="P4"><text:span text:style-name="T1">Error or</text:span></text:p>
          </draw:text-box>
        </draw:frame>
        <draw:polyline draw:style-name="gr2" draw:text-style-name="P2" draw:layer="layout" svg:width="0cm" svg:height="0.68cm" svg:x="6.17cm" svg:y="13.78cm" svg:viewBox="0 0 0 681" draw:points="0,0 0,475 0,357 0,681">
          <text:p/>
        </draw:polyline>
        <draw:polygon draw:style-name="gr3" draw:text-style-name="P3" draw:layer="layout" svg:width="0.167cm" svg:height="0.167cm" svg:x="6.087cm" svg:y="14.419cm" svg:viewBox="0 0 168 168" draw:points="83,168 0,0 83,42 168,0">
          <text:p/>
        </draw:polygon>
        <draw:polygon draw:style-name="gr2" draw:text-style-name="P2" draw:layer="layout" svg:width="0.167cm" svg:height="0.167cm" svg:x="6.087cm" svg:y="14.419cm" svg:viewBox="0 0 168 168" draw:points="83,168 0,0 83,42 168,0">
          <text:p/>
        </draw:polygon>
        <draw:polygon draw:style-name="gr1" draw:text-style-name="P1" draw:layer="layout" svg:width="2.855cm" svg:height="1.427cm" svg:x="4.743cm" svg:y="12.353cm" svg:viewBox="0 0 2856 1428" draw:points="0,1428 476,0 2856,0 2379,1428">
          <text:p/>
        </draw:polygon>
        <draw:polygon draw:style-name="gr2" draw:text-style-name="P2" draw:layer="layout" svg:width="2.855cm" svg:height="1.427cm" svg:x="4.743cm" svg:y="12.353cm" svg:viewBox="0 0 2856 1428" draw:points="0,1428 476,0 2856,0 2379,1428">
          <text:p/>
        </draw:polygon>
        <draw:frame draw:style-name="gr4" draw:text-style-name="P5" draw:layer="layout" svg:width="1.042cm" svg:height="0.323cm" svg:x="2.551cm" svg:y="13.082cm">
          <draw:text-box>
            <text:p text:style-name="P4"><text:span text:style-name="T1">success</text:span></text:p>
          </draw:text-box>
        </draw:frame>
        <draw:path draw:style-name="gr1" draw:text-style-name="P1" draw:layer="layout" svg:width="1.903cm" svg:height="1.903cm" svg:x="5.219cm" svg:y="14.612cm" svg:viewBox="0 0 1904 1904" svg:d="M1904 952c0 31-2 62-5 93s-7 62-13 92c-6 31-14 61-23 91s-20 59-32 88c-11 29-25 57-39 84-15 28-31 54-48 80-18 26-36 51-56 76-20 24-41 48-63 70s-45 42-69 62-49 39-75 56-54 33-81 48c-28 15-56 28-84 40-29 12-59 22-88 31-30 9-60 17-91 23s-61 11-92 14-62 4-94 4c-31 0-62-1-93-4s-62-8-92-14c-31-6-61-14-91-23s-59-19-88-31c-28-12-57-25-84-40-28-15-54-31-80-48s-51-36-75-56-47-40-69-62-43-46-63-70c-20-25-38-50-56-76-17-26-33-52-48-80-14-27-28-55-40-84s-22-58-31-88-17-60-23-91c-6-30-10-61-13-92-4-31-5-62-5-93s1-63 5-94c3-31 7-61 13-92 6-30 14-61 23-90 9-30 19-60 31-88 12-29 26-57 40-85 15-27 31-54 48-80 18-26 36-51 56-75s41-47 63-69 45-43 69-63 49-38 75-55c26-18 52-34 80-48 27-15 56-28 84-40 29-12 58-23 88-32s60-16 91-22c30-7 61-11 92-14s62-5 93-5c32 0 63 2 94 5s61 7 92 14c31 6 61 13 91 22 29 9 59 20 88 32 28 12 56 25 84 40 27 14 55 30 81 48 26 17 51 35 75 55s47 41 69 63 43 45 63 69 38 49 56 75c17 26 33 53 48 80 14 28 28 56 39 85 12 28 23 58 32 88 9 29 17 60 23 90 6 31 10 61 13 92s5 63 5 94z">
          <text:p/>
        </draw:path>
        <draw:path draw:style-name="gr2" draw:text-style-name="P2" draw:layer="layout" svg:width="1.903cm" svg:height="1.903cm" svg:x="5.219cm" svg:y="14.612cm" svg:viewBox="0 0 1904 1904" svg:d="M1904 952c0 31-2 62-5 93s-7 62-13 92c-6 31-14 61-23 91s-20 59-32 88c-11 29-25 57-39 84-15 28-31 54-48 80-18 26-36 51-56 76-20 24-41 48-63 70s-45 42-69 62-49 39-75 56-54 33-81 48c-28 15-56 28-84 40-29 12-59 22-88 31-30 9-60 17-91 23s-61 11-92 14-62 4-94 4c-31 0-62-1-93-4s-62-8-92-14c-31-6-61-14-91-23s-59-19-88-31c-28-12-57-25-84-40-28-15-54-31-80-48s-51-36-75-56-47-40-69-62-43-46-63-70c-20-25-38-50-56-76-17-26-33-52-48-80-14-27-28-55-40-84s-22-58-31-88-17-60-23-91c-6-30-10-61-13-92-4-31-5-62-5-93s1-63 5-94c3-31 7-61 13-92 6-30 14-61 23-90 9-30 19-60 31-88 12-29 26-57 40-85 15-27 31-54 48-80 18-26 36-51 56-75s41-47 63-69 45-43 69-63 49-38 75-55c26-18 52-34 80-48 27-15 56-28 84-40 29-12 58-23 88-32s60-16 91-22c30-7 61-11 92-14s62-5 93-5c32 0 63 2 94 5s61 7 92 14c31 6 61 13 91 22 29 9 59 20 88 32 28 12 56 25 84 40 27 14 55 30 81 48 26 17 51 35 75 55s47 41 69 63 43 45 63 69 38 49 56 75c17 26 33 53 48 80 14 28 28 56 39 85 12 28 23 58 32 88 9 29 17 60 23 90 6 31 10 61 13 92s5 63 5 94z">
          <text:p/>
        </draw:path>
        <draw:frame draw:style-name="gr4" draw:text-style-name="P5" draw:layer="layout" svg:width="1.89cm" svg:height="0.323cm" svg:x="5.223cm" svg:y="12.892cm">
          <draw:text-box>
            <text:p text:style-name="P4"><text:span text:style-name="T1">Error message</text:span></text:p>
          </draw:text-box>
        </draw:frame>
        <draw:frame draw:style-name="gr4" draw:text-style-name="P5" draw:layer="layout" svg:width="0.53cm" svg:height="0.323cm" svg:x="5.897cm" svg:y="15.056cm">
          <draw:text-box>
            <text:p text:style-name="P4"><text:span text:style-name="T1">Join</text:span></text:p>
          </draw:text-box>
        </draw:frame>
        <draw:frame draw:style-name="gr4" draw:text-style-name="P5" draw:layer="layout" svg:width="1.378cm" svg:height="0.323cm" svg:x="5.477cm" svg:y="15.389cm">
          <draw:text-box>
            <text:p text:style-name="P4"><text:span text:style-name="T1">Classroom</text:span></text:p>
          </draw:text-box>
        </draw:frame>
        <draw:line draw:style-name="gr2" draw:text-style-name="P2" draw:layer="layout" svg:x1="4.03cm" svg:y1="15.564cm" svg:x2="5.067cm" svg:y2="15.564cm">
          <text:p/>
        </draw:line>
        <draw:polygon draw:style-name="gr3" draw:text-style-name="P3" draw:layer="layout" svg:width="0.166cm" svg:height="0.167cm" svg:x="5.026cm" svg:y="15.48cm" svg:viewBox="0 0 167 168" draw:points="167,85 0,168 42,85 0,0">
          <text:p/>
        </draw:polygon>
        <draw:polygon draw:style-name="gr2" draw:text-style-name="P2" draw:layer="layout" svg:width="0.166cm" svg:height="0.167cm" svg:x="5.026cm" svg:y="15.48cm" svg:viewBox="0 0 167 168" draw:points="167,85 0,168 42,85 0,0">
          <text:p/>
        </draw:polygon>
        <draw:polygon draw:style-name="gr1" draw:text-style-name="P1" draw:layer="layout" svg:width="0.405cm" svg:height="0.309cm" svg:x="4.279cm" svg:y="15.433cm" svg:viewBox="0 0 406 310" draw:points="0,0 406,0 406,310 0,310">
          <text:p/>
        </draw:polygon>
        <draw:frame draw:style-name="gr4" draw:text-style-name="P5" draw:layer="layout" svg:width="0.674cm" svg:height="0.323cm" svg:x="5.826cm" svg:y="15.746cm">
          <draw:text-box>
            <text:p text:style-name="P4"><text:span text:style-name="T1">Page</text:span></text:p>
          </draw:text-box>
        </draw:frame>
        <draw:line draw:style-name="gr2" draw:text-style-name="P2" draw:layer="layout" svg:x1="3.078cm" svg:y1="16.515cm" svg:x2="3.078cm" svg:y2="17.434cm">
          <text:p/>
        </draw:line>
        <draw:polygon draw:style-name="gr3" draw:text-style-name="P3" draw:layer="layout" svg:width="0.166cm" svg:height="0.167cm" svg:x="2.995cm" svg:y="17.392cm" svg:viewBox="0 0 167 168" draw:points="84,168 0,0 84,42 167,0">
          <text:p/>
        </draw:polygon>
        <draw:polygon draw:style-name="gr2" draw:text-style-name="P2" draw:layer="layout" svg:width="0.166cm" svg:height="0.167cm" svg:x="2.995cm" svg:y="17.392cm" svg:viewBox="0 0 167 168" draw:points="84,168 0,0 84,42 167,0">
          <text:p/>
        </draw:polygon>
        <draw:polygon draw:style-name="gr1" draw:text-style-name="P1" draw:layer="layout" svg:width="0.357cm" svg:height="0.309cm" svg:x="2.971cm" svg:y="16.884cm" svg:viewBox="0 0 358 310" draw:points="0,0 358,0 358,310 0,310">
          <text:p/>
        </draw:polygon>
        <draw:frame draw:style-name="gr5" draw:text-style-name="P6" draw:layer="layout" svg:width="0.454cm" svg:height="0.293cm" svg:x="4.269cm" svg:y="15.434cm">
          <draw:text-box>
            <text:p text:style-name="P4"><text:span text:style-name="T2">Yes</text:span></text:p>
          </draw:text-box>
        </draw:frame>
        <draw:polygon draw:style-name="gr1" draw:text-style-name="P1" draw:layer="layout" svg:width="1.903cm" svg:height="1.903cm" svg:x="2.127cm" svg:y="14.612cm" svg:viewBox="0 0 1904 1904" draw:points="952,0 1904,952 952,1904 0,952">
          <text:p/>
        </draw:polygon>
        <draw:polygon draw:style-name="gr2" draw:text-style-name="P2" draw:layer="layout" svg:width="1.903cm" svg:height="1.903cm" svg:x="2.127cm" svg:y="14.612cm" svg:viewBox="0 0 1904 1904" draw:points="952,0 1904,952 952,1904 0,952">
          <text:p/>
        </draw:polygon>
        <draw:frame draw:style-name="gr5" draw:text-style-name="P6" draw:layer="layout" svg:width="0.338cm" svg:height="0.293cm" svg:x="2.983cm" svg:y="16.885cm">
          <draw:text-box>
            <text:p text:style-name="P4"><text:span text:style-name="T2">No</text:span></text:p>
          </draw:text-box>
        </draw:frame>
        <draw:polyline draw:style-name="gr2" draw:text-style-name="P2" draw:layer="layout" svg:width="2.14cm" svg:height="1.87cm" svg:x="4.03cm" svg:y="16.667cm" svg:viewBox="0 0 2141 1871" draw:points="0,1871 2141,1871 2141,0">
          <text:p/>
        </draw:polyline>
        <draw:polygon draw:style-name="gr3" draw:text-style-name="P3" draw:layer="layout" svg:width="0.167cm" svg:height="0.166cm" svg:x="6.087cm" svg:y="16.542cm" svg:viewBox="0 0 168 167" draw:points="83,0 168,167 83,125 0,167">
          <text:p/>
        </draw:polygon>
        <draw:polygon draw:style-name="gr2" draw:text-style-name="P2" draw:layer="layout" svg:width="0.167cm" svg:height="0.166cm" svg:x="6.087cm" svg:y="16.542cm" svg:viewBox="0 0 168 167" draw:points="83,0 168,167 83,125 0,167">
          <text:p/>
        </draw:polygon>
        <draw:polygon draw:style-name="gr1" draw:text-style-name="P1" draw:layer="layout" svg:width="0.357cm" svg:height="0.309cm" svg:x="4.898cm" svg:y="18.335cm" svg:viewBox="0 0 358 310" draw:points="0,0 358,0 358,310 0,310">
          <text:p/>
        </draw:polygon>
        <draw:frame draw:style-name="gr4" draw:text-style-name="P5" draw:layer="layout" svg:width="1.474cm" svg:height="0.323cm" svg:x="2.337cm" svg:y="15.389cm">
          <draw:text-box>
            <text:p text:style-name="P4"><text:span text:style-name="T1">Is it empty?</text:span></text:p>
          </draw:text-box>
        </draw:frame>
        <draw:line draw:style-name="gr2" draw:text-style-name="P2" draw:layer="layout" svg:x1="3.078cm" svg:y1="19.489cm" svg:x2="3.078cm" svg:y2="20.645cm">
          <text:p/>
        </draw:line>
        <draw:polygon draw:style-name="gr3" draw:text-style-name="P3" draw:layer="layout" svg:width="0.166cm" svg:height="0.166cm" svg:x="2.995cm" svg:y="20.604cm" svg:viewBox="0 0 167 167" draw:points="84,167 0,0 84,41 167,0">
          <text:p/>
        </draw:polygon>
        <draw:polygon draw:style-name="gr2" draw:text-style-name="P2" draw:layer="layout" svg:width="0.166cm" svg:height="0.166cm" svg:x="2.995cm" svg:y="20.604cm" svg:viewBox="0 0 167 167" draw:points="84,167 0,0 84,41 167,0">
          <text:p/>
        </draw:polygon>
        <draw:polygon draw:style-name="gr1" draw:text-style-name="P1" draw:layer="layout" svg:width="0.404cm" svg:height="0.309cm" svg:x="2.924cm" svg:y="19.81cm" svg:viewBox="0 0 405 310" draw:points="0,0 405,0 405,310 0,310">
          <text:p/>
        </draw:polygon>
        <draw:frame draw:style-name="gr5" draw:text-style-name="P6" draw:layer="layout" svg:width="0.338cm" svg:height="0.293cm" svg:x="4.909cm" svg:y="18.336cm">
          <draw:text-box>
            <text:p text:style-name="P4"><text:span text:style-name="T2">No</text:span></text:p>
          </draw:text-box>
        </draw:frame>
        <draw:polygon draw:style-name="gr1" draw:text-style-name="P1" draw:layer="layout" svg:width="1.903cm" svg:height="1.903cm" svg:x="2.127cm" svg:y="17.586cm" svg:viewBox="0 0 1904 1904" draw:points="952,0 1904,952 952,1904 0,952">
          <text:p/>
        </draw:polygon>
        <draw:polygon draw:style-name="gr2" draw:text-style-name="P2" draw:layer="layout" svg:width="1.903cm" svg:height="1.903cm" svg:x="2.127cm" svg:y="17.586cm" svg:viewBox="0 0 1904 1904" draw:points="952,0 1904,952 952,1904 0,952">
          <text:p/>
        </draw:polygon>
        <draw:frame draw:style-name="gr5" draw:text-style-name="P6" draw:layer="layout" svg:width="0.454cm" svg:height="0.293cm" svg:x="2.913cm" svg:y="19.811cm">
          <draw:text-box>
            <text:p text:style-name="P4"><text:span text:style-name="T2">Yes</text:span></text:p>
          </draw:text-box>
        </draw:frame>
        <draw:path draw:style-name="gr1" draw:text-style-name="P1" draw:layer="layout" svg:width="1.903cm" svg:height="1.903cm" svg:x="2.127cm" svg:y="20.797cm" svg:viewBox="0 0 1904 1904" svg:d="M1904 951c0 32-2 63-5 94-3 32-8 62-14 93s-13 61-22 91c-9 29-20 59-32 87-12 29-25 57-40 85-14 27-30 54-48 80-17 26-36 51-55 75-20 24-41 47-63 69s-45 43-69 63-49 38-75 55c-26 18-53 34-80 48-28 15-56 28-85 40s-58 23-88 32-60 16-90 23c-31 6-62 10-93 13s-62 5-93 5-62-2-93-5-62-7-93-13c-30-7-61-14-91-23s-59-20-88-32-57-25-84-40c-28-14-55-30-81-48-25-17-50-35-74-55-25-20-48-41-70-63s-43-45-62-69c-20-24-39-49-56-75s-33-53-48-80c-15-28-28-56-40-85-12-28-22-58-31-87-9-30-17-60-23-91s-11-61-14-93c-3-31-4-62-4-94 0-31 1-62 4-93s8-62 14-92c6-31 14-61 23-91s19-59 31-88 25-57 40-84c15-28 31-54 48-80s36-51 56-75c19-24 40-47 62-69s45-43 70-63c24-20 49-38 74-56 26-17 53-33 81-48 27-14 55-28 84-40s58-22 88-31 61-17 91-23c31-6 62-10 93-14 31-3 62-4 93-4s62 1 93 4c31 4 62 8 93 14 30 6 60 14 90 23s59 19 88 31 57 26 85 40c27 15 54 31 80 48 26 18 51 36 75 56s47 41 69 63 43 45 63 69c19 24 38 49 55 75 18 26 34 52 48 80 15 27 28 55 40 84s23 58 32 88 16 60 22 91c6 30 11 61 14 92s5 62 5 93z">
          <text:p/>
        </draw:path>
        <draw:path draw:style-name="gr2" draw:text-style-name="P2" draw:layer="layout" svg:width="1.903cm" svg:height="1.903cm" svg:x="2.127cm" svg:y="20.797cm" svg:viewBox="0 0 1904 1904" svg:d="M1904 951c0 32-2 63-5 94-3 32-8 62-14 93s-13 61-22 91c-9 29-20 59-32 87-12 29-25 57-40 85-14 27-30 54-48 80-17 26-36 51-55 75-20 24-41 47-63 69s-45 43-69 63-49 38-75 55c-26 18-53 34-80 48-28 15-56 28-85 40s-58 23-88 32-60 16-90 23c-31 6-62 10-93 13s-62 5-93 5-62-2-93-5-62-7-93-13c-30-7-61-14-91-23s-59-20-88-32-57-25-84-40c-28-14-55-30-81-48-25-17-50-35-74-55-25-20-48-41-70-63s-43-45-62-69c-20-24-39-49-56-75s-33-53-48-80c-15-28-28-56-40-85-12-28-22-58-31-87-9-30-17-60-23-91s-11-61-14-93c-3-31-4-62-4-94 0-31 1-62 4-93s8-62 14-92c6-31 14-61 23-91s19-59 31-88 25-57 40-84c15-28 31-54 48-80s36-51 56-75c19-24 40-47 62-69s45-43 70-63c24-20 49-38 74-56 26-17 53-33 81-48 27-14 55-28 84-40s58-22 88-31 61-17 91-23c31-6 62-10 93-14 31-3 62-4 93-4s62 1 93 4c31 4 62 8 93 14 30 6 60 14 90 23s59 19 88 31 57 26 85 40c27 15 54 31 80 48 26 18 51 36 75 56s47 41 69 63 43 45 63 69c19 24 38 49 55 75 18 26 34 52 48 80 15 27 28 55 40 84s23 58 32 88 16 60 22 91c6 30 11 61 14 92s5 62 5 93z">
          <text:p/>
        </draw:path>
        <draw:frame draw:style-name="gr4" draw:text-style-name="P5" draw:layer="layout" svg:width="0.69cm" svg:height="0.323cm" svg:x="2.726cm" svg:y="18.363cm">
          <draw:text-box>
            <text:p text:style-name="P4"><text:span text:style-name="T1">Join?</text:span></text:p>
          </draw:text-box>
        </draw:frame>
        <draw:frame draw:style-name="gr4" draw:text-style-name="P5" draw:layer="layout" svg:width="0.994cm" svg:height="0.323cm" svg:x="2.575cm" svg:y="21.407cm">
          <draw:text-box>
            <text:p text:style-name="P4"><text:span text:style-name="T1">Student</text:span></text:p>
          </draw:text-box>
        </draw:frame>
        <draw:line draw:style-name="gr2" draw:text-style-name="P2" draw:layer="layout" svg:x1="13.294cm" svg:y1="12.115cm" svg:x2="13.294cm" svg:y2="13.034cm">
          <text:p/>
        </draw:line>
        <draw:polygon draw:style-name="gr3" draw:text-style-name="P3" draw:layer="layout" svg:width="0.167cm" svg:height="0.166cm" svg:x="13.211cm" svg:y="12.992cm" svg:viewBox="0 0 168 167" draw:points="83,167 0,0 83,43 168,0">
          <text:p/>
        </draw:polygon>
        <draw:polygon draw:style-name="gr2" draw:text-style-name="P2" draw:layer="layout" svg:width="0.167cm" svg:height="0.166cm" svg:x="13.211cm" svg:y="12.992cm" svg:viewBox="0 0 168 167" draw:points="83,167 0,0 83,43 168,0">
          <text:p/>
        </draw:polygon>
        <draw:polygon draw:style-name="gr1" draw:text-style-name="P1" draw:layer="layout" svg:width="2.855cm" svg:height="1.428cm" svg:x="11.867cm" svg:y="10.687cm" svg:viewBox="0 0 2856 1429" draw:points="0,1429 476,0 2856,0 2380,1429">
          <text:p/>
        </draw:polygon>
        <draw:polygon draw:style-name="gr2" draw:text-style-name="P2" draw:layer="layout" svg:width="2.855cm" svg:height="1.428cm" svg:x="11.867cm" svg:y="10.687cm" svg:viewBox="0 0 2856 1429" draw:points="0,1429 476,0 2856,0 2380,1429">
          <text:p/>
        </draw:polygon>
        <draw:frame draw:style-name="gr4" draw:text-style-name="P5" draw:layer="layout" svg:width="1.41cm" svg:height="0.323cm" svg:x="2.368cm" svg:y="21.764cm">
          <draw:text-box>
            <text:p text:style-name="P4"><text:span text:style-name="T1">Dashboard</text:span></text:p>
          </draw:text-box>
        </draw:frame>
        <draw:line draw:style-name="gr2" draw:text-style-name="P2" draw:layer="layout" svg:x1="11.867cm" svg:y1="13.899cm" svg:x2="10.841cm" svg:y2="13.899cm">
          <text:p/>
        </draw:line>
        <draw:polygon draw:style-name="gr3" draw:text-style-name="P3" draw:layer="layout" svg:width="0.166cm" svg:height="0.167cm" svg:x="10.717cm" svg:y="13.815cm" svg:viewBox="0 0 167 168" draw:points="0,85 167,0 124,85 167,168">
          <text:p/>
        </draw:polygon>
        <draw:polygon draw:style-name="gr2" draw:text-style-name="P2" draw:layer="layout" svg:width="0.166cm" svg:height="0.167cm" svg:x="10.717cm" svg:y="13.815cm" svg:viewBox="0 0 167 168" draw:points="0,85 167,0 124,85 167,168">
          <text:p/>
        </draw:polygon>
        <draw:polygon draw:style-name="gr1" draw:text-style-name="P1" draw:layer="layout" svg:width="2.855cm" svg:height="1.427cm" svg:x="11.867cm" svg:y="13.185cm" svg:viewBox="0 0 2856 1428" draw:points="0,0 2856,0 2856,1428 0,1428">
          <text:p/>
        </draw:polygon>
        <draw:polygon draw:style-name="gr2" draw:text-style-name="P2" draw:layer="layout" svg:width="2.855cm" svg:height="1.427cm" svg:x="11.867cm" svg:y="13.185cm" svg:viewBox="0 0 2856 1428" draw:points="0,0 2856,0 2856,1428 0,1428">
          <text:p/>
        </draw:polygon>
        <draw:frame draw:style-name="gr4" draw:text-style-name="P5" draw:layer="layout" svg:width="2.082cm" svg:height="0.323cm" svg:x="12.24cm" svg:y="11.226cm">
          <draw:text-box>
            <text:p text:style-name="P4"><text:span text:style-name="T1">Input class code</text:span></text:p>
          </draw:text-box>
        </draw:frame>
        <draw:line draw:style-name="gr2" draw:text-style-name="P2" draw:layer="layout" svg:x1="9.738cm" svg:y1="14.85cm" svg:x2="9.738cm" svg:y2="15.65cm">
          <text:p/>
        </draw:line>
        <draw:polygon draw:style-name="gr3" draw:text-style-name="P3" draw:layer="layout" svg:width="0.167cm" svg:height="0.167cm" svg:x="9.655cm" svg:y="15.608cm" svg:viewBox="0 0 168 168" draw:points="84,168 0,0 84,42 168,0">
          <text:p/>
        </draw:polygon>
        <draw:polygon draw:style-name="gr2" draw:text-style-name="P2" draw:layer="layout" svg:width="0.167cm" svg:height="0.167cm" svg:x="9.655cm" svg:y="15.608cm" svg:viewBox="0 0 168 168" draw:points="84,168 0,0 84,42 168,0">
          <text:p/>
        </draw:polygon>
        <draw:path draw:style-name="gr1" draw:text-style-name="P1" draw:layer="layout" svg:width="1.903cm" svg:height="1.903cm" svg:x="8.787cm" svg:y="12.947cm" svg:viewBox="0 0 1904 1904" svg:d="M1904 952c0 31-2 62-5 93s-7 62-13 92c-6 31-14 61-23 91s-20 59-31 88c-12 30-26 58-40 85-15 28-31 54-48 80-18 26-36 51-56 75-21 24-42 47-64 69s-45 43-69 63-49 38-75 56c-26 17-53 33-80 48-28 14-56 28-84 40-29 12-59 22-88 31-30 9-60 17-91 23-30 6-61 10-92 14-31 3-62 4-94 4-31 0-62-1-93-4-31-4-62-8-92-14-31-6-61-14-91-23s-59-19-88-31c-28-12-57-26-84-40-28-15-54-31-80-48-26-18-51-36-75-56s-47-41-69-63-43-45-63-69-38-49-56-75c-17-26-33-52-48-80-14-27-28-55-40-85-12-29-22-58-31-88s-17-60-23-91c-6-30-10-61-13-92s-5-62-5-93c0-32 2-63 5-94s7-61 13-92 14-61 23-91c9-29 19-59 31-87 12-29 26-57 40-85 15-27 31-54 48-80 18-26 36-51 56-75s41-47 63-69 45-43 69-63 49-38 75-55c26-18 52-34 80-48 27-15 56-28 84-40 29-12 58-23 88-32s60-16 91-23c30-6 61-10 92-13s62-5 93-5c32 0 63 2 94 5s62 7 92 13c31 7 61 14 91 23 29 9 59 20 88 32 28 12 57 25 84 40 27 14 54 30 80 48 26 17 51 35 75 55s47 41 69 63 43 45 64 69c20 24 38 49 56 75 17 26 33 53 48 80 14 28 28 56 40 85 11 28 22 58 31 87 9 30 17 60 23 91s10 61 13 92 5 62 5 94z">
          <text:p/>
        </draw:path>
        <draw:path draw:style-name="gr2" draw:text-style-name="P2" draw:layer="layout" svg:width="1.903cm" svg:height="1.903cm" svg:x="8.787cm" svg:y="12.947cm" svg:viewBox="0 0 1904 1904" svg:d="M1904 952c0 31-2 62-5 93s-7 62-13 92c-6 31-14 61-23 91s-20 59-31 88c-12 30-26 58-40 85-15 28-31 54-48 80-18 26-36 51-56 75-21 24-42 47-64 69s-45 43-69 63-49 38-75 56c-26 17-53 33-80 48-28 14-56 28-84 40-29 12-59 22-88 31-30 9-60 17-91 23-30 6-61 10-92 14-31 3-62 4-94 4-31 0-62-1-93-4-31-4-62-8-92-14-31-6-61-14-91-23s-59-19-88-31c-28-12-57-26-84-40-28-15-54-31-80-48-26-18-51-36-75-56s-47-41-69-63-43-45-63-69-38-49-56-75c-17-26-33-52-48-80-14-27-28-55-40-85-12-29-22-58-31-88s-17-60-23-91c-6-30-10-61-13-92s-5-62-5-93c0-32 2-63 5-94s7-61 13-92 14-61 23-91c9-29 19-59 31-87 12-29 26-57 40-85 15-27 31-54 48-80 18-26 36-51 56-75s41-47 63-69 45-43 69-63 49-38 75-55c26-18 52-34 80-48 27-15 56-28 84-40 29-12 58-23 88-32s60-16 91-23c30-6 61-10 92-13s62-5 93-5c32 0 63 2 94 5s62 7 92 13c31 7 61 14 91 23 29 9 59 20 88 32 28 12 57 25 84 40 27 14 54 30 80 48 26 17 51 35 75 55s47 41 69 63 43 45 64 69c20 24 38 49 56 75 17 26 33 53 48 80 14 28 28 56 40 85 11 28 22 58 31 87 9 30 17 60 23 91s10 61 13 92 5 62 5 94z">
          <text:p/>
        </draw:path>
        <draw:frame draw:style-name="gr4" draw:text-style-name="P5" draw:layer="layout" svg:width="0.898cm" svg:height="0.323cm" svg:x="12.827cm" svg:y="13.724cm">
          <draw:text-box>
            <text:p text:style-name="P4"><text:span text:style-name="T1">Submit</text:span></text:p>
          </draw:text-box>
        </draw:frame>
        <draw:line draw:style-name="gr2" draw:text-style-name="P2" draw:layer="layout" svg:x1="10.69cm" svg:y1="16.753cm" svg:x2="12.191cm" svg:y2="16.753cm">
          <text:p/>
        </draw:line>
        <draw:polygon draw:style-name="gr3" draw:text-style-name="P3" draw:layer="layout" svg:width="0.166cm" svg:height="0.166cm" svg:x="12.15cm" svg:y="16.67cm" svg:viewBox="0 0 167 167" draw:points="167,84 0,167 41,84 0,0">
          <text:p/>
        </draw:polygon>
        <draw:polygon draw:style-name="gr2" draw:text-style-name="P2" draw:layer="layout" svg:width="0.166cm" svg:height="0.166cm" svg:x="12.15cm" svg:y="16.67cm" svg:viewBox="0 0 167 167" draw:points="167,84 0,167 41,84 0,0">
          <text:p/>
        </draw:polygon>
        <draw:path draw:style-name="gr1" draw:text-style-name="P1" draw:layer="layout" svg:width="1.903cm" svg:height="1.903cm" svg:x="8.787cm" svg:y="15.802cm" svg:viewBox="0 0 1904 1904" svg:d="M1904 952c0 31-2 62-5 93s-7 62-13 93c-6 30-14 60-23 90s-20 59-31 88c-12 29-26 57-40 85-15 27-31 54-48 80-18 26-36 51-56 75-21 24-42 47-64 69s-45 43-69 63c-24 19-49 38-75 55-26 18-53 34-80 48-28 15-56 28-84 40-29 12-59 23-88 32-30 9-60 16-91 22-30 6-61 11-92 14s-62 5-94 5c-31 0-62-2-93-5s-62-8-92-14c-31-6-61-13-91-22s-59-20-88-32c-28-12-57-25-84-40-28-14-54-30-80-48-26-17-51-36-75-55-24-20-47-41-69-63s-43-45-63-69-38-49-56-75c-17-26-33-53-48-80-14-28-28-56-40-85s-22-58-31-88-17-60-23-90c-6-31-10-62-13-93s-5-62-5-93 2-62 5-93 7-62 13-93c6-30 14-60 23-90s19-59 31-88 26-57 40-84c15-28 31-55 48-81 18-25 36-50 56-76 20-24 41-47 63-69s45-43 69-62c24-20 49-39 75-56s52-33 80-48c27-15 56-28 84-40 29-12 58-22 88-31s60-17 91-23c30-6 61-11 92-14s62-4 93-4c32 0 63 1 94 4s62 8 92 14c31 6 61 14 91 23 29 9 59 19 88 31 28 12 57 25 84 40s54 31 80 48 51 36 75 56c24 19 47 40 69 62s43 45 64 69c20 26 38 51 56 76 17 26 33 53 48 81 14 27 28 55 40 84 11 29 22 58 31 88s17 60 23 90c6 31 10 62 13 93s5 62 5 93z">
          <text:p/>
        </draw:path>
        <draw:path draw:style-name="gr2" draw:text-style-name="P2" draw:layer="layout" svg:width="1.903cm" svg:height="1.903cm" svg:x="8.787cm" svg:y="15.802cm" svg:viewBox="0 0 1904 1904" svg:d="M1904 952c0 31-2 62-5 93s-7 62-13 93c-6 30-14 60-23 90s-20 59-31 88c-12 29-26 57-40 85-15 27-31 54-48 80-18 26-36 51-56 75-21 24-42 47-64 69s-45 43-69 63c-24 19-49 38-75 55-26 18-53 34-80 48-28 15-56 28-84 40-29 12-59 23-88 32-30 9-60 16-91 22-30 6-61 11-92 14s-62 5-94 5c-31 0-62-2-93-5s-62-8-92-14c-31-6-61-13-91-22s-59-20-88-32c-28-12-57-25-84-40-28-14-54-30-80-48-26-17-51-36-75-55-24-20-47-41-69-63s-43-45-63-69-38-49-56-75c-17-26-33-53-48-80-14-28-28-56-40-85s-22-58-31-88-17-60-23-90c-6-31-10-62-13-93s-5-62-5-93 2-62 5-93 7-62 13-93c6-30 14-60 23-90s19-59 31-88 26-57 40-84c15-28 31-55 48-81 18-25 36-50 56-76 20-24 41-47 63-69s45-43 69-62c24-20 49-39 75-56s52-33 80-48c27-15 56-28 84-40 29-12 58-22 88-31s60-17 91-23c30-6 61-11 92-14s62-4 93-4c32 0 63 1 94 4s62 8 92 14c31 6 61 14 91 23 29 9 59 19 88 31 28 12 57 25 84 40s54 31 80 48 51 36 75 56c24 19 47 40 69 62s43 45 64 69c20 26 38 51 56 76 17 26 33 53 48 81 14 27 28 55 40 84 11 29 22 58 31 88s17 60 23 90c6 31 10 62 13 93s5 62 5 93z">
          <text:p/>
        </draw:path>
        <draw:frame draw:style-name="gr4" draw:text-style-name="P5" draw:layer="layout" svg:width="1.122cm" svg:height="0.323cm" svg:x="9.171cm" svg:y="13.724cm">
          <draw:text-box>
            <text:p text:style-name="P4"><text:span text:style-name="T1">Backend</text:span></text:p>
          </draw:text-box>
        </draw:frame>
        <draw:line draw:style-name="gr2" draw:text-style-name="P2" draw:layer="layout" svg:x1="14.246cm" svg:y1="16.753cm" svg:x2="17.199cm" svg:y2="16.753cm">
          <text:p/>
        </draw:line>
        <draw:polygon draw:style-name="gr3" draw:text-style-name="P3" draw:layer="layout" svg:width="0.167cm" svg:height="0.166cm" svg:x="17.157cm" svg:y="16.67cm" svg:viewBox="0 0 168 167" draw:points="168,84 0,167 43,84 0,0">
          <text:p/>
        </draw:polygon>
        <draw:polygon draw:style-name="gr2" draw:text-style-name="P2" draw:layer="layout" svg:width="0.167cm" svg:height="0.166cm" svg:x="17.157cm" svg:y="16.67cm" svg:viewBox="0 0 168 167" draw:points="168,84 0,167 43,84 0,0">
          <text:p/>
        </draw:polygon>
        <draw:polygon draw:style-name="gr1" draw:text-style-name="P1" draw:layer="layout" svg:width="0.595cm" svg:height="0.309cm" svg:x="14.817cm" svg:y="16.67cm" svg:viewBox="0 0 596 310" draw:points="0,0 596,0 596,310 0,310">
          <text:p/>
        </draw:polygon>
        <draw:frame draw:style-name="gr4" draw:text-style-name="P5" draw:layer="layout" svg:width="1.298cm" svg:height="0.323cm" svg:x="9.084cm" svg:y="16.579cm">
          <draw:text-box>
            <text:p text:style-name="P4"><text:span text:style-name="T1">Response</text:span></text:p>
          </draw:text-box>
        </draw:frame>
        <draw:polyline draw:style-name="gr2" draw:text-style-name="P2" draw:layer="layout" svg:width="0cm" svg:height="2.703cm" svg:x="13.295cm" svg:y="17.704cm" svg:viewBox="0 0 0 2704" draw:points="0,0 0,1428 0,2704">
          <text:p/>
        </draw:polyline>
        <draw:polygon draw:style-name="gr3" draw:text-style-name="P3" draw:layer="layout" svg:width="0.167cm" svg:height="0.167cm" svg:x="13.211cm" svg:y="20.366cm" svg:viewBox="0 0 168 168" draw:points="84,168 0,0 84,42 168,0">
          <text:p/>
        </draw:polygon>
        <draw:polygon draw:style-name="gr2" draw:text-style-name="P2" draw:layer="layout" svg:width="0.167cm" svg:height="0.167cm" svg:x="13.211cm" svg:y="20.366cm" svg:viewBox="0 0 168 168" draw:points="84,168 0,0 84,42 168,0">
          <text:p/>
        </draw:polygon>
        <draw:polygon draw:style-name="gr1" draw:text-style-name="P1" draw:layer="layout" svg:width="1.903cm" svg:height="1.903cm" svg:x="12.343cm" svg:y="15.802cm" svg:viewBox="0 0 1904 1904" draw:points="952,0 1904,952 952,1904 0,952">
          <text:p/>
        </draw:polygon>
        <draw:polygon draw:style-name="gr2" draw:text-style-name="P2" draw:layer="layout" svg:width="1.903cm" svg:height="1.903cm" svg:x="12.343cm" svg:y="15.802cm" svg:viewBox="0 0 1904 1904" draw:points="952,0 1904,952 952,1904 0,952">
          <text:p/>
        </draw:polygon>
        <draw:frame draw:style-name="gr5" draw:text-style-name="P6" draw:layer="layout" svg:width="0.585cm" svg:height="0.293cm" svg:x="14.824cm" svg:y="16.671cm">
          <draw:text-box>
            <text:p text:style-name="P4"><text:span text:style-name="T2">Error</text:span></text:p>
          </draw:text-box>
        </draw:frame>
        <draw:frame draw:style-name="gr4" draw:text-style-name="P5" draw:layer="layout" svg:width="0.978cm" svg:height="0.323cm" svg:x="12.787cm" svg:y="16.412cm">
          <draw:text-box>
            <text:p text:style-name="P4"><text:span text:style-name="T1">Error or</text:span></text:p>
          </draw:text-box>
        </draw:frame>
        <draw:line draw:style-name="gr2" draw:text-style-name="P2" draw:layer="layout" svg:x1="18.54cm" svg:y1="16.039cm" svg:x2="18.54cm" svg:y2="12.504cm">
          <text:p/>
        </draw:line>
        <draw:polygon draw:style-name="gr3" draw:text-style-name="P3" draw:layer="layout" svg:width="0.167cm" svg:height="0.167cm" svg:x="18.456cm" svg:y="12.379cm" svg:viewBox="0 0 168 168" draw:points="85,0 168,168 85,125 0,168">
          <text:p/>
        </draw:polygon>
        <draw:polygon draw:style-name="gr2" draw:text-style-name="P2" draw:layer="layout" svg:width="0.167cm" svg:height="0.167cm" svg:x="18.456cm" svg:y="12.379cm" svg:viewBox="0 0 168 168" draw:points="85,0 168,168 85,125 0,168">
          <text:p/>
        </draw:polygon>
        <draw:polygon draw:style-name="gr1" draw:text-style-name="P1" draw:layer="layout" svg:width="2.855cm" svg:height="1.428cm" svg:x="17.112cm" svg:y="16.039cm" svg:viewBox="0 0 2856 1429" draw:points="0,1429 476,0 2856,0 2380,1429">
          <text:p/>
        </draw:polygon>
        <draw:polygon draw:style-name="gr2" draw:text-style-name="P2" draw:layer="layout" svg:width="2.855cm" svg:height="1.428cm" svg:x="17.112cm" svg:y="16.039cm" svg:viewBox="0 0 2856 1429" draw:points="0,1429 476,0 2856,0 2380,1429">
          <text:p/>
        </draw:polygon>
        <draw:frame draw:style-name="gr4" draw:text-style-name="P5" draw:layer="layout" svg:width="1.202cm" svg:height="0.323cm" svg:x="12.676cm" svg:y="16.769cm">
          <draw:text-box>
            <text:p text:style-name="P4"><text:span text:style-name="T1">success?</text:span></text:p>
          </draw:text-box>
        </draw:frame>
        <draw:line draw:style-name="gr2" draw:text-style-name="P2" draw:layer="layout" svg:x1="18.54cm" svg:y1="10.45cm" svg:x2="18.54cm" svg:y2="9.114cm">
          <text:p/>
        </draw:line>
        <draw:polygon draw:style-name="gr3" draw:text-style-name="P3" draw:layer="layout" svg:width="0.167cm" svg:height="0.166cm" svg:x="18.456cm" svg:y="8.99cm" svg:viewBox="0 0 168 167" draw:points="85,0 168,167 85,125 0,167">
          <text:p/>
        </draw:polygon>
        <draw:polygon draw:style-name="gr2" draw:text-style-name="P2" draw:layer="layout" svg:width="0.167cm" svg:height="0.166cm" svg:x="18.456cm" svg:y="8.99cm" svg:viewBox="0 0 168 167" draw:points="85,0 168,167 85,125 0,167">
          <text:p/>
        </draw:polygon>
        <draw:polygon draw:style-name="gr1" draw:text-style-name="P1" draw:layer="layout" svg:width="0.785cm" svg:height="0.309cm" svg:x="18.171cm" svg:y="9.51cm" svg:viewBox="0 0 786 310" draw:points="0,0 786,0 786,310 0,310">
          <text:p/>
        </draw:polygon>
        <draw:frame draw:style-name="gr4" draw:text-style-name="P5" draw:layer="layout" svg:width="1.89cm" svg:height="0.323cm" svg:x="17.592cm" svg:y="16.579cm">
          <draw:text-box>
            <text:p text:style-name="P4"><text:span text:style-name="T1">Error message</text:span></text:p>
          </draw:text-box>
        </draw:frame>
        <draw:line draw:style-name="gr2" draw:text-style-name="P2" draw:layer="layout" svg:x1="17.588cm" svg:y1="11.401cm" svg:x2="14.635cm" svg:y2="11.401cm">
          <text:p/>
        </draw:line>
        <draw:polygon draw:style-name="gr3" draw:text-style-name="P3" draw:layer="layout" svg:width="0.167cm" svg:height="0.166cm" svg:x="14.51cm" svg:y="11.318cm" svg:viewBox="0 0 168 167" draw:points="0,84 168,0 126,84 168,167">
          <text:p/>
        </draw:polygon>
        <draw:polygon draw:style-name="gr2" draw:text-style-name="P2" draw:layer="layout" svg:width="0.167cm" svg:height="0.166cm" svg:x="14.51cm" svg:y="11.318cm" svg:viewBox="0 0 168 167" draw:points="0,84 168,0 126,84 168,167">
          <text:p/>
        </draw:polygon>
        <draw:polygon draw:style-name="gr1" draw:text-style-name="P1" draw:layer="layout" svg:width="0.642cm" svg:height="0.309cm" svg:x="15.84cm" svg:y="11.294cm" svg:viewBox="0 0 643 310" draw:points="0,0 643,0 643,310 0,310">
          <text:p/>
        </draw:polygon>
        <draw:frame draw:style-name="gr5" draw:text-style-name="P6" draw:layer="layout" svg:width="0.805cm" svg:height="0.293cm" svg:x="18.164cm" svg:y="9.512cm">
          <draw:text-box>
            <text:p text:style-name="P4"><text:span text:style-name="T2">Logout</text:span></text:p>
          </draw:text-box>
        </draw:frame>
        <draw:polygon draw:style-name="gr1" draw:text-style-name="P1" draw:layer="layout" svg:width="1.903cm" svg:height="1.903cm" svg:x="17.588cm" svg:y="10.45cm" svg:viewBox="0 0 1904 1904" draw:points="953,0 1904,952 953,1904 0,952">
          <text:p/>
        </draw:polygon>
        <draw:polygon draw:style-name="gr2" draw:text-style-name="P2" draw:layer="layout" svg:width="1.903cm" svg:height="1.903cm" svg:x="17.588cm" svg:y="10.45cm" svg:viewBox="0 0 1904 1904" draw:points="953,0 1904,952 953,1904 0,952">
          <text:p/>
        </draw:polygon>
        <draw:frame draw:style-name="gr5" draw:text-style-name="P6" draw:layer="layout" svg:width="0.629cm" svg:height="0.293cm" svg:x="15.849cm" svg:y="11.296cm">
          <draw:text-box>
            <text:p text:style-name="P4"><text:span text:style-name="T2">Retry</text:span></text:p>
          </draw:text-box>
        </draw:frame>
        <draw:frame draw:style-name="gr4" draw:text-style-name="P5" draw:layer="layout" svg:width="1.026cm" svg:height="0.323cm" svg:x="18.021cm" svg:y="11.06cm">
          <draw:text-box>
            <text:p text:style-name="P4"><text:span text:style-name="T1">Retry or</text:span></text:p>
          </draw:text-box>
        </draw:frame>
        <draw:polyline draw:style-name="gr2" draw:text-style-name="P2" draw:layer="layout" svg:width="4.169cm" svg:height="4.13cm" svg:x="14.371cm" svg:y="17.618cm" svg:viewBox="0 0 4170 4131" draw:points="0,4131 4170,4131 4170,0">
          <text:p/>
        </draw:polyline>
        <draw:polygon draw:style-name="gr3" draw:text-style-name="P3" draw:layer="layout" svg:width="0.167cm" svg:height="0.167cm" svg:x="18.456cm" svg:y="17.493cm" svg:viewBox="0 0 168 168" draw:points="85,0 168,168 85,126 0,168">
          <text:p/>
        </draw:polygon>
        <draw:polygon draw:style-name="gr2" draw:text-style-name="P2" draw:layer="layout" svg:width="0.167cm" svg:height="0.167cm" svg:x="18.456cm" svg:y="17.493cm" svg:viewBox="0 0 168 168" draw:points="85,0 168,168 85,126 0,168">
          <text:p/>
        </draw:polygon>
        <draw:polygon draw:style-name="gr1" draw:text-style-name="P1" draw:layer="layout" svg:width="0.357cm" svg:height="0.309cm" svg:x="16.744cm" svg:y="21.594cm" svg:viewBox="0 0 358 310" draw:points="0,0 358,0 358,310 0,310">
          <text:p/>
        </draw:polygon>
        <draw:frame draw:style-name="gr4" draw:text-style-name="P5" draw:layer="layout" svg:width="0.946cm" svg:height="0.323cm" svg:x="18.06cm" svg:y="11.417cm">
          <draw:text-box>
            <text:p text:style-name="P4"><text:span text:style-name="T1">logout?</text:span></text:p>
          </draw:text-box>
        </draw:frame>
        <draw:line draw:style-name="gr2" draw:text-style-name="P2" draw:layer="layout" svg:x1="12.218cm" svg:y1="21.748cm" svg:x2="4.181cm" svg:y2="21.748cm">
          <text:p/>
        </draw:line>
        <draw:polygon draw:style-name="gr3" draw:text-style-name="P3" draw:layer="layout" svg:width="0.167cm" svg:height="0.167cm" svg:x="4.056cm" svg:y="21.665cm" svg:viewBox="0 0 168 168" draw:points="0,83 168,0 126,83 168,168">
          <text:p/>
        </draw:polygon>
        <draw:polygon draw:style-name="gr2" draw:text-style-name="P2" draw:layer="layout" svg:width="0.167cm" svg:height="0.167cm" svg:x="4.056cm" svg:y="21.665cm" svg:viewBox="0 0 168 168" draw:points="0,83 168,0 126,83 168,168">
          <text:p/>
        </draw:polygon>
        <draw:polygon draw:style-name="gr1" draw:text-style-name="P1" draw:layer="layout" svg:width="0.404cm" svg:height="0.31cm" svg:x="9.132cm" svg:y="21.641cm" svg:viewBox="0 0 405 311" draw:points="0,0 405,0 405,311 0,311">
          <text:p/>
        </draw:polygon>
        <draw:frame draw:style-name="gr5" draw:text-style-name="P6" draw:layer="layout" svg:width="0.338cm" svg:height="0.293cm" svg:x="16.755cm" svg:y="21.595cm">
          <draw:text-box>
            <text:p text:style-name="P4"><text:span text:style-name="T2">No</text:span></text:p>
          </draw:text-box>
        </draw:frame>
        <draw:polygon draw:style-name="gr1" draw:text-style-name="P1" draw:layer="layout" svg:width="2.153cm" svg:height="2.379cm" svg:x="12.218cm" svg:y="20.559cm" svg:viewBox="0 0 2154 2380" draw:points="1076,0 2154,1189 1076,2380 0,1189">
          <text:p/>
        </draw:polygon>
        <draw:polygon draw:style-name="gr2" draw:text-style-name="P2" draw:layer="layout" svg:width="2.153cm" svg:height="2.379cm" svg:x="12.218cm" svg:y="20.559cm" svg:viewBox="0 0 2154 2380" draw:points="1076,0 2154,1189 1076,2380 0,1189">
          <text:p/>
        </draw:polygon>
        <draw:frame draw:style-name="gr5" draw:text-style-name="P6" draw:layer="layout" svg:width="0.454cm" svg:height="0.293cm" svg:x="9.121cm" svg:y="21.643cm">
          <draw:text-box>
            <text:p text:style-name="P4"><text:span text:style-name="T2">Yes</text:span></text:p>
          </draw:text-box>
        </draw:frame>
        <draw:frame draw:style-name="gr4" draw:text-style-name="P5" draw:layer="layout" svg:width="1.81cm" svg:height="0.323cm" svg:x="12.387cm" svg:y="21.574cm">
          <draw:text-box>
            <text:p text:style-name="P4"><text:span text:style-name="T1">Correct code?</text:span></text:p>
          </draw:text-box>
        </draw:frame>
      </draw:page>
      <draw:page draw:name="page6"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0.354cm" svg:y1="8.63cm" svg:x2="10.354cm" svg:y2="9.668cm">
          <text:p/>
        </draw:line>
        <draw:polygon draw:style-name="gr3" draw:text-style-name="P3" draw:layer="layout" svg:width="0.166cm" svg:height="0.167cm" svg:x="10.271cm" svg:y="9.626cm" svg:viewBox="0 0 167 168" draw:points="83,168 0,0 83,42 167,0">
          <text:p/>
        </draw:polygon>
        <draw:polygon draw:style-name="gr2" draw:text-style-name="P2" draw:layer="layout" svg:width="0.166cm" svg:height="0.167cm" svg:x="10.271cm" svg:y="9.626cm" svg:viewBox="0 0 167 168" draw:points="83,168 0,0 83,42 167,0">
          <text:p/>
        </draw:polygon>
        <draw:path draw:style-name="gr1" draw:text-style-name="P1" draw:layer="layout" svg:width="1.903cm" svg:height="1.903cm" svg:x="9.403cm" svg:y="6.727cm" svg:viewBox="0 0 1904 1904" svg:d="M1904 951c0 32-2 63-5 94s-8 61-14 92-13 61-22 91c-9 29-20 59-32 87-12 29-25 57-40 85-14 27-31 54-48 80s-36 51-55 75c-20 24-41 47-63 69s-45 43-69 63-49 38-75 56c-26 17-53 33-80 47-28 15-56 28-85 40-29 13-58 24-88 33s-60 16-90 23c-31 6-62 10-94 13-31 3-62 5-93 5s-62-2-93-5-62-7-93-13c-30-7-60-14-90-23s-59-20-88-33c-29-12-57-25-84-40-28-14-55-30-81-47-25-18-50-36-75-56-24-20-47-41-69-63s-43-45-62-69c-20-24-39-49-56-75s-33-53-48-80c-15-28-28-56-40-85-12-28-22-58-31-87-9-30-17-60-23-91s-11-61-14-92-4-62-4-94c0-31 1-62 4-93s8-62 14-92c6-31 14-61 23-91s19-59 31-88 25-57 40-84c15-28 31-54 48-80s36-51 56-75c19-24 40-47 62-69s45-43 69-63c25-20 50-38 75-56 26-17 53-33 81-48 27-14 55-28 84-40s58-22 88-31 60-17 90-23c31-6 62-10 93-14 31-3 62-4 93-4s62 1 93 4c32 4 63 8 94 14 30 6 60 14 90 23s59 19 88 31 57 26 85 40c27 15 54 31 80 48 26 18 51 36 75 56s47 41 69 63 43 45 63 69c19 24 38 49 55 75s34 52 48 80c15 27 28 55 40 84s23 58 32 88 16 60 22 91c6 30 11 61 14 92s5 62 5 93z">
          <text:p/>
        </draw:path>
        <draw:path draw:style-name="gr2" draw:text-style-name="P2" draw:layer="layout" svg:width="1.903cm" svg:height="1.903cm" svg:x="9.403cm" svg:y="6.727cm" svg:viewBox="0 0 1904 1904" svg:d="M1904 951c0 32-2 63-5 94s-8 61-14 92-13 61-22 91c-9 29-20 59-32 87-12 29-25 57-40 85-14 27-31 54-48 80s-36 51-55 75c-20 24-41 47-63 69s-45 43-69 63-49 38-75 56c-26 17-53 33-80 47-28 15-56 28-85 40-29 13-58 24-88 33s-60 16-90 23c-31 6-62 10-94 13-31 3-62 5-93 5s-62-2-93-5-62-7-93-13c-30-7-60-14-90-23s-59-20-88-33c-29-12-57-25-84-40-28-14-55-30-81-47-25-18-50-36-75-56-24-20-47-41-69-63s-43-45-62-69c-20-24-39-49-56-75s-33-53-48-80c-15-28-28-56-40-85-12-28-22-58-31-87-9-30-17-60-23-91s-11-61-14-92-4-62-4-94c0-31 1-62 4-93s8-62 14-92c6-31 14-61 23-91s19-59 31-88 25-57 40-84c15-28 31-54 48-80s36-51 56-75c19-24 40-47 62-69s45-43 69-63c25-20 50-38 75-56 26-17 53-33 81-48 27-14 55-28 84-40s58-22 88-31 60-17 90-23c31-6 62-10 93-14 31-3 62-4 93-4s62 1 93 4c32 4 63 8 94 14 30 6 60 14 90 23s59 19 88 31 57 26 85 40c27 15 54 31 80 48 26 18 51 36 75 56s47 41 69 63 43 45 63 69c19 24 38 49 55 75s34 52 48 80c15 27 28 55 40 84s23 58 32 88 16 60 22 91c6 30 11 61 14 92s5 62 5 93z">
          <text:p/>
        </draw:path>
        <draw:frame draw:style-name="gr4" draw:text-style-name="P5" draw:layer="layout" svg:width="0.994cm" svg:height="0.323cm" svg:x="9.853cm" svg:y="7.349cm">
          <draw:text-box>
            <text:p text:style-name="P4"><text:span text:style-name="T1">Student</text:span></text:p>
          </draw:text-box>
        </draw:frame>
        <draw:frame draw:style-name="gr4" draw:text-style-name="P5" draw:layer="layout" svg:width="1.41cm" svg:height="0.323cm" svg:x="9.647cm" svg:y="7.706cm">
          <draw:text-box>
            <text:p text:style-name="P4"><text:span text:style-name="T1">Dashboard</text:span></text:p>
          </draw:text-box>
        </draw:frame>
        <draw:line draw:style-name="gr2" draw:text-style-name="P2" draw:layer="layout" svg:x1="11.96cm" svg:y1="14.505cm" svg:x2="14.127cm" svg:y2="14.505cm">
          <text:p/>
        </draw:line>
        <draw:polygon draw:style-name="gr3" draw:text-style-name="P3" draw:layer="layout" svg:width="0.166cm" svg:height="0.166cm" svg:x="14.086cm" svg:y="14.422cm" svg:viewBox="0 0 167 167" draw:points="167,83 0,167 41,83 0,0">
          <text:p/>
        </draw:polygon>
        <draw:polygon draw:style-name="gr2" draw:text-style-name="P2" draw:layer="layout" svg:width="0.166cm" svg:height="0.166cm" svg:x="14.086cm" svg:y="14.422cm" svg:viewBox="0 0 167 167" draw:points="167,83 0,167 41,83 0,0">
          <text:p/>
        </draw:polygon>
        <draw:line draw:style-name="gr2" draw:text-style-name="P2" draw:layer="layout" svg:x1="10.354cm" svg:y1="16.051cm" svg:x2="10.354cm" svg:y2="17.434cm">
          <text:p/>
        </draw:line>
        <draw:polygon draw:style-name="gr3" draw:text-style-name="P3" draw:layer="layout" svg:width="0.166cm" svg:height="0.167cm" svg:x="10.271cm" svg:y="17.392cm" svg:viewBox="0 0 167 168" draw:points="83,168 0,0 83,42 167,0">
          <text:p/>
        </draw:polygon>
        <draw:polygon draw:style-name="gr2" draw:text-style-name="P2" draw:layer="layout" svg:width="0.166cm" svg:height="0.167cm" svg:x="10.271cm" svg:y="17.392cm" svg:viewBox="0 0 167 168" draw:points="83,168 0,0 83,42 167,0">
          <text:p/>
        </draw:polygon>
        <draw:polygon draw:style-name="gr1" draw:text-style-name="P1" draw:layer="layout" svg:width="3.212cm" svg:height="3.092cm" svg:x="8.748cm" svg:y="12.959cm" svg:viewBox="0 0 3213 3093" draw:points="1606,0 3213,1547 1606,3093 0,1547">
          <text:p/>
        </draw:polygon>
        <draw:polygon draw:style-name="gr2" draw:text-style-name="P2" draw:layer="layout" svg:width="3.212cm" svg:height="3.092cm" svg:x="8.748cm" svg:y="12.959cm" svg:viewBox="0 0 3213 3093" draw:points="1606,0 3213,1547 1606,3093 0,1547">
          <text:p/>
        </draw:polygon>
        <draw:frame draw:style-name="gr4" draw:text-style-name="P5" draw:layer="layout" svg:width="2.483cm" svg:height="0.323cm" svg:x="4.572cm" svg:y="5.494cm">
          <draw:text-box>
            <text:p text:style-name="P4"><text:span text:style-name="T1">Student Dashboard</text:span></text:p>
          </draw:text-box>
        </draw:frame>
        <draw:frame draw:style-name="gr4" draw:text-style-name="P5" draw:layer="layout" svg:width="1.939cm" svg:height="0.323cm" svg:x="9.373cm" svg:y="14.176cm">
          <draw:text-box>
            <text:p text:style-name="P4"><text:span text:style-name="T1">Logout or go to</text:span></text:p>
          </draw:text-box>
        </draw:frame>
        <draw:path draw:style-name="gr1" draw:text-style-name="P1" draw:layer="layout" svg:width="1.903cm" svg:height="1.903cm" svg:x="14.279cm" svg:y="13.554cm" svg:viewBox="0 0 1904 1904" svg:d="M1904 952c0 31-2 62-5 93-3 32-7 62-14 93-7 30-14 61-23 90-9 30-20 60-32 88-11 29-25 57-39 85-15 27-31 54-48 80-18 26-36 51-56 75s-41 47-63 69-45 43-69 63c-24 19-49 38-75 55-26 18-53 34-80 48-28 15-56 28-85 40-28 12-58 23-87 32-30 9-60 16-91 22s-61 11-92 14-62 5-94 5c-31 0-62-2-93-5s-62-8-92-14c-31-6-61-13-91-22s-59-20-88-32-57-25-84-40c-28-14-54-30-80-48-26-17-51-35-75-55s-47-41-69-63-43-45-63-69-38-49-56-75c-17-26-33-53-48-80-14-28-28-56-40-85-12-28-22-58-31-88-9-29-17-60-23-90-6-31-10-62-13-93-4-31-5-62-5-93s1-62 5-93c3-31 7-62 13-92 6-31 14-62 23-92s19-59 31-88 26-57 40-84c15-28 31-54 48-80 18-26 36-51 56-75s41-48 63-70 45-43 69-62c24-20 49-39 75-56s52-33 80-48c27-15 55-28 84-40s58-22 88-31 60-17 91-23c30-6 61-11 92-14s62-4 93-4c32 0 63 1 94 4s61 8 92 14 61 14 91 23c29 9 59 19 87 31 29 12 57 25 85 40 27 15 54 31 80 48s51 36 75 56c24 19 47 40 69 62s43 46 63 70 38 49 56 75c17 26 33 52 48 80 14 27 28 55 39 84 12 29 23 58 32 88s17 61 23 92c7 30 11 61 14 92s5 62 5 93z">
          <text:p/>
        </draw:path>
        <draw:path draw:style-name="gr2" draw:text-style-name="P2" draw:layer="layout" svg:width="1.903cm" svg:height="1.903cm" svg:x="14.279cm" svg:y="13.554cm" svg:viewBox="0 0 1904 1904" svg:d="M1904 952c0 31-2 62-5 93-3 32-7 62-14 93-7 30-14 61-23 90-9 30-20 60-32 88-11 29-25 57-39 85-15 27-31 54-48 80-18 26-36 51-56 75s-41 47-63 69-45 43-69 63c-24 19-49 38-75 55-26 18-53 34-80 48-28 15-56 28-85 40-28 12-58 23-87 32-30 9-60 16-91 22s-61 11-92 14-62 5-94 5c-31 0-62-2-93-5s-62-8-92-14c-31-6-61-13-91-22s-59-20-88-32-57-25-84-40c-28-14-54-30-80-48-26-17-51-35-75-55s-47-41-69-63-43-45-63-69-38-49-56-75c-17-26-33-53-48-80-14-28-28-56-40-85-12-28-22-58-31-88-9-29-17-60-23-90-6-31-10-62-13-93-4-31-5-62-5-93s1-62 5-93c3-31 7-62 13-92 6-31 14-62 23-92s19-59 31-88 26-57 40-84c15-28 31-54 48-80 18-26 36-51 56-75s41-48 63-70 45-43 69-62c24-20 49-39 75-56s52-33 80-48c27-15 55-28 84-40s58-22 88-31 60-17 91-23c30-6 61-11 92-14s62-4 93-4c32 0 63 1 94 4s61 8 92 14 61 14 91 23c29 9 59 19 87 31 29 12 57 25 85 40 27 15 54 31 80 48s51 36 75 56c24 19 47 40 69 62s43 46 63 70 38 49 56 75c17 26 33 52 48 80 14 27 28 55 39 84 12 29 23 58 32 88s17 61 23 92c7 30 11 61 14 92s5 62 5 93z">
          <text:p/>
        </draw:path>
        <draw:frame draw:style-name="gr4" draw:text-style-name="P5" draw:layer="layout" svg:width="1.49cm" svg:height="0.323cm" svg:x="9.596cm" svg:y="14.533cm">
          <draw:text-box>
            <text:p text:style-name="P4"><text:span text:style-name="T1">Classwork?</text:span></text:p>
          </draw:text-box>
        </draw:frame>
        <draw:path draw:style-name="gr1" draw:text-style-name="P1" draw:layer="layout" svg:width="1.903cm" svg:height="1.903cm" svg:x="9.403cm" svg:y="17.586cm" svg:viewBox="0 0 1904 1904" svg:d="M1904 952c0 31-2 62-5 93s-8 62-14 93c-6 30-13 60-22 90s-20 59-32 88-25 57-40 85c-14 27-31 54-48 80s-36 51-55 75c-20 24-41 47-63 69s-45 43-69 63c-24 19-49 38-75 55-26 18-53 34-80 48-28 15-56 28-85 40s-58 23-88 32-60 16-90 22c-31 6-62 11-94 14-31 3-62 5-93 5s-62-2-93-5-62-8-93-14c-30-6-60-13-90-22s-59-20-88-32-57-25-84-40c-28-14-55-30-81-48-25-17-50-36-75-55-24-20-47-41-69-63s-43-45-62-69c-20-24-39-49-56-75s-33-53-48-80c-15-28-28-56-40-85s-22-58-31-88-17-60-23-90c-6-31-11-62-14-93s-4-62-4-93 1-62 4-93 8-62 14-92c6-31 14-61 23-91s19-59 31-88 25-57 40-84c15-29 31-56 48-81 17-26 36-51 56-75 19-25 40-48 62-70s45-43 69-62c25-20 50-39 75-56 26-17 53-33 81-48 27-15 55-28 84-40s58-22 88-31 60-17 90-23c31-6 62-11 93-14s62-4 93-4 62 1 93 4c32 3 63 8 94 14 30 6 60 14 90 23s59 19 88 31 57 25 85 40c27 15 54 31 80 48s51 36 75 56c24 19 47 40 69 62s43 45 63 70c19 24 38 49 55 75 17 25 34 52 48 81 15 27 28 55 40 84s23 58 32 88 16 60 22 91c6 30 11 61 14 92s5 62 5 93z">
          <text:p/>
        </draw:path>
        <draw:path draw:style-name="gr2" draw:text-style-name="P2" draw:layer="layout" svg:width="1.903cm" svg:height="1.903cm" svg:x="9.403cm" svg:y="17.586cm" svg:viewBox="0 0 1904 1904" svg:d="M1904 952c0 31-2 62-5 93s-8 62-14 93c-6 30-13 60-22 90s-20 59-32 88-25 57-40 85c-14 27-31 54-48 80s-36 51-55 75c-20 24-41 47-63 69s-45 43-69 63c-24 19-49 38-75 55-26 18-53 34-80 48-28 15-56 28-85 40s-58 23-88 32-60 16-90 22c-31 6-62 11-94 14-31 3-62 5-93 5s-62-2-93-5-62-8-93-14c-30-6-60-13-90-22s-59-20-88-32-57-25-84-40c-28-14-55-30-81-48-25-17-50-36-75-55-24-20-47-41-69-63s-43-45-62-69c-20-24-39-49-56-75s-33-53-48-80c-15-28-28-56-40-85s-22-58-31-88-17-60-23-90c-6-31-11-62-14-93s-4-62-4-93 1-62 4-93 8-62 14-92c6-31 14-61 23-91s19-59 31-88 25-57 40-84c15-29 31-56 48-81 17-26 36-51 56-75 19-25 40-48 62-70s45-43 69-62c25-20 50-39 75-56 26-17 53-33 81-48 27-15 55-28 84-40s58-22 88-31 60-17 90-23c31-6 62-11 93-14s62-4 93-4 62 1 93 4c32 3 63 8 94 14 30 6 60 14 90 23s59 19 88 31 57 25 85 40c27 15 54 31 80 48s51 36 75 56c24 19 47 40 69 62s43 45 63 70c19 24 38 49 55 75 17 25 34 52 48 81 15 27 28 55 40 84s23 58 32 88 16 60 22 91c6 30 11 61 14 92s5 62 5 93z">
          <text:p/>
        </draw:path>
        <draw:frame draw:style-name="gr4" draw:text-style-name="P5" draw:layer="layout" svg:width="1.459cm" svg:height="0.323cm" svg:x="14.499cm" svg:y="14.343cm">
          <draw:text-box>
            <text:p text:style-name="P4"><text:span text:style-name="T1">Login Page</text:span></text:p>
          </draw:text-box>
        </draw:frame>
        <draw:frame draw:style-name="gr4" draw:text-style-name="P5" draw:layer="layout" svg:width="0.994cm" svg:height="0.323cm" svg:x="9.853cm" svg:y="18.03cm">
          <draw:text-box>
            <text:p text:style-name="P4"><text:span text:style-name="T1">Student</text:span></text:p>
          </draw:text-box>
        </draw:frame>
        <draw:frame draw:style-name="gr4" draw:text-style-name="P5" draw:layer="layout" svg:width="1.33cm" svg:height="0.323cm" svg:x="9.687cm" svg:y="18.363cm">
          <draw:text-box>
            <text:p text:style-name="P4"><text:span text:style-name="T1">Classwork</text:span></text:p>
          </draw:text-box>
        </draw:frame>
        <draw:line draw:style-name="gr2" draw:text-style-name="P2" draw:layer="layout" svg:x1="10.354cm" svg:y1="11.722cm" svg:x2="10.354cm" svg:y2="12.808cm">
          <text:p/>
        </draw:line>
        <draw:polygon draw:style-name="gr3" draw:text-style-name="P3" draw:layer="layout" svg:width="0.166cm" svg:height="0.167cm" svg:x="10.271cm" svg:y="12.766cm" svg:viewBox="0 0 167 168" draw:points="83,168 0,0 83,42 167,0">
          <text:p/>
        </draw:polygon>
        <draw:polygon draw:style-name="gr2" draw:text-style-name="P2" draw:layer="layout" svg:width="0.166cm" svg:height="0.167cm" svg:x="10.271cm" svg:y="12.766cm" svg:viewBox="0 0 167 168" draw:points="83,168 0,0 83,42 167,0">
          <text:p/>
        </draw:polygon>
        <draw:polygon draw:style-name="gr1" draw:text-style-name="P1" draw:layer="layout" svg:width="3.61cm" svg:height="1.903cm" svg:x="8.549cm" svg:y="9.819cm" svg:viewBox="0 0 3611 1904" draw:points="0,1904 477,0 3611,0 3135,1904">
          <text:p/>
        </draw:polygon>
        <draw:polygon draw:style-name="gr2" draw:text-style-name="P2" draw:layer="layout" svg:width="3.61cm" svg:height="1.903cm" svg:x="8.549cm" svg:y="9.819cm" svg:viewBox="0 0 3611 1904" draw:points="0,1904 477,0 3611,0 3135,1904">
          <text:p/>
        </draw:polygon>
        <draw:frame draw:style-name="gr4" draw:text-style-name="P5" draw:layer="layout" svg:width="0.674cm" svg:height="0.323cm" svg:x="10.012cm" svg:y="18.719cm">
          <draw:text-box>
            <text:p text:style-name="P4"><text:span text:style-name="T1">Page</text:span></text:p>
          </draw:text-box>
        </draw:frame>
        <draw:frame draw:style-name="gr4" draw:text-style-name="P5" draw:layer="layout" svg:width="2.801cm" svg:height="0.323cm" svg:x="8.96cm" svg:y="10.608cm">
          <draw:text-box>
            <text:p text:style-name="P4"><text:span text:style-name="T1">Welcome (Username)</text:span></text:p>
          </draw:text-box>
        </draw:frame>
      </draw:page>
      <draw:page draw:name="page7"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007cm" svg:height="0.681cm" svg:x="10.999cm" svg:y="3.409cm" svg:viewBox="0 0 8 682" draw:points="1,0 0,476 8,682">
          <text:p/>
        </draw:polyline>
        <draw:polygon draw:style-name="gr3" draw:text-style-name="P3" draw:layer="layout" svg:width="0.167cm" svg:height="0.169cm" svg:x="10.921cm" svg:y="4.046cm" svg:viewBox="0 0 168 170" draw:points="89,170 0,6 85,44 168,0">
          <text:p/>
        </draw:polygon>
        <draw:polygon draw:style-name="gr2" draw:text-style-name="P2" draw:layer="layout" svg:width="0.167cm" svg:height="0.169cm" svg:x="10.921cm" svg:y="4.046cm" svg:viewBox="0 0 168 170" draw:points="89,170 0,6 85,44 168,0">
          <text:p/>
        </draw:polygon>
        <draw:path draw:style-name="gr1" draw:text-style-name="P1" draw:layer="layout" svg:width="1.903cm" svg:height="1.903cm" svg:x="10.048cm" svg:y="1.506cm" svg:viewBox="0 0 1904 1904" svg:d="M1904 951c0 31-1 62-4 93s-8 62-14 93c-6 30-14 60-23 90s-19 59-31 88-25 58-40 86c-15 27-31 54-48 80s-36 51-56 75c-19 24-40 47-62 69s-45 43-70 63c-24 19-49 38-75 55-25 18-52 34-80 48-27 15-55 28-84 40s-58 23-88 32-60 16-90 22c-31 6-62 11-93 14s-62 5-93 5-62-2-93-5-62-8-93-14c-30-6-60-13-90-22s-59-20-88-32-57-25-85-40c-27-14-54-30-80-48-27-17-52-36-76-55-24-20-47-41-69-63s-43-45-63-69c-19-24-38-49-55-75-18-26-34-53-48-80-15-28-28-57-40-86s-23-58-32-88-16-60-22-90c-6-31-11-62-14-93s-5-62-5-93 2-62 5-93 8-62 14-92c6-31 13-61 22-91s20-59 32-88 25-57 40-84c14-28 30-55 48-80 17-26 36-51 55-75 20-25 41-48 63-70s45-43 69-62c24-20 49-39 76-56 26-17 53-33 80-48 28-15 56-28 85-40s58-22 88-31 60-17 90-23c31-6 62-11 93-14s62-4 93-4 62 1 93 4 62 8 92 14c31 6 61 14 91 23s59 19 88 31 57 25 84 40c28 15 55 31 80 48 26 17 51 36 75 56 25 19 48 40 70 62s43 45 62 70c20 24 39 49 56 75 17 25 33 52 48 80 15 27 28 55 40 84s22 58 31 88 17 60 23 91c6 30 11 61 14 92s4 62 4 93z">
          <text:p/>
        </draw:path>
        <draw:path draw:style-name="gr2" draw:text-style-name="P2" draw:layer="layout" svg:width="1.903cm" svg:height="1.903cm" svg:x="10.048cm" svg:y="1.506cm" svg:viewBox="0 0 1904 1904" svg:d="M1904 951c0 31-1 62-4 93s-8 62-14 93c-6 30-14 60-23 90s-19 59-31 88-25 58-40 86c-15 27-31 54-48 80s-36 51-56 75c-19 24-40 47-62 69s-45 43-70 63c-24 19-49 38-75 55-25 18-52 34-80 48-27 15-55 28-84 40s-58 23-88 32-60 16-90 22c-31 6-62 11-93 14s-62 5-93 5-62-2-93-5-62-8-93-14c-30-6-60-13-90-22s-59-20-88-32-57-25-85-40c-27-14-54-30-80-48-27-17-52-36-76-55-24-20-47-41-69-63s-43-45-63-69c-19-24-38-49-55-75-18-26-34-53-48-80-15-28-28-57-40-86s-23-58-32-88-16-60-22-90c-6-31-11-62-14-93s-5-62-5-93 2-62 5-93 8-62 14-92c6-31 13-61 22-91s20-59 32-88 25-57 40-84c14-28 30-55 48-80 17-26 36-51 55-75 20-25 41-48 63-70s45-43 69-62c24-20 49-39 76-56 26-17 53-33 80-48 28-15 56-28 85-40s58-22 88-31 60-17 90-23c31-6 62-11 93-14s62-4 93-4 62 1 93 4 62 8 92 14c31 6 61 14 91 23s59 19 88 31 57 25 84 40c28 15 55 31 80 48 26 17 51 36 75 56 25 19 48 40 70 62s43 45 62 70c20 24 39 49 56 75 17 25 33 52 48 80 15 27 28 55 40 84s22 58 31 88 17 60 23 91c6 30 11 61 14 92s4 62 4 93z">
          <text:p/>
        </draw:path>
        <draw:frame draw:style-name="gr4" draw:text-style-name="P5" draw:layer="layout" svg:width="0.834cm" svg:height="0.323cm" svg:x="10.575cm" svg:y="1.95cm">
          <draw:text-box>
            <text:p text:style-name="P4"><text:span text:style-name="T1">Forgot</text:span></text:p>
          </draw:text-box>
        </draw:frame>
        <draw:frame draw:style-name="gr4" draw:text-style-name="P5" draw:layer="layout" svg:width="1.266cm" svg:height="0.323cm" svg:x="10.361cm" svg:y="2.283cm">
          <draw:text-box>
            <text:p text:style-name="P4"><text:span text:style-name="T1">Password</text:span></text:p>
          </draw:text-box>
        </draw:frame>
        <draw:frame draw:style-name="gr4" draw:text-style-name="P5" draw:layer="layout" svg:width="0.674cm" svg:height="0.323cm" svg:x="10.654cm" svg:y="2.639cm">
          <draw:text-box>
            <text:p text:style-name="P4"><text:span text:style-name="T1">Page</text:span></text:p>
          </draw:text-box>
        </draw:frame>
        <draw:line draw:style-name="gr2" draw:text-style-name="P2" draw:layer="layout" svg:x1="12.38cm" svg:y1="5.549cm" svg:x2="14.06cm" svg:y2="5.549cm">
          <text:p/>
        </draw:line>
        <draw:polygon draw:style-name="gr3" draw:text-style-name="P3" draw:layer="layout" svg:width="0.166cm" svg:height="0.167cm" svg:x="14.018cm" svg:y="5.466cm" svg:viewBox="0 0 167 168" draw:points="167,83 0,168 43,83 0,0">
          <text:p/>
        </draw:polygon>
        <draw:polygon draw:style-name="gr2" draw:text-style-name="P2" draw:layer="layout" svg:width="0.166cm" svg:height="0.167cm" svg:x="14.018cm" svg:y="5.466cm" svg:viewBox="0 0 167 168" draw:points="167,83 0,168 43,83 0,0">
          <text:p/>
        </draw:polygon>
        <draw:polygon draw:style-name="gr1" draw:text-style-name="P1" draw:layer="layout" svg:width="0.594cm" svg:height="0.31cm" svg:x="13.057cm" svg:y="5.561cm" svg:viewBox="0 0 595 311" draw:points="0,0 595,0 595,311 0,311">
          <text:p/>
        </draw:polygon>
        <draw:frame draw:style-name="gr4" draw:text-style-name="P5" draw:layer="layout" svg:width="2.93cm" svg:height="0.323cm" svg:x="2.614cm" svg:y="3.71cm">
          <draw:text-box>
            <text:p text:style-name="P4"><text:span text:style-name="T1">Forgot Password Page</text:span></text:p>
          </draw:text-box>
        </draw:frame>
        <draw:polyline draw:style-name="gr2" draw:text-style-name="P2" draw:layer="layout" svg:width="0.027cm" svg:height="1.453cm" svg:x="10.985cm" svg:y="6.858cm" svg:viewBox="0 0 28 1454" draw:points="28,0 27,804 0,804 0,1454">
          <text:p/>
        </draw:polyline>
        <draw:polygon draw:style-name="gr3" draw:text-style-name="P3" draw:layer="layout" svg:width="0.166cm" svg:height="0.166cm" svg:x="10.902cm" svg:y="8.27cm" svg:viewBox="0 0 167 167" draw:points="83,167 0,0 83,41 167,0">
          <text:p/>
        </draw:polygon>
        <draw:polygon draw:style-name="gr2" draw:text-style-name="P2" draw:layer="layout" svg:width="0.166cm" svg:height="0.166cm" svg:x="10.902cm" svg:y="8.27cm" svg:viewBox="0 0 167 167" draw:points="83,167 0,0 83,41 167,0">
          <text:p/>
        </draw:polygon>
        <draw:polygon draw:style-name="gr1" draw:text-style-name="P1" draw:layer="layout" svg:width="2.736cm" svg:height="2.617cm" svg:x="9.644cm" svg:y="4.241cm" svg:viewBox="0 0 2737 2618" draw:points="1368,0 2737,1308 1368,2618 0,1308">
          <text:p/>
        </draw:polygon>
        <draw:polygon draw:style-name="gr2" draw:text-style-name="P2" draw:layer="layout" svg:width="2.736cm" svg:height="2.617cm" svg:x="9.644cm" svg:y="4.241cm" svg:viewBox="0 0 2737 2618" draw:points="1368,0 2737,1308 1368,2618 0,1308">
          <text:p/>
        </draw:polygon>
        <draw:frame draw:style-name="gr5" draw:text-style-name="P6" draw:layer="layout" svg:width="0.586cm" svg:height="0.293cm" svg:x="13.064cm" svg:y="5.563cm">
          <draw:text-box>
            <text:p text:style-name="P4"><text:span text:style-name="T2">Back</text:span></text:p>
          </draw:text-box>
        </draw:frame>
        <draw:frame draw:style-name="gr4" draw:text-style-name="P5" draw:layer="layout" svg:width="1.986cm" svg:height="0.323cm" svg:x="10.016cm" svg:y="5.208cm">
          <draw:text-box>
            <text:p text:style-name="P4"><text:span text:style-name="T1">Input or back to</text:span></text:p>
          </draw:text-box>
        </draw:frame>
        <draw:path draw:style-name="gr1" draw:text-style-name="P1" draw:layer="layout" svg:width="1.903cm" svg:height="1.903cm" svg:x="14.211cm" svg:y="4.598cm" svg:viewBox="0 0 1904 1904" svg:d="M1904 952c0 32-1 63-5 94-3 31-7 61-13 92s-14 61-23 91c-9 29-19 59-31 88-12 28-26 56-40 84-15 27-31 54-48 80-18 26-36 51-56 75s-41 47-63 69-45 43-69 63-49 38-75 56c-26 17-52 33-80 48-27 14-56 28-84 39-29 12-58 23-88 32s-60 17-91 23c-30 6-61 10-92 13s-62 5-93 5c-32 0-63-2-94-5s-61-7-92-13-61-14-91-23c-29-9-59-20-88-32-28-11-56-25-84-39-27-15-54-31-80-48-26-18-51-36-75-56s-47-41-69-63-43-45-63-69-38-49-56-75c-17-26-33-53-48-80-14-28-28-56-39-84-12-29-24-59-33-88-9-30-17-60-23-91s-10-61-13-92-5-62-5-94c0-31 2-62 5-93s7-62 13-92c6-31 14-61 23-91s21-59 33-88c11-28 25-57 39-84 15-28 31-54 48-80 18-26 36-51 56-75s41-47 63-69 45-43 69-63 49-38 75-56 53-34 80-49c28-14 56-28 84-40 29-12 59-22 88-31 30-9 60-17 91-23s61-10 92-13c31-4 62-5 94-5 31 0 62 1 93 5 31 3 62 7 92 13 31 6 61 14 91 23s59 19 88 31c28 12 57 26 84 40 28 15 54 31 80 49s51 36 75 56 47 41 69 63 43 45 63 69 38 49 56 75c17 26 33 52 48 80 14 27 28 56 40 84 12 29 22 58 31 88s17 60 23 91c6 30 10 61 13 92 4 31 5 62 5 93z">
          <text:p/>
        </draw:path>
        <draw:path draw:style-name="gr2" draw:text-style-name="P2" draw:layer="layout" svg:width="1.903cm" svg:height="1.903cm" svg:x="14.211cm" svg:y="4.598cm" svg:viewBox="0 0 1904 1904" svg:d="M1904 952c0 32-1 63-5 94-3 31-7 61-13 92s-14 61-23 91c-9 29-19 59-31 88-12 28-26 56-40 84-15 27-31 54-48 80-18 26-36 51-56 75s-41 47-63 69-45 43-69 63-49 38-75 56c-26 17-52 33-80 48-27 14-56 28-84 39-29 12-58 23-88 32s-60 17-91 23c-30 6-61 10-92 13s-62 5-93 5c-32 0-63-2-94-5s-61-7-92-13-61-14-91-23c-29-9-59-20-88-32-28-11-56-25-84-39-27-15-54-31-80-48-26-18-51-36-75-56s-47-41-69-63-43-45-63-69-38-49-56-75c-17-26-33-53-48-80-14-28-28-56-39-84-12-29-24-59-33-88-9-30-17-60-23-91s-10-61-13-92-5-62-5-94c0-31 2-62 5-93s7-62 13-92c6-31 14-61 23-91s21-59 33-88c11-28 25-57 39-84 15-28 31-54 48-80 18-26 36-51 56-75s41-47 63-69 45-43 69-63 49-38 75-56 53-34 80-49c28-14 56-28 84-40 29-12 59-22 88-31 30-9 60-17 91-23s61-10 92-13c31-4 62-5 94-5 31 0 62 1 93 5 31 3 62 7 92 13 31 6 61 14 91 23s59 19 88 31c28 12 57 26 84 40 28 15 54 31 80 49s51 36 75 56 47 41 69 63 43 45 63 69 38 49 56 75c17 26 33 52 48 80 14 27 28 56 40 84 12 29 22 58 31 88s17 60 23 91c6 30 10 61 13 92 4 31 5 62 5 93z">
          <text:p/>
        </draw:path>
        <draw:frame draw:style-name="gr4" draw:text-style-name="P5" draw:layer="layout" svg:width="0.77cm" svg:height="0.323cm" svg:x="10.619cm" svg:y="5.565cm">
          <draw:text-box>
            <text:p text:style-name="P4"><text:span text:style-name="T1">login?</text:span></text:p>
          </draw:text-box>
        </draw:frame>
        <draw:line draw:style-name="gr2" draw:text-style-name="P2" draw:layer="layout" svg:x1="10.985cm" svg:y1="9.89cm" svg:x2="10.985cm" svg:y2="10.809cm">
          <text:p/>
        </draw:line>
        <draw:polygon draw:style-name="gr3" draw:text-style-name="P3" draw:layer="layout" svg:width="0.166cm" svg:height="0.167cm" svg:x="10.902cm" svg:y="10.767cm" svg:viewBox="0 0 167 168" draw:points="83,168 0,0 83,42 167,0">
          <text:p/>
        </draw:polygon>
        <draw:polygon draw:style-name="gr2" draw:text-style-name="P2" draw:layer="layout" svg:width="0.166cm" svg:height="0.167cm" svg:x="10.902cm" svg:y="10.767cm" svg:viewBox="0 0 167 168" draw:points="83,168 0,0 83,42 167,0">
          <text:p/>
        </draw:polygon>
        <draw:polygon draw:style-name="gr1" draw:text-style-name="P1" draw:layer="layout" svg:width="2.854cm" svg:height="1.427cm" svg:x="9.558cm" svg:y="8.463cm" svg:viewBox="0 0 2855 1428" draw:points="0,1428 477,0 2855,0 2380,1428">
          <text:p/>
        </draw:polygon>
        <draw:polygon draw:style-name="gr2" draw:text-style-name="P2" draw:layer="layout" svg:width="2.854cm" svg:height="1.427cm" svg:x="9.558cm" svg:y="8.463cm" svg:viewBox="0 0 2855 1428" draw:points="0,1428 477,0 2855,0 2380,1428">
          <text:p/>
        </draw:polygon>
        <draw:frame draw:style-name="gr4" draw:text-style-name="P5" draw:layer="layout" svg:width="1.459cm" svg:height="0.323cm" svg:x="14.428cm" svg:y="5.375cm">
          <draw:text-box>
            <text:p text:style-name="P4"><text:span text:style-name="T1">Login Page</text:span></text:p>
          </draw:text-box>
        </draw:frame>
        <draw:line draw:style-name="gr2" draw:text-style-name="P2" draw:layer="layout" svg:x1="9.558cm" svg:y1="11.674cm" svg:x2="7.69cm" svg:y2="11.674cm">
          <text:p/>
        </draw:line>
        <draw:polygon draw:style-name="gr3" draw:text-style-name="P3" draw:layer="layout" svg:width="0.166cm" svg:height="0.166cm" svg:x="7.566cm" svg:y="11.591cm" svg:viewBox="0 0 167 167" draw:points="0,83 167,0 124,83 167,167">
          <text:p/>
        </draw:polygon>
        <draw:polygon draw:style-name="gr2" draw:text-style-name="P2" draw:layer="layout" svg:width="0.166cm" svg:height="0.166cm" svg:x="7.566cm" svg:y="11.591cm" svg:viewBox="0 0 167 167" draw:points="0,83 167,0 124,83 167,167">
          <text:p/>
        </draw:polygon>
        <draw:polygon draw:style-name="gr1" draw:text-style-name="P1" draw:layer="layout" svg:width="2.854cm" svg:height="1.428cm" svg:x="9.558cm" svg:y="10.96cm" svg:viewBox="0 0 2855 1429" draw:points="0,0 2855,0 2855,1429 0,1429">
          <text:p/>
        </draw:polygon>
        <draw:polygon draw:style-name="gr2" draw:text-style-name="P2" draw:layer="layout" svg:width="2.854cm" svg:height="1.428cm" svg:x="9.558cm" svg:y="10.96cm" svg:viewBox="0 0 2855 1429" draw:points="0,0 2855,0 2855,1429 0,1429">
          <text:p/>
        </draw:polygon>
        <draw:frame draw:style-name="gr4" draw:text-style-name="P5" draw:layer="layout" svg:width="1.442cm" svg:height="0.323cm" svg:x="10.25cm" svg:y="8.99cm">
          <draw:text-box>
            <text:p text:style-name="P4"><text:span text:style-name="T1">Input Email</text:span></text:p>
          </draw:text-box>
        </draw:frame>
        <draw:line draw:style-name="gr2" draw:text-style-name="P2" draw:layer="layout" svg:x1="6.587cm" svg:y1="12.626cm" svg:x2="6.587cm" svg:y2="13.426cm">
          <text:p/>
        </draw:line>
        <draw:polygon draw:style-name="gr3" draw:text-style-name="P3" draw:layer="layout" svg:width="0.167cm" svg:height="0.166cm" svg:x="6.504cm" svg:y="13.384cm" svg:viewBox="0 0 168 167" draw:points="84,167 0,0 84,42 168,0">
          <text:p/>
        </draw:polygon>
        <draw:polygon draw:style-name="gr2" draw:text-style-name="P2" draw:layer="layout" svg:width="0.167cm" svg:height="0.166cm" svg:x="6.504cm" svg:y="13.384cm" svg:viewBox="0 0 168 167" draw:points="84,167 0,0 84,42 168,0">
          <text:p/>
        </draw:polygon>
        <draw:path draw:style-name="gr1" draw:text-style-name="P1" draw:layer="layout" svg:width="1.903cm" svg:height="1.903cm" svg:x="5.636cm" svg:y="10.723cm" svg:viewBox="0 0 1904 1904" svg:d="M1904 951c0 31-2 62-5 93s-7 62-13 93c-6 30-14 60-23 90s-20 59-32 88c-11 29-25 57-39 85-15 27-31 54-48 80-18 26-36 51-56 75s-41 47-63 69c-22 23-45 44-69 64-24 19-49 38-75 55-26 18-53 34-80 48-28 15-56 28-84 40-29 12-59 23-88 32-30 9-60 16-91 22s-61 11-92 14c-32 3-63 5-95 5-31 0-62-2-93-5s-62-8-92-14c-31-6-61-13-91-22s-59-20-88-32-57-25-84-40c-28-14-54-30-80-48-26-17-51-36-75-55-24-20-47-41-69-64-22-22-43-45-63-69s-38-49-56-75c-17-26-33-53-48-80-14-28-28-56-40-85s-22-58-31-88-17-60-23-90c-6-31-10-62-13-93-4-31-5-62-5-93s1-62 5-93c3-31 7-62 13-93 6-30 14-60 23-90s19-59 31-88 26-57 40-84c15-28 31-55 48-80 18-26 36-51 56-75 20-25 41-48 63-70s45-43 69-62c24-20 49-39 75-56s52-33 80-48c27-15 55-28 84-40s58-22 88-31 60-17 91-23c30-6 61-11 92-14s62-4 93-4c32 0 63 1 95 4 31 3 61 8 92 14s61 14 91 23c29 9 59 19 88 31 28 12 56 25 84 40 27 15 54 31 80 48s51 36 75 56c24 19 47 40 69 62s43 45 63 69c20 25 38 50 56 76 17 25 33 52 48 80 14 27 28 55 39 84 12 29 23 58 32 88s17 60 23 90c6 31 10 62 13 93s5 62 5 93z">
          <text:p/>
        </draw:path>
        <draw:path draw:style-name="gr2" draw:text-style-name="P2" draw:layer="layout" svg:width="1.903cm" svg:height="1.903cm" svg:x="5.636cm" svg:y="10.723cm" svg:viewBox="0 0 1904 1904" svg:d="M1904 951c0 31-2 62-5 93s-7 62-13 93c-6 30-14 60-23 90s-20 59-32 88c-11 29-25 57-39 85-15 27-31 54-48 80-18 26-36 51-56 75s-41 47-63 69c-22 23-45 44-69 64-24 19-49 38-75 55-26 18-53 34-80 48-28 15-56 28-84 40-29 12-59 23-88 32-30 9-60 16-91 22s-61 11-92 14c-32 3-63 5-95 5-31 0-62-2-93-5s-62-8-92-14c-31-6-61-13-91-22s-59-20-88-32-57-25-84-40c-28-14-54-30-80-48-26-17-51-36-75-55-24-20-47-41-69-64-22-22-43-45-63-69s-38-49-56-75c-17-26-33-53-48-80-14-28-28-56-40-85s-22-58-31-88-17-60-23-90c-6-31-10-62-13-93-4-31-5-62-5-93s1-62 5-93c3-31 7-62 13-93 6-30 14-60 23-90s19-59 31-88 26-57 40-84c15-28 31-55 48-80 18-26 36-51 56-75 20-25 41-48 63-70s45-43 69-62c24-20 49-39 75-56s52-33 80-48c27-15 55-28 84-40s58-22 88-31 60-17 91-23c30-6 61-11 92-14s62-4 93-4c32 0 63 1 95 4 31 3 61 8 92 14s61 14 91 23c29 9 59 19 88 31 28 12 56 25 84 40 27 15 54 31 80 48s51 36 75 56c24 19 47 40 69 62s43 45 63 69c20 25 38 50 56 76 17 25 33 52 48 80 14 27 28 55 39 84 12 29 23 58 32 88s17 60 23 90c6 31 10 62 13 93s5 62 5 93z">
          <text:p/>
        </draw:path>
        <draw:frame draw:style-name="gr4" draw:text-style-name="P5" draw:layer="layout" svg:width="0.898cm" svg:height="0.323cm" svg:x="10.519cm" svg:y="11.488cm">
          <draw:text-box>
            <text:p text:style-name="P4"><text:span text:style-name="T1">Submit</text:span></text:p>
          </draw:text-box>
        </draw:frame>
        <draw:line draw:style-name="gr2" draw:text-style-name="P2" draw:layer="layout" svg:x1="7.539cm" svg:y1="14.529cm" svg:x2="8.919cm" svg:y2="14.529cm">
          <text:p/>
        </draw:line>
        <draw:polygon draw:style-name="gr3" draw:text-style-name="P3" draw:layer="layout" svg:width="0.167cm" svg:height="0.167cm" svg:x="8.877cm" svg:y="14.445cm" svg:viewBox="0 0 168 168" draw:points="168,85 0,168 43,85 0,0">
          <text:p/>
        </draw:polygon>
        <draw:polygon draw:style-name="gr2" draw:text-style-name="P2" draw:layer="layout" svg:width="0.167cm" svg:height="0.167cm" svg:x="8.877cm" svg:y="14.445cm" svg:viewBox="0 0 168 168" draw:points="168,85 0,168 43,85 0,0">
          <text:p/>
        </draw:polygon>
        <draw:path draw:style-name="gr1" draw:text-style-name="P1" draw:layer="layout" svg:width="1.903cm" svg:height="1.903cm" svg:x="5.636cm" svg:y="13.577cm" svg:viewBox="0 0 1904 1904" svg:d="M1904 953c0 31-2 62-5 93s-7 62-13 92c-6 31-14 61-23 91s-20 59-32 88c-11 28-25 57-39 84-15 28-31 54-48 80-18 26-36 51-56 75s-41 47-63 69-45 43-69 63-49 38-75 56c-26 17-53 33-80 48-28 14-56 28-84 40-29 12-59 22-88 31-30 9-60 17-91 23s-61 10-92 13c-32 3-63 5-95 5-31 0-62-2-93-5s-62-7-92-13c-31-6-61-14-91-23s-59-19-88-31-57-26-84-40c-28-15-54-31-80-48-26-18-51-36-75-56s-47-41-69-63-43-45-63-69-38-49-56-75c-17-26-33-52-48-80-14-27-28-56-40-84-12-29-22-58-31-88s-17-60-23-91c-6-30-10-61-13-92-4-31-5-62-5-93 0-32 1-63 5-94 3-31 7-62 13-92 6-31 14-61 23-92 9-29 19-59 31-88 12-28 26-57 40-84 15-27 31-54 48-80 18-26 36-51 56-75s41-47 63-69 45-43 69-63 49-38 75-56c26-17 52-33 80-48 27-14 55-28 84-40 29-11 58-22 88-31s60-17 91-23c30-6 61-10 92-13s62-5 93-5c32 0 63 2 95 5 31 3 61 7 92 13s61 14 91 23c29 9 59 20 88 32 28 11 56 25 84 39 27 15 54 31 80 48 26 18 51 36 75 56s47 41 69 63 43 45 63 69 38 49 56 75c17 26 33 53 48 80 14 27 28 56 39 84 12 29 23 59 32 88 9 31 17 61 23 92 6 30 10 61 13 92s5 62 5 94z">
          <text:p/>
        </draw:path>
        <draw:path draw:style-name="gr2" draw:text-style-name="P2" draw:layer="layout" svg:width="1.903cm" svg:height="1.903cm" svg:x="5.636cm" svg:y="13.577cm" svg:viewBox="0 0 1904 1904" svg:d="M1904 953c0 31-2 62-5 93s-7 62-13 92c-6 31-14 61-23 91s-20 59-32 88c-11 28-25 57-39 84-15 28-31 54-48 80-18 26-36 51-56 75s-41 47-63 69-45 43-69 63-49 38-75 56c-26 17-53 33-80 48-28 14-56 28-84 40-29 12-59 22-88 31-30 9-60 17-91 23s-61 10-92 13c-32 3-63 5-95 5-31 0-62-2-93-5s-62-7-92-13c-31-6-61-14-91-23s-59-19-88-31-57-26-84-40c-28-15-54-31-80-48-26-18-51-36-75-56s-47-41-69-63-43-45-63-69-38-49-56-75c-17-26-33-52-48-80-14-27-28-56-40-84-12-29-22-58-31-88s-17-60-23-91c-6-30-10-61-13-92-4-31-5-62-5-93 0-32 1-63 5-94 3-31 7-62 13-92 6-31 14-61 23-92 9-29 19-59 31-88 12-28 26-57 40-84 15-27 31-54 48-80 18-26 36-51 56-75s41-47 63-69 45-43 69-63 49-38 75-56c26-17 52-33 80-48 27-14 55-28 84-40 29-11 58-22 88-31s60-17 91-23c30-6 61-10 92-13s62-5 93-5c32 0 63 2 95 5 31 3 61 7 92 13s61 14 91 23c29 9 59 20 88 32 28 11 56 25 84 39 27 15 54 31 80 48 26 18 51 36 75 56s47 41 69 63 43 45 63 69 38 49 56 75c17 26 33 53 48 80 14 27 28 56 39 84 12 29 23 59 32 88 9 31 17 61 23 92 6 30 10 61 13 92s5 62 5 94z">
          <text:p/>
        </draw:path>
        <draw:frame draw:style-name="gr4" draw:text-style-name="P5" draw:layer="layout" svg:width="1.122cm" svg:height="0.323cm" svg:x="6.032cm" svg:y="11.488cm">
          <draw:text-box>
            <text:p text:style-name="P4"><text:span text:style-name="T1">Backend</text:span></text:p>
          </draw:text-box>
        </draw:frame>
        <draw:polyline draw:style-name="gr2" draw:text-style-name="P2" draw:layer="layout" svg:width="0cm" svg:height="0.622cm" svg:x="10.735cm" svg:y="16.193cm" svg:viewBox="0 0 0 623" draw:points="0,0 0,477 0,298 0,623">
          <text:p/>
        </draw:polyline>
        <draw:polygon draw:style-name="gr3" draw:text-style-name="P3" draw:layer="layout" svg:width="0.166cm" svg:height="0.167cm" svg:x="10.652cm" svg:y="16.774cm" svg:viewBox="0 0 167 168" draw:points="84,168 0,0 84,42 167,0">
          <text:p/>
        </draw:polygon>
        <draw:polygon draw:style-name="gr2" draw:text-style-name="P2" draw:layer="layout" svg:width="0.166cm" svg:height="0.167cm" svg:x="10.652cm" svg:y="16.774cm" svg:viewBox="0 0 167 168" draw:points="84,168 0,0 84,42 167,0">
          <text:p/>
        </draw:polygon>
        <draw:polygon draw:style-name="gr1" draw:text-style-name="P1" draw:layer="layout" svg:width="0.975cm" svg:height="0.309cm" svg:x="10.25cm" svg:y="16.456cm" svg:viewBox="0 0 976 310" draw:points="0,0 976,0 976,310 0,310">
          <text:p/>
        </draw:polygon>
        <draw:frame draw:style-name="gr4" draw:text-style-name="P5" draw:layer="layout" svg:width="1.298cm" svg:height="0.323cm" svg:x="5.944cm" svg:y="14.343cm">
          <draw:text-box>
            <text:p text:style-name="P4"><text:span text:style-name="T1">Response</text:span></text:p>
          </draw:text-box>
        </draw:frame>
        <draw:line draw:style-name="gr2" draw:text-style-name="P2" draw:layer="layout" svg:x1="12.4cm" svg:y1="14.529cm" svg:x2="13.795cm" svg:y2="14.529cm">
          <text:p/>
        </draw:line>
        <draw:polygon draw:style-name="gr3" draw:text-style-name="P3" draw:layer="layout" svg:width="0.167cm" svg:height="0.167cm" svg:x="13.753cm" svg:y="14.445cm" svg:viewBox="0 0 168 168" draw:points="168,85 0,168 42,85 0,0">
          <text:p/>
        </draw:polygon>
        <draw:polygon draw:style-name="gr2" draw:text-style-name="P2" draw:layer="layout" svg:width="0.167cm" svg:height="0.167cm" svg:x="13.753cm" svg:y="14.445cm" svg:viewBox="0 0 168 168" draw:points="168,85 0,168 42,85 0,0">
          <text:p/>
        </draw:polygon>
        <draw:polygon draw:style-name="gr1" draw:text-style-name="P1" draw:layer="layout" svg:width="0.594cm" svg:height="0.309cm" svg:x="12.748cm" svg:y="14.41cm" svg:viewBox="0 0 595 310" draw:points="0,0 595,0 595,310 0,310">
          <text:p/>
        </draw:polygon>
        <draw:frame draw:style-name="gr5" draw:text-style-name="P6" draw:layer="layout" svg:width="0.994cm" svg:height="0.293cm" svg:x="10.244cm" svg:y="16.457cm">
          <draw:text-box>
            <text:p text:style-name="P4"><text:span text:style-name="T2">Success</text:span></text:p>
          </draw:text-box>
        </draw:frame>
        <draw:polygon draw:style-name="gr1" draw:text-style-name="P1" draw:layer="layout" svg:width="3.33cm" svg:height="3.331cm" svg:x="9.07cm" svg:y="12.863cm" svg:viewBox="0 0 3331 3332" draw:points="1665,0 3331,1666 1665,3332 0,1666">
          <text:p/>
        </draw:polygon>
        <draw:polygon draw:style-name="gr2" draw:text-style-name="P2" draw:layer="layout" svg:width="3.33cm" svg:height="3.331cm" svg:x="9.07cm" svg:y="12.863cm" svg:viewBox="0 0 3331 3332" draw:points="1665,0 3331,1666 1665,3332 0,1666">
          <text:p/>
        </draw:polygon>
        <draw:frame draw:style-name="gr5" draw:text-style-name="P6" draw:layer="layout" svg:width="0.585cm" svg:height="0.293cm" svg:x="12.755cm" svg:y="14.412cm">
          <draw:text-box>
            <text:p text:style-name="P4"><text:span text:style-name="T2">Error</text:span></text:p>
          </draw:text-box>
        </draw:frame>
        <draw:polyline draw:style-name="gr2" draw:text-style-name="P2" draw:layer="layout" svg:width="0cm" svg:height="0.475cm" svg:x="10.735cm" svg:y="18.394cm" svg:viewBox="0 0 0 476" draw:points="0,0 0,476 0,119 0,444">
          <text:p/>
        </draw:polyline>
        <draw:polygon draw:style-name="gr3" draw:text-style-name="P3" draw:layer="layout" svg:width="0.166cm" svg:height="0.166cm" svg:x="10.652cm" svg:y="18.796cm" svg:viewBox="0 0 167 167" draw:points="84,167 0,0 84,42 167,0">
          <text:p/>
        </draw:polygon>
        <draw:polygon draw:style-name="gr2" draw:text-style-name="P2" draw:layer="layout" svg:width="0.166cm" svg:height="0.166cm" svg:x="10.652cm" svg:y="18.796cm" svg:viewBox="0 0 167 167" draw:points="84,167 0,0 84,42 167,0">
          <text:p/>
        </draw:polygon>
        <draw:polygon draw:style-name="gr1" draw:text-style-name="P1" draw:layer="layout" svg:width="2.855cm" svg:height="1.427cm" svg:x="9.308cm" svg:y="16.967cm" svg:viewBox="0 0 2856 1428" draw:points="0,1428 476,0 2856,0 2380,1428">
          <text:p/>
        </draw:polygon>
        <draw:polygon draw:style-name="gr2" draw:text-style-name="P2" draw:layer="layout" svg:width="2.855cm" svg:height="1.427cm" svg:x="9.308cm" svg:y="16.967cm" svg:viewBox="0 0 2856 1428" draw:points="0,1428 476,0 2856,0 2380,1428">
          <text:p/>
        </draw:polygon>
        <draw:frame draw:style-name="gr4" draw:text-style-name="P5" draw:layer="layout" svg:width="2.226cm" svg:height="0.323cm" svg:x="9.623cm" svg:y="14.343cm">
          <draw:text-box>
            <text:p text:style-name="P4"><text:span text:style-name="T1">success or error?</text:span></text:p>
          </draw:text-box>
        </draw:frame>
        <draw:polyline draw:style-name="gr2" draw:text-style-name="P2" draw:layer="layout" svg:width="0.006cm" svg:height="3.001cm" svg:x="15.136cm" svg:y="10.814cm" svg:viewBox="0 0 7 3002" draw:points="0,3002 0,1427 7,0">
          <text:p/>
        </draw:polyline>
        <draw:polygon draw:style-name="gr3" draw:text-style-name="P3" draw:layer="layout" svg:width="0.166cm" svg:height="0.167cm" svg:x="15.059cm" svg:y="10.689cm" svg:viewBox="0 0 167 168" draw:points="84,0 167,168 83,126 0,167">
          <text:p/>
        </draw:polygon>
        <draw:polygon draw:style-name="gr2" draw:text-style-name="P2" draw:layer="layout" svg:width="0.166cm" svg:height="0.167cm" svg:x="15.059cm" svg:y="10.689cm" svg:viewBox="0 0 167 168" draw:points="84,0 167,168 83,126 0,167">
          <text:p/>
        </draw:polygon>
        <draw:polygon draw:style-name="gr1" draw:text-style-name="P1" draw:layer="layout" svg:width="2.854cm" svg:height="1.427cm" svg:x="13.709cm" svg:y="13.815cm" svg:viewBox="0 0 2855 1428" draw:points="0,1428 475,0 2855,0 2379,1428">
          <text:p/>
        </draw:polygon>
        <draw:polygon draw:style-name="gr2" draw:text-style-name="P2" draw:layer="layout" svg:width="2.854cm" svg:height="1.427cm" svg:x="13.709cm" svg:y="13.815cm" svg:viewBox="0 0 2855 1428" draw:points="0,1428 475,0 2855,0 2379,1428">
          <text:p/>
        </draw:polygon>
        <draw:frame draw:style-name="gr4" draw:text-style-name="P5" draw:layer="layout" svg:width="2.162cm" svg:height="0.323cm" svg:x="9.655cm" svg:y="17.506cm">
          <draw:text-box>
            <text:p text:style-name="P4"><text:span text:style-name="T1">Sent otp to email</text:span></text:p>
          </draw:text-box>
        </draw:frame>
        <draw:polyline draw:style-name="gr2" draw:text-style-name="P2" draw:layer="layout" svg:width="0.561cm" svg:height="0cm" svg:x="12.326cm" svg:y="9.176cm" svg:viewBox="0 0 562 1" draw:points="557,1 81,1 562,1 0,0">
          <text:p/>
        </draw:polyline>
        <draw:polygon draw:style-name="gr3" draw:text-style-name="P3" draw:layer="layout" svg:width="0.167cm" svg:height="0.167cm" svg:x="12.201cm" svg:y="9.093cm" svg:viewBox="0 0 168 168" draw:points="0,83 168,0 125,83 168,168">
          <text:p/>
        </draw:polygon>
        <draw:polygon draw:style-name="gr2" draw:text-style-name="P2" draw:layer="layout" svg:width="0.167cm" svg:height="0.167cm" svg:x="12.201cm" svg:y="9.093cm" svg:viewBox="0 0 168 168" draw:points="0,83 168,0 125,83 168,168">
          <text:p/>
        </draw:polygon>
        <draw:polyline draw:style-name="gr2" draw:text-style-name="P2" draw:layer="layout" svg:width="0.015cm" svg:height="1.038cm" svg:x="15.143cm" svg:y="6.652cm" svg:viewBox="0 0 16 1039" draw:points="0,1039 0,445 16,0">
          <text:p/>
        </draw:polyline>
        <draw:polygon draw:style-name="gr3" draw:text-style-name="P3" draw:layer="layout" svg:width="0.166cm" svg:height="0.169cm" svg:x="15.073cm" svg:y="6.528cm" svg:viewBox="0 0 167 170" draw:points="89,0 167,170 85,124 0,164">
          <text:p/>
        </draw:polygon>
        <draw:polygon draw:style-name="gr2" draw:text-style-name="P2" draw:layer="layout" svg:width="0.166cm" svg:height="0.169cm" svg:x="15.073cm" svg:y="6.528cm" svg:viewBox="0 0 167 170" draw:points="89,0 167,170 85,124 0,164">
          <text:p/>
        </draw:polygon>
        <draw:polygon draw:style-name="gr1" draw:text-style-name="P1" draw:layer="layout" svg:width="4.52cm" svg:height="2.973cm" svg:x="12.882cm" svg:y="7.69cm" svg:viewBox="0 0 4521 2974" draw:points="2260,0 4521,1486 2260,2974 0,1486">
          <text:p/>
        </draw:polygon>
        <draw:polygon draw:style-name="gr2" draw:text-style-name="P2" draw:layer="layout" svg:width="4.52cm" svg:height="2.973cm" svg:x="12.882cm" svg:y="7.69cm" svg:viewBox="0 0 4521 2974" draw:points="2260,0 4521,1486 2260,2974 0,1486">
          <text:p/>
        </draw:polygon>
        <draw:frame draw:style-name="gr4" draw:text-style-name="P5" draw:layer="layout" svg:width="1.89cm" svg:height="0.323cm" svg:x="14.19cm" svg:y="14.343cm">
          <draw:text-box>
            <text:p text:style-name="P4"><text:span text:style-name="T1">Error message</text:span></text:p>
          </draw:text-box>
        </draw:frame>
        <draw:polyline draw:style-name="gr2" draw:text-style-name="P2" draw:layer="layout" svg:width="0cm" svg:height="0.561cm" svg:x="10.735cm" svg:y="20.416cm" svg:viewBox="0 0 0 562" draw:points="0,0 0,476 0,238 0,562">
          <text:p/>
        </draw:polyline>
        <draw:polygon draw:style-name="gr3" draw:text-style-name="P3" draw:layer="layout" svg:width="0.166cm" svg:height="0.166cm" svg:x="10.652cm" svg:y="20.937cm" svg:viewBox="0 0 167 167" draw:points="84,167 0,0 84,41 167,0">
          <text:p/>
        </draw:polygon>
        <draw:polygon draw:style-name="gr2" draw:text-style-name="P2" draw:layer="layout" svg:width="0.166cm" svg:height="0.166cm" svg:x="10.652cm" svg:y="20.937cm" svg:viewBox="0 0 167 167" draw:points="84,167 0,0 84,41 167,0">
          <text:p/>
        </draw:polygon>
        <draw:polygon draw:style-name="gr1" draw:text-style-name="P1" draw:layer="layout" svg:width="2.855cm" svg:height="1.427cm" svg:x="9.308cm" svg:y="18.989cm" svg:viewBox="0 0 2856 1428" draw:points="0,1428 476,0 2856,0 2380,1428">
          <text:p/>
        </draw:polygon>
        <draw:polygon draw:style-name="gr2" draw:text-style-name="P2" draw:layer="layout" svg:width="2.855cm" svg:height="1.427cm" svg:x="9.308cm" svg:y="18.989cm" svg:viewBox="0 0 2856 1428" draw:points="0,1428 476,0 2856,0 2380,1428">
          <text:p/>
        </draw:polygon>
        <draw:frame draw:style-name="gr4" draw:text-style-name="P5" draw:layer="layout" svg:width="3.459cm" svg:height="0.323cm" svg:x="13.413cm" svg:y="8.99cm">
          <draw:text-box>
            <text:p text:style-name="P4"><text:span text:style-name="T1">Input again or back to login</text:span></text:p>
          </draw:text-box>
        </draw:frame>
        <draw:line draw:style-name="gr2" draw:text-style-name="P2" draw:layer="layout" svg:x1="9.308cm" svg:y1="21.843cm" svg:x2="7.652cm" svg:y2="21.843cm">
          <text:p/>
        </draw:line>
        <draw:polygon draw:style-name="gr3" draw:text-style-name="P3" draw:layer="layout" svg:width="0.166cm" svg:height="0.167cm" svg:x="7.527cm" svg:y="21.76cm" svg:viewBox="0 0 167 168" draw:points="0,84 167,0 126,84 167,168">
          <text:p/>
        </draw:polygon>
        <draw:polygon draw:style-name="gr2" draw:text-style-name="P2" draw:layer="layout" svg:width="0.166cm" svg:height="0.167cm" svg:x="7.527cm" svg:y="21.76cm" svg:viewBox="0 0 167 168" draw:points="0,84 167,0 126,84 167,168">
          <text:p/>
        </draw:polygon>
        <draw:polygon draw:style-name="gr1" draw:text-style-name="P1" draw:layer="layout" svg:width="2.855cm" svg:height="1.427cm" svg:x="9.308cm" svg:y="21.13cm" svg:viewBox="0 0 2856 1428" draw:points="0,0 2856,0 2856,1428 0,1428">
          <text:p/>
        </draw:polygon>
        <draw:polygon draw:style-name="gr2" draw:text-style-name="P2" draw:layer="layout" svg:width="2.855cm" svg:height="1.427cm" svg:x="9.308cm" svg:y="21.13cm" svg:viewBox="0 0 2856 1428" draw:points="0,0 2856,0 2856,1428 0,1428">
          <text:p/>
        </draw:polygon>
        <draw:frame draw:style-name="gr4" draw:text-style-name="P5" draw:layer="layout" svg:width="1.346cm" svg:height="0.323cm" svg:x="10.059cm" svg:y="19.528cm">
          <draw:text-box>
            <text:p text:style-name="P4"><text:span text:style-name="T1">Input code</text:span></text:p>
          </draw:text-box>
        </draw:frame>
        <draw:polyline draw:style-name="gr2" draw:text-style-name="P2" draw:layer="layout" svg:width="0.004cm" svg:height="0.476cm" svg:x="6.545cm" svg:y="22.795cm" svg:viewBox="0 0 5 477" draw:points="5,0 5,477 0,445">
          <text:p/>
        </draw:polyline>
        <draw:polygon draw:style-name="gr3" draw:text-style-name="P3" draw:layer="layout" svg:width="0.166cm" svg:height="0.174cm" svg:x="6.458cm" svg:y="23.189cm" svg:viewBox="0 0 167 175" draw:points="101,175 0,17 88,51 167,0">
          <text:p/>
        </draw:polygon>
        <draw:polygon draw:style-name="gr2" draw:text-style-name="P2" draw:layer="layout" svg:width="0.166cm" svg:height="0.174cm" svg:x="6.458cm" svg:y="23.189cm" svg:viewBox="0 0 167 175" draw:points="101,175 0,17 88,51 167,0">
          <text:p/>
        </draw:polygon>
        <draw:path draw:style-name="gr1" draw:text-style-name="P1" draw:layer="layout" svg:width="1.903cm" svg:height="1.903cm" svg:x="5.597cm" svg:y="20.892cm" svg:viewBox="0 0 1904 1904" svg:d="M1904 951c0 33-1 64-4 95s-8 62-14 92c-6 31-14 61-23 91-9 29-19 59-31 88-12 28-25 57-40 84s-31 54-48 80-36 51-56 75c-19 24-40 47-62 69s-45 43-70 63c-24 20-49 38-75 56-25 17-52 33-80 48-27 14-55 28-84 40-29 11-58 22-88 31s-60 17-91 23c-30 6-61 10-93 13-31 3-62 5-93 5s-62-2-93-5-62-7-93-13c-30-6-61-14-90-23-30-9-59-20-88-31-29-12-57-26-85-40-27-15-54-31-80-48-26-18-51-36-75-56s-47-41-69-63-43-45-63-69c-19-24-38-49-55-75-18-26-34-53-48-80-15-27-28-56-40-84-12-29-23-59-32-88-9-30-16-60-22-91-6-30-11-61-14-92s-5-62-5-95c0-31 2-62 5-93s8-62 14-92c6-31 13-61 22-91s20-59 32-88c12-28 25-57 40-84 14-28 30-54 48-80 17-26 36-51 55-75 20-24 41-47 63-69s45-43 69-63 49-38 75-56c26-17 53-33 80-48 28-14 56-28 85-40 29-11 58-22 88-31 29-9 60-17 90-23 31-6 62-10 93-13s62-5 93-5 62 2 93 5c32 3 63 7 93 13 31 6 61 14 91 23s59 20 88 31c29 12 57 26 84 40 28 15 55 31 80 48 26 18 51 36 75 56 25 20 48 41 70 63s43 45 62 69c20 24 39 49 56 75s33 52 48 80c15 27 28 56 40 84 12 29 22 58 31 88s17 60 23 91c6 30 11 61 14 92s4 62 4 93z">
          <text:p/>
        </draw:path>
        <draw:path draw:style-name="gr2" draw:text-style-name="P2" draw:layer="layout" svg:width="1.903cm" svg:height="1.903cm" svg:x="5.597cm" svg:y="20.892cm" svg:viewBox="0 0 1904 1904" svg:d="M1904 951c0 33-1 64-4 95s-8 62-14 92c-6 31-14 61-23 91-9 29-19 59-31 88-12 28-25 57-40 84s-31 54-48 80-36 51-56 75c-19 24-40 47-62 69s-45 43-70 63c-24 20-49 38-75 56-25 17-52 33-80 48-27 14-55 28-84 40-29 11-58 22-88 31s-60 17-91 23c-30 6-61 10-93 13-31 3-62 5-93 5s-62-2-93-5-62-7-93-13c-30-6-61-14-90-23-30-9-59-20-88-31-29-12-57-26-85-40-27-15-54-31-80-48-26-18-51-36-75-56s-47-41-69-63-43-45-63-69c-19-24-38-49-55-75-18-26-34-53-48-80-15-27-28-56-40-84-12-29-23-59-32-88-9-30-16-60-22-91-6-30-11-61-14-92s-5-62-5-95c0-31 2-62 5-93s8-62 14-92c6-31 13-61 22-91s20-59 32-88c12-28 25-57 40-84 14-28 30-54 48-80 17-26 36-51 55-75 20-24 41-47 63-69s45-43 69-63 49-38 75-56c26-17 53-33 80-48 28-14 56-28 85-40 29-11 58-22 88-31 29-9 60-17 90-23 31-6 62-10 93-13s62-5 93-5 62 2 93 5c32 3 63 7 93 13 31 6 61 14 91 23s59 20 88 31c29 12 57 26 84 40 28 15 55 31 80 48 26 18 51 36 75 56 25 20 48 41 70 63s43 45 62 69c20 24 39 49 56 75s33 52 48 80c15 27 28 56 40 84 12 29 22 58 31 88s17 60 23 91c6 30 11 61 14 92s4 62 4 93z">
          <text:p/>
        </draw:path>
        <draw:frame draw:style-name="gr4" draw:text-style-name="P5" draw:layer="layout" svg:width="0.898cm" svg:height="0.323cm" svg:x="10.282cm" svg:y="21.669cm">
          <draw:text-box>
            <text:p text:style-name="P4"><text:span text:style-name="T1">Submit</text:span></text:p>
          </draw:text-box>
        </draw:frame>
        <draw:line draw:style-name="gr2" draw:text-style-name="P2" draw:layer="layout" svg:x1="7.512cm" svg:y1="24.341cm" svg:x2="8.659cm" svg:y2="24.341cm">
          <text:p/>
        </draw:line>
        <draw:polygon draw:style-name="gr3" draw:text-style-name="P3" draw:layer="layout" svg:width="0.166cm" svg:height="0.166cm" svg:x="8.617cm" svg:y="24.258cm" svg:viewBox="0 0 167 167" draw:points="167,84 0,167 42,84 0,0">
          <text:p/>
        </draw:polygon>
        <draw:polygon draw:style-name="gr2" draw:text-style-name="P2" draw:layer="layout" svg:width="0.166cm" svg:height="0.166cm" svg:x="8.617cm" svg:y="24.258cm" svg:viewBox="0 0 167 167" draw:points="167,84 0,167 42,84 0,0">
          <text:p/>
        </draw:polygon>
        <draw:path draw:style-name="gr1" draw:text-style-name="P1" draw:layer="layout" svg:width="1.903cm" svg:height="1.903cm" svg:x="5.609cm" svg:y="23.39cm" svg:viewBox="0 0 1904 1904" svg:d="M1904 952c0 31-1 62-4 93s-8 62-14 93c-6 30-14 61-23 90-9 30-19 59-31 88s-25 57-40 85c-15 27-31 54-48 80s-36 51-56 75-40 47-62 69-46 43-70 63c-24 19-49 38-75 55-26 18-52 34-80 48-27 15-55 28-84 40s-58 23-88 32-60 16-91 22c-30 6-61 11-93 14-31 3-62 5-93 5s-62-2-93-5c-32-3-62-8-93-14-30-6-61-13-90-22-30-9-60-20-88-32-29-12-57-25-85-40-27-14-54-30-80-48-26-17-51-36-75-55-24-20-47-41-69-63s-43-45-63-69-38-49-55-75c-18-26-34-53-48-80-15-28-28-56-40-85s-23-58-32-88c-9-29-16-60-22-90-7-31-11-62-14-93s-5-62-5-93 2-62 5-93 7-62 14-92c6-31 13-61 22-91s20-59 32-88 25-57 40-84c14-28 30-55 48-80 17-26 35-52 55-76 20-25 41-48 63-70s45-43 69-62c24-20 49-39 75-56s53-33 80-48c28-15 56-28 85-40 28-12 58-22 88-31 29-9 60-17 90-23 31-6 61-11 93-14 31-3 62-4 93-4s62 1 93 4c32 3 63 8 93 14 31 6 61 14 91 23s59 19 88 31 57 25 84 40c28 15 54 31 80 48s51 36 75 56c24 19 48 40 70 62s42 45 62 70c20 24 39 50 56 76 17 25 33 52 48 80 15 27 28 55 40 84s22 58 31 88 17 60 23 91c6 30 11 61 14 92s4 62 4 93z">
          <text:p/>
        </draw:path>
        <draw:path draw:style-name="gr2" draw:text-style-name="P2" draw:layer="layout" svg:width="1.903cm" svg:height="1.903cm" svg:x="5.609cm" svg:y="23.39cm" svg:viewBox="0 0 1904 1904" svg:d="M1904 952c0 31-1 62-4 93s-8 62-14 93c-6 30-14 61-23 90-9 30-19 59-31 88s-25 57-40 85c-15 27-31 54-48 80s-36 51-56 75-40 47-62 69-46 43-70 63c-24 19-49 38-75 55-26 18-52 34-80 48-27 15-55 28-84 40s-58 23-88 32-60 16-91 22c-30 6-61 11-93 14-31 3-62 5-93 5s-62-2-93-5c-32-3-62-8-93-14-30-6-61-13-90-22-30-9-60-20-88-32-29-12-57-25-85-40-27-14-54-30-80-48-26-17-51-36-75-55-24-20-47-41-69-63s-43-45-63-69-38-49-55-75c-18-26-34-53-48-80-15-28-28-56-40-85s-23-58-32-88c-9-29-16-60-22-90-7-31-11-62-14-93s-5-62-5-93 2-62 5-93 7-62 14-92c6-31 13-61 22-91s20-59 32-88 25-57 40-84c14-28 30-55 48-80 17-26 35-52 55-76 20-25 41-48 63-70s45-43 69-62c24-20 49-39 75-56s53-33 80-48c28-15 56-28 85-40 28-12 58-22 88-31 29-9 60-17 90-23 31-6 61-11 93-14 31-3 62-4 93-4s62 1 93 4c32 3 63 8 93 14 31 6 61 14 91 23s59 19 88 31 57 25 84 40c28 15 54 31 80 48s51 36 75 56c24 19 48 40 70 62s42 45 62 70c20 24 39 50 56 76 17 25 33 52 48 80 15 27 28 55 40 84s22 58 31 88 17 60 23 91c6 30 11 61 14 92s4 62 4 93z">
          <text:p/>
        </draw:path>
        <draw:frame draw:style-name="gr4" draw:text-style-name="P5" draw:layer="layout" svg:width="1.122cm" svg:height="0.323cm" svg:x="5.984cm" svg:y="21.669cm">
          <draw:text-box>
            <text:p text:style-name="P4"><text:span text:style-name="T1">Backend</text:span></text:p>
          </draw:text-box>
        </draw:frame>
        <draw:polyline draw:style-name="gr2" draw:text-style-name="P2" draw:layer="layout" svg:width="0.024cm" svg:height="1.418cm" svg:x="10.711cm" svg:y="25.648cm" svg:viewBox="0 0 25 1419" draw:points="0,0 0,1013 25,1013 25,1419">
          <text:p/>
        </draw:polyline>
        <draw:polygon draw:style-name="gr1" draw:text-style-name="P1" draw:layer="layout" svg:width="0.975cm" svg:height="0.309cm" svg:x="10.274cm" svg:y="26.47cm" svg:viewBox="0 0 976 310" draw:points="0,0 976,0 976,310 0,310">
          <text:p/>
        </draw:polygon>
        <draw:frame draw:style-name="gr4" draw:text-style-name="P5" draw:layer="layout" svg:width="1.122cm" svg:height="0.323cm" svg:x="5.984cm" svg:y="24.167cm">
          <draw:text-box>
            <text:p text:style-name="P4"><text:span text:style-name="T1">Backend</text:span></text:p>
          </draw:text-box>
        </draw:frame>
        <draw:polygon draw:style-name="gr1" draw:text-style-name="P1" draw:layer="layout" svg:width="3.799cm" svg:height="2.616cm" svg:x="8.81cm" svg:y="23.033cm" svg:viewBox="0 0 3800 2617" draw:points="1900,0 3800,1308 1900,2617 0,1308">
          <text:p/>
        </draw:polygon>
        <draw:polygon draw:style-name="gr2" draw:text-style-name="P2" draw:layer="layout" svg:width="3.799cm" svg:height="2.616cm" svg:x="8.81cm" svg:y="23.033cm" svg:viewBox="0 0 3800 2617" draw:points="1900,0 3800,1308 1900,2617 0,1308">
          <text:p/>
        </draw:polygon>
        <draw:frame draw:style-name="gr5" draw:text-style-name="P6" draw:layer="layout" svg:width="0.994cm" svg:height="0.293cm" svg:x="10.267cm" svg:y="26.472cm">
          <draw:text-box>
            <text:p text:style-name="P4"><text:span text:style-name="T2">Success</text:span></text:p>
          </draw:text-box>
        </draw:frame>
        <draw:polyline draw:style-name="gr2" draw:text-style-name="P2" draw:layer="layout" svg:width="2.291cm" svg:height="9.006cm" svg:x="12.609cm" svg:y="15.335cm" svg:viewBox="0 0 2292 9007" draw:points="0,9007 2292,9007 2291,0">
          <text:p/>
        </draw:polyline>
        <draw:polygon draw:style-name="gr3" draw:text-style-name="P3" draw:layer="layout" svg:width="0.166cm" svg:height="0.167cm" svg:x="14.816cm" svg:y="15.21cm" svg:viewBox="0 0 167 168" draw:points="84,0 167,168 84,125 0,168">
          <text:p/>
        </draw:polygon>
        <draw:polygon draw:style-name="gr2" draw:text-style-name="P2" draw:layer="layout" svg:width="0.166cm" svg:height="0.167cm" svg:x="14.816cm" svg:y="15.21cm" svg:viewBox="0 0 167 168" draw:points="84,0 167,168 84,125 0,168">
          <text:p/>
        </draw:polygon>
        <draw:polygon draw:style-name="gr1" draw:text-style-name="P1" draw:layer="layout" svg:width="0.595cm" svg:height="0.309cm" svg:x="14.579cm" svg:y="22.284cm" svg:viewBox="0 0 596 310" draw:points="0,0 596,0 596,310 0,310">
          <text:p/>
        </draw:polygon>
        <draw:frame draw:style-name="gr4" draw:text-style-name="P5" draw:layer="layout" svg:width="2.226cm" svg:height="0.323cm" svg:x="9.6cm" svg:y="24.167cm">
          <draw:text-box>
            <text:p text:style-name="P4"><text:span text:style-name="T1">success or error?</text:span></text:p>
          </draw:text-box>
        </draw:frame>
        <draw:frame draw:style-name="gr5" draw:text-style-name="P6" draw:layer="layout" svg:width="0.585cm" svg:height="0.293cm" svg:x="14.586cm" svg:y="22.285cm">
          <draw:text-box>
            <text:p text:style-name="P4"><text:span text:style-name="T2">Error</text:span></text:p>
          </draw:text-box>
        </draw:frame>
      </draw:page>
      <draw:page draw:name="page8"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0.735cm" svg:y1="0.873cm" svg:x2="10.735cm" svg:y2="1.354cm">
          <text:p/>
        </draw:line>
        <draw:polygon draw:style-name="gr3" draw:text-style-name="P3" draw:layer="layout" svg:width="0.166cm" svg:height="0.167cm" svg:x="10.652cm" svg:y="1.312cm" svg:viewBox="0 0 167 168" draw:points="84,168 0,0 84,42 167,0">
          <text:p/>
        </draw:polygon>
        <draw:polygon draw:style-name="gr2" draw:text-style-name="P2" draw:layer="layout" svg:width="0.166cm" svg:height="0.167cm" svg:x="10.652cm" svg:y="1.312cm" svg:viewBox="0 0 167 168" draw:points="84,168 0,0 84,42 167,0">
          <text:p/>
        </draw:polygon>
        <draw:line draw:style-name="gr2" draw:text-style-name="P2" draw:layer="layout" svg:x1="10.735cm" svg:y1="3.884cm" svg:x2="10.735cm" svg:y2="4.684cm">
          <text:p/>
        </draw:line>
        <draw:polygon draw:style-name="gr3" draw:text-style-name="P3" draw:layer="layout" svg:width="0.167cm" svg:height="0.166cm" svg:x="10.652cm" svg:y="4.643cm" svg:viewBox="0 0 168 167" draw:points="84,167 0,0 84,41 168,0">
          <text:p/>
        </draw:polygon>
        <draw:polygon draw:style-name="gr2" draw:text-style-name="P2" draw:layer="layout" svg:width="0.167cm" svg:height="0.166cm" svg:x="10.652cm" svg:y="4.643cm" svg:viewBox="0 0 168 167" draw:points="84,167 0,0 84,41 168,0">
          <text:p/>
        </draw:polygon>
        <draw:polygon draw:style-name="gr1" draw:text-style-name="P1" draw:layer="layout" svg:width="3.981cm" svg:height="2.378cm" svg:x="8.745cm" svg:y="1.506cm" svg:viewBox="0 0 3982 2379" draw:points="0,2379 475,0 3982,0 3507,2379">
          <text:p/>
        </draw:polygon>
        <draw:polygon draw:style-name="gr2" draw:text-style-name="P2" draw:layer="layout" svg:width="3.981cm" svg:height="2.378cm" svg:x="8.745cm" svg:y="1.506cm" svg:viewBox="0 0 3982 2379" draw:points="0,2379 475,0 3982,0 3507,2379">
          <text:p/>
        </draw:polygon>
        <draw:frame draw:style-name="gr4" draw:text-style-name="P8" draw:layer="layout" svg:width="3.283cm" svg:height="0.323cm" svg:x="9.087cm" svg:y="2.354cm">
          <draw:text-box>
            <text:p text:style-name="P7"><text:span text:style-name="T1">Input </text:span><text:span text:style-name="T1">new </text:span><text:span text:style-name="T1">passw</text:span><text:span text:style-name="T1">ord, </text:span><text:span text:style-name="T1">and </text:span></text:p>
          </draw:text-box>
        </draw:frame>
        <draw:line draw:style-name="gr2" draw:text-style-name="P2" draw:layer="layout" svg:x1="9.308cm" svg:y1="5.549cm" svg:x2="7.081cm" svg:y2="5.549cm">
          <text:p/>
        </draw:line>
        <draw:polygon draw:style-name="gr3" draw:text-style-name="P3" draw:layer="layout" svg:width="0.167cm" svg:height="0.167cm" svg:x="6.956cm" svg:y="5.466cm" svg:viewBox="0 0 168 168" draw:points="0,83 168,0 126,83 168,168">
          <text:p/>
        </draw:polygon>
        <draw:polygon draw:style-name="gr2" draw:text-style-name="P2" draw:layer="layout" svg:width="0.167cm" svg:height="0.167cm" svg:x="6.956cm" svg:y="5.466cm" svg:viewBox="0 0 168 168" draw:points="0,83 168,0 126,83 168,168">
          <text:p/>
        </draw:polygon>
        <draw:polygon draw:style-name="gr1" draw:text-style-name="P1" draw:layer="layout" svg:width="2.855cm" svg:height="1.427cm" svg:x="9.308cm" svg:y="4.836cm" svg:viewBox="0 0 2856 1428" draw:points="0,0 2856,0 2856,1428 0,1428">
          <text:p/>
        </draw:polygon>
        <draw:polygon draw:style-name="gr2" draw:text-style-name="P2" draw:layer="layout" svg:width="2.855cm" svg:height="1.427cm" svg:x="9.308cm" svg:y="4.836cm" svg:viewBox="0 0 2856 1428" draw:points="0,0 2856,0 2856,1428 0,1428">
          <text:p/>
        </draw:polygon>
        <draw:frame draw:style-name="gr4" draw:text-style-name="P8" draw:layer="layout" svg:width="2.722cm" svg:height="0.323cm" svg:x="9.365cm" svg:y="2.711cm">
          <draw:text-box>
            <text:p text:style-name="P7"><text:span text:style-name="T1">retype </text:span><text:span text:style-name="T1">new </text:span><text:span text:style-name="T1">passw</text:span><text:span text:style-name="T1">ord</text:span></text:p>
          </draw:text-box>
        </draw:frame>
        <draw:polyline draw:style-name="gr2" draw:text-style-name="P2" draw:layer="layout" svg:width="0cm" svg:height="0.68cm" svg:x="5.978cm" svg:y="6.501cm" svg:viewBox="0 0 0 681" draw:points="0,0 0,476 0,357 0,681">
          <text:p/>
        </draw:polyline>
        <draw:polygon draw:style-name="gr3" draw:text-style-name="P3" draw:layer="layout" svg:width="0.166cm" svg:height="0.167cm" svg:x="5.895cm" svg:y="7.14cm" svg:viewBox="0 0 167 168" draw:points="83,168 0,0 83,42 167,0">
          <text:p/>
        </draw:polygon>
        <draw:polygon draw:style-name="gr2" draw:text-style-name="P2" draw:layer="layout" svg:width="0.166cm" svg:height="0.167cm" svg:x="5.895cm" svg:y="7.14cm" svg:viewBox="0 0 167 168" draw:points="83,168 0,0 83,42 167,0">
          <text:p/>
        </draw:polygon>
        <draw:path draw:style-name="gr1" draw:text-style-name="P1" draw:layer="layout" svg:width="1.902cm" svg:height="1.903cm" svg:x="5.027cm" svg:y="4.598cm" svg:viewBox="0 0 1903 1904" svg:d="M1903 952c0 32-1 63-4 94s-8 61-14 92-13 61-23 91c-9 29-19 59-31 88-12 28-25 56-40 84-15 27-31 54-48 80s-36 51-56 75c-19 24-40 47-63 69-22 22-45 43-69 63s-49 38-75 56c-26 17-53 33-80 48-28 14-56 28-85 39-29 12-58 23-88 32s-60 17-90 23c-31 6-62 10-93 13s-62 5-93 5-62-2-93-5-62-7-93-13c-30-6-60-14-90-23s-59-20-88-32c-29-11-57-25-85-39-27-15-54-31-80-48-26-18-51-36-75-56s-47-41-69-63-43-45-63-69c-19-24-38-49-55-75s-33-53-48-80c-15-28-28-56-40-84-12-29-22-59-32-88-9-30-16-60-22-91s-11-61-14-92-4-62-4-94c0-31 1-62 4-93s8-62 14-92c6-31 13-61 22-91 10-30 20-59 32-88 12-28 25-57 40-84 15-28 31-54 48-80s36-51 55-75c20-24 41-47 63-69s45-43 69-63 49-38 75-56 53-34 80-49c28-14 56-28 85-40s58-22 88-31 60-17 90-23c31-6 62-10 93-13 31-4 62-5 93-5s62 1 93 5c31 3 62 7 93 13 30 6 60 14 90 23s59 19 88 31 57 26 85 40c27 15 54 31 80 49s51 36 75 56 47 41 69 63c23 22 44 45 63 69 20 24 39 49 56 75s33 52 48 80c15 27 28 56 40 84 12 29 22 58 31 88 10 30 17 60 23 91 6 30 11 61 14 92s4 62 4 93z">
          <text:p/>
        </draw:path>
        <draw:path draw:style-name="gr2" draw:text-style-name="P2" draw:layer="layout" svg:width="1.902cm" svg:height="1.903cm" svg:x="5.027cm" svg:y="4.598cm" svg:viewBox="0 0 1903 1904" svg:d="M1903 952c0 32-1 63-4 94s-8 61-14 92-13 61-23 91c-9 29-19 59-31 88-12 28-25 56-40 84-15 27-31 54-48 80s-36 51-56 75c-19 24-40 47-63 69-22 22-45 43-69 63s-49 38-75 56c-26 17-53 33-80 48-28 14-56 28-85 39-29 12-58 23-88 32s-60 17-90 23c-31 6-62 10-93 13s-62 5-93 5-62-2-93-5-62-7-93-13c-30-6-60-14-90-23s-59-20-88-32c-29-11-57-25-85-39-27-15-54-31-80-48-26-18-51-36-75-56s-47-41-69-63-43-45-63-69c-19-24-38-49-55-75s-33-53-48-80c-15-28-28-56-40-84-12-29-22-59-32-88-9-30-16-60-22-91s-11-61-14-92-4-62-4-94c0-31 1-62 4-93s8-62 14-92c6-31 13-61 22-91 10-30 20-59 32-88 12-28 25-57 40-84 15-28 31-54 48-80s36-51 55-75c20-24 41-47 63-69s45-43 69-63 49-38 75-56 53-34 80-49c28-14 56-28 85-40s58-22 88-31 60-17 90-23c31-6 62-10 93-13 31-4 62-5 93-5s62 1 93 5c31 3 62 7 93 13 30 6 60 14 90 23s59 19 88 31 57 26 85 40c27 15 54 31 80 49s51 36 75 56 47 41 69 63c23 22 44 45 63 69 20 24 39 49 56 75s33 52 48 80c15 27 28 56 40 84 12 29 22 58 31 88 10 30 17 60 23 91 6 30 11 61 14 92s4 62 4 93z">
          <text:p/>
        </draw:path>
        <draw:frame draw:style-name="gr4" draw:text-style-name="P8" draw:layer="layout" svg:width="0.898cm" svg:height="0.323cm" svg:x="10.282cm" svg:y="5.375cm">
          <draw:text-box>
            <text:p text:style-name="P7"><text:span text:style-name="T1">Submit</text:span></text:p>
          </draw:text-box>
        </draw:frame>
        <draw:polyline draw:style-name="gr2" draw:text-style-name="P2" draw:layer="layout" svg:width="2.195cm" svg:height="0.002cm" svg:x="6.929cm" svg:y="8.285cm" svg:viewBox="0 0 2196 3" draw:points="0,0 1174,0 2196,3">
          <text:p/>
        </draw:polyline>
        <draw:polygon draw:style-name="gr3" draw:text-style-name="P3" draw:layer="layout" svg:width="0.166cm" svg:height="0.166cm" svg:x="9.083cm" svg:y="8.204cm" svg:viewBox="0 0 167 167" draw:points="167,84 0,167 41,84 0,0">
          <text:p/>
        </draw:polygon>
        <draw:polygon draw:style-name="gr2" draw:text-style-name="P2" draw:layer="layout" svg:width="0.166cm" svg:height="0.166cm" svg:x="9.083cm" svg:y="8.204cm" svg:viewBox="0 0 167 167" draw:points="167,84 0,167 41,84 0,0">
          <text:p/>
        </draw:polygon>
        <draw:path draw:style-name="gr1" draw:text-style-name="P1" draw:layer="layout" svg:width="1.902cm" svg:height="1.903cm" svg:x="5.027cm" svg:y="7.333cm" svg:viewBox="0 0 1903 1904" svg:d="M1903 952c0 31-1 62-4 93s-8 62-14 93c-6 30-13 60-23 91-9 30-19 59-31 88s-25 57-40 84c-15 28-31 55-48 81-17 25-36 50-56 75-19 24-40 47-63 69-22 22-45 43-69 62-24 20-49 39-75 56s-53 33-80 48c-28 15-56 28-85 40s-58 22-88 31-60 17-90 23c-31 6-62 11-93 14s-62 4-93 4-62-1-93-4-62-8-93-14c-30-6-60-14-90-23s-59-19-88-31-57-25-85-40c-27-15-54-31-80-48s-51-36-75-56c-24-19-47-40-69-62s-43-45-63-69c-19-25-38-50-55-75-17-26-33-53-48-81-15-27-28-55-40-84s-22-58-32-88c-9-31-16-61-22-91-6-31-11-62-14-93s-4-62-4-93 1-62 4-93 8-62 14-93c6-30 13-60 22-90 10-30 20-59 32-88s25-57 40-85c15-27 31-54 48-80s36-51 55-75c20-24 41-47 63-69s45-43 69-63c24-19 49-38 75-55 26-18 53-34 80-48 28-15 56-28 85-40s58-23 88-32 60-16 90-22c31-6 62-11 93-14s62-5 93-5 62 2 93 5 62 8 93 14c30 6 60 13 90 22s59 20 88 32 57 25 85 40c27 14 54 30 80 48 26 17 51 36 75 55 24 20 47 41 69 63 23 22 44 45 63 69 20 24 39 49 56 75s33 53 48 80c15 28 28 56 40 85s22 58 31 88c10 30 17 60 23 90 6 31 11 62 14 93s4 62 4 93z">
          <text:p/>
        </draw:path>
        <draw:path draw:style-name="gr2" draw:text-style-name="P2" draw:layer="layout" svg:width="1.902cm" svg:height="1.903cm" svg:x="5.027cm" svg:y="7.333cm" svg:viewBox="0 0 1903 1904" svg:d="M1903 952c0 31-1 62-4 93s-8 62-14 93c-6 30-13 60-23 91-9 30-19 59-31 88s-25 57-40 84c-15 28-31 55-48 81-17 25-36 50-56 75-19 24-40 47-63 69-22 22-45 43-69 62-24 20-49 39-75 56s-53 33-80 48c-28 15-56 28-85 40s-58 22-88 31-60 17-90 23c-31 6-62 11-93 14s-62 4-93 4-62-1-93-4-62-8-93-14c-30-6-60-14-90-23s-59-19-88-31-57-25-85-40c-27-15-54-31-80-48s-51-36-75-56c-24-19-47-40-69-62s-43-45-63-69c-19-25-38-50-55-75-17-26-33-53-48-81-15-27-28-55-40-84s-22-58-32-88c-9-31-16-61-22-91-6-31-11-62-14-93s-4-62-4-93 1-62 4-93 8-62 14-93c6-30 13-60 22-90 10-30 20-59 32-88s25-57 40-85c15-27 31-54 48-80s36-51 55-75c20-24 41-47 63-69s45-43 69-63c24-19 49-38 75-55 26-18 53-34 80-48 28-15 56-28 85-40s58-23 88-32 60-16 90-22c31-6 62-11 93-14s62-5 93-5 62 2 93 5 62 8 93 14c30 6 60 13 90 22s59 20 88 32 57 25 85 40c27 14 54 30 80 48 26 17 51 36 75 55 24 20 47 41 69 63 23 22 44 45 63 69 20 24 39 49 56 75s33 53 48 80c15 28 28 56 40 85s22 58 31 88c10 30 17 60 23 90 6 31 11 62 14 93s4 62 4 93z">
          <text:p/>
        </draw:path>
        <draw:frame draw:style-name="gr4" draw:text-style-name="P8" draw:layer="layout" svg:width="1.122cm" svg:height="0.323cm" svg:x="5.413cm" svg:y="5.375cm">
          <draw:text-box>
            <text:p text:style-name="P7"><text:span text:style-name="T1">Backend</text:span></text:p>
          </draw:text-box>
        </draw:frame>
        <draw:polyline draw:style-name="gr2" draw:text-style-name="P2" draw:layer="layout" svg:width="1.432cm" svg:height="0.003cm" svg:x="12.143cm" svg:y="8.285cm" svg:viewBox="0 0 1433 4" draw:points="0,4 677,4 1433,0">
          <text:p/>
        </draw:polyline>
        <draw:polygon draw:style-name="gr3" draw:text-style-name="P3" draw:layer="layout" svg:width="0.167cm" svg:height="0.167cm" svg:x="13.533cm" svg:y="8.202cm" svg:viewBox="0 0 168 168" draw:points="168,84 1,168 42,84 0,0">
          <text:p/>
        </draw:polygon>
        <draw:polygon draw:style-name="gr2" draw:text-style-name="P2" draw:layer="layout" svg:width="0.167cm" svg:height="0.167cm" svg:x="13.533cm" svg:y="8.202cm" svg:viewBox="0 0 168 168" draw:points="168,84 1,168 42,84 0,0">
          <text:p/>
        </draw:polygon>
        <draw:polygon draw:style-name="gr1" draw:text-style-name="P1" draw:layer="layout" svg:width="0.595cm" svg:height="0.31cm" svg:x="12.343cm" svg:y="8.13cm" svg:viewBox="0 0 596 311" draw:points="0,0 596,0 596,311 0,311">
          <text:p/>
        </draw:polygon>
        <draw:frame draw:style-name="gr4" draw:text-style-name="P8" draw:layer="layout" svg:width="1.298cm" svg:height="0.323cm" svg:x="5.326cm" svg:y="8.11cm">
          <draw:text-box>
            <text:p text:style-name="P7"><text:span text:style-name="T1">Response</text:span></text:p>
          </draw:text-box>
        </draw:frame>
        <draw:polyline draw:style-name="gr2" draw:text-style-name="P2" draw:layer="layout" svg:width="0.007cm" svg:height="1.068cm" svg:x="10.702cm" svg:y="9.563cm" svg:viewBox="0 0 8 1069" draw:points="8,0 8,612 0,1069">
          <text:p/>
        </draw:polyline>
        <draw:polygon draw:style-name="gr3" draw:text-style-name="P3" draw:layer="layout" svg:width="0.167cm" svg:height="0.168cm" svg:x="10.619cm" svg:y="10.588cm" svg:viewBox="0 0 168 169" draw:points="81,169 0,0 83,44 168,3">
          <text:p/>
        </draw:polygon>
        <draw:polygon draw:style-name="gr2" draw:text-style-name="P2" draw:layer="layout" svg:width="0.167cm" svg:height="0.168cm" svg:x="10.619cm" svg:y="10.588cm" svg:viewBox="0 0 168 169" draw:points="81,169 0,0 83,44 168,3">
          <text:p/>
        </draw:polygon>
        <draw:polygon draw:style-name="gr1" draw:text-style-name="P1" draw:layer="layout" svg:width="0.975cm" svg:height="0.309cm" svg:x="10.25cm" svg:y="9.819cm" svg:viewBox="0 0 976 310" draw:points="0,0 976,0 976,310 0,310">
          <text:p/>
        </draw:polygon>
        <draw:frame draw:style-name="gr5" draw:text-style-name="P10" draw:layer="layout" svg:width="0.585cm" svg:height="0.293cm" svg:x="12.35cm" svg:y="8.132cm">
          <draw:text-box>
            <text:p text:style-name="P9"><text:span text:style-name="T2">Error</text:span></text:p>
          </draw:text-box>
        </draw:frame>
        <draw:polygon draw:style-name="gr1" draw:text-style-name="P1" draw:layer="layout" svg:width="2.872cm" svg:height="2.557cm" svg:x="9.273cm" svg:y="7.006cm" svg:viewBox="0 0 2873 2558" draw:points="1437,0 2873,1279 1437,2558 0,1279">
          <text:p/>
        </draw:polygon>
        <draw:polygon draw:style-name="gr2" draw:text-style-name="P2" draw:layer="layout" svg:width="2.872cm" svg:height="2.557cm" svg:x="9.273cm" svg:y="7.006cm" svg:viewBox="0 0 2873 2558" draw:points="1437,0 2873,1279 1437,2558 0,1279">
          <text:p/>
        </draw:polygon>
        <draw:frame draw:style-name="gr5" draw:text-style-name="P10" draw:layer="layout" svg:width="0.994cm" svg:height="0.293cm" svg:x="10.244cm" svg:y="9.821cm">
          <draw:text-box>
            <text:p text:style-name="P9"><text:span text:style-name="T2">Success</text:span></text:p>
          </draw:text-box>
        </draw:frame>
        <draw:polyline draw:style-name="gr2" draw:text-style-name="P2" draw:layer="layout" svg:width="0cm" svg:height="3.297cm" svg:x="14.917cm" svg:y="4.273cm" svg:viewBox="0 0 0 3298" draw:points="0,3298 0,1574 0,0">
          <text:p/>
        </draw:polyline>
        <draw:polygon draw:style-name="gr3" draw:text-style-name="P3" draw:layer="layout" svg:width="0.166cm" svg:height="0.166cm" svg:x="14.834cm" svg:y="4.148cm" svg:viewBox="0 0 167 167" draw:points="84,0 167,167 84,126 0,167">
          <text:p/>
        </draw:polygon>
        <draw:polygon draw:style-name="gr2" draw:text-style-name="P2" draw:layer="layout" svg:width="0.166cm" svg:height="0.166cm" svg:x="14.834cm" svg:y="4.148cm" svg:viewBox="0 0 167 167" draw:points="84,0 167,167 84,126 0,167">
          <text:p/>
        </draw:polygon>
        <draw:polygon draw:style-name="gr1" draw:text-style-name="P1" draw:layer="layout" svg:width="2.854cm" svg:height="1.428cm" svg:x="13.489cm" svg:y="7.571cm" svg:viewBox="0 0 2855 1429" draw:points="0,1429 475,0 2855,0 2379,1429">
          <text:p/>
        </draw:polygon>
        <draw:polygon draw:style-name="gr2" draw:text-style-name="P2" draw:layer="layout" svg:width="2.854cm" svg:height="1.428cm" svg:x="13.489cm" svg:y="7.571cm" svg:viewBox="0 0 2855 1429" draw:points="0,1429 475,0 2855,0 2379,1429">
          <text:p/>
        </draw:polygon>
        <draw:frame draw:style-name="gr4" draw:text-style-name="P8" draw:layer="layout" svg:width="2.274cm" svg:height="0.323cm" svg:x="9.564cm" svg:y="8.11cm">
          <draw:text-box>
            <text:p text:style-name="P7"><text:span text:style-name="T1">Success or error?</text:span></text:p>
          </draw:text-box>
        </draw:frame>
        <draw:line draw:style-name="gr2" draw:text-style-name="P2" draw:layer="layout" svg:x1="16.518cm" svg:y1="2.695cm" svg:x2="17.732cm" svg:y2="2.695cm">
          <text:p/>
        </draw:line>
        <draw:polygon draw:style-name="gr3" draw:text-style-name="P3" draw:layer="layout" svg:width="0.167cm" svg:height="0.166cm" svg:x="17.69cm" svg:y="2.612cm" svg:viewBox="0 0 168 167" draw:points="168,83 0,167 42,83 0,0">
          <text:p/>
        </draw:polygon>
        <draw:polygon draw:style-name="gr2" draw:text-style-name="P2" draw:layer="layout" svg:width="0.167cm" svg:height="0.166cm" svg:x="17.69cm" svg:y="2.612cm" svg:viewBox="0 0 168 167" draw:points="168,83 0,167 42,83 0,0">
          <text:p/>
        </draw:polygon>
        <draw:polygon draw:style-name="gr1" draw:text-style-name="P1" draw:layer="layout" svg:width="0.832cm" svg:height="0.31cm" svg:x="16.72cm" svg:y="2.54cm" svg:viewBox="0 0 833 311" draw:points="0,0 833,0 833,311 0,311">
          <text:p/>
        </draw:polygon>
        <draw:frame draw:style-name="gr4" draw:text-style-name="P8" draw:layer="layout" svg:width="1.89cm" svg:height="0.323cm" svg:x="13.976cm" svg:y="8.11cm">
          <draw:text-box>
            <text:p text:style-name="P7"><text:span text:style-name="T1">Error message</text:span></text:p>
          </draw:text-box>
        </draw:frame>
        <draw:polyline draw:style-name="gr2" draw:text-style-name="P2" draw:layer="layout" svg:width="0.672cm" svg:height="0cm" svg:x="12.64cm" svg:y="2.695cm" svg:viewBox="0 0 673 0" draw:points="673,0 198,0 562,0 0,0">
          <text:p/>
        </draw:polyline>
        <draw:polygon draw:style-name="gr3" draw:text-style-name="P3" draw:layer="layout" svg:width="0.167cm" svg:height="0.166cm" svg:x="12.515cm" svg:y="2.612cm" svg:viewBox="0 0 168 167" draw:points="0,83 168,0 126,83 168,167">
          <text:p/>
        </draw:polygon>
        <draw:polygon draw:style-name="gr2" draw:text-style-name="P2" draw:layer="layout" svg:width="0.167cm" svg:height="0.166cm" svg:x="12.515cm" svg:y="2.612cm" svg:viewBox="0 0 168 167" draw:points="0,83 168,0 126,83 168,167">
          <text:p/>
        </draw:polygon>
        <draw:polygon draw:style-name="gr1" draw:text-style-name="P1" draw:layer="layout" svg:width="3.205cm" svg:height="2.854cm" svg:x="13.313cm" svg:y="1.268cm" svg:viewBox="0 0 3206 2855" draw:points="1604,0 3206,1428 1604,2855 0,1428">
          <text:p/>
        </draw:polygon>
        <draw:polygon draw:style-name="gr2" draw:text-style-name="P2" draw:layer="layout" svg:width="3.205cm" svg:height="2.854cm" svg:x="13.313cm" svg:y="1.268cm" svg:viewBox="0 0 3206 2855" draw:points="1604,0 3206,1428 1604,2855 0,1428">
          <text:p/>
        </draw:polygon>
        <draw:frame draw:style-name="gr5" draw:text-style-name="P10" draw:layer="layout" svg:width="0.819cm" svg:height="0.293cm" svg:x="16.729cm" svg:y="2.542cm">
          <draw:text-box>
            <text:p text:style-name="P9"><text:span text:style-name="T2">Cancel</text:span></text:p>
          </draw:text-box>
        </draw:frame>
        <draw:path draw:style-name="gr1" draw:text-style-name="P1" draw:layer="layout" svg:width="1.903cm" svg:height="1.902cm" svg:x="17.883cm" svg:y="1.744cm" svg:viewBox="0 0 1904 1903" svg:d="M1904 951c0 31-1 62-5 93-3 31-7 62-13 94-6 30-14 60-23 90s-19 59-31 88-26 57-40 85c-15 27-31 54-48 80-18 26-36 51-56 75s-41 47-63 69-45 43-69 63c-24 19-49 38-75 55s-52 33-80 48c-27 15-56 28-84 40-29 12-58 22-88 31-30 10-60 17-91 23-30 6-61 11-92 14s-62 4-93 4c-32 0-63-1-94-4s-61-8-92-14-61-13-91-22c-29-10-59-20-88-32-28-12-56-25-84-40-27-15-54-31-80-48s-51-36-75-55c-24-20-47-41-69-63s-43-45-63-69-39-49-57-75c-17-26-33-53-48-80-14-28-28-56-39-85-12-29-23-58-32-88s-17-60-23-90c-6-32-10-63-13-94s-5-62-5-93 2-62 5-93 7-62 13-93c6-30 14-60 23-90s20-59 32-88c11-29 25-57 39-85 15-27 31-54 48-80 18-26 37-51 57-75s41-47 63-69 45-43 69-63c24-19 49-38 75-55s53-33 80-48c28-15 56-28 84-40 29-12 59-22 88-32 30-9 60-16 91-22s61-11 92-14 62-4 94-4c31 0 62 1 93 4s62 8 92 14c31 6 61 13 91 22 30 10 59 20 88 32 28 12 57 25 84 40 28 15 54 31 80 48s51 36 75 55c24 20 47 41 69 63s43 45 63 69 38 49 56 75c17 26 33 53 48 80 14 28 28 56 40 85s22 58 31 88 17 60 23 90c6 31 10 62 13 93 4 31 5 62 5 93z">
          <text:p/>
        </draw:path>
        <draw:path draw:style-name="gr2" draw:text-style-name="P2" draw:layer="layout" svg:width="1.903cm" svg:height="1.902cm" svg:x="17.883cm" svg:y="1.744cm" svg:viewBox="0 0 1904 1903" svg:d="M1904 951c0 31-1 62-5 93-3 31-7 62-13 94-6 30-14 60-23 90s-19 59-31 88-26 57-40 85c-15 27-31 54-48 80-18 26-36 51-56 75s-41 47-63 69-45 43-69 63c-24 19-49 38-75 55s-52 33-80 48c-27 15-56 28-84 40-29 12-58 22-88 31-30 10-60 17-91 23-30 6-61 11-92 14s-62 4-93 4c-32 0-63-1-94-4s-61-8-92-14-61-13-91-22c-29-10-59-20-88-32-28-12-56-25-84-40-27-15-54-31-80-48s-51-36-75-55c-24-20-47-41-69-63s-43-45-63-69-39-49-57-75c-17-26-33-53-48-80-14-28-28-56-39-85-12-29-23-58-32-88s-17-60-23-90c-6-32-10-63-13-94s-5-62-5-93 2-62 5-93 7-62 13-93c6-30 14-60 23-90s20-59 32-88c11-29 25-57 39-85 15-27 31-54 48-80 18-26 37-51 57-75s41-47 63-69 45-43 69-63c24-19 49-38 75-55s53-33 80-48c28-15 56-28 84-40 29-12 59-22 88-32 30-9 60-16 91-22s61-11 92-14 62-4 94-4c31 0 62 1 93 4s62 8 92 14c31 6 61 13 91 22 30 10 59 20 88 32 28 12 57 25 84 40 28 15 54 31 80 48s51 36 75 55c24 20 47 41 69 63s43 45 63 69 38 49 56 75c17 26 33 53 48 80 14 28 28 56 40 85s22 58 31 88 17 60 23 90c6 31 10 62 13 93 4 31 5 62 5 93z">
          <text:p/>
        </draw:path>
        <draw:frame draw:style-name="gr4" draw:text-style-name="P8" draw:layer="layout" svg:width="2.05cm" svg:height="0.323cm" svg:x="13.885cm" svg:y="2.52cm">
          <draw:text-box>
            <text:p text:style-name="P7"><text:span text:style-name="T1">Cancel or retry?</text:span></text:p>
          </draw:text-box>
        </draw:frame>
        <draw:line draw:style-name="gr2" draw:text-style-name="P2" draw:layer="layout" svg:x1="10.701cm" svg:y1="12.21cm" svg:x2="10.701cm" svg:y2="13.248cm">
          <text:p/>
        </draw:line>
        <draw:polygon draw:style-name="gr3" draw:text-style-name="P3" draw:layer="layout" svg:width="0.167cm" svg:height="0.166cm" svg:x="10.617cm" svg:y="13.206cm" svg:viewBox="0 0 168 167" draw:points="84,167 0,0 84,42 168,0">
          <text:p/>
        </draw:polygon>
        <draw:polygon draw:style-name="gr2" draw:text-style-name="P2" draw:layer="layout" svg:width="0.167cm" svg:height="0.166cm" svg:x="10.617cm" svg:y="13.206cm" svg:viewBox="0 0 168 167" draw:points="84,167 0,0 84,42 168,0">
          <text:p/>
        </draw:polygon>
        <draw:polygon draw:style-name="gr1" draw:text-style-name="P1" draw:layer="layout" svg:width="2.855cm" svg:height="1.427cm" svg:x="9.273cm" svg:y="10.783cm" svg:viewBox="0 0 2856 1428" draw:points="0,1428 476,0 2856,0 2380,1428">
          <text:p/>
        </draw:polygon>
        <draw:polygon draw:style-name="gr2" draw:text-style-name="P2" draw:layer="layout" svg:width="2.855cm" svg:height="1.427cm" svg:x="9.273cm" svg:y="10.783cm" svg:viewBox="0 0 2856 1428" draw:points="0,1428 476,0 2856,0 2380,1428">
          <text:p/>
        </draw:polygon>
        <draw:frame draw:style-name="gr4" draw:text-style-name="P8" draw:layer="layout" svg:width="1.459cm" svg:height="0.323cm" svg:x="18.091cm" svg:y="2.52cm">
          <draw:text-box>
            <text:p text:style-name="P7"><text:span text:style-name="T1">Login Page</text:span></text:p>
          </draw:text-box>
        </draw:frame>
        <draw:frame draw:style-name="gr4" draw:text-style-name="P8" draw:layer="layout" svg:width="2.706cm" svg:height="0.323cm" svg:x="9.338cm" svg:y="11.155cm">
          <draw:text-box>
            <text:p text:style-name="P7"><text:span text:style-name="T1">Success, Redirecting</text:span></text:p>
          </draw:text-box>
        </draw:frame>
        <draw:path draw:style-name="gr1" draw:text-style-name="P1" draw:layer="layout" svg:width="1.903cm" svg:height="1.903cm" svg:x="9.749cm" svg:y="13.399cm" svg:viewBox="0 0 1904 1904" svg:d="M1904 953c0 31-1 62-4 93-4 31-8 62-14 92-6 31-14 61-23 91s-19 59-31 88c-12 28-26 57-40 84-15 28-31 54-48 80-18 26-36 51-56 75s-41 47-63 69-45 43-69 63-49 38-75 56c-26 17-52 33-80 48-27 14-55 28-84 40s-58 22-88 31-60 17-91 23c-30 6-61 10-92 13-31 4-62 5-93 5-32 0-63-1-94-5-31-3-61-7-92-13s-62-14-92-23c-29-9-59-19-87-31-29-12-57-26-85-40-27-15-54-31-80-48-26-18-51-36-75-56s-47-41-69-63-43-45-63-69-38-49-55-75c-18-26-34-52-48-80-15-27-28-56-40-84-12-29-23-58-32-88s-16-60-23-91c-6-30-10-61-13-92s-5-62-5-93c0-32 2-63 5-95 3-31 7-61 13-92 7-31 14-61 23-91 9-29 20-59 32-88 12-28 25-56 40-84 14-27 30-54 48-80 17-26 35-51 55-75s41-47 63-69 45-43 69-63 49-38 75-56c26-17 53-33 80-48 28-14 56-28 85-39 28-12 58-23 87-32 30-9 61-17 92-23s61-10 92-13 62-5 94-5c31 0 62 2 93 5s62 7 92 13c31 6 61 14 91 23s59 20 88 32c29 11 57 25 84 39 28 15 54 31 80 48 26 18 51 36 75 56s47 41 69 63 43 45 63 69 38 49 56 75c17 26 33 53 48 80 14 28 28 56 40 84 12 29 22 59 31 88 9 30 17 60 23 91s10 61 14 92c3 32 4 63 4 95z">
          <text:p/>
        </draw:path>
        <draw:path draw:style-name="gr2" draw:text-style-name="P2" draw:layer="layout" svg:width="1.903cm" svg:height="1.903cm" svg:x="9.749cm" svg:y="13.399cm" svg:viewBox="0 0 1904 1904" svg:d="M1904 953c0 31-1 62-4 93-4 31-8 62-14 92-6 31-14 61-23 91s-19 59-31 88c-12 28-26 57-40 84-15 28-31 54-48 80-18 26-36 51-56 75s-41 47-63 69-45 43-69 63-49 38-75 56c-26 17-52 33-80 48-27 14-55 28-84 40s-58 22-88 31-60 17-91 23c-30 6-61 10-92 13-31 4-62 5-93 5-32 0-63-1-94-5-31-3-61-7-92-13s-62-14-92-23c-29-9-59-19-87-31-29-12-57-26-85-40-27-15-54-31-80-48-26-18-51-36-75-56s-47-41-69-63-43-45-63-69-38-49-55-75c-18-26-34-52-48-80-15-27-28-56-40-84-12-29-23-58-32-88s-16-60-23-91c-6-30-10-61-13-92s-5-62-5-93c0-32 2-63 5-95 3-31 7-61 13-92 7-31 14-61 23-91 9-29 20-59 32-88 12-28 25-56 40-84 14-27 30-54 48-80 17-26 35-51 55-75s41-47 63-69 45-43 69-63 49-38 75-56c26-17 53-33 80-48 28-14 56-28 85-39 28-12 58-23 87-32 30-9 61-17 92-23s61-10 92-13 62-5 94-5c31 0 62 2 93 5s62 7 92 13c31 6 61 14 91 23s59 20 88 32c29 11 57 25 84 39 28 15 54 31 80 48 26 18 51 36 75 56s47 41 69 63 43 45 63 69 38 49 56 75c17 26 33 53 48 80 14 28 28 56 40 84 12 29 22 59 31 88 9 30 17 60 23 91s10 61 14 92c3 32 4 63 4 95z">
          <text:p/>
        </draw:path>
        <draw:frame draw:style-name="gr4" draw:text-style-name="P8" draw:layer="layout" svg:width="1.779cm" svg:height="0.323cm" svg:x="9.798cm" svg:y="11.512cm">
          <draw:text-box>
            <text:p text:style-name="P7"><text:span text:style-name="T1">to Login Page</text:span></text:p>
          </draw:text-box>
        </draw:frame>
        <draw:frame draw:style-name="gr4" draw:text-style-name="P8" draw:layer="layout" svg:width="1.459cm" svg:height="0.323cm" svg:x="9.956cm" svg:y="14.176cm">
          <draw:text-box>
            <text:p text:style-name="P7"><text:span text:style-name="T1">Login Page</text:span></text:p>
          </draw:text-box>
        </draw:frame>
      </draw:page>
      <draw:page draw:name="page9"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009cm" svg:height="1.276cm" svg:x="11.299cm" svg:y="4.003cm" svg:viewBox="0 0 10 1277" draw:points="0,0 0,715 10,1277">
          <text:p/>
        </draw:polyline>
        <draw:polygon draw:style-name="gr3" draw:text-style-name="P3" draw:layer="layout" svg:width="0.167cm" svg:height="0.168cm" svg:x="11.224cm" svg:y="5.236cm" svg:viewBox="0 0 168 169" draw:points="87,169 0,3 84,44 168,0">
          <text:p/>
        </draw:polygon>
        <draw:polygon draw:style-name="gr2" draw:text-style-name="P2" draw:layer="layout" svg:width="0.167cm" svg:height="0.168cm" svg:x="11.224cm" svg:y="5.236cm" svg:viewBox="0 0 168 169" draw:points="87,169 0,3 84,44 168,0">
          <text:p/>
        </draw:polygon>
        <draw:path draw:style-name="gr1" draw:text-style-name="P1" draw:layer="layout" svg:width="1.903cm" svg:height="1.903cm" svg:x="10.348cm" svg:y="2.1cm" svg:viewBox="0 0 1904 1904" svg:d="M1904 953c0 31-2 62-5 93s-8 62-14 92c-6 31-13 61-22 91s-20 59-32 88-25 57-40 84c-14 28-30 55-48 80-17 26-36 51-55 75-20 24-41 48-63 70s-45 43-69 62c-24 20-49 39-75 56s-53 33-80 48c-28 15-56 28-85 40s-58 22-88 31-60 17-90 23c-31 6-62 11-93 14s-62 4-93 4-62-1-93-4-62-8-93-14c-30-6-60-14-90-23s-59-19-88-31-57-25-84-40c-28-15-55-31-80-48-26-17-51-36-75-56-25-19-48-40-70-62s-43-45-62-70c-20-24-39-49-56-75-17-25-33-52-49-80-15-27-28-55-40-84s-22-58-31-88-17-60-23-91c-6-30-11-61-14-92s-4-62-4-93 1-62 4-93 8-62 14-93 14-62 23-91c9-30 19-60 31-88 12-29 25-57 40-85 16-27 32-54 49-80s36-51 56-75c19-24 40-47 62-69s45-43 70-63c24-19 49-38 75-55 25-18 52-34 80-48 27-15 55-28 84-40s58-23 88-32 60-16 90-22c31-6 62-11 93-14s62-5 93-5 62 2 93 5 62 8 93 14c30 6 60 13 90 22s59 20 88 32 57 25 85 40c27 14 54 30 80 48 26 17 51 36 75 55 24 20 47 41 69 63s43 45 63 69c19 24 38 49 55 75 18 26 34 53 48 80 15 28 28 56 40 85 12 28 23 58 32 88 9 29 16 60 22 91s11 62 14 93 5 62 5 93z">
          <text:p/>
        </draw:path>
        <draw:path draw:style-name="gr2" draw:text-style-name="P2" draw:layer="layout" svg:width="1.903cm" svg:height="1.903cm" svg:x="10.348cm" svg:y="2.1cm" svg:viewBox="0 0 1904 1904" svg:d="M1904 953c0 31-2 62-5 93s-8 62-14 92c-6 31-13 61-22 91s-20 59-32 88-25 57-40 84c-14 28-30 55-48 80-17 26-36 51-55 75-20 24-41 48-63 70s-45 43-69 62c-24 20-49 39-75 56s-53 33-80 48c-28 15-56 28-85 40s-58 22-88 31-60 17-90 23c-31 6-62 11-93 14s-62 4-93 4-62-1-93-4-62-8-93-14c-30-6-60-14-90-23s-59-19-88-31-57-25-84-40c-28-15-55-31-80-48-26-17-51-36-75-56-25-19-48-40-70-62s-43-45-62-70c-20-24-39-49-56-75-17-25-33-52-49-80-15-27-28-55-40-84s-22-58-31-88-17-60-23-91c-6-30-11-61-14-92s-4-62-4-93 1-62 4-93 8-62 14-93 14-62 23-91c9-30 19-60 31-88 12-29 25-57 40-85 16-27 32-54 49-80s36-51 56-75c19-24 40-47 62-69s45-43 70-63c24-19 49-38 75-55 25-18 52-34 80-48 27-15 55-28 84-40s58-23 88-32 60-16 90-22c31-6 62-11 93-14s62-5 93-5 62 2 93 5 62 8 93 14c30 6 60 13 90 22s59 20 88 32 57 25 85 40c27 14 54 30 80 48 26 17 51 36 75 55 24 20 47 41 69 63s43 45 63 69c19 24 38 49 55 75 18 26 34 53 48 80 15 28 28 56 40 85 12 28 23 58 32 88 9 29 16 60 22 91s11 62 14 93 5 62 5 93z">
          <text:p/>
        </draw:path>
        <draw:frame draw:style-name="gr4" draw:text-style-name="P5" draw:layer="layout" svg:width="0.866cm" svg:height="0.323cm" svg:x="10.868cm" svg:y="2.544cm">
          <draw:text-box>
            <text:p text:style-name="P4"><text:span text:style-name="T1">Create</text:span></text:p>
          </draw:text-box>
        </draw:frame>
        <draw:frame draw:style-name="gr4" draw:text-style-name="P5" draw:layer="layout" svg:width="1.378cm" svg:height="0.323cm" svg:x="10.615cm" svg:y="2.877cm">
          <draw:text-box>
            <text:p text:style-name="P4"><text:span text:style-name="T1">Classroom</text:span></text:p>
          </draw:text-box>
        </draw:frame>
        <draw:frame draw:style-name="gr4" draw:text-style-name="P5" draw:layer="layout" svg:width="0.674cm" svg:height="0.323cm" svg:x="10.964cm" svg:y="3.234cm">
          <draw:text-box>
            <text:p text:style-name="P4"><text:span text:style-name="T1">Page</text:span></text:p>
          </draw:text-box>
        </draw:frame>
        <draw:polyline draw:style-name="gr2" draw:text-style-name="P2" draw:layer="layout" svg:width="0.006cm" svg:height="0.622cm" svg:x="11.305cm" svg:y="12.031cm" svg:viewBox="0 0 7 623" draw:points="7,0 7,477 0,623">
          <text:p/>
        </draw:polyline>
        <draw:polygon draw:style-name="gr3" draw:text-style-name="P3" draw:layer="layout" svg:width="0.167cm" svg:height="0.17cm" svg:x="11.223cm" svg:y="12.608cm" svg:viewBox="0 0 168 171" draw:points="77,171 0,0 82,45 168,7">
          <text:p/>
        </draw:polygon>
        <draw:polygon draw:style-name="gr2" draw:text-style-name="P2" draw:layer="layout" svg:width="0.167cm" svg:height="0.17cm" svg:x="11.223cm" svg:y="12.608cm" svg:viewBox="0 0 168 171" draw:points="77,171 0,0 82,45 168,7">
          <text:p/>
        </draw:polygon>
        <draw:polygon draw:style-name="gr1" draw:text-style-name="P1" draw:layer="layout" svg:width="4.4cm" svg:height="2.438cm" svg:x="9.111cm" svg:y="9.593cm" svg:viewBox="0 0 4401 2439" draw:points="0,2439 475,0 4401,0 3926,2439">
          <text:p/>
        </draw:polygon>
        <draw:polygon draw:style-name="gr2" draw:text-style-name="P2" draw:layer="layout" svg:width="4.4cm" svg:height="2.438cm" svg:x="9.111cm" svg:y="9.593cm" svg:viewBox="0 0 4401 2439" draw:points="0,2439 475,0 4401,0 3926,2439">
          <text:p/>
        </draw:polygon>
        <draw:frame draw:style-name="gr4" draw:text-style-name="P5" draw:layer="layout" svg:width="3.074cm" svg:height="0.323cm" svg:x="2.876cm" svg:y="2.52cm">
          <draw:text-box>
            <text:p text:style-name="P4"><text:span text:style-name="T1">Create Classroom Page</text:span></text:p>
          </draw:text-box>
        </draw:frame>
        <draw:frame draw:style-name="gr4" draw:text-style-name="P5" draw:layer="layout" svg:width="3.65cm" svg:height="0.323cm" svg:x="9.5cm" svg:y="10.465cm">
          <draw:text-box>
            <text:p text:style-name="P4"><text:span text:style-name="T1">Input classroom name, class</text:span></text:p>
          </draw:text-box>
        </draw:frame>
        <draw:line draw:style-name="gr2" draw:text-style-name="P2" draw:layer="layout" svg:x1="11.311cm" svg:y1="8.523cm" svg:x2="11.311cm" svg:y2="9.442cm">
          <text:p/>
        </draw:line>
        <draw:polygon draw:style-name="gr3" draw:text-style-name="P3" draw:layer="layout" svg:width="0.166cm" svg:height="0.167cm" svg:x="11.228cm" svg:y="9.4cm" svg:viewBox="0 0 167 168" draw:points="83,168 0,0 83,42 167,0">
          <text:p/>
        </draw:polygon>
        <draw:polygon draw:style-name="gr2" draw:text-style-name="P2" draw:layer="layout" svg:width="0.166cm" svg:height="0.167cm" svg:x="11.228cm" svg:y="9.4cm" svg:viewBox="0 0 167 168" draw:points="83,168 0,0 83,42 167,0">
          <text:p/>
        </draw:polygon>
        <draw:polygon draw:style-name="gr1" draw:text-style-name="P1" draw:layer="layout" svg:width="0.595cm" svg:height="0.31cm" svg:x="11.035cm" svg:y="8.891cm" svg:viewBox="0 0 596 311" draw:points="0,0 596,0 596,311 0,311">
          <text:p/>
        </draw:polygon>
        <draw:frame draw:style-name="gr4" draw:text-style-name="P5" draw:layer="layout" svg:width="3.282cm" svg:height="0.323cm" svg:x="9.682cm" svg:y="10.822cm">
          <draw:text-box>
            <text:p text:style-name="P4"><text:span text:style-name="T1">section, class school year</text:span></text:p>
          </draw:text-box>
        </draw:frame>
        <draw:line draw:style-name="gr2" draw:text-style-name="P2" draw:layer="layout" svg:x1="12.881cm" svg:y1="6.977cm" svg:x2="14.567cm" svg:y2="6.977cm">
          <text:p/>
        </draw:line>
        <draw:polygon draw:style-name="gr3" draw:text-style-name="P3" draw:layer="layout" svg:width="0.167cm" svg:height="0.167cm" svg:x="14.525cm" svg:y="6.893cm" svg:viewBox="0 0 168 168" draw:points="168,84 0,168 42,84 0,0">
          <text:p/>
        </draw:polygon>
        <draw:polygon draw:style-name="gr2" draw:text-style-name="P2" draw:layer="layout" svg:width="0.167cm" svg:height="0.167cm" svg:x="14.525cm" svg:y="6.893cm" svg:viewBox="0 0 168 168" draw:points="168,84 0,168 42,84 0,0">
          <text:p/>
        </draw:polygon>
        <draw:polygon draw:style-name="gr1" draw:text-style-name="P1" draw:layer="layout" svg:width="0.784cm" svg:height="0.309cm" svg:x="13.081cm" svg:y="6.87cm" svg:viewBox="0 0 785 310" draw:points="0,0 785,0 785,310 0,310">
          <text:p/>
        </draw:polygon>
        <draw:frame draw:style-name="gr5" draw:text-style-name="P6" draw:layer="layout" svg:width="0.586cm" svg:height="0.293cm" svg:x="11.042cm" svg:y="8.893cm">
          <draw:text-box>
            <text:p text:style-name="P4"><text:span text:style-name="T2">Input</text:span></text:p>
          </draw:text-box>
        </draw:frame>
        <draw:polygon draw:style-name="gr1" draw:text-style-name="P1" draw:layer="layout" svg:width="3.14cm" svg:height="3.093cm" svg:x="9.741cm" svg:y="5.43cm" svg:viewBox="0 0 3141 3094" draw:points="1571,0 3141,1547 1571,3094 0,1547">
          <text:p/>
        </draw:polygon>
        <draw:polygon draw:style-name="gr2" draw:text-style-name="P2" draw:layer="layout" svg:width="3.14cm" svg:height="3.093cm" svg:x="9.741cm" svg:y="5.43cm" svg:viewBox="0 0 3141 3094" draw:points="1571,0 3141,1547 1571,3094 0,1547">
          <text:p/>
        </draw:polygon>
        <draw:frame draw:style-name="gr5" draw:text-style-name="P6" draw:layer="layout" svg:width="0.805cm" svg:height="0.293cm" svg:x="13.073cm" svg:y="6.871cm">
          <draw:text-box>
            <text:p text:style-name="P4"><text:span text:style-name="T2">Logout</text:span></text:p>
          </draw:text-box>
        </draw:frame>
        <draw:frame draw:style-name="gr4" draw:text-style-name="P5" draw:layer="layout" svg:width="2.258cm" svg:height="0.323cm" svg:x="10.178cm" svg:y="6.636cm">
          <draw:text-box>
            <text:p text:style-name="P4"><text:span text:style-name="T1">Input class info or</text:span></text:p>
          </draw:text-box>
        </draw:frame>
        <draw:path draw:style-name="gr1" draw:text-style-name="P1" draw:layer="layout" svg:width="1.903cm" svg:height="1.903cm" svg:x="14.718cm" svg:y="6.025cm" svg:viewBox="0 0 1904 1904" svg:d="M1904 953c0 31-1 62-4 93s-8 62-14 92c-6 31-13 61-23 91-9 30-19 59-31 88s-25 57-40 84c-15 28-31 54-48 80s-36 51-56 75c-19 24-40 47-62 69s-45 43-69 63c-25 20-50 38-75 56-26 17-54 33-81 48-28 14-56 28-85 40s-58 22-88 31-60 17-90 23c-31 6-62 10-93 14-31 3-62 4-93 4s-62-1-93-4c-31-4-62-8-93-14-30-6-60-14-90-23s-59-19-88-31-57-26-85-40c-27-15-54-31-80-48-26-18-51-36-75-56s-47-41-69-63-43-45-63-69c-19-24-38-49-55-75s-33-52-48-80c-15-27-28-55-40-84s-22-58-32-88c-9-30-16-60-22-91-6-30-11-61-14-92s-4-62-5-93c1-32 2-63 5-94s8-61 14-92 13-61 22-91c10-29 20-60 32-88 12-29 25-57 40-85 15-27 31-54 48-80s36-51 55-75c20-24 41-47 63-69s45-43 69-63 49-38 75-55c26-18 53-34 80-48 28-15 56-28 85-40s58-23 88-32 60-16 90-23c31-6 62-10 93-13s62-5 93-5 62 2 93 5 62 7 93 13c30 7 60 14 90 23s59 20 88 32 57 25 85 40c27 14 55 30 81 48 25 17 50 35 75 55 24 20 47 41 69 63s43 45 62 69c20 24 39 49 56 75s33 53 48 80c15 28 28 56 40 85 12 28 22 59 31 88 10 30 17 60 23 91s11 61 14 92 4 62 4 94z">
          <text:p/>
        </draw:path>
        <draw:path draw:style-name="gr2" draw:text-style-name="P2" draw:layer="layout" svg:width="1.903cm" svg:height="1.903cm" svg:x="14.718cm" svg:y="6.025cm" svg:viewBox="0 0 1904 1904" svg:d="M1904 953c0 31-1 62-4 93s-8 62-14 92c-6 31-13 61-23 91-9 30-19 59-31 88s-25 57-40 84c-15 28-31 54-48 80s-36 51-56 75c-19 24-40 47-62 69s-45 43-69 63c-25 20-50 38-75 56-26 17-54 33-81 48-28 14-56 28-85 40s-58 22-88 31-60 17-90 23c-31 6-62 10-93 14-31 3-62 4-93 4s-62-1-93-4c-31-4-62-8-93-14-30-6-60-14-90-23s-59-19-88-31-57-26-85-40c-27-15-54-31-80-48-26-18-51-36-75-56s-47-41-69-63-43-45-63-69c-19-24-38-49-55-75s-33-52-48-80c-15-27-28-55-40-84s-22-58-32-88c-9-30-16-60-22-91-6-30-11-61-14-92s-4-62-5-93c1-32 2-63 5-94s8-61 14-92 13-61 22-91c10-29 20-60 32-88 12-29 25-57 40-85 15-27 31-54 48-80s36-51 55-75c20-24 41-47 63-69s45-43 69-63 49-38 75-55c26-18 53-34 80-48 28-15 56-28 85-40s58-23 88-32 60-16 90-23c31-6 62-10 93-13s62-5 93-5 62 2 93 5 62 7 93 13c30 7 60 14 90 23s59 20 88 32 57 25 85 40c27 14 55 30 81 48 25 17 50 35 75 55 24 20 47 41 69 63s43 45 62 69c20 24 39 49 56 75s33 53 48 80c15 28 28 56 40 85 12 28 22 59 31 88 10 30 17 60 23 91s11 61 14 92 4 62 4 94z">
          <text:p/>
        </draw:path>
        <draw:frame draw:style-name="gr4" draw:text-style-name="P5" draw:layer="layout" svg:width="0.946cm" svg:height="0.323cm" svg:x="10.829cm" svg:y="6.992cm">
          <draw:text-box>
            <text:p text:style-name="P4"><text:span text:style-name="T1">logout?</text:span></text:p>
          </draw:text-box>
        </draw:frame>
        <draw:line draw:style-name="gr2" draw:text-style-name="P2" draw:layer="layout" svg:x1="9.872cm" svg:y1="13.518cm" svg:x2="7.645cm" svg:y2="13.518cm">
          <text:p/>
        </draw:line>
        <draw:polygon draw:style-name="gr3" draw:text-style-name="P3" draw:layer="layout" svg:width="0.166cm" svg:height="0.166cm" svg:x="7.52cm" svg:y="13.435cm" svg:viewBox="0 0 167 167" draw:points="0,83 167,0 126,83 167,167">
          <text:p/>
        </draw:polygon>
        <draw:polygon draw:style-name="gr2" draw:text-style-name="P2" draw:layer="layout" svg:width="0.166cm" svg:height="0.166cm" svg:x="7.52cm" svg:y="13.435cm" svg:viewBox="0 0 167 167" draw:points="0,83 167,0 126,83 167,167">
          <text:p/>
        </draw:polygon>
        <draw:polygon draw:style-name="gr1" draw:text-style-name="P1" draw:layer="layout" svg:width="2.854cm" svg:height="1.428cm" svg:x="9.872cm" svg:y="12.804cm" svg:viewBox="0 0 2855 1429" draw:points="0,0 2855,0 2855,1429 0,1429">
          <text:p/>
        </draw:polygon>
        <draw:polygon draw:style-name="gr2" draw:text-style-name="P2" draw:layer="layout" svg:width="2.854cm" svg:height="1.428cm" svg:x="9.872cm" svg:y="12.804cm" svg:viewBox="0 0 2855 1429" draw:points="0,0 2855,0 2855,1429 0,1429">
          <text:p/>
        </draw:polygon>
        <draw:frame draw:style-name="gr4" draw:text-style-name="P5" draw:layer="layout" svg:width="1.459cm" svg:height="0.323cm" svg:x="14.927cm" svg:y="6.802cm">
          <draw:text-box>
            <text:p text:style-name="P4"><text:span text:style-name="T1">Login Page</text:span></text:p>
          </draw:text-box>
        </draw:frame>
        <draw:line draw:style-name="gr2" draw:text-style-name="P2" draw:layer="layout" svg:x1="6.542cm" svg:y1="14.47cm" svg:x2="6.542cm" svg:y2="15.507cm">
          <text:p/>
        </draw:line>
        <draw:polygon draw:style-name="gr3" draw:text-style-name="P3" draw:layer="layout" svg:width="0.167cm" svg:height="0.166cm" svg:x="6.458cm" svg:y="15.466cm" svg:viewBox="0 0 168 167" draw:points="84,167 0,0 84,41 168,0">
          <text:p/>
        </draw:polygon>
        <draw:polygon draw:style-name="gr2" draw:text-style-name="P2" draw:layer="layout" svg:width="0.167cm" svg:height="0.166cm" svg:x="6.458cm" svg:y="15.466cm" svg:viewBox="0 0 168 167" draw:points="84,167 0,0 84,41 168,0">
          <text:p/>
        </draw:polygon>
        <draw:path draw:style-name="gr1" draw:text-style-name="P1" draw:layer="layout" svg:width="1.903cm" svg:height="1.903cm" svg:x="5.59cm" svg:y="12.567cm" svg:viewBox="0 0 1904 1904" svg:d="M1904 951c0 31-1 62-4 93s-8 62-14 93c-6 30-14 60-23 90s-19 59-31 88-25 57-40 85c-15 27-31 54-48 80s-36 51-56 75-40 47-62 69c-23 22-46 43-70 63s-49 39-75 56-52 33-80 48c-27 15-55 28-84 40s-58 23-88 32-60 16-91 22c-30 6-61 11-93 14-31 3-62 5-93 5s-63-2-94-5-61-8-92-14c-30-6-61-13-90-22-30-9-60-20-88-32-29-12-57-25-85-40-27-14-54-31-80-48s-51-36-75-56-47-41-69-63-43-45-63-69-38-49-55-75c-18-26-34-53-48-80-15-28-28-56-40-85s-23-58-32-88-16-60-22-90c-7-31-11-62-14-93s-5-62-5-93 2-62 5-93 7-62 14-93c6-30 13-60 22-90s20-59 32-88 25-57 40-84c14-28 30-55 48-81 17-25 35-50 55-75 20-24 41-47 63-69s45-43 69-62c24-20 49-39 75-56s53-33 80-48c28-15 56-28 85-40 28-12 58-22 88-31 29-9 60-17 90-23 31-6 61-11 92-14s63-4 94-4 62 1 93 4c32 3 63 8 93 14 31 6 61 14 91 23s59 19 88 31 57 25 84 40c28 15 54 31 80 48s51 36 75 56c24 19 47 40 70 62 22 22 42 45 62 69 20 25 39 50 56 75 17 26 33 53 48 81 15 27 28 55 40 84s22 58 31 88 17 60 23 90c6 31 11 62 14 93s4 62 4 93z">
          <text:p/>
        </draw:path>
        <draw:path draw:style-name="gr2" draw:text-style-name="P2" draw:layer="layout" svg:width="1.903cm" svg:height="1.903cm" svg:x="5.59cm" svg:y="12.567cm" svg:viewBox="0 0 1904 1904" svg:d="M1904 951c0 31-1 62-4 93s-8 62-14 93c-6 30-14 60-23 90s-19 59-31 88-25 57-40 85c-15 27-31 54-48 80s-36 51-56 75-40 47-62 69c-23 22-46 43-70 63s-49 39-75 56-52 33-80 48c-27 15-55 28-84 40s-58 23-88 32-60 16-91 22c-30 6-61 11-93 14-31 3-62 5-93 5s-63-2-94-5-61-8-92-14c-30-6-61-13-90-22-30-9-60-20-88-32-29-12-57-25-85-40-27-14-54-31-80-48s-51-36-75-56-47-41-69-63-43-45-63-69-38-49-55-75c-18-26-34-53-48-80-15-28-28-56-40-85s-23-58-32-88-16-60-22-90c-7-31-11-62-14-93s-5-62-5-93 2-62 5-93 7-62 14-93c6-30 13-60 22-90s20-59 32-88 25-57 40-84c14-28 30-55 48-81 17-25 35-50 55-75 20-24 41-47 63-69s45-43 69-62c24-20 49-39 75-56s53-33 80-48c28-15 56-28 85-40 28-12 58-22 88-31 29-9 60-17 90-23 31-6 61-11 92-14s63-4 94-4 62 1 93 4c32 3 63 8 93 14 31 6 61 14 91 23s59 19 88 31 57 25 84 40c28 15 54 31 80 48s51 36 75 56c24 19 47 40 70 62 22 22 42 45 62 69 20 25 39 50 56 75 17 26 33 53 48 81 15 27 28 55 40 84s22 58 31 88 17 60 23 90c6 31 11 62 14 93s4 62 4 93z">
          <text:p/>
        </draw:path>
        <draw:frame draw:style-name="gr4" draw:text-style-name="P5" draw:layer="layout" svg:width="2.258cm" svg:height="0.323cm" svg:x="10.179cm" svg:y="13.343cm">
          <draw:text-box>
            <text:p text:style-name="P4"><text:span text:style-name="T1">Create classroom</text:span></text:p>
          </draw:text-box>
        </draw:frame>
        <draw:line draw:style-name="gr2" draw:text-style-name="P2" draw:layer="layout" svg:x1="7.493cm" svg:y1="16.61cm" svg:x2="9.441cm" svg:y2="16.61cm">
          <text:p/>
        </draw:line>
        <draw:polygon draw:style-name="gr3" draw:text-style-name="P3" draw:layer="layout" svg:width="0.167cm" svg:height="0.167cm" svg:x="9.399cm" svg:y="16.527cm" svg:viewBox="0 0 168 168" draw:points="168,83 0,168 42,83 0,0">
          <text:p/>
        </draw:polygon>
        <draw:polygon draw:style-name="gr2" draw:text-style-name="P2" draw:layer="layout" svg:width="0.167cm" svg:height="0.167cm" svg:x="9.399cm" svg:y="16.527cm" svg:viewBox="0 0 168 168" draw:points="168,83 0,168 42,83 0,0">
          <text:p/>
        </draw:polygon>
        <draw:path draw:style-name="gr1" draw:text-style-name="P1" draw:layer="layout" svg:width="1.903cm" svg:height="1.903cm" svg:x="5.59cm" svg:y="15.659cm" svg:viewBox="0 0 1904 1904" svg:d="M1904 952c0 32-1 63-4 94s-8 61-14 92-14 61-23 91c-9 29-19 59-31 87-12 29-25 57-40 85-15 27-31 54-48 80s-36 51-56 75-40 47-62 69c-23 22-46 43-70 63s-49 38-75 55c-26 18-52 34-80 48-27 15-55 28-84 40s-58 23-88 32-60 16-91 23c-30 6-61 10-93 13-31 3-62 5-93 5s-63-2-94-5-61-7-92-13c-30-7-61-14-90-23-30-9-60-20-88-32-29-12-57-25-85-40-27-14-54-30-80-48-26-17-51-35-75-55s-47-41-69-63-43-45-63-69-38-49-55-75c-18-26-34-53-48-80-15-28-28-56-40-85-12-28-23-58-32-87-9-30-16-60-22-91-7-31-11-61-14-92s-5-62-5-94c0-31 2-62 5-93s7-62 14-92c6-31 13-61 22-91s20-59 32-88 25-57 40-85c14-28 30-54 48-80 17-26 35-51 55-75s41-47 63-69 45-43 69-63 49-38 75-56c26-17 53-33 80-48 28-14 56-28 85-40 28-12 58-22 88-31 29-9 60-17 90-23 31-6 61-10 92-14 31-3 63-4 94-4s62 1 93 4c32 4 63 8 93 14 31 6 61 14 91 23s59 19 88 31 57 26 84 40c28 15 54 31 80 48 26 18 51 36 75 56s47 41 70 63c22 22 42 45 62 69s39 49 56 75 33 52 48 80 28 56 40 85 22 58 31 88 17 60 23 91c6 30 11 61 14 92s4 62 4 93z">
          <text:p/>
        </draw:path>
        <draw:path draw:style-name="gr2" draw:text-style-name="P2" draw:layer="layout" svg:width="1.903cm" svg:height="1.903cm" svg:x="5.59cm" svg:y="15.659cm" svg:viewBox="0 0 1904 1904" svg:d="M1904 952c0 32-1 63-4 94s-8 61-14 92-14 61-23 91c-9 29-19 59-31 87-12 29-25 57-40 85-15 27-31 54-48 80s-36 51-56 75-40 47-62 69c-23 22-46 43-70 63s-49 38-75 55c-26 18-52 34-80 48-27 15-55 28-84 40s-58 23-88 32-60 16-91 23c-30 6-61 10-93 13-31 3-62 5-93 5s-63-2-94-5-61-7-92-13c-30-7-61-14-90-23-30-9-60-20-88-32-29-12-57-25-85-40-27-14-54-30-80-48-26-17-51-35-75-55s-47-41-69-63-43-45-63-69-38-49-55-75c-18-26-34-53-48-80-15-28-28-56-40-85-12-28-23-58-32-87-9-30-16-60-22-91-7-31-11-61-14-92s-5-62-5-94c0-31 2-62 5-93s7-62 14-92c6-31 13-61 22-91s20-59 32-88 25-57 40-85c14-28 30-54 48-80 17-26 35-51 55-75s41-47 63-69 45-43 69-63 49-38 75-56c26-17 53-33 80-48 28-14 56-28 85-40 28-12 58-22 88-31 29-9 60-17 90-23 31-6 61-10 92-14 31-3 63-4 94-4s62 1 93 4c32 4 63 8 93 14 31 6 61 14 91 23s59 19 88 31 57 26 84 40c28 15 54 31 80 48 26 18 51 36 75 56s47 41 70 63c22 22 42 45 62 69s39 49 56 75 33 52 48 80 28 56 40 85 22 58 31 88 17 60 23 91c6 30 11 61 14 92s4 62 4 93z">
          <text:p/>
        </draw:path>
        <draw:frame draw:style-name="gr4" draw:text-style-name="P5" draw:layer="layout" svg:width="1.122cm" svg:height="0.323cm" svg:x="5.984cm" svg:y="13.343cm">
          <draw:text-box>
            <text:p text:style-name="P4"><text:span text:style-name="T1">Backend</text:span></text:p>
          </draw:text-box>
        </draw:frame>
        <draw:line draw:style-name="gr2" draw:text-style-name="P2" draw:layer="layout" svg:x1="12.257cm" svg:y1="16.61cm" svg:x2="14.329cm" svg:y2="16.61cm">
          <text:p/>
        </draw:line>
        <draw:polygon draw:style-name="gr3" draw:text-style-name="P3" draw:layer="layout" svg:width="0.167cm" svg:height="0.167cm" svg:x="14.287cm" svg:y="16.527cm" svg:viewBox="0 0 168 168" draw:points="168,83 0,168 42,83 0,0">
          <text:p/>
        </draw:polygon>
        <draw:polygon draw:style-name="gr2" draw:text-style-name="P2" draw:layer="layout" svg:width="0.167cm" svg:height="0.167cm" svg:x="14.287cm" svg:y="16.527cm" svg:viewBox="0 0 168 168" draw:points="168,83 0,168 42,83 0,0">
          <text:p/>
        </draw:polygon>
        <draw:polygon draw:style-name="gr1" draw:text-style-name="P1" draw:layer="layout" svg:width="0.595cm" svg:height="0.31cm" svg:x="12.914cm" svg:y="16.503cm" svg:viewBox="0 0 596 311" draw:points="0,0 596,0 596,311 0,311">
          <text:p/>
        </draw:polygon>
        <draw:frame draw:style-name="gr4" draw:text-style-name="P5" draw:layer="layout" svg:width="1.298cm" svg:height="0.323cm" svg:x="5.897cm" svg:y="16.436cm">
          <draw:text-box>
            <text:p text:style-name="P4"><text:span text:style-name="T1">Response</text:span></text:p>
          </draw:text-box>
        </draw:frame>
        <draw:line draw:style-name="gr2" draw:text-style-name="P2" draw:layer="layout" svg:x1="10.924cm" svg:y1="17.919cm" svg:x2="10.924cm" svg:y2="19.075cm">
          <text:p/>
        </draw:line>
        <draw:polygon draw:style-name="gr3" draw:text-style-name="P3" draw:layer="layout" svg:width="0.167cm" svg:height="0.166cm" svg:x="10.841cm" svg:y="19.034cm" svg:viewBox="0 0 168 167" draw:points="84,167 0,0 84,41 168,0">
          <text:p/>
        </draw:polygon>
        <draw:polygon draw:style-name="gr2" draw:text-style-name="P2" draw:layer="layout" svg:width="0.167cm" svg:height="0.166cm" svg:x="10.841cm" svg:y="19.034cm" svg:viewBox="0 0 168 167" draw:points="84,167 0,0 84,41 168,0">
          <text:p/>
        </draw:polygon>
        <draw:polygon draw:style-name="gr1" draw:text-style-name="P1" draw:layer="layout" svg:width="0.975cm" svg:height="0.309cm" svg:x="10.488cm" svg:y="18.311cm" svg:viewBox="0 0 976 310" draw:points="0,0 976,0 976,310 0,310">
          <text:p/>
        </draw:polygon>
        <draw:frame draw:style-name="gr5" draw:text-style-name="P6" draw:layer="layout" svg:width="0.585cm" svg:height="0.293cm" svg:x="12.921cm" svg:y="16.505cm">
          <draw:text-box>
            <text:p text:style-name="P4"><text:span text:style-name="T2">Error</text:span></text:p>
          </draw:text-box>
        </draw:frame>
        <draw:polygon draw:style-name="gr1" draw:text-style-name="P1" draw:layer="layout" svg:width="2.665cm" svg:height="2.617cm" svg:x="9.592cm" svg:y="15.302cm" svg:viewBox="0 0 2666 2618" draw:points="1332,0 2666,1308 1332,2618 0,1308">
          <text:p/>
        </draw:polygon>
        <draw:polygon draw:style-name="gr2" draw:text-style-name="P2" draw:layer="layout" svg:width="2.665cm" svg:height="2.617cm" svg:x="9.592cm" svg:y="15.302cm" svg:viewBox="0 0 2666 2618" draw:points="1332,0 2666,1308 1332,2618 0,1308">
          <text:p/>
        </draw:polygon>
        <draw:frame draw:style-name="gr5" draw:text-style-name="P6" draw:layer="layout" svg:width="0.994cm" svg:height="0.293cm" svg:x="10.482cm" svg:y="18.313cm">
          <draw:text-box>
            <text:p text:style-name="P4"><text:span text:style-name="T2">Success</text:span></text:p>
          </draw:text-box>
        </draw:frame>
        <draw:polyline draw:style-name="gr2" draw:text-style-name="P2" draw:layer="layout" svg:width="0.013cm" svg:height="3.685cm" svg:x="15.671cm" svg:y="12.212cm" svg:viewBox="0 0 14 3686" draw:points="0,3686 0,1769 14,0">
          <text:p/>
        </draw:polyline>
        <draw:polygon draw:style-name="gr3" draw:text-style-name="P3" draw:layer="layout" svg:width="0.166cm" svg:height="0.167cm" svg:x="15.601cm" svg:y="12.087cm" svg:viewBox="0 0 167 168" draw:points="84,0 167,168 83,126 0,167">
          <text:p/>
        </draw:polygon>
        <draw:polygon draw:style-name="gr2" draw:text-style-name="P2" draw:layer="layout" svg:width="0.166cm" svg:height="0.167cm" svg:x="15.601cm" svg:y="12.087cm" svg:viewBox="0 0 167 168" draw:points="84,0 167,168 83,126 0,167">
          <text:p/>
        </draw:polygon>
        <draw:polygon draw:style-name="gr1" draw:text-style-name="P1" draw:layer="layout" svg:width="2.854cm" svg:height="1.427cm" svg:x="14.243cm" svg:y="15.897cm" svg:viewBox="0 0 2855 1428" draw:points="0,1428 475,0 2855,0 2379,1428">
          <text:p/>
        </draw:polygon>
        <draw:polygon draw:style-name="gr2" draw:text-style-name="P2" draw:layer="layout" svg:width="2.854cm" svg:height="1.427cm" svg:x="14.243cm" svg:y="15.897cm" svg:viewBox="0 0 2855 1428" draw:points="0,1428 475,0 2855,0 2379,1428">
          <text:p/>
        </draw:polygon>
        <draw:frame draw:style-name="gr4" draw:text-style-name="P5" draw:layer="layout" svg:width="2.306cm" svg:height="0.323cm" svg:x="9.774cm" svg:y="16.436cm">
          <draw:text-box>
            <text:p text:style-name="P4"><text:span text:style-name="T1">Error or Success?</text:span></text:p>
          </draw:text-box>
        </draw:frame>
        <draw:line draw:style-name="gr2" draw:text-style-name="P2" draw:layer="layout" svg:x1="10.924cm" svg:y1="20.654cm" svg:x2="10.924cm" svg:y2="21.811cm">
          <text:p/>
        </draw:line>
        <draw:polygon draw:style-name="gr3" draw:text-style-name="P3" draw:layer="layout" svg:width="0.167cm" svg:height="0.167cm" svg:x="10.841cm" svg:y="21.769cm" svg:viewBox="0 0 168 168" draw:points="84,168 0,0 84,42 168,0">
          <text:p/>
        </draw:polygon>
        <draw:polygon draw:style-name="gr2" draw:text-style-name="P2" draw:layer="layout" svg:width="0.167cm" svg:height="0.167cm" svg:x="10.841cm" svg:y="21.769cm" svg:viewBox="0 0 168 168" draw:points="84,168 0,0 84,42 168,0">
          <text:p/>
        </draw:polygon>
        <draw:polygon draw:style-name="gr1" draw:text-style-name="P1" draw:layer="layout" svg:width="2.855cm" svg:height="1.427cm" svg:x="9.497cm" svg:y="19.227cm" svg:viewBox="0 0 2856 1428" draw:points="0,1428 476,0 2856,0 2380,1428">
          <text:p/>
        </draw:polygon>
        <draw:polygon draw:style-name="gr2" draw:text-style-name="P2" draw:layer="layout" svg:width="2.855cm" svg:height="1.427cm" svg:x="9.497cm" svg:y="19.227cm" svg:viewBox="0 0 2856 1428" draw:points="0,1428 476,0 2856,0 2380,1428">
          <text:p/>
        </draw:polygon>
        <draw:frame draw:style-name="gr4" draw:text-style-name="P5" draw:layer="layout" svg:width="1.89cm" svg:height="0.323cm" svg:x="14.714cm" svg:y="16.436cm">
          <draw:text-box>
            <text:p text:style-name="P4"><text:span text:style-name="T1">Error message</text:span></text:p>
          </draw:text-box>
        </draw:frame>
        <draw:frame draw:style-name="gr4" draw:text-style-name="P5" draw:layer="layout" svg:width="2.642cm" svg:height="0.323cm" svg:x="9.607cm" svg:y="19.599cm">
          <draw:text-box>
            <text:p text:style-name="P4"><text:span text:style-name="T1">Successfully created</text:span></text:p>
          </draw:text-box>
        </draw:frame>
        <draw:polyline draw:style-name="gr2" draw:text-style-name="P2" draw:layer="layout" svg:width="0.848cm" svg:height="0cm" svg:x="13.425cm" svg:y="10.813cm" svg:viewBox="0 0 849 0" draw:points="849,0 372,0 0,0">
          <text:p/>
        </draw:polyline>
        <draw:polygon draw:style-name="gr3" draw:text-style-name="P3" draw:layer="layout" svg:width="0.166cm" svg:height="0.167cm" svg:x="13.3cm" svg:y="10.73cm" svg:viewBox="0 0 167 168" draw:points="0,83 167,0 126,83 167,168">
          <text:p/>
        </draw:polygon>
        <draw:polygon draw:style-name="gr2" draw:text-style-name="P2" draw:layer="layout" svg:width="0.166cm" svg:height="0.167cm" svg:x="13.3cm" svg:y="10.73cm" svg:viewBox="0 0 167 168" draw:points="0,83 167,0 126,83 167,168">
          <text:p/>
        </draw:polygon>
        <draw:polyline draw:style-name="gr2" draw:text-style-name="P2" draw:layer="layout" svg:width="0.848cm" svg:height="0cm" svg:x="13.425cm" svg:y="10.813cm" svg:viewBox="0 0 849 0" draw:points="849,0 372,0 562,0 0,0">
          <text:p/>
        </draw:polyline>
        <draw:polygon draw:style-name="gr3" draw:text-style-name="P3" draw:layer="layout" svg:width="0.167cm" svg:height="0.167cm" svg:x="13.3cm" svg:y="10.729cm" svg:viewBox="0 0 168 168" draw:points="0,83 168,0 126,84 167,168">
          <text:p/>
        </draw:polygon>
        <draw:polygon draw:style-name="gr2" draw:text-style-name="P2" draw:layer="layout" svg:width="0.167cm" svg:height="0.167cm" svg:x="13.3cm" svg:y="10.729cm" svg:viewBox="0 0 168 168" draw:points="0,83 168,0 126,84 167,168">
          <text:p/>
        </draw:polygon>
        <draw:polyline draw:style-name="gr2" draw:text-style-name="P2" draw:layer="layout" svg:width="0.012cm" svg:height="1.484cm" svg:x="15.673cm" svg:y="8.08cm" svg:viewBox="0 0 13 1485" draw:points="13,1485 13,667 0,0">
          <text:p/>
        </draw:polyline>
        <draw:polygon draw:style-name="gr3" draw:text-style-name="P3" draw:layer="layout" svg:width="0.167cm" svg:height="0.168cm" svg:x="15.59cm" svg:y="7.955cm" svg:viewBox="0 0 168 169" draw:points="80,0 168,166 83,125 0,169">
          <text:p/>
        </draw:polygon>
        <draw:polygon draw:style-name="gr2" draw:text-style-name="P2" draw:layer="layout" svg:width="0.167cm" svg:height="0.168cm" svg:x="15.59cm" svg:y="7.955cm" svg:viewBox="0 0 168 169" draw:points="80,0 168,166 83,125 0,169">
          <text:p/>
        </draw:polygon>
        <draw:polygon draw:style-name="gr1" draw:text-style-name="P1" draw:layer="layout" svg:width="2.825cm" svg:height="2.498cm" svg:x="14.272cm" svg:y="9.563cm" svg:viewBox="0 0 2826 2499" draw:points="1414,0 2826,1249 1414,2499 0,1249">
          <text:p/>
        </draw:polygon>
        <draw:polygon draw:style-name="gr2" draw:text-style-name="P2" draw:layer="layout" svg:width="2.825cm" svg:height="2.498cm" svg:x="14.272cm" svg:y="9.563cm" svg:viewBox="0 0 2826 2499" draw:points="1414,0 2826,1249 1414,2499 0,1249">
          <text:p/>
        </draw:polygon>
        <draw:frame draw:style-name="gr4" draw:text-style-name="P5" draw:layer="layout" svg:width="1.554cm" svg:height="0.323cm" svg:x="10.147cm" svg:y="19.956cm">
          <draw:text-box>
            <text:p text:style-name="P4"><text:span text:style-name="T1">a classroom</text:span></text:p>
          </draw:text-box>
        </draw:frame>
        <draw:path draw:style-name="gr1" draw:text-style-name="P1" draw:layer="layout" svg:width="1.903cm" svg:height="1.903cm" svg:x="9.973cm" svg:y="21.962cm" svg:viewBox="0 0 1904 1904" svg:d="M1904 952c0 31-2 62-5 93s-7 62-13 93c-6 30-14 60-23 90s-20 59-31 88c-12 29-26 57-40 84-15 28-31 55-48 81-18 25-36 50-56 75-20 24-41 47-63 69s-45 43-69 62c-24 20-49 39-75 56s-53 33-80 48-56 29-84 41c-29 12-58 22-88 31s-60 17-91 23c-30 6-61 11-92 14s-62 4-94 4c-31 0-62-1-93-4s-62-8-92-14c-31-6-61-14-91-23s-59-19-88-31c-28-12-57-26-84-41-29-15-55-31-81-48s-51-36-75-56c-24-19-47-40-69-62s-43-45-63-69c-20-25-38-50-56-75-17-26-33-53-48-81-14-27-28-55-40-84s-22-58-31-88-17-60-23-90c-6-31-10-62-13-93s-5-62-5-93 2-62 5-93 7-62 13-93c6-30 14-60 23-90s20-59 31-88c12-29 26-57 40-85 15-27 31-54 48-80 18-26 36-51 56-75s41-47 63-69 45-43 69-63c24-19 49-38 75-55 26-18 52-34 81-48 27-15 56-28 84-40 29-12 58-23 88-32s60-16 91-22c30-6 61-11 92-14s62-5 93-5c32 0 63 2 94 5s62 8 92 14c31 6 61 13 91 22 29 9 59 20 88 32 28 12 57 25 84 40 27 14 54 30 80 48 26 17 51 36 75 55 24 20 47 41 69 63s43 45 63 69 38 49 56 75c17 26 33 53 48 80 14 28 28 56 40 85 11 29 22 58 31 88s17 60 23 90c6 31 10 62 13 93s5 62 5 93z">
          <text:p/>
        </draw:path>
        <draw:path draw:style-name="gr2" draw:text-style-name="P2" draw:layer="layout" svg:width="1.903cm" svg:height="1.903cm" svg:x="9.973cm" svg:y="21.962cm" svg:viewBox="0 0 1904 1904" svg:d="M1904 952c0 31-2 62-5 93s-7 62-13 93c-6 30-14 60-23 90s-20 59-31 88c-12 29-26 57-40 84-15 28-31 55-48 81-18 25-36 50-56 75-20 24-41 47-63 69s-45 43-69 62c-24 20-49 39-75 56s-53 33-80 48-56 29-84 41c-29 12-58 22-88 31s-60 17-91 23c-30 6-61 11-92 14s-62 4-94 4c-31 0-62-1-93-4s-62-8-92-14c-31-6-61-14-91-23s-59-19-88-31c-28-12-57-26-84-41-29-15-55-31-81-48s-51-36-75-56c-24-19-47-40-69-62s-43-45-63-69c-20-25-38-50-56-75-17-26-33-53-48-81-14-27-28-55-40-84s-22-58-31-88-17-60-23-90c-6-31-10-62-13-93s-5-62-5-93 2-62 5-93 7-62 13-93c6-30 14-60 23-90s20-59 31-88c12-29 26-57 40-85 15-27 31-54 48-80 18-26 36-51 56-75s41-47 63-69 45-43 69-63c24-19 49-38 75-55 26-18 52-34 81-48 27-15 56-28 84-40 29-12 58-23 88-32s60-16 91-22c30-6 61-11 92-14s62-5 93-5c32 0 63 2 94 5s62 8 92 14c31 6 61 13 91 22 29 9 59 20 88 32 28 12 57 25 84 40 27 14 54 30 80 48 26 17 51 36 75 55 24 20 47 41 69 63s43 45 63 69 38 49 56 75c17 26 33 53 48 80 14 28 28 56 40 85 11 29 22 58 31 88s17 60 23 90c6 31 10 62 13 93s5 62 5 93z">
          <text:p/>
        </draw:path>
        <draw:frame draw:style-name="gr4" draw:text-style-name="P5" draw:layer="layout" svg:width="2.05cm" svg:height="0.323cm" svg:x="14.67cm" svg:y="10.632cm">
          <draw:text-box>
            <text:p text:style-name="P4"><text:span text:style-name="T1">Retry or logout?</text:span></text:p>
          </draw:text-box>
        </draw:frame>
        <draw:frame draw:style-name="gr4" draw:text-style-name="P5" draw:layer="layout" svg:width="1.058cm" svg:height="0.323cm" svg:x="10.408cm" svg:y="22.573cm">
          <draw:text-box>
            <text:p text:style-name="P4"><text:span text:style-name="T1">Teacher</text:span></text:p>
          </draw:text-box>
        </draw:frame>
        <draw:frame draw:style-name="gr4" draw:text-style-name="P5" draw:layer="layout" svg:width="1.41cm" svg:height="0.323cm" svg:x="10.218cm" svg:y="22.93cm">
          <draw:text-box>
            <text:p text:style-name="P4"><text:span text:style-name="T1">Dashboard</text:span></text:p>
          </draw:text-box>
        </draw:frame>
      </draw:page>
      <draw:page draw:name="page10"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003cm" svg:height="1.026cm" svg:x="10.08cm" svg:y="8.071cm" svg:viewBox="0 0 4 1027" draw:points="3,0 4,590 0,1027">
          <text:p/>
        </draw:polyline>
        <draw:polygon draw:style-name="gr3" draw:text-style-name="P3" draw:layer="layout" svg:width="0.167cm" svg:height="0.168cm" svg:x="9.997cm" svg:y="9.054cm" svg:viewBox="0 0 168 169" draw:points="83,169 0,0 84,43 168,2">
          <text:p/>
        </draw:polygon>
        <draw:polygon draw:style-name="gr2" draw:text-style-name="P2" draw:layer="layout" svg:width="0.167cm" svg:height="0.168cm" svg:x="9.997cm" svg:y="9.054cm" svg:viewBox="0 0 168 169" draw:points="83,169 0,0 84,43 168,2">
          <text:p/>
        </draw:polygon>
        <draw:path draw:style-name="gr1" draw:text-style-name="P1" draw:layer="layout" svg:width="1.903cm" svg:height="1.903cm" svg:x="9.131cm" svg:y="6.168cm" svg:viewBox="0 0 1904 1904" svg:d="M1904 952c0 32-2 63-5 94s-7 61-13 92-14 61-23 91c-9 29-20 59-32 88-11 28-25 56-39 84-15 27-31 54-48 80-18 26-36 51-56 75s-41 47-63 69-45 43-69 63-49 38-75 56c-26 17-53 33-80 48-28 14-56 28-85 39-29 12-59 23-88 32-30 9-60 16-91 23-31 6-61 10-92 13s-62 5-94 5c-31 0-62-2-93-5s-62-7-92-13c-31-7-61-14-91-23s-59-20-88-32c-28-11-57-25-84-39-28-15-54-31-80-48-26-18-51-36-75-56s-47-41-69-63-43-45-63-69-38-49-56-75c-17-26-33-53-48-80-14-28-28-56-40-84-12-29-22-59-31-88-9-30-17-60-23-91s-10-61-13-92c-4-31-5-62-5-94 0-31 1-62 5-93 3-31 7-62 13-92 6-31 14-61 23-91s19-59 31-88 26-57 40-84c15-29 31-55 48-81 18-26 36-51 56-75s41-47 63-69 45-43 69-63 49-38 75-56c26-17 52-33 80-48 27-14 56-28 84-40 29-12 58-22 88-31s60-17 91-23c30-6 61-10 92-14 31-3 62-4 93-4 32 0 63 1 94 4 31 4 61 8 92 14s61 14 91 23c29 9 59 19 88 31s57 26 85 40c27 15 54 31 80 48 26 18 51 36 75 56s47 41 69 63 43 45 63 69 38 49 56 75c17 26 33 52 48 81 14 27 28 55 39 84 12 29 23 58 32 88s17 60 23 91c6 30 10 61 13 92s5 62 5 93z">
          <text:p/>
        </draw:path>
        <draw:path draw:style-name="gr2" draw:text-style-name="P2" draw:layer="layout" svg:width="1.903cm" svg:height="1.903cm" svg:x="9.131cm" svg:y="6.168cm" svg:viewBox="0 0 1904 1904" svg:d="M1904 952c0 32-2 63-5 94s-7 61-13 92-14 61-23 91c-9 29-20 59-32 88-11 28-25 56-39 84-15 27-31 54-48 80-18 26-36 51-56 75s-41 47-63 69-45 43-69 63-49 38-75 56c-26 17-53 33-80 48-28 14-56 28-85 39-29 12-59 23-88 32-30 9-60 16-91 23-31 6-61 10-92 13s-62 5-94 5c-31 0-62-2-93-5s-62-7-92-13c-31-7-61-14-91-23s-59-20-88-32c-28-11-57-25-84-39-28-15-54-31-80-48-26-18-51-36-75-56s-47-41-69-63-43-45-63-69-38-49-56-75c-17-26-33-53-48-80-14-28-28-56-40-84-12-29-22-59-31-88-9-30-17-60-23-91s-10-61-13-92c-4-31-5-62-5-94 0-31 1-62 5-93 3-31 7-62 13-92 6-31 14-61 23-91s19-59 31-88 26-57 40-84c15-29 31-55 48-81 18-26 36-51 56-75s41-47 63-69 45-43 69-63 49-38 75-56c26-17 52-33 80-48 27-14 56-28 84-40 29-12 58-22 88-31s60-17 91-23c30-6 61-10 92-14 31-3 62-4 93-4 32 0 63 1 94 4 31 4 61 8 92 14s61 14 91 23c29 9 59 19 88 31s57 26 85 40c27 15 54 31 80 48 26 18 51 36 75 56s47 41 69 63 43 45 63 69 38 49 56 75c17 26 33 52 48 81 14 27 28 55 39 84 12 29 23 58 32 88s17 60 23 91c6 30 10 61 13 92s5 62 5 93z">
          <text:p/>
        </draw:path>
        <draw:frame draw:style-name="gr4" draw:text-style-name="P5" draw:layer="layout" svg:width="1.058cm" svg:height="0.323cm" svg:x="9.552cm" svg:y="6.778cm">
          <draw:text-box>
            <text:p text:style-name="P4"><text:span text:style-name="T1">Teacher</text:span></text:p>
          </draw:text-box>
        </draw:frame>
        <draw:frame draw:style-name="gr4" draw:text-style-name="P5" draw:layer="layout" svg:width="1.41cm" svg:height="0.323cm" svg:x="9.362cm" svg:y="7.135cm">
          <draw:text-box>
            <text:p text:style-name="P4"><text:span text:style-name="T1">Dashboard</text:span></text:p>
          </draw:text-box>
        </draw:frame>
        <draw:line draw:style-name="gr2" draw:text-style-name="P2" draw:layer="layout" svg:x1="12.308cm" svg:y1="14.184cm" svg:x2="14cm" svg:y2="14.184cm">
          <text:p/>
        </draw:line>
        <draw:polygon draw:style-name="gr3" draw:text-style-name="P3" draw:layer="layout" svg:width="0.167cm" svg:height="0.166cm" svg:x="13.958cm" svg:y="14.101cm" svg:viewBox="0 0 168 167" draw:points="168,83 0,167 42,83 0,0">
          <text:p/>
        </draw:polygon>
        <draw:polygon draw:style-name="gr2" draw:text-style-name="P2" draw:layer="layout" svg:width="0.167cm" svg:height="0.166cm" svg:x="13.958cm" svg:y="14.101cm" svg:viewBox="0 0 168 167" draw:points="168,83 0,167 42,83 0,0">
          <text:p/>
        </draw:polygon>
        <draw:polygon draw:style-name="gr1" draw:text-style-name="P1" draw:layer="layout" svg:width="0.785cm" svg:height="0.309cm" svg:x="12.7cm" svg:y="14.053cm" svg:viewBox="0 0 786 310" draw:points="0,0 786,0 786,310 0,310">
          <text:p/>
        </draw:polygon>
        <draw:frame draw:style-name="gr4" draw:text-style-name="P5" draw:layer="layout" svg:width="2.546cm" svg:height="0.323cm" svg:x="3.795cm" svg:y="4.78cm">
          <draw:text-box>
            <text:p text:style-name="P4"><text:span text:style-name="T1">Teacher Dashboard</text:span></text:p>
          </draw:text-box>
        </draw:frame>
        <draw:polyline draw:style-name="gr2" draw:text-style-name="P2" draw:layer="layout" svg:width="2.12cm" svg:height="0.004cm" svg:x="5.736cm" svg:y="14.18cm" svg:viewBox="0 0 2121 5" draw:points="2121,5 986,5 0,0">
          <text:p/>
        </draw:polyline>
        <draw:polygon draw:style-name="gr3" draw:text-style-name="P3" draw:layer="layout" svg:width="0.167cm" svg:height="0.166cm" svg:x="5.611cm" svg:y="14.097cm" svg:viewBox="0 0 168 167" draw:points="0,82 168,0 126,83 167,167">
          <text:p/>
        </draw:polygon>
        <draw:polygon draw:style-name="gr2" draw:text-style-name="P2" draw:layer="layout" svg:width="0.167cm" svg:height="0.166cm" svg:x="5.611cm" svg:y="14.097cm" svg:viewBox="0 0 168 167" draw:points="0,82 168,0 126,83 167,167">
          <text:p/>
        </draw:polygon>
        <draw:polygon draw:style-name="gr1" draw:text-style-name="P1" draw:layer="layout" svg:width="0.643cm" svg:height="0.309cm" svg:x="6.396cm" svg:y="14.006cm" svg:viewBox="0 0 644 310" draw:points="0,0 644,0 644,310 0,310">
          <text:p/>
        </draw:polygon>
        <draw:frame draw:style-name="gr5" draw:text-style-name="P6" draw:layer="layout" svg:width="0.805cm" svg:height="0.293cm" svg:x="12.693cm" svg:y="14.055cm">
          <draw:text-box>
            <text:p text:style-name="P4"><text:span text:style-name="T2">Logout</text:span></text:p>
          </draw:text-box>
        </draw:frame>
        <draw:polyline draw:style-name="gr2" draw:text-style-name="P2" draw:layer="layout" svg:width="0.003cm" svg:height="1.574cm" svg:x="10.08cm" svg:y="16.324cm" svg:viewBox="0 0 4 1575" draw:points="4,0 4,865 0,1575">
          <text:p/>
        </draw:polyline>
        <draw:polygon draw:style-name="gr3" draw:text-style-name="P3" draw:layer="layout" svg:width="0.166cm" svg:height="0.167cm" svg:x="9.997cm" svg:y="17.856cm" svg:viewBox="0 0 167 168" draw:points="83,168 0,0 84,42 167,1">
          <text:p/>
        </draw:polygon>
        <draw:polygon draw:style-name="gr2" draw:text-style-name="P2" draw:layer="layout" svg:width="0.166cm" svg:height="0.167cm" svg:x="9.997cm" svg:y="17.856cm" svg:viewBox="0 0 167 168" draw:points="83,168 0,0 84,42 167,1">
          <text:p/>
        </draw:polygon>
        <draw:polygon draw:style-name="gr1" draw:text-style-name="P1" draw:layer="layout" svg:width="1.214cm" svg:height="0.309cm" svg:x="9.512cm" svg:y="16.86cm" svg:viewBox="0 0 1215 310" draw:points="0,0 1215,0 1215,310 0,310">
          <text:p/>
        </draw:polygon>
        <draw:frame draw:style-name="gr5" draw:text-style-name="P6" draw:layer="layout" svg:width="0.629cm" svg:height="0.293cm" svg:x="6.405cm" svg:y="14.007cm">
          <draw:text-box>
            <text:p text:style-name="P4"><text:span text:style-name="T2">Invite</text:span></text:p>
          </draw:text-box>
        </draw:frame>
        <draw:polygon draw:style-name="gr1" draw:text-style-name="P1" draw:layer="layout" svg:width="4.452cm" svg:height="4.282cm" svg:x="7.856cm" svg:y="12.043cm" svg:viewBox="0 0 4453 4283" draw:points="2226,0 4453,2141 2226,4283 0,2141">
          <text:p/>
        </draw:polygon>
        <draw:polygon draw:style-name="gr2" draw:text-style-name="P2" draw:layer="layout" svg:width="4.452cm" svg:height="4.282cm" svg:x="7.856cm" svg:y="12.043cm" svg:viewBox="0 0 4453 4283" draw:points="2226,0 4453,2141 2226,4283 0,2141">
          <text:p/>
        </draw:polygon>
        <draw:frame draw:style-name="gr5" draw:text-style-name="P6" draw:layer="layout" svg:width="1.212cm" svg:height="0.293cm" svg:x="9.516cm" svg:y="16.862cm">
          <draw:text-box>
            <text:p text:style-name="P4"><text:span text:style-name="T2">Classwork</text:span></text:p>
          </draw:text-box>
        </draw:frame>
        <draw:frame draw:style-name="gr4" draw:text-style-name="P5" draw:layer="layout" svg:width="3.538cm" svg:height="0.323cm" svg:x="8.319cm" svg:y="13.843cm">
          <draw:text-box>
            <text:p text:style-name="P4"><text:span text:style-name="T1">Classwork, Logout, or invite</text:span></text:p>
          </draw:text-box>
        </draw:frame>
        <draw:path draw:style-name="gr1" draw:text-style-name="P1" draw:layer="layout" svg:width="1.903cm" svg:height="1.903cm" svg:x="14.151cm" svg:y="13.233cm" svg:viewBox="0 0 1904 1904" svg:d="M1904 951c0 31-1 62-4 94-4 31-8 62-14 93-6 30-14 60-23 90s-19 59-31 88-26 57-40 85c-15 27-31 54-48 80-18 26-36 51-56 75s-41 47-63 69-45 43-69 63c-24 19-49 38-75 55-26 18-52 34-80 48-27 15-55 28-84 40s-58 23-88 32-60 16-91 22c-30 6-61 11-92 14s-62 5-93 5c-32 0-63-2-94-5s-61-8-92-14-61-13-91-22c-29-9-59-20-87-32-29-12-57-25-85-40-27-14-54-30-80-48-26-17-51-36-75-55-24-20-47-41-69-63s-43-45-63-69-38-49-55-75c-18-26-34-53-49-80-15-28-28-56-40-85s-23-58-32-88-16-60-23-90c-6-31-10-62-13-93-3-32-5-63-5-94s2-62 5-93 7-62 13-93c7-30 14-60 23-90s20-59 32-88 25-57 40-84c15-28 31-55 49-80 17-26 35-51 55-76 20-24 41-47 63-69s45-43 69-62c24-20 49-39 75-56s53-33 80-48c28-15 56-28 85-40 28-12 58-22 87-31 30-9 60-17 91-23s61-11 92-14 62-4 94-4c31 0 62 1 93 4s62 8 92 14c31 6 61 14 91 23s59 19 88 31 57 25 84 40c28 15 54 31 80 48s51 36 75 56c24 19 47 40 69 62s43 45 63 69c20 25 38 50 56 76 17 25 33 52 48 80 14 27 28 55 40 84s22 58 31 88 17 60 23 90c6 31 10 62 14 93 3 31 4 62 4 93z">
          <text:p/>
        </draw:path>
        <draw:path draw:style-name="gr2" draw:text-style-name="P2" draw:layer="layout" svg:width="1.903cm" svg:height="1.903cm" svg:x="14.151cm" svg:y="13.233cm" svg:viewBox="0 0 1904 1904" svg:d="M1904 951c0 31-1 62-4 94-4 31-8 62-14 93-6 30-14 60-23 90s-19 59-31 88-26 57-40 85c-15 27-31 54-48 80-18 26-36 51-56 75s-41 47-63 69-45 43-69 63c-24 19-49 38-75 55-26 18-52 34-80 48-27 15-55 28-84 40s-58 23-88 32-60 16-91 22c-30 6-61 11-92 14s-62 5-93 5c-32 0-63-2-94-5s-61-8-92-14-61-13-91-22c-29-9-59-20-87-32-29-12-57-25-85-40-27-14-54-30-80-48-26-17-51-36-75-55-24-20-47-41-69-63s-43-45-63-69-38-49-55-75c-18-26-34-53-49-80-15-28-28-56-40-85s-23-58-32-88-16-60-23-90c-6-31-10-62-13-93-3-32-5-63-5-94s2-62 5-93 7-62 13-93c7-30 14-60 23-90s20-59 32-88 25-57 40-84c15-28 31-55 49-80 17-26 35-51 55-76 20-24 41-47 63-69s45-43 69-62c24-20 49-39 75-56s53-33 80-48c28-15 56-28 85-40 28-12 58-22 87-31 30-9 60-17 91-23s61-11 92-14 62-4 94-4c31 0 62 1 93 4s62 8 92 14c31 6 61 14 91 23s59 19 88 31 57 25 84 40c28 15 54 31 80 48s51 36 75 56c24 19 47 40 69 62s43 45 63 69c20 25 38 50 56 76 17 25 33 52 48 80 14 27 28 55 40 84s22 58 31 88 17 60 23 90c6 31 10 62 14 93 3 31 4 62 4 93z">
          <text:p/>
        </draw:path>
        <draw:frame draw:style-name="gr4" draw:text-style-name="P5" draw:layer="layout" svg:width="1.25cm" svg:height="0.323cm" svg:x="9.453cm" svg:y="14.2cm">
          <draw:text-box>
            <text:p text:style-name="P4"><text:span text:style-name="T1">students?</text:span></text:p>
          </draw:text-box>
        </draw:frame>
        <draw:path draw:style-name="gr1" draw:text-style-name="P1" draw:layer="layout" svg:width="1.903cm" svg:height="1.903cm" svg:x="3.682cm" svg:y="13.227cm" svg:viewBox="0 0 1904 1904" svg:d="M1904 951c0 31-2 62-5 94-3 31-7 62-14 93-6 30-13 61-22 90-9 30-20 59-32 88s-25 57-40 85c-14 27-30 54-48 80-17 26-35 51-55 75s-41 47-63 69-45 43-69 63c-24 19-49 38-75 55-26 18-53 34-80 48-28 15-56 28-85 40-28 12-58 23-87 32-30 9-61 16-91 22-31 6-61 11-93 14-31 3-63 5-94 5s-62-2-93-5-62-8-92-14c-31-6-61-13-91-22s-59-20-88-32-57-25-84-40c-28-14-54-30-80-48-26-17-51-36-75-55-24-20-47-41-70-63-22-22-42-45-62-69s-39-49-56-75-33-53-48-80c-15-28-28-56-40-85s-22-58-31-88c-9-29-17-60-23-90-6-31-11-62-14-93-3-32-4-63-4-94s1-62 4-93 8-62 14-92c6-31 14-61 23-91s19-59 31-88 25-57 40-84c15-28 31-55 48-80 17-26 36-51 56-75 20-25 40-48 62-70 23-22 46-43 70-62 24-20 49-39 75-56s52-33 80-48c27-15 55-28 84-40s58-22 88-31 60-17 91-23c30-6 61-11 92-14s62-4 93-4 63 1 94 4c32 3 62 8 93 14 30 6 61 14 90 23 30 9 60 19 88 31 29 12 57 25 85 40 27 15 54 31 80 48s51 36 75 56c24 19 47 40 69 62s43 45 63 70c20 24 38 49 55 75 18 25 34 52 48 80 15 27 28 55 40 84s23 58 32 88 16 60 22 91c7 30 11 61 14 92s5 62 5 93z">
          <text:p/>
        </draw:path>
        <draw:path draw:style-name="gr2" draw:text-style-name="P2" draw:layer="layout" svg:width="1.903cm" svg:height="1.903cm" svg:x="3.682cm" svg:y="13.227cm" svg:viewBox="0 0 1904 1904" svg:d="M1904 951c0 31-2 62-5 94-3 31-7 62-14 93-6 30-13 61-22 90-9 30-20 59-32 88s-25 57-40 85c-14 27-30 54-48 80-17 26-35 51-55 75s-41 47-63 69-45 43-69 63c-24 19-49 38-75 55-26 18-53 34-80 48-28 15-56 28-85 40-28 12-58 23-87 32-30 9-61 16-91 22-31 6-61 11-93 14-31 3-63 5-94 5s-62-2-93-5-62-8-92-14c-31-6-61-13-91-22s-59-20-88-32-57-25-84-40c-28-14-54-30-80-48-26-17-51-36-75-55-24-20-47-41-70-63-22-22-42-45-62-69s-39-49-56-75-33-53-48-80c-15-28-28-56-40-85s-22-58-31-88c-9-29-17-60-23-90-6-31-11-62-14-93-3-32-4-63-4-94s1-62 4-93 8-62 14-92c6-31 14-61 23-91s19-59 31-88 25-57 40-84c15-28 31-55 48-80 17-26 36-51 56-75 20-25 40-48 62-70 23-22 46-43 70-62 24-20 49-39 75-56s52-33 80-48c27-15 55-28 84-40s58-22 88-31 60-17 91-23c30-6 61-11 92-14s62-4 93-4 63 1 94 4c32 3 62 8 93 14 30 6 61 14 90 23 30 9 60 19 88 31 29 12 57 25 85 40 27 15 54 31 80 48s51 36 75 56c24 19 47 40 69 62s43 45 63 70c20 24 38 49 55 75 18 25 34 52 48 80 15 27 28 55 40 84s23 58 32 88 16 60 22 91c7 30 11 61 14 92s5 62 5 93z">
          <text:p/>
        </draw:path>
        <draw:frame draw:style-name="gr4" draw:text-style-name="P5" draw:layer="layout" svg:width="1.459cm" svg:height="0.323cm" svg:x="14.38cm" svg:y="14.01cm">
          <draw:text-box>
            <text:p text:style-name="P4"><text:span text:style-name="T1">Login Page</text:span></text:p>
          </draw:text-box>
        </draw:frame>
        <draw:path draw:style-name="gr1" draw:text-style-name="P1" draw:layer="layout" svg:width="1.903cm" svg:height="1.903cm" svg:x="9.128cm" svg:y="18.049cm" svg:viewBox="0 0 1904 1904" svg:d="M1904 953c0 31-2 62-5 93s-8 62-14 93c-6 30-13 60-22 90s-20 59-32 88-25 57-40 84c-14 28-30 55-48 81-17 25-36 50-55 75-20 24-41 47-63 69s-45 43-69 62c-24 20-49 39-75 56s-53 33-80 48c-28 15-56 28-86 40-29 12-58 22-88 31s-60 17-90 23c-31 6-62 11-93 14s-62 4-93 4-62-1-93-4-62-8-93-14c-30-6-60-14-90-23s-59-19-88-31-57-25-84-40c-28-15-55-31-81-48-25-17-50-36-75-56-24-19-47-40-69-62s-43-45-62-69c-20-25-39-50-56-75-17-26-33-53-48-81-15-27-28-55-40-84s-22-58-31-88-17-60-23-90c-6-31-11-62-14-93s-4-62-4-93 1-62 4-93 8-62 14-93c6-30 14-60 23-90s19-59 31-88 25-57 40-85c15-27 31-54 48-80s36-51 56-75c19-24 40-47 62-69s45-43 69-63c25-19 50-38 75-55 26-17 53-33 81-48 27-15 55-28 84-40s58-22 88-32c30-9 60-16 90-23 31-6 62-11 93-14s62-5 93-5 62 2 93 5 62 8 93 14c30 7 60 14 90 23s59 20 88 32c30 12 58 25 86 40 27 15 54 31 80 48s51 36 75 55c24 20 47 41 69 63s43 45 63 69c19 24 38 49 55 75 18 26 34 53 48 80 15 28 28 56 40 85s23 58 32 88 16 60 22 90c6 31 11 62 14 93s5 62 5 93z">
          <text:p/>
        </draw:path>
        <draw:path draw:style-name="gr2" draw:text-style-name="P2" draw:layer="layout" svg:width="1.903cm" svg:height="1.903cm" svg:x="9.128cm" svg:y="18.049cm" svg:viewBox="0 0 1904 1904" svg:d="M1904 953c0 31-2 62-5 93s-8 62-14 93c-6 30-13 60-22 90s-20 59-32 88-25 57-40 84c-14 28-30 55-48 81-17 25-36 50-55 75-20 24-41 47-63 69s-45 43-69 62c-24 20-49 39-75 56s-53 33-80 48c-28 15-56 28-86 40-29 12-58 22-88 31s-60 17-90 23c-31 6-62 11-93 14s-62 4-93 4-62-1-93-4-62-8-93-14c-30-6-60-14-90-23s-59-19-88-31-57-25-84-40c-28-15-55-31-81-48-25-17-50-36-75-56-24-19-47-40-69-62s-43-45-62-69c-20-25-39-50-56-75-17-26-33-53-48-81-15-27-28-55-40-84s-22-58-31-88-17-60-23-90c-6-31-11-62-14-93s-4-62-4-93 1-62 4-93 8-62 14-93c6-30 14-60 23-90s19-59 31-88 25-57 40-85c15-27 31-54 48-80s36-51 56-75c19-24 40-47 62-69s45-43 69-63c25-19 50-38 75-55 26-17 53-33 81-48 27-15 55-28 84-40s58-22 88-32c30-9 60-16 90-23 31-6 62-11 93-14s62-5 93-5 62 2 93 5 62 8 93 14c30 7 60 14 90 23s59 20 88 32c30 12 58 25 86 40 27 15 54 31 80 48s51 36 75 55c24 20 47 41 69 63s43 45 63 69c19 24 38 49 55 75 18 26 34 53 48 80 15 28 28 56 40 85s23 58 32 88 16 60 22 90c6 31 11 62 14 93s5 62 5 93z">
          <text:p/>
        </draw:path>
        <draw:frame draw:style-name="gr4" draw:text-style-name="P5" draw:layer="layout" svg:width="1.762cm" svg:height="0.323cm" svg:x="3.74cm" svg:y="14.01cm">
          <draw:text-box>
            <text:p text:style-name="P4"><text:span text:style-name="T1">Student Invite</text:span></text:p>
          </draw:text-box>
        </draw:frame>
        <draw:frame draw:style-name="gr4" draw:text-style-name="P5" draw:layer="layout" svg:width="1.058cm" svg:height="0.323cm" svg:x="9.552cm" svg:y="18.505cm">
          <draw:text-box>
            <text:p text:style-name="P4"><text:span text:style-name="T1">Teacher</text:span></text:p>
          </draw:text-box>
        </draw:frame>
        <draw:frame draw:style-name="gr4" draw:text-style-name="P5" draw:layer="layout" svg:width="1.33cm" svg:height="0.323cm" svg:x="9.402cm" svg:y="18.838cm">
          <draw:text-box>
            <text:p text:style-name="P4"><text:span text:style-name="T1">Classwork</text:span></text:p>
          </draw:text-box>
        </draw:frame>
        <draw:polyline draw:style-name="gr2" draw:text-style-name="P2" draw:layer="layout" svg:width="0.003cm" svg:height="1.217cm" svg:x="10.079cm" svg:y="10.676cm" svg:viewBox="0 0 4 1218" draw:points="0,0 0,685 4,1218">
          <text:p/>
        </draw:polyline>
        <draw:polygon draw:style-name="gr3" draw:text-style-name="P3" draw:layer="layout" svg:width="0.166cm" svg:height="0.167cm" svg:x="9.999cm" svg:y="11.851cm" svg:viewBox="0 0 167 168" draw:points="85,168 0,1 84,43 167,0">
          <text:p/>
        </draw:polygon>
        <draw:polygon draw:style-name="gr2" draw:text-style-name="P2" draw:layer="layout" svg:width="0.166cm" svg:height="0.167cm" svg:x="9.999cm" svg:y="11.851cm" svg:viewBox="0 0 167 168" draw:points="85,168 0,1 84,43 167,0">
          <text:p/>
        </draw:polygon>
        <draw:polygon draw:style-name="gr1" draw:text-style-name="P1" draw:layer="layout" svg:width="2.854cm" svg:height="1.428cm" svg:x="8.652cm" svg:y="9.248cm" svg:viewBox="0 0 2855 1429" draw:points="0,1429 476,0 2855,0 2380,1429">
          <text:p/>
        </draw:polygon>
        <draw:polygon draw:style-name="gr2" draw:text-style-name="P2" draw:layer="layout" svg:width="2.854cm" svg:height="1.428cm" svg:x="8.652cm" svg:y="9.248cm" svg:viewBox="0 0 2855 1429" draw:points="0,1429 476,0 2855,0 2380,1429">
          <text:p/>
        </draw:polygon>
        <draw:frame draw:style-name="gr4" draw:text-style-name="P5" draw:layer="layout" svg:width="0.642cm" svg:height="0.323cm" svg:x="9.742cm" svg:y="19.195cm">
          <draw:text-box>
            <text:p text:style-name="P4"><text:span text:style-name="T1">page</text:span></text:p>
          </draw:text-box>
        </draw:frame>
        <draw:frame draw:style-name="gr4" draw:text-style-name="P5" draw:layer="layout" svg:width="1.282cm" svg:height="0.323cm" svg:x="9.428cm" svg:y="9.633cm">
          <draw:text-box>
            <text:p text:style-name="P4"><text:span text:style-name="T1">Welcome </text:span></text:p>
          </draw:text-box>
        </draw:frame>
        <draw:frame draw:style-name="gr4" draw:text-style-name="P5" draw:layer="layout" svg:width="1.522cm" svg:height="0.323cm" svg:x="9.306cm" svg:y="9.99cm">
          <draw:text-box>
            <text:p text:style-name="P4"><text:span text:style-name="T1">(Username)</text:span></text:p>
          </draw:text-box>
        </draw:frame>
      </draw:page>
      <draw:page draw:name="page11"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656cm" svg:height="0cm" svg:x="9.744cm" svg:y="3.368cm" svg:viewBox="0 0 657 0" draw:points="0,0 475,0 332,0 657,0">
          <text:p/>
        </draw:polyline>
        <draw:polygon draw:style-name="gr3" draw:text-style-name="P3" draw:layer="layout" svg:width="0.166cm" svg:height="0.166cm" svg:x="10.36cm" svg:y="3.285cm" svg:viewBox="0 0 167 167" draw:points="167,83 0,167 42,83 0,0">
          <text:p/>
        </draw:polygon>
        <draw:polygon draw:style-name="gr2" draw:text-style-name="P2" draw:layer="layout" svg:width="0.166cm" svg:height="0.166cm" svg:x="10.36cm" svg:y="3.285cm" svg:viewBox="0 0 167 167" draw:points="167,83 0,167 42,83 0,0">
          <text:p/>
        </draw:polygon>
        <draw:path draw:style-name="gr1" draw:text-style-name="P1" draw:layer="layout" svg:width="1.903cm" svg:height="1.902cm" svg:x="7.841cm" svg:y="2.416cm" svg:viewBox="0 0 1904 1903" svg:d="M1904 952c0 31-2 62-5 93s-7 62-13 93c-6 30-14 60-23 90s-20 59-32 88c-11 29-25 57-39 85-15 27-31 54-48 80-18 26-36 51-56 75s-41 47-63 69-45 43-69 62c-24 20-49 39-75 56s-53 33-80 48c-28 15-56 28-84 40-29 12-59 22-88 31-30 10-60 17-91 23-30 6-61 11-92 14s-62 4-94 4c-31 0-62-1-93-4s-62-8-92-14c-31-6-62-13-92-23-30-9-59-19-88-31-28-12-57-25-84-40-28-15-54-31-80-48s-51-36-75-56c-24-19-47-40-69-62s-43-45-63-69-38-49-56-75c-17-26-33-53-48-80-14-28-28-56-40-85s-22-58-31-88-17-60-23-90c-6-31-10-62-13-93s-5-62-5-93 2-62 5-93 7-62 13-93c6-30 14-60 23-90s19-59 31-88 26-57 40-85c15-27 31-54 48-81 18-26 36-51 56-75s41-47 63-69 45-43 69-63c24-19 49-38 75-55s52-33 80-48c27-15 56-28 84-40 29-12 58-22 88-32 30-9 61-16 92-22 30-6 61-11 92-14s62-4 93-4c32 0 63 1 94 4s62 8 92 14c31 6 61 13 91 22 29 10 59 20 88 32 28 12 56 25 84 40 27 15 54 31 80 48s51 36 75 55c24 20 47 41 69 63s43 45 63 69 38 49 56 75c17 27 33 54 48 81 14 28 28 56 39 85 12 29 23 58 32 88s17 60 23 90c6 31 10 62 13 93s5 62 5 93z">
          <text:p/>
        </draw:path>
        <draw:path draw:style-name="gr2" draw:text-style-name="P2" draw:layer="layout" svg:width="1.903cm" svg:height="1.902cm" svg:x="7.841cm" svg:y="2.416cm" svg:viewBox="0 0 1904 1903" svg:d="M1904 952c0 31-2 62-5 93s-7 62-13 93c-6 30-14 60-23 90s-20 59-32 88c-11 29-25 57-39 85-15 27-31 54-48 80-18 26-36 51-56 75s-41 47-63 69-45 43-69 62c-24 20-49 39-75 56s-53 33-80 48c-28 15-56 28-84 40-29 12-59 22-88 31-30 10-60 17-91 23-30 6-61 11-92 14s-62 4-94 4c-31 0-62-1-93-4s-62-8-92-14c-31-6-62-13-92-23-30-9-59-19-88-31-28-12-57-25-84-40-28-15-54-31-80-48s-51-36-75-56c-24-19-47-40-69-62s-43-45-63-69-38-49-56-75c-17-26-33-53-48-80-14-28-28-56-40-85s-22-58-31-88-17-60-23-90c-6-31-10-62-13-93s-5-62-5-93 2-62 5-93 7-62 13-93c6-30 14-60 23-90s19-59 31-88 26-57 40-85c15-27 31-54 48-81 18-26 36-51 56-75s41-47 63-69 45-43 69-63c24-19 49-38 75-55s52-33 80-48c27-15 56-28 84-40 29-12 58-22 88-32 30-9 61-16 92-22 30-6 61-11 92-14s62-4 93-4c32 0 63 1 94 4s62 8 92 14c31 6 61 13 91 22 29 10 59 20 88 32 28 12 56 25 84 40 27 15 54 31 80 48s51 36 75 55c24 20 47 41 69 63s43 45 63 69 38 49 56 75c17 27 33 54 48 81 14 28 28 56 39 85 12 29 23 58 32 88s17 60 23 90c6 31 10 62 13 93s5 62 5 93z">
          <text:p/>
        </draw:path>
        <draw:frame draw:style-name="gr4" draw:text-style-name="P5" draw:layer="layout" svg:width="1.058cm" svg:height="0.323cm" svg:x="8.268cm" svg:y="2.853cm">
          <draw:text-box>
            <text:p text:style-name="P4"><text:span text:style-name="T1">Teacher</text:span></text:p>
          </draw:text-box>
        </draw:frame>
        <draw:frame draw:style-name="gr4" draw:text-style-name="P5" draw:layer="layout" svg:width="1.33cm" svg:height="0.323cm" svg:x="8.117cm" svg:y="3.186cm">
          <draw:text-box>
            <text:p text:style-name="P4"><text:span text:style-name="T1">Classwork</text:span></text:p>
          </draw:text-box>
        </draw:frame>
        <draw:frame draw:style-name="gr4" draw:text-style-name="P5" draw:layer="layout" svg:width="0.674cm" svg:height="0.323cm" svg:x="8.442cm" svg:y="3.543cm">
          <draw:text-box>
            <text:p text:style-name="P4"><text:span text:style-name="T1">Page</text:span></text:p>
          </draw:text-box>
        </draw:frame>
        <draw:polyline draw:style-name="gr2" draw:text-style-name="P2" draw:layer="layout" svg:width="2.394cm" svg:height="0cm" svg:x="15.582cm" svg:y="6.686cm" svg:viewBox="0 0 2395 0" draw:points="0,0 1274,0 2395,0">
          <text:p/>
        </draw:polyline>
        <draw:polygon draw:style-name="gr3" draw:text-style-name="P3" draw:layer="layout" svg:width="0.166cm" svg:height="0.167cm" svg:x="17.936cm" svg:y="6.603cm" svg:viewBox="0 0 167 168" draw:points="167,83 0,168 41,83 0,0">
          <text:p/>
        </draw:polygon>
        <draw:polygon draw:style-name="gr2" draw:text-style-name="P2" draw:layer="layout" svg:width="0.166cm" svg:height="0.167cm" svg:x="17.936cm" svg:y="6.603cm" svg:viewBox="0 0 167 168" draw:points="167,83 0,168 41,83 0,0">
          <text:p/>
        </draw:polygon>
        <draw:polygon draw:style-name="gr1" draw:text-style-name="P1" draw:layer="layout" svg:width="0.594cm" svg:height="0.31cm" svg:x="16.316cm" svg:y="6.56cm" svg:viewBox="0 0 595 311" draw:points="0,0 595,0 595,311 0,311">
          <text:p/>
        </draw:polygon>
        <draw:frame draw:style-name="gr4" draw:text-style-name="P5" draw:layer="layout" svg:width="3.218cm" svg:height="0.323cm" svg:x="4.58cm" svg:y="2.116cm">
          <draw:text-box>
            <text:p text:style-name="P4"><text:span text:style-name="T1">Teacher Classwork Page</text:span></text:p>
          </draw:text-box>
        </draw:frame>
        <draw:polyline draw:style-name="gr2" draw:text-style-name="P2" draw:layer="layout" svg:width="1.479cm" svg:height="0cm" svg:x="10.846cm" svg:y="6.686cm" svg:viewBox="0 0 1480 0" draw:points="1480,0 665,0 0,0">
          <text:p/>
        </draw:polyline>
        <draw:polygon draw:style-name="gr3" draw:text-style-name="P3" draw:layer="layout" svg:width="0.166cm" svg:height="0.167cm" svg:x="10.721cm" svg:y="6.603cm" svg:viewBox="0 0 167 168" draw:points="0,83 167,0 125,83 167,168">
          <text:p/>
        </draw:polygon>
        <draw:polygon draw:style-name="gr2" draw:text-style-name="P2" draw:layer="layout" svg:width="0.166cm" svg:height="0.167cm" svg:x="10.721cm" svg:y="6.603cm" svg:viewBox="0 0 167 168" draw:points="0,83 167,0 125,83 167,168">
          <text:p/>
        </draw:polygon>
        <draw:polygon draw:style-name="gr1" draw:text-style-name="P1" draw:layer="layout" svg:width="0.833cm" svg:height="0.309cm" svg:x="11.106cm" svg:y="6.537cm" svg:viewBox="0 0 834 310" draw:points="0,0 834,0 834,310 0,310">
          <text:p/>
        </draw:polygon>
        <draw:frame draw:style-name="gr5" draw:text-style-name="P6" draw:layer="layout" svg:width="0.586cm" svg:height="0.293cm" svg:x="16.322cm" svg:y="6.562cm">
          <draw:text-box>
            <text:p text:style-name="P4"><text:span text:style-name="T2">Back</text:span></text:p>
          </draw:text-box>
        </draw:frame>
        <draw:polyline draw:style-name="gr2" draw:text-style-name="P2" draw:layer="layout" svg:width="0.009cm" svg:height="1.057cm" svg:x="13.945cm" svg:y="8.225cm" svg:viewBox="0 0 10 1058" draw:points="10,0 10,605 0,1058">
          <text:p/>
        </draw:polyline>
        <draw:polygon draw:style-name="gr3" draw:text-style-name="P3" draw:layer="layout" svg:width="0.167cm" svg:height="0.168cm" svg:x="13.862cm" svg:y="9.239cm" svg:viewBox="0 0 168 169" draw:points="80,169 0,0 83,43 168,3">
          <text:p/>
        </draw:polygon>
        <draw:polygon draw:style-name="gr2" draw:text-style-name="P2" draw:layer="layout" svg:width="0.167cm" svg:height="0.168cm" svg:x="13.862cm" svg:y="9.239cm" svg:viewBox="0 0 168 169" draw:points="80,169 0,0 83,43 168,3">
          <text:p/>
        </draw:polygon>
        <draw:polygon draw:style-name="gr1" draw:text-style-name="P1" draw:layer="layout" svg:width="3.259cm" svg:height="3.08cm" svg:x="12.325cm" svg:y="5.145cm" svg:viewBox="0 0 3260 3081" draw:points="1629,0 3260,1540 1629,3081 0,1540">
          <text:p/>
        </draw:polygon>
        <draw:polygon draw:style-name="gr2" draw:text-style-name="P2" draw:layer="layout" svg:width="3.259cm" svg:height="3.08cm" svg:x="12.325cm" svg:y="5.145cm" svg:viewBox="0 0 3260 3081" draw:points="1629,0 3260,1540 1629,3081 0,1540">
          <text:p/>
        </draw:polygon>
        <draw:frame draw:style-name="gr5" draw:text-style-name="P6" draw:layer="layout" svg:width="0.833cm" svg:height="0.293cm" svg:x="11.109cm" svg:y="6.538cm">
          <draw:text-box>
            <text:p text:style-name="P4"><text:span text:style-name="T2">Activity</text:span></text:p>
          </draw:text-box>
        </draw:frame>
        <draw:frame draw:style-name="gr4" draw:text-style-name="P5" draw:layer="layout" svg:width="2.161cm" svg:height="0.323cm" svg:x="12.889cm" svg:y="6.35cm">
          <draw:text-box>
            <text:p text:style-name="P4"><text:span text:style-name="T1">Activity, Quiz, or </text:span></text:p>
          </draw:text-box>
        </draw:frame>
        <draw:path draw:style-name="gr1" draw:text-style-name="P1" draw:layer="layout" svg:width="1.903cm" svg:height="1.903cm" svg:x="18.129cm" svg:y="5.734cm" svg:viewBox="0 0 1904 1904" svg:d="M1904 952c0 31-2 63-5 94s-7 61-14 92c-6 30-13 61-22 90-9 30-20 60-33 88-12 29-25 57-40 85-14 27-30 54-48 80-17 26-35 51-55 75s-41 47-63 69-45 43-69 63-49 38-75 55c-26 18-53 34-80 48-28 15-56 28-85 40-28 12-58 23-87 32-30 9-61 16-91 22-31 7-61 11-92 14s-63 5-94 5-62-2-93-5-62-7-92-14c-31-6-61-13-91-22s-59-20-88-32-57-25-84-40c-28-14-54-30-80-48-26-17-51-35-75-55s-47-41-69-63c-23-22-43-45-63-69s-39-49-56-75-33-53-48-80c-15-28-28-56-40-85-12-28-22-58-31-88-9-29-17-60-23-90-6-31-11-61-14-92s-4-63-4-94c0-32 1-63 4-94s8-62 14-92c6-31 14-61 23-91s19-59 31-88 25-57 40-84c15-28 31-54 48-80s36-51 56-75 40-48 63-70c22-22 45-42 69-62s49-39 75-56 52-33 80-48c27-15 55-28 84-40s58-22 88-31 60-17 91-23c30-6 61-11 92-14s62-4 93-4 63 1 94 4 61 8 92 14c30 6 61 14 90 23 30 9 60 19 88 31 29 12 57 25 85 40 27 15 54 31 80 48s51 36 75 56 47 40 69 62 43 46 63 70 38 49 55 75c18 26 34 52 48 80 15 27 28 55 40 84 13 29 24 58 33 88s16 60 22 91c7 30 11 61 14 92s5 62 5 94z">
          <text:p/>
        </draw:path>
        <draw:path draw:style-name="gr2" draw:text-style-name="P2" draw:layer="layout" svg:width="1.903cm" svg:height="1.903cm" svg:x="18.129cm" svg:y="5.734cm" svg:viewBox="0 0 1904 1904" svg:d="M1904 952c0 31-2 63-5 94s-7 61-14 92c-6 30-13 61-22 90-9 30-20 60-33 88-12 29-25 57-40 85-14 27-30 54-48 80-17 26-35 51-55 75s-41 47-63 69-45 43-69 63-49 38-75 55c-26 18-53 34-80 48-28 15-56 28-85 40-28 12-58 23-87 32-30 9-61 16-91 22-31 7-61 11-92 14s-63 5-94 5-62-2-93-5-62-7-92-14c-31-6-61-13-91-22s-59-20-88-32-57-25-84-40c-28-14-54-30-80-48-26-17-51-35-75-55s-47-41-69-63c-23-22-43-45-63-69s-39-49-56-75-33-53-48-80c-15-28-28-56-40-85-12-28-22-58-31-88-9-29-17-60-23-90-6-31-11-61-14-92s-4-63-4-94c0-32 1-63 4-94s8-62 14-92c6-31 14-61 23-91s19-59 31-88 25-57 40-84c15-28 31-54 48-80s36-51 56-75 40-48 63-70c22-22 45-42 69-62s49-39 75-56 52-33 80-48c27-15 55-28 84-40s58-22 88-31 60-17 91-23c30-6 61-11 92-14s62-4 93-4 63 1 94 4 61 8 92 14c30 6 61 14 90 23 30 9 60 19 88 31 29 12 57 25 85 40 27 15 54 31 80 48s51 36 75 56 47 40 69 62 43 46 63 70 38 49 55 75c18 26 34 52 48 80 15 27 28 55 40 84 13 29 24 58 33 88s16 60 22 91c7 30 11 61 14 92s5 62 5 94z">
          <text:p/>
        </draw:path>
        <draw:frame draw:style-name="gr4" draw:text-style-name="P5" draw:layer="layout" svg:width="2.531cm" svg:height="0.323cm" svg:x="12.695cm" svg:y="6.707cm">
          <draw:text-box>
            <text:p text:style-name="P4"><text:span text:style-name="T1">back to dashboard?</text:span></text:p>
          </draw:text-box>
        </draw:frame>
        <draw:frame draw:style-name="gr4" draw:text-style-name="P5" draw:layer="layout" svg:width="1.058cm" svg:height="0.323cm" svg:x="18.567cm" svg:y="6.35cm">
          <draw:text-box>
            <text:p text:style-name="P4"><text:span text:style-name="T1">Teacher</text:span></text:p>
          </draw:text-box>
        </draw:frame>
        <draw:polyline draw:style-name="gr2" draw:text-style-name="P2" draw:layer="layout" svg:width="1.276cm" svg:height="0cm" svg:x="7.041cm" svg:y="6.686cm" svg:viewBox="0 0 1277 0" draw:points="1277,0 561,0 0,0">
          <text:p/>
        </draw:polyline>
        <draw:polygon draw:style-name="gr3" draw:text-style-name="P3" draw:layer="layout" svg:width="0.167cm" svg:height="0.167cm" svg:x="6.916cm" svg:y="6.603cm" svg:viewBox="0 0 168 168" draw:points="0,83 168,0 125,83 168,168">
          <text:p/>
        </draw:polygon>
        <draw:polygon draw:style-name="gr2" draw:text-style-name="P2" draw:layer="layout" svg:width="0.167cm" svg:height="0.167cm" svg:x="6.916cm" svg:y="6.603cm" svg:viewBox="0 0 168 168" draw:points="0,83 168,0 125,83 168,168">
          <text:p/>
        </draw:polygon>
        <draw:polygon draw:style-name="gr1" draw:text-style-name="P1" draw:layer="layout" svg:width="0.404cm" svg:height="0.31cm" svg:x="7.491cm" svg:y="6.56cm" svg:viewBox="0 0 405 311" draw:points="0,0 405,0 405,311 0,311">
          <text:p/>
        </draw:polygon>
        <draw:frame draw:style-name="gr4" draw:text-style-name="P5" draw:layer="layout" svg:width="1.41cm" svg:height="0.323cm" svg:x="18.377cm" svg:y="6.707cm">
          <draw:text-box>
            <text:p text:style-name="P4"><text:span text:style-name="T1">Dashboard</text:span></text:p>
          </draw:text-box>
        </draw:frame>
        <draw:line draw:style-name="gr2" draw:text-style-name="P2" draw:layer="layout" svg:x1="9.506cm" svg:y1="7.812cm" svg:x2="9.506cm" svg:y2="8.669cm">
          <text:p/>
        </draw:line>
        <draw:polygon draw:style-name="gr3" draw:text-style-name="P3" draw:layer="layout" svg:width="0.166cm" svg:height="0.166cm" svg:x="9.423cm" svg:y="8.627cm" svg:viewBox="0 0 167 167" draw:points="83,167 0,0 83,42 167,0">
          <text:p/>
        </draw:polygon>
        <draw:polygon draw:style-name="gr2" draw:text-style-name="P2" draw:layer="layout" svg:width="0.166cm" svg:height="0.166cm" svg:x="9.423cm" svg:y="8.627cm" svg:viewBox="0 0 167 167" draw:points="83,167 0,0 83,42 167,0">
          <text:p/>
        </draw:polygon>
        <draw:polygon draw:style-name="gr1" draw:text-style-name="P1" draw:layer="layout" svg:width="0.356cm" svg:height="0.31cm" svg:x="9.394cm" svg:y="8.011cm" svg:viewBox="0 0 357 311" draw:points="0,0 357,0 357,311 0,311">
          <text:p/>
        </draw:polygon>
        <draw:frame draw:style-name="gr5" draw:text-style-name="P6" draw:layer="layout" svg:width="0.454cm" svg:height="0.293cm" svg:x="7.48cm" svg:y="6.562cm">
          <draw:text-box>
            <text:p text:style-name="P4"><text:span text:style-name="T2">Yes</text:span></text:p>
          </draw:text-box>
        </draw:frame>
        <draw:polygon draw:style-name="gr1" draw:text-style-name="P1" draw:layer="layout" svg:width="2.378cm" svg:height="2.254cm" svg:x="8.317cm" svg:y="5.558cm" svg:viewBox="0 0 2379 2255" draw:points="1190,0 2379,1128 1190,2255 0,1128">
          <text:p/>
        </draw:polygon>
        <draw:polygon draw:style-name="gr2" draw:text-style-name="P2" draw:layer="layout" svg:width="2.378cm" svg:height="2.254cm" svg:x="8.317cm" svg:y="5.558cm" svg:viewBox="0 0 2379 2255" draw:points="1190,0 2379,1128 1190,2255 0,1128">
          <text:p/>
        </draw:polygon>
        <draw:frame draw:style-name="gr5" draw:text-style-name="P6" draw:layer="layout" svg:width="0.338cm" svg:height="0.293cm" svg:x="9.405cm" svg:y="8.013cm">
          <draw:text-box>
            <text:p text:style-name="P4"><text:span text:style-name="T2">No</text:span></text:p>
          </draw:text-box>
        </draw:frame>
        <draw:path draw:style-name="gr1" draw:text-style-name="P1" draw:layer="layout" svg:width="1.902cm" svg:height="1.903cm" svg:x="4.987cm" svg:y="5.734cm" svg:viewBox="0 0 1903 1904" svg:d="M1903 952c1 32-1 63-4 94s-8 62-14 92c-6 31-13 61-22 91-10 30-20 59-32 88-12 28-25 57-40 84s-31 54-48 80-36 51-55 75c-21 24-42 47-64 69s-45 43-69 63-49 38-75 56c-26 17-53 33-80 48-28 14-56 28-85 40-29 11-58 22-88 31s-60 17-90 23c-31 6-62 10-93 13s-62 5-93 5-62-2-93-5-62-7-93-13c-30-6-60-14-90-23s-59-20-88-31c-29-12-57-26-85-40-27-15-54-31-80-48-26-18-50-36-75-56-24-20-47-41-69-63s-43-45-62-69c-20-24-39-49-56-75s-33-53-48-80-28-56-40-84c-12-29-22-58-31-88-10-30-17-60-23-91-6-30-11-61-14-92s-4-62-4-94 1-63 4-94 8-62 14-92c6-31 13-61 23-91 9-30 19-59 31-88 12-28 25-57 40-84 15-28 31-54 48-80s36-51 56-75c19-24 40-47 62-69s45-43 69-63c25-20 49-38 75-56 26-17 53-33 81-48 27-14 55-28 84-40 29-11 58-22 88-31s60-17 90-23c31-6 62-10 93-13s62-5 93-5 62 2 93 5 62 7 93 13c30 6 60 14 90 23s59 20 88 31c29 12 57 26 85 40 27 15 54 31 80 48 26 18 51 36 75 56s47 41 69 63 43 45 64 69c19 24 38 49 55 75s33 52 48 80c15 27 28 56 40 84 12 29 22 58 32 88 9 30 16 60 22 91 6 30 11 61 14 92s5 62 4 94z">
          <text:p/>
        </draw:path>
        <draw:path draw:style-name="gr2" draw:text-style-name="P2" draw:layer="layout" svg:width="1.902cm" svg:height="1.903cm" svg:x="4.987cm" svg:y="5.734cm" svg:viewBox="0 0 1903 1904" svg:d="M1903 952c1 32-1 63-4 94s-8 62-14 92c-6 31-13 61-22 91-10 30-20 59-32 88-12 28-25 57-40 84s-31 54-48 80-36 51-55 75c-21 24-42 47-64 69s-45 43-69 63-49 38-75 56c-26 17-53 33-80 48-28 14-56 28-85 40-29 11-58 22-88 31s-60 17-90 23c-31 6-62 10-93 13s-62 5-93 5-62-2-93-5-62-7-93-13c-30-6-60-14-90-23s-59-20-88-31c-29-12-57-26-85-40-27-15-54-31-80-48-26-18-50-36-75-56-24-20-47-41-69-63s-43-45-62-69c-20-24-39-49-56-75s-33-53-48-80-28-56-40-84c-12-29-22-58-31-88-10-30-17-60-23-91-6-30-11-61-14-92s-4-62-4-94 1-63 4-94 8-62 14-92c6-31 13-61 23-91 9-30 19-59 31-88 12-28 25-57 40-84 15-28 31-54 48-80s36-51 56-75c19-24 40-47 62-69s45-43 69-63c25-20 49-38 75-56 26-17 53-33 81-48 27-14 55-28 84-40 29-11 58-22 88-31s60-17 90-23c31-6 62-10 93-13s62-5 93-5 62 2 93 5 62 7 93 13c30 6 60 14 90 23s59 20 88 31c29 12 57 26 85 40 27 15 54 31 80 48 26 18 51 36 75 56s47 41 69 63 43 45 64 69c19 24 38 49 55 75s33 52 48 80c15 27 28 56 40 84 12 29 22 58 32 88 9 30 16 60 22 91 6 30 11 61 14 92s5 62 4 94z">
          <text:p/>
        </draw:path>
        <draw:frame draw:style-name="gr4" draw:text-style-name="P5" draw:layer="layout" svg:width="1.938cm" svg:height="0.323cm" svg:x="8.529cm" svg:y="6.517cm">
          <draw:text-box>
            <text:p text:style-name="P4"><text:span text:style-name="T1">Activity empty?</text:span></text:p>
          </draw:text-box>
        </draw:frame>
        <draw:path draw:style-name="gr1" draw:text-style-name="P1" draw:layer="layout" svg:width="1.903cm" svg:height="1.903cm" svg:x="8.555cm" svg:y="8.82cm" svg:viewBox="0 0 1904 1904" svg:d="M1904 951c0 32-2 63-5 94s-8 61-14 92-13 61-22 91c-9 29-20 59-32 88-12 28-25 56-40 84-15 27-31 54-48 80s-36 51-55 75c-20 24-41 47-63 69-22 23-45 44-69 64s-49 38-75 56c-26 17-53 33-80 48-28 14-56 28-85 39-29 12-58 23-88 32s-60 17-90 23c-31 6-62 10-93 13s-62 5-93 5-62-2-93-5-62-7-93-13c-30-6-60-14-90-23s-59-20-88-32c-29-11-57-25-84-39-28-15-55-31-81-48-25-18-50-36-75-56-24-20-47-41-69-64-22-22-43-45-62-69-20-24-39-49-56-75s-33-53-48-80c-15-28-28-56-40-84-12-29-22-59-31-88-9-30-17-60-23-91s-11-61-14-92c-4-31-5-62-5-94 0-31 1-62 5-93 3-31 8-62 14-92 6-31 14-61 23-91s19-59 31-88 25-57 40-84c15-28 31-54 48-80s36-51 56-75c19-24 40-47 62-69s45-43 69-63c25-20 50-38 75-56 26-17 53-33 81-48 27-14 55-28 84-40s58-22 88-31 60-17 90-23c31-6 62-10 93-14 31-3 62-4 93-4s62 1 93 4c31 4 62 8 93 14 30 6 60 14 90 23s59 19 88 31 57 26 85 40c27 15 54 31 80 48 26 18 51 36 75 56s47 41 69 63 43 45 63 69c19 24 38 49 55 75s33 52 48 80c15 27 28 55 40 84s23 58 32 88 16 60 22 91c6 30 11 61 14 92s5 62 5 93z">
          <text:p/>
        </draw:path>
        <draw:path draw:style-name="gr2" draw:text-style-name="P2" draw:layer="layout" svg:width="1.903cm" svg:height="1.903cm" svg:x="8.555cm" svg:y="8.82cm" svg:viewBox="0 0 1904 1904" svg:d="M1904 951c0 32-2 63-5 94s-8 61-14 92-13 61-22 91c-9 29-20 59-32 88-12 28-25 56-40 84-15 27-31 54-48 80s-36 51-55 75c-20 24-41 47-63 69-22 23-45 44-69 64s-49 38-75 56c-26 17-53 33-80 48-28 14-56 28-85 39-29 12-58 23-88 32s-60 17-90 23c-31 6-62 10-93 13s-62 5-93 5-62-2-93-5-62-7-93-13c-30-6-60-14-90-23s-59-20-88-32c-29-11-57-25-84-39-28-15-55-31-81-48-25-18-50-36-75-56-24-20-47-41-69-64-22-22-43-45-62-69-20-24-39-49-56-75s-33-53-48-80c-15-28-28-56-40-84-12-29-22-59-31-88-9-30-17-60-23-91s-11-61-14-92c-4-31-5-62-5-94 0-31 1-62 5-93 3-31 8-62 14-92 6-31 14-61 23-91s19-59 31-88 25-57 40-84c15-28 31-54 48-80s36-51 56-75c19-24 40-47 62-69s45-43 69-63c25-20 50-38 75-56 26-17 53-33 81-48 27-14 55-28 84-40s58-22 88-31 60-17 90-23c31-6 62-10 93-14 31-3 62-4 93-4s62 1 93 4c31 4 62 8 93 14 30 6 60 14 90 23s59 19 88 31 57 26 85 40c27 15 54 31 80 48 26 18 51 36 75 56s47 41 69 63 43 45 63 69c19 24 38 49 55 75s33 52 48 80c15 27 28 55 40 84s23 58 32 88 16 60 22 91c6 30 11 61 14 92s5 62 5 93z">
          <text:p/>
        </draw:path>
        <draw:frame draw:style-name="gr4" draw:text-style-name="P5" draw:layer="layout" svg:width="1.858cm" svg:height="0.323cm" svg:x="5.009cm" svg:y="6.517cm">
          <draw:text-box>
            <text:p text:style-name="P4"><text:span text:style-name="T1">Create Activity</text:span></text:p>
          </draw:text-box>
        </draw:frame>
        <draw:frame draw:style-name="gr4" draw:text-style-name="P5" draw:layer="layout" svg:width="1.058cm" svg:height="0.323cm" svg:x="8.981cm" svg:y="9.252cm">
          <draw:text-box>
            <text:p text:style-name="P4"><text:span text:style-name="T1">Teacher</text:span></text:p>
          </draw:text-box>
        </draw:frame>
        <draw:frame draw:style-name="gr4" draw:text-style-name="P5" draw:layer="layout" svg:width="1.618cm" svg:height="0.323cm" svg:x="8.69cm" svg:y="9.585cm">
          <draw:text-box>
            <text:p text:style-name="P4"><text:span text:style-name="T1">Activity View</text:span></text:p>
          </draw:text-box>
        </draw:frame>
        <draw:polyline draw:style-name="gr2" draw:text-style-name="P2" draw:layer="layout" svg:width="1.801cm" svg:height="0.018cm" svg:x="15.403cm" svg:y="10.797cm" svg:viewBox="0 0 1802 19" draw:points="0,0 977,0 1802,19">
          <text:p/>
        </draw:polyline>
        <draw:polygon draw:style-name="gr3" draw:text-style-name="P3" draw:layer="layout" svg:width="0.168cm" svg:height="0.166cm" svg:x="17.161cm" svg:y="10.731cm" svg:viewBox="0 0 169 167" draw:points="169,87 0,167 43,84 4,0">
          <text:p/>
        </draw:polygon>
        <draw:polygon draw:style-name="gr2" draw:text-style-name="P2" draw:layer="layout" svg:width="0.168cm" svg:height="0.166cm" svg:x="17.161cm" svg:y="10.731cm" svg:viewBox="0 0 169 167" draw:points="169,87 0,167 43,84 4,0">
          <text:p/>
        </draw:polygon>
        <draw:polygon draw:style-name="gr1" draw:text-style-name="P1" draw:layer="layout" svg:width="0.404cm" svg:height="0.31cm" svg:x="16.173cm" svg:y="10.699cm" svg:viewBox="0 0 405 311" draw:points="0,0 405,0 405,311 0,311">
          <text:p/>
        </draw:polygon>
        <draw:frame draw:style-name="gr4" draw:text-style-name="P5" draw:layer="layout" svg:width="0.674cm" svg:height="0.323cm" svg:x="9.156cm" svg:y="9.942cm">
          <draw:text-box>
            <text:p text:style-name="P4"><text:span text:style-name="T1">Page</text:span></text:p>
          </draw:text-box>
        </draw:frame>
        <draw:polyline draw:style-name="gr2" draw:text-style-name="P2" draw:layer="layout" svg:width="0.036cm" svg:height="1.062cm" svg:x="13.942cm" svg:y="12.156cm" svg:viewBox="0 0 37 1063" draw:points="0,0 0,978 36,978 37,1063">
          <text:p/>
        </draw:polyline>
        <draw:polygon draw:style-name="gr3" draw:text-style-name="P3" draw:layer="layout" svg:width="0.167cm" svg:height="0.167cm" svg:x="13.894cm" svg:y="13.176cm" svg:viewBox="0 0 168 168" draw:points="84,168 0,0 84,43 168,0">
          <text:p/>
        </draw:polygon>
        <draw:polygon draw:style-name="gr2" draw:text-style-name="P2" draw:layer="layout" svg:width="0.167cm" svg:height="0.167cm" svg:x="13.894cm" svg:y="13.176cm" svg:viewBox="0 0 168 168" draw:points="84,168 0,0 84,43 168,0">
          <text:p/>
        </draw:polygon>
        <draw:polygon draw:style-name="gr1" draw:text-style-name="P1" draw:layer="layout" svg:width="0.357cm" svg:height="0.31cm" svg:x="13.794cm" svg:y="12.578cm" svg:viewBox="0 0 358 311" draw:points="0,0 358,0 358,311 0,311">
          <text:p/>
        </draw:polygon>
        <draw:frame draw:style-name="gr5" draw:text-style-name="P6" draw:layer="layout" svg:width="0.454cm" svg:height="0.293cm" svg:x="16.162cm" svg:y="10.701cm">
          <draw:text-box>
            <text:p text:style-name="P4"><text:span text:style-name="T2">Yes</text:span></text:p>
          </draw:text-box>
        </draw:frame>
        <draw:polygon draw:style-name="gr1" draw:text-style-name="P1" draw:layer="layout" svg:width="2.926cm" svg:height="2.723cm" svg:x="12.479cm" svg:y="9.433cm" svg:viewBox="0 0 2927 2724" draw:points="1464,0 2927,1362 1464,2724 0,1362">
          <text:p/>
        </draw:polygon>
        <draw:polygon draw:style-name="gr2" draw:text-style-name="P2" draw:layer="layout" svg:width="2.926cm" svg:height="2.723cm" svg:x="12.479cm" svg:y="9.433cm" svg:viewBox="0 0 2927 2724" draw:points="1464,0 2927,1362 1464,2724 0,1362">
          <text:p/>
        </draw:polygon>
        <draw:frame draw:style-name="gr5" draw:text-style-name="P6" draw:layer="layout" svg:width="0.338cm" svg:height="0.293cm" svg:x="13.806cm" svg:y="12.58cm">
          <draw:text-box>
            <text:p text:style-name="P4"><text:span text:style-name="T2">No</text:span></text:p>
          </draw:text-box>
        </draw:frame>
        <draw:path draw:style-name="gr1" draw:text-style-name="P1" draw:layer="layout" svg:width="1.903cm" svg:height="1.903cm" svg:x="17.356cm" svg:y="9.867cm" svg:viewBox="0 0 1904 1904" svg:d="M1904 952c0 31-2 62-5 93-3 32-7 62-14 93-6 30-13 61-22 90-9 30-20 60-32 88-12 29-25 57-40 85-14 27-30 54-48 80-17 26-36 51-55 75-20 24-41 47-63 69s-45 43-69 63-49 38-75 55c-26 18-53 34-80 48-28 15-56 28-85 40-28 12-58 23-88 32-29 9-60 16-90 22-31 7-61 11-93 14-31 3-62 5-93 5s-62-2-93-5-62-7-92-14c-31-6-62-13-92-22s-59-20-88-32-57-25-84-40c-28-14-54-30-80-48-26-17-51-35-75-55s-48-41-70-63-43-45-62-69c-20-24-39-49-56-75s-33-53-48-80c-15-28-28-56-40-85-12-28-22-58-31-88-9-29-17-60-23-90-6-31-11-61-14-93-3-31-4-62-4-93s1-62 4-93 8-62 14-92c6-31 14-61 23-91s19-59 31-89c12-29 25-57 40-84 15-28 31-54 48-80s36-51 56-75c19-24 40-48 62-70s46-42 70-62 49-39 75-56 52-33 80-48c27-15 55-28 84-40s58-22 88-31 61-17 92-23c30-6 61-11 92-14s62-4 93-4 62 1 93 4c32 3 62 8 93 14 30 6 61 14 90 23 30 9 60 19 88 31 29 12 57 25 85 40 27 15 54 31 80 48s51 36 75 56 47 40 69 62 43 46 63 70c19 24 38 49 55 75 18 26 34 52 48 80 15 27 28 55 40 84 12 30 23 59 32 89s16 60 22 91c7 30 11 61 14 92s5 62 5 93z">
          <text:p/>
        </draw:path>
        <draw:path draw:style-name="gr2" draw:text-style-name="P2" draw:layer="layout" svg:width="1.903cm" svg:height="1.903cm" svg:x="17.356cm" svg:y="9.867cm" svg:viewBox="0 0 1904 1904" svg:d="M1904 952c0 31-2 62-5 93-3 32-7 62-14 93-6 30-13 61-22 90-9 30-20 60-32 88-12 29-25 57-40 85-14 27-30 54-48 80-17 26-36 51-55 75-20 24-41 47-63 69s-45 43-69 63-49 38-75 55c-26 18-53 34-80 48-28 15-56 28-85 40-28 12-58 23-88 32-29 9-60 16-90 22-31 7-61 11-93 14-31 3-62 5-93 5s-62-2-93-5-62-7-92-14c-31-6-62-13-92-22s-59-20-88-32-57-25-84-40c-28-14-54-30-80-48-26-17-51-35-75-55s-48-41-70-63-43-45-62-69c-20-24-39-49-56-75s-33-53-48-80c-15-28-28-56-40-85-12-28-22-58-31-88-9-29-17-60-23-90-6-31-11-61-14-93-3-31-4-62-4-93s1-62 4-93 8-62 14-92c6-31 14-61 23-91s19-59 31-89c12-29 25-57 40-84 15-28 31-54 48-80s36-51 56-75c19-24 40-48 62-70s46-42 70-62 49-39 75-56 52-33 80-48c27-15 55-28 84-40s58-22 88-31 61-17 92-23c30-6 61-11 92-14s62-4 93-4 62 1 93 4c32 3 62 8 93 14 30 6 61 14 90 23 30 9 60 19 88 31 29 12 57 25 85 40 27 15 54 31 80 48s51 36 75 56 47 40 69 62 43 46 63 70c19 24 38 49 55 75 18 26 34 52 48 80 15 27 28 55 40 84 12 30 23 59 32 89s16 60 22 91c7 30 11 61 14 92s5 62 5 93z">
          <text:p/>
        </draw:path>
        <draw:frame draw:style-name="gr4" draw:text-style-name="P5" draw:layer="layout" svg:width="1.65cm" svg:height="0.323cm" svg:x="13.108cm" svg:y="10.632cm">
          <draw:text-box>
            <text:p text:style-name="P4"><text:span text:style-name="T1">Empty Quiz?</text:span></text:p>
          </draw:text-box>
        </draw:frame>
        <draw:polyline draw:style-name="gr2" draw:text-style-name="P2" draw:layer="layout" svg:width="0.474cm" svg:height="0cm" svg:x="12.456cm" svg:y="3.368cm" svg:viewBox="0 0 475 0" draw:points="0,0 475,0 70,0 395,0">
          <text:p/>
        </draw:polyline>
        <draw:polygon draw:style-name="gr3" draw:text-style-name="P3" draw:layer="layout" svg:width="0.166cm" svg:height="0.166cm" svg:x="12.81cm" svg:y="3.285cm" svg:viewBox="0 0 167 167" draw:points="167,83 0,167 41,83 0,0">
          <text:p/>
        </draw:polygon>
        <draw:polygon draw:style-name="gr2" draw:text-style-name="P2" draw:layer="layout" svg:width="0.166cm" svg:height="0.166cm" svg:x="12.81cm" svg:y="3.285cm" svg:viewBox="0 0 167 167" draw:points="167,83 0,167 41,83 0,0">
          <text:p/>
        </draw:polygon>
        <draw:path draw:style-name="gr1" draw:text-style-name="P1" draw:layer="layout" svg:width="1.903cm" svg:height="1.902cm" svg:x="10.553cm" svg:y="2.416cm" svg:viewBox="0 0 1904 1903" svg:d="M1904 952c0 31-2 62-5 93s-8 62-14 93c-6 30-13 60-22 90s-20 59-32 88-26 57-41 85c-14 27-30 54-48 80-17 26-36 51-55 75-20 24-41 47-63 69s-45 43-69 62c-24 20-49 39-75 56s-53 33-80 48c-28 15-56 28-85 40s-58 22-88 31c-29 10-60 17-90 23-31 6-62 11-93 14s-62 4-93 4-62-1-93-4-62-8-92-14c-31-6-61-13-91-23-30-9-59-19-88-31s-57-25-84-40c-28-15-55-31-80-48-26-17-51-36-75-56-25-19-48-40-70-62s-43-45-62-69c-20-24-39-49-56-75s-33-53-48-80c-15-28-28-56-40-85s-22-58-31-88-17-60-23-90c-6-31-11-62-14-93s-4-62-4-93 1-62 4-93 8-62 14-93c6-30 14-60 23-90s19-59 31-88 25-57 40-85c15-27 31-54 48-81 17-26 36-51 56-75 19-24 40-47 62-69s45-43 70-63c24-19 49-38 75-55 25-17 52-33 80-48 27-15 55-28 84-40s58-22 88-32c30-9 60-16 91-22 30-6 61-11 92-14s62-4 93-4 62 1 93 4 62 8 93 14c30 6 61 13 90 22 30 10 59 20 88 32s57 25 85 40c27 15 54 31 80 48s51 36 75 55c24 20 47 41 69 63s43 45 63 69c19 24 38 49 55 75 18 27 34 54 48 81 15 28 29 56 41 85s23 58 32 88 16 60 22 90c6 31 11 62 14 93s5 62 5 93z">
          <text:p/>
        </draw:path>
        <draw:path draw:style-name="gr2" draw:text-style-name="P2" draw:layer="layout" svg:width="1.903cm" svg:height="1.902cm" svg:x="10.553cm" svg:y="2.416cm" svg:viewBox="0 0 1904 1903" svg:d="M1904 952c0 31-2 62-5 93s-8 62-14 93c-6 30-13 60-22 90s-20 59-32 88-26 57-41 85c-14 27-30 54-48 80-17 26-36 51-55 75-20 24-41 47-63 69s-45 43-69 62c-24 20-49 39-75 56s-53 33-80 48c-28 15-56 28-85 40s-58 22-88 31c-29 10-60 17-90 23-31 6-62 11-93 14s-62 4-93 4-62-1-93-4-62-8-92-14c-31-6-61-13-91-23-30-9-59-19-88-31s-57-25-84-40c-28-15-55-31-80-48-26-17-51-36-75-56-25-19-48-40-70-62s-43-45-62-69c-20-24-39-49-56-75s-33-53-48-80c-15-28-28-56-40-85s-22-58-31-88-17-60-23-90c-6-31-11-62-14-93s-4-62-4-93 1-62 4-93 8-62 14-93c6-30 14-60 23-90s19-59 31-88 25-57 40-85c15-27 31-54 48-81 17-26 36-51 56-75 19-24 40-47 62-69s45-43 70-63c24-19 49-38 75-55 25-17 52-33 80-48 27-15 55-28 84-40s58-22 88-32c30-9 60-16 91-22 30-6 61-11 92-14s62-4 93-4 62 1 93 4 62 8 93 14c30 6 61 13 90 22 30 10 59 20 88 32s57 25 85 40c27 15 54 31 80 48s51 36 75 55c24 20 47 41 69 63s43 45 63 69c19 24 38 49 55 75 18 27 34 54 48 81 15 28 29 56 41 85s23 58 32 88 16 60 22 90c6 31 11 62 14 93s5 62 5 93z">
          <text:p/>
        </draw:path>
        <draw:frame draw:style-name="gr4" draw:text-style-name="P5" draw:layer="layout" svg:width="1.538cm" svg:height="0.323cm" svg:x="17.529cm" svg:y="10.656cm">
          <draw:text-box>
            <text:p text:style-name="P4"><text:span text:style-name="T1">Create Quiz</text:span></text:p>
          </draw:text-box>
        </draw:frame>
        <draw:polyline draw:style-name="gr2" draw:text-style-name="P2" draw:layer="layout" svg:width="0cm" svg:height="0.675cm" svg:x="13.954cm" svg:y="4.318cm" svg:viewBox="0 0 0 676" draw:points="0,0 0,477 0,351 0,676">
          <text:p/>
        </draw:polyline>
        <draw:polygon draw:style-name="gr3" draw:text-style-name="P3" draw:layer="layout" svg:width="0.167cm" svg:height="0.166cm" svg:x="13.87cm" svg:y="4.953cm" svg:viewBox="0 0 168 167" draw:points="84,167 0,0 84,41 168,0">
          <text:p/>
        </draw:polygon>
        <draw:polygon draw:style-name="gr2" draw:text-style-name="P2" draw:layer="layout" svg:width="0.167cm" svg:height="0.166cm" svg:x="13.87cm" svg:y="4.953cm" svg:viewBox="0 0 168 167" draw:points="84,167 0,0 84,41 168,0">
          <text:p/>
        </draw:polygon>
        <draw:path draw:style-name="gr1" draw:text-style-name="P1" draw:layer="layout" svg:width="1.903cm" svg:height="1.902cm" svg:x="13.003cm" svg:y="2.416cm" svg:viewBox="0 0 1904 1903" svg:d="M1904 952c0 31-2 62-5 93s-8 62-14 93c-6 30-13 60-22 90s-20 59-32 88-25 57-40 85c-14 27-30 54-48 80-17 26-36 51-55 75-20 24-41 47-63 69s-45 43-69 62c-24 20-49 39-75 56s-53 33-80 48c-28 15-56 28-85 40-28 12-59 22-89 31-29 10-60 17-90 23-31 6-62 11-93 14s-62 4-93 4-62-1-93-4-62-8-92-14c-31-6-61-13-91-23-30-9-59-19-88-31s-57-25-84-40c-28-15-54-31-80-48s-51-36-75-56c-24-19-48-40-70-62s-43-45-62-69c-20-24-39-49-56-75s-33-53-48-80c-15-28-28-56-40-85s-22-58-31-88-17-60-23-90c-6-31-11-62-14-93s-4-62-4-93 1-62 4-93 8-62 14-93c6-30 14-60 23-90s19-59 31-88 25-57 40-85c15-27 31-54 48-81 17-26 36-51 56-75 19-24 40-47 62-69s46-43 70-63c24-19 49-38 75-55s52-33 80-48c27-15 55-28 84-40s58-22 88-32c30-9 60-16 91-22 30-6 61-11 92-14s62-4 93-4 62 1 93 4 62 8 93 14c30 6 61 13 90 22 30 10 61 20 89 32 29 12 57 25 85 40 27 15 54 31 80 48s51 36 75 55c24 20 47 41 69 63s43 45 63 69c19 24 38 49 55 75 18 27 34 54 48 81 15 28 28 56 40 85s23 58 32 88 16 60 22 90c6 31 11 62 14 93s5 62 5 93z">
          <text:p/>
        </draw:path>
        <draw:path draw:style-name="gr2" draw:text-style-name="P2" draw:layer="layout" svg:width="1.903cm" svg:height="1.902cm" svg:x="13.003cm" svg:y="2.416cm" svg:viewBox="0 0 1904 1903" svg:d="M1904 952c0 31-2 62-5 93s-8 62-14 93c-6 30-13 60-22 90s-20 59-32 88-25 57-40 85c-14 27-30 54-48 80-17 26-36 51-55 75-20 24-41 47-63 69s-45 43-69 62c-24 20-49 39-75 56s-53 33-80 48c-28 15-56 28-85 40-28 12-59 22-89 31-29 10-60 17-90 23-31 6-62 11-93 14s-62 4-93 4-62-1-93-4-62-8-92-14c-31-6-61-13-91-23-30-9-59-19-88-31s-57-25-84-40c-28-15-54-31-80-48s-51-36-75-56c-24-19-48-40-70-62s-43-45-62-69c-20-24-39-49-56-75s-33-53-48-80c-15-28-28-56-40-85s-22-58-31-88-17-60-23-90c-6-31-11-62-14-93s-4-62-4-93 1-62 4-93 8-62 14-93c6-30 14-60 23-90s19-59 31-88 25-57 40-85c15-27 31-54 48-81 17-26 36-51 56-75 19-24 40-47 62-69s46-43 70-63c24-19 49-38 75-55s52-33 80-48c27-15 55-28 84-40s58-22 88-32c30-9 60-16 91-22 30-6 61-11 92-14s62-4 93-4 62 1 93 4 62 8 93 14c30 6 61 13 90 22 30 10 61 20 89 32 29 12 57 25 85 40 27 15 54 31 80 48s51 36 75 55c24 20 47 41 69 63s43 45 63 69c19 24 38 49 55 75 18 27 34 54 48 81 15 28 28 56 40 85s23 58 32 88 16 60 22 90c6 31 11 62 14 93s5 62 5 93z">
          <text:p/>
        </draw:path>
        <draw:frame draw:style-name="gr4" draw:text-style-name="P5" draw:layer="layout" svg:width="1.122cm" svg:height="0.323cm" svg:x="10.932cm" svg:y="3.186cm">
          <draw:text-box>
            <text:p text:style-name="P4"><text:span text:style-name="T1">Backend</text:span></text:p>
          </draw:text-box>
        </draw:frame>
        <draw:polyline draw:style-name="gr2" draw:text-style-name="P2" draw:layer="layout" svg:width="0.003cm" svg:height="0.801cm" svg:x="13.977cm" svg:y="14.797cm" svg:viewBox="0 0 4 802" draw:points="0,0 0,478 4,802">
          <text:p/>
        </draw:polyline>
        <draw:polygon draw:style-name="gr3" draw:text-style-name="P3" draw:layer="layout" svg:width="0.167cm" svg:height="0.167cm" svg:x="13.895cm" svg:y="15.556cm" svg:viewBox="0 0 168 168" draw:points="84,168 0,1 84,42 168,0">
          <text:p/>
        </draw:polygon>
        <draw:polygon draw:style-name="gr2" draw:text-style-name="P2" draw:layer="layout" svg:width="0.167cm" svg:height="0.167cm" svg:x="13.895cm" svg:y="15.556cm" svg:viewBox="0 0 168 168" draw:points="84,168 0,1 84,42 168,0">
          <text:p/>
        </draw:polygon>
        <draw:polygon draw:style-name="gr1" draw:text-style-name="P1" draw:layer="layout" svg:width="2.854cm" svg:height="1.428cm" svg:x="12.551cm" svg:y="13.369cm" svg:viewBox="0 0 2855 1429" draw:points="0,1429 477,0 2855,0 2379,1429">
          <text:p/>
        </draw:polygon>
        <draw:polygon draw:style-name="gr2" draw:text-style-name="P2" draw:layer="layout" svg:width="2.854cm" svg:height="1.428cm" svg:x="12.551cm" svg:y="13.369cm" svg:viewBox="0 0 2855 1429" draw:points="0,1429 477,0 2855,0 2379,1429">
          <text:p/>
        </draw:polygon>
        <draw:frame draw:style-name="gr4" draw:text-style-name="P5" draw:layer="layout" svg:width="1.298cm" svg:height="0.323cm" svg:x="13.294cm" svg:y="3.186cm">
          <draw:text-box>
            <text:p text:style-name="P4"><text:span text:style-name="T1">Response</text:span></text:p>
          </draw:text-box>
        </draw:frame>
        <draw:line draw:style-name="gr2" draw:text-style-name="P2" draw:layer="layout" svg:x1="11.95cm" svg:y1="17.77cm" svg:x2="10.609cm" svg:y2="17.77cm">
          <text:p/>
        </draw:line>
        <draw:polygon draw:style-name="gr3" draw:text-style-name="P3" draw:layer="layout" svg:width="0.167cm" svg:height="0.166cm" svg:x="10.484cm" svg:y="17.687cm" svg:viewBox="0 0 168 167" draw:points="0,83 168,0 126,83 168,167">
          <text:p/>
        </draw:polygon>
        <draw:polygon draw:style-name="gr2" draw:text-style-name="P2" draw:layer="layout" svg:width="0.167cm" svg:height="0.166cm" svg:x="10.484cm" svg:y="17.687cm" svg:viewBox="0 0 168 167" draw:points="0,83 168,0 126,83 168,167">
          <text:p/>
        </draw:polygon>
        <draw:polygon draw:style-name="gr1" draw:text-style-name="P1" draw:layer="layout" svg:width="0.738cm" svg:height="0.309cm" svg:x="10.892cm" svg:y="17.598cm" svg:viewBox="0 0 739 310" draw:points="0,0 739,0 739,310 0,310">
          <text:p/>
        </draw:polygon>
        <draw:frame draw:style-name="gr4" draw:text-style-name="P5" draw:layer="layout" svg:width="1.618cm" svg:height="0.323cm" svg:x="13.16cm" svg:y="13.914cm">
          <draw:text-box>
            <text:p text:style-name="P4"><text:span text:style-name="T1">Display Quiz</text:span></text:p>
          </draw:text-box>
        </draw:frame>
        <draw:line draw:style-name="gr2" draw:text-style-name="P2" draw:layer="layout" svg:x1="16.006cm" svg:y1="17.77cm" svg:x2="17.644cm" svg:y2="17.77cm">
          <text:p/>
        </draw:line>
        <draw:polygon draw:style-name="gr3" draw:text-style-name="P3" draw:layer="layout" svg:width="0.166cm" svg:height="0.166cm" svg:x="17.603cm" svg:y="17.687cm" svg:viewBox="0 0 167 167" draw:points="167,83 0,167 41,83 0,0">
          <text:p/>
        </draw:polygon>
        <draw:polygon draw:style-name="gr2" draw:text-style-name="P2" draw:layer="layout" svg:width="0.166cm" svg:height="0.166cm" svg:x="17.603cm" svg:y="17.687cm" svg:viewBox="0 0 167 167" draw:points="167,83 0,167 41,83 0,0">
          <text:p/>
        </draw:polygon>
        <draw:polygon draw:style-name="gr1" draw:text-style-name="P1" draw:layer="layout" svg:width="0.88cm" svg:height="0.31cm" svg:x="16.411cm" svg:y="17.621cm" svg:viewBox="0 0 881 311" draw:points="0,0 881,0 881,311 0,311">
          <text:p/>
        </draw:polygon>
        <draw:frame draw:style-name="gr5" draw:text-style-name="P6" draw:layer="layout" svg:width="0.761cm" svg:height="0.293cm" svg:x="10.883cm" svg:y="17.599cm">
          <draw:text-box>
            <text:p text:style-name="P4"><text:span text:style-name="T2">Delete</text:span></text:p>
          </draw:text-box>
        </draw:frame>
        <draw:line draw:style-name="gr2" draw:text-style-name="P2" draw:layer="layout" svg:x1="13.978cm" svg:y1="19.792cm" svg:x2="13.978cm" svg:y2="20.937cm">
          <text:p/>
        </draw:line>
        <draw:polygon draw:style-name="gr3" draw:text-style-name="P3" draw:layer="layout" svg:width="0.166cm" svg:height="0.167cm" svg:x="13.895cm" svg:y="20.895cm" svg:viewBox="0 0 167 168" draw:points="83,168 0,0 83,42 167,0">
          <text:p/>
        </draw:polygon>
        <draw:polygon draw:style-name="gr2" draw:text-style-name="P2" draw:layer="layout" svg:width="0.166cm" svg:height="0.167cm" svg:x="13.895cm" svg:y="20.895cm" svg:viewBox="0 0 167 168" draw:points="83,168 0,0 83,42 167,0">
          <text:p/>
        </draw:polygon>
        <draw:polygon draw:style-name="gr1" draw:text-style-name="P1" draw:layer="layout" svg:width="0.594cm" svg:height="0.31cm" svg:x="13.723cm" svg:y="20.19cm" svg:viewBox="0 0 595 311" draw:points="0,0 595,0 595,311 0,311">
          <text:p/>
        </draw:polygon>
        <draw:frame draw:style-name="gr5" draw:text-style-name="P6" draw:layer="layout" svg:width="0.863cm" svg:height="0.293cm" svg:x="16.422cm" svg:y="17.623cm">
          <draw:text-box>
            <text:p text:style-name="P4"><text:span text:style-name="T2">Review</text:span></text:p>
          </draw:text-box>
        </draw:frame>
        <draw:polygon draw:style-name="gr1" draw:text-style-name="P1" draw:layer="layout" svg:width="4.056cm" svg:height="4.044cm" svg:x="11.95cm" svg:y="15.748cm" svg:viewBox="0 0 4057 4045" draw:points="2028,0 4057,2022 2028,4045 0,2022">
          <text:p/>
        </draw:polygon>
        <draw:polygon draw:style-name="gr2" draw:text-style-name="P2" draw:layer="layout" svg:width="4.056cm" svg:height="4.044cm" svg:x="11.95cm" svg:y="15.748cm" svg:viewBox="0 0 4057 4045" draw:points="2028,0 4057,2022 2028,4045 0,2022">
          <text:p/>
        </draw:polygon>
        <draw:frame draw:style-name="gr5" draw:text-style-name="P6" draw:layer="layout" svg:width="0.6cm" svg:height="0.293cm" svg:x="13.723cm" svg:y="20.192cm">
          <draw:text-box>
            <text:p text:style-name="P4"><text:span text:style-name="T2">More</text:span></text:p>
          </draw:text-box>
        </draw:frame>
        <draw:frame draw:style-name="gr4" draw:text-style-name="P5" draw:layer="layout" svg:width="3.09cm" svg:height="0.323cm" svg:x="12.442cm" svg:y="17.435cm">
          <draw:text-box>
            <text:p text:style-name="P4"><text:span text:style-name="T1">Delete, Review (Grade),</text:span></text:p>
          </draw:text-box>
        </draw:frame>
        <draw:line draw:style-name="gr2" draw:text-style-name="P2" draw:layer="layout" svg:x1="9.149cm" svg:y1="16.462cm" svg:x2="9.149cm" svg:y2="14.948cm">
          <text:p/>
        </draw:line>
        <draw:polygon draw:style-name="gr3" draw:text-style-name="P3" draw:layer="layout" svg:width="0.167cm" svg:height="0.167cm" svg:x="9.066cm" svg:y="14.823cm" svg:viewBox="0 0 168 168" draw:points="83,0 168,168 83,126 0,168">
          <text:p/>
        </draw:polygon>
        <draw:polygon draw:style-name="gr2" draw:text-style-name="P2" draw:layer="layout" svg:width="0.167cm" svg:height="0.167cm" svg:x="9.066cm" svg:y="14.823cm" svg:viewBox="0 0 168 168" draw:points="83,0 168,168 83,126 0,168">
          <text:p/>
        </draw:polygon>
        <draw:polyline draw:style-name="gr2" draw:text-style-name="P2" draw:layer="layout" svg:width="0.562cm" svg:height="0cm" svg:x="7.279cm" svg:y="17.771cm" svg:viewBox="0 0 563 0" draw:points="563,0 86,0 323,0 0,0">
          <text:p/>
        </draw:polyline>
        <draw:polygon draw:style-name="gr3" draw:text-style-name="P3" draw:layer="layout" svg:width="0.167cm" svg:height="0.166cm" svg:x="7.154cm" svg:y="17.688cm" svg:viewBox="0 0 168 167" draw:points="0,83 168,0 126,83 168,167">
          <text:p/>
        </draw:polygon>
        <draw:polygon draw:style-name="gr2" draw:text-style-name="P2" draw:layer="layout" svg:width="0.167cm" svg:height="0.166cm" svg:x="7.154cm" svg:y="17.688cm" svg:viewBox="0 0 168 167" draw:points="0,83 168,0 126,83 168,167">
          <text:p/>
        </draw:polygon>
        <draw:polygon draw:style-name="gr1" draw:text-style-name="P1" draw:layer="layout" svg:width="2.617cm" svg:height="2.616cm" svg:x="7.841cm" svg:y="16.462cm" svg:viewBox="0 0 2618 2617" draw:points="1308,0 2618,1309 1308,2617 0,1309">
          <text:p/>
        </draw:polygon>
        <draw:polygon draw:style-name="gr2" draw:text-style-name="P2" draw:layer="layout" svg:width="2.617cm" svg:height="2.616cm" svg:x="7.841cm" svg:y="16.462cm" svg:viewBox="0 0 2618 2617" draw:points="1308,0 2618,1309 1308,2617 0,1309">
          <text:p/>
        </draw:polygon>
        <draw:frame draw:style-name="gr4" draw:text-style-name="P5" draw:layer="layout" svg:width="1.074cm" svg:height="0.323cm" svg:x="13.442cm" svg:y="17.792cm">
          <draw:text-box>
            <text:p text:style-name="P4"><text:span text:style-name="T1"><text:s/>or More</text:span></text:p>
          </draw:text-box>
        </draw:frame>
        <draw:frame draw:style-name="gr4" draw:text-style-name="P5" draw:layer="layout" svg:width="1.922cm" svg:height="0.323cm" svg:x="8.18cm" svg:y="17.435cm">
          <draw:text-box>
            <text:p text:style-name="P4"><text:span text:style-name="T1">Do you want to</text:span></text:p>
          </draw:text-box>
        </draw:frame>
        <draw:line draw:style-name="gr2" draw:text-style-name="P2" draw:layer="layout" svg:x1="10.339cm" svg:y1="14.083cm" svg:x2="12.637cm" svg:y2="14.083cm">
          <text:p/>
        </draw:line>
        <draw:polygon draw:style-name="gr3" draw:text-style-name="P3" draw:layer="layout" svg:width="0.166cm" svg:height="0.166cm" svg:x="12.596cm" svg:y="14cm" svg:viewBox="0 0 167 167" draw:points="167,84 0,167 41,84 0,0">
          <text:p/>
        </draw:polygon>
        <draw:polygon draw:style-name="gr2" draw:text-style-name="P2" draw:layer="layout" svg:width="0.166cm" svg:height="0.166cm" svg:x="12.596cm" svg:y="14cm" svg:viewBox="0 0 167 167" draw:points="167,84 0,167 41,84 0,0">
          <text:p/>
        </draw:polygon>
        <draw:polygon draw:style-name="gr1" draw:text-style-name="P1" draw:layer="layout" svg:width="2.854cm" svg:height="1.428cm" svg:x="7.722cm" svg:y="13.369cm" svg:viewBox="0 0 2855 1429" draw:points="0,1429 476,0 2855,0 2380,1429">
          <text:p/>
        </draw:polygon>
        <draw:polygon draw:style-name="gr2" draw:text-style-name="P2" draw:layer="layout" svg:width="2.854cm" svg:height="1.428cm" svg:x="7.722cm" svg:y="13.369cm" svg:viewBox="0 0 2855 1429" draw:points="0,1429 476,0 2855,0 2380,1429">
          <text:p/>
        </draw:polygon>
        <draw:frame draw:style-name="gr4" draw:text-style-name="P5" draw:layer="layout" svg:width="2.082cm" svg:height="0.323cm" svg:x="8.101cm" svg:y="17.792cm">
          <draw:text-box>
            <text:p text:style-name="P4"><text:span text:style-name="T1">delete this quiz?</text:span></text:p>
          </draw:text-box>
        </draw:frame>
        <draw:polyline draw:style-name="gr2" draw:text-style-name="P2" draw:layer="layout" svg:width="0.561cm" svg:height="0cm" svg:x="4.662cm" svg:y="17.771cm" svg:viewBox="0 0 562 0" draw:points="562,0 86,0 324,0 0,0">
          <text:p/>
        </draw:polyline>
        <draw:polygon draw:style-name="gr3" draw:text-style-name="P3" draw:layer="layout" svg:width="0.167cm" svg:height="0.166cm" svg:x="4.537cm" svg:y="17.688cm" svg:viewBox="0 0 168 167" draw:points="0,83 168,0 126,83 168,167">
          <text:p/>
        </draw:polygon>
        <draw:polygon draw:style-name="gr2" draw:text-style-name="P2" draw:layer="layout" svg:width="0.167cm" svg:height="0.166cm" svg:x="4.537cm" svg:y="17.688cm" svg:viewBox="0 0 168 167" draw:points="0,83 168,0 126,83 168,167">
          <text:p/>
        </draw:polygon>
        <draw:path draw:style-name="gr1" draw:text-style-name="P1" draw:layer="layout" svg:width="1.903cm" svg:height="1.903cm" svg:x="5.224cm" svg:y="16.818cm" svg:viewBox="0 0 1904 1904" svg:d="M1904 952c0 31-1 62-4 93s-8 62-14 93c-6 30-14 60-23 90-9 31-19 60-31 89s-25 57-40 85c-15 27-31 54-48 80s-36 51-56 75c-19 24-40 47-62 69s-45 43-69 62c-25 20-50 39-76 56-25 17-53 33-81 48-27 15-55 28-84 40s-58 22-88 31c-30 10-60 17-90 23-31 6-62 11-93 14s-62 4-93 4-62-1-93-4-62-8-93-14c-30-6-60-13-90-23-30-9-59-19-88-31s-57-25-85-40c-27-15-54-31-80-48s-51-36-75-56c-24-19-47-40-69-62s-43-45-63-69c-19-24-38-49-55-75-18-26-34-53-48-80-15-28-28-56-40-85s-23-58-32-89c-9-30-16-60-22-90-6-31-11-62-14-93s-5-62-5-93 2-62 5-93 8-62 14-93c6-30 13-60 22-90s20-59 32-88 25-57 40-85c14-27 30-54 48-80 17-26 36-51 55-75 20-24 41-47 63-69s45-43 69-63c24-19 49-38 75-55s53-33 80-48c28-15 56-28 85-40s58-22 88-32c30-9 60-16 90-22 31-6 62-11 93-14s62-5 93-5 62 2 93 5 62 8 93 14c30 6 60 13 90 22 30 10 59 20 88 32s57 25 84 40c28 15 56 31 81 48 26 17 51 36 75 55 25 20 48 41 70 63s43 45 62 69c20 24 39 49 56 75s33 53 48 80c15 28 28 56 40 85s22 58 31 88 17 60 23 90c6 31 11 62 14 93s4 62 4 93z">
          <text:p/>
        </draw:path>
        <draw:path draw:style-name="gr2" draw:text-style-name="P2" draw:layer="layout" svg:width="1.903cm" svg:height="1.903cm" svg:x="5.224cm" svg:y="16.818cm" svg:viewBox="0 0 1904 1904" svg:d="M1904 952c0 31-1 62-4 93s-8 62-14 93c-6 30-14 60-23 90-9 31-19 60-31 89s-25 57-40 85c-15 27-31 54-48 80s-36 51-56 75c-19 24-40 47-62 69s-45 43-69 62c-25 20-50 39-76 56-25 17-53 33-81 48-27 15-55 28-84 40s-58 22-88 31c-30 10-60 17-90 23-31 6-62 11-93 14s-62 4-93 4-62-1-93-4-62-8-93-14c-30-6-60-13-90-23-30-9-59-19-88-31s-57-25-85-40c-27-15-54-31-80-48s-51-36-75-56c-24-19-47-40-69-62s-43-45-63-69c-19-24-38-49-55-75-18-26-34-53-48-80-15-28-28-56-40-85s-23-58-32-89c-9-30-16-60-22-90-6-31-11-62-14-93s-5-62-5-93 2-62 5-93 8-62 14-93c6-30 13-60 22-90s20-59 32-88 25-57 40-85c14-27 30-54 48-80 17-26 36-51 55-75 20-24 41-47 63-69s45-43 69-63c24-19 49-38 75-55s53-33 80-48c28-15 56-28 85-40s58-22 88-32c30-9 60-16 90-22 31-6 62-11 93-14s62-5 93-5 62 2 93 5 62 8 93 14c30 6 60 13 90 22 30 10 59 20 88 32s57 25 84 40c28 15 56 31 81 48 26 17 51 36 75 55 25 20 48 41 70 63s43 45 62 69c20 24 39 49 56 75s33 53 48 80c15 28 28 56 40 85s22 58 31 88 17 60 23 90c6 31 11 62 14 93s4 62 4 93z">
          <text:p/>
        </draw:path>
        <draw:frame draw:style-name="gr4" draw:text-style-name="P5" draw:layer="layout" svg:width="2.371cm" svg:height="0.323cm" svg:x="7.958cm" svg:y="13.914cm">
          <draw:text-box>
            <text:p text:style-name="P4"><text:span text:style-name="T1">Cancelled deletion</text:span></text:p>
          </draw:text-box>
        </draw:frame>
        <draw:polyline draw:style-name="gr2" draw:text-style-name="P2" draw:layer="layout" svg:width="0cm" svg:height="0.646cm" svg:x="3.559cm" svg:y="18.721cm" svg:viewBox="0 0 0 647" draw:points="0,0 0,477 0,323 0,647">
          <text:p/>
        </draw:polyline>
        <draw:polygon draw:style-name="gr3" draw:text-style-name="P3" draw:layer="layout" svg:width="0.167cm" svg:height="0.166cm" svg:x="3.475cm" svg:y="19.326cm" svg:viewBox="0 0 168 167" draw:points="84,167 0,0 84,43 168,0">
          <text:p/>
        </draw:polygon>
        <draw:polygon draw:style-name="gr2" draw:text-style-name="P2" draw:layer="layout" svg:width="0.167cm" svg:height="0.166cm" svg:x="3.475cm" svg:y="19.326cm" svg:viewBox="0 0 168 167" draw:points="84,167 0,0 84,43 168,0">
          <text:p/>
        </draw:polygon>
        <draw:path draw:style-name="gr1" draw:text-style-name="P1" draw:layer="layout" svg:width="1.903cm" svg:height="1.903cm" svg:x="2.608cm" svg:y="16.818cm" svg:viewBox="0 0 1904 1904" svg:d="M1904 952c0 31-2 62-5 93s-7 62-13 93c-7 30-14 60-23 90-9 31-20 60-32 89s-25 57-40 85c-14 27-30 54-48 80-17 26-35 51-55 75s-41 47-63 69-45 43-69 62c-24 20-49 39-75 56s-53 33-80 48c-28 15-56 28-85 40-28 12-58 22-87 31-30 10-61 17-91 23-31 6-61 11-92 14s-63 4-94 4-62-1-93-4-62-8-92-14c-31-6-61-13-91-23-30-9-59-19-88-31s-57-25-84-40c-28-15-54-31-80-48s-51-36-75-56c-24-19-47-40-69-62-23-22-44-45-64-69s-38-49-56-75c-17-26-33-53-48-80-14-28-28-56-40-85s-22-58-31-89c-9-30-17-60-23-90-6-31-11-62-14-93s-4-62-4-93 1-62 4-93 8-62 14-93c6-30 14-60 23-90s19-59 31-88 26-57 40-85c15-27 31-54 48-80 18-26 36-51 56-75s41-47 64-69c22-22 45-43 69-63 24-19 49-38 75-55s52-33 80-48c27-15 55-28 84-40s58-22 88-32c30-9 60-16 91-22 30-6 61-11 92-14s62-5 93-5 63 2 94 5 61 8 92 14c30 6 61 13 91 22 29 10 59 20 87 32 29 12 57 25 85 40 27 15 54 31 80 48s51 36 75 55c24 20 47 41 69 63s43 45 63 69 38 49 55 75c18 26 34 53 48 80 15 28 28 56 40 85s23 58 32 88 16 60 23 90c6 31 10 62 13 93s5 62 5 93z">
          <text:p/>
        </draw:path>
        <draw:path draw:style-name="gr2" draw:text-style-name="P2" draw:layer="layout" svg:width="1.903cm" svg:height="1.903cm" svg:x="2.608cm" svg:y="16.818cm" svg:viewBox="0 0 1904 1904" svg:d="M1904 952c0 31-2 62-5 93s-7 62-13 93c-7 30-14 60-23 90-9 31-20 60-32 89s-25 57-40 85c-14 27-30 54-48 80-17 26-35 51-55 75s-41 47-63 69-45 43-69 62c-24 20-49 39-75 56s-53 33-80 48c-28 15-56 28-85 40-28 12-58 22-87 31-30 10-61 17-91 23-31 6-61 11-92 14s-63 4-94 4-62-1-93-4-62-8-92-14c-31-6-61-13-91-23-30-9-59-19-88-31s-57-25-84-40c-28-15-54-31-80-48s-51-36-75-56c-24-19-47-40-69-62-23-22-44-45-64-69s-38-49-56-75c-17-26-33-53-48-80-14-28-28-56-40-85s-22-58-31-89c-9-30-17-60-23-90-6-31-11-62-14-93s-4-62-4-93 1-62 4-93 8-62 14-93c6-30 14-60 23-90s19-59 31-88 26-57 40-85c15-27 31-54 48-80 18-26 36-51 56-75s41-47 64-69c22-22 45-43 69-63 24-19 49-38 75-55s52-33 80-48c27-15 55-28 84-40s58-22 88-32c30-9 60-16 91-22 30-6 61-11 92-14s62-5 93-5 63 2 94 5 61 8 92 14c30 6 61 13 91 22 29 10 59 20 87 32 29 12 57 25 85 40 27 15 54 31 80 48s51 36 75 55c24 20 47 41 69 63s43 45 63 69 38 49 55 75c18 26 34 53 48 80 15 28 28 56 40 85s23 58 32 88 16 60 23 90c6 31 10 62 13 93s5 62 5 93z">
          <text:p/>
        </draw:path>
        <draw:frame draw:style-name="gr4" draw:text-style-name="P5" draw:layer="layout" svg:width="1.122cm" svg:height="0.323cm" svg:x="5.603cm" svg:y="17.601cm">
          <draw:text-box>
            <text:p text:style-name="P4"><text:span text:style-name="T1">Backend</text:span></text:p>
          </draw:text-box>
        </draw:frame>
        <draw:polyline draw:style-name="gr2" draw:text-style-name="P2" draw:layer="layout" svg:width="0.8cm" svg:height="0cm" svg:x="4.747cm" svg:y="20.828cm" svg:viewBox="0 0 801 0" draw:points="0,0 477,0 239,0 801,0">
          <text:p/>
        </draw:polyline>
        <draw:polygon draw:style-name="gr3" draw:text-style-name="P3" draw:layer="layout" svg:width="0.166cm" svg:height="0.166cm" svg:x="5.507cm" svg:y="20.745cm" svg:viewBox="0 0 167 167" draw:points="167,83 0,167 41,83 0,0">
          <text:p/>
        </draw:polygon>
        <draw:polygon draw:style-name="gr2" draw:text-style-name="P2" draw:layer="layout" svg:width="0.166cm" svg:height="0.166cm" svg:x="5.507cm" svg:y="20.745cm" svg:viewBox="0 0 167 167" draw:points="167,83 0,167 41,83 0,0">
          <text:p/>
        </draw:polygon>
        <draw:polygon draw:style-name="gr1" draw:text-style-name="P1" draw:layer="layout" svg:width="0.595cm" svg:height="0.309cm" svg:x="4.826cm" svg:y="20.714cm" svg:viewBox="0 0 596 310" draw:points="0,0 596,0 596,310 0,310">
          <text:p/>
        </draw:polygon>
        <draw:frame draw:style-name="gr4" draw:text-style-name="P5" draw:layer="layout" svg:width="1.298cm" svg:height="0.323cm" svg:x="2.899cm" svg:y="17.601cm">
          <draw:text-box>
            <text:p text:style-name="P4"><text:span text:style-name="T1">Response</text:span></text:p>
          </draw:text-box>
        </draw:frame>
        <draw:line draw:style-name="gr2" draw:text-style-name="P2" draw:layer="layout" svg:x1="3.559cm" svg:y1="22.135cm" svg:x2="3.559cm" svg:y2="23.196cm">
          <text:p/>
        </draw:line>
        <draw:polygon draw:style-name="gr3" draw:text-style-name="P3" draw:layer="layout" svg:width="0.167cm" svg:height="0.166cm" svg:x="3.476cm" svg:y="23.155cm" svg:viewBox="0 0 168 167" draw:points="83,167 0,0 83,42 168,0">
          <text:p/>
        </draw:polygon>
        <draw:polygon draw:style-name="gr2" draw:text-style-name="P2" draw:layer="layout" svg:width="0.167cm" svg:height="0.166cm" svg:x="3.476cm" svg:y="23.155cm" svg:viewBox="0 0 168 167" draw:points="83,167 0,0 83,42 168,0">
          <text:p/>
        </draw:polygon>
        <draw:polygon draw:style-name="gr1" draw:text-style-name="P1" draw:layer="layout" svg:width="0.975cm" svg:height="0.311cm" svg:x="3.114cm" svg:y="22.402cm" svg:viewBox="0 0 976 312" draw:points="0,0 976,0 976,312 0,312">
          <text:p/>
        </draw:polygon>
        <draw:frame draw:style-name="gr5" draw:text-style-name="P6" draw:layer="layout" svg:width="0.585cm" svg:height="0.293cm" svg:x="4.834cm" svg:y="20.715cm">
          <draw:text-box>
            <text:p text:style-name="P4"><text:span text:style-name="T2">Error</text:span></text:p>
          </draw:text-box>
        </draw:frame>
        <draw:polygon draw:style-name="gr1" draw:text-style-name="P1" draw:layer="layout" svg:width="2.379cm" svg:height="2.617cm" svg:x="2.37cm" svg:y="19.518cm" svg:viewBox="0 0 2380 2618" draw:points="1189,0 2380,1310 1189,2618 0,1310">
          <text:p/>
        </draw:polygon>
        <draw:polygon draw:style-name="gr2" draw:text-style-name="P2" draw:layer="layout" svg:width="2.379cm" svg:height="2.617cm" svg:x="2.37cm" svg:y="19.518cm" svg:viewBox="0 0 2380 2618" draw:points="1189,0 2380,1310 1189,2618 0,1310">
          <text:p/>
        </draw:polygon>
        <draw:frame draw:style-name="gr5" draw:text-style-name="P6" draw:layer="layout" svg:width="0.994cm" svg:height="0.293cm" svg:x="3.108cm" svg:y="22.404cm">
          <draw:text-box>
            <text:p text:style-name="P4"><text:span text:style-name="T2">Success</text:span></text:p>
          </draw:text-box>
        </draw:frame>
        <draw:line draw:style-name="gr2" draw:text-style-name="P2" draw:layer="layout" svg:x1="6.889cm" svg:y1="21.54cm" svg:x2="6.889cm" svg:y2="22.959cm">
          <text:p/>
        </draw:line>
        <draw:polygon draw:style-name="gr3" draw:text-style-name="P3" draw:layer="layout" svg:width="0.167cm" svg:height="0.166cm" svg:x="6.806cm" svg:y="22.917cm" svg:viewBox="0 0 168 167" draw:points="84,167 0,0 84,42 168,0">
          <text:p/>
        </draw:polygon>
        <draw:polygon draw:style-name="gr2" draw:text-style-name="P2" draw:layer="layout" svg:width="0.167cm" svg:height="0.166cm" svg:x="6.806cm" svg:y="22.917cm" svg:viewBox="0 0 168 167" draw:points="84,167 0,0 84,42 168,0">
          <text:p/>
        </draw:polygon>
        <draw:polygon draw:style-name="gr1" draw:text-style-name="P1" draw:layer="layout" svg:width="2.855cm" svg:height="1.427cm" svg:x="5.462cm" svg:y="20.113cm" svg:viewBox="0 0 2856 1428" draw:points="0,1428 476,0 2856,0 2380,1428">
          <text:p/>
        </draw:polygon>
        <draw:polygon draw:style-name="gr2" draw:text-style-name="P2" draw:layer="layout" svg:width="2.855cm" svg:height="1.427cm" svg:x="5.462cm" svg:y="20.113cm" svg:viewBox="0 0 2856 1428" draw:points="0,1428 476,0 2856,0 2380,1428">
          <text:p/>
        </draw:polygon>
        <draw:frame draw:style-name="gr4" draw:text-style-name="P5" draw:layer="layout" svg:width="2.258cm" svg:height="0.323cm" svg:x="2.424cm" svg:y="20.646cm">
          <draw:text-box>
            <text:p text:style-name="P4"><text:span text:style-name="T1">Error or success?</text:span></text:p>
          </draw:text-box>
        </draw:frame>
        <draw:line draw:style-name="gr2" draw:text-style-name="P2" draw:layer="layout" svg:x1="4.749cm" svg:y1="24.062cm" svg:x2="5.786cm" svg:y2="24.062cm">
          <text:p/>
        </draw:line>
        <draw:polygon draw:style-name="gr3" draw:text-style-name="P3" draw:layer="layout" svg:width="0.166cm" svg:height="0.167cm" svg:x="5.745cm" svg:y="23.978cm" svg:viewBox="0 0 167 168" draw:points="167,85 0,168 41,85 0,0">
          <text:p/>
        </draw:polygon>
        <draw:polygon draw:style-name="gr2" draw:text-style-name="P2" draw:layer="layout" svg:width="0.166cm" svg:height="0.167cm" svg:x="5.745cm" svg:y="23.978cm" svg:viewBox="0 0 167 168" draw:points="167,85 0,168 41,85 0,0">
          <text:p/>
        </draw:polygon>
        <draw:polygon draw:style-name="gr1" draw:text-style-name="P1" draw:layer="layout" svg:width="2.855cm" svg:height="1.427cm" svg:x="2.132cm" svg:y="23.348cm" svg:viewBox="0 0 2856 1428" draw:points="0,1428 476,0 2856,0 2380,1428">
          <text:p/>
        </draw:polygon>
        <draw:polygon draw:style-name="gr2" draw:text-style-name="P2" draw:layer="layout" svg:width="2.855cm" svg:height="1.427cm" svg:x="2.132cm" svg:y="23.348cm" svg:viewBox="0 0 2856 1428" draw:points="0,1428 476,0 2856,0 2380,1428">
          <text:p/>
        </draw:polygon>
        <draw:frame draw:style-name="gr4" draw:text-style-name="P5" draw:layer="layout" svg:width="1.89cm" svg:height="0.323cm" svg:x="5.936cm" svg:y="20.646cm">
          <draw:text-box>
            <text:p text:style-name="P4"><text:span text:style-name="T1">Error message</text:span></text:p>
          </draw:text-box>
        </draw:frame>
        <draw:frame draw:style-name="gr4" draw:text-style-name="P5" draw:layer="layout" svg:width="2.626cm" svg:height="0.323cm" svg:x="2.241cm" svg:y="23.715cm">
          <draw:text-box>
            <text:p text:style-name="P4"><text:span text:style-name="T1">Successfully deleted</text:span></text:p>
          </draw:text-box>
        </draw:frame>
        <draw:path draw:style-name="gr1" draw:text-style-name="P1" draw:layer="layout" svg:width="1.903cm" svg:height="1.903cm" svg:x="5.938cm" svg:y="23.11cm" svg:viewBox="0 0 1904 1904" svg:d="M1904 953c0 31-2 62-5 93s-7 62-13 92c-6 31-14 61-23 91s-20 59-31 88c-12 29-26 57-40 84-15 28-31 54-48 80-18 26-36 51-56 75s-41 47-63 69-45 43-69 63-49 38-75 56c-26 17-52 33-80 48-27 14-56 28-84 40-29 12-58 22-88 31s-60 17-91 23c-30 6-61 10-92 14-31 3-62 4-94 4-31 0-62-1-93-4-31-4-62-8-92-14-31-6-62-14-92-23s-59-19-88-31c-28-12-57-26-84-40-28-15-54-31-80-48-26-18-51-36-75-56s-47-41-69-63-43-45-63-69-38-49-56-75c-17-26-33-52-48-80-14-27-28-55-40-84-11-29-22-58-31-88s-17-60-23-91c-6-30-10-61-13-92s-5-62-5-93c0-32 2-63 5-94s7-61 13-92 14-61 23-91 20-60 31-88c12-29 26-57 40-85 15-27 31-54 48-80 18-26 36-51 56-75s41-47 63-69 45-43 69-63 49-38 75-55c26-18 52-34 80-48 27-15 56-28 84-40 29-12 58-23 88-32s61-16 92-23c30-6 61-10 92-13s62-5 93-5c32 0 63 2 94 5s62 7 92 13c31 7 61 14 91 23 29 9 59 20 88 32 28 12 57 25 84 40 27 14 54 30 80 48 26 17 51 35 75 55s47 41 69 63 43 45 63 69 38 49 56 75c17 26 33 53 48 80 14 28 28 56 40 85 11 28 22 58 31 88s17 60 23 91 10 61 13 92 5 62 5 94z">
          <text:p/>
        </draw:path>
        <draw:path draw:style-name="gr2" draw:text-style-name="P2" draw:layer="layout" svg:width="1.903cm" svg:height="1.903cm" svg:x="5.938cm" svg:y="23.11cm" svg:viewBox="0 0 1904 1904" svg:d="M1904 953c0 31-2 62-5 93s-7 62-13 92c-6 31-14 61-23 91s-20 59-31 88c-12 29-26 57-40 84-15 28-31 54-48 80-18 26-36 51-56 75s-41 47-63 69-45 43-69 63-49 38-75 56c-26 17-52 33-80 48-27 14-56 28-84 40-29 12-58 22-88 31s-60 17-91 23c-30 6-61 10-92 14-31 3-62 4-94 4-31 0-62-1-93-4-31-4-62-8-92-14-31-6-62-14-92-23s-59-19-88-31c-28-12-57-26-84-40-28-15-54-31-80-48-26-18-51-36-75-56s-47-41-69-63-43-45-63-69-38-49-56-75c-17-26-33-52-48-80-14-27-28-55-40-84-11-29-22-58-31-88s-17-60-23-91c-6-30-10-61-13-92s-5-62-5-93c0-32 2-63 5-94s7-61 13-92 14-61 23-91 20-60 31-88c12-29 26-57 40-85 15-27 31-54 48-80 18-26 36-51 56-75s41-47 63-69 45-43 69-63 49-38 75-55c26-18 52-34 80-48 27-15 56-28 84-40 29-12 58-23 88-32s61-16 92-23c30-6 61-10 92-13s62-5 93-5c32 0 63 2 94 5s62 7 92 13c31 7 61 14 91 23 29 9 59 20 88 32 28 12 57 25 84 40 27 14 54 30 80 48 26 17 51 35 75 55s47 41 69 63 43 45 63 69 38 49 56 75c17 26 33 53 48 80 14 28 28 56 40 85 11 28 22 58 31 88s17 60 23 91 10 61 13 92 5 62 5 94z">
          <text:p/>
        </draw:path>
        <draw:frame draw:style-name="gr4" draw:text-style-name="P5" draw:layer="layout" svg:width="1.01cm" svg:height="0.323cm" svg:x="3.043cm" svg:y="24.071cm">
          <draw:text-box>
            <text:p text:style-name="P4"><text:span text:style-name="T1">the quiz</text:span></text:p>
          </draw:text-box>
        </draw:frame>
        <draw:frame draw:style-name="gr4" draw:text-style-name="P5" draw:layer="layout" svg:width="1.058cm" svg:height="0.323cm" svg:x="6.365cm" svg:y="23.548cm">
          <draw:text-box>
            <text:p text:style-name="P4"><text:span text:style-name="T1">Teacher</text:span></text:p>
          </draw:text-box>
        </draw:frame>
        <draw:frame draw:style-name="gr4" draw:text-style-name="P5" draw:layer="layout" svg:width="1.33cm" svg:height="0.323cm" svg:x="6.214cm" svg:y="23.881cm">
          <draw:text-box>
            <text:p text:style-name="P4"><text:span text:style-name="T1">Classwork</text:span></text:p>
          </draw:text-box>
        </draw:frame>
        <draw:path draw:style-name="gr1" draw:text-style-name="P1" draw:layer="layout" svg:width="1.903cm" svg:height="1.903cm" svg:x="17.796cm" svg:y="16.818cm" svg:viewBox="0 0 1904 1904" svg:d="M1904 952c0 31-2 62-5 93s-7 62-14 93c-6 30-13 60-22 90-9 31-20 60-32 89s-25 57-40 85c-14 27-30 54-48 80-17 26-35 51-55 75s-41 47-63 69-45 43-69 62c-24 20-49 39-75 56s-53 33-80 48c-28 15-56 28-85 40-28 12-58 22-88 31-29 10-60 17-90 23-31 6-61 11-92 14s-63 4-94 4-62-1-93-4-62-8-92-14c-31-6-61-13-91-23-30-9-59-19-88-31s-57-25-84-40c-28-15-54-31-80-48s-51-36-75-56c-24-19-47-40-70-62s-43-45-63-69-39-49-56-75-33-53-48-80c-15-28-28-56-40-85s-22-58-31-89c-9-30-17-60-23-90-6-31-11-62-14-93s-4-62-4-93 1-62 4-93 8-62 14-93c6-30 14-60 23-90s19-59 31-88 25-57 40-85c15-27 31-54 48-80s36-51 56-75 40-47 63-69 46-43 70-63c24-19 49-38 75-55s52-33 80-48c27-15 55-28 84-40s58-22 88-32c30-9 60-16 91-22 30-6 61-11 92-14s62-5 93-5 63 2 94 5 61 8 92 14c30 6 61 13 90 22 30 10 60 20 88 32 29 12 57 25 85 40 27 15 54 31 80 48s51 36 75 55c24 20 47 41 69 63s43 45 63 69 38 49 55 75c18 26 34 53 48 80 15 28 28 56 40 85s23 58 32 88 16 60 22 90c7 31 11 62 14 93s5 62 5 93z">
          <text:p/>
        </draw:path>
        <draw:path draw:style-name="gr2" draw:text-style-name="P2" draw:layer="layout" svg:width="1.903cm" svg:height="1.903cm" svg:x="17.796cm" svg:y="16.818cm" svg:viewBox="0 0 1904 1904" svg:d="M1904 952c0 31-2 62-5 93s-7 62-14 93c-6 30-13 60-22 90-9 31-20 60-32 89s-25 57-40 85c-14 27-30 54-48 80-17 26-35 51-55 75s-41 47-63 69-45 43-69 62c-24 20-49 39-75 56s-53 33-80 48c-28 15-56 28-85 40-28 12-58 22-88 31-29 10-60 17-90 23-31 6-61 11-92 14s-63 4-94 4-62-1-93-4-62-8-92-14c-31-6-61-13-91-23-30-9-59-19-88-31s-57-25-84-40c-28-15-54-31-80-48s-51-36-75-56c-24-19-47-40-70-62s-43-45-63-69-39-49-56-75-33-53-48-80c-15-28-28-56-40-85s-22-58-31-89c-9-30-17-60-23-90-6-31-11-62-14-93s-4-62-4-93 1-62 4-93 8-62 14-93c6-30 14-60 23-90s19-59 31-88 25-57 40-85c15-27 31-54 48-80s36-51 56-75 40-47 63-69 46-43 70-63c24-19 49-38 75-55s52-33 80-48c27-15 55-28 84-40s58-22 88-32c30-9 60-16 91-22 30-6 61-11 92-14s62-5 93-5 63 2 94 5 61 8 92 14c30 6 61 13 90 22 30 10 60 20 88 32 29 12 57 25 85 40 27 15 54 31 80 48s51 36 75 55c24 20 47 41 69 63s43 45 63 69 38 49 55 75c18 26 34 53 48 80 15 28 28 56 40 85s23 58 32 88 16 60 22 90c7 31 11 62 14 93s5 62 5 93z">
          <text:p/>
        </draw:path>
        <draw:frame draw:style-name="gr4" draw:text-style-name="P5" draw:layer="layout" svg:width="0.674cm" svg:height="0.323cm" svg:x="6.539cm" svg:y="24.238cm">
          <draw:text-box>
            <text:p text:style-name="P4"><text:span text:style-name="T1">Page</text:span></text:p>
          </draw:text-box>
        </draw:frame>
        <draw:frame draw:style-name="gr4" draw:text-style-name="P5" draw:layer="layout" svg:width="1.618cm" svg:height="0.323cm" svg:x="17.941cm" svg:y="17.435cm">
          <draw:text-box>
            <text:p text:style-name="P4"><text:span text:style-name="T1">Quiz Review</text:span></text:p>
          </draw:text-box>
        </draw:frame>
        <draw:line draw:style-name="gr2" draw:text-style-name="P2" draw:layer="layout" svg:x1="12.584cm" svg:y1="22.397cm" svg:x2="11.227cm" svg:y2="22.397cm">
          <text:p/>
        </draw:line>
        <draw:polygon draw:style-name="gr3" draw:text-style-name="P3" draw:layer="layout" svg:width="0.167cm" svg:height="0.167cm" svg:x="11.102cm" svg:y="22.313cm" svg:viewBox="0 0 168 168" draw:points="0,85 168,0 126,85 168,168">
          <text:p/>
        </draw:polygon>
        <draw:polygon draw:style-name="gr2" draw:text-style-name="P2" draw:layer="layout" svg:width="0.167cm" svg:height="0.167cm" svg:x="11.102cm" svg:y="22.313cm" svg:viewBox="0 0 168 168" draw:points="0,85 168,0 126,85 168,168">
          <text:p/>
        </draw:polygon>
        <draw:polyline draw:style-name="gr2" draw:text-style-name="P2" draw:layer="layout" svg:width="0.702cm" svg:height="0cm" svg:x="15.371cm" svg:y="22.398cm" svg:viewBox="0 0 703 0" draw:points="0,0 478,0 378,0 703,0">
          <text:p/>
        </draw:polyline>
        <draw:polygon draw:style-name="gr3" draw:text-style-name="P3" draw:layer="layout" svg:width="0.166cm" svg:height="0.167cm" svg:x="16.033cm" svg:y="22.314cm" svg:viewBox="0 0 167 168" draw:points="167,85 0,168 41,85 0,0">
          <text:p/>
        </draw:polygon>
        <draw:polygon draw:style-name="gr2" draw:text-style-name="P2" draw:layer="layout" svg:width="0.166cm" svg:height="0.167cm" svg:x="16.033cm" svg:y="22.314cm" svg:viewBox="0 0 167 168" draw:points="167,85 0,168 41,85 0,0">
          <text:p/>
        </draw:polygon>
        <draw:polyline draw:style-name="gr2" draw:text-style-name="P2" draw:layer="layout" svg:width="0cm" svg:height="0.658cm" svg:x="13.979cm" svg:y="23.703cm" svg:viewBox="0 0 1 659" draw:points="1,0 1,479 0,659">
          <text:p/>
        </draw:polyline>
        <draw:polygon draw:style-name="gr3" draw:text-style-name="P3" draw:layer="layout" svg:width="0.166cm" svg:height="0.167cm" svg:x="13.896cm" svg:y="24.32cm" svg:viewBox="0 0 167 168" draw:points="82,168 0,0 83,42 167,1">
          <text:p/>
        </draw:polygon>
        <draw:polygon draw:style-name="gr2" draw:text-style-name="P2" draw:layer="layout" svg:width="0.166cm" svg:height="0.167cm" svg:x="13.896cm" svg:y="24.32cm" svg:viewBox="0 0 167 168" draw:points="82,168 0,0 83,42 167,1">
          <text:p/>
        </draw:polygon>
        <draw:polygon draw:style-name="gr1" draw:text-style-name="P1" draw:layer="layout" svg:width="2.789cm" svg:height="2.617cm" svg:x="12.584cm" svg:y="21.088cm" svg:viewBox="0 0 2790 2618" draw:points="1394,0 2790,1310 1394,2618 0,1310">
          <text:p/>
        </draw:polygon>
        <draw:polygon draw:style-name="gr2" draw:text-style-name="P2" draw:layer="layout" svg:width="2.789cm" svg:height="2.617cm" svg:x="12.584cm" svg:y="21.088cm" svg:viewBox="0 0 2790 2618" draw:points="1394,0 2790,1310 1394,2618 0,1310">
          <text:p/>
        </draw:polygon>
        <draw:frame draw:style-name="gr4" draw:text-style-name="P5" draw:layer="layout" svg:width="0.674cm" svg:height="0.323cm" svg:x="18.409cm" svg:y="17.792cm">
          <draw:text-box>
            <text:p text:style-name="P4"><text:span text:style-name="T1">Page</text:span></text:p>
          </draw:text-box>
        </draw:frame>
        <draw:frame draw:style-name="gr4" draw:text-style-name="P5" draw:layer="layout" svg:width="2.114cm" svg:height="0.323cm" svg:x="12.934cm" svg:y="22.05cm">
          <draw:text-box>
            <text:p text:style-name="P4"><text:span text:style-name="T1">Check Attempts,</text:span></text:p>
          </draw:text-box>
        </draw:frame>
        <draw:path draw:style-name="gr1" draw:text-style-name="P1" draw:layer="layout" svg:width="1.903cm" svg:height="1.903cm" svg:x="9.173cm" svg:y="21.445cm" svg:viewBox="0 0 1904 1904" svg:d="M1904 953c0 31-2 62-5 93s-7 62-13 92c-6 31-14 61-23 91s-20 59-31 88c-12 28-26 57-40 84-15 28-31 54-48 80-18 26-36 51-56 75s-41 47-63 69-45 43-69 63-49 38-75 56c-26 17-52 33-80 48-27 14-56 28-84 40-30 12-59 22-89 31s-60 17-91 23c-30 6-61 10-92 13s-62 5-93 5c-32 0-63-2-94-5s-62-7-92-13c-31-6-61-14-91-23s-59-19-88-31c-28-12-57-26-84-40-27-15-54-31-80-48-26-18-51-36-75-56s-47-41-69-63-43-45-63-69-38-49-56-75c-17-26-33-52-48-80-14-27-28-56-40-84-11-29-22-58-31-88s-17-60-23-91c-6-30-10-61-13-92s-5-62-5-93c0-32 2-63 5-94s7-62 13-92c6-31 14-61 23-91 9-29 20-59 31-88 12-28 26-56 40-84 15-27 31-54 48-81 18-26 36-51 56-75s41-47 63-69 45-43 69-63 49-38 75-56c26-17 53-33 80-48 27-14 56-28 84-40 29-11 58-22 88-31s60-17 91-23c30-6 61-10 92-13s62-5 94-5c31 0 62 2 93 5s62 7 92 13c31 6 61 14 91 23s59 20 89 31c28 12 57 26 84 40 28 15 54 31 80 48 26 18 51 36 75 56s47 41 69 63 43 45 63 69 38 49 56 75c17 27 33 54 48 81 14 28 28 56 40 84 11 29 22 59 31 88 9 30 17 60 23 91 6 30 10 61 13 92s5 62 5 94z">
          <text:p/>
        </draw:path>
        <draw:path draw:style-name="gr2" draw:text-style-name="P2" draw:layer="layout" svg:width="1.903cm" svg:height="1.903cm" svg:x="9.173cm" svg:y="21.445cm" svg:viewBox="0 0 1904 1904" svg:d="M1904 953c0 31-2 62-5 93s-7 62-13 92c-6 31-14 61-23 91s-20 59-31 88c-12 28-26 57-40 84-15 28-31 54-48 80-18 26-36 51-56 75s-41 47-63 69-45 43-69 63-49 38-75 56c-26 17-52 33-80 48-27 14-56 28-84 40-30 12-59 22-89 31s-60 17-91 23c-30 6-61 10-92 13s-62 5-93 5c-32 0-63-2-94-5s-62-7-92-13c-31-6-61-14-91-23s-59-19-88-31c-28-12-57-26-84-40-27-15-54-31-80-48-26-18-51-36-75-56s-47-41-69-63-43-45-63-69-38-49-56-75c-17-26-33-52-48-80-14-27-28-56-40-84-11-29-22-58-31-88s-17-60-23-91c-6-30-10-61-13-92s-5-62-5-93c0-32 2-63 5-94s7-62 13-92c6-31 14-61 23-91 9-29 20-59 31-88 12-28 26-56 40-84 15-27 31-54 48-81 18-26 36-51 56-75s41-47 63-69 45-43 69-63 49-38 75-56c26-17 53-33 80-48 27-14 56-28 84-40 29-11 58-22 88-31s60-17 91-23c30-6 61-10 92-13s62-5 94-5c31 0 62 2 93 5s62 7 92 13c31 6 61 14 91 23s59 20 89 31c28 12 57 26 84 40 28 15 54 31 80 48 26 18 51 36 75 56s47 41 69 63 43 45 63 69 38 49 56 75c17 27 33 54 48 81 14 28 28 56 40 84 11 29 22 59 31 88 9 30 17 60 23 91 6 30 10 61 13 92s5 62 5 94z">
          <text:p/>
        </draw:path>
        <draw:frame draw:style-name="gr4" draw:text-style-name="P5" draw:layer="layout" svg:width="2.258cm" svg:height="0.323cm" svg:x="12.854cm" svg:y="22.406cm">
          <draw:text-box>
            <text:p text:style-name="P4"><text:span text:style-name="T1">Start or edit quiz?</text:span></text:p>
          </draw:text-box>
        </draw:frame>
        <draw:frame draw:style-name="gr4" draw:text-style-name="P5" draw:layer="layout" svg:width="1.138cm" svg:height="0.323cm" svg:x="9.544cm" svg:y="22.05cm">
          <draw:text-box>
            <text:p text:style-name="P4"><text:span text:style-name="T1">Attempts</text:span></text:p>
          </draw:text-box>
        </draw:frame>
        <draw:path draw:style-name="gr1" draw:text-style-name="P1" draw:layer="layout" svg:width="1.903cm" svg:height="1.903cm" svg:x="16.226cm" svg:y="21.445cm" svg:viewBox="0 0 1904 1904" svg:d="M1904 953c0 31-2 62-5 93s-7 62-13 92c-7 31-14 61-23 91s-21 59-33 88c-12 28-25 57-40 84-14 28-30 54-48 80-17 26-35 51-55 75s-41 47-63 69-45 43-69 63-49 38-75 56c-26 17-53 33-80 48-28 14-56 28-85 40-28 12-58 22-87 31-30 9-60 17-91 23s-61 10-92 13-62 5-94 5c-31 0-62-2-93-5s-62-7-92-13c-31-6-61-14-91-23s-59-19-88-31-57-26-84-40c-28-15-54-31-80-48-26-18-51-36-75-56s-47-41-69-63-43-45-63-69-38-49-56-75c-17-26-33-52-48-80-14-27-28-56-40-84-12-29-22-58-31-88s-17-60-23-91c-6-30-10-61-14-92-3-31-4-62-4-93 0-32 1-63 4-94 4-31 8-62 14-92 6-31 14-61 23-91 9-29 19-59 31-88 12-28 26-56 40-84 15-27 31-54 48-81 18-26 36-51 56-75s41-47 63-69 45-43 69-63 49-38 75-56c26-17 52-33 80-48 27-14 55-28 84-40 29-11 58-22 88-31s60-17 91-23c30-6 61-10 92-13s62-5 93-5c32 0 63 2 94 5s61 7 92 13 61 14 91 23c29 9 59 20 87 31 29 12 57 26 85 40 27 15 54 31 80 48 26 18 51 36 75 56s47 41 69 63 43 45 63 69 38 49 55 75c18 27 34 54 48 81 15 28 28 56 40 84 12 29 24 59 33 88 9 30 16 60 23 91 6 30 10 61 13 92s5 62 5 94z">
          <text:p/>
        </draw:path>
        <draw:path draw:style-name="gr2" draw:text-style-name="P2" draw:layer="layout" svg:width="1.903cm" svg:height="1.903cm" svg:x="16.226cm" svg:y="21.445cm" svg:viewBox="0 0 1904 1904" svg:d="M1904 953c0 31-2 62-5 93s-7 62-13 92c-7 31-14 61-23 91s-21 59-33 88c-12 28-25 57-40 84-14 28-30 54-48 80-17 26-35 51-55 75s-41 47-63 69-45 43-69 63-49 38-75 56c-26 17-53 33-80 48-28 14-56 28-85 40-28 12-58 22-87 31-30 9-60 17-91 23s-61 10-92 13-62 5-94 5c-31 0-62-2-93-5s-62-7-92-13c-31-6-61-14-91-23s-59-19-88-31-57-26-84-40c-28-15-54-31-80-48-26-18-51-36-75-56s-47-41-69-63-43-45-63-69-38-49-56-75c-17-26-33-52-48-80-14-27-28-56-40-84-12-29-22-58-31-88s-17-60-23-91c-6-30-10-61-14-92-3-31-4-62-4-93 0-32 1-63 4-94 4-31 8-62 14-92 6-31 14-61 23-91 9-29 19-59 31-88 12-28 26-56 40-84 15-27 31-54 48-81 18-26 36-51 56-75s41-47 63-69 45-43 69-63 49-38 75-56c26-17 52-33 80-48 27-14 55-28 84-40 29-11 58-22 88-31s60-17 91-23c30-6 61-10 92-13s62-5 93-5c32 0 63 2 94 5s61 7 92 13 61 14 91 23c29 9 59 20 87 31 29 12 57 26 85 40 27 15 54 31 80 48 26 18 51 36 75 56s47 41 69 63 43 45 63 69 38 49 55 75c18 27 34 54 48 81 15 28 28 56 40 84 12 29 24 59 33 88 9 30 16 60 23 91 6 30 10 61 13 92s5 62 5 94z">
          <text:p/>
        </draw:path>
        <draw:frame draw:style-name="gr4" draw:text-style-name="P5" draw:layer="layout" svg:width="0.674cm" svg:height="0.323cm" svg:x="9.774cm" svg:y="22.406cm">
          <draw:text-box>
            <text:p text:style-name="P4"><text:span text:style-name="T1">Page</text:span></text:p>
          </draw:text-box>
        </draw:frame>
        <draw:frame draw:style-name="gr4" draw:text-style-name="P5" draw:layer="layout" svg:width="1.282cm" svg:height="0.323cm" svg:x="16.538cm" svg:y="22.05cm">
          <draw:text-box>
            <text:p text:style-name="P4"><text:span text:style-name="T1">Start Quiz</text:span></text:p>
          </draw:text-box>
        </draw:frame>
        <draw:path draw:style-name="gr1" draw:text-style-name="P1" draw:layer="layout" svg:width="1.903cm" svg:height="1.903cm" svg:x="13.027cm" svg:y="24.514cm" svg:viewBox="0 0 1904 1904" svg:d="M1904 951c0 31-2 62-5 93s-7 62-14 93c-6 31-13 61-22 91s-20 59-32 88-25 57-40 85c-14 27-30 54-48 80-17 26-35 51-55 75s-41 47-63 69-45 43-69 63c-24 19-49 38-75 55-26 18-53 33-80 48-28 15-56 28-85 40-28 12-58 23-89 32-29 9-60 16-90 22-31 6-61 11-92 14s-63 5-94 5-62-2-93-5-62-8-92-14c-31-6-61-13-91-22s-59-20-88-32-57-25-84-40c-28-15-54-30-80-48-26-17-51-36-75-55-24-20-48-41-70-63s-42-45-62-69-39-49-56-75-33-53-48-80c-15-28-28-56-40-85s-22-58-31-88-17-60-23-91-11-62-14-93-4-62-4-93 1-62 4-93 8-62 14-93c6-30 14-60 23-90s19-59 31-88 25-57 40-84c15-28 31-55 48-81 17-25 36-50 56-75 20-24 40-47 62-69s46-43 70-62c24-20 49-39 75-56s52-33 80-48c27-15 55-28 84-40s58-22 88-31 60-17 91-23c30-6 61-11 92-14s62-4 93-4 63 1 94 4 61 8 92 14c30 6 61 14 90 23 31 9 61 19 89 31 29 12 57 25 85 40 27 15 54 31 80 48s51 36 75 56c24 19 47 40 69 62s43 45 63 69c20 25 38 50 55 75 18 26 34 53 48 81 15 27 28 55 40 84s23 58 32 88 16 60 22 90c7 31 11 62 14 93s5 62 5 93z">
          <text:p/>
        </draw:path>
        <draw:path draw:style-name="gr2" draw:text-style-name="P2" draw:layer="layout" svg:width="1.903cm" svg:height="1.903cm" svg:x="13.027cm" svg:y="24.514cm" svg:viewBox="0 0 1904 1904" svg:d="M1904 951c0 31-2 62-5 93s-7 62-14 93c-6 31-13 61-22 91s-20 59-32 88-25 57-40 85c-14 27-30 54-48 80-17 26-35 51-55 75s-41 47-63 69-45 43-69 63c-24 19-49 38-75 55-26 18-53 33-80 48-28 15-56 28-85 40-28 12-58 23-89 32-29 9-60 16-90 22-31 6-61 11-92 14s-63 5-94 5-62-2-93-5-62-8-92-14c-31-6-61-13-91-22s-59-20-88-32-57-25-84-40c-28-15-54-30-80-48-26-17-51-36-75-55-24-20-48-41-70-63s-42-45-62-69-39-49-56-75-33-53-48-80c-15-28-28-56-40-85s-22-58-31-88-17-60-23-91-11-62-14-93-4-62-4-93 1-62 4-93 8-62 14-93c6-30 14-60 23-90s19-59 31-88 25-57 40-84c15-28 31-55 48-81 17-25 36-50 56-75 20-24 40-47 62-69s46-43 70-62c24-20 49-39 75-56s52-33 80-48c27-15 55-28 84-40s58-22 88-31 60-17 91-23c30-6 61-11 92-14s62-4 93-4 63 1 94 4 61 8 92 14c30 6 61 14 90 23 31 9 61 19 89 31 29 12 57 25 85 40 27 15 54 31 80 48s51 36 75 56c24 19 47 40 69 62s43 45 63 69c20 25 38 50 55 75 18 26 34 53 48 81 15 27 28 55 40 84s23 58 32 88 16 60 22 90c7 31 11 62 14 93s5 62 5 93z">
          <text:p/>
        </draw:path>
        <draw:frame draw:style-name="gr4" draw:text-style-name="P5" draw:layer="layout" svg:width="0.674cm" svg:height="0.323cm" svg:x="16.839cm" svg:y="22.406cm">
          <draw:text-box>
            <text:p text:style-name="P4"><text:span text:style-name="T1">Page</text:span></text:p>
          </draw:text-box>
        </draw:frame>
        <draw:frame draw:style-name="gr4" draw:text-style-name="P5" draw:layer="layout" svg:width="1.17cm" svg:height="0.323cm" svg:x="13.382cm" svg:y="25.118cm">
          <draw:text-box>
            <text:p text:style-name="P4"><text:span text:style-name="T1">Edit Quiz</text:span></text:p>
          </draw:text-box>
        </draw:frame>
        <draw:frame draw:style-name="gr4" draw:text-style-name="P5" draw:layer="layout" svg:width="0.674cm" svg:height="0.323cm" svg:x="13.628cm" svg:y="25.475cm">
          <draw:text-box>
            <text:p text:style-name="P4"><text:span text:style-name="T1">Page</text:span></text:p>
          </draw:text-box>
        </draw:frame>
      </draw:page>
      <draw:page draw:name="page12"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753cm" svg:height="0.008cm" svg:x="9.072cm" svg:y="4.716cm" svg:viewBox="0 0 754 9" draw:points="0,9 477,9 754,0">
          <text:p/>
        </draw:polyline>
        <draw:polygon draw:style-name="gr3" draw:text-style-name="P3" draw:layer="layout" svg:width="0.169cm" svg:height="0.167cm" svg:x="9.781cm" svg:y="4.634cm" svg:viewBox="0 0 170 168" draw:points="170,79 5,168 44,82 0,0">
          <text:p/>
        </draw:polygon>
        <draw:polygon draw:style-name="gr2" draw:text-style-name="P2" draw:layer="layout" svg:width="0.169cm" svg:height="0.167cm" svg:x="9.781cm" svg:y="4.634cm" svg:viewBox="0 0 170 168" draw:points="170,79 5,168 44,82 0,0">
          <text:p/>
        </draw:polygon>
        <draw:path draw:style-name="gr1" draw:text-style-name="P1" draw:layer="layout" svg:width="1.903cm" svg:height="1.903cm" svg:x="7.169cm" svg:y="3.771cm" svg:viewBox="0 0 1904 1904" svg:d="M1904 952c0 31-1 63-4 94s-8 62-14 92c-6 31-13 61-23 91-9 30-19 59-31 88s-25 57-40 84c-15 28-31 55-48 80-17 26-36 51-56 75-19 25-40 48-62 70s-45 43-69 62c-25 20-50 39-75 56-26 17-53 33-81 48s-56 28-85 40-58 22-88 31-60 17-90 23c-31 6-62 11-93 14s-62 4-93 4-62-1-93-4-62-8-93-14c-30-6-60-14-90-23s-59-19-88-31-57-25-85-40c-27-15-54-31-80-48s-51-36-75-56c-24-19-47-40-69-62s-43-45-63-70c-19-24-38-49-55-75-17-25-33-52-48-80-15-27-28-55-40-84s-22-58-32-88c-9-30-16-60-22-91-6-30-11-61-14-92s-5-63-5-94 2-62 5-93 8-62 14-93c6-30 13-61 22-90 10-30 20-60 32-88 12-29 25-57 40-85 15-27 31-54 48-80s36-51 55-75c20-24 41-47 63-69s45-43 69-63c24-19 49-38 75-55 26-18 53-34 80-48 28-15 56-28 85-40s58-23 88-32 60-16 90-22c31-6 62-11 93-14s62-5 93-5 62 2 93 5 62 8 93 14c30 6 60 13 90 22s59 20 88 32 57 25 85 40c28 14 55 30 81 48 25 17 50 36 75 55 24 20 47 41 69 63s43 45 62 69c20 24 39 49 56 75s33 53 48 80c15 28 28 56 40 85 12 28 22 58 31 88 9 29 17 60 23 90 6 31 11 62 14 93s4 62 4 93z">
          <text:p/>
        </draw:path>
        <draw:path draw:style-name="gr2" draw:text-style-name="P2" draw:layer="layout" svg:width="1.903cm" svg:height="1.903cm" svg:x="7.169cm" svg:y="3.771cm" svg:viewBox="0 0 1904 1904" svg:d="M1904 952c0 31-1 63-4 94s-8 62-14 92c-6 31-13 61-23 91-9 30-19 59-31 88s-25 57-40 84c-15 28-31 55-48 80-17 26-36 51-56 75-19 25-40 48-62 70s-45 43-69 62c-25 20-50 39-75 56-26 17-53 33-81 48s-56 28-85 40-58 22-88 31-60 17-90 23c-31 6-62 11-93 14s-62 4-93 4-62-1-93-4-62-8-93-14c-30-6-60-14-90-23s-59-19-88-31-57-25-85-40c-27-15-54-31-80-48s-51-36-75-56c-24-19-47-40-69-62s-43-45-63-70c-19-24-38-49-55-75-17-25-33-52-48-80-15-27-28-55-40-84s-22-58-32-88c-9-30-16-60-22-91-6-30-11-61-14-92s-5-63-5-94 2-62 5-93 8-62 14-93c6-30 13-61 22-90 10-30 20-60 32-88 12-29 25-57 40-85 15-27 31-54 48-80s36-51 55-75c20-24 41-47 63-69s45-43 69-63c24-19 49-38 75-55 26-18 53-34 80-48 28-15 56-28 85-40s58-23 88-32 60-16 90-22c31-6 62-11 93-14s62-5 93-5 62 2 93 5 62 8 93 14c30 6 60 13 90 22s59 20 88 32 57 25 85 40c28 14 55 30 81 48 25 17 50 36 75 55 24 20 47 41 69 63s43 45 62 69c20 24 39 49 56 75s33 53 48 80c15 28 28 56 40 85 12 28 22 58 31 88 9 29 17 60 23 90 6 31 11 62 14 93s4 62 4 93z">
          <text:p/>
        </draw:path>
        <draw:frame draw:style-name="gr4" draw:text-style-name="P5" draw:layer="layout" svg:width="0.994cm" svg:height="0.323cm" svg:x="7.617cm" svg:y="4.209cm">
          <draw:text-box>
            <text:p text:style-name="P4"><text:span text:style-name="T1">Student</text:span></text:p>
          </draw:text-box>
        </draw:frame>
        <draw:frame draw:style-name="gr4" draw:text-style-name="P5" draw:layer="layout" svg:width="1.33cm" svg:height="0.323cm" svg:x="7.451cm" svg:y="4.542cm">
          <draw:text-box>
            <text:p text:style-name="P4"><text:span text:style-name="T1">Classwork</text:span></text:p>
          </draw:text-box>
        </draw:frame>
        <draw:frame draw:style-name="gr4" draw:text-style-name="P5" draw:layer="layout" svg:width="0.674cm" svg:height="0.323cm" svg:x="7.776cm" svg:y="4.899cm">
          <draw:text-box>
            <text:p text:style-name="P4"><text:span text:style-name="T1">Page</text:span></text:p>
          </draw:text-box>
        </draw:frame>
        <draw:polyline draw:style-name="gr2" draw:text-style-name="P2" draw:layer="layout" svg:width="0.61cm" svg:height="0.007cm" svg:x="11.879cm" svg:y="4.712cm" svg:viewBox="0 0 611 8" draw:points="0,0 476,0 611,8">
          <text:p/>
        </draw:polyline>
        <draw:polygon draw:style-name="gr3" draw:text-style-name="P3" draw:layer="layout" svg:width="0.17cm" svg:height="0.166cm" svg:x="12.444cm" svg:y="4.633cm" svg:viewBox="0 0 171 167" draw:points="171,90 0,167 45,85 7,0">
          <text:p/>
        </draw:polygon>
        <draw:polygon draw:style-name="gr2" draw:text-style-name="P2" draw:layer="layout" svg:width="0.17cm" svg:height="0.166cm" svg:x="12.444cm" svg:y="4.633cm" svg:viewBox="0 0 171 167" draw:points="171,90 0,167 45,85 7,0">
          <text:p/>
        </draw:polygon>
        <draw:path draw:style-name="gr1" draw:text-style-name="P1" draw:layer="layout" svg:width="1.903cm" svg:height="1.903cm" svg:x="9.976cm" svg:y="3.759cm" svg:viewBox="0 0 1904 1904" svg:d="M1904 952c0 31-1 63-4 94s-8 62-14 93c-6 30-14 60-23 90s-19 59-31 88-25 57-40 84c-15 28-31 55-48 81-17 25-36 50-56 75-19 24-40 47-62 69s-45 43-70 62c-24 20-49 39-75 56-25 17-52 33-80 48-27 15-55 28-84 40s-58 22-88 31-60 17-91 23c-30 6-61 11-92 14s-62 4-93 4-62-1-93-4-62-8-93-14c-30-6-61-13-90-23-30-9-60-19-88-31-29-12-57-25-85-40s-55-31-81-48-51-36-75-56c-24-19-47-40-69-62s-43-45-63-69c-19-25-38-50-55-75-18-26-34-53-48-81-15-27-28-55-40-84s-23-58-32-88-16-60-22-90c-6-31-11-62-14-93s-5-63-5-94 2-62 5-93 8-62 14-93c6-30 13-60 22-90s20-59 32-88 25-57 40-85c14-27 30-54 48-80 17-26 36-51 55-75 20-24 41-47 63-69s45-43 69-63c24-19 49-38 75-55s53-33 81-48 56-28 85-40c28-12 58-23 88-32 29-9 60-16 90-22 31-6 62-11 93-14s62-5 93-5 62 2 93 5 62 8 92 14c31 6 61 13 91 22s59 20 88 32 57 25 84 40c28 15 55 31 80 48 26 17 51 36 75 55 25 20 48 41 70 63s43 45 62 69c20 24 39 49 56 75s33 53 48 80c15 28 28 56 40 85s22 58 31 88 17 60 23 90c6 31 11 62 14 93s4 62 4 93z">
          <text:p/>
        </draw:path>
        <draw:path draw:style-name="gr2" draw:text-style-name="P2" draw:layer="layout" svg:width="1.903cm" svg:height="1.903cm" svg:x="9.976cm" svg:y="3.759cm" svg:viewBox="0 0 1904 1904" svg:d="M1904 952c0 31-1 63-4 94s-8 62-14 93c-6 30-14 60-23 90s-19 59-31 88-25 57-40 84c-15 28-31 55-48 81-17 25-36 50-56 75-19 24-40 47-62 69s-45 43-70 62c-24 20-49 39-75 56-25 17-52 33-80 48-27 15-55 28-84 40s-58 22-88 31-60 17-91 23c-30 6-61 11-92 14s-62 4-93 4-62-1-93-4-62-8-93-14c-30-6-61-13-90-23-30-9-60-19-88-31-29-12-57-25-85-40s-55-31-81-48-51-36-75-56c-24-19-47-40-69-62s-43-45-63-69c-19-25-38-50-55-75-18-26-34-53-48-81-15-27-28-55-40-84s-23-58-32-88-16-60-22-90c-6-31-11-62-14-93s-5-63-5-94 2-62 5-93 8-62 14-93c6-30 13-60 22-90s20-59 32-88 25-57 40-85c14-27 30-54 48-80 17-26 36-51 55-75 20-24 41-47 63-69s45-43 69-63c24-19 49-38 75-55s53-33 81-48 56-28 85-40c28-12 58-23 88-32 29-9 60-16 90-22 31-6 62-11 93-14s62-5 93-5 62 2 93 5 62 8 92 14c31 6 61 13 91 22s59 20 88 32 57 25 84 40c28 15 55 31 80 48 26 17 51 36 75 55 25 20 48 41 70 63s43 45 62 69c20 24 39 49 56 75s33 53 48 80c15 28 28 56 40 85s22 58 31 88 17 60 23 90c6 31 11 62 14 93s4 62 4 93z">
          <text:p/>
        </draw:path>
        <draw:frame draw:style-name="gr4" draw:text-style-name="P5" draw:layer="layout" svg:width="3.154cm" svg:height="0.323cm" svg:x="2.503cm" svg:y="3.472cm">
          <draw:text-box>
            <text:p text:style-name="P4"><text:span text:style-name="T1">Student Classwork Page</text:span></text:p>
          </draw:text-box>
        </draw:frame>
        <draw:polyline draw:style-name="gr2" draw:text-style-name="P2" draw:layer="layout" svg:width="0cm" svg:height="0.746cm" svg:x="13.592cm" svg:y="5.674cm" svg:viewBox="0 0 0 747" draw:points="0,0 0,477 0,423 0,747">
          <text:p/>
        </draw:polyline>
        <draw:polygon draw:style-name="gr3" draw:text-style-name="P3" draw:layer="layout" svg:width="0.166cm" svg:height="0.167cm" svg:x="13.509cm" svg:y="6.379cm" svg:viewBox="0 0 167 168" draw:points="84,168 0,0 84,43 167,0">
          <text:p/>
        </draw:polygon>
        <draw:polygon draw:style-name="gr2" draw:text-style-name="P2" draw:layer="layout" svg:width="0.166cm" svg:height="0.167cm" svg:x="13.509cm" svg:y="6.379cm" svg:viewBox="0 0 167 168" draw:points="84,168 0,0 84,43 167,0">
          <text:p/>
        </draw:polygon>
        <draw:path draw:style-name="gr1" draw:text-style-name="P1" draw:layer="layout" svg:width="1.903cm" svg:height="1.903cm" svg:x="12.64cm" svg:y="3.771cm" svg:viewBox="0 0 1904 1904" svg:d="M1904 952c0 31-1 63-4 94s-8 62-14 92c-6 31-13 61-23 91-9 30-19 59-31 88s-25 57-40 84c-15 28-31 55-48 80-17 26-36 51-56 75-19 25-40 48-62 70-23 22-46 43-70 62-25 20-50 39-75 56-26 17-53 33-81 48-27 15-55 28-84 40s-58 22-88 31-60 17-90 23c-31 6-62 11-93 14s-62 4-93 4-62-1-93-4-62-8-93-14c-30-6-60-14-90-23s-59-19-88-31-57-25-85-40c-27-15-54-31-80-48s-51-36-75-56c-24-19-47-40-69-62s-43-45-63-70c-19-24-38-49-55-75-18-25-33-52-48-80-15-27-28-55-40-84s-23-58-32-88-16-60-22-91c-6-30-11-61-14-92s-5-63-5-94 2-62 5-93 8-62 14-93c6-30 13-61 22-90 9-30 20-60 32-88 12-29 25-57 40-85 15-27 30-54 48-80 17-26 36-51 55-75 20-24 41-47 63-69s45-43 69-63c24-19 49-38 75-55 26-18 53-34 80-48 28-15 56-28 85-40s58-23 88-32 60-16 90-22c31-6 62-11 93-14s62-5 93-5 62 2 93 5 62 8 93 14c30 6 60 13 90 22s59 20 88 32 57 25 84 40c28 14 55 30 81 48 25 17 50 36 75 55 24 20 47 41 70 63 22 22 43 45 62 69 20 24 39 49 56 75s33 53 48 80c15 28 28 56 40 85 12 28 22 58 31 88 10 29 17 60 23 90 6 31 11 62 14 93s4 62 4 93z">
          <text:p/>
        </draw:path>
        <draw:path draw:style-name="gr2" draw:text-style-name="P2" draw:layer="layout" svg:width="1.903cm" svg:height="1.903cm" svg:x="12.64cm" svg:y="3.771cm" svg:viewBox="0 0 1904 1904" svg:d="M1904 952c0 31-1 63-4 94s-8 62-14 92c-6 31-13 61-23 91-9 30-19 59-31 88s-25 57-40 84c-15 28-31 55-48 80-17 26-36 51-56 75-19 25-40 48-62 70-23 22-46 43-70 62-25 20-50 39-75 56-26 17-53 33-81 48-27 15-55 28-84 40s-58 22-88 31-60 17-90 23c-31 6-62 11-93 14s-62 4-93 4-62-1-93-4-62-8-93-14c-30-6-60-14-90-23s-59-19-88-31-57-25-85-40c-27-15-54-31-80-48s-51-36-75-56c-24-19-47-40-69-62s-43-45-63-70c-19-24-38-49-55-75-18-25-33-52-48-80-15-27-28-55-40-84s-23-58-32-88-16-60-22-91c-6-30-11-61-14-92s-5-63-5-94 2-62 5-93 8-62 14-93c6-30 13-61 22-90 9-30 20-60 32-88 12-29 25-57 40-85 15-27 30-54 48-80 17-26 36-51 55-75 20-24 41-47 63-69s45-43 69-63c24-19 49-38 75-55 26-18 53-34 80-48 28-15 56-28 85-40s58-23 88-32 60-16 90-22c31-6 62-11 93-14s62-5 93-5 62 2 93 5 62 8 93 14c30 6 60 13 90 22s59 20 88 32 57 25 84 40c28 14 55 30 81 48 25 17 50 36 75 55 24 20 47 41 70 63 22 22 43 45 62 69 20 24 39 49 56 75s33 53 48 80c15 28 28 56 40 85 12 28 22 58 31 88 10 29 17 60 23 90 6 31 11 62 14 93s4 62 4 93z">
          <text:p/>
        </draw:path>
        <draw:frame draw:style-name="gr4" draw:text-style-name="P5" draw:layer="layout" svg:width="1.122cm" svg:height="0.323cm" svg:x="10.361cm" svg:y="4.542cm">
          <draw:text-box>
            <text:p text:style-name="P4"><text:span text:style-name="T1">Backend</text:span></text:p>
          </draw:text-box>
        </draw:frame>
        <draw:polyline draw:style-name="gr2" draw:text-style-name="P2" draw:layer="layout" svg:width="1.55cm" svg:height="0cm" svg:x="15.22cm" svg:y="8.114cm" svg:viewBox="0 0 1551 0" draw:points="0,0 853,0 1551,0">
          <text:p/>
        </draw:polyline>
        <draw:polygon draw:style-name="gr3" draw:text-style-name="P3" draw:layer="layout" svg:width="0.166cm" svg:height="0.167cm" svg:x="16.729cm" svg:y="8.03cm" svg:viewBox="0 0 167 168" draw:points="167,85 0,168 42,85 0,0">
          <text:p/>
        </draw:polygon>
        <draw:polygon draw:style-name="gr2" draw:text-style-name="P2" draw:layer="layout" svg:width="0.166cm" svg:height="0.167cm" svg:x="16.729cm" svg:y="8.03cm" svg:viewBox="0 0 167 168" draw:points="167,85 0,168 42,85 0,0">
          <text:p/>
        </draw:polygon>
        <draw:polygon draw:style-name="gr1" draw:text-style-name="P1" draw:layer="layout" svg:width="0.594cm" svg:height="0.309cm" svg:x="15.626cm" svg:y="7.964cm" svg:viewBox="0 0 595 310" draw:points="0,0 595,0 595,310 0,310">
          <text:p/>
        </draw:polygon>
        <draw:frame draw:style-name="gr4" draw:text-style-name="P5" draw:layer="layout" svg:width="1.298cm" svg:height="0.323cm" svg:x="12.938cm" svg:y="4.542cm">
          <draw:text-box>
            <text:p text:style-name="P4"><text:span text:style-name="T1">Response</text:span></text:p>
          </draw:text-box>
        </draw:frame>
        <draw:polyline draw:style-name="gr2" draw:text-style-name="P2" draw:layer="layout" svg:width="1.313cm" svg:height="0cm" svg:x="10.65cm" svg:y="8.114cm" svg:viewBox="0 0 1314 0" draw:points="1314,0 582,0 0,0">
          <text:p/>
        </draw:polyline>
        <draw:polygon draw:style-name="gr3" draw:text-style-name="P3" draw:layer="layout" svg:width="0.166cm" svg:height="0.167cm" svg:x="10.525cm" svg:y="8.03cm" svg:viewBox="0 0 167 168" draw:points="0,85 167,0 126,85 167,168">
          <text:p/>
        </draw:polygon>
        <draw:polygon draw:style-name="gr2" draw:text-style-name="P2" draw:layer="layout" svg:width="0.166cm" svg:height="0.167cm" svg:x="10.525cm" svg:y="8.03cm" svg:viewBox="0 0 167 168" draw:points="0,85 167,0 126,85 167,168">
          <text:p/>
        </draw:polygon>
        <draw:line draw:style-name="gr2" draw:text-style-name="P2" draw:layer="layout" svg:x1="13.592cm" svg:y1="9.653cm" svg:x2="13.592cm" svg:y2="10.578cm">
          <text:p/>
        </draw:line>
        <draw:polygon draw:style-name="gr3" draw:text-style-name="P3" draw:layer="layout" svg:width="0.166cm" svg:height="0.166cm" svg:x="13.509cm" svg:y="10.536cm" svg:viewBox="0 0 167 167" draw:points="84,167 0,0 84,43 167,0">
          <text:p/>
        </draw:polygon>
        <draw:polygon draw:style-name="gr2" draw:text-style-name="P2" draw:layer="layout" svg:width="0.166cm" svg:height="0.166cm" svg:x="13.509cm" svg:y="10.536cm" svg:viewBox="0 0 167 167" draw:points="84,167 0,0 84,43 167,0">
          <text:p/>
        </draw:polygon>
        <draw:polygon draw:style-name="gr1" draw:text-style-name="P1" draw:layer="layout" svg:width="3.258cm" svg:height="3.081cm" svg:x="11.963cm" svg:y="6.572cm" svg:viewBox="0 0 3259 3082" draw:points="1629,0 3259,1541 1629,3082 0,1541">
          <text:p/>
        </draw:polygon>
        <draw:polygon draw:style-name="gr2" draw:text-style-name="P2" draw:layer="layout" svg:width="3.258cm" svg:height="3.081cm" svg:x="11.963cm" svg:y="6.572cm" svg:viewBox="0 0 3259 3082" draw:points="1629,0 3259,1541 1629,3082 0,1541">
          <text:p/>
        </draw:polygon>
        <draw:frame draw:style-name="gr5" draw:text-style-name="P6" draw:layer="layout" svg:width="0.586cm" svg:height="0.293cm" svg:x="15.633cm" svg:y="7.965cm">
          <draw:text-box>
            <text:p text:style-name="P4"><text:span text:style-name="T2">Back</text:span></text:p>
          </draw:text-box>
        </draw:frame>
        <draw:frame draw:style-name="gr4" draw:text-style-name="P5" draw:layer="layout" svg:width="2.161cm" svg:height="0.323cm" svg:x="12.532cm" svg:y="7.777cm">
          <draw:text-box>
            <text:p text:style-name="P4"><text:span text:style-name="T1">Activity, Quiz, or </text:span></text:p>
          </draw:text-box>
        </draw:frame>
        <draw:path draw:style-name="gr1" draw:text-style-name="P1" draw:layer="layout" svg:width="1.903cm" svg:height="1.903cm" svg:x="16.922cm" svg:y="7.161cm" svg:viewBox="0 0 1904 1904" svg:d="M1904 951c0 32-1 63-4 94-4 31-8 62-14 92-6 31-14 61-23 91-9 29-19 59-31 88-12 28-26 57-40 85-15 27-31 54-48 80-18 26-36 51-56 75s-41 47-63 69-45 43-69 63-49 38-75 56c-26 17-52 33-80 48-27 14-56 28-84 40-29 11-58 22-88 31s-60 17-92 23c-30 6-61 10-92 13s-62 5-93 5c-32 0-63-2-94-5s-61-7-92-13-61-14-91-23c-29-9-59-20-88-31-28-12-56-26-84-40-27-15-54-31-80-48-26-18-51-36-75-56s-47-41-69-63-43-45-63-69-38-49-56-75c-17-26-33-53-48-80-14-28-28-57-39-85-12-29-23-59-32-88-9-30-17-60-23-91-6-30-10-61-13-92s-5-62-5-94c0-31 2-62 5-93s7-62 13-92c6-31 14-61 23-91s20-59 32-88c11-28 25-57 39-84 15-28 31-54 48-80 18-26 36-51 56-75s41-47 63-69 45-43 69-63 49-38 75-56c26-17 53-33 80-48 28-14 56-28 84-40 29-11 59-22 88-31 30-9 60-17 91-23s61-10 92-13 62-5 94-5c31 0 62 2 93 5s62 7 92 13c32 6 62 14 92 23s59 20 88 31c28 12 57 26 84 40 28 15 54 31 80 48 26 18 51 36 75 56s47 41 69 63 43 45 63 69 38 49 56 75c17 26 33 52 48 80 14 27 28 56 40 84 12 29 22 58 31 88s17 60 23 91c6 30 10 61 14 92 3 31 4 62 4 93z">
          <text:p/>
        </draw:path>
        <draw:path draw:style-name="gr2" draw:text-style-name="P2" draw:layer="layout" svg:width="1.903cm" svg:height="1.903cm" svg:x="16.922cm" svg:y="7.161cm" svg:viewBox="0 0 1904 1904" svg:d="M1904 951c0 32-1 63-4 94-4 31-8 62-14 92-6 31-14 61-23 91-9 29-19 59-31 88-12 28-26 57-40 85-15 27-31 54-48 80-18 26-36 51-56 75s-41 47-63 69-45 43-69 63-49 38-75 56c-26 17-52 33-80 48-27 14-56 28-84 40-29 11-58 22-88 31s-60 17-92 23c-30 6-61 10-92 13s-62 5-93 5c-32 0-63-2-94-5s-61-7-92-13-61-14-91-23c-29-9-59-20-88-31-28-12-56-26-84-40-27-15-54-31-80-48-26-18-51-36-75-56s-47-41-69-63-43-45-63-69-38-49-56-75c-17-26-33-53-48-80-14-28-28-57-39-85-12-29-23-59-32-88-9-30-17-60-23-91-6-30-10-61-13-92s-5-62-5-94c0-31 2-62 5-93s7-62 13-92c6-31 14-61 23-91s20-59 32-88c11-28 25-57 39-84 15-28 31-54 48-80 18-26 36-51 56-75s41-47 63-69 45-43 69-63 49-38 75-56c26-17 53-33 80-48 28-14 56-28 84-40 29-11 59-22 88-31 30-9 60-17 91-23s61-10 92-13 62-5 94-5c31 0 62 2 93 5s62 7 92 13c32 6 62 14 92 23s59 20 88 31c28 12 57 26 84 40 28 15 54 31 80 48 26 18 51 36 75 56s47 41 69 63 43 45 63 69 38 49 56 75c17 26 33 52 48 80 14 27 28 56 40 84 12 29 22 58 31 88s17 60 23 91c6 30 10 61 14 92 3 31 4 62 4 93z">
          <text:p/>
        </draw:path>
        <draw:frame draw:style-name="gr4" draw:text-style-name="P5" draw:layer="layout" svg:width="2.531cm" svg:height="0.323cm" svg:x="12.338cm" svg:y="8.134cm">
          <draw:text-box>
            <text:p text:style-name="P4"><text:span text:style-name="T1">back to dashboard?</text:span></text:p>
          </draw:text-box>
        </draw:frame>
        <draw:frame draw:style-name="gr4" draw:text-style-name="P5" draw:layer="layout" svg:width="0.994cm" svg:height="0.323cm" svg:x="17.37cm" svg:y="7.777cm">
          <draw:text-box>
            <text:p text:style-name="P4"><text:span text:style-name="T1">Student</text:span></text:p>
          </draw:text-box>
        </draw:frame>
        <draw:line draw:style-name="gr2" draw:text-style-name="P2" draw:layer="layout" svg:x1="9.31cm" svg:y1="9.239cm" svg:x2="9.31cm" svg:y2="10.114cm">
          <text:p/>
        </draw:line>
        <draw:polygon draw:style-name="gr3" draw:text-style-name="P3" draw:layer="layout" svg:width="0.167cm" svg:height="0.167cm" svg:x="9.227cm" svg:y="10.072cm" svg:viewBox="0 0 168 168" draw:points="83,168 0,0 83,42 168,0">
          <text:p/>
        </draw:polygon>
        <draw:polygon draw:style-name="gr2" draw:text-style-name="P2" draw:layer="layout" svg:width="0.167cm" svg:height="0.167cm" svg:x="9.227cm" svg:y="10.072cm" svg:viewBox="0 0 168 168" draw:points="83,168 0,0 83,42 168,0">
          <text:p/>
        </draw:polygon>
        <draw:polyline draw:style-name="gr2" draw:text-style-name="P2" draw:layer="layout" svg:width="0.801cm" svg:height="0.013cm" svg:x="7.321cm" svg:y="8.101cm" svg:viewBox="0 0 802 14" draw:points="802,14 325,14 0,0">
          <text:p/>
        </draw:polyline>
        <draw:polygon draw:style-name="gr3" draw:text-style-name="P3" draw:layer="layout" svg:width="0.17cm" svg:height="0.166cm" svg:x="7.196cm" svg:y="8.019cm" svg:viewBox="0 0 171 167" draw:points="0,78 171,0 125,83 164,167">
          <text:p/>
        </draw:polygon>
        <draw:polygon draw:style-name="gr2" draw:text-style-name="P2" draw:layer="layout" svg:width="0.17cm" svg:height="0.166cm" svg:x="7.196cm" svg:y="8.019cm" svg:viewBox="0 0 171 167" draw:points="0,78 171,0 125,83 164,167">
          <text:p/>
        </draw:polygon>
        <draw:polygon draw:style-name="gr1" draw:text-style-name="P1" draw:layer="layout" svg:width="2.379cm" svg:height="2.254cm" svg:x="8.121cm" svg:y="6.985cm" svg:viewBox="0 0 2380 2255" draw:points="1190,0 2380,1128 1190,2255 0,1128">
          <text:p/>
        </draw:polygon>
        <draw:polygon draw:style-name="gr2" draw:text-style-name="P2" draw:layer="layout" svg:width="2.379cm" svg:height="2.254cm" svg:x="8.121cm" svg:y="6.985cm" svg:viewBox="0 0 2380 2255" draw:points="1190,0 2380,1128 1190,2255 0,1128">
          <text:p/>
        </draw:polygon>
        <draw:frame draw:style-name="gr4" draw:text-style-name="P5" draw:layer="layout" svg:width="1.41cm" svg:height="0.323cm" svg:x="17.164cm" svg:y="8.134cm">
          <draw:text-box>
            <text:p text:style-name="P4"><text:span text:style-name="T1">Dashboard</text:span></text:p>
          </draw:text-box>
        </draw:frame>
        <draw:path draw:style-name="gr1" draw:text-style-name="P1" draw:layer="layout" svg:width="1.903cm" svg:height="1.903cm" svg:x="8.359cm" svg:y="10.265cm" svg:viewBox="0 0 1904 1904" svg:d="M1904 953c0 31-2 62-5 93s-7 62-14 93c-6 30-13 60-22 90s-20 59-32 88-25 57-40 84c-14 28-30 55-48 81-17 25-35 50-55 75-20 24-41 47-63 69s-45 43-69 62c-24 20-49 39-75 56s-53 33-80 48c-28 15-56 28-85 40-28 12-58 22-88 31-29 9-60 17-90 23-31 6-61 11-92 14s-63 4-94 4-62-1-93-4-62-8-92-14c-31-6-61-14-91-23s-59-19-88-31-57-25-84-40c-28-15-54-31-80-48s-51-36-75-56c-24-19-47-40-70-62-22-22-42-45-62-69-21-25-40-50-57-75-17-26-33-53-48-81-15-27-28-55-40-84s-22-58-31-88-17-60-23-90c-6-31-11-62-14-93s-4-62-4-93 1-62 4-93 8-62 14-93c6-30 14-60 23-90s19-59 31-88 25-57 40-85c15-27 31-54 48-80s36-51 57-75c20-24 40-47 62-69 23-22 46-43 70-63 24-19 49-39 75-56 26-18 52-34 80-48 27-15 55-28 84-40s58-23 88-32 60-16 91-22c30-6 61-11 92-14s62-5 93-5 63 2 94 5 61 8 92 14c30 6 61 13 90 22 30 9 60 20 88 32 29 12 57 25 85 40 27 14 54 30 80 48 26 17 51 37 75 56 24 20 47 41 69 63s43 45 63 69 38 49 55 75c18 26 34 53 48 80 15 28 28 56 40 85s23 58 32 88 16 60 22 90c7 31 11 62 14 93s5 62 5 93z">
          <text:p/>
        </draw:path>
        <draw:path draw:style-name="gr2" draw:text-style-name="P2" draw:layer="layout" svg:width="1.903cm" svg:height="1.903cm" svg:x="8.359cm" svg:y="10.265cm" svg:viewBox="0 0 1904 1904" svg:d="M1904 953c0 31-2 62-5 93s-7 62-14 93c-6 30-13 60-22 90s-20 59-32 88-25 57-40 84c-14 28-30 55-48 81-17 25-35 50-55 75-20 24-41 47-63 69s-45 43-69 62c-24 20-49 39-75 56s-53 33-80 48c-28 15-56 28-85 40-28 12-58 22-88 31-29 9-60 17-90 23-31 6-61 11-92 14s-63 4-94 4-62-1-93-4-62-8-92-14c-31-6-61-14-91-23s-59-19-88-31-57-25-84-40c-28-15-54-31-80-48s-51-36-75-56c-24-19-47-40-70-62-22-22-42-45-62-69-21-25-40-50-57-75-17-26-33-53-48-81-15-27-28-55-40-84s-22-58-31-88-17-60-23-90c-6-31-11-62-14-93s-4-62-4-93 1-62 4-93 8-62 14-93c6-30 14-60 23-90s19-59 31-88 25-57 40-85c15-27 31-54 48-80s36-51 57-75c20-24 40-47 62-69 23-22 46-43 70-63 24-19 49-39 75-56 26-18 52-34 80-48 27-15 55-28 84-40s58-23 88-32 60-16 91-22c30-6 61-11 92-14s62-5 93-5 63 2 94 5 61 8 92 14c30 6 61 13 90 22 30 9 60 20 88 32 29 12 57 25 85 40 27 14 54 30 80 48 26 17 51 37 75 56 24 20 47 41 69 63s43 45 63 69 38 49 55 75c18 26 34 53 48 80 15 28 28 56 40 85s23 58 32 88 16 60 22 90c7 31 11 62 14 93s5 62 5 93z">
          <text:p/>
        </draw:path>
        <draw:frame draw:style-name="gr4" draw:text-style-name="P5" draw:layer="layout" svg:width="1.938cm" svg:height="0.323cm" svg:x="8.339cm" svg:y="7.944cm">
          <draw:text-box>
            <text:p text:style-name="P4"><text:span text:style-name="T1">Activity empty?</text:span></text:p>
          </draw:text-box>
        </draw:frame>
        <draw:frame draw:style-name="gr4" draw:text-style-name="P5" draw:layer="layout" svg:width="0.994cm" svg:height="0.323cm" svg:x="8.807cm" svg:y="10.703cm">
          <draw:text-box>
            <text:p text:style-name="P4"><text:span text:style-name="T1">Student</text:span></text:p>
          </draw:text-box>
        </draw:frame>
        <draw:frame draw:style-name="gr4" draw:text-style-name="P5" draw:layer="layout" svg:width="1.618cm" svg:height="0.323cm" svg:x="8.5cm" svg:y="11.036cm">
          <draw:text-box>
            <text:p text:style-name="P4"><text:span text:style-name="T1">Activity View</text:span></text:p>
          </draw:text-box>
        </draw:frame>
        <draw:polygon draw:style-name="gr1" draw:text-style-name="P1" draw:layer="layout" svg:width="2.854cm" svg:height="1.427cm" svg:x="4.553cm" svg:y="7.381cm" svg:viewBox="0 0 2855 1428" draw:points="0,1428 476,0 2855,0 2379,1428">
          <text:p/>
        </draw:polygon>
        <draw:polygon draw:style-name="gr2" draw:text-style-name="P2" draw:layer="layout" svg:width="2.854cm" svg:height="1.427cm" svg:x="4.553cm" svg:y="7.381cm" svg:viewBox="0 0 2855 1428" draw:points="0,1428 476,0 2855,0 2379,1428">
          <text:p/>
        </draw:polygon>
        <draw:frame draw:style-name="gr4" draw:text-style-name="P5" draw:layer="layout" svg:width="0.674cm" svg:height="0.323cm" svg:x="8.966cm" svg:y="11.393cm">
          <draw:text-box>
            <text:p text:style-name="P4"><text:span text:style-name="T1">Page</text:span></text:p>
          </draw:text-box>
        </draw:frame>
        <draw:polyline draw:style-name="gr2" draw:text-style-name="P2" draw:layer="layout" svg:width="0.009cm" svg:height="1.133cm" svg:x="13.592cm" svg:y="13.453cm" svg:viewBox="0 0 10 1134" draw:points="0,0 0,643 10,1134">
          <text:p/>
        </draw:polyline>
        <draw:polygon draw:style-name="gr3" draw:text-style-name="P3" draw:layer="layout" svg:width="0.167cm" svg:height="0.167cm" svg:x="13.517cm" svg:y="14.543cm" svg:viewBox="0 0 168 168" draw:points="87,168 0,3 85,43 168,0">
          <text:p/>
        </draw:polygon>
        <draw:polygon draw:style-name="gr2" draw:text-style-name="P2" draw:layer="layout" svg:width="0.167cm" svg:height="0.167cm" svg:x="13.517cm" svg:y="14.543cm" svg:viewBox="0 0 168 168" draw:points="87,168 0,3 85,43 168,0">
          <text:p/>
        </draw:polygon>
        <draw:polygon draw:style-name="gr1" draw:text-style-name="P1" draw:layer="layout" svg:width="0.357cm" svg:height="0.309cm" svg:x="13.461cm" svg:y="13.863cm" svg:viewBox="0 0 358 310" draw:points="0,0 358,0 358,310 0,310">
          <text:p/>
        </draw:polygon>
        <draw:frame draw:style-name="gr4" draw:text-style-name="P5" draw:layer="layout" svg:width="1.794cm" svg:height="0.323cm" svg:x="5.08cm" svg:y="7.92cm">
          <draw:text-box>
            <text:p text:style-name="P4"><text:span text:style-name="T1">No activity yet</text:span></text:p>
          </draw:text-box>
        </draw:frame>
        <draw:polyline draw:style-name="gr2" draw:text-style-name="P2" draw:layer="layout" svg:width="1.481cm" svg:height="0.003cm" svg:x="15.052cm" svg:y="12.091cm" svg:viewBox="0 0 1482 4" draw:points="0,4 701,4 1482,0">
          <text:p/>
        </draw:polyline>
        <draw:polygon draw:style-name="gr3" draw:text-style-name="P3" draw:layer="layout" svg:width="0.167cm" svg:height="0.167cm" svg:x="16.491cm" svg:y="12.008cm" svg:viewBox="0 0 168 168" draw:points="168,84 0,168 43,84 0,0">
          <text:p/>
        </draw:polygon>
        <draw:polygon draw:style-name="gr2" draw:text-style-name="P2" draw:layer="layout" svg:width="0.167cm" svg:height="0.167cm" svg:x="16.491cm" svg:y="12.008cm" svg:viewBox="0 0 168 168" draw:points="168,84 0,168 43,84 0,0">
          <text:p/>
        </draw:polygon>
        <draw:polygon draw:style-name="gr1" draw:text-style-name="P1" draw:layer="layout" svg:width="0.404cm" svg:height="0.309cm" svg:x="15.483cm" svg:y="11.96cm" svg:viewBox="0 0 405 310" draw:points="0,0 405,0 405,310 0,310">
          <text:p/>
        </draw:polygon>
        <draw:frame draw:style-name="gr5" draw:text-style-name="P6" draw:layer="layout" svg:width="0.338cm" svg:height="0.293cm" svg:x="13.473cm" svg:y="13.865cm">
          <draw:text-box>
            <text:p text:style-name="P4"><text:span text:style-name="T2">No</text:span></text:p>
          </draw:text-box>
        </draw:frame>
        <draw:polygon draw:style-name="gr1" draw:text-style-name="P1" draw:layer="layout" svg:width="2.926cm" svg:height="2.724cm" svg:x="12.129cm" svg:y="10.729cm" svg:viewBox="0 0 2927 2725" draw:points="1464,0 2927,1362 1464,2725 0,1362">
          <text:p/>
        </draw:polygon>
        <draw:polygon draw:style-name="gr2" draw:text-style-name="P2" draw:layer="layout" svg:width="2.926cm" svg:height="2.724cm" svg:x="12.129cm" svg:y="10.729cm" svg:viewBox="0 0 2927 2725" draw:points="1464,0 2927,1362 1464,2725 0,1362">
          <text:p/>
        </draw:polygon>
        <draw:frame draw:style-name="gr5" draw:text-style-name="P6" draw:layer="layout" svg:width="0.454cm" svg:height="0.293cm" svg:x="15.472cm" svg:y="11.962cm">
          <draw:text-box>
            <text:p text:style-name="P4"><text:span text:style-name="T2">Yes</text:span></text:p>
          </draw:text-box>
        </draw:frame>
        <draw:polyline draw:style-name="gr2" draw:text-style-name="P2" draw:layer="layout" svg:width="0cm" svg:height="0.752cm" svg:x="13.604cm" svg:y="16.164cm" svg:viewBox="0 0 0 753" draw:points="0,0 0,477 0,753">
          <text:p/>
        </draw:polyline>
        <draw:polygon draw:style-name="gr3" draw:text-style-name="P3" draw:layer="layout" svg:width="0.166cm" svg:height="0.167cm" svg:x="13.521cm" svg:y="16.875cm" svg:viewBox="0 0 167 168" draw:points="84,168 0,0 84,42 167,0">
          <text:p/>
        </draw:polygon>
        <draw:polygon draw:style-name="gr2" draw:text-style-name="P2" draw:layer="layout" svg:width="0.166cm" svg:height="0.167cm" svg:x="13.521cm" svg:y="16.875cm" svg:viewBox="0 0 167 168" draw:points="84,168 0,0 84,42 167,0">
          <text:p/>
        </draw:polygon>
        <draw:polygon draw:style-name="gr1" draw:text-style-name="P1" draw:layer="layout" svg:width="2.854cm" svg:height="1.427cm" svg:x="12.177cm" svg:y="14.737cm" svg:viewBox="0 0 2855 1428" draw:points="0,1428 475,0 2855,0 2379,1428">
          <text:p/>
        </draw:polygon>
        <draw:polygon draw:style-name="gr2" draw:text-style-name="P2" draw:layer="layout" svg:width="2.854cm" svg:height="1.427cm" svg:x="12.177cm" svg:y="14.737cm" svg:viewBox="0 0 2855 1428" draw:points="0,1428 475,0 2855,0 2379,1428">
          <text:p/>
        </draw:polygon>
        <draw:frame draw:style-name="gr4" draw:text-style-name="P5" draw:layer="layout" svg:width="1.65cm" svg:height="0.323cm" svg:x="12.775cm" svg:y="11.916cm">
          <draw:text-box>
            <text:p text:style-name="P4"><text:span text:style-name="T1">Empty Quiz?</text:span></text:p>
          </draw:text-box>
        </draw:frame>
        <draw:polygon draw:style-name="gr1" draw:text-style-name="P1" draw:layer="layout" svg:width="2.855cm" svg:height="1.427cm" svg:x="16.446cm" svg:y="11.377cm" svg:viewBox="0 0 2856 1428" draw:points="0,1428 476,0 2856,0 2380,1428">
          <text:p/>
        </draw:polygon>
        <draw:polygon draw:style-name="gr2" draw:text-style-name="P2" draw:layer="layout" svg:width="2.855cm" svg:height="1.427cm" svg:x="16.446cm" svg:y="11.377cm" svg:viewBox="0 0 2856 1428" draw:points="0,1428 476,0 2856,0 2380,1428">
          <text:p/>
        </draw:polygon>
        <draw:frame draw:style-name="gr4" draw:text-style-name="P5" draw:layer="layout" svg:width="1.618cm" svg:height="0.323cm" svg:x="12.803cm" svg:y="15.27cm">
          <draw:text-box>
            <text:p text:style-name="P4"><text:span text:style-name="T1">Display Quiz</text:span></text:p>
          </draw:text-box>
        </draw:frame>
        <draw:polyline draw:style-name="gr2" draw:text-style-name="P2" draw:layer="layout" svg:width="0.011cm" svg:height="1.549cm" svg:x="13.594cm" svg:y="20.149cm" svg:viewBox="0 0 12 1550" draw:points="12,0 12,853 0,1550">
          <text:p/>
        </draw:polyline>
        <draw:polygon draw:style-name="gr3" draw:text-style-name="P3" draw:layer="layout" svg:width="0.166cm" svg:height="0.168cm" svg:x="13.512cm" svg:y="21.655cm" svg:viewBox="0 0 167 169" draw:points="81,169 0,0 83,43 167,2">
          <text:p/>
        </draw:polygon>
        <draw:polygon draw:style-name="gr2" draw:text-style-name="P2" draw:layer="layout" svg:width="0.166cm" svg:height="0.168cm" svg:x="13.512cm" svg:y="21.655cm" svg:viewBox="0 0 167 169" draw:points="81,169 0,0 83,43 167,2">
          <text:p/>
        </draw:polygon>
        <draw:polygon draw:style-name="gr1" draw:text-style-name="P1" draw:layer="layout" svg:width="0.404cm" svg:height="0.309cm" svg:x="13.39cm" svg:y="20.761cm" svg:viewBox="0 0 405 310" draw:points="0,0 405,0 405,310 0,310">
          <text:p/>
        </draw:polygon>
        <draw:frame draw:style-name="gr4" draw:text-style-name="P5" draw:layer="layout" svg:width="2.034cm" svg:height="0.323cm" svg:x="16.855cm" svg:y="11.916cm">
          <draw:text-box>
            <text:p text:style-name="P4"><text:span text:style-name="T1">No Quizzes yet.</text:span></text:p>
          </draw:text-box>
        </draw:frame>
        <draw:polyline draw:style-name="gr2" draw:text-style-name="P2" draw:layer="layout" svg:width="3.033cm" svg:height="2.295cm" svg:x="8.953cm" svg:y="16.316cm" svg:viewBox="0 0 3034 2296" draw:points="3034,2296 0,2296 0,0">
          <text:p/>
        </draw:polyline>
        <draw:polygon draw:style-name="gr3" draw:text-style-name="P3" draw:layer="layout" svg:width="0.167cm" svg:height="0.167cm" svg:x="8.87cm" svg:y="16.191cm" svg:viewBox="0 0 168 168" draw:points="84,0 168,168 84,125 0,168">
          <text:p/>
        </draw:polygon>
        <draw:polygon draw:style-name="gr2" draw:text-style-name="P2" draw:layer="layout" svg:width="0.167cm" svg:height="0.167cm" svg:x="8.87cm" svg:y="16.191cm" svg:viewBox="0 0 168 168" draw:points="84,0 168,168 84,125 0,168">
          <text:p/>
        </draw:polygon>
        <draw:polygon draw:style-name="gr1" draw:text-style-name="P1" draw:layer="layout" svg:width="0.357cm" svg:height="0.309cm" svg:x="8.775cm" svg:y="17.645cm" svg:viewBox="0 0 358 310" draw:points="0,0 358,0 358,310 0,310">
          <text:p/>
        </draw:polygon>
        <draw:frame draw:style-name="gr5" draw:text-style-name="P6" draw:layer="layout" svg:width="0.454cm" svg:height="0.293cm" svg:x="13.379cm" svg:y="20.763cm">
          <draw:text-box>
            <text:p text:style-name="P4"><text:span text:style-name="T2">Yes</text:span></text:p>
          </draw:text-box>
        </draw:frame>
        <draw:polygon draw:style-name="gr1" draw:text-style-name="P1" draw:layer="layout" svg:width="3.241cm" svg:height="3.081cm" svg:x="11.983cm" svg:y="17.068cm" svg:viewBox="0 0 3242 3082" draw:points="1621,0 3242,1540 1621,3082 0,1540">
          <text:p/>
        </draw:polygon>
        <draw:polygon draw:style-name="gr2" draw:text-style-name="P2" draw:layer="layout" svg:width="3.241cm" svg:height="3.081cm" svg:x="11.983cm" svg:y="17.068cm" svg:viewBox="0 0 3242 3082" draw:points="1621,0 3242,1540 1621,3082 0,1540">
          <text:p/>
        </draw:polygon>
        <draw:frame draw:style-name="gr5" draw:text-style-name="P6" draw:layer="layout" svg:width="0.338cm" svg:height="0.293cm" svg:x="8.787cm" svg:y="17.647cm">
          <draw:text-box>
            <text:p text:style-name="P4"><text:span text:style-name="T2">No</text:span></text:p>
          </draw:text-box>
        </draw:frame>
        <draw:path draw:style-name="gr1" draw:text-style-name="P1" draw:layer="layout" svg:width="1.903cm" svg:height="1.903cm" svg:x="12.641cm" svg:y="21.849cm" svg:viewBox="0 0 1904 1904" svg:d="M1904 953c0 31-2 62-5 93s-8 62-14 93c-6 30-13 60-22 90s-20 59-32 88-25 57-40 84c-14 28-30 55-48 81-17 25-36 50-55 75-20 24-41 47-63 69-23 22-46 43-70 62-24 20-49 39-75 56s-53 33-80 48c-28 15-56 28-85 40s-58 22-88 31c-29 9-60 17-90 23-31 6-62 11-93 14s-62 4-93 4-62-1-93-4-62-8-92-14c-31-6-61-14-91-23s-59-19-88-31-57-25-84-40c-28-15-55-31-80-48-26-17-51-36-75-56-25-19-48-40-70-62s-43-45-62-69c-20-25-39-50-56-75-17-26-33-53-48-81-15-27-28-55-40-84s-22-58-31-88-17-60-23-90c-6-31-11-62-14-93s-4-62-4-93 1-62 4-93 8-62 14-93c6-30 14-60 23-90s19-59 31-88 25-57 40-85c15-27 31-54 48-80s36-51 56-75c19-24 40-47 62-69s45-43 70-63c24-19 49-38 75-55 25-18 52-34 80-48 27-15 55-28 84-40s58-23 88-32 60-16 91-23c30-6 61-11 92-14s62-5 93-5 62 2 93 5 62 8 93 14c30 7 61 14 90 23 30 9 59 20 88 32s57 25 85 40c27 14 54 30 80 48 26 17 51 36 75 55 24 20 47 41 70 63 22 22 43 45 63 69 19 24 38 49 55 75 18 26 34 53 48 80 15 28 28 56 40 85s23 58 32 88 16 60 22 90c6 31 11 62 14 93s5 62 5 93z">
          <text:p/>
        </draw:path>
        <draw:path draw:style-name="gr2" draw:text-style-name="P2" draw:layer="layout" svg:width="1.903cm" svg:height="1.903cm" svg:x="12.641cm" svg:y="21.849cm" svg:viewBox="0 0 1904 1904" svg:d="M1904 953c0 31-2 62-5 93s-8 62-14 93c-6 30-13 60-22 90s-20 59-32 88-25 57-40 84c-14 28-30 55-48 81-17 25-36 50-55 75-20 24-41 47-63 69-23 22-46 43-70 62-24 20-49 39-75 56s-53 33-80 48c-28 15-56 28-85 40s-58 22-88 31c-29 9-60 17-90 23-31 6-62 11-93 14s-62 4-93 4-62-1-93-4-62-8-92-14c-31-6-61-14-91-23s-59-19-88-31-57-25-84-40c-28-15-55-31-80-48-26-17-51-36-75-56-25-19-48-40-70-62s-43-45-62-69c-20-25-39-50-56-75-17-26-33-53-48-81-15-27-28-55-40-84s-22-58-31-88-17-60-23-90c-6-31-11-62-14-93s-4-62-4-93 1-62 4-93 8-62 14-93c6-30 14-60 23-90s19-59 31-88 25-57 40-85c15-27 31-54 48-80s36-51 56-75c19-24 40-47 62-69s45-43 70-63c24-19 49-38 75-55 25-18 52-34 80-48 27-15 55-28 84-40s58-23 88-32 60-16 91-23c30-6 61-11 92-14s62-5 93-5 62 2 93 5 62 8 93 14c30 7 61 14 90 23 30 9 59 20 88 32s57 25 85 40c27 14 54 30 80 48 26 17 51 36 75 55 24 20 47 41 70 63 22 22 43 45 63 69 19 24 38 49 55 75 18 26 34 53 48 80 15 28 28 56 40 85s23 58 32 88 16 60 22 90c6 31 11 62 14 93s5 62 5 93z">
          <text:p/>
        </draw:path>
        <draw:frame draw:style-name="gr4" draw:text-style-name="P5" draw:layer="layout" svg:width="1.81cm" svg:height="0.323cm" svg:x="12.684cm" svg:y="18.434cm">
          <draw:text-box>
            <text:p text:style-name="P4"><text:span text:style-name="T1">Start attempt?</text:span></text:p>
          </draw:text-box>
        </draw:frame>
        <draw:frame draw:style-name="gr4" draw:text-style-name="P5" draw:layer="layout" svg:width="1.282cm" svg:height="0.323cm" svg:x="12.946cm" svg:y="22.454cm">
          <draw:text-box>
            <text:p text:style-name="P4"><text:span text:style-name="T1">Start Quiz</text:span></text:p>
          </draw:text-box>
        </draw:frame>
        <draw:line draw:style-name="gr2" draw:text-style-name="P2" draw:layer="layout" svg:x1="10.619cm" svg:y1="15.451cm" svg:x2="12.263cm" svg:y2="15.451cm">
          <text:p/>
        </draw:line>
        <draw:polygon draw:style-name="gr3" draw:text-style-name="P3" draw:layer="layout" svg:width="0.167cm" svg:height="0.167cm" svg:x="12.221cm" svg:y="15.367cm" svg:viewBox="0 0 168 168" draw:points="168,84 0,168 42,84 0,0">
          <text:p/>
        </draw:polygon>
        <draw:polygon draw:style-name="gr2" draw:text-style-name="P2" draw:layer="layout" svg:width="0.167cm" svg:height="0.167cm" svg:x="12.221cm" svg:y="15.367cm" svg:viewBox="0 0 168 168" draw:points="168,84 0,168 42,84 0,0">
          <text:p/>
        </draw:polygon>
        <draw:polygon draw:style-name="gr1" draw:text-style-name="P1" draw:layer="layout" svg:width="3.569cm" svg:height="1.427cm" svg:x="7.169cm" svg:y="14.737cm" svg:viewBox="0 0 3570 1428" draw:points="0,1428 238,0 3570,0 3332,1428">
          <text:p/>
        </draw:polygon>
        <draw:polygon draw:style-name="gr2" draw:text-style-name="P2" draw:layer="layout" svg:width="3.569cm" svg:height="1.427cm" svg:x="7.169cm" svg:y="14.737cm" svg:viewBox="0 0 3570 1428" draw:points="0,1428 238,0 3570,0 3332,1428">
          <text:p/>
        </draw:polygon>
        <draw:frame draw:style-name="gr4" draw:text-style-name="P5" draw:layer="layout" svg:width="0.674cm" svg:height="0.323cm" svg:x="13.247cm" svg:y="22.811cm">
          <draw:text-box>
            <text:p text:style-name="P4"><text:span text:style-name="T1">Page</text:span></text:p>
          </draw:text-box>
        </draw:frame>
        <draw:frame draw:style-name="gr4" draw:text-style-name="P5" draw:layer="layout" svg:width="3.315cm" svg:height="0.323cm" svg:x="7.313cm" svg:y="15.104cm">
          <draw:text-box>
            <text:p text:style-name="P4"><text:span text:style-name="T1">You cancelled starting the</text:span></text:p>
          </draw:text-box>
        </draw:frame>
        <draw:frame draw:style-name="gr4" draw:text-style-name="P5" draw:layer="layout" svg:width="0.962cm" svg:height="0.323cm" svg:x="8.466cm" svg:y="15.461cm">
          <draw:text-box>
            <text:p text:style-name="P4"><text:span text:style-name="T1">attempt</text:span></text:p>
          </draw:text-box>
        </draw:frame>
      </draw:page>
      <draw:page draw:name="page13"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015cm" svg:height="1.647cm" svg:x="10.877cm" svg:y="4.36cm" svg:viewBox="0 0 16 1648" draw:points="0,0 1,899 16,1648">
          <text:p/>
        </draw:polyline>
        <draw:polygon draw:style-name="gr3" draw:text-style-name="P3" draw:layer="layout" svg:width="0.166cm" svg:height="0.168cm" svg:x="10.808cm" svg:y="5.964cm" svg:viewBox="0 0 167 169" draw:points="87,169 0,3 85,43 167,0">
          <text:p/>
        </draw:polygon>
        <draw:polygon draw:style-name="gr2" draw:text-style-name="P2" draw:layer="layout" svg:width="0.166cm" svg:height="0.168cm" svg:x="10.808cm" svg:y="5.964cm" svg:viewBox="0 0 167 169" draw:points="87,169 0,3 85,43 167,0">
          <text:p/>
        </draw:polygon>
        <draw:path draw:style-name="gr1" draw:text-style-name="P1" draw:layer="layout" svg:width="1.903cm" svg:height="1.903cm" svg:x="9.925cm" svg:y="2.457cm" svg:viewBox="0 0 1904 1904" svg:d="M1904 952c0 31-1 62-4 93s-8 62-14 93c-6 30-14 60-23 90s-19 59-31 88-25 57-40 85c-15 27-31 54-48 80s-36 51-56 75c-19 24-40 47-62 69s-45 43-69 63c-25 19-50 38-75 55-26 18-53 34-81 48-27 15-55 28-84 40s-58 23-88 32-60 16-90 22c-31 6-62 11-93 14s-62 5-93 5-62-2-93-5-62-8-93-14c-30-6-60-13-90-22s-59-20-88-32-58-25-86-40c-27-14-54-30-80-48-26-17-51-36-75-55-24-20-47-41-69-63s-43-45-63-69c-19-24-38-49-55-75-18-26-34-53-48-80-15-28-28-56-40-85s-23-58-32-88-16-60-22-90c-6-31-11-62-14-93s-5-62-5-93 2-62 5-93 8-62 14-92c6-31 13-61 22-91s20-59 32-88 25-57 40-84c14-28 30-55 48-80 17-26 36-52 55-76 20-25 41-48 63-70s45-43 69-62c24-20 49-39 75-56s53-33 80-48c28-15 57-28 86-40s58-22 88-31 60-17 90-23c31-6 62-11 93-14s62-4 93-4 62 1 93 4 62 8 93 14c30 6 60 14 90 23s59 19 88 31 57 25 84 40c28 15 55 31 81 48 25 17 50 36 75 56 24 19 47 40 69 62s43 45 62 70c20 24 39 50 56 76 17 25 33 52 48 80 15 27 28 55 40 84s22 58 31 88 17 60 23 91c6 30 11 61 14 92s4 62 4 93z">
          <text:p/>
        </draw:path>
        <draw:path draw:style-name="gr2" draw:text-style-name="P2" draw:layer="layout" svg:width="1.903cm" svg:height="1.903cm" svg:x="9.925cm" svg:y="2.457cm" svg:viewBox="0 0 1904 1904" svg:d="M1904 952c0 31-1 62-4 93s-8 62-14 93c-6 30-14 60-23 90s-19 59-31 88-25 57-40 85c-15 27-31 54-48 80s-36 51-56 75c-19 24-40 47-62 69s-45 43-69 63c-25 19-50 38-75 55-26 18-53 34-81 48-27 15-55 28-84 40s-58 23-88 32-60 16-90 22c-31 6-62 11-93 14s-62 5-93 5-62-2-93-5-62-8-93-14c-30-6-60-13-90-22s-59-20-88-32-58-25-86-40c-27-14-54-30-80-48-26-17-51-36-75-55-24-20-47-41-69-63s-43-45-63-69c-19-24-38-49-55-75-18-26-34-53-48-80-15-28-28-56-40-85s-23-58-32-88-16-60-22-90c-6-31-11-62-14-93s-5-62-5-93 2-62 5-93 8-62 14-92c6-31 13-61 22-91s20-59 32-88 25-57 40-84c14-28 30-55 48-80 17-26 36-52 55-76 20-25 41-48 63-70s45-43 69-62c24-20 49-39 75-56s53-33 80-48c28-15 57-28 86-40s58-22 88-31 60-17 90-23c31-6 62-11 93-14s62-4 93-4 62 1 93 4 62 8 93 14c30 6 60 14 90 23s59 19 88 31 57 25 84 40c28 15 55 31 81 48 25 17 50 36 75 56 24 19 47 40 69 62s43 45 62 70c20 24 39 50 56 76 17 25 33 52 48 80 15 27 28 55 40 84s22 58 31 88 17 60 23 91c6 30 11 61 14 92s4 62 4 93z">
          <text:p/>
        </draw:path>
        <draw:frame draw:style-name="gr4" draw:text-style-name="P5" draw:layer="layout" svg:width="1.058cm" svg:height="0.323cm" svg:x="10.361cm" svg:y="2.901cm">
          <draw:text-box>
            <text:p text:style-name="P4"><text:span text:style-name="T1">Teacher</text:span></text:p>
          </draw:text-box>
        </draw:frame>
        <draw:frame draw:style-name="gr4" draw:text-style-name="P5" draw:layer="layout" svg:width="1.618cm" svg:height="0.323cm" svg:x="10.07cm" svg:y="3.234cm">
          <draw:text-box>
            <text:p text:style-name="P4"><text:span text:style-name="T1">Activity View</text:span></text:p>
          </draw:text-box>
        </draw:frame>
        <draw:frame draw:style-name="gr4" draw:text-style-name="P5" draw:layer="layout" svg:width="0.674cm" svg:height="0.323cm" svg:x="10.535cm" svg:y="3.591cm">
          <draw:text-box>
            <text:p text:style-name="P4"><text:span text:style-name="T1">Page</text:span></text:p>
          </draw:text-box>
        </draw:frame>
        <draw:polyline draw:style-name="gr2" draw:text-style-name="P2" draw:layer="layout" svg:width="0.009cm" svg:height="0.637cm" svg:x="10.886cm" svg:y="8.508cm" svg:viewBox="0 0 10 638" draw:points="10,0 10,477 0,638">
          <text:p/>
        </draw:polyline>
        <draw:polygon draw:style-name="gr3" draw:text-style-name="P3" draw:layer="layout" svg:width="0.166cm" svg:height="0.171cm" svg:x="10.805cm" svg:y="9.099cm" svg:viewBox="0 0 167 172" draw:points="75,172 0,0 82,46 167,9">
          <text:p/>
        </draw:polygon>
        <draw:polygon draw:style-name="gr2" draw:text-style-name="P2" draw:layer="layout" svg:width="0.166cm" svg:height="0.171cm" svg:x="10.805cm" svg:y="9.099cm" svg:viewBox="0 0 167 172" draw:points="75,172 0,0 82,46 167,9">
          <text:p/>
        </draw:polygon>
        <draw:polygon draw:style-name="gr1" draw:text-style-name="P1" draw:layer="layout" svg:width="4.044cm" svg:height="2.349cm" svg:x="8.873cm" svg:y="6.159cm" svg:viewBox="0 0 4045 2350" draw:points="0,2350 476,0 4045,0 3569,2350">
          <text:p/>
        </draw:polygon>
        <draw:polygon draw:style-name="gr2" draw:text-style-name="P2" draw:layer="layout" svg:width="4.044cm" svg:height="2.349cm" svg:x="8.873cm" svg:y="6.159cm" svg:viewBox="0 0 4045 2350" draw:points="0,2350 476,0 4045,0 3569,2350">
          <text:p/>
        </draw:polygon>
        <draw:frame draw:style-name="gr4" draw:text-style-name="P5" draw:layer="layout" svg:width="3.506cm" svg:height="0.323cm" svg:x="2.83cm" svg:y="2.925cm">
          <draw:text-box>
            <text:p text:style-name="P4"><text:span text:style-name="T1">Teacher Activity View Page</text:span></text:p>
          </draw:text-box>
        </draw:frame>
        <draw:frame draw:style-name="gr4" draw:text-style-name="P5" draw:layer="layout" svg:width="2.866cm" svg:height="0.323cm" svg:x="9.481cm" svg:y="6.992cm">
          <draw:text-box>
            <text:p text:style-name="P4"><text:span text:style-name="T1">Display Activity and its</text:span></text:p>
          </draw:text-box>
        </draw:frame>
        <draw:polyline draw:style-name="gr2" draw:text-style-name="P2" draw:layer="layout" svg:width="1.29cm" svg:height="0.045cm" svg:x="12.528cm" svg:y="10.797cm" svg:viewBox="0 0 1291 46" draw:points="0,46 602,46 602,0 1291,0">
          <text:p/>
        </draw:polyline>
        <draw:polygon draw:style-name="gr3" draw:text-style-name="P3" draw:layer="layout" svg:width="0.167cm" svg:height="0.166cm" svg:x="13.776cm" svg:y="10.714cm" svg:viewBox="0 0 168 167" draw:points="168,83 0,167 42,83 0,0">
          <text:p/>
        </draw:polygon>
        <draw:polygon draw:style-name="gr2" draw:text-style-name="P2" draw:layer="layout" svg:width="0.167cm" svg:height="0.166cm" svg:x="13.776cm" svg:y="10.714cm" svg:viewBox="0 0 168 167" draw:points="168,83 0,167 42,83 0,0">
          <text:p/>
        </draw:polygon>
        <draw:polygon draw:style-name="gr1" draw:text-style-name="P1" draw:layer="layout" svg:width="0.452cm" svg:height="0.309cm" svg:x="12.985cm" svg:y="10.652cm" svg:viewBox="0 0 453 310" draw:points="0,0 453,0 453,310 0,310">
          <text:p/>
        </draw:polygon>
        <draw:frame draw:style-name="gr4" draw:text-style-name="P5" draw:layer="layout" svg:width="1.458cm" svg:height="0.323cm" svg:x="10.17cm" svg:y="7.349cm">
          <draw:text-box>
            <text:p text:style-name="P4"><text:span text:style-name="T1">instructions</text:span></text:p>
          </draw:text-box>
        </draw:frame>
        <draw:polyline draw:style-name="gr2" draw:text-style-name="P2" draw:layer="layout" svg:width="1.552cm" svg:height="0.045cm" svg:x="7.674cm" svg:y="10.797cm" svg:viewBox="0 0 1553 46" draw:points="1553,46 820,46 820,0 0,0">
          <text:p/>
        </draw:polyline>
        <draw:polygon draw:style-name="gr3" draw:text-style-name="P3" draw:layer="layout" svg:width="0.166cm" svg:height="0.166cm" svg:x="7.55cm" svg:y="10.714cm" svg:viewBox="0 0 167 167" draw:points="0,83 167,0 125,83 167,167">
          <text:p/>
        </draw:polygon>
        <draw:polygon draw:style-name="gr2" draw:text-style-name="P2" draw:layer="layout" svg:width="0.166cm" svg:height="0.166cm" svg:x="7.55cm" svg:y="10.714cm" svg:viewBox="0 0 167 167" draw:points="0,83 167,0 125,83 167,167">
          <text:p/>
        </draw:polygon>
        <draw:polygon draw:style-name="gr1" draw:text-style-name="P1" draw:layer="layout" svg:width="0.452cm" svg:height="0.31cm" svg:x="8.085cm" svg:y="10.699cm" svg:viewBox="0 0 453 311" draw:points="0,0 453,0 453,311 0,311">
          <text:p/>
        </draw:polygon>
        <draw:frame draw:style-name="gr5" draw:text-style-name="P6" draw:layer="layout" svg:width="0.469cm" svg:height="0.293cm" svg:x="12.979cm" svg:y="10.653cm">
          <draw:text-box>
            <text:p text:style-name="P4"><text:span text:style-name="T2">Add</text:span></text:p>
          </draw:text-box>
        </draw:frame>
        <draw:polyline draw:style-name="gr2" draw:text-style-name="P2" draw:layer="layout" svg:width="0.014cm" svg:height="1.514cm" svg:x="10.878cm" svg:y="12.387cm" svg:viewBox="0 0 15 1515" draw:points="0,0 0,835 15,1515">
          <text:p/>
        </draw:polyline>
        <draw:polygon draw:style-name="gr3" draw:text-style-name="P3" draw:layer="layout" svg:width="0.166cm" svg:height="0.168cm" svg:x="10.808cm" svg:y="13.858cm" svg:viewBox="0 0 167 169" draw:points="87,169 0,4 85,44 167,0">
          <text:p/>
        </draw:polygon>
        <draw:polygon draw:style-name="gr2" draw:text-style-name="P2" draw:layer="layout" svg:width="0.166cm" svg:height="0.168cm" svg:x="10.808cm" svg:y="13.858cm" svg:viewBox="0 0 167 169" draw:points="87,169 0,4 85,44 167,0">
          <text:p/>
        </draw:polygon>
        <draw:polygon draw:style-name="gr1" draw:text-style-name="P1" draw:layer="layout" svg:width="1.261cm" svg:height="0.31cm" svg:x="10.297cm" svg:y="12.911cm" svg:viewBox="0 0 1262 311" draw:points="0,0 1262,0 1262,311 0,311">
          <text:p/>
        </draw:polygon>
        <draw:frame draw:style-name="gr5" draw:text-style-name="P6" draw:layer="layout" svg:width="0.454cm" svg:height="0.293cm" svg:x="8.086cm" svg:y="10.701cm">
          <draw:text-box>
            <text:p text:style-name="P4"><text:span text:style-name="T2">Edit</text:span></text:p>
          </draw:text-box>
        </draw:frame>
        <draw:polygon draw:style-name="gr1" draw:text-style-name="P1" draw:layer="layout" svg:width="3.303cm" svg:height="3.093cm" svg:x="9.225cm" svg:y="9.295cm" svg:viewBox="0 0 3304 3094" draw:points="1652,0 3304,1548 1652,3094 0,1548">
          <text:p/>
        </draw:polygon>
        <draw:polygon draw:style-name="gr2" draw:text-style-name="P2" draw:layer="layout" svg:width="3.303cm" svg:height="3.093cm" svg:x="9.225cm" svg:y="9.295cm" svg:viewBox="0 0 3304 3094" draw:points="1652,0 3304,1548 1652,3094 0,1548">
          <text:p/>
        </draw:polygon>
        <draw:frame draw:style-name="gr5" draw:text-style-name="P6" draw:layer="layout" svg:width="1.271cm" svg:height="0.293cm" svg:x="10.296cm" svg:y="12.913cm">
          <draw:text-box>
            <text:p text:style-name="P4"><text:span text:style-name="T2">Comments</text:span></text:p>
          </draw:text-box>
        </draw:frame>
        <draw:frame draw:style-name="gr4" draw:text-style-name="P5" draw:layer="layout" svg:width="2.674cm" svg:height="0.323cm" svg:x="9.532cm" svg:y="10.323cm">
          <draw:text-box>
            <text:p text:style-name="P4"><text:span text:style-name="T1">Edit instructions, add</text:span></text:p>
          </draw:text-box>
        </draw:frame>
        <draw:frame draw:style-name="gr4" draw:text-style-name="P5" draw:layer="layout" svg:width="2.514cm" svg:height="0.323cm" svg:x="9.611cm" svg:y="10.656cm">
          <draw:text-box>
            <text:p text:style-name="P4"><text:span text:style-name="T1">instructions or go to</text:span></text:p>
          </draw:text-box>
        </draw:frame>
        <draw:polyline draw:style-name="gr2" draw:text-style-name="P2" draw:layer="layout" svg:width="1.157cm" svg:height="0.015cm" svg:x="3.987cm" svg:y="10.797cm" svg:viewBox="0 0 1158 16" draw:points="1158,0 386,0 0,16">
          <text:p/>
        </draw:polyline>
        <draw:polygon draw:style-name="gr3" draw:text-style-name="P3" draw:layer="layout" svg:width="0.169cm" svg:height="0.167cm" svg:x="3.863cm" svg:y="10.727cm" svg:viewBox="0 0 170 168" draw:points="0,90 164,0 125,85 170,168">
          <text:p/>
        </draw:polygon>
        <draw:polygon draw:style-name="gr2" draw:text-style-name="P2" draw:layer="layout" svg:width="0.169cm" svg:height="0.167cm" svg:x="3.863cm" svg:y="10.727cm" svg:viewBox="0 0 170 168" draw:points="0,90 164,0 125,85 170,168">
          <text:p/>
        </draw:polygon>
        <draw:polygon draw:style-name="gr1" draw:text-style-name="P1" draw:layer="layout" svg:width="2.855cm" svg:height="1.428cm" svg:x="4.906cm" svg:y="10.083cm" svg:viewBox="0 0 2856 1429" draw:points="0,1429 476,0 2856,0 2380,1429">
          <text:p/>
        </draw:polygon>
        <draw:polygon draw:style-name="gr2" draw:text-style-name="P2" draw:layer="layout" svg:width="2.855cm" svg:height="1.428cm" svg:x="4.906cm" svg:y="10.083cm" svg:viewBox="0 0 2856 1429" draw:points="0,1429 476,0 2856,0 2380,1429">
          <text:p/>
        </draw:polygon>
        <draw:frame draw:style-name="gr4" draw:text-style-name="P5" draw:layer="layout" svg:width="1.49cm" svg:height="0.323cm" svg:x="10.119cm" svg:y="11.012cm">
          <draw:text-box>
            <text:p text:style-name="P4"><text:span text:style-name="T1">comments?</text:span></text:p>
          </draw:text-box>
        </draw:frame>
        <draw:frame draw:style-name="gr4" draw:text-style-name="P5" draw:layer="layout" svg:width="1.538cm" svg:height="0.323cm" svg:x="5.564cm" svg:y="10.465cm">
          <draw:text-box>
            <text:p text:style-name="P4"><text:span text:style-name="T1">Replace the</text:span></text:p>
          </draw:text-box>
        </draw:frame>
        <draw:line draw:style-name="gr2" draw:text-style-name="P2" draw:layer="layout" svg:x1="16.348cm" svg:y1="10.797cm" svg:x2="17.861cm" svg:y2="10.797cm">
          <text:p/>
        </draw:line>
        <draw:polygon draw:style-name="gr3" draw:text-style-name="P3" draw:layer="layout" svg:width="0.166cm" svg:height="0.166cm" svg:x="17.82cm" svg:y="10.714cm" svg:viewBox="0 0 167 167" draw:points="167,83 0,167 42,83 0,0">
          <text:p/>
        </draw:polygon>
        <draw:polygon draw:style-name="gr2" draw:text-style-name="P2" draw:layer="layout" svg:width="0.166cm" svg:height="0.166cm" svg:x="17.82cm" svg:y="10.714cm" svg:viewBox="0 0 167 167" draw:points="167,83 0,167 42,83 0,0">
          <text:p/>
        </draw:polygon>
        <draw:polygon draw:style-name="gr1" draw:text-style-name="P1" draw:layer="layout" svg:width="2.855cm" svg:height="1.428cm" svg:x="13.731cm" svg:y="10.083cm" svg:viewBox="0 0 2856 1429" draw:points="0,1429 476,0 2856,0 2380,1429">
          <text:p/>
        </draw:polygon>
        <draw:polygon draw:style-name="gr2" draw:text-style-name="P2" draw:layer="layout" svg:width="2.855cm" svg:height="1.428cm" svg:x="13.731cm" svg:y="10.083cm" svg:viewBox="0 0 2856 1429" draw:points="0,1429 476,0 2856,0 2380,1429">
          <text:p/>
        </draw:polygon>
        <draw:frame draw:style-name="gr4" draw:text-style-name="P5" draw:layer="layout" svg:width="1.458cm" svg:height="0.323cm" svg:x="5.603cm" svg:y="10.822cm">
          <draw:text-box>
            <text:p text:style-name="P4"><text:span text:style-name="T1">instructions</text:span></text:p>
          </draw:text-box>
        </draw:frame>
        <draw:frame draw:style-name="gr4" draw:text-style-name="P5" draw:layer="layout" svg:width="1.298cm" svg:height="0.323cm" svg:x="14.508cm" svg:y="10.465cm">
          <draw:text-box>
            <text:p text:style-name="P4"><text:span text:style-name="T1">Input New</text:span></text:p>
          </draw:text-box>
        </draw:frame>
        <draw:path draw:style-name="gr1" draw:text-style-name="P1" draw:layer="layout" svg:width="1.903cm" svg:height="1.903cm" svg:x="9.943cm" svg:y="14.053cm" svg:viewBox="0 0 1904 1904" svg:d="M1904 952c0 31-1 63-4 94s-8 61-14 92c-6 30-14 61-23 90-9 30-19 60-31 88-12 29-25 57-40 85-15 27-31 54-48 80s-36 51-56 75-40 47-62 69-46 43-70 63-49 38-75 55c-26 18-52 34-80 48-27 15-55 28-84 40s-58 23-88 32-60 16-91 22c-30 7-61 11-92 14s-62 5-93 5-63-2-94-5-61-7-92-14c-30-6-61-13-90-22-30-9-60-20-88-32-29-12-57-25-86-40-27-14-54-30-80-48-26-17-51-35-75-55s-47-41-69-63-43-45-63-69-38-49-55-75c-18-26-34-53-48-80-15-28-28-56-40-85-12-28-23-58-32-88-9-29-16-60-22-90-7-31-11-61-14-92s-5-63-5-94 2-62 5-93 7-62 14-92c6-31 13-61 22-91s20-59 32-88 25-57 40-84c14-28 30-54 48-80 17-26 35-51 55-75s41-47 63-70c22-22 45-42 69-62 24-21 49-40 75-57s53-33 80-48c29-15 57-28 86-40 28-12 58-22 88-31 29-9 60-17 90-23 31-6 61-11 92-14s63-4 94-4 62 1 93 4 62 8 92 14c31 6 61 14 91 23s59 19 88 31 57 25 84 40c28 15 54 31 80 48s51 36 75 57c24 20 48 40 70 62 22 23 42 46 62 70s39 49 56 75 33 52 48 80c15 27 28 55 40 84s22 58 31 88 17 60 23 91c6 30 11 61 14 92s4 62 4 93z">
          <text:p/>
        </draw:path>
        <draw:path draw:style-name="gr2" draw:text-style-name="P2" draw:layer="layout" svg:width="1.903cm" svg:height="1.903cm" svg:x="9.943cm" svg:y="14.053cm" svg:viewBox="0 0 1904 1904" svg:d="M1904 952c0 31-1 63-4 94s-8 61-14 92c-6 30-14 61-23 90-9 30-19 60-31 88-12 29-25 57-40 85-15 27-31 54-48 80s-36 51-56 75-40 47-62 69-46 43-70 63-49 38-75 55c-26 18-52 34-80 48-27 15-55 28-84 40s-58 23-88 32-60 16-91 22c-30 7-61 11-92 14s-62 5-93 5-63-2-94-5-61-7-92-14c-30-6-61-13-90-22-30-9-60-20-88-32-29-12-57-25-86-40-27-14-54-30-80-48-26-17-51-35-75-55s-47-41-69-63-43-45-63-69-38-49-55-75c-18-26-34-53-48-80-15-28-28-56-40-85-12-28-23-58-32-88-9-29-16-60-22-90-7-31-11-61-14-92s-5-63-5-94 2-62 5-93 7-62 14-92c6-31 13-61 22-91s20-59 32-88 25-57 40-84c14-28 30-54 48-80 17-26 35-51 55-75s41-47 63-70c22-22 45-42 69-62 24-21 49-40 75-57s53-33 80-48c29-15 57-28 86-40 28-12 58-22 88-31 29-9 60-17 90-23 31-6 61-11 92-14s63-4 94-4 62 1 93 4 62 8 92 14c31 6 61 14 91 23s59 19 88 31 57 25 84 40c28 15 54 31 80 48s51 36 75 57c24 20 48 40 70 62 22 23 42 46 62 70s39 49 56 75 33 52 48 80c15 27 28 55 40 84s22 58 31 88 17 60 23 91c6 30 11 61 14 92s4 62 4 93z">
          <text:p/>
        </draw:path>
        <draw:frame draw:style-name="gr4" draw:text-style-name="P5" draw:layer="layout" svg:width="1.474cm" svg:height="0.323cm" svg:x="14.421cm" svg:y="10.822cm">
          <draw:text-box>
            <text:p text:style-name="P4"><text:span text:style-name="T1">Instructions</text:span></text:p>
          </draw:text-box>
        </draw:frame>
        <draw:path draw:style-name="gr1" draw:text-style-name="P1" draw:layer="layout" svg:width="1.903cm" svg:height="1.903cm" svg:x="18.013cm" svg:y="9.846cm" svg:viewBox="0 0 1904 1904" svg:d="M1904 952c0 31-2 62-5 93s-7 62-13 93c-6 30-14 60-23 90s-20 59-31 88c-12 29-26 57-40 85-15 27-31 54-48 80-18 26-36 51-56 75s-41 47-63 69-45 43-69 63c-24 19-49 38-75 55-26 18-53 34-80 48-28 15-56 28-84 40-29 12-59 23-88 32-30 9-60 16-91 22-30 6-61 11-92 14s-62 5-94 5c-31 0-62-2-93-5s-62-8-92-14c-31-6-61-13-91-22s-59-20-88-32c-28-12-57-25-84-40-28-14-54-30-80-48-26-17-51-36-75-55-24-20-47-41-69-63s-43-45-63-69-38-49-56-75c-17-26-33-53-48-80-14-28-28-56-40-85s-23-58-32-88-17-60-23-90c-6-31-10-62-13-93s-5-62-5-93 2-62 5-93 7-62 13-93c6-30 14-60 23-90s20-59 32-89c12-29 26-57 40-84 15-28 31-55 48-81 18-25 36-50 56-75 20-24 41-47 63-69s45-43 69-62c24-20 49-39 75-56s52-33 80-48c27-15 56-28 84-40 29-12 58-22 88-31s60-17 91-23c30-6 61-11 92-14s62-4 93-4c32 0 63 1 94 4s62 8 92 14c31 6 61 14 91 23 29 9 59 19 88 31 28 12 56 25 84 40 27 15 54 31 80 48s51 36 75 56c24 19 47 40 69 62s43 45 63 69c20 25 38 50 56 75 17 26 33 53 48 81 14 27 28 55 40 84 11 30 22 59 31 89s17 60 23 90c6 31 10 62 13 93s5 62 5 93z">
          <text:p/>
        </draw:path>
        <draw:path draw:style-name="gr2" draw:text-style-name="P2" draw:layer="layout" svg:width="1.903cm" svg:height="1.903cm" svg:x="18.013cm" svg:y="9.846cm" svg:viewBox="0 0 1904 1904" svg:d="M1904 952c0 31-2 62-5 93s-7 62-13 93c-6 30-14 60-23 90s-20 59-31 88c-12 29-26 57-40 85-15 27-31 54-48 80-18 26-36 51-56 75s-41 47-63 69-45 43-69 63c-24 19-49 38-75 55-26 18-53 34-80 48-28 15-56 28-84 40-29 12-59 23-88 32-30 9-60 16-91 22-30 6-61 11-92 14s-62 5-94 5c-31 0-62-2-93-5s-62-8-92-14c-31-6-61-13-91-22s-59-20-88-32c-28-12-57-25-84-40-28-14-54-30-80-48-26-17-51-36-75-55-24-20-47-41-69-63s-43-45-63-69-38-49-56-75c-17-26-33-53-48-80-14-28-28-56-40-85s-23-58-32-88-17-60-23-90c-6-31-10-62-13-93s-5-62-5-93 2-62 5-93 7-62 13-93c6-30 14-60 23-90s20-59 32-89c12-29 26-57 40-84 15-28 31-55 48-81 18-25 36-50 56-75 20-24 41-47 63-69s45-43 69-62c24-20 49-39 75-56s52-33 80-48c27-15 56-28 84-40 29-12 58-22 88-31s60-17 91-23c30-6 61-11 92-14s62-4 93-4c32 0 63 1 94 4s62 8 92 14c31 6 61 14 91 23 29 9 59 19 88 31 28 12 56 25 84 40 27 15 54 31 80 48s51 36 75 56c24 19 47 40 69 62s43 45 63 69c20 25 38 50 56 75 17 26 33 53 48 81 14 27 28 55 40 84 11 30 22 59 31 89s17 60 23 90c6 31 10 62 13 93s5 62 5 93z">
          <text:p/>
        </draw:path>
        <draw:frame draw:style-name="gr4" draw:text-style-name="P5" draw:layer="layout" svg:width="1.394cm" svg:height="0.323cm" svg:x="10.202cm" svg:y="14.818cm">
          <draw:text-box>
            <text:p text:style-name="P4"><text:span text:style-name="T1">Comments</text:span></text:p>
          </draw:text-box>
        </draw:frame>
        <draw:frame draw:style-name="gr4" draw:text-style-name="P5" draw:layer="layout" svg:width="1.058cm" svg:height="0.323cm" svg:x="18.448cm" svg:y="10.465cm">
          <draw:text-box>
            <text:p text:style-name="P4"><text:span text:style-name="T1">Teacher</text:span></text:p>
          </draw:text-box>
        </draw:frame>
        <draw:path draw:style-name="gr1" draw:text-style-name="P1" draw:layer="layout" svg:width="1.903cm" svg:height="1.903cm" svg:x="1.933cm" svg:y="9.866cm" svg:viewBox="0 0 1904 1904" svg:d="M1904 953c0 31-2 62-5 93s-7 62-13 92c-6 31-14 61-23 91s-20 59-31 88c-12 29-26 57-40 84-15 28-31 54-48 80-18 26-36 51-56 75s-41 48-63 70-45 42-69 62-49 39-75 56-53 33-80 48-56 28-84 40c-29 12-58 22-88 31s-60 17-91 23c-30 6-61 11-92 14s-62 4-94 4c-31 0-63-1-94-4s-62-8-92-14c-31-6-61-14-91-23s-59-19-88-31c-28-12-57-25-84-40-28-15-54-31-80-48s-51-36-75-56-47-40-69-62-43-46-63-70-38-49-56-75c-17-26-33-52-48-80-14-27-28-55-40-84-11-29-22-58-31-88s-17-60-23-91c-6-30-10-61-13-92s-5-62-5-93 2-62 5-94c3-31 7-61 13-92 6-30 14-61 23-90 9-30 20-60 31-89 12-29 26-57 40-85 15-27 31-54 48-80 18-26 36-51 56-75s41-47 63-69 45-43 69-63 49-38 75-55c26-18 52-34 80-48 27-15 56-28 84-40 29-12 58-23 88-32s60-16 91-22c30-7 61-11 92-14s63-5 94-5c32 0 63 2 94 5s62 7 92 14c31 6 61 13 91 22s59 20 88 32c28 12 57 25 84 40 27 14 54 30 80 48 26 17 51 35 75 55s47 41 69 63 43 45 63 69 38 49 56 75c17 26 33 53 48 80 14 28 28 56 40 85 11 29 22 59 31 89 9 29 17 60 23 90 6 31 10 61 13 93 3 31 5 62 5 93z">
          <text:p/>
        </draw:path>
        <draw:path draw:style-name="gr2" draw:text-style-name="P2" draw:layer="layout" svg:width="1.903cm" svg:height="1.903cm" svg:x="1.933cm" svg:y="9.866cm" svg:viewBox="0 0 1904 1904" svg:d="M1904 953c0 31-2 62-5 93s-7 62-13 92c-6 31-14 61-23 91s-20 59-31 88c-12 29-26 57-40 84-15 28-31 54-48 80-18 26-36 51-56 75s-41 48-63 70-45 42-69 62-49 39-75 56-53 33-80 48-56 28-84 40c-29 12-58 22-88 31s-60 17-91 23c-30 6-61 11-92 14s-62 4-94 4c-31 0-63-1-94-4s-62-8-92-14c-31-6-61-14-91-23s-59-19-88-31c-28-12-57-25-84-40-28-15-54-31-80-48s-51-36-75-56-47-40-69-62-43-46-63-70-38-49-56-75c-17-26-33-52-48-80-14-27-28-55-40-84-11-29-22-58-31-88s-17-60-23-91c-6-30-10-61-13-92s-5-62-5-93 2-62 5-94c3-31 7-61 13-92 6-30 14-61 23-90 9-30 20-60 31-89 12-29 26-57 40-85 15-27 31-54 48-80 18-26 36-51 56-75s41-47 63-69 45-43 69-63 49-38 75-55c26-18 52-34 80-48 27-15 56-28 84-40 29-12 58-23 88-32s60-16 91-22c30-7 61-11 92-14s63-5 94-5c32 0 63 2 94 5s62 7 92 14c31 6 61 13 91 22s59 20 88 32c28 12 57 25 84 40 27 14 54 30 80 48 26 17 51 35 75 55s47 41 69 63 43 45 63 69 38 49 56 75c17 26 33 53 48 80 14 28 28 56 40 85 11 29 22 59 31 89 9 29 17 60 23 90 6 31 10 61 13 93 3 31 5 62 5 93z">
          <text:p/>
        </draw:path>
        <draw:frame draw:style-name="gr4" draw:text-style-name="P5" draw:layer="layout" svg:width="1.618cm" svg:height="0.323cm" svg:x="18.158cm" svg:y="10.822cm">
          <draw:text-box>
            <text:p text:style-name="P4"><text:span text:style-name="T1">Activity View</text:span></text:p>
          </draw:text-box>
        </draw:frame>
        <draw:frame draw:style-name="gr4" draw:text-style-name="P5" draw:layer="layout" svg:width="1.058cm" svg:height="0.323cm" svg:x="2.368cm" svg:y="10.465cm">
          <draw:text-box>
            <text:p text:style-name="P4"><text:span text:style-name="T1">Teacher</text:span></text:p>
          </draw:text-box>
        </draw:frame>
        <draw:frame draw:style-name="gr4" draw:text-style-name="P5" draw:layer="layout" svg:width="1.618cm" svg:height="0.323cm" svg:x="2.078cm" svg:y="10.822cm">
          <draw:text-box>
            <text:p text:style-name="P4"><text:span text:style-name="T1">Activity View</text:span></text:p>
          </draw:text-box>
        </draw:frame>
      </draw:page>
      <draw:page draw:name="page14"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1.594cm" svg:y1="4.3cm" svg:x2="11.594cm" svg:y2="5.338cm">
          <text:p/>
        </draw:line>
        <draw:polygon draw:style-name="gr3" draw:text-style-name="P3" draw:layer="layout" svg:width="0.166cm" svg:height="0.167cm" svg:x="11.511cm" svg:y="5.296cm" svg:viewBox="0 0 167 168" draw:points="84,168 0,0 84,42 167,0">
          <text:p/>
        </draw:polygon>
        <draw:polygon draw:style-name="gr2" draw:text-style-name="P2" draw:layer="layout" svg:width="0.166cm" svg:height="0.167cm" svg:x="11.511cm" svg:y="5.296cm" svg:viewBox="0 0 167 168" draw:points="84,168 0,0 84,42 167,0">
          <text:p/>
        </draw:polygon>
        <draw:path draw:style-name="gr1" draw:text-style-name="P1" draw:layer="layout" svg:width="1.903cm" svg:height="1.903cm" svg:x="10.643cm" svg:y="2.397cm" svg:viewBox="0 0 1904 1904" svg:d="M1904 952c0 32-2 63-5 94s-8 61-14 92-13 61-22 91c-9 29-20 59-32 88-12 28-25 56-40 84-14 27-30 54-48 80-17 26-37 51-56 75-20 24-41 47-63 69s-45 43-69 63-49 38-75 56c-26 17-53 33-80 48-28 14-56 28-85 39-29 12-58 23-88 32s-60 17-90 23c-31 6-62 10-93 13s-62 5-93 5-62-2-93-5-62-7-93-13c-30-6-60-14-90-23s-59-20-88-32c-29-11-57-25-84-39-28-15-55-31-81-48-25-18-50-36-75-56-24-20-47-41-69-63s-43-45-62-69c-20-24-39-49-56-75s-33-53-48-80c-15-28-28-56-40-84-12-29-22-59-31-88-9-30-17-60-23-91s-11-61-14-92-4-62-4-94c0-31 1-62 4-93s8-62 14-92c6-31 14-61 23-91s19-59 31-88c12-28 25-57 40-84 15-28 31-55 48-81s36-51 56-75c19-24 40-47 62-69s45-43 69-63c25-20 50-38 75-56 26-17 53-33 81-48 27-14 55-28 84-40s58-22 88-31 60-17 90-23c31-6 62-10 93-13 31-4 62-5 93-5s62 1 93 5c31 3 62 7 93 13 30 6 60 14 90 23s59 19 88 31 57 26 85 40c27 15 54 31 80 48 26 18 51 36 75 56s47 41 69 63 43 45 63 69c19 24 39 49 56 75 18 26 34 53 48 81 15 27 28 56 40 84 12 29 23 58 32 88s16 60 22 91c6 30 11 61 14 92s5 62 5 93z">
          <text:p/>
        </draw:path>
        <draw:path draw:style-name="gr2" draw:text-style-name="P2" draw:layer="layout" svg:width="1.903cm" svg:height="1.903cm" svg:x="10.643cm" svg:y="2.397cm" svg:viewBox="0 0 1904 1904" svg:d="M1904 952c0 32-2 63-5 94s-8 61-14 92-13 61-22 91c-9 29-20 59-32 88-12 28-25 56-40 84-14 27-30 54-48 80-17 26-37 51-56 75-20 24-41 47-63 69s-45 43-69 63-49 38-75 56c-26 17-53 33-80 48-28 14-56 28-85 39-29 12-58 23-88 32s-60 17-90 23c-31 6-62 10-93 13s-62 5-93 5-62-2-93-5-62-7-93-13c-30-6-60-14-90-23s-59-20-88-32c-29-11-57-25-84-39-28-15-55-31-81-48-25-18-50-36-75-56-24-20-47-41-69-63s-43-45-62-69c-20-24-39-49-56-75s-33-53-48-80c-15-28-28-56-40-84-12-29-22-59-31-88-9-30-17-60-23-91s-11-61-14-92-4-62-4-94c0-31 1-62 4-93s8-62 14-92c6-31 14-61 23-91s19-59 31-88c12-28 25-57 40-84 15-28 31-55 48-81s36-51 56-75c19-24 40-47 62-69s45-43 69-63c25-20 50-38 75-56 26-17 53-33 81-48 27-14 55-28 84-40s58-22 88-31 60-17 90-23c31-6 62-10 93-13 31-4 62-5 93-5s62 1 93 5c31 3 62 7 93 13 30 6 60 14 90 23s59 19 88 31 57 26 85 40c27 15 54 31 80 48 26 18 51 36 75 56s47 41 69 63 43 45 63 69c19 24 39 49 56 75 18 26 34 53 48 81 15 27 28 56 40 84 12 29 23 58 32 88s16 60 22 91c6 30 11 61 14 92s5 62 5 93z">
          <text:p/>
        </draw:path>
        <draw:frame draw:style-name="gr4" draw:text-style-name="P5" draw:layer="layout" svg:width="1.858cm" svg:height="0.323cm" svg:x="10.67cm" svg:y="3.163cm">
          <draw:text-box>
            <text:p text:style-name="P4"><text:span text:style-name="T1">Create Activity</text:span></text:p>
          </draw:text-box>
        </draw:frame>
        <draw:line draw:style-name="gr2" draw:text-style-name="P2" draw:layer="layout" svg:x1="11.594cm" svg:y1="6.917cm" svg:x2="11.594cm" svg:y2="8.192cm">
          <text:p/>
        </draw:line>
        <draw:polygon draw:style-name="gr3" draw:text-style-name="P3" draw:layer="layout" svg:width="0.166cm" svg:height="0.166cm" svg:x="11.511cm" svg:y="8.151cm" svg:viewBox="0 0 167 167" draw:points="84,167 0,0 84,41 167,0">
          <text:p/>
        </draw:polygon>
        <draw:polygon draw:style-name="gr2" draw:text-style-name="P2" draw:layer="layout" svg:width="0.166cm" svg:height="0.166cm" svg:x="11.511cm" svg:y="8.151cm" svg:viewBox="0 0 167 167" draw:points="84,167 0,0 84,41 167,0">
          <text:p/>
        </draw:polygon>
        <draw:polygon draw:style-name="gr1" draw:text-style-name="P1" draw:layer="layout" svg:width="2.854cm" svg:height="1.428cm" svg:x="10.167cm" svg:y="5.489cm" svg:viewBox="0 0 2855 1429" draw:points="0,1429 476,0 2855,0 2379,1429">
          <text:p/>
        </draw:polygon>
        <draw:polygon draw:style-name="gr2" draw:text-style-name="P2" draw:layer="layout" svg:width="2.854cm" svg:height="1.428cm" svg:x="10.167cm" svg:y="5.489cm" svg:viewBox="0 0 2855 1429" draw:points="0,1429 476,0 2855,0 2379,1429">
          <text:p/>
        </draw:polygon>
        <draw:frame draw:style-name="gr4" draw:text-style-name="P5" draw:layer="layout" svg:width="1.858cm" svg:height="0.323cm" svg:x="4.057cm" svg:y="2.806cm">
          <draw:text-box>
            <text:p text:style-name="P4"><text:span text:style-name="T1">Create Activity</text:span></text:p>
          </draw:text-box>
        </draw:frame>
        <draw:frame draw:style-name="gr4" draw:text-style-name="P5" draw:layer="layout" svg:width="1.97cm" svg:height="0.323cm" svg:x="10.615cm" svg:y="5.851cm">
          <draw:text-box>
            <text:p text:style-name="P4"><text:span text:style-name="T1">Input Title, Max</text:span></text:p>
          </draw:text-box>
        </draw:frame>
        <draw:polyline draw:style-name="gr2" draw:text-style-name="P2" draw:layer="layout" svg:width="1.373cm" svg:height="0.003cm" svg:x="12.876cm" svg:y="9.548cm" svg:viewBox="0 0 1374 4" draw:points="0,4 646,4 1374,0">
          <text:p/>
        </draw:polyline>
        <draw:polygon draw:style-name="gr3" draw:text-style-name="P3" draw:layer="layout" svg:width="0.167cm" svg:height="0.167cm" svg:x="14.207cm" svg:y="9.465cm" svg:viewBox="0 0 168 168" draw:points="168,84 1,168 42,84 0,0">
          <text:p/>
        </draw:polygon>
        <draw:polygon draw:style-name="gr2" draw:text-style-name="P2" draw:layer="layout" svg:width="0.167cm" svg:height="0.167cm" svg:x="14.207cm" svg:y="9.465cm" svg:viewBox="0 0 168 168" draw:points="168,84 1,168 42,84 0,0">
          <text:p/>
        </draw:polygon>
        <draw:polygon draw:style-name="gr1" draw:text-style-name="P1" draw:layer="layout" svg:width="0.404cm" svg:height="0.309cm" svg:x="13.152cm" svg:y="9.439cm" svg:viewBox="0 0 405 310" draw:points="0,0 405,0 405,310 0,310">
          <text:p/>
        </draw:polygon>
        <draw:frame draw:style-name="gr4" draw:text-style-name="P5" draw:layer="layout" svg:width="2.386cm" svg:height="0.323cm" svg:x="10.401cm" svg:y="6.207cm">
          <draw:text-box>
            <text:p text:style-name="P4"><text:span text:style-name="T1">Score, Instructions</text:span></text:p>
          </draw:text-box>
        </draw:frame>
        <draw:line draw:style-name="gr2" draw:text-style-name="P2" draw:layer="layout" svg:x1="11.594cm" svg:y1="10.752cm" svg:x2="11.594cm" svg:y2="12.474cm">
          <text:p/>
        </draw:line>
        <draw:polygon draw:style-name="gr3" draw:text-style-name="P3" draw:layer="layout" svg:width="0.166cm" svg:height="0.167cm" svg:x="11.511cm" svg:y="12.432cm" svg:viewBox="0 0 167 168" draw:points="84,168 0,0 84,42 167,0">
          <text:p/>
        </draw:polygon>
        <draw:polygon draw:style-name="gr2" draw:text-style-name="P2" draw:layer="layout" svg:width="0.166cm" svg:height="0.167cm" svg:x="11.511cm" svg:y="12.432cm" svg:viewBox="0 0 167 168" draw:points="84,168 0,0 84,42 167,0">
          <text:p/>
        </draw:polygon>
        <draw:polygon draw:style-name="gr1" draw:text-style-name="P1" draw:layer="layout" svg:width="0.357cm" svg:height="0.309cm" svg:x="11.439cm" svg:y="11.437cm" svg:viewBox="0 0 358 310" draw:points="0,0 358,0 358,310 0,310">
          <text:p/>
        </draw:polygon>
        <draw:frame draw:style-name="gr5" draw:text-style-name="P6" draw:layer="layout" svg:width="0.454cm" svg:height="0.293cm" svg:x="13.141cm" svg:y="9.44cm">
          <draw:text-box>
            <text:p text:style-name="P4"><text:span text:style-name="T2">Yes</text:span></text:p>
          </draw:text-box>
        </draw:frame>
        <draw:polygon draw:style-name="gr1" draw:text-style-name="P1" draw:layer="layout" svg:width="2.569cm" svg:height="2.408cm" svg:x="10.31cm" svg:y="8.344cm" svg:viewBox="0 0 2570 2409" draw:points="1285,0 2570,1205 1285,2409 0,1205">
          <text:p/>
        </draw:polygon>
        <draw:polygon draw:style-name="gr2" draw:text-style-name="P2" draw:layer="layout" svg:width="2.569cm" svg:height="2.408cm" svg:x="10.31cm" svg:y="8.344cm" svg:viewBox="0 0 2570 2409" draw:points="1285,0 2570,1205 1285,2409 0,1205">
          <text:p/>
        </draw:polygon>
        <draw:frame draw:style-name="gr5" draw:text-style-name="P6" draw:layer="layout" svg:width="0.338cm" svg:height="0.293cm" svg:x="11.451cm" svg:y="11.438cm">
          <draw:text-box>
            <text:p text:style-name="P4"><text:span text:style-name="T2">No</text:span></text:p>
          </draw:text-box>
        </draw:frame>
        <draw:polyline draw:style-name="gr2" draw:text-style-name="P2" draw:layer="layout" svg:width="2.179cm" svg:height="3.078cm" svg:x="13.173cm" svg:y="10.262cm" svg:viewBox="0 0 2180 3079" draw:points="2180,0 2180,3079 0,3078">
          <text:p/>
        </draw:polyline>
        <draw:polygon draw:style-name="gr3" draw:text-style-name="P3" draw:layer="layout" svg:width="0.166cm" svg:height="0.166cm" svg:x="13.048cm" svg:y="13.256cm" svg:viewBox="0 0 167 167" draw:points="0,83 167,0 125,83 167,167">
          <text:p/>
        </draw:polygon>
        <draw:polygon draw:style-name="gr2" draw:text-style-name="P2" draw:layer="layout" svg:width="0.166cm" svg:height="0.166cm" svg:x="13.048cm" svg:y="13.256cm" svg:viewBox="0 0 167 167" draw:points="0,83 167,0 125,83 167,167">
          <text:p/>
        </draw:polygon>
        <draw:polygon draw:style-name="gr1" draw:text-style-name="P1" draw:layer="layout" svg:width="2.854cm" svg:height="1.428cm" svg:x="14.163cm" svg:y="8.834cm" svg:viewBox="0 0 2855 1429" draw:points="0,1429 476,0 2855,0 2380,1429">
          <text:p/>
        </draw:polygon>
        <draw:polygon draw:style-name="gr2" draw:text-style-name="P2" draw:layer="layout" svg:width="2.854cm" svg:height="1.428cm" svg:x="14.163cm" svg:y="8.834cm" svg:viewBox="0 0 2855 1429" draw:points="0,1429 476,0 2855,0 2380,1429">
          <text:p/>
        </draw:polygon>
        <draw:frame draw:style-name="gr4" draw:text-style-name="P5" draw:layer="layout" svg:width="1.25cm" svg:height="0.323cm" svg:x="10.963cm" svg:y="9.371cm">
          <draw:text-box>
            <text:p text:style-name="P4"><text:span text:style-name="T1">Input file?</text:span></text:p>
          </draw:text-box>
        </draw:frame>
        <draw:line draw:style-name="gr2" draw:text-style-name="P2" draw:layer="layout" svg:x1="11.594cm" svg:y1="14.053cm" svg:x2="11.594cm" svg:y2="15.566cm">
          <text:p/>
        </draw:line>
        <draw:polygon draw:style-name="gr3" draw:text-style-name="P3" draw:layer="layout" svg:width="0.166cm" svg:height="0.166cm" svg:x="11.511cm" svg:y="15.525cm" svg:viewBox="0 0 167 167" draw:points="84,167 0,0 84,41 167,0">
          <text:p/>
        </draw:polygon>
        <draw:polygon draw:style-name="gr2" draw:text-style-name="P2" draw:layer="layout" svg:width="0.166cm" svg:height="0.166cm" svg:x="11.511cm" svg:y="15.525cm" svg:viewBox="0 0 167 167" draw:points="84,167 0,0 84,41 167,0">
          <text:p/>
        </draw:polygon>
        <draw:polygon draw:style-name="gr1" draw:text-style-name="P1" draw:layer="layout" svg:width="2.854cm" svg:height="1.427cm" svg:x="10.167cm" svg:y="12.626cm" svg:viewBox="0 0 2855 1428" draw:points="0,0 2855,0 2855,1428 0,1428">
          <text:p/>
        </draw:polygon>
        <draw:polygon draw:style-name="gr2" draw:text-style-name="P2" draw:layer="layout" svg:width="2.854cm" svg:height="1.427cm" svg:x="10.167cm" svg:y="12.626cm" svg:viewBox="0 0 2855 1428" draw:points="0,0 2855,0 2855,1428 0,1428">
          <text:p/>
        </draw:polygon>
        <draw:frame draw:style-name="gr4" draw:text-style-name="P5" draw:layer="layout" svg:width="1.186cm" svg:height="0.323cm" svg:x="14.991cm" svg:y="9.371cm">
          <draw:text-box>
            <text:p text:style-name="P4"><text:span text:style-name="T1">Input File</text:span></text:p>
          </draw:text-box>
        </draw:frame>
        <draw:path draw:style-name="gr1" draw:text-style-name="P1" draw:layer="layout" svg:width="1.903cm" svg:height="1.903cm" svg:x="10.643cm" svg:y="15.718cm" svg:viewBox="0 0 1904 1904" svg:d="M1904 952c0 31-2 63-5 94s-8 61-14 92-13 61-22 91c-9 29-20 59-32 87-12 29-25 57-40 85-14 27-30 54-48 80-17 26-37 51-56 75-20 24-41 47-63 69s-45 43-69 63-49 38-75 55c-26 18-53 34-80 48-28 15-56 28-85 40s-58 23-88 32-60 16-90 23c-31 6-62 10-93 13s-62 5-93 5-62-2-93-5-62-7-93-13c-30-7-60-14-90-23s-59-20-88-32-57-25-84-40c-28-14-55-30-81-48-25-17-50-35-75-55-24-20-47-41-69-63s-43-45-62-69c-20-24-39-49-56-75s-33-53-48-80c-15-28-28-56-40-85-12-28-22-58-31-87-9-30-17-60-23-91s-11-61-14-92-4-63-4-94 1-62 4-93 8-62 14-92c6-31 14-61 23-91s19-59 31-88 25-57 40-84c15-28 31-54 48-81 17-26 36-51 56-75 19-24 40-47 62-69s45-43 69-63c25-20 50-38 75-56 26-17 53-33 81-48 27-14 55-28 84-40s58-22 88-31 60-17 90-23c31-6 62-10 93-14 31-3 62-4 93-4s62 1 93 4c31 4 62 8 93 14 30 6 60 14 90 23s59 19 88 31 57 26 85 40c27 15 54 31 80 48 26 18 51 36 75 56s47 41 69 63 43 45 63 69c19 24 39 49 56 75 18 27 34 53 48 81 15 27 28 55 40 84s23 58 32 88 16 60 22 91c6 30 11 61 14 92s5 62 5 93z">
          <text:p/>
        </draw:path>
        <draw:path draw:style-name="gr2" draw:text-style-name="P2" draw:layer="layout" svg:width="1.903cm" svg:height="1.903cm" svg:x="10.643cm" svg:y="15.718cm" svg:viewBox="0 0 1904 1904" svg:d="M1904 952c0 31-2 63-5 94s-8 61-14 92-13 61-22 91c-9 29-20 59-32 87-12 29-25 57-40 85-14 27-30 54-48 80-17 26-37 51-56 75-20 24-41 47-63 69s-45 43-69 63-49 38-75 55c-26 18-53 34-80 48-28 15-56 28-85 40s-58 23-88 32-60 16-90 23c-31 6-62 10-93 13s-62 5-93 5-62-2-93-5-62-7-93-13c-30-7-60-14-90-23s-59-20-88-32-57-25-84-40c-28-14-55-30-81-48-25-17-50-35-75-55-24-20-47-41-69-63s-43-45-62-69c-20-24-39-49-56-75s-33-53-48-80c-15-28-28-56-40-85-12-28-22-58-31-87-9-30-17-60-23-91s-11-61-14-92-4-63-4-94 1-62 4-93 8-62 14-92c6-31 14-61 23-91s19-59 31-88 25-57 40-84c15-28 31-54 48-81 17-26 36-51 56-75 19-24 40-47 62-69s45-43 69-63c25-20 50-38 75-56 26-17 53-33 81-48 27-14 55-28 84-40s58-22 88-31 60-17 90-23c31-6 62-10 93-14 31-3 62-4 93-4s62 1 93 4c31 4 62 8 93 14 30 6 60 14 90 23s59 19 88 31 57 26 85 40c27 15 54 31 80 48 26 18 51 36 75 56s47 41 69 63 43 45 63 69c19 24 39 49 56 75 18 27 34 53 48 81 15 27 28 55 40 84s23 58 32 88 16 60 22 91c6 30 11 61 14 92s5 62 5 93z">
          <text:p/>
        </draw:path>
        <draw:frame draw:style-name="gr4" draw:text-style-name="P5" draw:layer="layout" svg:width="0.898cm" svg:height="0.323cm" svg:x="11.138cm" svg:y="13.153cm">
          <draw:text-box>
            <text:p text:style-name="P4"><text:span text:style-name="T1">Submit</text:span></text:p>
          </draw:text-box>
        </draw:frame>
        <draw:frame draw:style-name="gr4" draw:text-style-name="P5" draw:layer="layout" svg:width="1.058cm" svg:height="0.323cm" svg:x="11.074cm" svg:y="16.15cm">
          <draw:text-box>
            <text:p text:style-name="P4"><text:span text:style-name="T1">Teacher</text:span></text:p>
          </draw:text-box>
        </draw:frame>
        <draw:frame draw:style-name="gr4" draw:text-style-name="P5" draw:layer="layout" svg:width="1.33cm" svg:height="0.323cm" svg:x="10.924cm" svg:y="16.483cm">
          <draw:text-box>
            <text:p text:style-name="P4"><text:span text:style-name="T1">Classwork</text:span></text:p>
          </draw:text-box>
        </draw:frame>
        <draw:frame draw:style-name="gr4" draw:text-style-name="P5" draw:layer="layout" svg:width="0.674cm" svg:height="0.323cm" svg:x="11.249cm" svg:y="16.84cm">
          <draw:text-box>
            <text:p text:style-name="P4"><text:span text:style-name="T1">Page</text:span></text:p>
          </draw:text-box>
        </draw:frame>
      </draw:page>
      <draw:page draw:name="page15"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8.311cm" svg:y1="3.171cm" svg:x2="9.587cm" svg:y2="3.171cm">
          <text:p/>
        </draw:line>
        <draw:polygon draw:style-name="gr3" draw:text-style-name="P3" draw:layer="layout" svg:width="0.167cm" svg:height="0.167cm" svg:x="9.545cm" svg:y="3.087cm" svg:viewBox="0 0 168 168" draw:points="168,84 0,168 42,84 0,0">
          <text:p/>
        </draw:polygon>
        <draw:polygon draw:style-name="gr2" draw:text-style-name="P2" draw:layer="layout" svg:width="0.167cm" svg:height="0.167cm" svg:x="9.545cm" svg:y="3.087cm" svg:viewBox="0 0 168 168" draw:points="168,84 0,168 42,84 0,0">
          <text:p/>
        </draw:polygon>
        <draw:path draw:style-name="gr1" draw:text-style-name="P1" draw:layer="layout" svg:width="1.903cm" svg:height="1.903cm" svg:x="6.408cm" svg:y="2.219cm" svg:viewBox="0 0 1904 1904" svg:d="M1904 953c0 31-1 62-4 93s-8 62-14 92c-6 31-14 61-23 91s-19 59-31 88-25 57-40 84c-15 28-31 54-48 80s-36 51-56 75c-19 24-40 48-62 70s-46 42-70 62-49 39-75 56-52 33-80 48c-27 15-55 28-84 40s-58 22-88 31-60 17-91 23c-30 6-61 11-92 14s-62 4-93 4-62-1-93-4-62-8-93-14c-30-6-61-14-90-23-30-9-60-19-88-31-29-12-57-25-85-40-27-15-54-31-80-48s-51-36-75-56-47-40-69-62-44-46-64-70-38-49-55-75c-18-26-34-52-48-80-15-27-28-55-40-84s-23-58-32-88-16-60-22-91c-7-30-11-61-14-92s-5-62-5-93 2-63 5-94 7-61 14-92c6-30 13-61 22-90 9-30 20-61 32-89 12-29 25-57 40-85 14-27 30-54 48-80 17-26 35-51 55-75s42-47 64-69 45-43 69-63 49-38 75-55c26-18 53-34 80-48 28-15 56-28 85-40 28-12 58-23 88-32 29-9 60-16 90-22 31-7 62-11 93-14s62-5 93-5 62 2 93 5 62 7 92 14c31 6 61 13 91 22s59 20 88 32 57 25 84 40c28 14 54 30 80 48 26 17 51 35 75 55s48 41 70 63 43 45 62 69c20 24 39 49 56 75s33 53 48 80c15 28 28 56 40 85 12 28 22 59 31 89 9 29 17 60 23 90 6 31 11 61 14 92s4 63 4 94z">
          <text:p/>
        </draw:path>
        <draw:path draw:style-name="gr2" draw:text-style-name="P2" draw:layer="layout" svg:width="1.903cm" svg:height="1.903cm" svg:x="6.408cm" svg:y="2.219cm" svg:viewBox="0 0 1904 1904" svg:d="M1904 953c0 31-1 62-4 93s-8 62-14 92c-6 31-14 61-23 91s-19 59-31 88-25 57-40 84c-15 28-31 54-48 80s-36 51-56 75c-19 24-40 48-62 70s-46 42-70 62-49 39-75 56-52 33-80 48c-27 15-55 28-84 40s-58 22-88 31-60 17-91 23c-30 6-61 11-92 14s-62 4-93 4-62-1-93-4-62-8-93-14c-30-6-61-14-90-23-30-9-60-19-88-31-29-12-57-25-85-40-27-15-54-31-80-48s-51-36-75-56-47-40-69-62-44-46-64-70-38-49-55-75c-18-26-34-52-48-80-15-27-28-55-40-84s-23-58-32-88-16-60-22-91c-7-30-11-61-14-92s-5-62-5-93 2-63 5-94 7-61 14-92c6-30 13-61 22-90 9-30 20-61 32-89 12-29 25-57 40-85 14-27 30-54 48-80 17-26 35-51 55-75s42-47 64-69 45-43 69-63 49-38 75-55c26-18 53-34 80-48 28-15 56-28 85-40 28-12 58-23 88-32 29-9 60-16 90-22 31-7 62-11 93-14s62-5 93-5 62 2 93 5 62 7 92 14c31 6 61 13 91 22s59 20 88 32 57 25 84 40c28 14 54 30 80 48 26 17 51 35 75 55s48 41 70 63 43 45 62 69c20 24 39 49 56 75s33 53 48 80c15 28 28 56 40 85 12 28 22 59 31 89 9 29 17 60 23 90 6 31 11 61 14 92s4 63 4 94z">
          <text:p/>
        </draw:path>
        <draw:frame draw:style-name="gr4" draw:text-style-name="P5" draw:layer="layout" svg:width="1.17cm" svg:height="0.323cm" svg:x="6.769cm" svg:y="2.83cm">
          <draw:text-box>
            <text:p text:style-name="P4"><text:span text:style-name="T1">Edit Quiz</text:span></text:p>
          </draw:text-box>
        </draw:frame>
        <draw:frame draw:style-name="gr4" draw:text-style-name="P5" draw:layer="layout" svg:width="0.674cm" svg:height="0.323cm" svg:x="7.015cm" svg:y="3.186cm">
          <draw:text-box>
            <text:p text:style-name="P4"><text:span text:style-name="T1">Page</text:span></text:p>
          </draw:text-box>
        </draw:frame>
        <draw:line draw:style-name="gr2" draw:text-style-name="P2" draw:layer="layout" svg:x1="10.69cm" svg:y1="6.501cm" svg:x2="10.69cm" svg:y2="7.301cm">
          <text:p/>
        </draw:line>
        <draw:polygon draw:style-name="gr3" draw:text-style-name="P3" draw:layer="layout" svg:width="0.166cm" svg:height="0.167cm" svg:x="10.607cm" svg:y="7.259cm" svg:viewBox="0 0 167 168" draw:points="83,168 0,0 83,42 167,0">
          <text:p/>
        </draw:polygon>
        <draw:polygon draw:style-name="gr2" draw:text-style-name="P2" draw:layer="layout" svg:width="0.166cm" svg:height="0.167cm" svg:x="10.607cm" svg:y="7.259cm" svg:viewBox="0 0 167 168" draw:points="83,168 0,0 83,42 167,0">
          <text:p/>
        </draw:polygon>
        <draw:polygon draw:style-name="gr1" draw:text-style-name="P1" draw:layer="layout" svg:width="2.854cm" svg:height="1.427cm" svg:x="9.263cm" svg:y="5.074cm" svg:viewBox="0 0 2855 1428" draw:points="0,0 2855,0 2855,1428 0,1428">
          <text:p/>
        </draw:polygon>
        <draw:polygon draw:style-name="gr2" draw:text-style-name="P2" draw:layer="layout" svg:width="2.854cm" svg:height="1.427cm" svg:x="9.263cm" svg:y="5.074cm" svg:viewBox="0 0 2855 1428" draw:points="0,0 2855,0 2855,1428 0,1428">
          <text:p/>
        </draw:polygon>
        <draw:frame draw:style-name="gr4" draw:text-style-name="P5" draw:layer="layout" svg:width="1.922cm" svg:height="0.323cm" svg:x="2.59cm" svg:y="2.283cm">
          <draw:text-box>
            <text:p text:style-name="P4"><text:span text:style-name="T1">Edit Quiz Page</text:span></text:p>
          </draw:text-box>
        </draw:frame>
        <draw:frame draw:style-name="gr4" draw:text-style-name="P5" draw:layer="layout" svg:width="2.274cm" svg:height="0.323cm" svg:x="9.552cm" svg:y="5.28cm">
          <draw:text-box>
            <text:p text:style-name="P4"><text:span text:style-name="T1">Insert Quiz name,</text:span></text:p>
          </draw:text-box>
        </draw:frame>
        <draw:frame draw:style-name="gr4" draw:text-style-name="P5" draw:layer="layout" svg:width="2.562cm" svg:height="0.323cm" svg:x="9.409cm" svg:y="5.613cm">
          <draw:text-box>
            <text:p text:style-name="P4"><text:span text:style-name="T1">number of attempts,</text:span></text:p>
          </draw:text-box>
        </draw:frame>
        <draw:line draw:style-name="gr2" draw:text-style-name="P2" draw:layer="layout" svg:x1="10.69cm" svg:y1="9.95cm" svg:x2="10.69cm" svg:y2="11.106cm">
          <text:p/>
        </draw:line>
        <draw:polygon draw:style-name="gr3" draw:text-style-name="P3" draw:layer="layout" svg:width="0.166cm" svg:height="0.166cm" svg:x="10.607cm" svg:y="11.065cm" svg:viewBox="0 0 167 167" draw:points="83,167 0,0 83,41 167,0">
          <text:p/>
        </draw:polygon>
        <draw:polygon draw:style-name="gr2" draw:text-style-name="P2" draw:layer="layout" svg:width="0.166cm" svg:height="0.166cm" svg:x="10.607cm" svg:y="11.065cm" svg:viewBox="0 0 167 167" draw:points="83,167 0,0 83,41 167,0">
          <text:p/>
        </draw:polygon>
        <draw:polygon draw:style-name="gr1" draw:text-style-name="P1" draw:layer="layout" svg:width="0.452cm" svg:height="0.309cm" svg:x="10.488cm" svg:y="10.39cm" svg:viewBox="0 0 453 310" draw:points="0,0 453,0 453,310 0,310">
          <text:p/>
        </draw:polygon>
        <draw:frame draw:style-name="gr4" draw:text-style-name="P5" draw:layer="layout" svg:width="1.137cm" svg:height="0.323cm" svg:x="10.115cm" svg:y="5.97cm">
          <draw:text-box>
            <text:p text:style-name="P4"><text:span text:style-name="T1">time limit</text:span></text:p>
          </draw:text-box>
        </draw:frame>
        <draw:line draw:style-name="gr2" draw:text-style-name="P2" draw:layer="layout" svg:x1="11.879cm" svg:y1="8.701cm" svg:x2="12.917cm" svg:y2="8.701cm">
          <text:p/>
        </draw:line>
        <draw:polygon draw:style-name="gr3" draw:text-style-name="P3" draw:layer="layout" svg:width="0.167cm" svg:height="0.166cm" svg:x="12.875cm" svg:y="8.618cm" svg:viewBox="0 0 168 167" draw:points="168,83 0,167 42,83 0,0">
          <text:p/>
        </draw:polygon>
        <draw:polygon draw:style-name="gr2" draw:text-style-name="P2" draw:layer="layout" svg:width="0.167cm" svg:height="0.166cm" svg:x="12.875cm" svg:y="8.618cm" svg:viewBox="0 0 168 167" draw:points="168,83 0,167 42,83 0,0">
          <text:p/>
        </draw:polygon>
        <draw:polygon draw:style-name="gr1" draw:text-style-name="P1" draw:layer="layout" svg:width="0.737cm" svg:height="0.309cm" svg:x="12.034cm" svg:y="8.535cm" svg:viewBox="0 0 738 310" draw:points="0,0 738,0 738,310 0,310">
          <text:p/>
        </draw:polygon>
        <draw:frame draw:style-name="gr5" draw:text-style-name="P6" draw:layer="layout" svg:width="0.469cm" svg:height="0.293cm" svg:x="10.482cm" svg:y="10.392cm">
          <draw:text-box>
            <text:p text:style-name="P4"><text:span text:style-name="T2">Add</text:span></text:p>
          </draw:text-box>
        </draw:frame>
        <draw:polygon draw:style-name="gr1" draw:text-style-name="P1" draw:layer="layout" svg:width="2.378cm" svg:height="2.498cm" svg:x="9.501cm" svg:y="7.452cm" svg:viewBox="0 0 2379 2499" draw:points="1189,0 2379,1249 1189,2499 0,1249">
          <text:p/>
        </draw:polygon>
        <draw:polygon draw:style-name="gr2" draw:text-style-name="P2" draw:layer="layout" svg:width="2.378cm" svg:height="2.498cm" svg:x="9.501cm" svg:y="7.452cm" svg:viewBox="0 0 2379 2499" draw:points="1189,0 2379,1249 1189,2499 0,1249">
          <text:p/>
        </draw:polygon>
        <draw:frame draw:style-name="gr5" draw:text-style-name="P6" draw:layer="layout" svg:width="0.761cm" svg:height="0.293cm" svg:x="12.025cm" svg:y="8.536cm">
          <draw:text-box>
            <text:p text:style-name="P4"><text:span text:style-name="T2">Delete</text:span></text:p>
          </draw:text-box>
        </draw:frame>
        <draw:frame draw:style-name="gr4" draw:text-style-name="P5" draw:layer="layout" svg:width="1.746cm" svg:height="0.323cm" svg:x="9.814cm" svg:y="8.372cm">
          <draw:text-box>
            <text:p text:style-name="P4"><text:span text:style-name="T1">Add Pages or</text:span></text:p>
          </draw:text-box>
        </draw:frame>
        <draw:path draw:style-name="gr1" draw:text-style-name="P1" draw:layer="layout" svg:width="1.902cm" svg:height="1.903cm" svg:x="16.875cm" svg:y="7.75cm" svg:viewBox="0 0 1903 1904" svg:d="M1903 952c0 31-1 62-4 93s-8 62-14 93c-6 30-13 61-22 90-10 30-20 60-32 88-12 29-25 57-40 85-15 27-31 54-48 80s-36 51-55 75c-20 24-41 47-63 69s-45 43-69 63c-24 19-49 38-75 55-26 18-53 34-80 48-28 15-56 28-85 40s-58 23-88 32-61 16-91 22c-31 6-62 11-93 14s-62 5-93 5-62-2-93-5-62-8-93-14c-30-6-60-13-90-22s-59-20-88-32-57-25-85-40c-27-14-54-30-80-48-26-17-51-36-75-55-24-20-47-41-69-63s-43-45-62-69c-20-24-39-49-56-75s-33-53-48-80c-15-28-28-56-40-85-12-28-22-58-32-88-9-29-16-60-22-90-6-31-11-62-14-93s-4-62-4-93 1-62 4-93 8-63 14-93c6-31 13-61 22-91 10-30 20-59 32-88s25-57 40-84c15-28 31-55 48-80 17-26 36-51 56-75 19-25 40-48 62-70s45-43 69-62c24-20 49-39 75-56s53-33 80-48c28-15 56-28 85-40s58-22 88-31 60-17 90-23c31-6 62-11 93-14s62-4 93-4 62 1 93 4 62 8 93 14c30 6 61 14 91 23s59 19 88 31 57 25 85 40c27 15 54 31 80 48s51 36 75 56c24 19 47 40 69 62s43 45 63 70c19 24 38 49 55 75s33 52 48 80c15 27 28 55 40 84s22 58 32 88c9 30 16 60 22 91 6 30 11 62 14 93s4 62 4 93z">
          <text:p/>
        </draw:path>
        <draw:path draw:style-name="gr2" draw:text-style-name="P2" draw:layer="layout" svg:width="1.902cm" svg:height="1.903cm" svg:x="16.875cm" svg:y="7.75cm" svg:viewBox="0 0 1903 1904" svg:d="M1903 952c0 31-1 62-4 93s-8 62-14 93c-6 30-13 61-22 90-10 30-20 60-32 88-12 29-25 57-40 85-15 27-31 54-48 80s-36 51-55 75c-20 24-41 47-63 69s-45 43-69 63c-24 19-49 38-75 55-26 18-53 34-80 48-28 15-56 28-85 40s-58 23-88 32-61 16-91 22c-31 6-62 11-93 14s-62 5-93 5-62-2-93-5-62-8-93-14c-30-6-60-13-90-22s-59-20-88-32-57-25-85-40c-27-14-54-30-80-48-26-17-51-36-75-55-24-20-47-41-69-63s-43-45-62-69c-20-24-39-49-56-75s-33-53-48-80c-15-28-28-56-40-85-12-28-22-58-32-88-9-29-16-60-22-90-6-31-11-62-14-93s-4-62-4-93 1-62 4-93 8-63 14-93c6-31 13-61 22-91 10-30 20-59 32-88s25-57 40-84c15-28 31-55 48-80 17-26 36-51 56-75 19-25 40-48 62-70s45-43 69-62c24-20 49-39 75-56s53-33 80-48c28-15 56-28 85-40s58-22 88-31 60-17 90-23c31-6 62-11 93-14s62-4 93-4 62 1 93 4 62 8 93 14c30 6 61 14 91 23s59 19 88 31 57 25 85 40c27 15 54 31 80 48s51 36 75 56c24 19 47 40 69 62s43 45 63 70c19 24 38 49 55 75s33 52 48 80c15 27 28 55 40 84s22 58 32 88c9 30 16 60 22 91 6 30 11 62 14 93s4 62 4 93z">
          <text:p/>
        </draw:path>
        <draw:frame draw:style-name="gr4" draw:text-style-name="P5" draw:layer="layout" svg:width="1.89cm" svg:height="0.323cm" svg:x="9.742cm" svg:y="8.729cm">
          <draw:text-box>
            <text:p text:style-name="P4"><text:span text:style-name="T1">Delete Pages?</text:span></text:p>
          </draw:text-box>
        </draw:frame>
        <draw:frame draw:style-name="gr4" draw:text-style-name="P5" draw:layer="layout" svg:width="1.17cm" svg:height="0.323cm" svg:x="17.236cm" svg:y="8.372cm">
          <draw:text-box>
            <text:p text:style-name="P4"><text:span text:style-name="T1">Edit Quiz</text:span></text:p>
          </draw:text-box>
        </draw:frame>
        <draw:polyline draw:style-name="gr2" draw:text-style-name="P2" draw:layer="layout" svg:width="6.185cm" svg:height="2.406cm" svg:x="11.641cm" svg:y="9.804cm" svg:viewBox="0 0 6186 2407" draw:points="0,2407 6186,2407 6186,0">
          <text:p/>
        </draw:polyline>
        <draw:polygon draw:style-name="gr3" draw:text-style-name="P3" draw:layer="layout" svg:width="0.166cm" svg:height="0.167cm" svg:x="17.743cm" svg:y="9.679cm" svg:viewBox="0 0 167 168" draw:points="83,0 167,168 83,126 0,168">
          <text:p/>
        </draw:polygon>
        <draw:polygon draw:style-name="gr2" draw:text-style-name="P2" draw:layer="layout" svg:width="0.166cm" svg:height="0.167cm" svg:x="17.743cm" svg:y="9.679cm" svg:viewBox="0 0 167 168" draw:points="83,0 167,168 83,126 0,168">
          <text:p/>
        </draw:polygon>
        <draw:polygon draw:style-name="gr1" draw:text-style-name="P1" draw:layer="layout" svg:width="0.357cm" svg:height="0.31cm" svg:x="13.532cm" svg:y="12.15cm" svg:viewBox="0 0 358 311" draw:points="0,0 358,0 358,311 0,311">
          <text:p/>
        </draw:polygon>
        <draw:frame draw:style-name="gr4" draw:text-style-name="P5" draw:layer="layout" svg:width="0.674cm" svg:height="0.323cm" svg:x="17.481cm" svg:y="8.729cm">
          <draw:text-box>
            <text:p text:style-name="P4"><text:span text:style-name="T1">Page</text:span></text:p>
          </draw:text-box>
        </draw:frame>
        <draw:line draw:style-name="gr2" draw:text-style-name="P2" draw:layer="layout" svg:x1="10.69cm" svg:y1="13.161cm" svg:x2="10.69cm" svg:y2="14.318cm">
          <text:p/>
        </draw:line>
        <draw:polygon draw:style-name="gr3" draw:text-style-name="P3" draw:layer="layout" svg:width="0.166cm" svg:height="0.167cm" svg:x="10.607cm" svg:y="14.276cm" svg:viewBox="0 0 167 168" draw:points="83,168 0,0 83,42 167,0">
          <text:p/>
        </draw:polygon>
        <draw:polygon draw:style-name="gr2" draw:text-style-name="P2" draw:layer="layout" svg:width="0.166cm" svg:height="0.167cm" svg:x="10.607cm" svg:y="14.276cm" svg:viewBox="0 0 167 168" draw:points="83,168 0,0 83,42 167,0">
          <text:p/>
        </draw:polygon>
        <draw:polygon draw:style-name="gr1" draw:text-style-name="P1" draw:layer="layout" svg:width="0.405cm" svg:height="0.31cm" svg:x="10.535cm" svg:y="13.696cm" svg:viewBox="0 0 406 311" draw:points="0,0 406,0 406,311 0,311">
          <text:p/>
        </draw:polygon>
        <draw:frame draw:style-name="gr5" draw:text-style-name="P6" draw:layer="layout" svg:width="0.338cm" svg:height="0.293cm" svg:x="13.544cm" svg:y="12.152cm">
          <draw:text-box>
            <text:p text:style-name="P4"><text:span text:style-name="T2">No</text:span></text:p>
          </draw:text-box>
        </draw:frame>
        <draw:polygon draw:style-name="gr1" draw:text-style-name="P1" draw:layer="layout" svg:width="1.903cm" svg:height="1.903cm" svg:x="9.738cm" svg:y="11.258cm" svg:viewBox="0 0 1904 1904" draw:points="953,0 1904,951 953,1904 0,951">
          <text:p/>
        </draw:polygon>
        <draw:polygon draw:style-name="gr2" draw:text-style-name="P2" draw:layer="layout" svg:width="1.903cm" svg:height="1.903cm" svg:x="9.738cm" svg:y="11.258cm" svg:viewBox="0 0 1904 1904" draw:points="953,0 1904,951 953,1904 0,951">
          <text:p/>
        </draw:polygon>
        <draw:frame draw:style-name="gr5" draw:text-style-name="P6" draw:layer="layout" svg:width="0.454cm" svg:height="0.293cm" svg:x="10.525cm" svg:y="13.698cm">
          <draw:text-box>
            <text:p text:style-name="P4"><text:span text:style-name="T2">Yes</text:span></text:p>
          </draw:text-box>
        </draw:frame>
        <draw:frame draw:style-name="gr4" draw:text-style-name="P5" draw:layer="layout" svg:width="0.514cm" svg:height="0.323cm" svg:x="10.424cm" svg:y="11.869cm">
          <draw:text-box>
            <text:p text:style-name="P4"><text:span text:style-name="T1">Add</text:span></text:p>
          </draw:text-box>
        </draw:frame>
        <draw:line draw:style-name="gr2" draw:text-style-name="P2" draw:layer="layout" svg:x1="11.641cm" svg:y1="15.421cm" svg:x2="12.977cm" svg:y2="15.421cm">
          <text:p/>
        </draw:line>
        <draw:polygon draw:style-name="gr3" draw:text-style-name="P3" draw:layer="layout" svg:width="0.167cm" svg:height="0.166cm" svg:x="12.935cm" svg:y="15.338cm" svg:viewBox="0 0 168 167" draw:points="168,84 0,167 42,84 0,0">
          <text:p/>
        </draw:polygon>
        <draw:polygon draw:style-name="gr2" draw:text-style-name="P2" draw:layer="layout" svg:width="0.167cm" svg:height="0.166cm" svg:x="12.935cm" svg:y="15.338cm" svg:viewBox="0 0 168 167" draw:points="168,84 0,167 42,84 0,0">
          <text:p/>
        </draw:polygon>
        <draw:polygon draw:style-name="gr1" draw:text-style-name="P1" draw:layer="layout" svg:width="0.928cm" svg:height="0.642cm" svg:x="11.772cm" svg:y="15.124cm" svg:viewBox="0 0 929 643" draw:points="0,0 929,0 929,643 0,643">
          <text:p/>
        </draw:polygon>
        <draw:frame draw:style-name="gr4" draw:text-style-name="P5" draw:layer="layout" svg:width="1.458cm" svg:height="0.323cm" svg:x="9.956cm" svg:y="12.225cm">
          <draw:text-box>
            <text:p text:style-name="P4"><text:span text:style-name="T1">Questions?</text:span></text:p>
          </draw:text-box>
        </draw:frame>
        <draw:frame draw:style-name="gr5" draw:text-style-name="P6" draw:layer="layout" svg:width="0.921cm" svg:height="0.293cm" svg:x="11.778cm" svg:y="15.125cm">
          <draw:text-box>
            <text:p text:style-name="P4"><text:span text:style-name="T2">Mutiple </text:span></text:p>
          </draw:text-box>
        </draw:frame>
        <draw:line draw:style-name="gr2" draw:text-style-name="P2" draw:layer="layout" svg:x1="9.738cm" svg:y1="15.421cm" svg:x2="8.225cm" svg:y2="15.421cm">
          <text:p/>
        </draw:line>
        <draw:polygon draw:style-name="gr3" draw:text-style-name="P3" draw:layer="layout" svg:width="0.167cm" svg:height="0.166cm" svg:x="8.1cm" svg:y="15.338cm" svg:viewBox="0 0 168 167" draw:points="0,84 168,0 126,84 168,167">
          <text:p/>
        </draw:polygon>
        <draw:polygon draw:style-name="gr2" draw:text-style-name="P2" draw:layer="layout" svg:width="0.167cm" svg:height="0.166cm" svg:x="8.1cm" svg:y="15.338cm" svg:viewBox="0 0 168 167" draw:points="0,84 168,0 126,84 168,167">
          <text:p/>
        </draw:polygon>
        <draw:polygon draw:style-name="gr1" draw:text-style-name="P1" draw:layer="layout" svg:width="0.88cm" svg:height="0.642cm" svg:x="8.609cm" svg:y="15.171cm" svg:viewBox="0 0 881 643" draw:points="0,0 881,0 881,643 0,643">
          <text:p/>
        </draw:polygon>
        <draw:frame draw:style-name="gr5" draw:text-style-name="P6" draw:layer="layout" svg:width="0.819cm" svg:height="0.293cm" svg:x="11.829cm" svg:y="15.458cm">
          <draw:text-box>
            <text:p text:style-name="P4"><text:span text:style-name="T2">Choice</text:span></text:p>
          </draw:text-box>
        </draw:frame>
        <draw:frame draw:style-name="gr5" draw:text-style-name="P6" draw:layer="layout" svg:width="0.702cm" svg:height="0.293cm" svg:x="8.7cm" svg:y="15.173cm">
          <draw:text-box>
            <text:p text:style-name="P4"><text:span text:style-name="T2">Short </text:span></text:p>
          </draw:text-box>
        </draw:frame>
        <draw:line draw:style-name="gr2" draw:text-style-name="P2" draw:layer="layout" svg:x1="10.69cm" svg:y1="16.372cm" svg:x2="10.69cm" svg:y2="17.232cm">
          <text:p/>
        </draw:line>
        <draw:polygon draw:style-name="gr3" draw:text-style-name="P3" draw:layer="layout" svg:width="0.166cm" svg:height="0.166cm" svg:x="10.607cm" svg:y="17.191cm" svg:viewBox="0 0 167 167" draw:points="83,167 0,0 83,41 167,0">
          <text:p/>
        </draw:polygon>
        <draw:polygon draw:style-name="gr2" draw:text-style-name="P2" draw:layer="layout" svg:width="0.166cm" svg:height="0.166cm" svg:x="10.607cm" svg:y="17.191cm" svg:viewBox="0 0 167 167" draw:points="83,167 0,0 83,41 167,0">
          <text:p/>
        </draw:polygon>
        <draw:polygon draw:style-name="gr1" draw:text-style-name="P1" draw:layer="layout" svg:width="1.903cm" svg:height="1.902cm" svg:x="9.738cm" svg:y="14.47cm" svg:viewBox="0 0 1904 1903" draw:points="953,0 1904,951 953,1903 0,951">
          <text:p/>
        </draw:polygon>
        <draw:polygon draw:style-name="gr2" draw:text-style-name="P2" draw:layer="layout" svg:width="1.903cm" svg:height="1.902cm" svg:x="9.738cm" svg:y="14.47cm" svg:viewBox="0 0 1904 1903" draw:points="953,0 1904,951 953,1903 0,951">
          <text:p/>
        </draw:polygon>
        <draw:frame draw:style-name="gr5" draw:text-style-name="P6" draw:layer="layout" svg:width="0.877cm" svg:height="0.293cm" svg:x="8.613cm" svg:y="15.506cm">
          <draw:text-box>
            <text:p text:style-name="P4"><text:span text:style-name="T2">Answer</text:span></text:p>
          </draw:text-box>
        </draw:frame>
        <draw:frame draw:style-name="gr4" draw:text-style-name="P5" draw:layer="layout" svg:width="1.154cm" svg:height="0.323cm" svg:x="10.107cm" svg:y="15.08cm">
          <draw:text-box>
            <text:p text:style-name="P4"><text:span text:style-name="T1">Question</text:span></text:p>
          </draw:text-box>
        </draw:frame>
        <draw:polygon draw:style-name="gr1" draw:text-style-name="P1" draw:layer="layout" svg:width="3.449cm" svg:height="1.666cm" svg:x="12.95cm" svg:y="14.588cm" svg:viewBox="0 0 3450 1667" draw:points="0,1667 357,0 3450,0 3093,1667">
          <text:p/>
        </draw:polygon>
        <draw:polygon draw:style-name="gr2" draw:text-style-name="P2" draw:layer="layout" svg:width="3.449cm" svg:height="1.666cm" svg:x="12.95cm" svg:y="14.588cm" svg:viewBox="0 0 3450 1667" draw:points="0,1667 357,0 3450,0 3093,1667">
          <text:p/>
        </draw:polygon>
        <draw:frame draw:style-name="gr4" draw:text-style-name="P5" draw:layer="layout" svg:width="0.706cm" svg:height="0.323cm" svg:x="10.329cm" svg:y="15.437cm">
          <draw:text-box>
            <text:p text:style-name="P4"><text:span text:style-name="T1">type?</text:span></text:p>
          </draw:text-box>
        </draw:frame>
        <draw:frame draw:style-name="gr4" draw:text-style-name="P5" draw:layer="layout" svg:width="3.33cm" svg:height="0.323cm" svg:x="13.013cm" svg:y="15.08cm">
          <draw:text-box>
            <text:p text:style-name="P4"><text:span text:style-name="T1">Multiple options but only 1</text:span></text:p>
          </draw:text-box>
        </draw:frame>
        <draw:polygon draw:style-name="gr1" draw:text-style-name="P1" draw:layer="layout" svg:width="2.854cm" svg:height="1.428cm" svg:x="5.457cm" svg:y="14.707cm" svg:viewBox="0 0 2855 1429" draw:points="0,1429 476,0 2855,0 2380,1429">
          <text:p/>
        </draw:polygon>
        <draw:polygon draw:style-name="gr2" draw:text-style-name="P2" draw:layer="layout" svg:width="2.854cm" svg:height="1.428cm" svg:x="5.457cm" svg:y="14.707cm" svg:viewBox="0 0 2855 1429" draw:points="0,1429 476,0 2855,0 2380,1429">
          <text:p/>
        </draw:polygon>
        <draw:frame draw:style-name="gr4" draw:text-style-name="P5" draw:layer="layout" svg:width="0.93cm" svg:height="0.323cm" svg:x="14.203cm" svg:y="15.437cm">
          <draw:text-box>
            <text:p text:style-name="P4"><text:span text:style-name="T1">answer</text:span></text:p>
          </draw:text-box>
        </draw:frame>
        <draw:line draw:style-name="gr2" draw:text-style-name="P2" draw:layer="layout" svg:x1="11.641cm" svg:y1="18.335cm" svg:x2="13.155cm" svg:y2="18.335cm">
          <text:p/>
        </draw:line>
        <draw:polygon draw:style-name="gr3" draw:text-style-name="P3" draw:layer="layout" svg:width="0.167cm" svg:height="0.167cm" svg:x="13.113cm" svg:y="18.252cm" svg:viewBox="0 0 168 168" draw:points="168,83 0,168 42,83 0,0">
          <text:p/>
        </draw:polygon>
        <draw:polygon draw:style-name="gr2" draw:text-style-name="P2" draw:layer="layout" svg:width="0.167cm" svg:height="0.167cm" svg:x="13.113cm" svg:y="18.252cm" svg:viewBox="0 0 168 168" draw:points="168,83 0,168 42,83 0,0">
          <text:p/>
        </draw:polygon>
        <draw:polygon draw:style-name="gr1" draw:text-style-name="P1" draw:layer="layout" svg:width="1.213cm" svg:height="0.309cm" svg:x="11.772cm" svg:y="18.192cm" svg:viewBox="0 0 1214 310" draw:points="0,0 1214,0 1214,310 0,310">
          <text:p/>
        </draw:polygon>
        <draw:frame draw:style-name="gr4" draw:text-style-name="P5" draw:layer="layout" svg:width="2.114cm" svg:height="0.323cm" svg:x="5.825cm" svg:y="15.246cm">
          <draw:text-box>
            <text:p text:style-name="P4"><text:span text:style-name="T1">3 to 5 sentences</text:span></text:p>
          </draw:text-box>
        </draw:frame>
        <draw:line draw:style-name="gr2" draw:text-style-name="P2" draw:layer="layout" svg:x1="9.738cm" svg:y1="18.335cm" svg:x2="8.225cm" svg:y2="18.335cm">
          <text:p/>
        </draw:line>
        <draw:polygon draw:style-name="gr3" draw:text-style-name="P3" draw:layer="layout" svg:width="0.167cm" svg:height="0.167cm" svg:x="8.1cm" svg:y="18.252cm" svg:viewBox="0 0 168 168" draw:points="0,83 168,0 126,83 168,168">
          <text:p/>
        </draw:polygon>
        <draw:polygon draw:style-name="gr2" draw:text-style-name="P2" draw:layer="layout" svg:width="0.167cm" svg:height="0.167cm" svg:x="8.1cm" svg:y="18.252cm" svg:viewBox="0 0 168 168" draw:points="0,83 168,0 126,83 168,168">
          <text:p/>
        </draw:polygon>
        <draw:polygon draw:style-name="gr1" draw:text-style-name="P1" draw:layer="layout" svg:width="1.166cm" svg:height="0.309cm" svg:x="8.418cm" svg:y="18.192cm" svg:viewBox="0 0 1167 310" draw:points="0,0 1167,0 1167,310 0,310">
          <text:p/>
        </draw:polygon>
        <draw:frame draw:style-name="gr5" draw:text-style-name="P6" draw:layer="layout" svg:width="1.228cm" svg:height="0.293cm" svg:x="11.768cm" svg:y="18.194cm">
          <draw:text-box>
            <text:p text:style-name="P4"><text:span text:style-name="T2">Paragraph</text:span></text:p>
          </draw:text-box>
        </draw:frame>
        <draw:polyline draw:style-name="gr2" draw:text-style-name="P2" draw:layer="layout" svg:width="0cm" svg:height="0.739cm" svg:x="10.69cm" svg:y="19.287cm" svg:viewBox="0 0 0 740" draw:points="0,0 0,475 0,416 0,740">
          <text:p/>
        </draw:polyline>
        <draw:polygon draw:style-name="gr3" draw:text-style-name="P3" draw:layer="layout" svg:width="0.166cm" svg:height="0.167cm" svg:x="10.607cm" svg:y="19.985cm" svg:viewBox="0 0 167 168" draw:points="83,168 0,0 83,43 167,0">
          <text:p/>
        </draw:polygon>
        <draw:polygon draw:style-name="gr2" draw:text-style-name="P2" draw:layer="layout" svg:width="0.166cm" svg:height="0.167cm" svg:x="10.607cm" svg:y="19.985cm" svg:viewBox="0 0 167 168" draw:points="83,168 0,0 83,43 167,0">
          <text:p/>
        </draw:polygon>
        <draw:polygon draw:style-name="gr1" draw:text-style-name="P1" draw:layer="layout" svg:width="1.903cm" svg:height="1.903cm" svg:x="9.738cm" svg:y="17.384cm" svg:viewBox="0 0 1904 1904" draw:points="953,0 1904,952 953,1904 0,952">
          <text:p/>
        </draw:polygon>
        <draw:polygon draw:style-name="gr2" draw:text-style-name="P2" draw:layer="layout" svg:width="1.903cm" svg:height="1.903cm" svg:x="9.738cm" svg:y="17.384cm" svg:viewBox="0 0 1904 1904" draw:points="953,0 1904,952 953,1904 0,952">
          <text:p/>
        </draw:polygon>
        <draw:frame draw:style-name="gr5" draw:text-style-name="P6" draw:layer="layout" svg:width="1.169cm" svg:height="0.293cm" svg:x="8.42cm" svg:y="18.194cm">
          <draw:text-box>
            <text:p text:style-name="P4"><text:span text:style-name="T2">Checkbox</text:span></text:p>
          </draw:text-box>
        </draw:frame>
        <draw:frame draw:style-name="gr4" draw:text-style-name="P5" draw:layer="layout" svg:width="1.154cm" svg:height="0.323cm" svg:x="10.107cm" svg:y="18.006cm">
          <draw:text-box>
            <text:p text:style-name="P4"><text:span text:style-name="T1">Question</text:span></text:p>
          </draw:text-box>
        </draw:frame>
        <draw:polygon draw:style-name="gr1" draw:text-style-name="P1" draw:layer="layout" svg:width="2.854cm" svg:height="1.427cm" svg:x="13.069cm" svg:y="17.622cm" svg:viewBox="0 0 2855 1428" draw:points="0,1428 475,0 2855,0 2378,1428">
          <text:p/>
        </draw:polygon>
        <draw:polygon draw:style-name="gr2" draw:text-style-name="P2" draw:layer="layout" svg:width="2.854cm" svg:height="1.427cm" svg:x="13.069cm" svg:y="17.622cm" svg:viewBox="0 0 2855 1428" draw:points="0,1428 475,0 2855,0 2378,1428">
          <text:p/>
        </draw:polygon>
        <draw:frame draw:style-name="gr4" draw:text-style-name="P5" draw:layer="layout" svg:width="0.706cm" svg:height="0.323cm" svg:x="10.329cm" svg:y="18.363cm">
          <draw:text-box>
            <text:p text:style-name="P4"><text:span text:style-name="T1">type?</text:span></text:p>
          </draw:text-box>
        </draw:frame>
        <draw:polygon draw:style-name="gr1" draw:text-style-name="P1" draw:layer="layout" svg:width="3.806cm" svg:height="1.427cm" svg:x="4.505cm" svg:y="17.622cm" svg:viewBox="0 0 3807 1428" draw:points="0,1428 476,0 3807,0 3332,1428">
          <text:p/>
        </draw:polygon>
        <draw:polygon draw:style-name="gr2" draw:text-style-name="P2" draw:layer="layout" svg:width="3.806cm" svg:height="1.427cm" svg:x="4.505cm" svg:y="17.622cm" svg:viewBox="0 0 3807 1428" draw:points="0,1428 476,0 3807,0 3332,1428">
          <text:p/>
        </draw:polygon>
        <draw:frame draw:style-name="gr4" draw:text-style-name="P5" draw:layer="layout" svg:width="1.722cm" svg:height="0.323cm" svg:x="13.631cm" svg:y="18.172cm">
          <draw:text-box>
            <text:p text:style-name="P4"><text:span text:style-name="T1">5+ sentences</text:span></text:p>
          </draw:text-box>
        </draw:frame>
        <draw:frame draw:style-name="gr4" draw:text-style-name="P5" draw:layer="layout" svg:width="3.475cm" svg:height="0.323cm" svg:x="4.675cm" svg:y="18.006cm">
          <draw:text-box>
            <text:p text:style-name="P4"><text:span text:style-name="T1">Multiple options and all can</text:span></text:p>
          </draw:text-box>
        </draw:frame>
        <draw:polygon draw:style-name="gr1" draw:text-style-name="P1" draw:layer="layout" svg:width="2.854cm" svg:height="1.427cm" svg:x="13.069cm" svg:y="7.988cm" svg:viewBox="0 0 2855 1428" draw:points="0,0 2855,0 2855,1428 0,1428">
          <text:p/>
        </draw:polygon>
        <draw:polygon draw:style-name="gr2" draw:text-style-name="P2" draw:layer="layout" svg:width="2.854cm" svg:height="1.427cm" svg:x="13.069cm" svg:y="7.988cm" svg:viewBox="0 0 2855 1428" draw:points="0,0 2855,0 2855,1428 0,1428">
          <text:p/>
        </draw:polygon>
        <draw:frame draw:style-name="gr4" draw:text-style-name="P5" draw:layer="layout" svg:width="1.474cm" svg:height="0.323cm" svg:x="5.667cm" svg:y="18.363cm">
          <draw:text-box>
            <text:p text:style-name="P4"><text:span text:style-name="T1">be checked</text:span></text:p>
          </draw:text-box>
        </draw:frame>
        <draw:frame draw:style-name="gr4" draw:text-style-name="P5" draw:layer="layout" svg:width="2.13cm" svg:height="0.323cm" svg:x="13.429cm" svg:y="8.372cm">
          <draw:text-box>
            <text:p text:style-name="P4"><text:span text:style-name="T1">Drag to a certain</text:span></text:p>
          </draw:text-box>
        </draw:frame>
        <draw:line draw:style-name="gr2" draw:text-style-name="P2" draw:layer="layout" svg:x1="15.923cm" svg:y1="8.701cm" svg:x2="16.723cm" svg:y2="8.701cm">
          <text:p/>
        </draw:line>
        <draw:polygon draw:style-name="gr3" draw:text-style-name="P3" draw:layer="layout" svg:width="0.167cm" svg:height="0.166cm" svg:x="16.681cm" svg:y="8.618cm" svg:viewBox="0 0 168 167" draw:points="168,83 0,167 43,83 0,0">
          <text:p/>
        </draw:polygon>
        <draw:polygon draw:style-name="gr2" draw:text-style-name="P2" draw:layer="layout" svg:width="0.167cm" svg:height="0.166cm" svg:x="16.681cm" svg:y="8.618cm" svg:viewBox="0 0 168 167" draw:points="168,83 0,167 43,83 0,0">
          <text:p/>
        </draw:polygon>
        <draw:polyline draw:style-name="gr2" draw:text-style-name="P2" draw:layer="layout" svg:width="0cm" svg:height="0.68cm" svg:x="10.69cm" svg:y="22.081cm" svg:viewBox="0 0 0 681" draw:points="0,0 0,476 0,357 0,681">
          <text:p/>
        </draw:polyline>
        <draw:polygon draw:style-name="gr3" draw:text-style-name="P3" draw:layer="layout" svg:width="0.166cm" svg:height="0.166cm" svg:x="10.607cm" svg:y="22.721cm" svg:viewBox="0 0 167 167" draw:points="83,167 0,0 83,41 167,0">
          <text:p/>
        </draw:polygon>
        <draw:polygon draw:style-name="gr2" draw:text-style-name="P2" draw:layer="layout" svg:width="0.166cm" svg:height="0.166cm" svg:x="10.607cm" svg:y="22.721cm" svg:viewBox="0 0 167 167" draw:points="83,167 0,0 83,41 167,0">
          <text:p/>
        </draw:polygon>
        <draw:polygon draw:style-name="gr1" draw:text-style-name="P1" draw:layer="layout" svg:width="1.903cm" svg:height="1.903cm" svg:x="9.738cm" svg:y="20.178cm" svg:viewBox="0 0 1904 1904" draw:points="953,0 1904,952 953,1904 0,952">
          <text:p/>
        </draw:polygon>
        <draw:polygon draw:style-name="gr2" draw:text-style-name="P2" draw:layer="layout" svg:width="1.903cm" svg:height="1.903cm" svg:x="9.738cm" svg:y="20.178cm" svg:viewBox="0 0 1904 1904" draw:points="953,0 1904,952 953,1904 0,952">
          <text:p/>
        </draw:polygon>
        <draw:frame draw:style-name="gr4" draw:text-style-name="P5" draw:layer="layout" svg:width="0.914cm" svg:height="0.323cm" svg:x="14.032cm" svg:y="8.729cm">
          <draw:text-box>
            <text:p text:style-name="P4"><text:span text:style-name="T1">section</text:span></text:p>
          </draw:text-box>
        </draw:frame>
        <draw:line draw:style-name="gr2" draw:text-style-name="P2" draw:layer="layout" svg:x1="10.69cm" svg:y1="4.122cm" svg:x2="10.69cm" svg:y2="4.922cm">
          <text:p/>
        </draw:line>
        <draw:polygon draw:style-name="gr3" draw:text-style-name="P3" draw:layer="layout" svg:width="0.166cm" svg:height="0.166cm" svg:x="10.607cm" svg:y="4.881cm" svg:viewBox="0 0 167 167" draw:points="83,167 0,0 83,42 167,0">
          <text:p/>
        </draw:polygon>
        <draw:polygon draw:style-name="gr2" draw:text-style-name="P2" draw:layer="layout" svg:width="0.166cm" svg:height="0.166cm" svg:x="10.607cm" svg:y="4.881cm" svg:viewBox="0 0 167 167" draw:points="83,167 0,0 83,42 167,0">
          <text:p/>
        </draw:polygon>
        <draw:polygon draw:style-name="gr1" draw:text-style-name="P1" draw:layer="layout" svg:width="0.356cm" svg:height="0.309cm" svg:x="10.512cm" svg:y="4.277cm" svg:viewBox="0 0 357 310" draw:points="0,0 357,0 357,310 0,310">
          <text:p/>
        </draw:polygon>
        <draw:frame draw:style-name="gr4" draw:text-style-name="P5" draw:layer="layout" svg:width="0.818cm" svg:height="0.323cm" svg:x="10.274cm" svg:y="20.955cm">
          <draw:text-box>
            <text:p text:style-name="P4"><text:span text:style-name="T1">Save?</text:span></text:p>
          </draw:text-box>
        </draw:frame>
        <draw:line draw:style-name="gr2" draw:text-style-name="P2" draw:layer="layout" svg:x1="11.641cm" svg:y1="3.171cm" svg:x2="13.31cm" svg:y2="3.171cm">
          <text:p/>
        </draw:line>
        <draw:polygon draw:style-name="gr3" draw:text-style-name="P3" draw:layer="layout" svg:width="0.166cm" svg:height="0.167cm" svg:x="13.268cm" svg:y="3.087cm" svg:viewBox="0 0 167 168" draw:points="167,84 0,168 42,84 0,0">
          <text:p/>
        </draw:polygon>
        <draw:polygon draw:style-name="gr2" draw:text-style-name="P2" draw:layer="layout" svg:width="0.166cm" svg:height="0.167cm" svg:x="13.268cm" svg:y="3.087cm" svg:viewBox="0 0 167 168" draw:points="167,84 0,168 42,84 0,0">
          <text:p/>
        </draw:polygon>
        <draw:polygon draw:style-name="gr1" draw:text-style-name="P1" draw:layer="layout" svg:width="1.903cm" svg:height="1.903cm" svg:x="9.738cm" svg:y="2.219cm" svg:viewBox="0 0 1904 1904" draw:points="953,0 1904,953 953,1904 0,953">
          <text:p/>
        </draw:polygon>
        <draw:polygon draw:style-name="gr2" draw:text-style-name="P2" draw:layer="layout" svg:width="1.903cm" svg:height="1.903cm" svg:x="9.738cm" svg:y="2.219cm" svg:viewBox="0 0 1904 1904" draw:points="953,0 1904,953 953,1904 0,953">
          <text:p/>
        </draw:polygon>
        <draw:frame draw:style-name="gr5" draw:text-style-name="P6" draw:layer="layout" svg:width="0.338cm" svg:height="0.293cm" svg:x="10.523cm" svg:y="4.278cm">
          <draw:text-box>
            <text:p text:style-name="P4"><text:span text:style-name="T2">No</text:span></text:p>
          </draw:text-box>
        </draw:frame>
        <draw:frame draw:style-name="gr4" draw:text-style-name="P5" draw:layer="layout" svg:width="0.962cm" svg:height="0.323cm" svg:x="10.202cm" svg:y="2.83cm">
          <draw:text-box>
            <text:p text:style-name="P4"><text:span text:style-name="T1">Back to</text:span></text:p>
          </draw:text-box>
        </draw:frame>
        <draw:path draw:style-name="gr1" draw:text-style-name="P1" draw:layer="layout" svg:width="1.903cm" svg:height="1.903cm" svg:x="13.461cm" svg:y="2.219cm" svg:viewBox="0 0 1904 1904" svg:d="M1904 953c0 31-1 62-5 93-3 31-7 62-13 92-6 31-14 61-23 91s-19 59-31 88-26 57-40 84c-15 28-31 54-48 80-18 26-36 51-56 75s-41 48-63 70-45 42-69 62-49 39-75 56-52 33-80 48c-27 15-56 28-84 40-29 12-58 22-88 31s-60 17-91 23c-30 6-61 11-92 14s-62 4-93 4c-32 0-63-1-94-4s-62-8-93-14-61-14-91-23c-29-9-59-19-88-31-28-12-56-25-84-40-27-15-54-31-80-48s-51-36-75-56-47-40-69-62-43-46-63-70-38-49-56-75c-17-26-33-52-48-80-14-27-28-55-39-84-12-29-23-58-32-88s-17-60-23-91c-6-30-10-61-13-92s-5-62-5-93 2-63 5-94 7-61 13-92c6-30 14-61 23-90 9-30 20-61 32-89 11-29 25-57 39-85 15-27 31-54 48-80 18-26 36-51 56-75s41-47 63-69 45-43 69-63 49-38 75-55c26-18 53-34 80-48 28-15 56-28 84-40 29-12 59-23 88-32 30-9 60-16 91-22 31-7 62-11 93-14s62-5 94-5c31 0 62 2 93 5s62 7 92 14c31 6 61 13 91 22s59 20 88 32c28 12 57 25 84 40 28 14 54 30 80 48 26 17 51 35 75 55s47 41 69 63 43 45 63 69 38 49 56 75c17 26 33 53 48 80 14 28 28 56 40 85 12 28 22 59 31 89 9 29 17 60 23 90 6 31 10 61 13 92 4 31 5 63 5 94z">
          <text:p/>
        </draw:path>
        <draw:path draw:style-name="gr2" draw:text-style-name="P2" draw:layer="layout" svg:width="1.903cm" svg:height="1.903cm" svg:x="13.461cm" svg:y="2.219cm" svg:viewBox="0 0 1904 1904" svg:d="M1904 953c0 31-1 62-5 93-3 31-7 62-13 92-6 31-14 61-23 91s-19 59-31 88-26 57-40 84c-15 28-31 54-48 80-18 26-36 51-56 75s-41 48-63 70-45 42-69 62-49 39-75 56-52 33-80 48c-27 15-56 28-84 40-29 12-58 22-88 31s-60 17-91 23c-30 6-61 11-92 14s-62 4-93 4c-32 0-63-1-94-4s-62-8-93-14-61-14-91-23c-29-9-59-19-88-31-28-12-56-25-84-40-27-15-54-31-80-48s-51-36-75-56-47-40-69-62-43-46-63-70-38-49-56-75c-17-26-33-52-48-80-14-27-28-55-39-84-12-29-23-58-32-88s-17-60-23-91c-6-30-10-61-13-92s-5-62-5-93 2-63 5-94 7-61 13-92c6-30 14-61 23-90 9-30 20-61 32-89 11-29 25-57 39-85 15-27 31-54 48-80 18-26 36-51 56-75s41-47 63-69 45-43 69-63 49-38 75-55c26-18 53-34 80-48 28-15 56-28 84-40 29-12 59-23 88-32 30-9 60-16 91-22 31-7 62-11 93-14s62-5 94-5c31 0 62 2 93 5s62 7 92 14c31 6 61 13 91 22s59 20 88 32c28 12 57 25 84 40 28 14 54 30 80 48 26 17 51 35 75 55s47 41 69 63 43 45 63 69 38 49 56 75c17 26 33 53 48 80 14 28 28 56 40 85 12 28 22 59 31 89 9 29 17 60 23 90 6 31 10 61 13 92 4 31 5 63 5 94z">
          <text:p/>
        </draw:path>
        <draw:frame draw:style-name="gr4" draw:text-style-name="P5" draw:layer="layout" svg:width="1.65cm" svg:height="0.323cm" svg:x="9.861cm" svg:y="3.186cm">
          <draw:text-box>
            <text:p text:style-name="P4"><text:span text:style-name="T1">Classwork??</text:span></text:p>
          </draw:text-box>
        </draw:frame>
        <draw:frame draw:style-name="gr4" draw:text-style-name="P5" draw:layer="layout" svg:width="1.257cm" svg:height="0.323cm" svg:x="13.807cm" svg:y="2.83cm">
          <draw:text-box>
            <text:p text:style-name="P4"><text:span text:style-name="T1">Teacher's</text:span></text:p>
          </draw:text-box>
        </draw:frame>
        <draw:path draw:style-name="gr1" draw:text-style-name="P1" draw:layer="layout" svg:width="1.903cm" svg:height="1.903cm" svg:x="9.738cm" svg:y="22.914cm" svg:viewBox="0 0 1904 1904" svg:d="M1904 952c0 32-1 63-4 94s-8 61-14 92-14 61-23 91c-9 29-19 59-31 87-12 29-25 57-40 85-15 27-31 54-48 80s-36 51-56 75c-19 24-40 47-62 69s-45 43-69 63c-25 20-50 38-75 56-26 17-53 33-81 47-27 15-55 29-84 40-29 12-58 23-88 32s-60 16-90 23c-31 6-62 10-93 13s-62 5-93 5-62-2-93-5-62-7-93-13c-30-7-61-14-91-23s-59-20-88-32-57-25-85-40c-27-14-54-30-80-48-26-17-51-35-75-55s-47-41-69-63-43-45-63-69c-19-24-38-49-55-75-18-26-33-53-48-80-15-28-28-56-40-85-12-28-23-58-32-87-9-30-16-60-22-91s-11-61-14-92-5-62-5-94c0-31 2-62 5-94 3-31 8-62 14-92 6-31 13-61 22-91s20-59 32-88 25-57 40-84c15-28 30-54 48-80 17-26 36-51 55-75 20-24 41-47 63-69s45-43 69-63 49-38 75-56c26-17 53-33 80-48 28-14 56-28 85-40s58-22 88-31 61-17 91-23c31-6 62-10 93-14 31-3 62-4 93-4s62 1 93 4c31 4 62 8 93 14 30 6 60 14 90 23s59 19 88 31 57 26 84 40c28 15 55 31 81 48 25 18 50 36 75 56 24 20 47 41 69 63s43 45 62 69c20 24 39 49 56 75s33 52 48 80c15 27 28 55 40 84s22 58 31 88 17 60 23 91c6 30 11 61 14 92 3 32 4 63 4 94z">
          <text:p/>
        </draw:path>
        <draw:path draw:style-name="gr2" draw:text-style-name="P2" draw:layer="layout" svg:width="1.903cm" svg:height="1.903cm" svg:x="9.738cm" svg:y="22.914cm" svg:viewBox="0 0 1904 1904" svg:d="M1904 952c0 32-1 63-4 94s-8 61-14 92-14 61-23 91c-9 29-19 59-31 87-12 29-25 57-40 85-15 27-31 54-48 80s-36 51-56 75c-19 24-40 47-62 69s-45 43-69 63c-25 20-50 38-75 56-26 17-53 33-81 47-27 15-55 29-84 40-29 12-58 23-88 32s-60 16-90 23c-31 6-62 10-93 13s-62 5-93 5-62-2-93-5-62-7-93-13c-30-7-61-14-91-23s-59-20-88-32-57-25-85-40c-27-14-54-30-80-48-26-17-51-35-75-55s-47-41-69-63-43-45-63-69c-19-24-38-49-55-75-18-26-33-53-48-80-15-28-28-56-40-85-12-28-23-58-32-87-9-30-16-60-22-91s-11-61-14-92-5-62-5-94c0-31 2-62 5-94 3-31 8-62 14-92 6-31 13-61 22-91s20-59 32-88 25-57 40-84c15-28 30-54 48-80 17-26 36-51 55-75 20-24 41-47 63-69s45-43 69-63 49-38 75-56c26-17 53-33 80-48 28-14 56-28 85-40s58-22 88-31 61-17 91-23c31-6 62-10 93-14 31-3 62-4 93-4s62 1 93 4c31 4 62 8 93 14 30 6 60 14 90 23s59 19 88 31 57 26 84 40c28 15 55 31 81 48 25 18 50 36 75 56 24 20 47 41 69 63s43 45 62 69c20 24 39 49 56 75s33 52 48 80c15 27 28 55 40 84s22 58 31 88 17 60 23 91c6 30 11 61 14 92 3 32 4 63 4 94z">
          <text:p/>
        </draw:path>
        <draw:frame draw:style-name="gr4" draw:text-style-name="P5" draw:layer="layout" svg:width="1.266cm" svg:height="0.323cm" svg:x="13.786cm" svg:y="3.186cm">
          <draw:text-box>
            <text:p text:style-name="P4"><text:span text:style-name="T1">classwork</text:span></text:p>
          </draw:text-box>
        </draw:frame>
        <draw:frame draw:style-name="gr4" draw:text-style-name="P5" draw:layer="layout" svg:width="1.202cm" svg:height="0.323cm" svg:x="10.083cm" svg:y="23.524cm">
          <draw:text-box>
            <text:p text:style-name="P4"><text:span text:style-name="T1">Backend </text:span></text:p>
          </draw:text-box>
        </draw:frame>
        <draw:frame draw:style-name="gr4" draw:text-style-name="P5" draw:layer="layout" svg:width="1.346cm" svg:height="0.323cm" svg:x="10.012cm" svg:y="23.881cm">
          <draw:text-box>
            <text:p text:style-name="P4"><text:span text:style-name="T1">Save Data</text:span></text:p>
          </draw:text-box>
        </draw:frame>
      </draw:page>
      <draw:page draw:name="page16"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0.202cm" svg:y1="3.646cm" svg:x2="10.202cm" svg:y2="4.565cm">
          <text:p/>
        </draw:line>
        <draw:polygon draw:style-name="gr3" draw:text-style-name="P3" draw:layer="layout" svg:width="0.166cm" svg:height="0.166cm" svg:x="10.119cm" svg:y="4.524cm" svg:viewBox="0 0 167 167" draw:points="83,167 0,0 83,42 167,0">
          <text:p/>
        </draw:polygon>
        <draw:polygon draw:style-name="gr2" draw:text-style-name="P2" draw:layer="layout" svg:width="0.166cm" svg:height="0.166cm" svg:x="10.119cm" svg:y="4.524cm" svg:viewBox="0 0 167 167" draw:points="83,167 0,0 83,42 167,0">
          <text:p/>
        </draw:polygon>
        <draw:path draw:style-name="gr1" draw:text-style-name="P1" draw:layer="layout" svg:width="1.903cm" svg:height="1.902cm" svg:x="9.251cm" svg:y="1.744cm" svg:viewBox="0 0 1904 1903" svg:d="M1904 951c0 31-2 62-5 93s-8 62-14 94c-6 30-13 60-22 90s-20 59-32 88-25 57-40 85c-15 27-31 54-48 80s-36 51-55 75c-20 24-41 47-63 69s-45 43-69 63c-24 19-49 38-75 55s-53 33-80 48c-28 15-56 28-85 40s-58 22-88 31c-31 10-61 17-91 23-31 6-62 11-93 14s-62 4-93 4-62-1-93-4-62-8-93-14c-30-6-60-13-90-22-30-10-59-20-88-32s-57-25-84-40c-28-15-55-31-81-48-25-17-50-36-75-55-24-20-47-41-69-63s-43-45-62-69c-20-24-39-49-56-75s-33-53-48-80c-15-28-28-56-40-85s-22-58-31-88-17-60-23-90c-6-32-11-63-14-94s-4-62-4-93 1-62 4-93 8-62 14-93c6-30 14-60 23-90s19-59 31-88 25-57 40-85c15-27 31-54 48-80s36-51 56-75c19-24 40-47 62-69s45-43 69-63c25-19 50-38 75-55 26-17 53-33 81-48 27-15 55-28 84-40s58-22 88-32c30-9 60-16 90-22 31-6 62-11 93-14s62-4 93-4 62 1 93 4 62 8 93 14c30 6 60 13 91 22 30 10 59 20 88 32s57 25 85 40c27 15 54 31 80 48s51 36 75 55c24 20 47 41 69 63s43 45 63 69c19 24 38 49 55 75s33 53 48 80c15 28 28 56 40 85s23 58 32 88 16 60 22 90c6 31 11 62 14 93s5 62 5 93z">
          <text:p/>
        </draw:path>
        <draw:path draw:style-name="gr2" draw:text-style-name="P2" draw:layer="layout" svg:width="1.903cm" svg:height="1.902cm" svg:x="9.251cm" svg:y="1.744cm" svg:viewBox="0 0 1904 1903" svg:d="M1904 951c0 31-2 62-5 93s-8 62-14 94c-6 30-13 60-22 90s-20 59-32 88-25 57-40 85c-15 27-31 54-48 80s-36 51-55 75c-20 24-41 47-63 69s-45 43-69 63c-24 19-49 38-75 55s-53 33-80 48c-28 15-56 28-85 40s-58 22-88 31c-31 10-61 17-91 23-31 6-62 11-93 14s-62 4-93 4-62-1-93-4-62-8-93-14c-30-6-60-13-90-22-30-10-59-20-88-32s-57-25-84-40c-28-15-55-31-81-48-25-17-50-36-75-55-24-20-47-41-69-63s-43-45-62-69c-20-24-39-49-56-75s-33-53-48-80c-15-28-28-56-40-85s-22-58-31-88-17-60-23-90c-6-32-11-63-14-94s-4-62-4-93 1-62 4-93 8-62 14-93c6-30 14-60 23-90s19-59 31-88 25-57 40-85c15-27 31-54 48-80s36-51 56-75c19-24 40-47 62-69s45-43 69-63c25-19 50-38 75-55 26-17 53-33 81-48 27-15 55-28 84-40s58-22 88-32c30-9 60-16 90-22 31-6 62-11 93-14s62-4 93-4 62 1 93 4 62 8 93 14c30 6 60 13 91 22 30 10 59 20 88 32s57 25 85 40c27 15 54 31 80 48s51 36 75 55c24 20 47 41 69 63s43 45 63 69c19 24 38 49 55 75s33 53 48 80c15 28 28 56 40 85s23 58 32 88 16 60 22 90c6 31 11 62 14 93s5 62 5 93z">
          <text:p/>
        </draw:path>
        <draw:frame draw:style-name="gr4" draw:text-style-name="P5" draw:layer="layout" svg:width="1.138cm" svg:height="0.323cm" svg:x="9.616cm" svg:y="2.354cm">
          <draw:text-box>
            <text:p text:style-name="P4"><text:span text:style-name="T1">Attempts</text:span></text:p>
          </draw:text-box>
        </draw:frame>
        <draw:frame draw:style-name="gr4" draw:text-style-name="P5" draw:layer="layout" svg:width="0.674cm" svg:height="0.323cm" svg:x="9.846cm" svg:y="2.711cm">
          <draw:text-box>
            <text:p text:style-name="P4"><text:span text:style-name="T1">Page</text:span></text:p>
          </draw:text-box>
        </draw:frame>
        <draw:polyline draw:style-name="gr2" draw:text-style-name="P2" draw:layer="layout" svg:width="0.009cm" svg:height="0.86cm" svg:x="10.202cm" svg:y="6.144cm" svg:viewBox="0 0 10 861" draw:points="0,0 0,508 10,861">
          <text:p/>
        </draw:polyline>
        <draw:polygon draw:style-name="gr3" draw:text-style-name="P3" draw:layer="layout" svg:width="0.167cm" svg:height="0.169cm" svg:x="10.126cm" svg:y="6.96cm" svg:viewBox="0 0 168 170" draw:points="88,170 0,4 86,45 168,0">
          <text:p/>
        </draw:polygon>
        <draw:polygon draw:style-name="gr2" draw:text-style-name="P2" draw:layer="layout" svg:width="0.167cm" svg:height="0.169cm" svg:x="10.126cm" svg:y="6.96cm" svg:viewBox="0 0 168 170" draw:points="88,170 0,4 86,45 168,0">
          <text:p/>
        </draw:polygon>
        <draw:polygon draw:style-name="gr1" draw:text-style-name="P1" draw:layer="layout" svg:width="2.854cm" svg:height="1.427cm" svg:x="8.775cm" svg:y="4.717cm" svg:viewBox="0 0 2855 1428" draw:points="0,1428 476,0 2855,0 2380,1428">
          <text:p/>
        </draw:polygon>
        <draw:polygon draw:style-name="gr2" draw:text-style-name="P2" draw:layer="layout" svg:width="2.854cm" svg:height="1.427cm" svg:x="8.775cm" svg:y="4.717cm" svg:viewBox="0 0 2855 1428" draw:points="0,1428 476,0 2855,0 2380,1428">
          <text:p/>
        </draw:polygon>
        <draw:frame draw:style-name="gr4" draw:text-style-name="P5" draw:layer="layout" svg:width="1.89cm" svg:height="0.323cm" svg:x="1.726cm" svg:y="2.283cm">
          <draw:text-box>
            <text:p text:style-name="P4"><text:span text:style-name="T1">Attempts Page</text:span></text:p>
          </draw:text-box>
        </draw:frame>
        <draw:frame draw:style-name="gr4" draw:text-style-name="P5" draw:layer="layout" svg:width="1.874cm" svg:height="0.323cm" svg:x="9.251cm" svg:y="5.089cm">
          <draw:text-box>
            <text:p text:style-name="P4"><text:span text:style-name="T1">Show the Quiz</text:span></text:p>
          </draw:text-box>
        </draw:frame>
        <draw:polyline draw:style-name="gr2" draw:text-style-name="P2" draw:layer="layout" svg:width="1.765cm" svg:height="0.001cm" svg:x="11.818cm" svg:y="8.85cm" svg:viewBox="0 0 1766 2" draw:points="0,2 960,2 1766,0">
          <text:p/>
        </draw:polyline>
        <draw:polygon draw:style-name="gr3" draw:text-style-name="P3" draw:layer="layout" svg:width="0.167cm" svg:height="0.166cm" svg:x="13.541cm" svg:y="8.767cm" svg:viewBox="0 0 168 167" draw:points="168,83 1,167 42,83 0,0">
          <text:p/>
        </draw:polygon>
        <draw:polygon draw:style-name="gr2" draw:text-style-name="P2" draw:layer="layout" svg:width="0.167cm" svg:height="0.166cm" svg:x="13.541cm" svg:y="8.767cm" svg:viewBox="0 0 168 167" draw:points="168,83 1,167 42,83 0,0">
          <text:p/>
        </draw:polygon>
        <draw:polygon draw:style-name="gr1" draw:text-style-name="P1" draw:layer="layout" svg:width="0.595cm" svg:height="0.309cm" svg:x="12.533cm" svg:y="8.725cm" svg:viewBox="0 0 596 310" draw:points="0,0 596,0 596,310 0,310">
          <text:p/>
        </draw:polygon>
        <draw:frame draw:style-name="gr4" draw:text-style-name="P5" draw:layer="layout" svg:width="1.442cm" svg:height="0.323cm" svg:x="9.465cm" svg:y="5.446cm">
          <draw:text-box>
            <text:p text:style-name="P4"><text:span text:style-name="T1">Information</text:span></text:p>
          </draw:text-box>
        </draw:frame>
        <draw:polyline draw:style-name="gr2" draw:text-style-name="P2" draw:layer="layout" svg:width="0cm" svg:height="1.156cm" svg:x="10.214cm" svg:y="10.544cm" svg:viewBox="0 0 0 1157" draw:points="0,0 0,655 0,1157">
          <text:p/>
        </draw:polyline>
        <draw:polygon draw:style-name="gr3" draw:text-style-name="P3" draw:layer="layout" svg:width="0.166cm" svg:height="0.167cm" svg:x="10.131cm" svg:y="11.659cm" svg:viewBox="0 0 167 168" draw:points="84,168 0,0 84,42 167,0">
          <text:p/>
        </draw:polygon>
        <draw:polygon draw:style-name="gr2" draw:text-style-name="P2" draw:layer="layout" svg:width="0.166cm" svg:height="0.167cm" svg:x="10.131cm" svg:y="11.659cm" svg:viewBox="0 0 167 168" draw:points="84,168 0,0 84,42 167,0">
          <text:p/>
        </draw:polygon>
        <draw:polygon draw:style-name="gr1" draw:text-style-name="P1" draw:layer="layout" svg:width="3.212cm" svg:height="3.39cm" svg:x="8.608cm" svg:y="7.155cm" svg:viewBox="0 0 3213 3391" draw:points="1606,0 3213,1696 1606,3391 0,1696">
          <text:p/>
        </draw:polygon>
        <draw:polygon draw:style-name="gr2" draw:text-style-name="P2" draw:layer="layout" svg:width="3.212cm" svg:height="3.39cm" svg:x="8.608cm" svg:y="7.155cm" svg:viewBox="0 0 3213 3391" draw:points="1606,0 3213,1696 1606,3391 0,1696">
          <text:p/>
        </draw:polygon>
        <draw:frame draw:style-name="gr5" draw:text-style-name="P6" draw:layer="layout" svg:width="0.586cm" svg:height="0.293cm" svg:x="12.54cm" svg:y="8.727cm">
          <draw:text-box>
            <text:p text:style-name="P4"><text:span text:style-name="T2">Back</text:span></text:p>
          </draw:text-box>
        </draw:frame>
        <draw:frame draw:style-name="gr4" draw:text-style-name="P5" draw:layer="layout" svg:width="3.122cm" svg:height="0.323cm" svg:x="8.644cm" svg:y="8.515cm">
          <draw:text-box>
            <text:p text:style-name="P4"><text:span text:style-name="T1">Start the quiz or go back</text:span></text:p>
          </draw:text-box>
        </draw:frame>
        <draw:line draw:style-name="gr2" draw:text-style-name="P2" draw:layer="layout" svg:x1="15.138cm" svg:y1="10.121cm" svg:x2="15.138cm" svg:y2="11.285cm">
          <text:p/>
        </draw:line>
        <draw:polygon draw:style-name="gr3" draw:text-style-name="P3" draw:layer="layout" svg:width="0.167cm" svg:height="0.167cm" svg:x="15.054cm" svg:y="11.243cm" svg:viewBox="0 0 168 168" draw:points="84,168 0,0 84,42 168,0">
          <text:p/>
        </draw:polygon>
        <draw:polygon draw:style-name="gr2" draw:text-style-name="P2" draw:layer="layout" svg:width="0.167cm" svg:height="0.167cm" svg:x="15.054cm" svg:y="11.243cm" svg:viewBox="0 0 168 168" draw:points="84,168 0,0 84,42 168,0">
          <text:p/>
        </draw:polygon>
        <draw:polygon draw:style-name="gr1" draw:text-style-name="P1" draw:layer="layout" svg:width="0.928cm" svg:height="0.309cm" svg:x="14.674cm" svg:y="10.485cm" svg:viewBox="0 0 929 310" draw:points="0,0 929,0 929,310 0,310">
          <text:p/>
        </draw:polygon>
        <draw:frame draw:style-name="gr4" draw:text-style-name="P5" draw:layer="layout" svg:width="2.466cm" svg:height="0.323cm" svg:x="8.969cm" svg:y="8.872cm">
          <draw:text-box>
            <text:p text:style-name="P4"><text:span text:style-name="T1">to classwork page?</text:span></text:p>
          </draw:text-box>
        </draw:frame>
        <draw:polyline draw:style-name="gr2" draw:text-style-name="P2" draw:layer="layout" svg:width="1.753cm" svg:height="0.003cm" svg:x="16.54cm" svg:y="8.849cm" svg:viewBox="0 0 1754 4" draw:points="0,4 954,4 1754,0">
          <text:p/>
        </draw:polyline>
        <draw:polygon draw:style-name="gr3" draw:text-style-name="P3" draw:layer="layout" svg:width="0.167cm" svg:height="0.166cm" svg:x="18.251cm" svg:y="8.766cm" svg:viewBox="0 0 168 167" draw:points="168,83 1,167 42,83 0,0">
          <text:p/>
        </draw:polygon>
        <draw:polygon draw:style-name="gr2" draw:text-style-name="P2" draw:layer="layout" svg:width="0.167cm" svg:height="0.166cm" svg:x="18.251cm" svg:y="8.766cm" svg:viewBox="0 0 168 167" draw:points="168,83 1,167 42,83 0,0">
          <text:p/>
        </draw:polygon>
        <draw:polygon draw:style-name="gr1" draw:text-style-name="P1" draw:layer="layout" svg:width="0.88cm" svg:height="0.309cm" svg:x="17.005cm" svg:y="8.701cm" svg:viewBox="0 0 881 310" draw:points="0,0 881,0 881,310 0,310">
          <text:p/>
        </draw:polygon>
        <draw:frame draw:style-name="gr5" draw:text-style-name="P6" draw:layer="layout" svg:width="0.965cm" svg:height="0.293cm" svg:x="14.673cm" svg:y="10.487cm">
          <draw:text-box>
            <text:p text:style-name="P4"><text:span text:style-name="T2">Teacher</text:span></text:p>
          </draw:text-box>
        </draw:frame>
        <draw:polygon draw:style-name="gr1" draw:text-style-name="P1" draw:layer="layout" svg:width="2.807cm" svg:height="2.542cm" svg:x="13.734cm" svg:y="7.579cm" svg:viewBox="0 0 2808 2543" draw:points="1404,0 2808,1271 1404,2543 0,1271">
          <text:p/>
        </draw:polygon>
        <draw:polygon draw:style-name="gr2" draw:text-style-name="P2" draw:layer="layout" svg:width="2.807cm" svg:height="2.542cm" svg:x="13.734cm" svg:y="7.579cm" svg:viewBox="0 0 2808 2543" draw:points="1404,0 2808,1271 1404,2543 0,1271">
          <text:p/>
        </draw:polygon>
        <draw:frame draw:style-name="gr5" draw:text-style-name="P6" draw:layer="layout" svg:width="0.907cm" svg:height="0.293cm" svg:x="16.995cm" svg:y="8.703cm">
          <draw:text-box>
            <text:p text:style-name="P4"><text:span text:style-name="T2">Student</text:span></text:p>
          </draw:text-box>
        </draw:frame>
        <draw:path draw:style-name="gr1" draw:text-style-name="P1" draw:layer="layout" svg:width="1.903cm" svg:height="1.903cm" svg:x="14.186cm" svg:y="11.436cm" svg:viewBox="0 0 1904 1904" svg:d="M1904 953c0 31-1 62-4 93-4 31-8 62-14 92-6 31-14 61-23 91s-19 59-31 88-26 57-40 84c-15 28-31 54-48 80-18 26-36 51-56 75s-41 47-63 69c-22 23-45 43-69 63s-49 39-75 56-52 33-80 48c-27 15-55 28-84 40s-58 22-88 31-60 17-91 23c-30 6-61 11-92 14s-62 4-93 4c-32 0-63-1-94-4s-61-8-92-14-61-14-91-23c-29-9-59-19-88-31-28-12-56-25-84-40-27-15-54-31-80-48s-51-36-75-56-47-40-69-63c-22-22-43-45-63-69s-38-49-56-75c-17-26-33-52-48-80-14-27-28-55-40-84s-23-58-32-88-17-60-23-91c-6-30-10-61-13-92s-5-62-5-93c0-32 2-64 5-95s7-61 13-92c6-30 14-61 23-91 9-29 20-59 32-87 12-29 26-57 40-85 15-27 31-54 48-80 18-26 36-51 56-75s41-47 63-69 45-43 69-63 49-38 75-55c26-18 53-34 80-48 28-15 56-28 84-40 29-12 59-23 88-32 30-9 60-16 91-22 31-7 61-11 92-14s62-5 94-5c31 0 62 2 93 5s62 7 92 14c31 6 61 13 91 22s59 20 88 32 57 25 84 40c28 14 54 30 80 48 26 17 51 35 75 55s47 41 69 63 43 45 63 69 38 49 56 75c17 26 33 53 48 80 14 28 28 56 40 85 12 28 22 58 31 87 9 30 17 61 23 91 6 31 10 61 14 92 3 31 4 63 4 95z">
          <text:p/>
        </draw:path>
        <draw:path draw:style-name="gr2" draw:text-style-name="P2" draw:layer="layout" svg:width="1.903cm" svg:height="1.903cm" svg:x="14.186cm" svg:y="11.436cm" svg:viewBox="0 0 1904 1904" svg:d="M1904 953c0 31-1 62-4 93-4 31-8 62-14 92-6 31-14 61-23 91s-19 59-31 88-26 57-40 84c-15 28-31 54-48 80-18 26-36 51-56 75s-41 47-63 69c-22 23-45 43-69 63s-49 39-75 56-52 33-80 48c-27 15-55 28-84 40s-58 22-88 31-60 17-91 23c-30 6-61 11-92 14s-62 4-93 4c-32 0-63-1-94-4s-61-8-92-14-61-14-91-23c-29-9-59-19-88-31-28-12-56-25-84-40-27-15-54-31-80-48s-51-36-75-56-47-40-69-63c-22-22-43-45-63-69s-38-49-56-75c-17-26-33-52-48-80-14-27-28-55-40-84s-23-58-32-88-17-60-23-91c-6-30-10-61-13-92s-5-62-5-93c0-32 2-64 5-95s7-61 13-92c6-30 14-61 23-91 9-29 20-59 32-87 12-29 26-57 40-85 15-27 31-54 48-80 18-26 36-51 56-75s41-47 63-69 45-43 69-63 49-38 75-55c26-18 53-34 80-48 28-15 56-28 84-40 29-12 59-23 88-32 30-9 60-16 91-22 31-7 61-11 92-14s62-5 94-5c31 0 62 2 93 5s62 7 92 14c31 6 61 13 91 22s59 20 88 32 57 25 84 40c28 14 54 30 80 48 26 17 51 35 75 55s47 41 69 63 43 45 63 69 38 49 56 75c17 26 33 53 48 80 14 28 28 56 40 85 12 28 22 58 31 87 9 30 17 61 23 91 6 31 10 61 14 92 3 31 4 63 4 95z">
          <text:p/>
        </draw:path>
        <draw:frame draw:style-name="gr4" draw:text-style-name="P5" draw:layer="layout" svg:width="0.754cm" svg:height="0.323cm" svg:x="14.754cm" svg:y="8.681cm">
          <draw:text-box>
            <text:p text:style-name="P4"><text:span text:style-name="T1">Role?</text:span></text:p>
          </draw:text-box>
        </draw:frame>
        <draw:frame draw:style-name="gr4" draw:text-style-name="P5" draw:layer="layout" svg:width="1.058cm" svg:height="0.323cm" svg:x="14.619cm" svg:y="11.869cm">
          <draw:text-box>
            <text:p text:style-name="P4"><text:span text:style-name="T1">Teacher</text:span></text:p>
          </draw:text-box>
        </draw:frame>
        <draw:frame draw:style-name="gr4" draw:text-style-name="P5" draw:layer="layout" svg:width="1.33cm" svg:height="0.323cm" svg:x="14.468cm" svg:y="12.202cm">
          <draw:text-box>
            <text:p text:style-name="P4"><text:span text:style-name="T1">Classwork</text:span></text:p>
          </draw:text-box>
        </draw:frame>
        <draw:path draw:style-name="gr1" draw:text-style-name="P1" draw:layer="layout" svg:width="1.903cm" svg:height="1.903cm" svg:x="18.444cm" svg:y="7.898cm" svg:viewBox="0 0 1904 1904" svg:d="M1904 953c0 31-1 62-4 93s-8 62-14 92c-6 31-14 61-23 91s-19 59-31 88-25 57-40 84c-15 28-31 54-48 80s-36 51-56 75-40 47-62 69c-23 22-46 43-70 63s-50 38-76 56c-26 17-52 33-80 48-27 14-55 28-84 40s-58 22-88 31-60 17-91 23c-30 6-61 10-92 14-31 3-62 4-93 4s-63-1-94-4c-31-4-61-8-92-14-30-6-61-14-90-23-30-9-60-19-88-31-29-12-57-26-85-40-27-15-54-31-80-48-26-18-51-36-75-56s-47-41-69-63-43-45-63-69-38-49-55-75c-18-26-34-52-48-80-15-27-28-55-40-84s-23-58-32-88-16-60-22-91c-7-30-11-61-14-92s-5-62-5-93c0-32 2-63 5-94s7-61 14-92c6-31 13-61 22-91s20-60 32-88c12-29 25-57 40-85 14-27 30-54 48-80 17-26 35-51 55-75s41-47 63-69 45-43 69-63 49-38 75-55c26-18 53-34 80-48 28-15 56-28 85-40 28-12 58-23 88-32 29-9 60-16 90-23 31-6 61-10 92-13s63-5 94-5 62 2 93 5 62 7 92 13c31 7 61 14 91 23s59 20 88 32 57 25 84 40c28 14 54 30 80 48 26 17 52 35 76 55s47 41 70 63c22 22 42 45 62 69s39 49 56 75 33 53 48 80c15 28 28 56 40 85 12 28 22 58 31 88s17 60 23 91 11 61 14 92 4 62 4 94z">
          <text:p/>
        </draw:path>
        <draw:path draw:style-name="gr2" draw:text-style-name="P2" draw:layer="layout" svg:width="1.903cm" svg:height="1.903cm" svg:x="18.444cm" svg:y="7.898cm" svg:viewBox="0 0 1904 1904" svg:d="M1904 953c0 31-1 62-4 93s-8 62-14 92c-6 31-14 61-23 91s-19 59-31 88-25 57-40 84c-15 28-31 54-48 80s-36 51-56 75-40 47-62 69c-23 22-46 43-70 63s-50 38-76 56c-26 17-52 33-80 48-27 14-55 28-84 40s-58 22-88 31-60 17-91 23c-30 6-61 10-92 14-31 3-62 4-93 4s-63-1-94-4c-31-4-61-8-92-14-30-6-61-14-90-23-30-9-60-19-88-31-29-12-57-26-85-40-27-15-54-31-80-48-26-18-51-36-75-56s-47-41-69-63-43-45-63-69-38-49-55-75c-18-26-34-52-48-80-15-27-28-55-40-84s-23-58-32-88-16-60-22-91c-7-30-11-61-14-92s-5-62-5-93c0-32 2-63 5-94s7-61 14-92c6-31 13-61 22-91s20-60 32-88c12-29 25-57 40-85 14-27 30-54 48-80 17-26 35-51 55-75s41-47 63-69 45-43 69-63 49-38 75-55c26-18 53-34 80-48 28-15 56-28 85-40 28-12 58-23 88-32 29-9 60-16 90-23 31-6 61-10 92-13s63-5 94-5 62 2 93 5 62 7 92 13c31 7 61 14 91 23s59 20 88 32 57 25 84 40c28 14 54 30 80 48 26 17 52 35 76 55s47 41 70 63c22 22 42 45 62 69s39 49 56 75 33 53 48 80c15 28 28 56 40 85 12 28 22 58 31 88s17 60 23 91 11 61 14 92 4 62 4 94z">
          <text:p/>
        </draw:path>
        <draw:frame draw:style-name="gr4" draw:text-style-name="P5" draw:layer="layout" svg:width="0.674cm" svg:height="0.323cm" svg:x="14.793cm" svg:y="12.559cm">
          <draw:text-box>
            <text:p text:style-name="P4"><text:span text:style-name="T1">Page</text:span></text:p>
          </draw:text-box>
        </draw:frame>
        <draw:frame draw:style-name="gr4" draw:text-style-name="P5" draw:layer="layout" svg:width="0.994cm" svg:height="0.323cm" svg:x="18.892cm" svg:y="8.348cm">
          <draw:text-box>
            <text:p text:style-name="P4"><text:span text:style-name="T1">Student</text:span></text:p>
          </draw:text-box>
        </draw:frame>
        <draw:frame draw:style-name="gr4" draw:text-style-name="P5" draw:layer="layout" svg:width="1.33cm" svg:height="0.323cm" svg:x="18.726cm" svg:y="8.681cm">
          <draw:text-box>
            <text:p text:style-name="P4"><text:span text:style-name="T1">Classwork</text:span></text:p>
          </draw:text-box>
        </draw:frame>
        <draw:polyline draw:style-name="gr2" draw:text-style-name="P2" draw:layer="layout" svg:width="0cm" svg:height="1.513cm" svg:x="10.214cm" svg:y="14.053cm" svg:viewBox="0 0 0 1514" draw:points="0,0 0,833 0,1514">
          <text:p/>
        </draw:polyline>
        <draw:polygon draw:style-name="gr3" draw:text-style-name="P3" draw:layer="layout" svg:width="0.166cm" svg:height="0.166cm" svg:x="10.131cm" svg:y="15.525cm" svg:viewBox="0 0 167 167" draw:points="84,167 0,0 84,42 167,0">
          <text:p/>
        </draw:polygon>
        <draw:polygon draw:style-name="gr2" draw:text-style-name="P2" draw:layer="layout" svg:width="0.166cm" svg:height="0.166cm" svg:x="10.131cm" svg:y="15.525cm" svg:viewBox="0 0 167 167" draw:points="84,167 0,0 84,42 167,0">
          <text:p/>
        </draw:polygon>
        <draw:polygon draw:style-name="gr1" draw:text-style-name="P1" draw:layer="layout" svg:width="4.032cm" svg:height="2.201cm" svg:x="8.198cm" svg:y="11.852cm" svg:viewBox="0 0 4033 2202" draw:points="0,2202 476,0 4033,0 3557,2202">
          <text:p/>
        </draw:polygon>
        <draw:polygon draw:style-name="gr2" draw:text-style-name="P2" draw:layer="layout" svg:width="4.032cm" svg:height="2.201cm" svg:x="8.198cm" svg:y="11.852cm" svg:viewBox="0 0 4033 2202" draw:points="0,2202 476,0 4033,0 3557,2202">
          <text:p/>
        </draw:polygon>
        <draw:frame draw:style-name="gr4" draw:text-style-name="P5" draw:layer="layout" svg:width="0.674cm" svg:height="0.323cm" svg:x="19.051cm" svg:y="9.038cm">
          <draw:text-box>
            <text:p text:style-name="P4"><text:span text:style-name="T1">Page</text:span></text:p>
          </draw:text-box>
        </draw:frame>
        <draw:frame draw:style-name="gr4" draw:text-style-name="P5" draw:layer="layout" svg:width="3.394cm" svg:height="0.323cm" svg:x="8.521cm" svg:y="12.606cm">
          <draw:text-box>
            <text:p text:style-name="P4"><text:span text:style-name="T1">Display Page #, along with</text:span></text:p>
          </draw:text-box>
        </draw:frame>
        <draw:line draw:style-name="gr2" draw:text-style-name="P2" draw:layer="layout" svg:x1="9.262cm" svg:y1="16.669cm" svg:x2="7.737cm" svg:y2="16.669cm">
          <text:p/>
        </draw:line>
        <draw:polygon draw:style-name="gr3" draw:text-style-name="P3" draw:layer="layout" svg:width="0.167cm" svg:height="0.167cm" svg:x="7.612cm" svg:y="16.586cm" svg:viewBox="0 0 168 168" draw:points="0,83 168,0 126,83 168,168">
          <text:p/>
        </draw:polygon>
        <draw:polygon draw:style-name="gr2" draw:text-style-name="P2" draw:layer="layout" svg:width="0.167cm" svg:height="0.167cm" svg:x="7.612cm" svg:y="16.586cm" svg:viewBox="0 0 168 168" draw:points="0,83 168,0 126,83 168,168">
          <text:p/>
        </draw:polygon>
        <draw:polygon draw:style-name="gr1" draw:text-style-name="P1" draw:layer="layout" svg:width="0.404cm" svg:height="0.309cm" svg:x="8.395cm" svg:y="16.551cm" svg:viewBox="0 0 405 310" draw:points="0,0 405,0 405,310 0,310">
          <text:p/>
        </draw:polygon>
        <draw:frame draw:style-name="gr4" draw:text-style-name="P5" draw:layer="layout" svg:width="1.874cm" svg:height="0.323cm" svg:x="9.274cm" svg:y="12.963cm">
          <draw:text-box>
            <text:p text:style-name="P4"><text:span text:style-name="T1">their questions</text:span></text:p>
          </draw:text-box>
        </draw:frame>
        <draw:polyline draw:style-name="gr2" draw:text-style-name="P2" draw:layer="layout" svg:width="0.009cm" svg:height="1.158cm" svg:x="10.205cm" svg:y="17.621cm" svg:viewBox="0 0 10 1159" draw:points="10,0 10,655 0,1159">
          <text:p/>
        </draw:polyline>
        <draw:polygon draw:style-name="gr3" draw:text-style-name="P3" draw:layer="layout" svg:width="0.167cm" svg:height="0.168cm" svg:x="10.122cm" svg:y="18.735cm" svg:viewBox="0 0 168 169" draw:points="81,169 0,0 83,44 168,4">
          <text:p/>
        </draw:polygon>
        <draw:polygon draw:style-name="gr2" draw:text-style-name="P2" draw:layer="layout" svg:width="0.167cm" svg:height="0.168cm" svg:x="10.122cm" svg:y="18.735cm" svg:viewBox="0 0 168 169" draw:points="81,169 0,0 83,44 168,4">
          <text:p/>
        </draw:polygon>
        <draw:polygon draw:style-name="gr1" draw:text-style-name="P1" draw:layer="layout" svg:width="1.903cm" svg:height="1.903cm" svg:x="9.262cm" svg:y="15.718cm" svg:viewBox="0 0 1904 1904" draw:points="952,0 1904,952 952,1904 0,952">
          <text:p/>
        </draw:polygon>
        <draw:polygon draw:style-name="gr2" draw:text-style-name="P2" draw:layer="layout" svg:width="1.903cm" svg:height="1.903cm" svg:x="9.262cm" svg:y="15.718cm" svg:viewBox="0 0 1904 1904" draw:points="952,0 1904,952 952,1904 0,952">
          <text:p/>
        </draw:polygon>
        <draw:frame draw:style-name="gr5" draw:text-style-name="P6" draw:layer="layout" svg:width="0.41cm" svg:height="0.293cm" svg:x="8.394cm" svg:y="16.552cm">
          <draw:text-box>
            <text:p text:style-name="P4"><text:span text:style-name="T2">yes</text:span></text:p>
          </draw:text-box>
        </draw:frame>
        <draw:frame draw:style-name="gr4" draw:text-style-name="P5" draw:layer="layout" svg:width="1.17cm" svg:height="0.323cm" svg:x="9.626cm" svg:y="16.317cm">
          <draw:text-box>
            <text:p text:style-name="P4"><text:span text:style-name="T1">Available</text:span></text:p>
          </draw:text-box>
        </draw:frame>
        <draw:polyline draw:style-name="gr2" draw:text-style-name="P2" draw:layer="layout" svg:width="2.126cm" svg:height="3.004cm" svg:x="6.158cm" svg:y="12.952cm" svg:viewBox="0 0 2127 3005" draw:points="0,3005 1,0 2127,1">
          <text:p/>
        </draw:polyline>
        <draw:polygon draw:style-name="gr3" draw:text-style-name="P3" draw:layer="layout" svg:width="0.166cm" svg:height="0.167cm" svg:x="8.243cm" svg:y="12.869cm" svg:viewBox="0 0 167 168" draw:points="167,84 0,168 41,84 0,0">
          <text:p/>
        </draw:polygon>
        <draw:polygon draw:style-name="gr2" draw:text-style-name="P2" draw:layer="layout" svg:width="0.166cm" svg:height="0.167cm" svg:x="8.243cm" svg:y="12.869cm" svg:viewBox="0 0 167 168" draw:points="167,84 0,168 41,84 0,0">
          <text:p/>
        </draw:polygon>
        <draw:polygon draw:style-name="gr1" draw:text-style-name="P1" draw:layer="layout" svg:width="2.855cm" svg:height="1.427cm" svg:x="4.731cm" svg:y="15.956cm" svg:viewBox="0 0 2856 1428" draw:points="0,0 2856,0 2856,1428 0,1428">
          <text:p/>
        </draw:polygon>
        <draw:polygon draw:style-name="gr2" draw:text-style-name="P2" draw:layer="layout" svg:width="2.855cm" svg:height="1.427cm" svg:x="4.731cm" svg:y="15.956cm" svg:viewBox="0 0 2856 1428" draw:points="0,0 2856,0 2856,1428 0,1428">
          <text:p/>
        </draw:polygon>
        <draw:frame draw:style-name="gr4" draw:text-style-name="P5" draw:layer="layout" svg:width="0.978cm" svg:height="0.323cm" svg:x="9.719cm" svg:y="16.674cm">
          <draw:text-box>
            <text:p text:style-name="P4"><text:span text:style-name="T1">Pages?</text:span></text:p>
          </draw:text-box>
        </draw:frame>
        <draw:frame draw:style-name="gr4" draw:text-style-name="P5" draw:layer="layout" svg:width="1.682cm" svg:height="0.323cm" svg:x="5.302cm" svg:y="16.317cm">
          <draw:text-box>
            <text:p text:style-name="P4"><text:span text:style-name="T1">Next Page or</text:span></text:p>
          </draw:text-box>
        </draw:frame>
        <draw:line draw:style-name="gr2" draw:text-style-name="P2" draw:layer="layout" svg:x1="8.775cm" svg:y1="19.644cm" svg:x2="3.551cm" svg:y2="19.644cm">
          <text:p/>
        </draw:line>
        <draw:polygon draw:style-name="gr3" draw:text-style-name="P3" draw:layer="layout" svg:width="0.166cm" svg:height="0.167cm" svg:x="3.426cm" svg:y="19.56cm" svg:viewBox="0 0 167 168" draw:points="0,84 167,0 125,84 167,168">
          <text:p/>
        </draw:polygon>
        <draw:polygon draw:style-name="gr2" draw:text-style-name="P2" draw:layer="layout" svg:width="0.166cm" svg:height="0.167cm" svg:x="3.426cm" svg:y="19.56cm" svg:viewBox="0 0 167 168" draw:points="0,84 167,0 125,84 167,168">
          <text:p/>
        </draw:polygon>
        <draw:polygon draw:style-name="gr1" draw:text-style-name="P1" draw:layer="layout" svg:width="2.854cm" svg:height="1.427cm" svg:x="8.775cm" svg:y="18.93cm" svg:viewBox="0 0 2855 1428" draw:points="0,0 2855,0 2855,1428 0,1428">
          <text:p/>
        </draw:polygon>
        <draw:polygon draw:style-name="gr2" draw:text-style-name="P2" draw:layer="layout" svg:width="2.854cm" svg:height="1.427cm" svg:x="8.775cm" svg:y="18.93cm" svg:viewBox="0 0 2855 1428" draw:points="0,0 2855,0 2855,1428 0,1428">
          <text:p/>
        </draw:polygon>
        <draw:frame draw:style-name="gr4" draw:text-style-name="P5" draw:layer="layout" svg:width="1.874cm" svg:height="0.323cm" svg:x="5.207cm" svg:y="16.674cm">
          <draw:text-box>
            <text:p text:style-name="P4"><text:span text:style-name="T1">Previous Page</text:span></text:p>
          </draw:text-box>
        </draw:frame>
        <draw:polyline draw:style-name="gr2" draw:text-style-name="P2" draw:layer="layout" svg:width="0cm" svg:height="0.62cm" svg:x="2.448cm" svg:y="20.595cm" svg:viewBox="0 0 0 621" draw:points="0,0 0,475 0,297 0,621">
          <text:p/>
        </draw:polyline>
        <draw:polygon draw:style-name="gr3" draw:text-style-name="P3" draw:layer="layout" svg:width="0.167cm" svg:height="0.166cm" svg:x="2.364cm" svg:y="21.175cm" svg:viewBox="0 0 168 167" draw:points="85,167 0,0 85,41 168,0">
          <text:p/>
        </draw:polygon>
        <draw:polygon draw:style-name="gr2" draw:text-style-name="P2" draw:layer="layout" svg:width="0.167cm" svg:height="0.166cm" svg:x="2.364cm" svg:y="21.175cm" svg:viewBox="0 0 168 167" draw:points="85,167 0,0 85,41 168,0">
          <text:p/>
        </draw:polygon>
        <draw:path draw:style-name="gr1" draw:text-style-name="P1" draw:layer="layout" svg:width="1.903cm" svg:height="1.903cm" svg:x="1.496cm" svg:y="18.692cm" svg:viewBox="0 0 1904 1904" svg:d="M1904 952c0 31-2 62-5 93s-7 62-13 92c-6 31-14 61-23 91s-19 60-31 89-26 57-40 84c-15 28-31 54-48 80-18 26-36 51-56 75s-41 47-63 69c-22 23-45 43-69 63s-49 38-75 56c-26 17-52 33-80 48-27 14-57 28-85 40-29 12-58 22-88 31s-60 17-91 23c-30 6-61 11-92 14s-62 4-93 4c-32 0-63-1-94-4-31-4-62-8-92-14-31-6-61-14-91-23-29-9-59-19-88-31-28-12-57-26-84-40-27-15-54-31-80-48-26-18-51-36-75-56s-47-40-69-63c-22-22-43-45-63-69s-38-49-56-75c-17-26-33-52-48-80-14-27-28-55-40-84-11-29-22-59-31-89s-17-60-23-91c-6-30-10-61-13-92s-5-62-5-93 2-63 5-94 7-61 13-92 14-61 23-91c9-29 20-59 31-87 12-29 26-57 40-85 15-27 31-54 48-80 18-26 36-51 56-75s41-47 63-69 45-43 69-63 49-38 75-55c26-18 53-34 80-48 27-15 56-28 84-40 29-12 59-23 88-32 30-9 60-16 91-23 30-6 61-10 92-13s62-5 94-5c31 0 62 2 93 5s62 7 92 13c31 7 61 14 91 23s59 20 88 32c28 12 58 25 85 40 28 14 54 30 80 48 26 17 51 35 75 55s47 41 69 63 43 45 63 69 38 49 56 75c17 26 33 53 48 80 14 28 28 56 40 85 12 28 22 58 31 87 9 30 17 60 23 91s10 61 13 92 5 63 5 94z">
          <text:p/>
        </draw:path>
        <draw:path draw:style-name="gr2" draw:text-style-name="P2" draw:layer="layout" svg:width="1.903cm" svg:height="1.903cm" svg:x="1.496cm" svg:y="18.692cm" svg:viewBox="0 0 1904 1904" svg:d="M1904 952c0 31-2 62-5 93s-7 62-13 92c-6 31-14 61-23 91s-19 60-31 89-26 57-40 84c-15 28-31 54-48 80-18 26-36 51-56 75s-41 47-63 69c-22 23-45 43-69 63s-49 38-75 56c-26 17-52 33-80 48-27 14-57 28-85 40-29 12-58 22-88 31s-60 17-91 23c-30 6-61 11-92 14s-62 4-93 4c-32 0-63-1-94-4-31-4-62-8-92-14-31-6-61-14-91-23-29-9-59-19-88-31-28-12-57-26-84-40-27-15-54-31-80-48-26-18-51-36-75-56s-47-40-69-63c-22-22-43-45-63-69s-38-49-56-75c-17-26-33-52-48-80-14-27-28-55-40-84-11-29-22-59-31-89s-17-60-23-91c-6-30-10-61-13-92s-5-62-5-93 2-63 5-94 7-61 13-92 14-61 23-91c9-29 20-59 31-87 12-29 26-57 40-85 15-27 31-54 48-80 18-26 36-51 56-75s41-47 63-69 45-43 69-63 49-38 75-55c26-18 53-34 80-48 27-15 56-28 84-40 29-12 59-23 88-32 30-9 60-16 91-23 30-6 61-10 92-13s62-5 94-5c31 0 62 2 93 5s62 7 92 13c31 7 61 14 91 23s59 20 88 32c28 12 58 25 85 40 28 14 54 30 80 48 26 17 51 35 75 55s47 41 69 63 43 45 63 69 38 49 56 75c17 26 33 53 48 80 14 28 28 56 40 85 12 28 22 58 31 87 9 30 17 60 23 91s10 61 13 92 5 63 5 94z">
          <text:p/>
        </draw:path>
        <draw:frame draw:style-name="gr4" draw:text-style-name="P5" draw:layer="layout" svg:width="0.898cm" svg:height="0.323cm" svg:x="9.735cm" svg:y="19.481cm">
          <draw:text-box>
            <text:p text:style-name="P4"><text:span text:style-name="T1">Submit</text:span></text:p>
          </draw:text-box>
        </draw:frame>
        <draw:polyline draw:style-name="gr2" draw:text-style-name="P2" draw:layer="layout" svg:width="0.68cm" svg:height="0cm" svg:x="3.399cm" svg:y="22.319cm" svg:viewBox="0 0 681 0" draw:points="0,0 476,0 357,0 681,0">
          <text:p/>
        </draw:polyline>
        <draw:polygon draw:style-name="gr3" draw:text-style-name="P3" draw:layer="layout" svg:width="0.167cm" svg:height="0.166cm" svg:x="4.038cm" svg:y="22.236cm" svg:viewBox="0 0 168 167" draw:points="168,83 0,167 43,83 0,0">
          <text:p/>
        </draw:polygon>
        <draw:polygon draw:style-name="gr2" draw:text-style-name="P2" draw:layer="layout" svg:width="0.167cm" svg:height="0.166cm" svg:x="4.038cm" svg:y="22.236cm" svg:viewBox="0 0 168 167" draw:points="168,83 0,167 43,83 0,0">
          <text:p/>
        </draw:polygon>
        <draw:path draw:style-name="gr1" draw:text-style-name="P1" draw:layer="layout" svg:width="1.903cm" svg:height="1.903cm" svg:x="1.496cm" svg:y="21.368cm" svg:viewBox="0 0 1904 1904" svg:d="M1904 952c0 31-2 62-5 93s-7 62-13 93c-6 30-14 61-23 90-9 30-19 60-31 88-12 29-26 57-40 85-15 27-31 54-48 80-18 26-36 51-56 75s-41 47-63 69-45 43-69 63c-24 19-49 38-75 55-26 18-52 34-80 48-27 15-57 28-85 40-29 12-58 23-88 32s-60 16-91 22c-30 6-61 11-92 14s-62 5-93 5c-32 0-63-2-94-5s-62-8-92-14c-31-6-61-13-91-22-29-9-59-20-88-32-28-12-57-25-84-40-27-14-54-30-80-48-26-17-51-36-75-55-24-20-47-41-69-63s-43-45-63-69-38-49-56-75c-17-26-33-53-48-80-14-28-28-56-40-85-11-28-22-58-31-88-9-29-17-60-23-90-6-31-10-62-13-93s-5-62-5-93 2-62 5-93 7-62 13-92c6-31 14-61 23-91s20-59 31-88c12-29 26-57 40-85 15-28 31-54 48-80 18-26 36-51 56-75s41-48 63-70 45-43 69-62c24-20 49-39 75-56s53-33 80-48 56-28 84-40c29-12 59-22 88-31 30-9 60-17 91-23 30-6 61-11 92-14s62-4 94-4c31 0 62 1 93 4s62 8 92 14c31 6 61 14 91 23s59 19 88 31c28 12 58 25 85 40 28 15 54 31 80 48s51 36 75 56c24 19 47 40 69 62s43 46 63 70 38 49 56 75c17 26 33 52 48 80 14 28 28 56 40 85s22 58 31 88 17 60 23 91c6 30 10 61 13 92s5 62 5 93z">
          <text:p/>
        </draw:path>
        <draw:path draw:style-name="gr2" draw:text-style-name="P2" draw:layer="layout" svg:width="1.903cm" svg:height="1.903cm" svg:x="1.496cm" svg:y="21.368cm" svg:viewBox="0 0 1904 1904" svg:d="M1904 952c0 31-2 62-5 93s-7 62-13 93c-6 30-14 61-23 90-9 30-19 60-31 88-12 29-26 57-40 85-15 27-31 54-48 80-18 26-36 51-56 75s-41 47-63 69-45 43-69 63c-24 19-49 38-75 55-26 18-52 34-80 48-27 15-57 28-85 40-29 12-58 23-88 32s-60 16-91 22c-30 6-61 11-92 14s-62 5-93 5c-32 0-63-2-94-5s-62-8-92-14c-31-6-61-13-91-22-29-9-59-20-88-32-28-12-57-25-84-40-27-14-54-30-80-48-26-17-51-36-75-55-24-20-47-41-69-63s-43-45-63-69-38-49-56-75c-17-26-33-53-48-80-14-28-28-56-40-85-11-28-22-58-31-88-9-29-17-60-23-90-6-31-10-62-13-93s-5-62-5-93 2-62 5-93 7-62 13-92c6-31 14-61 23-91s20-59 31-88c12-29 26-57 40-85 15-28 31-54 48-80 18-26 36-51 56-75s41-48 63-70 45-43 69-62c24-20 49-39 75-56s53-33 80-48 56-28 84-40c29-12 59-22 88-31 30-9 60-17 91-23 30-6 61-11 92-14s62-4 94-4c31 0 62 1 93 4s62 8 92 14c31 6 61 14 91 23s59 19 88 31c28 12 58 25 85 40 28 15 54 31 80 48s51 36 75 56c24 19 47 40 69 62s43 46 63 70 38 49 56 75c17 26 33 52 48 80 14 28 28 56 40 85s22 58 31 88 17 60 23 91c6 30 10 61 13 92s5 62 5 93z">
          <text:p/>
        </draw:path>
        <draw:frame draw:style-name="gr4" draw:text-style-name="P5" draw:layer="layout" svg:width="1.122cm" svg:height="0.323cm" svg:x="1.869cm" svg:y="19.481cm">
          <draw:text-box>
            <text:p text:style-name="P4"><text:span text:style-name="T1">Backend</text:span></text:p>
          </draw:text-box>
        </draw:frame>
        <draw:line draw:style-name="gr2" draw:text-style-name="P2" draw:layer="layout" svg:x1="5.183cm" svg:y1="23.271cm" svg:x2="5.183cm" svg:y2="24.546cm">
          <text:p/>
        </draw:line>
        <draw:polygon draw:style-name="gr3" draw:text-style-name="P3" draw:layer="layout" svg:width="0.166cm" svg:height="0.166cm" svg:x="5.1cm" svg:y="24.505cm" svg:viewBox="0 0 167 167" draw:points="83,167 0,0 83,41 167,0">
          <text:p/>
        </draw:polygon>
        <draw:polygon draw:style-name="gr2" draw:text-style-name="P2" draw:layer="layout" svg:width="0.166cm" svg:height="0.166cm" svg:x="5.1cm" svg:y="24.505cm" svg:viewBox="0 0 167 167" draw:points="83,167 0,0 83,41 167,0">
          <text:p/>
        </draw:polygon>
        <draw:polygon draw:style-name="gr1" draw:text-style-name="P1" draw:layer="layout" svg:width="0.595cm" svg:height="0.309cm" svg:x="4.874cm" svg:y="23.83cm" svg:viewBox="0 0 596 310" draw:points="0,0 596,0 596,310 0,310">
          <text:p/>
        </draw:polygon>
        <draw:frame draw:style-name="gr4" draw:text-style-name="P5" draw:layer="layout" svg:width="1.298cm" svg:height="0.323cm" svg:x="1.781cm" svg:y="22.145cm">
          <draw:text-box>
            <text:p text:style-name="P4"><text:span text:style-name="T1">Response</text:span></text:p>
          </draw:text-box>
        </draw:frame>
        <draw:line draw:style-name="gr2" draw:text-style-name="P2" draw:layer="layout" svg:x1="6.135cm" svg:y1="22.319cm" svg:x2="8.148cm" svg:y2="22.319cm">
          <text:p/>
        </draw:line>
        <draw:polygon draw:style-name="gr3" draw:text-style-name="P3" draw:layer="layout" svg:width="0.166cm" svg:height="0.166cm" svg:x="8.106cm" svg:y="22.236cm" svg:viewBox="0 0 167 167" draw:points="167,83 0,167 42,83 0,0">
          <text:p/>
        </draw:polygon>
        <draw:polygon draw:style-name="gr2" draw:text-style-name="P2" draw:layer="layout" svg:width="0.166cm" svg:height="0.166cm" svg:x="8.106cm" svg:y="22.236cm" svg:viewBox="0 0 167 167" draw:points="167,83 0,167 42,83 0,0">
          <text:p/>
        </draw:polygon>
        <draw:polygon draw:style-name="gr1" draw:text-style-name="P1" draw:layer="layout" svg:width="0.975cm" svg:height="0.309cm" svg:x="6.563cm" svg:y="22.236cm" svg:viewBox="0 0 976 310" draw:points="0,0 976,0 976,310 0,310">
          <text:p/>
        </draw:polygon>
        <draw:frame draw:style-name="gr5" draw:text-style-name="P6" draw:layer="layout" svg:width="0.585cm" svg:height="0.293cm" svg:x="4.881cm" svg:y="23.831cm">
          <draw:text-box>
            <text:p text:style-name="P4"><text:span text:style-name="T2">Error</text:span></text:p>
          </draw:text-box>
        </draw:frame>
        <draw:polygon draw:style-name="gr1" draw:text-style-name="P1" draw:layer="layout" svg:width="1.903cm" svg:height="1.903cm" svg:x="4.232cm" svg:y="21.368cm" svg:viewBox="0 0 1904 1904" draw:points="952,0 1904,952 952,1904 0,952">
          <text:p/>
        </draw:polygon>
        <draw:polygon draw:style-name="gr2" draw:text-style-name="P2" draw:layer="layout" svg:width="1.903cm" svg:height="1.903cm" svg:x="4.232cm" svg:y="21.368cm" svg:viewBox="0 0 1904 1904" draw:points="952,0 1904,952 952,1904 0,952">
          <text:p/>
        </draw:polygon>
        <draw:frame draw:style-name="gr5" draw:text-style-name="P6" draw:layer="layout" svg:width="0.994cm" svg:height="0.293cm" svg:x="6.557cm" svg:y="22.238cm">
          <draw:text-box>
            <text:p text:style-name="P4"><text:span text:style-name="T2">Success</text:span></text:p>
          </draw:text-box>
        </draw:frame>
        <draw:frame draw:style-name="gr4" draw:text-style-name="P5" draw:layer="layout" svg:width="0.978cm" svg:height="0.323cm" svg:x="4.676cm" svg:y="21.978cm">
          <draw:text-box>
            <text:p text:style-name="P4"><text:span text:style-name="T1">Error or</text:span></text:p>
          </draw:text-box>
        </draw:frame>
        <draw:line draw:style-name="gr2" draw:text-style-name="P2" draw:layer="layout" svg:x1="6.372cm" svg:y1="25.412cm" svg:x2="8.308cm" svg:y2="25.412cm">
          <text:p/>
        </draw:line>
        <draw:polygon draw:style-name="gr3" draw:text-style-name="P3" draw:layer="layout" svg:width="0.166cm" svg:height="0.167cm" svg:x="8.267cm" svg:y="25.328cm" svg:viewBox="0 0 167 168" draw:points="167,84 0,168 41,84 0,0">
          <text:p/>
        </draw:polygon>
        <draw:polygon draw:style-name="gr2" draw:text-style-name="P2" draw:layer="layout" svg:width="0.166cm" svg:height="0.167cm" svg:x="8.267cm" svg:y="25.328cm" svg:viewBox="0 0 167 168" draw:points="167,84 0,168 41,84 0,0">
          <text:p/>
        </draw:polygon>
        <draw:polygon draw:style-name="gr1" draw:text-style-name="P1" draw:layer="layout" svg:width="2.854cm" svg:height="1.427cm" svg:x="3.756cm" svg:y="24.698cm" svg:viewBox="0 0 2855 1428" draw:points="0,1428 476,0 2855,0 2380,1428">
          <text:p/>
        </draw:polygon>
        <draw:polygon draw:style-name="gr2" draw:text-style-name="P2" draw:layer="layout" svg:width="2.854cm" svg:height="1.427cm" svg:x="3.756cm" svg:y="24.698cm" svg:viewBox="0 0 2855 1428" draw:points="0,1428 476,0 2855,0 2380,1428">
          <text:p/>
        </draw:polygon>
        <draw:frame draw:style-name="gr4" draw:text-style-name="P5" draw:layer="layout" svg:width="1.202cm" svg:height="0.323cm" svg:x="4.565cm" svg:y="22.335cm">
          <draw:text-box>
            <text:p text:style-name="P4"><text:span text:style-name="T1">success?</text:span></text:p>
          </draw:text-box>
        </draw:frame>
        <draw:path draw:style-name="gr1" draw:text-style-name="P1" draw:layer="layout" svg:width="1.903cm" svg:height="1.903cm" svg:x="8.46cm" svg:y="24.46cm" svg:viewBox="0 0 1904 1904" svg:d="M1904 952c0 31-2 62-5 93s-8 62-14 92c-6 31-13 61-22 92-9 30-20 59-32 88-12 28-25 57-40 84-14 28-30 54-48 80-17 26-36 51-55 75-20 24-41 47-63 69s-45 43-69 63-49 38-75 56c-26 17-53 33-80 48-28 14-56 28-85 40-29 11-58 22-88 31-29 9-60 17-90 23-31 6-62 10-93 13s-62 5-93 5-62-2-93-5-62-7-92-13c-31-6-61-14-91-23s-59-20-88-31c-29-12-57-26-84-40-28-15-55-31-80-48-26-18-51-36-75-56-25-20-48-41-70-63s-43-45-62-69c-20-24-39-49-56-75s-33-52-48-80c-16-27-29-56-41-84-12-29-22-58-31-88-9-31-17-61-23-92-6-30-11-61-14-92s-4-62-4-93c0-32 1-63 4-94s8-62 14-92c6-31 14-61 23-91 9-29 19-59 31-88 12-28 25-57 41-84 15-27 31-54 48-80s36-51 56-75c19-24 40-47 62-69s45-43 70-63c24-20 49-38 75-56 25-17 52-33 80-48 27-14 55-28 84-40 29-11 58-22 88-31s60-17 91-23c30-6 61-10 92-13s62-5 93-5 62 2 93 5 62 7 93 13c30 6 61 14 90 23 30 9 59 20 88 31 29 12 57 26 85 40 27 15 54 31 80 48 26 18 51 36 75 56s47 41 69 63 43 45 63 69c19 24 38 49 55 75 18 26 34 53 48 80 15 27 28 56 40 84 12 29 23 59 32 88 9 30 16 60 22 91 6 30 11 61 14 92s5 62 5 94z">
          <text:p/>
        </draw:path>
        <draw:path draw:style-name="gr2" draw:text-style-name="P2" draw:layer="layout" svg:width="1.903cm" svg:height="1.903cm" svg:x="8.46cm" svg:y="24.46cm" svg:viewBox="0 0 1904 1904" svg:d="M1904 952c0 31-2 62-5 93s-8 62-14 92c-6 31-13 61-22 92-9 30-20 59-32 88-12 28-25 57-40 84-14 28-30 54-48 80-17 26-36 51-55 75-20 24-41 47-63 69s-45 43-69 63-49 38-75 56c-26 17-53 33-80 48-28 14-56 28-85 40-29 11-58 22-88 31-29 9-60 17-90 23-31 6-62 10-93 13s-62 5-93 5-62-2-93-5-62-7-92-13c-31-6-61-14-91-23s-59-20-88-31c-29-12-57-26-84-40-28-15-55-31-80-48-26-18-51-36-75-56-25-20-48-41-70-63s-43-45-62-69c-20-24-39-49-56-75s-33-52-48-80c-16-27-29-56-41-84-12-29-22-58-31-88-9-31-17-61-23-92-6-30-11-61-14-92s-4-62-4-93c0-32 1-63 4-94s8-62 14-92c6-31 14-61 23-91 9-29 19-59 31-88 12-28 25-57 41-84 15-27 31-54 48-80s36-51 56-75c19-24 40-47 62-69s45-43 70-63c24-20 49-38 75-56 25-17 52-33 80-48 27-14 55-28 84-40 29-11 58-22 88-31s60-17 91-23c30-6 61-10 92-13s62-5 93-5 62 2 93 5 62 7 93 13c30 6 61 14 90 23 30 9 59 20 88 31 29 12 57 26 85 40 27 15 54 31 80 48 26 18 51 36 75 56s47 41 69 63 43 45 63 69c19 24 38 49 55 75 18 26 34 53 48 80 15 27 28 56 40 84 12 29 23 59 32 88 9 30 16 60 22 91 6 30 11 61 14 92s5 62 5 94z">
          <text:p/>
        </draw:path>
        <draw:frame draw:style-name="gr4" draw:text-style-name="P5" draw:layer="layout" svg:width="1.89cm" svg:height="0.323cm" svg:x="4.224cm" svg:y="25.237cm">
          <draw:text-box>
            <text:p text:style-name="P4"><text:span text:style-name="T1">Error message</text:span></text:p>
          </draw:text-box>
        </draw:frame>
        <draw:frame draw:style-name="gr4" draw:text-style-name="P5" draw:layer="layout" svg:width="1.138cm" svg:height="0.323cm" svg:x="8.831cm" svg:y="25.07cm">
          <draw:text-box>
            <text:p text:style-name="P4"><text:span text:style-name="T1">Attempts</text:span></text:p>
          </draw:text-box>
        </draw:frame>
        <draw:line draw:style-name="gr2" draw:text-style-name="P2" draw:layer="layout" svg:x1="9.488cm" svg:y1="23.033cm" svg:x2="9.488cm" svg:y2="24.19cm">
          <text:p/>
        </draw:line>
        <draw:polygon draw:style-name="gr3" draw:text-style-name="P3" draw:layer="layout" svg:width="0.167cm" svg:height="0.166cm" svg:x="9.405cm" svg:y="24.148cm" svg:viewBox="0 0 168 167" draw:points="83,167 0,0 83,43 168,0">
          <text:p/>
        </draw:polygon>
        <draw:polygon draw:style-name="gr2" draw:text-style-name="P2" draw:layer="layout" svg:width="0.167cm" svg:height="0.166cm" svg:x="9.405cm" svg:y="24.148cm" svg:viewBox="0 0 168 167" draw:points="83,167 0,0 83,43 168,0">
          <text:p/>
        </draw:polygon>
        <draw:polygon draw:style-name="gr1" draw:text-style-name="P1" draw:layer="layout" svg:width="2.855cm" svg:height="1.427cm" svg:x="8.061cm" svg:y="21.606cm" svg:viewBox="0 0 2856 1428" draw:points="0,1428 476,0 2856,0 2380,1428">
          <text:p/>
        </draw:polygon>
        <draw:polygon draw:style-name="gr2" draw:text-style-name="P2" draw:layer="layout" svg:width="2.855cm" svg:height="1.427cm" svg:x="8.061cm" svg:y="21.606cm" svg:viewBox="0 0 2856 1428" draw:points="0,1428 476,0 2856,0 2380,1428">
          <text:p/>
        </draw:polygon>
        <draw:frame draw:style-name="gr4" draw:text-style-name="P5" draw:layer="layout" svg:width="0.674cm" svg:height="0.323cm" svg:x="9.061cm" svg:y="25.427cm">
          <draw:text-box>
            <text:p text:style-name="P4"><text:span text:style-name="T1">Page</text:span></text:p>
          </draw:text-box>
        </draw:frame>
        <draw:frame draw:style-name="gr4" draw:text-style-name="P5" draw:layer="layout" svg:width="1.602cm" svg:height="0.323cm" svg:x="8.672cm" svg:y="21.978cm">
          <draw:text-box>
            <text:p text:style-name="P4"><text:span text:style-name="T1">Successfully</text:span></text:p>
          </draw:text-box>
        </draw:frame>
        <draw:frame draw:style-name="gr4" draw:text-style-name="P5" draw:layer="layout" svg:width="1.25cm" svg:height="0.323cm" svg:x="8.847cm" svg:y="22.335cm">
          <draw:text-box>
            <text:p text:style-name="P4"><text:span text:style-name="T1">submitted</text:span></text:p>
          </draw:text-box>
        </draw:frame>
      </draw:page>
      <draw:page draw:name="page17"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0.82cm" svg:y1="4.925cm" svg:x2="10.82cm" svg:y2="5.843cm">
          <text:p/>
        </draw:line>
        <draw:polygon draw:style-name="gr3" draw:text-style-name="P3" draw:layer="layout" svg:width="0.167cm" svg:height="0.166cm" svg:x="10.736cm" svg:y="5.802cm" svg:viewBox="0 0 168 167" draw:points="84,167 0,0 84,41 168,0">
          <text:p/>
        </draw:polygon>
        <draw:polygon draw:style-name="gr2" draw:text-style-name="P2" draw:layer="layout" svg:width="0.167cm" svg:height="0.166cm" svg:x="10.736cm" svg:y="5.802cm" svg:viewBox="0 0 168 167" draw:points="84,167 0,0 84,41 168,0">
          <text:p/>
        </draw:polygon>
        <draw:path draw:style-name="gr1" draw:text-style-name="P1" draw:layer="layout" svg:width="1.903cm" svg:height="1.903cm" svg:x="9.868cm" svg:y="3.022cm" svg:viewBox="0 0 1904 1904" svg:d="M1904 951c0 31-1 62-5 93-3 31-7 62-13 93-6 30-14 60-23 90s-19 59-31 88-26 57-40 85c-15 27-31 54-48 80-18 26-36 51-56 75s-41 47-63 69-45 43-69 63c-24 19-49 38-75 56s-52 34-80 48c-27 15-56 28-84 40-29 12-58 23-88 32s-60 16-91 22c-30 6-61 11-92 14s-62 5-93 5c-32 0-63-2-94-5s-61-8-92-14-61-13-91-22c-29-9-59-20-89-32-28-12-56-25-84-40-27-14-54-30-80-48s-51-37-75-56c-24-20-47-41-69-63s-43-45-63-69-38-49-56-75c-17-26-33-53-48-80-14-28-28-56-39-85-12-29-23-58-32-88s-17-60-23-90c-6-31-10-62-13-93s-5-62-5-93 2-62 5-93 7-62 13-93c6-30 14-60 23-90s20-59 32-88c11-29 25-57 39-84 15-28 31-55 48-81 18-25 36-50 56-75 20-24 41-47 63-69s45-43 69-62c24-20 49-39 75-56s53-33 80-48c28-15 56-28 84-40 30-12 60-22 89-31 30-9 60-17 91-23s61-11 92-14 62-4 94-4c31 0 62 1 93 4s62 8 92 14c31 6 61 14 91 23s59 19 88 31c28 12 57 25 84 40 28 15 54 31 80 48s51 36 75 56c24 19 47 40 69 62s43 45 63 69c20 25 38 50 56 75 17 26 33 53 48 81 14 27 28 55 40 84s22 58 31 88 17 60 23 90c6 31 10 62 13 93 4 31 5 62 5 93z">
          <text:p/>
        </draw:path>
        <draw:path draw:style-name="gr2" draw:text-style-name="P2" draw:layer="layout" svg:width="1.903cm" svg:height="1.903cm" svg:x="9.868cm" svg:y="3.022cm" svg:viewBox="0 0 1904 1904" svg:d="M1904 951c0 31-1 62-5 93-3 31-7 62-13 93-6 30-14 60-23 90s-19 59-31 88-26 57-40 85c-15 27-31 54-48 80-18 26-36 51-56 75s-41 47-63 69-45 43-69 63c-24 19-49 38-75 56s-52 34-80 48c-27 15-56 28-84 40-29 12-58 23-88 32s-60 16-91 22c-30 6-61 11-92 14s-62 5-93 5c-32 0-63-2-94-5s-61-8-92-14-61-13-91-22c-29-9-59-20-89-32-28-12-56-25-84-40-27-14-54-30-80-48s-51-37-75-56c-24-20-47-41-69-63s-43-45-63-69-38-49-56-75c-17-26-33-53-48-80-14-28-28-56-39-85-12-29-23-58-32-88s-17-60-23-90c-6-31-10-62-13-93s-5-62-5-93 2-62 5-93 7-62 13-93c6-30 14-60 23-90s20-59 32-88c11-29 25-57 39-84 15-28 31-55 48-81 18-25 36-50 56-75 20-24 41-47 63-69s45-43 69-62c24-20 49-39 75-56s53-33 80-48c28-15 56-28 84-40 30-12 60-22 89-31 30-9 60-17 91-23s61-11 92-14 62-4 94-4c31 0 62 1 93 4s62 8 92 14c31 6 61 14 91 23s59 19 88 31c28 12 57 25 84 40 28 15 54 31 80 48s51 36 75 56c24 19 47 40 69 62s43 45 63 69c20 25 38 50 56 75 17 26 33 53 48 81 14 27 28 55 40 84s22 58 31 88 17 60 23 90c6 31 10 62 13 93 4 31 5 62 5 93z">
          <text:p/>
        </draw:path>
        <draw:frame draw:style-name="gr4" draw:text-style-name="P5" draw:layer="layout" svg:width="1.122cm" svg:height="0.323cm" svg:x="10.242cm" svg:y="3.805cm">
          <draw:text-box>
            <text:p text:style-name="P4"><text:span text:style-name="T1">Backend</text:span></text:p>
          </draw:text-box>
        </draw:frame>
        <draw:line draw:style-name="gr2" draw:text-style-name="P2" draw:layer="layout" svg:x1="10.82cm" svg:y1="7.422cm" svg:x2="10.82cm" svg:y2="8.341cm">
          <text:p/>
        </draw:line>
        <draw:polygon draw:style-name="gr3" draw:text-style-name="P3" draw:layer="layout" svg:width="0.167cm" svg:height="0.167cm" svg:x="10.736cm" svg:y="8.299cm" svg:viewBox="0 0 168 168" draw:points="84,168 0,0 84,42 168,0">
          <text:p/>
        </draw:polygon>
        <draw:polygon draw:style-name="gr2" draw:text-style-name="P2" draw:layer="layout" svg:width="0.167cm" svg:height="0.167cm" svg:x="10.736cm" svg:y="8.299cm" svg:viewBox="0 0 168 168" draw:points="84,168 0,0 84,42 168,0">
          <text:p/>
        </draw:polygon>
        <draw:polygon draw:style-name="gr1" draw:text-style-name="P1" draw:layer="layout" svg:width="2.855cm" svg:height="1.427cm" svg:x="9.392cm" svg:y="5.995cm" svg:viewBox="0 0 2856 1428" draw:points="0,0 2856,0 2856,1428 0,1428">
          <text:p/>
        </draw:polygon>
        <draw:polygon draw:style-name="gr2" draw:text-style-name="P2" draw:layer="layout" svg:width="2.855cm" svg:height="1.427cm" svg:x="9.392cm" svg:y="5.995cm" svg:viewBox="0 0 2856 1428" draw:points="0,0 2856,0 2856,1428 0,1428">
          <text:p/>
        </draw:polygon>
        <draw:frame draw:style-name="gr4" draw:text-style-name="P5" draw:layer="layout" svg:width="1.122cm" svg:height="0.323cm" svg:x="2.392cm" svg:y="3.805cm">
          <draw:text-box>
            <text:p text:style-name="P4"><text:span text:style-name="T1">Backend</text:span></text:p>
          </draw:text-box>
        </draw:frame>
        <draw:frame draw:style-name="gr4" draw:text-style-name="P5" draw:layer="layout" svg:width="2.194cm" svg:height="0.323cm" svg:x="9.71cm" svg:y="6.207cm">
          <draw:text-box>
            <text:p text:style-name="P4"><text:span text:style-name="T1">Destructure body</text:span></text:p>
          </draw:text-box>
        </draw:frame>
        <draw:frame draw:style-name="gr4" draw:text-style-name="P5" draw:layer="layout" svg:width="1.682cm" svg:height="0.323cm" svg:x="9.964cm" svg:y="6.54cm">
          <draw:text-box>
            <text:p text:style-name="P4"><text:span text:style-name="T1">object (data) </text:span></text:p>
          </draw:text-box>
        </draw:frame>
        <draw:polyline draw:style-name="gr2" draw:text-style-name="P2" draw:layer="layout" svg:width="0cm" svg:height="0.474cm" svg:x="10.833cm" svg:y="13.369cm" svg:viewBox="0 0 0 475" draw:points="0,0 0,475 0,118 0,444">
          <text:p/>
        </draw:polyline>
        <draw:polygon draw:style-name="gr3" draw:text-style-name="P3" draw:layer="layout" svg:width="0.167cm" svg:height="0.166cm" svg:x="10.749cm" svg:y="13.772cm" svg:viewBox="0 0 168 167" draw:points="84,167 0,0 84,41 168,0">
          <text:p/>
        </draw:polygon>
        <draw:polygon draw:style-name="gr2" draw:text-style-name="P2" draw:layer="layout" svg:width="0.167cm" svg:height="0.166cm" svg:x="10.749cm" svg:y="13.772cm" svg:viewBox="0 0 168 167" draw:points="84,167 0,0 84,41 168,0">
          <text:p/>
        </draw:polygon>
        <draw:path draw:style-name="gr1" draw:text-style-name="P1" draw:layer="layout" svg:width="2.259cm" svg:height="2.26cm" svg:x="9.702cm" svg:y="11.109cm" svg:viewBox="0 0 2260 2261" svg:d="M0 357c0-197 507-357 1130-357 300 0 588 38 799 105 212 67 331 157 331 252v1547c0 197-506 357-1130 357-623 0-1130-160-1130-357z">
          <text:p/>
        </draw:path>
        <draw:path draw:style-name="gr2" draw:text-style-name="P2" draw:layer="layout" svg:width="2.259cm" svg:height="2.26cm" svg:x="9.702cm" svg:y="11.109cm" svg:viewBox="0 0 2260 2261" svg:d="M0 357c0-197 507-357 1130-357 300 0 588 38 799 105 212 67 331 157 331 252v1547c0 197-506 357-1130 357-623 0-1130-160-1130-357z">
          <text:p/>
        </draw:path>
        <draw:path draw:style-name="gr2" draw:text-style-name="P2" draw:layer="layout" svg:width="2.259cm" svg:height="0.357cm" svg:x="9.702cm" svg:y="11.466cm" svg:viewBox="0 0 2260 358" svg:d="M2260 0c0 198-506 358-1130 358-623 0-1130-160-1130-358">
          <text:p/>
        </draw:path>
        <draw:frame draw:style-name="gr4" draw:text-style-name="P5" draw:layer="layout" svg:width="2.13cm" svg:height="0.323cm" svg:x="9.742cm" svg:y="6.897cm">
          <draw:text-box>
            <text:p text:style-name="P4"><text:span text:style-name="T1">(skipped if none)</text:span></text:p>
          </draw:text-box>
        </draw:frame>
        <draw:frame draw:style-name="gr4" draw:text-style-name="P5" draw:layer="layout" svg:width="1.378cm" svg:height="0.323cm" svg:x="10.127cm" svg:y="12.202cm">
          <draw:text-box>
            <text:p text:style-name="P4"><text:span text:style-name="T1">Fetch from</text:span></text:p>
          </draw:text-box>
        </draw:frame>
        <draw:polyline draw:style-name="gr2" draw:text-style-name="P2" draw:layer="layout" svg:width="0.008cm" svg:height="1.038cm" svg:x="10.821cm" svg:y="9.92cm" svg:viewBox="0 0 9 1039" draw:points="0,0 0,594 9,1039">
          <text:p/>
        </draw:polyline>
        <draw:polygon draw:style-name="gr3" draw:text-style-name="P3" draw:layer="layout" svg:width="0.166cm" svg:height="0.168cm" svg:x="10.745cm" svg:y="10.915cm" svg:viewBox="0 0 167 169" draw:points="86,169 0,3 84,44 167,0">
          <text:p/>
        </draw:polygon>
        <draw:polygon draw:style-name="gr2" draw:text-style-name="P2" draw:layer="layout" svg:width="0.166cm" svg:height="0.168cm" svg:x="10.745cm" svg:y="10.915cm" svg:viewBox="0 0 167 169" draw:points="86,169 0,3 84,44 167,0">
          <text:p/>
        </draw:polygon>
        <draw:polygon draw:style-name="gr1" draw:text-style-name="P1" draw:layer="layout" svg:width="2.855cm" svg:height="1.427cm" svg:x="9.392cm" svg:y="8.493cm" svg:viewBox="0 0 2856 1428" draw:points="0,0 2856,0 2856,1428 0,1428">
          <text:p/>
        </draw:polygon>
        <draw:polygon draw:style-name="gr2" draw:text-style-name="P2" draw:layer="layout" svg:width="2.855cm" svg:height="1.427cm" svg:x="9.392cm" svg:y="8.493cm" svg:viewBox="0 0 2856 1428" draw:points="0,0 2856,0 2856,1428 0,1428">
          <text:p/>
        </draw:polygon>
        <draw:frame draw:style-name="gr4" draw:text-style-name="P5" draw:layer="layout" svg:width="1.186cm" svg:height="0.323cm" svg:x="10.222cm" svg:y="12.559cm">
          <draw:text-box>
            <text:p text:style-name="P4"><text:span text:style-name="T1">database</text:span></text:p>
          </draw:text-box>
        </draw:frame>
        <draw:polyline draw:style-name="gr2" draw:text-style-name="P2" draw:layer="layout" svg:width="1.448cm" svg:height="0cm" svg:x="8.253cm" svg:y="18.454cm" svg:viewBox="0 0 1449 0" draw:points="1449,0 651,0 0,0">
          <text:p/>
        </draw:polyline>
        <draw:polygon draw:style-name="gr3" draw:text-style-name="P3" draw:layer="layout" svg:width="0.166cm" svg:height="0.166cm" svg:x="8.129cm" svg:y="18.371cm" svg:viewBox="0 0 167 167" draw:points="0,83 167,0 125,83 167,167">
          <text:p/>
        </draw:polygon>
        <draw:polygon draw:style-name="gr2" draw:text-style-name="P2" draw:layer="layout" svg:width="0.166cm" svg:height="0.166cm" svg:x="8.129cm" svg:y="18.371cm" svg:viewBox="0 0 167 167" draw:points="0,83 167,0 125,83 167,167">
          <text:p/>
        </draw:polygon>
        <draw:polygon draw:style-name="gr1" draw:text-style-name="P1" draw:layer="layout" svg:width="0.356cm" svg:height="0.309cm" svg:x="8.823cm" svg:y="18.264cm" svg:viewBox="0 0 357 310" draw:points="0,0 357,0 357,310 0,310">
          <text:p/>
        </draw:polygon>
        <draw:frame draw:style-name="gr4" draw:text-style-name="P5" draw:layer="layout" svg:width="2.29cm" svg:height="0.323cm" svg:x="9.663cm" svg:y="9.038cm">
          <draw:text-box>
            <text:p text:style-name="P4"><text:span text:style-name="T1">Check credentials</text:span></text:p>
          </draw:text-box>
        </draw:frame>
        <draw:polyline draw:style-name="gr2" draw:text-style-name="P2" draw:layer="layout" svg:width="1.763cm" svg:height="0cm" svg:x="11.949cm" svg:y="18.453cm" svg:viewBox="0 0 1764 1" draw:points="0,1 841,1 1764,0">
          <text:p/>
        </draw:polyline>
        <draw:polygon draw:style-name="gr3" draw:text-style-name="P3" draw:layer="layout" svg:width="0.167cm" svg:height="0.167cm" svg:x="13.671cm" svg:y="18.37cm" svg:viewBox="0 0 168 168" draw:points="168,83 0,168 43,83 0,0">
          <text:p/>
        </draw:polygon>
        <draw:polygon draw:style-name="gr2" draw:text-style-name="P2" draw:layer="layout" svg:width="0.167cm" svg:height="0.167cm" svg:x="13.671cm" svg:y="18.37cm" svg:viewBox="0 0 168 168" draw:points="168,83 0,168 43,83 0,0">
          <text:p/>
        </draw:polygon>
        <draw:polygon draw:style-name="gr1" draw:text-style-name="P1" draw:layer="layout" svg:width="0.405cm" svg:height="0.309cm" svg:x="12.438cm" svg:y="18.311cm" svg:viewBox="0 0 406 310" draw:points="0,0 406,0 406,310 0,310">
          <text:p/>
        </draw:polygon>
        <draw:frame draw:style-name="gr5" draw:text-style-name="P6" draw:layer="layout" svg:width="0.338cm" svg:height="0.293cm" svg:x="8.834cm" svg:y="18.265cm">
          <draw:text-box>
            <text:p text:style-name="P4"><text:span text:style-name="T2">No</text:span></text:p>
          </draw:text-box>
        </draw:frame>
        <draw:polygon draw:style-name="gr1" draw:text-style-name="P1" draw:layer="layout" svg:width="2.247cm" svg:height="2.201cm" svg:x="9.702cm" svg:y="17.353cm" svg:viewBox="0 0 2248 2202" draw:points="1125,0 2248,1100 1125,2202 0,1100">
          <text:p/>
        </draw:polygon>
        <draw:polygon draw:style-name="gr2" draw:text-style-name="P2" draw:layer="layout" svg:width="2.247cm" svg:height="2.201cm" svg:x="9.702cm" svg:y="17.353cm" svg:viewBox="0 0 2248 2202" draw:points="1125,0 2248,1100 1125,2202 0,1100">
          <text:p/>
        </draw:polygon>
        <draw:frame draw:style-name="gr5" draw:text-style-name="P6" draw:layer="layout" svg:width="0.454cm" svg:height="0.293cm" svg:x="12.428cm" svg:y="18.313cm">
          <draw:text-box>
            <text:p text:style-name="P4"><text:span text:style-name="T2">Yes</text:span></text:p>
          </draw:text-box>
        </draw:frame>
        <draw:frame draw:style-name="gr4" draw:text-style-name="P5" draw:layer="layout" svg:width="0.946cm" svg:height="0.323cm" svg:x="10.341cm" svg:y="18.101cm">
          <draw:text-box>
            <text:p text:style-name="P4"><text:span text:style-name="T1">Correct</text:span></text:p>
          </draw:text-box>
        </draw:frame>
        <draw:polyline draw:style-name="gr2" draw:text-style-name="P2" draw:layer="layout" svg:width="0.013cm" svg:height="1.186cm" svg:x="6.662cm" svg:y="19.167cm" svg:viewBox="0 0 14 1187" draw:points="14,0 14,670 0,1187">
          <text:p/>
        </draw:polyline>
        <draw:polygon draw:style-name="gr3" draw:text-style-name="P3" draw:layer="layout" svg:width="0.166cm" svg:height="0.168cm" svg:x="6.58cm" svg:y="20.31cm" svg:viewBox="0 0 167 169" draw:points="79,169 0,0 82,43 167,4">
          <text:p/>
        </draw:polygon>
        <draw:polygon draw:style-name="gr2" draw:text-style-name="P2" draw:layer="layout" svg:width="0.166cm" svg:height="0.168cm" svg:x="6.58cm" svg:y="20.31cm" svg:viewBox="0 0 167 169" draw:points="79,169 0,0 82,43 167,4">
          <text:p/>
        </draw:polygon>
        <draw:polygon draw:style-name="gr1" draw:text-style-name="P1" draw:layer="layout" svg:width="2.855cm" svg:height="1.427cm" svg:x="5.247cm" svg:y="17.74cm" svg:viewBox="0 0 2856 1428" draw:points="0,0 2856,0 2856,1428 0,1428">
          <text:p/>
        </draw:polygon>
        <draw:polygon draw:style-name="gr2" draw:text-style-name="P2" draw:layer="layout" svg:width="2.855cm" svg:height="1.427cm" svg:x="5.247cm" svg:y="17.74cm" svg:viewBox="0 0 2856 1428" draw:points="0,0 2856,0 2856,1428 0,1428">
          <text:p/>
        </draw:polygon>
        <draw:frame draw:style-name="gr4" draw:text-style-name="P5" draw:layer="layout" svg:width="1.554cm" svg:height="0.323cm" svg:x="10.04cm" svg:y="18.458cm">
          <draw:text-box>
            <text:p text:style-name="P4"><text:span text:style-name="T1">credentials?</text:span></text:p>
          </draw:text-box>
        </draw:frame>
        <draw:frame draw:style-name="gr4" draw:text-style-name="P5" draw:layer="layout" svg:width="2.402cm" svg:height="0.323cm" svg:x="5.471cm" svg:y="18.101cm">
          <draw:text-box>
            <text:p text:style-name="P4"><text:span text:style-name="T1">Wrong credentials,</text:span></text:p>
          </draw:text-box>
        </draw:frame>
        <draw:line draw:style-name="gr2" draw:text-style-name="P2" draw:layer="layout" svg:x1="8.084cm" svg:y1="21.219cm" svg:x2="9.723cm" svg:y2="21.219cm">
          <text:p/>
        </draw:line>
        <draw:polygon draw:style-name="gr3" draw:text-style-name="P3" draw:layer="layout" svg:width="0.166cm" svg:height="0.167cm" svg:x="9.681cm" svg:y="21.135cm" svg:viewBox="0 0 167 168" draw:points="167,85 0,168 43,85 0,0">
          <text:p/>
        </draw:polygon>
        <draw:polygon draw:style-name="gr2" draw:text-style-name="P2" draw:layer="layout" svg:width="0.166cm" svg:height="0.167cm" svg:x="9.681cm" svg:y="21.135cm" svg:viewBox="0 0 167 168" draw:points="167,85 0,168 43,85 0,0">
          <text:p/>
        </draw:polygon>
        <draw:polygon draw:style-name="gr1" draw:text-style-name="P1" draw:layer="layout" svg:width="0.595cm" svg:height="0.309cm" svg:x="8.537cm" svg:y="21.094cm" svg:viewBox="0 0 596 310" draw:points="0,0 596,0 596,310 0,310">
          <text:p/>
        </draw:polygon>
        <draw:frame draw:style-name="gr4" draw:text-style-name="P5" draw:layer="layout" svg:width="2.482cm" svg:height="0.323cm" svg:x="5.429cm" svg:y="18.458cm">
          <draw:text-box>
            <text:p text:style-name="P4"><text:span text:style-name="T1">preparing response</text:span></text:p>
          </draw:text-box>
        </draw:frame>
        <draw:polygon draw:style-name="gr1" draw:text-style-name="P1" draw:layer="layout" svg:width="2.854cm" svg:height="1.427cm" svg:x="5.23cm" svg:y="20.505cm" svg:viewBox="0 0 2855 1428" draw:points="0,0 2855,0 2855,1428 0,1428">
          <text:p/>
        </draw:polygon>
        <draw:polygon draw:style-name="gr2" draw:text-style-name="P2" draw:layer="layout" svg:width="2.854cm" svg:height="1.427cm" svg:x="5.23cm" svg:y="20.505cm" svg:viewBox="0 0 2855 1428" draw:points="0,0 2855,0 2855,1428 0,1428">
          <text:p/>
        </draw:polygon>
        <draw:frame draw:style-name="gr5" draw:text-style-name="P6" draw:layer="layout" svg:width="0.585cm" svg:height="0.293cm" svg:x="8.544cm" svg:y="21.096cm">
          <draw:text-box>
            <text:p text:style-name="P4"><text:span text:style-name="T2">Error</text:span></text:p>
          </draw:text-box>
        </draw:frame>
        <draw:path draw:style-name="gr1" draw:text-style-name="P1" draw:layer="layout" svg:width="1.903cm" svg:height="1.903cm" svg:x="9.874cm" svg:y="20.267cm" svg:viewBox="0 0 1904 1904" svg:d="M1904 952c0 31-2 62-5 93s-7 62-13 92c-6 31-14 61-23 91s-20 59-31 88c-12 29-26 57-40 84-15 28-31 54-48 80-18 26-36 51-56 75s-41 47-63 70c-22 22-45 43-69 63s-49 38-75 56c-26 17-52 33-80 48-27 14-56 28-84 40-29 12-58 22-88 31s-60 17-91 23c-30 6-61 10-92 13-31 4-62 5-93 5-32 0-63-1-94-5-31-3-62-7-92-13-31-6-61-14-91-23s-59-19-88-31-58-26-85-40c-27-15-54-31-80-48-26-18-51-36-75-56s-47-41-69-63c-22-23-43-46-63-70s-38-49-56-75c-17-26-33-52-48-80-14-27-28-55-40-84-11-29-22-58-31-88s-17-60-23-91c-6-30-10-61-13-92s-5-62-5-93c0-32 2-63 5-94s7-61 13-92 14-61 23-91c9-29 20-59 31-88 12-28 26-56 40-84 15-27 31-54 48-80 18-26 36-51 56-75s41-47 63-69 45-43 69-63 49-38 75-56c26-17 53-33 80-48 27-14 56-28 85-39 29-12 58-23 88-32s60-17 91-23c30-6 61-10 92-13s62-5 94-5c31 0 62 2 93 5s62 7 92 13c31 6 61 14 91 23s59 20 88 32c28 11 57 25 84 39 28 15 54 31 80 48 26 18 51 36 75 56s47 41 69 63 43 45 63 69 38 49 56 75c17 26 33 53 48 80 14 28 28 56 40 84 11 29 22 59 31 88 9 30 17 60 23 91s10 61 13 92 5 62 5 94z">
          <text:p/>
        </draw:path>
        <draw:path draw:style-name="gr2" draw:text-style-name="P2" draw:layer="layout" svg:width="1.903cm" svg:height="1.903cm" svg:x="9.874cm" svg:y="20.267cm" svg:viewBox="0 0 1904 1904" svg:d="M1904 952c0 31-2 62-5 93s-7 62-13 92c-6 31-14 61-23 91s-20 59-31 88c-12 29-26 57-40 84-15 28-31 54-48 80-18 26-36 51-56 75s-41 47-63 70c-22 22-45 43-69 63s-49 38-75 56c-26 17-52 33-80 48-27 14-56 28-84 40-29 12-58 22-88 31s-60 17-91 23c-30 6-61 10-92 13-31 4-62 5-93 5-32 0-63-1-94-5-31-3-62-7-92-13-31-6-61-14-91-23s-59-19-88-31-58-26-85-40c-27-15-54-31-80-48-26-18-51-36-75-56s-47-41-69-63c-22-23-43-46-63-70s-38-49-56-75c-17-26-33-52-48-80-14-27-28-55-40-84-11-29-22-58-31-88s-17-60-23-91c-6-30-10-61-13-92s-5-62-5-93c0-32 2-63 5-94s7-61 13-92 14-61 23-91c9-29 20-59 31-88 12-28 26-56 40-84 15-27 31-54 48-80 18-26 36-51 56-75s41-47 63-69 45-43 69-63 49-38 75-56c26-17 53-33 80-48 27-14 56-28 85-39 29-12 58-23 88-32s60-17 91-23c30-6 61-10 92-13s62-5 94-5c31 0 62 2 93 5s62 7 92 13c31 6 61 14 91 23s59 20 88 32c28 11 57 25 84 39 28 15 54 31 80 48 26 18 51 36 75 56s47 41 69 63 43 45 63 69 38 49 56 75c17 26 33 53 48 80 14 28 28 56 40 84 11 29 22 59 31 88 9 30 17 60 23 91s10 61 13 92 5 62 5 94z">
          <text:p/>
        </draw:path>
        <draw:frame draw:style-name="gr4" draw:text-style-name="P5" draw:layer="layout" svg:width="1.922cm" svg:height="0.323cm" svg:x="5.683cm" svg:y="21.05cm">
          <draw:text-box>
            <text:p text:style-name="P4"><text:span text:style-name="T1">Parse to JSON</text:span></text:p>
          </draw:text-box>
        </draw:frame>
        <draw:polyline draw:style-name="gr2" draw:text-style-name="P2" draw:layer="layout" svg:width="0.007cm" svg:height="1.171cm" svg:x="14.748cm" svg:y="19.182cm" svg:viewBox="0 0 8 1172" draw:points="7,0 8,655 0,1172">
          <text:p/>
        </draw:polyline>
        <draw:polygon draw:style-name="gr3" draw:text-style-name="P3" draw:layer="layout" svg:width="0.167cm" svg:height="0.167cm" svg:x="14.665cm" svg:y="20.311cm" svg:viewBox="0 0 168 168" draw:points="82,168 0,0 84,42 168,2">
          <text:p/>
        </draw:polygon>
        <draw:polygon draw:style-name="gr2" draw:text-style-name="P2" draw:layer="layout" svg:width="0.167cm" svg:height="0.167cm" svg:x="14.665cm" svg:y="20.311cm" svg:viewBox="0 0 168 168" draw:points="82,168 0,0 84,42 168,2">
          <text:p/>
        </draw:polygon>
        <draw:line draw:style-name="gr2" draw:text-style-name="P2" draw:layer="layout" svg:x1="13.317cm" svg:y1="21.219cm" svg:x2="11.929cm" svg:y2="21.219cm">
          <text:p/>
        </draw:line>
        <draw:polygon draw:style-name="gr3" draw:text-style-name="P3" draw:layer="layout" svg:width="0.166cm" svg:height="0.167cm" svg:x="11.804cm" svg:y="21.135cm" svg:viewBox="0 0 167 168" draw:points="0,85 167,0 126,85 167,168">
          <text:p/>
        </draw:polygon>
        <draw:polygon draw:style-name="gr2" draw:text-style-name="P2" draw:layer="layout" svg:width="0.166cm" svg:height="0.167cm" svg:x="11.804cm" svg:y="21.135cm" svg:viewBox="0 0 167 168" draw:points="0,85 167,0 126,85 167,168">
          <text:p/>
        </draw:polygon>
        <draw:polygon draw:style-name="gr1" draw:text-style-name="P1" draw:layer="layout" svg:width="0.976cm" svg:height="0.31cm" svg:x="12.105cm" svg:y="21.07cm" svg:viewBox="0 0 977 311" draw:points="0,0 977,0 977,311 0,311">
          <text:p/>
        </draw:polygon>
        <draw:frame draw:style-name="gr4" draw:text-style-name="P5" draw:layer="layout" svg:width="1.298cm" svg:height="0.323cm" svg:x="10.178cm" svg:y="21.05cm">
          <draw:text-box>
            <text:p text:style-name="P4"><text:span text:style-name="T1">Response</text:span></text:p>
          </draw:text-box>
        </draw:frame>
        <draw:polygon draw:style-name="gr1" draw:text-style-name="P1" draw:layer="layout" svg:width="2.855cm" svg:height="1.427cm" svg:x="13.317cm" svg:y="20.505cm" svg:viewBox="0 0 2856 1428" draw:points="0,0 2856,0 2856,1428 0,1428">
          <text:p/>
        </draw:polygon>
        <draw:polygon draw:style-name="gr2" draw:text-style-name="P2" draw:layer="layout" svg:width="2.855cm" svg:height="1.427cm" svg:x="13.317cm" svg:y="20.505cm" svg:viewBox="0 0 2856 1428" draw:points="0,0 2856,0 2856,1428 0,1428">
          <text:p/>
        </draw:polygon>
        <draw:frame draw:style-name="gr5" draw:text-style-name="P6" draw:layer="layout" svg:width="0.994cm" svg:height="0.293cm" svg:x="12.099cm" svg:y="21.072cm">
          <draw:text-box>
            <text:p text:style-name="P4"><text:span text:style-name="T2">Success</text:span></text:p>
          </draw:text-box>
        </draw:frame>
        <draw:polyline draw:style-name="gr2" draw:text-style-name="P2" draw:layer="layout" svg:width="1.204cm" svg:height="0cm" svg:x="12.199cm" svg:y="15.302cm" svg:viewBox="0 0 1205 0" draw:points="0,0 560,0 1205,0">
          <text:p/>
        </draw:polyline>
        <draw:polygon draw:style-name="gr3" draw:text-style-name="P3" draw:layer="layout" svg:width="0.166cm" svg:height="0.166cm" svg:x="13.362cm" svg:y="15.219cm" svg:viewBox="0 0 167 167" draw:points="167,83 0,167 43,83 0,0">
          <text:p/>
        </draw:polygon>
        <draw:polygon draw:style-name="gr2" draw:text-style-name="P2" draw:layer="layout" svg:width="0.166cm" svg:height="0.166cm" svg:x="13.362cm" svg:y="15.219cm" svg:viewBox="0 0 167 167" draw:points="167,83 0,167 43,83 0,0">
          <text:p/>
        </draw:polygon>
        <draw:polygon draw:style-name="gr1" draw:text-style-name="P1" draw:layer="layout" svg:width="0.595cm" svg:height="0.309cm" svg:x="12.367cm" svg:y="15.171cm" svg:viewBox="0 0 596 310" draw:points="0,0 596,0 596,310 0,310">
          <text:p/>
        </draw:polygon>
        <draw:frame draw:style-name="gr4" draw:text-style-name="P5" draw:layer="layout" svg:width="1.922cm" svg:height="0.323cm" svg:x="13.77cm" svg:y="21.05cm">
          <draw:text-box>
            <text:p text:style-name="P4"><text:span text:style-name="T1">Parse to JSON</text:span></text:p>
          </draw:text-box>
        </draw:frame>
        <draw:polyline draw:style-name="gr2" draw:text-style-name="P2" draw:layer="layout" svg:width="0.007cm" svg:height="0.562cm" svg:x="10.827cm" svg:y="16.639cm" svg:viewBox="0 0 8 563" draw:points="8,0 8,178 0,563">
          <text:p/>
        </draw:polyline>
        <draw:polygon draw:style-name="gr3" draw:text-style-name="P3" draw:layer="layout" svg:width="0.166cm" svg:height="0.167cm" svg:x="10.745cm" svg:y="17.159cm" svg:viewBox="0 0 167 168" draw:points="81,168 0,0 82,42 167,2">
          <text:p/>
        </draw:polygon>
        <draw:polygon draw:style-name="gr2" draw:text-style-name="P2" draw:layer="layout" svg:width="0.166cm" svg:height="0.167cm" svg:x="10.745cm" svg:y="17.159cm" svg:viewBox="0 0 167 168" draw:points="81,168 0,0 82,42 167,2">
          <text:p/>
        </draw:polygon>
        <draw:polygon draw:style-name="gr1" draw:text-style-name="P1" draw:layer="layout" svg:width="0.975cm" svg:height="0.309cm" svg:x="10.393cm" svg:y="16.789cm" svg:viewBox="0 0 976 310" draw:points="0,0 976,0 976,310 0,310">
          <text:p/>
        </draw:polygon>
        <draw:frame draw:style-name="gr5" draw:text-style-name="P6" draw:layer="layout" svg:width="0.585cm" svg:height="0.293cm" svg:x="12.374cm" svg:y="15.173cm">
          <draw:text-box>
            <text:p text:style-name="P4"><text:span text:style-name="T2">Error</text:span></text:p>
          </draw:text-box>
        </draw:frame>
        <draw:polygon draw:style-name="gr1" draw:text-style-name="P1" draw:layer="layout" svg:width="2.735cm" svg:height="2.676cm" svg:x="9.464cm" svg:y="13.964cm" svg:viewBox="0 0 2736 2677" draw:points="1368,0 2736,1339 1368,2677 0,1339">
          <text:p/>
        </draw:polygon>
        <draw:polygon draw:style-name="gr2" draw:text-style-name="P2" draw:layer="layout" svg:width="2.735cm" svg:height="2.676cm" svg:x="9.464cm" svg:y="13.964cm" svg:viewBox="0 0 2736 2677" draw:points="1368,0 2736,1339 1368,2677 0,1339">
          <text:p/>
        </draw:polygon>
        <draw:frame draw:style-name="gr5" draw:text-style-name="P6" draw:layer="layout" svg:width="0.994cm" svg:height="0.293cm" svg:x="10.386cm" svg:y="16.79cm">
          <draw:text-box>
            <text:p text:style-name="P4"><text:span text:style-name="T2">Success</text:span></text:p>
          </draw:text-box>
        </draw:frame>
        <draw:line draw:style-name="gr2" draw:text-style-name="P2" draw:layer="layout" svg:x1="15.934cm" svg:y1="15.302cm" svg:x2="17.209cm" svg:y2="15.302cm">
          <text:p/>
        </draw:line>
        <draw:polygon draw:style-name="gr3" draw:text-style-name="P3" draw:layer="layout" svg:width="0.166cm" svg:height="0.166cm" svg:x="17.168cm" svg:y="15.219cm" svg:viewBox="0 0 167 167" draw:points="167,83 0,167 42,83 0,0">
          <text:p/>
        </draw:polygon>
        <draw:polygon draw:style-name="gr2" draw:text-style-name="P2" draw:layer="layout" svg:width="0.166cm" svg:height="0.166cm" svg:x="17.168cm" svg:y="15.219cm" svg:viewBox="0 0 167 167" draw:points="167,83 0,167 42,83 0,0">
          <text:p/>
        </draw:polygon>
        <draw:polygon draw:style-name="gr1" draw:text-style-name="P1" draw:layer="layout" svg:width="2.855cm" svg:height="1.427cm" svg:x="13.317cm" svg:y="14.588cm" svg:viewBox="0 0 2856 1428" draw:points="0,1428 476,0 2856,0 2379,1428">
          <text:p/>
        </draw:polygon>
        <draw:polygon draw:style-name="gr2" draw:text-style-name="P2" draw:layer="layout" svg:width="2.855cm" svg:height="1.427cm" svg:x="13.317cm" svg:y="14.588cm" svg:viewBox="0 0 2856 1428" draw:points="0,1428 476,0 2856,0 2379,1428">
          <text:p/>
        </draw:polygon>
        <draw:frame draw:style-name="gr4" draw:text-style-name="P5" draw:layer="layout" svg:width="2.114cm" svg:height="0.323cm" svg:x="9.762cm" svg:y="15.128cm">
          <draw:text-box>
            <text:p text:style-name="P4"><text:span text:style-name="T1">Success or error</text:span></text:p>
          </draw:text-box>
        </draw:frame>
        <draw:path draw:style-name="gr1" draw:text-style-name="P1" draw:layer="layout" svg:width="1.903cm" svg:height="1.903cm" svg:x="17.361cm" svg:y="14.35cm" svg:viewBox="0 0 1904 1904" svg:d="M1904 952c0 31-2 62-5 93s-7 62-13 92c-6 31-14 61-23 91s-20 59-31 88c-12 29-26 57-40 84-15 28-31 55-48 80-18 26-36 51-56 75-20 25-41 48-63 70s-45 43-69 62c-24 20-49 39-75 56s-53 33-80 48c-28 15-56 29-84 41-29 12-59 22-88 31-30 9-60 17-91 23-30 6-61 11-92 14s-62 4-94 4c-31 0-62-1-93-4s-62-8-92-14c-31-6-62-14-92-23s-59-19-88-31c-28-12-57-26-84-41-28-15-54-31-80-48s-51-36-75-56c-24-19-47-40-69-62s-43-45-63-70c-20-24-38-49-56-75-17-25-33-52-48-80-14-27-28-55-40-84s-22-58-31-88-17-60-23-91c-6-30-10-61-13-92s-5-62-5-93 2-62 5-93 7-62 13-93c6-30 14-61 23-90 9-30 19-59 31-88s26-57 40-85c15-27 31-54 48-80 18-26 36-51 56-75s41-47 63-69 45-43 69-63c24-19 49-38 75-55 26-18 52-34 80-48 27-15 56-28 84-40 29-12 58-23 88-32s61-16 92-22c30-6 61-11 92-14s62-5 93-5c32 0 63 2 94 5s62 8 92 14c31 6 61 13 91 22 29 9 59 20 88 32 28 12 57 25 84 40 27 14 54 30 80 48 26 17 51 36 75 55 24 20 47 41 69 63s43 45 63 69 38 49 56 75c17 26 33 53 48 80 14 28 28 56 40 85 11 29 22 58 31 88 9 29 17 60 23 90 6 31 10 62 13 93s5 62 5 93z">
          <text:p/>
        </draw:path>
        <draw:path draw:style-name="gr2" draw:text-style-name="P2" draw:layer="layout" svg:width="1.903cm" svg:height="1.903cm" svg:x="17.361cm" svg:y="14.35cm" svg:viewBox="0 0 1904 1904" svg:d="M1904 952c0 31-2 62-5 93s-7 62-13 92c-6 31-14 61-23 91s-20 59-31 88c-12 29-26 57-40 84-15 28-31 55-48 80-18 26-36 51-56 75-20 25-41 48-63 70s-45 43-69 62c-24 20-49 39-75 56s-53 33-80 48c-28 15-56 29-84 41-29 12-59 22-88 31-30 9-60 17-91 23-30 6-61 11-92 14s-62 4-94 4c-31 0-62-1-93-4s-62-8-92-14c-31-6-62-14-92-23s-59-19-88-31c-28-12-57-26-84-41-28-15-54-31-80-48s-51-36-75-56c-24-19-47-40-69-62s-43-45-63-70c-20-24-38-49-56-75-17-25-33-52-48-80-14-27-28-55-40-84s-22-58-31-88-17-60-23-91c-6-30-10-61-13-92s-5-62-5-93 2-62 5-93 7-62 13-93c6-30 14-61 23-90 9-30 19-59 31-88s26-57 40-85c15-27 31-54 48-80 18-26 36-51 56-75s41-47 63-69 45-43 69-63c24-19 49-38 75-55 26-18 52-34 80-48 27-15 56-28 84-40 29-12 58-23 88-32s61-16 92-22c30-6 61-11 92-14s62-5 93-5c32 0 63 2 94 5s62 8 92 14c31 6 61 13 91 22 29 9 59 20 88 32 28 12 57 25 84 40 27 14 54 30 80 48 26 17 51 36 75 55 24 20 47 41 69 63s43 45 63 69 38 49 56 75c17 26 33 53 48 80 14 28 28 56 40 85 11 29 22 58 31 88 9 29 17 60 23 90 6 31 10 62 13 93s5 62 5 93z">
          <text:p/>
        </draw:path>
        <draw:frame draw:style-name="gr4" draw:text-style-name="P5" draw:layer="layout" svg:width="1.538cm" svg:height="0.323cm" svg:x="13.961cm" svg:y="15.128cm">
          <draw:text-box>
            <text:p text:style-name="P4"><text:span text:style-name="T1">Server error</text:span></text:p>
          </draw:text-box>
        </draw:frame>
        <draw:polygon draw:style-name="gr1" draw:text-style-name="P1" draw:layer="layout" svg:width="2.855cm" svg:height="1.427cm" svg:x="13.626cm" svg:y="17.74cm" svg:viewBox="0 0 2856 1428" draw:points="0,1428 476,0 2856,0 2380,1428">
          <text:p/>
        </draw:polygon>
        <draw:polygon draw:style-name="gr2" draw:text-style-name="P2" draw:layer="layout" svg:width="2.855cm" svg:height="1.427cm" svg:x="13.626cm" svg:y="17.74cm" svg:viewBox="0 0 2856 1428" draw:points="0,1428 476,0 2856,0 2380,1428">
          <text:p/>
        </draw:polygon>
        <draw:polygon draw:style-name="gr6" draw:text-style-name="P11" draw:layer="layout" svg:width="2.569cm" svg:height="0.333cm" svg:x="13.747cm" svg:y="18.097cm" svg:viewBox="0 0 2570 334" draw:points="0,0 2570,0 2570,334 0,334">
          <text:p/>
        </draw:polygon>
        <draw:frame draw:style-name="gr4" draw:text-style-name="P5" draw:layer="layout" svg:width="1.298cm" svg:height="0.323cm" svg:x="17.647cm" svg:y="15.128cm">
          <draw:text-box>
            <text:p text:style-name="P4"><text:span text:style-name="T1">Response</text:span></text:p>
          </draw:text-box>
        </draw:frame>
        <draw:polygon draw:style-name="gr6" draw:text-style-name="P11" draw:layer="layout" svg:width="1.474cm" svg:height="0.333cm" svg:x="14.294cm" svg:y="18.454cm" svg:viewBox="0 0 1475 334" draw:points="0,0 1475,0 1475,334 0,334">
          <text:p/>
        </draw:polygon>
        <draw:frame draw:style-name="gr4" draw:text-style-name="P5" draw:layer="layout" svg:width="2.578cm" svg:height="0.323cm" svg:x="13.754cm" svg:y="18.101cm">
          <draw:text-box>
            <text:p text:style-name="P4"><text:span text:style-name="T3">Correct data, saving</text:span></text:p>
          </draw:text-box>
        </draw:frame>
        <draw:frame draw:style-name="gr4" draw:text-style-name="P5" draw:layer="layout" svg:width="1.507cm" svg:height="0.323cm" svg:x="14.286cm" svg:y="18.458cm">
          <draw:text-box>
            <text:p text:style-name="P4"><text:span text:style-name="T3">to database</text:span></text:p>
          </draw:text-box>
        </draw:frame>
      </draw:page>
      <draw:page draw:name="page18"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014cm" svg:height="0.922cm" svg:x="10.477cm" svg:y="4.014cm" svg:viewBox="0 0 15 923" draw:points="15,0 14,540 0,923">
          <text:p/>
        </draw:polyline>
        <draw:polygon draw:style-name="gr3" draw:text-style-name="P3" draw:layer="layout" svg:width="0.166cm" svg:height="0.169cm" svg:x="10.395cm" svg:y="4.891cm" svg:viewBox="0 0 167 170" draw:points="77,170 0,0 82,45 167,6">
          <text:p/>
        </draw:polygon>
        <draw:polygon draw:style-name="gr2" draw:text-style-name="P2" draw:layer="layout" svg:width="0.166cm" svg:height="0.169cm" svg:x="10.395cm" svg:y="4.891cm" svg:viewBox="0 0 167 170" draw:points="77,170 0,0 82,45 167,6">
          <text:p/>
        </draw:polygon>
        <draw:path draw:style-name="gr1" draw:text-style-name="P1" draw:layer="layout" svg:width="1.903cm" svg:height="1.903cm" svg:x="9.539cm" svg:y="2.111cm" svg:viewBox="0 0 1904 1904" svg:d="M1904 953c0 31-1 62-4 93s-8 62-14 93c-6 30-14 60-23 90s-19 59-31 88-25 57-40 85c-15 27-31 54-48 80s-36 51-56 75c-19 24-40 47-62 69s-45 43-70 62c-24 20-49 39-75 56-25 17-52 33-80 48-27 15-55 28-84 40s-58 22-88 31c-30 10-60 17-91 23-30 6-61 11-92 14s-62 4-93 4c-32 0-63-1-94-4s-62-8-93-14c-30-6-61-13-90-23-30-9-59-19-88-31s-57-25-85-40c-27-15-54-31-80-48s-51-36-75-56c-24-19-47-40-69-62s-43-45-63-69c-19-24-38-49-55-75-18-26-34-53-48-80-15-28-28-56-40-85s-23-58-32-88-16-60-22-90c-6-31-11-62-14-93s-5-62-5-93 2-62 5-93 8-62 14-93 13-61 22-91 20-59 32-88 25-57 40-85c14-27 30-54 48-80 17-26 36-51 55-75 20-24 41-47 63-69s45-43 69-63c24-19 49-38 75-55s53-33 80-48c28-15 56-28 85-40s58-22 88-32c29-9 60-16 90-22 31-6 62-11 93-14s62-5 94-5c31 0 62 2 93 5s62 8 92 14c31 6 61 13 91 22 30 10 59 20 88 32s57 25 84 40c28 15 55 31 80 48 26 17 51 36 75 55 25 20 48 41 70 63s43 45 62 69c20 24 39 49 56 75s33 53 48 80c15 28 28 56 40 85s22 58 31 88 17 60 23 91 11 62 14 93 4 62 4 93z">
          <text:p/>
        </draw:path>
        <draw:path draw:style-name="gr2" draw:text-style-name="P2" draw:layer="layout" svg:width="1.903cm" svg:height="1.903cm" svg:x="9.539cm" svg:y="2.111cm" svg:viewBox="0 0 1904 1904" svg:d="M1904 953c0 31-1 62-4 93s-8 62-14 93c-6 30-14 60-23 90s-19 59-31 88-25 57-40 85c-15 27-31 54-48 80s-36 51-56 75c-19 24-40 47-62 69s-45 43-70 62c-24 20-49 39-75 56-25 17-52 33-80 48-27 15-55 28-84 40s-58 22-88 31c-30 10-60 17-91 23-30 6-61 11-92 14s-62 4-93 4c-32 0-63-1-94-4s-62-8-93-14c-30-6-61-13-90-23-30-9-59-19-88-31s-57-25-85-40c-27-15-54-31-80-48s-51-36-75-56c-24-19-47-40-69-62s-43-45-63-69c-19-24-38-49-55-75-18-26-34-53-48-80-15-28-28-56-40-85s-23-58-32-88-16-60-22-90c-6-31-11-62-14-93s-5-62-5-93 2-62 5-93 8-62 14-93 13-61 22-91 20-59 32-88 25-57 40-85c14-27 30-54 48-80 17-26 36-51 55-75 20-24 41-47 63-69s45-43 69-63c24-19 49-38 75-55s53-33 80-48c28-15 56-28 85-40s58-22 88-32c29-9 60-16 90-22 31-6 62-11 93-14s62-5 94-5c31 0 62 2 93 5s62 8 92 14c31 6 61 13 91 22 30 10 59 20 88 32s57 25 84 40c28 15 55 31 80 48 26 17 51 36 75 55 25 20 48 41 70 63s43 45 62 69c20 24 39 49 56 75s33 53 48 80c15 28 28 56 40 85s22 58 31 88 17 60 23 91 11 62 14 93 4 62 4 93z">
          <text:p/>
        </draw:path>
        <draw:frame draw:style-name="gr4" draw:text-style-name="P5" draw:layer="layout" svg:width="1.202cm" svg:height="0.323cm" svg:x="9.893cm" svg:y="2.711cm">
          <draw:text-box>
            <text:p text:style-name="P4"><text:span text:style-name="T1">Backend </text:span></text:p>
          </draw:text-box>
        </draw:frame>
        <draw:frame draw:style-name="gr4" draw:text-style-name="P5" draw:layer="layout" svg:width="1.346cm" svg:height="0.323cm" svg:x="9.821cm" svg:y="3.068cm">
          <draw:text-box>
            <text:p text:style-name="P4"><text:span text:style-name="T1">Save Data</text:span></text:p>
          </draw:text-box>
        </draw:frame>
        <draw:line draw:style-name="gr2" draw:text-style-name="P2" draw:layer="layout" svg:x1="10.47cm" svg:y1="6.514cm" svg:x2="10.47cm" svg:y2="7.552cm">
          <text:p/>
        </draw:line>
        <draw:polygon draw:style-name="gr3" draw:text-style-name="P3" draw:layer="layout" svg:width="0.166cm" svg:height="0.167cm" svg:x="10.387cm" svg:y="7.51cm" svg:viewBox="0 0 167 168" draw:points="83,168 0,0 83,42 167,0">
          <text:p/>
        </draw:polygon>
        <draw:polygon draw:style-name="gr2" draw:text-style-name="P2" draw:layer="layout" svg:width="0.166cm" svg:height="0.167cm" svg:x="10.387cm" svg:y="7.51cm" svg:viewBox="0 0 167 168" draw:points="83,168 0,0 83,42 167,0">
          <text:p/>
        </draw:polygon>
        <draw:polygon draw:style-name="gr1" draw:text-style-name="P1" draw:layer="layout" svg:width="2.854cm" svg:height="1.427cm" svg:x="9.043cm" svg:y="5.087cm" svg:viewBox="0 0 2855 1428" draw:points="0,0 2855,0 2855,1428 0,1428">
          <text:p/>
        </draw:polygon>
        <draw:polygon draw:style-name="gr2" draw:text-style-name="P2" draw:layer="layout" svg:width="2.854cm" svg:height="1.427cm" svg:x="9.043cm" svg:y="5.087cm" svg:viewBox="0 0 2855 1428" draw:points="0,0 2855,0 2855,1428 0,1428">
          <text:p/>
        </draw:polygon>
        <draw:frame draw:style-name="gr4" draw:text-style-name="P5" draw:layer="layout" svg:width="2.546cm" svg:height="0.323cm" svg:x="2.59cm" svg:y="2.283cm">
          <draw:text-box>
            <text:p text:style-name="P4"><text:span text:style-name="T1">Backend Save Data</text:span></text:p>
          </draw:text-box>
        </draw:frame>
        <draw:frame draw:style-name="gr4" draw:text-style-name="P5" draw:layer="layout" svg:width="2.194cm" svg:height="0.323cm" svg:x="9.377cm" svg:y="5.303cm">
          <draw:text-box>
            <text:p text:style-name="P4"><text:span text:style-name="T1">Destructure body</text:span></text:p>
          </draw:text-box>
        </draw:frame>
        <draw:frame draw:style-name="gr4" draw:text-style-name="P5" draw:layer="layout" svg:width="1.682cm" svg:height="0.323cm" svg:x="9.631cm" svg:y="5.637cm">
          <draw:text-box>
            <text:p text:style-name="P4"><text:span text:style-name="T1">object (data) </text:span></text:p>
          </draw:text-box>
        </draw:frame>
        <draw:line draw:style-name="gr2" draw:text-style-name="P2" draw:layer="layout" svg:x1="10.47cm" svg:y1="9.131cm" svg:x2="10.47cm" svg:y2="10.166cm">
          <text:p/>
        </draw:line>
        <draw:polygon draw:style-name="gr3" draw:text-style-name="P3" draw:layer="layout" svg:width="0.166cm" svg:height="0.166cm" svg:x="10.387cm" svg:y="10.125cm" svg:viewBox="0 0 167 167" draw:points="83,167 0,0 83,41 167,0">
          <text:p/>
        </draw:polygon>
        <draw:polygon draw:style-name="gr2" draw:text-style-name="P2" draw:layer="layout" svg:width="0.166cm" svg:height="0.166cm" svg:x="10.387cm" svg:y="10.125cm" svg:viewBox="0 0 167 167" draw:points="83,167 0,0 83,41 167,0">
          <text:p/>
        </draw:polygon>
        <draw:polygon draw:style-name="gr1" draw:text-style-name="P1" draw:layer="layout" svg:width="2.854cm" svg:height="1.427cm" svg:x="9.043cm" svg:y="7.704cm" svg:viewBox="0 0 2855 1428" draw:points="0,0 2855,0 2855,1428 0,1428">
          <text:p/>
        </draw:polygon>
        <draw:polygon draw:style-name="gr2" draw:text-style-name="P2" draw:layer="layout" svg:width="2.854cm" svg:height="1.427cm" svg:x="9.043cm" svg:y="7.704cm" svg:viewBox="0 0 2855 1428" draw:points="0,0 2855,0 2855,1428 0,1428">
          <text:p/>
        </draw:polygon>
        <draw:frame draw:style-name="gr4" draw:text-style-name="P5" draw:layer="layout" svg:width="2.13cm" svg:height="0.323cm" svg:x="9.409cm" svg:y="5.993cm">
          <draw:text-box>
            <text:p text:style-name="P4"><text:span text:style-name="T1">(skipped if none)</text:span></text:p>
          </draw:text-box>
        </draw:frame>
        <draw:polyline draw:style-name="gr2" draw:text-style-name="P2" draw:layer="layout" svg:width="0.015cm" svg:height="1.157cm" svg:x="10.471cm" svg:y="12.578cm" svg:viewBox="0 0 16 1158" draw:points="0,0 0,655 16,1158">
          <text:p/>
        </draw:polyline>
        <draw:polygon draw:style-name="gr3" draw:text-style-name="P3" draw:layer="layout" svg:width="0.167cm" svg:height="0.17cm" svg:x="10.401cm" svg:y="13.691cm" svg:viewBox="0 0 168 171" draw:points="88,171 0,6 85,45 168,0">
          <text:p/>
        </draw:polygon>
        <draw:polygon draw:style-name="gr2" draw:text-style-name="P2" draw:layer="layout" svg:width="0.167cm" svg:height="0.17cm" svg:x="10.401cm" svg:y="13.691cm" svg:viewBox="0 0 168 171" draw:points="88,171 0,6 85,45 168,0">
          <text:p/>
        </draw:polygon>
        <draw:path draw:style-name="gr1" draw:text-style-name="P1" draw:layer="layout" svg:width="2.26cm" svg:height="2.26cm" svg:x="9.34cm" svg:y="10.318cm" svg:viewBox="0 0 2261 2261" svg:d="M0 357c0-197 506-357 1131-357 300 0 587 38 799 104 212 67 331 158 331 253v1546c0 197-506 358-1130 358-625 0-1131-161-1131-358z">
          <text:p/>
        </draw:path>
        <draw:path draw:style-name="gr2" draw:text-style-name="P2" draw:layer="layout" svg:width="2.26cm" svg:height="2.26cm" svg:x="9.34cm" svg:y="10.318cm" svg:viewBox="0 0 2261 2261" svg:d="M0 357c0-197 506-357 1131-357 300 0 587 38 799 104 212 67 331 158 331 253v1546c0 197-506 358-1130 358-625 0-1131-161-1131-358z">
          <text:p/>
        </draw:path>
        <draw:path draw:style-name="gr2" draw:text-style-name="P2" draw:layer="layout" svg:width="2.26cm" svg:height="0.357cm" svg:x="9.34cm" svg:y="10.675cm" svg:viewBox="0 0 2261 358" svg:d="M2261 0c0 198-506 358-1130 358-625 0-1131-160-1131-358">
          <text:p/>
        </draw:path>
        <draw:frame draw:style-name="gr4" draw:text-style-name="P5" draw:layer="layout" svg:width="2.29cm" svg:height="0.323cm" svg:x="9.33cm" svg:y="8.253cm">
          <draw:text-box>
            <text:p text:style-name="P4"><text:span text:style-name="T1">Check credentials</text:span></text:p>
          </draw:text-box>
        </draw:frame>
        <draw:frame draw:style-name="gr4" draw:text-style-name="P5" draw:layer="layout" svg:width="1.378cm" svg:height="0.323cm" svg:x="9.77cm" svg:y="11.393cm">
          <draw:text-box>
            <text:p text:style-name="P4"><text:span text:style-name="T1">Fetch from</text:span></text:p>
          </draw:text-box>
        </draw:frame>
        <draw:polyline draw:style-name="gr2" draw:text-style-name="P2" draw:layer="layout" svg:width="1.144cm" svg:height="0.003cm" svg:x="11.857cm" svg:y="15.224cm" svg:viewBox="0 0 1145 4" draw:points="0,4 530,4 1145,0">
          <text:p/>
        </draw:polyline>
        <draw:polygon draw:style-name="gr3" draw:text-style-name="P3" draw:layer="layout" svg:width="0.166cm" svg:height="0.167cm" svg:x="12.959cm" svg:y="15.141cm" svg:viewBox="0 0 167 168" draw:points="167,84 0,168 42,84 0,0">
          <text:p/>
        </draw:polygon>
        <draw:polygon draw:style-name="gr2" draw:text-style-name="P2" draw:layer="layout" svg:width="0.166cm" svg:height="0.167cm" svg:x="12.959cm" svg:y="15.141cm" svg:viewBox="0 0 167 168" draw:points="167,84 0,168 42,84 0,0">
          <text:p/>
        </draw:polygon>
        <draw:polyline draw:style-name="gr2" draw:text-style-name="P2" draw:layer="layout" svg:width="0.004cm" svg:height="1.039cm" svg:x="10.49cm" svg:y="16.562cm" svg:viewBox="0 0 5 1040" draw:points="0,0 0,596 5,1040">
          <text:p/>
        </draw:polyline>
        <draw:polygon draw:style-name="gr3" draw:text-style-name="P3" draw:layer="layout" svg:width="0.166cm" svg:height="0.167cm" svg:x="10.41cm" svg:y="17.558cm" svg:viewBox="0 0 167 168" draw:points="85,168 0,2 84,43 167,0">
          <text:p/>
        </draw:polygon>
        <draw:polygon draw:style-name="gr2" draw:text-style-name="P2" draw:layer="layout" svg:width="0.166cm" svg:height="0.167cm" svg:x="10.41cm" svg:y="17.558cm" svg:viewBox="0 0 167 168" draw:points="85,168 0,2 84,43 167,0">
          <text:p/>
        </draw:polygon>
        <draw:polygon draw:style-name="gr1" draw:text-style-name="P1" draw:layer="layout" svg:width="2.736cm" svg:height="2.677cm" svg:x="9.123cm" svg:y="13.886cm" svg:viewBox="0 0 2737 2678" draw:points="1369,0 2737,1339 1369,2678 0,1339">
          <text:p/>
        </draw:polygon>
        <draw:polygon draw:style-name="gr2" draw:text-style-name="P2" draw:layer="layout" svg:width="2.736cm" svg:height="2.677cm" svg:x="9.123cm" svg:y="13.886cm" svg:viewBox="0 0 2737 2678" draw:points="1369,0 2737,1339 1369,2678 0,1339">
          <text:p/>
        </draw:polygon>
        <draw:frame draw:style-name="gr4" draw:text-style-name="P5" draw:layer="layout" svg:width="1.186cm" svg:height="0.323cm" svg:x="9.865cm" svg:y="11.75cm">
          <draw:text-box>
            <text:p text:style-name="P4"><text:span text:style-name="T1">database</text:span></text:p>
          </draw:text-box>
        </draw:frame>
        <draw:line draw:style-name="gr2" draw:text-style-name="P2" draw:layer="layout" svg:x1="15.531cm" svg:y1="15.224cm" svg:x2="16.681cm" svg:y2="15.224cm">
          <text:p/>
        </draw:line>
        <draw:polygon draw:style-name="gr3" draw:text-style-name="P3" draw:layer="layout" svg:width="0.166cm" svg:height="0.167cm" svg:x="16.64cm" svg:y="15.141cm" svg:viewBox="0 0 167 168" draw:points="167,84 0,168 41,84 0,0">
          <text:p/>
        </draw:polygon>
        <draw:polygon draw:style-name="gr2" draw:text-style-name="P2" draw:layer="layout" svg:width="0.166cm" svg:height="0.167cm" svg:x="16.64cm" svg:y="15.141cm" svg:viewBox="0 0 167 168" draw:points="167,84 0,168 41,84 0,0">
          <text:p/>
        </draw:polygon>
        <draw:polygon draw:style-name="gr1" draw:text-style-name="P1" draw:layer="layout" svg:width="2.854cm" svg:height="1.427cm" svg:x="12.914cm" svg:y="14.511cm" svg:viewBox="0 0 2855 1428" draw:points="0,1428 476,0 2855,0 2379,1428">
          <text:p/>
        </draw:polygon>
        <draw:polygon draw:style-name="gr2" draw:text-style-name="P2" draw:layer="layout" svg:width="2.854cm" svg:height="1.427cm" svg:x="12.914cm" svg:y="14.511cm" svg:viewBox="0 0 2855 1428" draw:points="0,1428 476,0 2855,0 2379,1428">
          <text:p/>
        </draw:polygon>
        <draw:frame draw:style-name="gr4" draw:text-style-name="P5" draw:layer="layout" svg:width="2.114cm" svg:height="0.323cm" svg:x="9.429cm" svg:y="15.056cm">
          <draw:text-box>
            <text:p text:style-name="P4"><text:span text:style-name="T1">Success or error</text:span></text:p>
          </draw:text-box>
        </draw:frame>
        <draw:path draw:style-name="gr1" draw:text-style-name="P1" draw:layer="layout" svg:width="1.903cm" svg:height="1.903cm" svg:x="16.833cm" svg:y="14.273cm" svg:viewBox="0 0 1904 1904" svg:d="M1904 951c0 31-2 63-5 94s-7 61-13 92c-6 30-14 61-23 90-9 30-20 60-32 88-11 29-25 57-39 85-15 27-31 54-48 80-18 26-36 51-56 75s-41 47-63 69-45 43-69 63-49 38-75 55c-26 18-53 34-80 48-28 15-56 28-84 40-29 12-59 23-89 32s-60 16-91 22c-31 7-61 12-92 15s-62 5-94 5c-31 0-62-2-93-5s-62-8-92-15c-31-6-61-13-91-22s-59-20-88-32-57-25-84-40c-28-14-54-30-80-48-26-17-51-35-75-55s-47-41-69-63-43-45-63-69-38-49-56-75c-17-26-33-53-48-80-14-28-28-56-40-85-12-28-22-58-31-88-9-29-17-60-23-90-6-31-10-61-14-92-3-31-4-63-4-94s1-62 5-93c3-31 7-62 13-92 6-31 14-61 23-91s19-59 31-88 26-57 40-84c15-28 31-54 48-80 18-26 36-51 56-75s41-47 63-70c22-22 45-42 69-62s49-39 75-56 52-33 80-48c27-15 55-28 84-40s58-22 88-31 60-17 91-23c30-6 61-11 92-14s62-4 93-4c32 0 63 1 94 4s61 8 92 14 61 14 91 23 60 19 88 31c29 12 57 25 85 40 27 15 54 31 80 48s51 36 75 56 47 40 69 62c22 23 43 46 63 70s38 49 56 75c17 26 33 52 48 80 14 27 28 55 39 84 12 29 23 58 32 88s17 60 23 91c6 30 10 61 13 92s5 62 5 93z">
          <text:p/>
        </draw:path>
        <draw:path draw:style-name="gr2" draw:text-style-name="P2" draw:layer="layout" svg:width="1.903cm" svg:height="1.903cm" svg:x="16.833cm" svg:y="14.273cm" svg:viewBox="0 0 1904 1904" svg:d="M1904 951c0 31-2 63-5 94s-7 61-13 92c-6 30-14 61-23 90-9 30-20 60-32 88-11 29-25 57-39 85-15 27-31 54-48 80-18 26-36 51-56 75s-41 47-63 69-45 43-69 63-49 38-75 55c-26 18-53 34-80 48-28 15-56 28-84 40-29 12-59 23-89 32s-60 16-91 22c-31 7-61 12-92 15s-62 5-94 5c-31 0-62-2-93-5s-62-8-92-15c-31-6-61-13-91-22s-59-20-88-32-57-25-84-40c-28-14-54-30-80-48-26-17-51-35-75-55s-47-41-69-63-43-45-63-69-38-49-56-75c-17-26-33-53-48-80-14-28-28-56-40-85-12-28-22-58-31-88-9-29-17-60-23-90-6-31-10-61-14-92-3-31-4-63-4-94s1-62 5-93c3-31 7-62 13-92 6-31 14-61 23-91s19-59 31-88 26-57 40-84c15-28 31-54 48-80 18-26 36-51 56-75s41-47 63-70c22-22 45-42 69-62s49-39 75-56 52-33 80-48c27-15 55-28 84-40s58-22 88-31 60-17 91-23c30-6 61-11 92-14s62-4 93-4c32 0 63 1 94 4s61 8 92 14 61 14 91 23 60 19 88 31c29 12 57 25 85 40 27 15 54 31 80 48s51 36 75 56 47 40 69 62c22 23 43 46 63 70s38 49 56 75c17 26 33 52 48 80 14 27 28 55 39 84 12 29 23 58 32 88s17 60 23 91c6 30 10 61 13 92s5 62 5 93z">
          <text:p/>
        </draw:path>
        <draw:frame draw:style-name="gr4" draw:text-style-name="P5" draw:layer="layout" svg:width="1.538cm" svg:height="0.323cm" svg:x="13.58cm" svg:y="15.056cm">
          <draw:text-box>
            <text:p text:style-name="P4"><text:span text:style-name="T1">Server error</text:span></text:p>
          </draw:text-box>
        </draw:frame>
        <draw:polyline draw:style-name="gr2" draw:text-style-name="P2" draw:layer="layout" svg:width="1.427cm" svg:height="0.001cm" svg:x="7.945cm" svg:y="18.852cm" svg:viewBox="0 0 1428 2" draw:points="1428,2 637,2 0,0">
          <text:p/>
        </draw:polyline>
        <draw:polygon draw:style-name="gr3" draw:text-style-name="P3" draw:layer="layout" svg:width="0.166cm" svg:height="0.167cm" svg:x="7.821cm" svg:y="18.768cm" svg:viewBox="0 0 167 168" draw:points="0,84 167,0 125,85 167,168">
          <text:p/>
        </draw:polygon>
        <draw:polygon draw:style-name="gr2" draw:text-style-name="P2" draw:layer="layout" svg:width="0.166cm" svg:height="0.167cm" svg:x="7.821cm" svg:y="18.768cm" svg:viewBox="0 0 167 168" draw:points="0,84 167,0 125,85 167,168">
          <text:p/>
        </draw:polygon>
        <draw:polygon draw:style-name="gr1" draw:text-style-name="P1" draw:layer="layout" svg:width="0.356cm" svg:height="0.309cm" svg:x="8.49cm" svg:y="18.668cm" svg:viewBox="0 0 357 310" draw:points="0,0 357,0 357,310 0,310">
          <text:p/>
        </draw:polygon>
        <draw:frame draw:style-name="gr4" draw:text-style-name="P5" draw:layer="layout" svg:width="1.298cm" svg:height="0.323cm" svg:x="17.124cm" svg:y="15.056cm">
          <draw:text-box>
            <text:p text:style-name="P4"><text:span text:style-name="T1">Response</text:span></text:p>
          </draw:text-box>
        </draw:frame>
        <draw:polyline draw:style-name="gr2" draw:text-style-name="P2" draw:layer="layout" svg:width="1.035cm" svg:height="0.001cm" svg:x="11.615cm" svg:y="18.852cm" svg:viewBox="0 0 1036 2" draw:points="0,2 479,2 1036,0">
          <text:p/>
        </draw:polyline>
        <draw:polygon draw:style-name="gr3" draw:text-style-name="P3" draw:layer="layout" svg:width="0.166cm" svg:height="0.166cm" svg:x="12.608cm" svg:y="18.769cm" svg:viewBox="0 0 167 167" draw:points="167,83 0,167 42,84 0,0">
          <text:p/>
        </draw:polygon>
        <draw:polygon draw:style-name="gr2" draw:text-style-name="P2" draw:layer="layout" svg:width="0.166cm" svg:height="0.166cm" svg:x="12.608cm" svg:y="18.769cm" svg:viewBox="0 0 167 167" draw:points="167,83 0,167 42,84 0,0">
          <text:p/>
        </draw:polygon>
        <draw:polygon draw:style-name="gr1" draw:text-style-name="P1" draw:layer="layout" svg:width="0.405cm" svg:height="0.309cm" svg:x="11.891cm" svg:y="18.716cm" svg:viewBox="0 0 406 310" draw:points="0,0 406,0 406,310 0,310">
          <text:p/>
        </draw:polygon>
        <draw:frame draw:style-name="gr5" draw:text-style-name="P6" draw:layer="layout" svg:width="0.338cm" svg:height="0.293cm" svg:x="8.501cm" svg:y="18.669cm">
          <draw:text-box>
            <text:p text:style-name="P4"><text:span text:style-name="T2">No</text:span></text:p>
          </draw:text-box>
        </draw:frame>
        <draw:polygon draw:style-name="gr1" draw:text-style-name="P1" draw:layer="layout" svg:width="2.248cm" svg:height="2.201cm" svg:x="9.37cm" svg:y="17.751cm" svg:viewBox="0 0 2249 2202" draw:points="1125,0 2249,1101 1125,2202 0,1101">
          <text:p/>
        </draw:polygon>
        <draw:polygon draw:style-name="gr2" draw:text-style-name="P2" draw:layer="layout" svg:width="2.248cm" svg:height="2.201cm" svg:x="9.37cm" svg:y="17.751cm" svg:viewBox="0 0 2249 2202" draw:points="1125,0 2249,1101 1125,2202 0,1101">
          <text:p/>
        </draw:polygon>
        <draw:frame draw:style-name="gr5" draw:text-style-name="P6" draw:layer="layout" svg:width="0.454cm" svg:height="0.293cm" svg:x="11.881cm" svg:y="18.717cm">
          <draw:text-box>
            <text:p text:style-name="P4"><text:span text:style-name="T2">Yes</text:span></text:p>
          </draw:text-box>
        </draw:frame>
        <draw:frame draw:style-name="gr4" draw:text-style-name="P5" draw:layer="layout" svg:width="0.946cm" svg:height="0.323cm" svg:x="10.032cm" svg:y="18.505cm">
          <draw:text-box>
            <text:p text:style-name="P4"><text:span text:style-name="T1">Correct</text:span></text:p>
          </draw:text-box>
        </draw:frame>
        <draw:line draw:style-name="gr2" draw:text-style-name="P2" draw:layer="layout" svg:x1="6.367cm" svg:y1="19.565cm" svg:x2="6.367cm" svg:y2="20.931cm">
          <text:p/>
        </draw:line>
        <draw:polygon draw:style-name="gr3" draw:text-style-name="P3" draw:layer="layout" svg:width="0.167cm" svg:height="0.166cm" svg:x="6.283cm" svg:y="20.889cm" svg:viewBox="0 0 168 167" draw:points="84,167 0,0 84,42 168,0">
          <text:p/>
        </draw:polygon>
        <draw:polygon draw:style-name="gr2" draw:text-style-name="P2" draw:layer="layout" svg:width="0.167cm" svg:height="0.166cm" svg:x="6.283cm" svg:y="20.889cm" svg:viewBox="0 0 168 167" draw:points="84,167 0,0 84,42 168,0">
          <text:p/>
        </draw:polygon>
        <draw:polygon draw:style-name="gr1" draw:text-style-name="P1" draw:layer="layout" svg:width="2.855cm" svg:height="1.427cm" svg:x="4.939cm" svg:y="18.138cm" svg:viewBox="0 0 2856 1428" draw:points="0,0 2856,0 2856,1428 0,1428">
          <text:p/>
        </draw:polygon>
        <draw:polygon draw:style-name="gr2" draw:text-style-name="P2" draw:layer="layout" svg:width="2.855cm" svg:height="1.427cm" svg:x="4.939cm" svg:y="18.138cm" svg:viewBox="0 0 2856 1428" draw:points="0,0 2856,0 2856,1428 0,1428">
          <text:p/>
        </draw:polygon>
        <draw:frame draw:style-name="gr4" draw:text-style-name="P5" draw:layer="layout" svg:width="1.554cm" svg:height="0.323cm" svg:x="9.73cm" svg:y="18.862cm">
          <draw:text-box>
            <text:p text:style-name="P4"><text:span text:style-name="T1">credentials?</text:span></text:p>
          </draw:text-box>
        </draw:frame>
        <draw:frame draw:style-name="gr4" draw:text-style-name="P5" draw:layer="layout" svg:width="2.402cm" svg:height="0.323cm" svg:x="5.162cm" svg:y="18.505cm">
          <draw:text-box>
            <text:p text:style-name="P4"><text:span text:style-name="T1">Wrong credentials,</text:span></text:p>
          </draw:text-box>
        </draw:frame>
        <draw:line draw:style-name="gr2" draw:text-style-name="P2" draw:layer="layout" svg:x1="7.794cm" svg:y1="21.796cm" svg:x2="9.391cm" svg:y2="21.796cm">
          <text:p/>
        </draw:line>
        <draw:polygon draw:style-name="gr3" draw:text-style-name="P3" draw:layer="layout" svg:width="0.167cm" svg:height="0.167cm" svg:x="9.349cm" svg:y="21.712cm" svg:viewBox="0 0 168 168" draw:points="168,84 0,168 43,84 0,0">
          <text:p/>
        </draw:polygon>
        <draw:polygon draw:style-name="gr2" draw:text-style-name="P2" draw:layer="layout" svg:width="0.167cm" svg:height="0.167cm" svg:x="9.349cm" svg:y="21.712cm" svg:viewBox="0 0 168 168" draw:points="168,84 0,168 43,84 0,0">
          <text:p/>
        </draw:polygon>
        <draw:polygon draw:style-name="gr1" draw:text-style-name="P1" draw:layer="layout" svg:width="0.594cm" svg:height="0.309cm" svg:x="8.252cm" svg:y="21.665cm" svg:viewBox="0 0 595 310" draw:points="0,0 595,0 595,310 0,310">
          <text:p/>
        </draw:polygon>
        <draw:frame draw:style-name="gr4" draw:text-style-name="P5" draw:layer="layout" svg:width="2.482cm" svg:height="0.323cm" svg:x="5.119cm" svg:y="18.862cm">
          <draw:text-box>
            <text:p text:style-name="P4"><text:span text:style-name="T1">preparing response</text:span></text:p>
          </draw:text-box>
        </draw:frame>
        <draw:polygon draw:style-name="gr1" draw:text-style-name="P1" draw:layer="layout" svg:width="2.855cm" svg:height="1.427cm" svg:x="4.939cm" svg:y="21.082cm" svg:viewBox="0 0 2856 1428" draw:points="0,0 2856,0 2856,1428 0,1428">
          <text:p/>
        </draw:polygon>
        <draw:polygon draw:style-name="gr2" draw:text-style-name="P2" draw:layer="layout" svg:width="2.855cm" svg:height="1.427cm" svg:x="4.939cm" svg:y="21.082cm" svg:viewBox="0 0 2856 1428" draw:points="0,0 2856,0 2856,1428 0,1428">
          <text:p/>
        </draw:polygon>
        <draw:frame draw:style-name="gr5" draw:text-style-name="P6" draw:layer="layout" svg:width="0.585cm" svg:height="0.293cm" svg:x="8.259cm" svg:y="21.667cm">
          <draw:text-box>
            <text:p text:style-name="P4"><text:span text:style-name="T2">Error</text:span></text:p>
          </draw:text-box>
        </draw:frame>
        <draw:path draw:style-name="gr1" draw:text-style-name="P1" draw:layer="layout" svg:width="1.903cm" svg:height="1.903cm" svg:x="9.542cm" svg:y="20.844cm" svg:viewBox="0 0 1904 1904" svg:d="M1904 952c0 31-1 62-4 94-3 31-8 62-14 92-6 31-14 61-23 91s-19 59-31 88-25 57-40 84c-15 28-31 54-48 80s-36 51-56 75-40 47-63 69c-22 23-45 43-69 63s-49 38-75 56c-26 17-52 33-80 48-27 14-55 28-84 40s-58 22-88 31-60 17-91 23c-30 6-61 11-92 14s-62 4-93 4-64-1-95-4-61-8-92-14c-30-6-61-14-91-23-29-9-59-19-87-31-29-12-57-26-85-40-27-15-54-31-80-48-26-18-51-36-75-56s-47-40-69-63c-22-22-43-45-63-69s-38-49-55-75c-18-26-34-52-48-80-15-27-28-55-40-84s-23-58-32-88-16-60-23-91c-6-30-10-61-13-92-3-32-5-63-5-94s2-63 5-94 7-61 13-92c7-31 14-61 23-91 9-29 20-59 32-87 12-29 25-57 40-85 14-27 30-54 48-80 17-26 35-51 55-75s41-47 63-69 45-43 69-63 49-38 75-55c26-18 53-34 80-48 28-15 56-28 85-40 28-12 58-23 87-32 30-9 61-16 91-23 31-6 61-10 92-13s64-5 95-5 62 2 93 5 62 7 92 13c31 7 61 14 91 23s59 20 88 32 57 25 84 40c28 14 54 30 80 48 26 17 51 35 75 55s47 41 69 63c23 22 43 45 63 69s39 49 56 75 33 53 48 80c15 28 28 56 40 85 12 28 22 58 31 87 9 30 17 60 23 91s11 61 14 92 4 63 4 94z">
          <text:p/>
        </draw:path>
        <draw:path draw:style-name="gr2" draw:text-style-name="P2" draw:layer="layout" svg:width="1.903cm" svg:height="1.903cm" svg:x="9.542cm" svg:y="20.844cm" svg:viewBox="0 0 1904 1904" svg:d="M1904 952c0 31-1 62-4 94-3 31-8 62-14 92-6 31-14 61-23 91s-19 59-31 88-25 57-40 84c-15 28-31 54-48 80s-36 51-56 75-40 47-63 69c-22 23-45 43-69 63s-49 38-75 56c-26 17-52 33-80 48-27 14-55 28-84 40s-58 22-88 31-60 17-91 23c-30 6-61 11-92 14s-62 4-93 4-64-1-95-4-61-8-92-14c-30-6-61-14-91-23-29-9-59-19-87-31-29-12-57-26-85-40-27-15-54-31-80-48-26-18-51-36-75-56s-47-40-69-63c-22-22-43-45-63-69s-38-49-55-75c-18-26-34-52-48-80-15-27-28-55-40-84s-23-58-32-88-16-60-23-91c-6-30-10-61-13-92-3-32-5-63-5-94s2-63 5-94 7-61 13-92c7-31 14-61 23-91 9-29 20-59 32-87 12-29 25-57 40-85 14-27 30-54 48-80 17-26 35-51 55-75s41-47 63-69 45-43 69-63 49-38 75-55c26-18 53-34 80-48 28-15 56-28 85-40 28-12 58-23 87-32 30-9 61-16 91-23 31-6 61-10 92-13s64-5 95-5 62 2 93 5 62 7 92 13c31 7 61 14 91 23s59 20 88 32 57 25 84 40c28 14 54 30 80 48 26 17 51 35 75 55s47 41 69 63c23 22 43 45 63 69s39 49 56 75 33 53 48 80c15 28 28 56 40 85 12 28 22 58 31 87 9 30 17 60 23 91s11 61 14 92 4 63 4 94z">
          <text:p/>
        </draw:path>
        <draw:frame draw:style-name="gr4" draw:text-style-name="P5" draw:layer="layout" svg:width="1.922cm" svg:height="0.323cm" svg:x="5.397cm" svg:y="21.621cm">
          <draw:text-box>
            <text:p text:style-name="P4"><text:span text:style-name="T1">Parse to JSON</text:span></text:p>
          </draw:text-box>
        </draw:frame>
        <draw:line draw:style-name="gr2" draw:text-style-name="P2" draw:layer="layout" svg:x1="15.531cm" svg:y1="18.851cm" svg:x2="16.681cm" svg:y2="18.851cm">
          <text:p/>
        </draw:line>
        <draw:polygon draw:style-name="gr3" draw:text-style-name="P3" draw:layer="layout" svg:width="0.166cm" svg:height="0.167cm" svg:x="16.64cm" svg:y="18.768cm" svg:viewBox="0 0 167 168" draw:points="167,84 0,168 41,84 0,0">
          <text:p/>
        </draw:polygon>
        <draw:polygon draw:style-name="gr2" draw:text-style-name="P2" draw:layer="layout" svg:width="0.166cm" svg:height="0.167cm" svg:x="16.64cm" svg:y="18.768cm" svg:viewBox="0 0 167 168" draw:points="167,84 0,168 41,84 0,0">
          <text:p/>
        </draw:polygon>
        <draw:polygon draw:style-name="gr1" draw:text-style-name="P1" draw:layer="layout" svg:width="3.205cm" svg:height="1.427cm" svg:x="12.563cm" svg:y="18.138cm" svg:viewBox="0 0 3206 1428" draw:points="0,1428 476,0 3206,0 2731,1428">
          <text:p/>
        </draw:polygon>
        <draw:polygon draw:style-name="gr2" draw:text-style-name="P2" draw:layer="layout" svg:width="3.205cm" svg:height="1.427cm" svg:x="12.563cm" svg:y="18.138cm" svg:viewBox="0 0 3206 1428" draw:points="0,1428 476,0 3206,0 2731,1428">
          <text:p/>
        </draw:polygon>
        <draw:polygon draw:style-name="gr6" draw:text-style-name="P11" draw:layer="layout" svg:width="2.878cm" svg:height="0.333cm" svg:x="12.724cm" svg:y="18.501cm" svg:viewBox="0 0 2879 334" draw:points="0,0 2879,0 2879,334 0,334">
          <text:p/>
        </draw:polygon>
        <draw:frame draw:style-name="gr4" draw:text-style-name="P5" draw:layer="layout" svg:width="1.298cm" svg:height="0.323cm" svg:x="9.845cm" svg:y="21.621cm">
          <draw:text-box>
            <text:p text:style-name="P4"><text:span text:style-name="T1">Response</text:span></text:p>
          </draw:text-box>
        </draw:frame>
        <draw:polygon draw:style-name="gr6" draw:text-style-name="P11" draw:layer="layout" svg:width="1.166cm" svg:height="0.333cm" svg:x="13.58cm" svg:y="18.858cm" svg:viewBox="0 0 1167 334" draw:points="0,0 1167,0 1167,334 0,334">
          <text:p/>
        </draw:polygon>
        <draw:frame draw:style-name="gr4" draw:text-style-name="P5" draw:layer="layout" svg:width="2.898cm" svg:height="0.323cm" svg:x="12.727cm" svg:y="18.505cm">
          <draw:text-box>
            <text:p text:style-name="P4"><text:span text:style-name="T3">Correct data, saving to</text:span></text:p>
          </draw:text-box>
        </draw:frame>
        <draw:polyline draw:style-name="gr2" draw:text-style-name="P2" draw:layer="layout" svg:width="0cm" svg:height="0.496cm" svg:x="17.547cm" svg:y="19.803cm" svg:viewBox="0 0 1 497" draw:points="1,0 1,475 1,173 0,497">
          <text:p/>
        </draw:polyline>
        <draw:polygon draw:style-name="gr3" draw:text-style-name="P3" draw:layer="layout" svg:width="0.166cm" svg:height="0.167cm" svg:x="17.464cm" svg:y="20.258cm" svg:viewBox="0 0 167 168" draw:points="84,168 0,0 84,42 167,0">
          <text:p/>
        </draw:polygon>
        <draw:polygon draw:style-name="gr2" draw:text-style-name="P2" draw:layer="layout" svg:width="0.166cm" svg:height="0.167cm" svg:x="17.464cm" svg:y="20.258cm" svg:viewBox="0 0 167 168" draw:points="84,168 0,0 84,42 167,0">
          <text:p/>
        </draw:polygon>
        <draw:path draw:style-name="gr1" draw:text-style-name="P1" draw:layer="layout" svg:width="1.427cm" svg:height="1.903cm" svg:x="16.833cm" svg:y="17.9cm" svg:viewBox="0 0 1428 1904" svg:d="M0 358c0-198 319-358 714-358 189 0 371 37 505 104 134 68 209 159 209 254v1189c0 197-319 357-714 357s-714-160-714-357z">
          <text:p/>
        </draw:path>
        <draw:path draw:style-name="gr2" draw:text-style-name="P2" draw:layer="layout" svg:width="1.427cm" svg:height="1.903cm" svg:x="16.833cm" svg:y="17.9cm" svg:viewBox="0 0 1428 1904" svg:d="M0 358c0-198 319-358 714-358 189 0 371 37 505 104 134 68 209 159 209 254v1189c0 197-319 357-714 357s-714-160-714-357z">
          <text:p/>
        </draw:path>
        <draw:path draw:style-name="gr2" draw:text-style-name="P2" draw:layer="layout" svg:width="1.427cm" svg:height="0.356cm" svg:x="16.833cm" svg:y="18.257cm" svg:viewBox="0 0 1428 357" svg:d="M1428 0c0 198-319 357-714 357s-714-159-714-357">
          <text:p/>
        </draw:path>
        <draw:frame draw:style-name="gr4" draw:text-style-name="P5" draw:layer="layout" svg:width="1.186cm" svg:height="0.323cm" svg:x="13.576cm" svg:y="18.862cm">
          <draw:text-box>
            <text:p text:style-name="P4"><text:span text:style-name="T3">database</text:span></text:p>
          </draw:text-box>
        </draw:frame>
        <draw:frame draw:style-name="gr4" draw:text-style-name="P5" draw:layer="layout" svg:width="0.978cm" svg:height="0.323cm" svg:x="17.045cm" svg:y="18.814cm">
          <draw:text-box>
            <text:p text:style-name="P4"><text:span text:style-name="T1">Save to</text:span></text:p>
          </draw:text-box>
        </draw:frame>
        <draw:polyline draw:style-name="gr2" draw:text-style-name="P2" draw:layer="layout" svg:width="1.218cm" svg:height="0.004cm" svg:x="14.962cm" svg:y="21.791cm" svg:viewBox="0 0 1219 5" draw:points="1219,0 655,0 0,5">
          <text:p/>
        </draw:polyline>
        <draw:polygon draw:style-name="gr3" draw:text-style-name="P3" draw:layer="layout" svg:width="0.168cm" svg:height="0.167cm" svg:x="14.837cm" svg:y="21.711cm" svg:viewBox="0 0 169 168" draw:points="0,85 167,0 126,84 169,168">
          <text:p/>
        </draw:polygon>
        <draw:polygon draw:style-name="gr2" draw:text-style-name="P2" draw:layer="layout" svg:width="0.168cm" svg:height="0.167cm" svg:x="14.837cm" svg:y="21.711cm" svg:viewBox="0 0 169 168" draw:points="0,85 167,0 126,84 169,168">
          <text:p/>
        </draw:polygon>
        <draw:polygon draw:style-name="gr1" draw:text-style-name="P1" draw:layer="layout" svg:width="0.595cm" svg:height="0.309cm" svg:x="15.34cm" svg:y="21.713cm" svg:viewBox="0 0 596 310" draw:points="0,0 596,0 596,310 0,310">
          <text:p/>
        </draw:polygon>
        <draw:frame draw:style-name="gr4" draw:text-style-name="P5" draw:layer="layout" svg:width="1.186cm" svg:height="0.323cm" svg:x="16.942cm" svg:y="19.171cm">
          <draw:text-box>
            <text:p text:style-name="P4"><text:span text:style-name="T1">database</text:span></text:p>
          </draw:text-box>
        </draw:frame>
        <draw:line draw:style-name="gr2" draw:text-style-name="P2" draw:layer="layout" svg:x1="17.547cm" svg:y1="23.128cm" svg:x2="17.547cm" svg:y2="24.201cm">
          <text:p/>
        </draw:line>
        <draw:polygon draw:style-name="gr3" draw:text-style-name="P3" draw:layer="layout" svg:width="0.167cm" svg:height="0.167cm" svg:x="17.463cm" svg:y="24.159cm" svg:viewBox="0 0 168 168" draw:points="85,168 0,0 85,42 168,0">
          <text:p/>
        </draw:polygon>
        <draw:polygon draw:style-name="gr2" draw:text-style-name="P2" draw:layer="layout" svg:width="0.167cm" svg:height="0.167cm" svg:x="17.463cm" svg:y="24.159cm" svg:viewBox="0 0 168 168" draw:points="85,168 0,0 85,42 168,0">
          <text:p/>
        </draw:polygon>
        <draw:polygon draw:style-name="gr1" draw:text-style-name="P1" draw:layer="layout" svg:width="2.735cm" svg:height="2.677cm" svg:x="16.179cm" svg:y="20.451cm" svg:viewBox="0 0 2736 2678" draw:points="1368,0 2736,1338 1368,2678 0,1338">
          <text:p/>
        </draw:polygon>
        <draw:polygon draw:style-name="gr2" draw:text-style-name="P2" draw:layer="layout" svg:width="2.735cm" svg:height="2.677cm" svg:x="16.179cm" svg:y="20.451cm" svg:viewBox="0 0 2736 2678" draw:points="1368,0 2736,1338 1368,2678 0,1338">
          <text:p/>
        </draw:polygon>
        <draw:frame draw:style-name="gr5" draw:text-style-name="P6" draw:layer="layout" svg:width="0.585cm" svg:height="0.293cm" svg:x="15.347cm" svg:y="21.714cm">
          <draw:text-box>
            <text:p text:style-name="P4"><text:span text:style-name="T2">Error</text:span></text:p>
          </draw:text-box>
        </draw:frame>
        <draw:polyline draw:style-name="gr2" draw:text-style-name="P2" draw:layer="layout" svg:width="0.834cm" svg:height="0cm" svg:x="11.597cm" svg:y="21.796cm" svg:viewBox="0 0 835 0" draw:points="835,0 123,0 325,0 0,0">
          <text:p/>
        </draw:polyline>
        <draw:polygon draw:style-name="gr3" draw:text-style-name="P3" draw:layer="layout" svg:width="0.166cm" svg:height="0.166cm" svg:x="11.472cm" svg:y="21.713cm" svg:viewBox="0 0 167 167" draw:points="0,83 167,0 126,83 167,167">
          <text:p/>
        </draw:polygon>
        <draw:polygon draw:style-name="gr2" draw:text-style-name="P2" draw:layer="layout" svg:width="0.166cm" svg:height="0.166cm" svg:x="11.472cm" svg:y="21.713cm" svg:viewBox="0 0 167 167" draw:points="0,83 167,0 126,83 167,167">
          <text:p/>
        </draw:polygon>
        <draw:polygon draw:style-name="gr1" draw:text-style-name="P1" draw:layer="layout" svg:width="2.855cm" svg:height="1.427cm" svg:x="12.194cm" svg:y="21.082cm" svg:viewBox="0 0 2856 1428" draw:points="0,1428 476,0 2856,0 2380,1428">
          <text:p/>
        </draw:polygon>
        <draw:polygon draw:style-name="gr2" draw:text-style-name="P2" draw:layer="layout" svg:width="2.855cm" svg:height="1.427cm" svg:x="12.194cm" svg:y="21.082cm" svg:viewBox="0 0 2856 1428" draw:points="0,1428 476,0 2856,0 2380,1428">
          <text:p/>
        </draw:polygon>
        <draw:frame draw:style-name="gr4" draw:text-style-name="P5" draw:layer="layout" svg:width="2.114cm" svg:height="0.323cm" svg:x="16.494cm" svg:y="21.621cm">
          <draw:text-box>
            <text:p text:style-name="P4"><text:span text:style-name="T1">Success or error</text:span></text:p>
          </draw:text-box>
        </draw:frame>
        <draw:line draw:style-name="gr2" draw:text-style-name="P2" draw:layer="layout" svg:x1="16.357cm" svg:y1="25.066cm" svg:x2="12.072cm" svg:y2="25.066cm">
          <text:p/>
        </draw:line>
        <draw:polygon draw:style-name="gr3" draw:text-style-name="P3" draw:layer="layout" svg:width="0.166cm" svg:height="0.166cm" svg:x="11.948cm" svg:y="24.983cm" svg:viewBox="0 0 167 167" draw:points="0,83 167,0 125,83 167,167">
          <text:p/>
        </draw:polygon>
        <draw:polygon draw:style-name="gr2" draw:text-style-name="P2" draw:layer="layout" svg:width="0.166cm" svg:height="0.166cm" svg:x="11.948cm" svg:y="24.983cm" svg:viewBox="0 0 167 167" draw:points="0,83 167,0 125,83 167,167">
          <text:p/>
        </draw:polygon>
        <draw:polygon draw:style-name="gr1" draw:text-style-name="P1" draw:layer="layout" svg:width="2.855cm" svg:height="1.428cm" svg:x="16.119cm" svg:y="24.352cm" svg:viewBox="0 0 2856 1429" draw:points="0,1429 476,0 2856,0 2379,1429">
          <text:p/>
        </draw:polygon>
        <draw:polygon draw:style-name="gr2" draw:text-style-name="P2" draw:layer="layout" svg:width="2.855cm" svg:height="1.428cm" svg:x="16.119cm" svg:y="24.352cm" svg:viewBox="0 0 2856 1429" draw:points="0,1429 476,0 2856,0 2379,1429">
          <text:p/>
        </draw:polygon>
        <draw:frame draw:style-name="gr4" draw:text-style-name="P5" draw:layer="layout" svg:width="1.538cm" svg:height="0.323cm" svg:x="12.843cm" svg:y="21.621cm">
          <draw:text-box>
            <text:p text:style-name="P4"><text:span text:style-name="T1">Server error</text:span></text:p>
          </draw:text-box>
        </draw:frame>
        <draw:frame draw:style-name="gr4" draw:text-style-name="P5" draw:layer="layout" svg:width="2.498cm" svg:height="0.323cm" svg:x="16.292cm" svg:y="24.714cm">
          <draw:text-box>
            <text:p text:style-name="P4"><text:span text:style-name="T1">Success, Preparing</text:span></text:p>
          </draw:text-box>
        </draw:frame>
        <draw:line draw:style-name="gr2" draw:text-style-name="P2" draw:layer="layout" svg:x1="10.494cm" svg:y1="24.352cm" svg:x2="10.494cm" svg:y2="22.899cm">
          <text:p/>
        </draw:line>
        <draw:polygon draw:style-name="gr3" draw:text-style-name="P3" draw:layer="layout" svg:width="0.167cm" svg:height="0.166cm" svg:x="10.41cm" svg:y="22.774cm" svg:viewBox="0 0 168 167" draw:points="84,0 168,167 84,126 0,167">
          <text:p/>
        </draw:polygon>
        <draw:polygon draw:style-name="gr2" draw:text-style-name="P2" draw:layer="layout" svg:width="0.167cm" svg:height="0.166cm" svg:x="10.41cm" svg:y="22.774cm" svg:viewBox="0 0 168 167" draw:points="84,0 168,167 84,126 0,167">
          <text:p/>
        </draw:polygon>
        <draw:polygon draw:style-name="gr1" draw:text-style-name="P1" draw:layer="layout" svg:width="2.855cm" svg:height="1.428cm" svg:x="9.066cm" svg:y="24.352cm" svg:viewBox="0 0 2856 1429" draw:points="0,0 2856,0 2856,1429 0,1429">
          <text:p/>
        </draw:polygon>
        <draw:polygon draw:style-name="gr2" draw:text-style-name="P2" draw:layer="layout" svg:width="2.855cm" svg:height="1.428cm" svg:x="9.066cm" svg:y="24.352cm" svg:viewBox="0 0 2856 1429" draw:points="0,0 2856,0 2856,1429 0,1429">
          <text:p/>
        </draw:polygon>
        <draw:frame draw:style-name="gr4" draw:text-style-name="P5" draw:layer="layout" svg:width="1.186cm" svg:height="0.323cm" svg:x="16.942cm" svg:y="25.07cm">
          <draw:text-box>
            <text:p text:style-name="P4"><text:span text:style-name="T1">response</text:span></text:p>
          </draw:text-box>
        </draw:frame>
        <draw:frame draw:style-name="gr4" draw:text-style-name="P5" draw:layer="layout" svg:width="1.922cm" svg:height="0.323cm" svg:x="9.536cm" svg:y="24.88cm">
          <draw:text-box>
            <text:p text:style-name="P4"><text:span text:style-name="T1">Parse to JSON</text:span></text:p>
          </draw:text-box>
        </draw:frame>
      </draw:page>
      <draw:page draw:name="page19"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0.999cm" svg:y1="7.199cm" svg:x2="10.999cm" svg:y2="8.147cm">
          <text:p/>
        </draw:line>
        <draw:polygon draw:style-name="gr3" draw:text-style-name="P3" draw:layer="layout" svg:width="0.166cm" svg:height="0.167cm" svg:x="10.916cm" svg:y="8.105cm" svg:viewBox="0 0 167 168" draw:points="83,168 0,0 83,42 167,0">
          <text:p/>
        </draw:polygon>
        <draw:polygon draw:style-name="gr2" draw:text-style-name="P2" draw:layer="layout" svg:width="0.166cm" svg:height="0.167cm" svg:x="10.916cm" svg:y="8.105cm" svg:viewBox="0 0 167 168" draw:points="83,168 0,0 83,42 167,0">
          <text:p/>
        </draw:polygon>
        <draw:path draw:style-name="gr1" draw:text-style-name="P1" draw:layer="layout" svg:width="1.903cm" svg:height="1.903cm" svg:x="10.048cm" svg:y="5.296cm" svg:viewBox="0 0 1904 1904" svg:d="M1904 951c0 31-2 62-5 93s-8 62-14 93c-6 30-13 60-22 90s-20 59-32 88-25 58-40 86c-14 27-30 54-48 80-17 26-36 51-55 75-20 24-41 47-63 69s-45 43-69 63c-24 19-49 38-75 55-26 18-53 34-80 48-28 15-56 28-85 40s-58 23-88 32c-29 9-60 16-90 22-31 6-62 11-93 14s-62 5-93 5-62-2-93-5-62-8-92-14c-31-6-61-13-91-22s-59-20-88-32-57-25-84-40c-28-14-55-30-80-48-27-17-52-36-76-55-25-20-48-41-70-63s-43-45-62-69c-20-24-39-49-56-75s-33-53-48-80c-15-28-28-57-40-86s-22-58-31-88-17-60-23-90c-6-31-11-62-14-93s-4-62-4-93 1-62 4-93 8-62 14-93c6-30 14-60 23-90s19-59 31-88 25-57 40-84c15-28 31-55 48-81 17-25 36-50 56-75 19-24 40-47 62-69s45-43 70-62c24-20 49-39 76-56 25-17 52-33 80-48 27-15 55-28 84-40s58-22 88-31 60-17 91-23c30-6 61-11 92-14s62-4 93-4 62 1 93 4 62 8 93 14c30 6 61 14 90 23 30 9 59 19 88 31s57 25 85 40c27 15 54 31 80 48s51 36 75 56c24 19 47 40 69 62s43 45 63 69c19 25 38 50 55 75 18 26 34 53 48 81 15 27 28 55 40 84s23 58 32 88 16 60 22 90c6 31 11 62 14 93s5 62 5 93z">
          <text:p/>
        </draw:path>
        <draw:path draw:style-name="gr2" draw:text-style-name="P2" draw:layer="layout" svg:width="1.903cm" svg:height="1.903cm" svg:x="10.048cm" svg:y="5.296cm" svg:viewBox="0 0 1904 1904" svg:d="M1904 951c0 31-2 62-5 93s-8 62-14 93c-6 30-13 60-22 90s-20 59-32 88-25 58-40 86c-14 27-30 54-48 80-17 26-36 51-55 75-20 24-41 47-63 69s-45 43-69 63c-24 19-49 38-75 55-26 18-53 34-80 48-28 15-56 28-85 40s-58 23-88 32c-29 9-60 16-90 22-31 6-62 11-93 14s-62 5-93 5-62-2-93-5-62-8-92-14c-31-6-61-13-91-22s-59-20-88-32-57-25-84-40c-28-14-55-30-80-48-27-17-52-36-76-55-25-20-48-41-70-63s-43-45-62-69c-20-24-39-49-56-75s-33-53-48-80c-15-28-28-57-40-86s-22-58-31-88-17-60-23-90c-6-31-11-62-14-93s-4-62-4-93 1-62 4-93 8-62 14-93c6-30 14-60 23-90s19-59 31-88 25-57 40-84c15-28 31-55 48-81 17-25 36-50 56-75 19-24 40-47 62-69s45-43 70-62c24-20 49-39 76-56 25-17 52-33 80-48 27-15 55-28 84-40s58-22 88-31 60-17 91-23c30-6 61-11 92-14s62-4 93-4 62 1 93 4 62 8 93 14c30 6 61 14 90 23 30 9 59 19 88 31s57 25 85 40c27 15 54 31 80 48s51 36 75 56c24 19 47 40 69 62s43 45 63 69c19 25 38 50 55 75 18 26 34 53 48 81 15 27 28 55 40 84s23 58 32 88 16 60 22 90c6 31 11 62 14 93s5 62 5 93z">
          <text:p/>
        </draw:path>
        <draw:frame draw:style-name="gr4" draw:text-style-name="P5" draw:layer="layout" svg:width="0.994cm" svg:height="0.323cm" svg:x="10.496cm" svg:y="5.732cm">
          <draw:text-box>
            <text:p text:style-name="P4"><text:span text:style-name="T1">Student</text:span></text:p>
          </draw:text-box>
        </draw:frame>
        <draw:frame draw:style-name="gr4" draw:text-style-name="P5" draw:layer="layout" svg:width="1.618cm" svg:height="0.323cm" svg:x="10.189cm" svg:y="6.065cm">
          <draw:text-box>
            <text:p text:style-name="P4"><text:span text:style-name="T1">Activity View</text:span></text:p>
          </draw:text-box>
        </draw:frame>
        <draw:frame draw:style-name="gr4" draw:text-style-name="P5" draw:layer="layout" svg:width="0.674cm" svg:height="0.323cm" svg:x="10.654cm" svg:y="6.421cm">
          <draw:text-box>
            <text:p text:style-name="P4"><text:span text:style-name="T1">Page</text:span></text:p>
          </draw:text-box>
        </draw:frame>
        <draw:line draw:style-name="gr2" draw:text-style-name="P2" draw:layer="layout" svg:x1="11.047cm" svg:y1="7.957cm" svg:x2="11.047cm" svg:y2="11.452cm">
          <text:p/>
        </draw:line>
        <draw:polygon draw:style-name="gr3" draw:text-style-name="P3" draw:layer="layout" svg:width="0.167cm" svg:height="0.167cm" svg:x="10.963cm" svg:y="11.41cm" svg:viewBox="0 0 168 168" draw:points="85,168 0,0 85,42 168,0">
          <text:p/>
        </draw:polygon>
        <draw:polygon draw:style-name="gr2" draw:text-style-name="P2" draw:layer="layout" svg:width="0.167cm" svg:height="0.167cm" svg:x="10.963cm" svg:y="11.41cm" svg:viewBox="0 0 168 168" draw:points="85,168 0,0 85,42 168,0">
          <text:p/>
        </draw:polygon>
        <draw:polygon draw:style-name="gr1" draw:text-style-name="P1" draw:layer="layout" svg:width="4.044cm" svg:height="2.349cm" svg:x="8.977cm" svg:y="8.298cm" svg:viewBox="0 0 4045 2350" draw:points="0,2350 476,0 4045,0 3569,2350">
          <text:p/>
        </draw:polygon>
        <draw:polygon draw:style-name="gr2" draw:text-style-name="P2" draw:layer="layout" svg:width="4.044cm" svg:height="2.349cm" svg:x="8.977cm" svg:y="8.298cm" svg:viewBox="0 0 4045 2350" draw:points="0,2350 476,0 4045,0 3569,2350">
          <text:p/>
        </draw:polygon>
        <draw:frame draw:style-name="gr4" draw:text-style-name="P5" draw:layer="layout" svg:width="3.442cm" svg:height="0.323cm" svg:x="2.275cm" svg:y="5.518cm">
          <draw:text-box>
            <text:p text:style-name="P4"><text:span text:style-name="T1">Student Activity View Page</text:span></text:p>
          </draw:text-box>
        </draw:frame>
        <draw:frame draw:style-name="gr4" draw:text-style-name="P5" draw:layer="layout" svg:width="2.866cm" svg:height="0.323cm" svg:x="9.576cm" svg:y="9.133cm">
          <draw:text-box>
            <text:p text:style-name="P4"><text:span text:style-name="T1">Display Activity and its</text:span></text:p>
          </draw:text-box>
        </draw:frame>
        <draw:polyline draw:style-name="gr2" draw:text-style-name="P2" draw:layer="layout" svg:width="1.753cm" svg:height="0cm" svg:x="7.867cm" svg:y="13.149cm" svg:viewBox="0 0 1754 0" draw:points="1754,0 801,0 0,0">
          <text:p/>
        </draw:polyline>
        <draw:polygon draw:style-name="gr3" draw:text-style-name="P3" draw:layer="layout" svg:width="0.167cm" svg:height="0.167cm" svg:x="7.742cm" svg:y="13.066cm" svg:viewBox="0 0 168 168" draw:points="0,83 168,0 125,83 168,168">
          <text:p/>
        </draw:polygon>
        <draw:polygon draw:style-name="gr2" draw:text-style-name="P2" draw:layer="layout" svg:width="0.167cm" svg:height="0.167cm" svg:x="7.742cm" svg:y="13.066cm" svg:viewBox="0 0 168 168" draw:points="0,83 168,0 125,83 168,168">
          <text:p/>
        </draw:polygon>
        <draw:polygon draw:style-name="gr1" draw:text-style-name="P1" draw:layer="layout" svg:width="0.405cm" svg:height="0.309cm" svg:x="8.537cm" svg:y="12.983cm" svg:viewBox="0 0 406 310" draw:points="0,0 406,0 406,310 0,310">
          <text:p/>
        </draw:polygon>
        <draw:frame draw:style-name="gr4" draw:text-style-name="P5" draw:layer="layout" svg:width="1.458cm" svg:height="0.323cm" svg:x="10.266cm" svg:y="9.49cm">
          <draw:text-box>
            <text:p text:style-name="P4"><text:span text:style-name="T1">instructions</text:span></text:p>
          </draw:text-box>
        </draw:frame>
        <draw:polyline draw:style-name="gr2" draw:text-style-name="P2" draw:layer="layout" svg:width="1.158cm" svg:height="0cm" svg:x="12.473cm" svg:y="13.149cm" svg:viewBox="0 0 1159 0" draw:points="0,0 655,0 1159,0">
          <text:p/>
        </draw:polyline>
        <draw:polygon draw:style-name="gr3" draw:text-style-name="P3" draw:layer="layout" svg:width="0.166cm" svg:height="0.167cm" svg:x="13.591cm" svg:y="13.066cm" svg:viewBox="0 0 167 168" draw:points="167,83 0,168 41,83 0,0">
          <text:p/>
        </draw:polygon>
        <draw:polygon draw:style-name="gr2" draw:text-style-name="P2" draw:layer="layout" svg:width="0.166cm" svg:height="0.167cm" svg:x="13.591cm" svg:y="13.066cm" svg:viewBox="0 0 167 168" draw:points="167,83 0,168 41,83 0,0">
          <text:p/>
        </draw:polygon>
        <draw:polygon draw:style-name="gr1" draw:text-style-name="P1" draw:layer="layout" svg:width="0.357cm" svg:height="0.309cm" svg:x="12.819cm" svg:y="12.983cm" svg:viewBox="0 0 358 310" draw:points="0,0 358,0 358,310 0,310">
          <text:p/>
        </draw:polygon>
        <draw:frame draw:style-name="gr5" draw:text-style-name="P6" draw:layer="layout" svg:width="0.454cm" svg:height="0.293cm" svg:x="8.527cm" svg:y="12.984cm">
          <draw:text-box>
            <text:p text:style-name="P4"><text:span text:style-name="T2">Yes</text:span></text:p>
          </draw:text-box>
        </draw:frame>
        <draw:line draw:style-name="gr2" draw:text-style-name="P2" draw:layer="layout" svg:x1="11.047cm" svg:y1="14.693cm" svg:x2="11.047cm" svg:y2="15.804cm">
          <text:p/>
        </draw:line>
        <draw:polygon draw:style-name="gr3" draw:text-style-name="P3" draw:layer="layout" svg:width="0.167cm" svg:height="0.166cm" svg:x="10.963cm" svg:y="15.763cm" svg:viewBox="0 0 168 167" draw:points="85,167 0,0 85,41 168,0">
          <text:p/>
        </draw:polygon>
        <draw:polygon draw:style-name="gr2" draw:text-style-name="P2" draw:layer="layout" svg:width="0.167cm" svg:height="0.166cm" svg:x="10.963cm" svg:y="15.763cm" svg:viewBox="0 0 168 167" draw:points="85,167 0,0 85,41 168,0">
          <text:p/>
        </draw:polygon>
        <draw:polygon draw:style-name="gr1" draw:text-style-name="P1" draw:layer="layout" svg:width="0.595cm" svg:height="0.309cm" svg:x="10.702cm" svg:y="15.195cm" svg:viewBox="0 0 596 310" draw:points="0,0 596,0 596,310 0,310">
          <text:p/>
        </draw:polygon>
        <draw:frame draw:style-name="gr5" draw:text-style-name="P6" draw:layer="layout" svg:width="0.338cm" svg:height="0.293cm" svg:x="12.831cm" svg:y="12.984cm">
          <draw:text-box>
            <text:p text:style-name="P4"><text:span text:style-name="T2">No</text:span></text:p>
          </draw:text-box>
        </draw:frame>
        <draw:polygon draw:style-name="gr1" draw:text-style-name="P1" draw:layer="layout" svg:width="2.854cm" svg:height="3.09cm" svg:x="9.62cm" svg:y="11.603cm" svg:viewBox="0 0 2855 3091" draw:points="1428,0 2855,1545 1428,3091 0,1545">
          <text:p/>
        </draw:polygon>
        <draw:polygon draw:style-name="gr2" draw:text-style-name="P2" draw:layer="layout" svg:width="2.854cm" svg:height="3.09cm" svg:x="9.62cm" svg:y="11.603cm" svg:viewBox="0 0 2855 3091" draw:points="1428,0 2855,1545 1428,3091 0,1545">
          <text:p/>
        </draw:polygon>
        <draw:frame draw:style-name="gr5" draw:text-style-name="P6" draw:layer="layout" svg:width="0.586cm" svg:height="0.293cm" svg:x="10.709cm" svg:y="15.197cm">
          <draw:text-box>
            <text:p text:style-name="P4"><text:span text:style-name="T2">Pass</text:span></text:p>
          </draw:text-box>
        </draw:frame>
        <draw:frame draw:style-name="gr4" draw:text-style-name="P5" draw:layer="layout" svg:width="2.53cm" svg:height="0.323cm" svg:x="9.782cm" svg:y="12.796cm">
          <draw:text-box>
            <text:p text:style-name="P4"><text:span text:style-name="T1">is the activity done?</text:span></text:p>
          </draw:text-box>
        </draw:frame>
        <draw:polyline draw:style-name="gr2" draw:text-style-name="P2" draw:layer="layout" svg:width="0.705cm" svg:height="0.001cm" svg:x="4.158cm" svg:y="13.148cm" svg:viewBox="0 0 706 2" draw:points="706,2 228,2 0,0">
          <text:p/>
        </draw:polyline>
        <draw:polygon draw:style-name="gr3" draw:text-style-name="P3" draw:layer="layout" svg:width="0.167cm" svg:height="0.166cm" svg:x="4.033cm" svg:y="13.065cm" svg:viewBox="0 0 168 167" draw:points="0,82 168,0 126,83 167,167">
          <text:p/>
        </draw:polygon>
        <draw:polygon draw:style-name="gr2" draw:text-style-name="P2" draw:layer="layout" svg:width="0.167cm" svg:height="0.166cm" svg:x="4.033cm" svg:y="13.065cm" svg:viewBox="0 0 168 167" draw:points="0,82 168,0 126,83 167,167">
          <text:p/>
        </draw:polygon>
        <draw:line draw:style-name="gr2" draw:text-style-name="P2" draw:layer="layout" svg:x1="6.289cm" svg:y1="11.841cm" svg:x2="6.289cm" svg:y2="9.703cm">
          <text:p/>
        </draw:line>
        <draw:polygon draw:style-name="gr3" draw:text-style-name="P3" draw:layer="layout" svg:width="0.167cm" svg:height="0.166cm" svg:x="6.206cm" svg:y="9.578cm" svg:viewBox="0 0 168 167" draw:points="84,0 168,167 84,125 0,167">
          <text:p/>
        </draw:polygon>
        <draw:polygon draw:style-name="gr2" draw:text-style-name="P2" draw:layer="layout" svg:width="0.167cm" svg:height="0.166cm" svg:x="6.206cm" svg:y="9.578cm" svg:viewBox="0 0 168 167" draw:points="84,0 168,167 84,125 0,167">
          <text:p/>
        </draw:polygon>
        <draw:polygon draw:style-name="gr1" draw:text-style-name="P1" draw:layer="layout" svg:width="0.357cm" svg:height="0.309cm" svg:x="6.135cm" svg:y="10.747cm" svg:viewBox="0 0 358 310" draw:points="0,0 358,0 358,310 0,310">
          <text:p/>
        </draw:polygon>
        <draw:frame draw:style-name="gr4" draw:text-style-name="P5" draw:layer="layout" svg:width="1.106cm" svg:height="0.323cm" svg:x="10.488cm" svg:y="13.153cm">
          <draw:text-box>
            <text:p text:style-name="P4"><text:span text:style-name="T1">or pass?</text:span></text:p>
          </draw:text-box>
        </draw:frame>
        <draw:polyline draw:style-name="gr2" draw:text-style-name="P2" draw:layer="layout" svg:width="0.705cm" svg:height="0.001cm" svg:x="4.158cm" svg:y="13.148cm" svg:viewBox="0 0 706 2" draw:points="706,2 228,2 0,0">
          <text:p/>
        </draw:polyline>
        <draw:polygon draw:style-name="gr3" draw:text-style-name="P3" draw:layer="layout" svg:width="0.167cm" svg:height="0.166cm" svg:x="4.033cm" svg:y="13.065cm" svg:viewBox="0 0 168 167" draw:points="0,82 168,0 126,83 167,167">
          <text:p/>
        </draw:polygon>
        <draw:polygon draw:style-name="gr2" draw:text-style-name="P2" draw:layer="layout" svg:width="0.167cm" svg:height="0.166cm" svg:x="4.033cm" svg:y="13.065cm" svg:viewBox="0 0 168 167" draw:points="0,82 168,0 126,83 167,167">
          <text:p/>
        </draw:polygon>
        <draw:polygon draw:style-name="gr1" draw:text-style-name="P1" draw:layer="layout" svg:width="0.405cm" svg:height="0.309cm" svg:x="4.303cm" svg:y="13.007cm" svg:viewBox="0 0 406 310" draw:points="0,0 406,0 406,310 0,310">
          <text:p/>
        </draw:polygon>
        <draw:frame draw:style-name="gr5" draw:text-style-name="P6" draw:layer="layout" svg:width="0.338cm" svg:height="0.293cm" svg:x="6.146cm" svg:y="10.748cm">
          <draw:text-box>
            <text:p text:style-name="P4"><text:span text:style-name="T2">No</text:span></text:p>
          </draw:text-box>
        </draw:frame>
        <draw:polygon draw:style-name="gr1" draw:text-style-name="P1" draw:layer="layout" svg:width="2.855cm" svg:height="2.615cm" svg:x="4.862cm" svg:y="11.841cm" svg:viewBox="0 0 2856 2616" draw:points="1427,0 2856,1307 1427,2616 0,1307">
          <text:p/>
        </draw:polygon>
        <draw:polygon draw:style-name="gr2" draw:text-style-name="P2" draw:layer="layout" svg:width="2.855cm" svg:height="2.615cm" svg:x="4.862cm" svg:y="11.841cm" svg:viewBox="0 0 2856 2616" draw:points="1427,0 2856,1307 1427,2616 0,1307">
          <text:p/>
        </draw:polygon>
        <draw:frame draw:style-name="gr5" draw:text-style-name="P6" draw:layer="layout" svg:width="0.454cm" svg:height="0.293cm" svg:x="4.293cm" svg:y="13.008cm">
          <draw:text-box>
            <text:p text:style-name="P4"><text:span text:style-name="T2">Yes</text:span></text:p>
          </draw:text-box>
        </draw:frame>
        <draw:path draw:style-name="gr1" draw:text-style-name="P1" draw:layer="layout" svg:width="1.903cm" svg:height="1.903cm" svg:x="1.627cm" svg:y="7.886cm" svg:viewBox="0 0 1904 1904" svg:d="M1904 953c0 31-1 62-5 93-3 31-7 62-13 92-6 31-14 61-23 91s-19 59-31 88-26 57-40 84c-15 28-31 54-48 80-18 26-36 51-56 75s-41 47-63 70c-22 22-45 42-69 62s-49 39-75 56-52 33-80 48c-27 15-56 28-84 40-29 12-58 22-88 31-31 9-61 17-92 23-30 6-61 11-92 14s-62 4-93 4c-32 0-63-1-94-4s-61-8-92-14-61-14-91-23c-29-9-59-19-88-31-28-12-56-25-84-40-27-15-54-31-80-48s-51-36-75-56-47-40-69-62c-22-23-43-46-63-70s-38-49-56-75c-17-26-33-52-48-80-14-27-28-55-39-84-12-29-23-58-32-88s-17-60-23-91c-6-30-10-61-13-92s-5-62-5-93 2-63 5-94 7-61 13-92c6-30 14-61 23-90 9-31 20-61 32-89 11-29 25-57 39-85 15-27 31-54 48-80 18-26 36-51 56-75s41-47 63-69 45-43 69-63 49-38 75-55c26-18 53-34 80-48 28-15 56-28 84-40 29-12 59-23 88-32 30-9 60-16 91-22 31-7 61-11 92-14s62-5 94-5c31 0 62 2 93 5s62 7 92 14c31 6 61 13 92 22 30 9 59 20 88 32 28 12 57 25 84 40 28 14 54 30 80 48 26 17 51 35 75 55s47 41 69 63 43 45 63 69 38 49 56 75c17 26 33 53 48 80 14 28 28 56 40 85 12 28 22 58 31 89 9 29 17 60 23 90 6 31 10 61 13 92 4 31 5 63 5 94z">
          <text:p/>
        </draw:path>
        <draw:path draw:style-name="gr2" draw:text-style-name="P2" draw:layer="layout" svg:width="1.903cm" svg:height="1.903cm" svg:x="1.627cm" svg:y="7.886cm" svg:viewBox="0 0 1904 1904" svg:d="M1904 953c0 31-1 62-5 93-3 31-7 62-13 92-6 31-14 61-23 91s-19 59-31 88-26 57-40 84c-15 28-31 54-48 80-18 26-36 51-56 75s-41 47-63 70c-22 22-45 42-69 62s-49 39-75 56-52 33-80 48c-27 15-56 28-84 40-29 12-58 22-88 31-31 9-61 17-92 23-30 6-61 11-92 14s-62 4-93 4c-32 0-63-1-94-4s-61-8-92-14-61-14-91-23c-29-9-59-19-88-31-28-12-56-25-84-40-27-15-54-31-80-48s-51-36-75-56-47-40-69-62c-22-23-43-46-63-70s-38-49-56-75c-17-26-33-52-48-80-14-27-28-55-39-84-12-29-23-58-32-88s-17-60-23-91c-6-30-10-61-13-92s-5-62-5-93 2-63 5-94 7-61 13-92c6-30 14-61 23-90 9-31 20-61 32-89 11-29 25-57 39-85 15-27 31-54 48-80 18-26 36-51 56-75s41-47 63-69 45-43 69-63 49-38 75-55c26-18 53-34 80-48 28-15 56-28 84-40 29-12 59-23 88-32 30-9 60-16 91-22 31-7 61-11 92-14s62-5 94-5c31 0 62 2 93 5s62 7 92 14c31 6 61 13 92 22 30 9 59 20 88 32 28 12 57 25 84 40 28 14 54 30 80 48 26 17 51 35 75 55s47 41 69 63 43 45 63 69 38 49 56 75c17 26 33 53 48 80 14 28 28 56 40 85 12 28 22 58 31 89 9 29 17 60 23 90 6 31 10 61 13 92 4 31 5 63 5 94z">
          <text:p/>
        </draw:path>
        <draw:frame draw:style-name="gr4" draw:text-style-name="P5" draw:layer="layout" svg:width="1.378cm" svg:height="0.323cm" svg:x="5.596cm" svg:y="12.963cm">
          <draw:text-box>
            <text:p text:style-name="P4"><text:span text:style-name="T1">Unsubmit?</text:span></text:p>
          </draw:text-box>
        </draw:frame>
        <draw:frame draw:style-name="gr4" draw:text-style-name="P5" draw:layer="layout" svg:width="1.618cm" svg:height="0.323cm" svg:x="1.768cm" svg:y="8.491cm">
          <draw:text-box>
            <text:p text:style-name="P4"><text:span text:style-name="T1">Activity View</text:span></text:p>
          </draw:text-box>
        </draw:frame>
        <draw:line draw:style-name="gr2" draw:text-style-name="P2" draw:layer="layout" svg:x1="15.329cm" svg:y1="11.841cm" svg:x2="15.329cm" svg:y2="10.414cm">
          <text:p/>
        </draw:line>
        <draw:polygon draw:style-name="gr3" draw:text-style-name="P3" draw:layer="layout" svg:width="0.167cm" svg:height="0.166cm" svg:x="15.245cm" svg:y="10.289cm" svg:viewBox="0 0 168 167" draw:points="84,0 168,167 84,126 0,167">
          <text:p/>
        </draw:polygon>
        <draw:polygon draw:style-name="gr2" draw:text-style-name="P2" draw:layer="layout" svg:width="0.167cm" svg:height="0.166cm" svg:x="15.245cm" svg:y="10.289cm" svg:viewBox="0 0 168 167" draw:points="84,0 168,167 84,126 0,167">
          <text:p/>
        </draw:polygon>
        <draw:polygon draw:style-name="gr1" draw:text-style-name="P1" draw:layer="layout" svg:width="0.405cm" svg:height="0.309cm" svg:x="15.126cm" svg:y="11.009cm" svg:viewBox="0 0 406 310" draw:points="0,0 406,0 406,310 0,310">
          <text:p/>
        </draw:polygon>
        <draw:frame draw:style-name="gr4" draw:text-style-name="P5" draw:layer="layout" svg:width="0.674cm" svg:height="0.323cm" svg:x="2.234cm" svg:y="8.848cm">
          <draw:text-box>
            <text:p text:style-name="P4"><text:span text:style-name="T1">Page</text:span></text:p>
          </draw:text-box>
        </draw:frame>
        <draw:line draw:style-name="gr2" draw:text-style-name="P2" draw:layer="layout" svg:x1="16.875cm" svg:y1="13.148cm" svg:x2="17.912cm" svg:y2="13.148cm">
          <text:p/>
        </draw:line>
        <draw:polygon draw:style-name="gr3" draw:text-style-name="P3" draw:layer="layout" svg:width="0.166cm" svg:height="0.167cm" svg:x="17.871cm" svg:y="13.065cm" svg:viewBox="0 0 167 168" draw:points="167,83 0,168 41,83 0,0">
          <text:p/>
        </draw:polygon>
        <draw:polygon draw:style-name="gr2" draw:text-style-name="P2" draw:layer="layout" svg:width="0.166cm" svg:height="0.167cm" svg:x="17.871cm" svg:y="13.065cm" svg:viewBox="0 0 167 168" draw:points="167,83 0,168 41,83 0,0">
          <text:p/>
        </draw:polygon>
        <draw:polygon draw:style-name="gr1" draw:text-style-name="P1" draw:layer="layout" svg:width="0.357cm" svg:height="0.309cm" svg:x="17.219cm" svg:y="13.007cm" svg:viewBox="0 0 358 310" draw:points="0,0 358,0 358,310 0,310">
          <text:p/>
        </draw:polygon>
        <draw:frame draw:style-name="gr5" draw:text-style-name="P6" draw:layer="layout" svg:width="0.454cm" svg:height="0.293cm" svg:x="15.116cm" svg:y="11.01cm">
          <draw:text-box>
            <text:p text:style-name="P4"><text:span text:style-name="T2">Yes</text:span></text:p>
          </draw:text-box>
        </draw:frame>
        <draw:polygon draw:style-name="gr1" draw:text-style-name="P1" draw:layer="layout" svg:width="3.093cm" svg:height="2.615cm" svg:x="13.782cm" svg:y="11.841cm" svg:viewBox="0 0 3094 2616" draw:points="1548,0 3094,1307 1548,2616 0,1307">
          <text:p/>
        </draw:polygon>
        <draw:polygon draw:style-name="gr2" draw:text-style-name="P2" draw:layer="layout" svg:width="3.093cm" svg:height="2.615cm" svg:x="13.782cm" svg:y="11.841cm" svg:viewBox="0 0 3094 2616" draw:points="1548,0 3094,1307 1548,2616 0,1307">
          <text:p/>
        </draw:polygon>
        <draw:frame draw:style-name="gr5" draw:text-style-name="P6" draw:layer="layout" svg:width="0.338cm" svg:height="0.293cm" svg:x="17.231cm" svg:y="13.008cm">
          <draw:text-box>
            <text:p text:style-name="P4"><text:span text:style-name="T2">No</text:span></text:p>
          </draw:text-box>
        </draw:frame>
        <draw:line draw:style-name="gr2" draw:text-style-name="P2" draw:layer="layout" svg:x1="16.518cm" svg:y1="9.549cm" svg:x2="18.15cm" svg:y2="9.549cm">
          <text:p/>
        </draw:line>
        <draw:polygon draw:style-name="gr3" draw:text-style-name="P3" draw:layer="layout" svg:width="0.166cm" svg:height="0.166cm" svg:x="18.109cm" svg:y="9.466cm" svg:viewBox="0 0 167 167" draw:points="167,84 0,167 41,84 0,0">
          <text:p/>
        </draw:polygon>
        <draw:polygon draw:style-name="gr2" draw:text-style-name="P2" draw:layer="layout" svg:width="0.166cm" svg:height="0.166cm" svg:x="18.109cm" svg:y="9.466cm" svg:viewBox="0 0 167 167" draw:points="167,84 0,167 41,84 0,0">
          <text:p/>
        </draw:polygon>
        <draw:polygon draw:style-name="gr1" draw:text-style-name="P1" draw:layer="layout" svg:width="2.855cm" svg:height="1.428cm" svg:x="13.901cm" svg:y="8.835cm" svg:viewBox="0 0 2856 1429" draw:points="0,1429 476,0 2856,0 2380,1429">
          <text:p/>
        </draw:polygon>
        <draw:polygon draw:style-name="gr2" draw:text-style-name="P2" draw:layer="layout" svg:width="2.855cm" svg:height="1.428cm" svg:x="13.901cm" svg:y="8.835cm" svg:viewBox="0 0 2856 1429" draw:points="0,1429 476,0 2856,0 2380,1429">
          <text:p/>
        </draw:polygon>
        <draw:frame draw:style-name="gr4" draw:text-style-name="P5" draw:layer="layout" svg:width="1.058cm" svg:height="0.323cm" svg:x="14.793cm" svg:y="12.963cm">
          <draw:text-box>
            <text:p text:style-name="P4"><text:span text:style-name="T1">Submit?</text:span></text:p>
          </draw:text-box>
        </draw:frame>
        <draw:frame draw:style-name="gr4" draw:text-style-name="P5" draw:layer="layout" svg:width="1.858cm" svg:height="0.323cm" svg:x="14.396cm" svg:y="9.205cm">
          <draw:text-box>
            <text:p text:style-name="P4"><text:span text:style-name="T1">Submitted the </text:span></text:p>
          </draw:text-box>
        </draw:frame>
        <draw:path draw:style-name="gr1" draw:text-style-name="P1" draw:layer="layout" svg:width="1.903cm" svg:height="1.903cm" svg:x="18.302cm" svg:y="8.597cm" svg:viewBox="0 0 1904 1904" svg:d="M1904 952c0 31-2 62-5 93s-7 62-14 93c-6 30-13 60-22 90s-20 59-32 88-25 57-40 84c-14 28-30 55-48 81-17 25-36 50-55 75-21 24-42 47-64 69s-45 43-69 62c-24 20-49 39-75 56s-53 33-80 48c-28 15-56 28-85 40-28 12-58 22-88 31-29 11-60 18-90 24-31 6-61 11-93 14-31 3-62 4-93 4s-62-1-93-4-62-8-92-14c-31-6-61-13-91-24-30-9-59-19-88-31s-57-25-84-40c-28-15-54-31-80-48s-51-36-75-56c-24-19-48-40-70-62s-42-45-62-69c-20-25-39-50-56-75-17-26-33-53-48-81-15-27-28-55-40-84s-22-58-31-88-17-60-23-90c-6-31-11-62-14-93s-4-62-4-93 1-62 4-93 8-62 14-93c6-30 14-60 23-90s19-59 31-88 25-57 40-85c15-27 31-54 48-80s36-51 56-75 40-47 62-69 46-43 70-63c24-19 49-38 75-55s52-33 80-48c27-15 55-28 84-40s58-23 88-32 60-16 91-22c30-6 61-11 92-14s62-5 93-5 62 2 93 5c32 3 62 8 93 14 30 6 61 13 90 22 30 9 60 20 88 32 29 12 57 25 85 40 27 15 54 31 80 48s51 36 75 55c24 20 47 41 69 63s43 45 64 69c19 24 38 49 55 75 18 26 34 53 48 80 15 28 28 56 40 85s23 58 32 88 16 60 22 90c7 31 11 62 14 93s5 62 5 93z">
          <text:p/>
        </draw:path>
        <draw:path draw:style-name="gr2" draw:text-style-name="P2" draw:layer="layout" svg:width="1.903cm" svg:height="1.903cm" svg:x="18.302cm" svg:y="8.597cm" svg:viewBox="0 0 1904 1904" svg:d="M1904 952c0 31-2 62-5 93s-7 62-14 93c-6 30-13 60-22 90s-20 59-32 88-25 57-40 84c-14 28-30 55-48 81-17 25-36 50-55 75-21 24-42 47-64 69s-45 43-69 62c-24 20-49 39-75 56s-53 33-80 48c-28 15-56 28-85 40-28 12-58 22-88 31-29 11-60 18-90 24-31 6-61 11-93 14-31 3-62 4-93 4s-62-1-93-4-62-8-92-14c-31-6-61-13-91-24-30-9-59-19-88-31s-57-25-84-40c-28-15-54-31-80-48s-51-36-75-56c-24-19-48-40-70-62s-42-45-62-69c-20-25-39-50-56-75-17-26-33-53-48-81-15-27-28-55-40-84s-22-58-31-88-17-60-23-90c-6-31-11-62-14-93s-4-62-4-93 1-62 4-93 8-62 14-93c6-30 14-60 23-90s19-59 31-88 25-57 40-85c15-27 31-54 48-80s36-51 56-75 40-47 62-69 46-43 70-63c24-19 49-38 75-55s52-33 80-48c27-15 55-28 84-40s58-23 88-32 60-16 91-22c30-6 61-11 92-14s62-5 93-5 62 2 93 5c32 3 62 8 93 14 30 6 61 13 90 22 30 9 60 20 88 32 29 12 57 25 85 40 27 15 54 31 80 48s51 36 75 55c24 20 47 41 69 63s43 45 64 69c19 24 38 49 55 75 18 26 34 53 48 80 15 28 28 56 40 85s23 58 32 88 16 60 22 90c7 31 11 62 14 93s5 62 5 93z">
          <text:p/>
        </draw:path>
        <draw:frame draw:style-name="gr4" draw:text-style-name="P5" draw:layer="layout" svg:width="0.882cm" svg:height="0.323cm" svg:x="14.88cm" svg:y="9.561cm">
          <draw:text-box>
            <text:p text:style-name="P4"><text:span text:style-name="T1">activity</text:span></text:p>
          </draw:text-box>
        </draw:frame>
        <draw:frame draw:style-name="gr4" draw:text-style-name="P5" draw:layer="layout" svg:width="1.618cm" svg:height="0.323cm" svg:x="18.443cm" svg:y="9.205cm">
          <draw:text-box>
            <text:p text:style-name="P4"><text:span text:style-name="T1">Activity View</text:span></text:p>
          </draw:text-box>
        </draw:frame>
        <draw:polyline draw:style-name="gr2" draw:text-style-name="P2" draw:layer="layout" svg:width="0.01cm" svg:height="2.399cm" svg:x="2.58cm" svg:y="9.94cm" svg:viewBox="0 0 11 2400" draw:points="11,2400 11,1124 0,0">
          <text:p/>
        </draw:polyline>
        <draw:polygon draw:style-name="gr3" draw:text-style-name="P3" draw:layer="layout" svg:width="0.167cm" svg:height="0.167cm" svg:x="2.497cm" svg:y="9.816cm" svg:viewBox="0 0 168 168" draw:points="83,0 168,166 84,125 0,168">
          <text:p/>
        </draw:polygon>
        <draw:polygon draw:style-name="gr2" draw:text-style-name="P2" draw:layer="layout" svg:width="0.167cm" svg:height="0.167cm" svg:x="2.497cm" svg:y="9.816cm" svg:viewBox="0 0 168 168" draw:points="83,0 168,166 84,125 0,168">
          <text:p/>
        </draw:polygon>
        <draw:polygon draw:style-name="gr1" draw:text-style-name="P1" draw:layer="layout" svg:width="3.307cm" svg:height="1.618cm" svg:x="0.937cm" svg:y="12.339cm" svg:viewBox="0 0 3308 1619" draw:points="0,1619 476,0 3308,0 2832,1619">
          <text:p/>
        </draw:polygon>
        <draw:polygon draw:style-name="gr2" draw:text-style-name="P2" draw:layer="layout" svg:width="3.307cm" svg:height="1.618cm" svg:x="0.937cm" svg:y="12.339cm" svg:viewBox="0 0 3308 1619" draw:points="0,1619 476,0 3308,0 2832,1619">
          <text:p/>
        </draw:polygon>
        <draw:frame draw:style-name="gr4" draw:text-style-name="P5" draw:layer="layout" svg:width="0.674cm" svg:height="0.323cm" svg:x="18.908cm" svg:y="9.561cm">
          <draw:text-box>
            <text:p text:style-name="P4"><text:span text:style-name="T1">Page</text:span></text:p>
          </draw:text-box>
        </draw:frame>
        <draw:frame draw:style-name="gr4" draw:text-style-name="P5" draw:layer="layout" svg:width="2.643cm" svg:height="0.323cm" svg:x="1.283cm" svg:y="12.63cm">
          <draw:text-box>
            <text:p text:style-name="P4"><text:span text:style-name="T1">You unsubmitted the</text:span></text:p>
          </draw:text-box>
        </draw:frame>
        <draw:frame draw:style-name="gr4" draw:text-style-name="P5" draw:layer="layout" svg:width="1.042cm" svg:height="0.323cm" svg:x="2.074cm" svg:y="12.963cm">
          <draw:text-box>
            <text:p text:style-name="P4"><text:span text:style-name="T1">activity, </text:span></text:p>
          </draw:text-box>
        </draw:frame>
        <draw:line draw:style-name="gr2" draw:text-style-name="P2" draw:layer="layout" svg:x1="5.1cm" svg:y1="8.838cm" svg:x2="3.682cm" svg:y2="8.838cm">
          <text:p/>
        </draw:line>
        <draw:polygon draw:style-name="gr3" draw:text-style-name="P3" draw:layer="layout" svg:width="0.166cm" svg:height="0.167cm" svg:x="3.557cm" svg:y="8.754cm" svg:viewBox="0 0 167 168" draw:points="0,84 167,0 126,84 167,168">
          <text:p/>
        </draw:polygon>
        <draw:polygon draw:style-name="gr2" draw:text-style-name="P2" draw:layer="layout" svg:width="0.166cm" svg:height="0.167cm" svg:x="3.557cm" svg:y="8.754cm" svg:viewBox="0 0 167 168" draw:points="0,84 167,0 126,84 167,168">
          <text:p/>
        </draw:polygon>
        <draw:polygon draw:style-name="gr1" draw:text-style-name="P1" draw:layer="layout" svg:width="2.855cm" svg:height="1.427cm" svg:x="4.862cm" svg:y="8.124cm" svg:viewBox="0 0 2856 1428" draw:points="0,1428 476,0 2856,0 2380,1428">
          <text:p/>
        </draw:polygon>
        <draw:polygon draw:style-name="gr2" draw:text-style-name="P2" draw:layer="layout" svg:width="2.855cm" svg:height="1.427cm" svg:x="4.862cm" svg:y="8.124cm" svg:viewBox="0 0 2856 1428" draw:points="0,1428 476,0 2856,0 2380,1428">
          <text:p/>
        </draw:polygon>
        <draw:frame draw:style-name="gr4" draw:text-style-name="P5" draw:layer="layout" svg:width="2.946cm" svg:height="0.323cm" svg:x="1.119cm" svg:y="13.32cm">
          <draw:text-box>
            <text:p text:style-name="P4"><text:span text:style-name="T1">you can submit it again</text:span></text:p>
          </draw:text-box>
        </draw:frame>
        <draw:frame draw:style-name="gr4" draw:text-style-name="P5" draw:layer="layout" svg:width="1.538cm" svg:height="0.323cm" svg:x="5.529cm" svg:y="8.491cm">
          <draw:text-box>
            <text:p text:style-name="P4"><text:span text:style-name="T1">You did not </text:span></text:p>
          </draw:text-box>
        </draw:frame>
        <draw:line draw:style-name="gr2" draw:text-style-name="P2" draw:layer="layout" svg:x1="19.253cm" svg:y1="12.435cm" svg:x2="19.253cm" svg:y2="10.652cm">
          <text:p/>
        </draw:line>
        <draw:polygon draw:style-name="gr3" draw:text-style-name="P3" draw:layer="layout" svg:width="0.166cm" svg:height="0.166cm" svg:x="19.17cm" svg:y="10.527cm" svg:viewBox="0 0 167 167" draw:points="84,0 167,167 84,126 0,167">
          <text:p/>
        </draw:polygon>
        <draw:polygon draw:style-name="gr2" draw:text-style-name="P2" draw:layer="layout" svg:width="0.166cm" svg:height="0.166cm" svg:x="19.17cm" svg:y="10.527cm" svg:viewBox="0 0 167 167" draw:points="84,0 167,167 84,126 0,167">
          <text:p/>
        </draw:polygon>
        <draw:polygon draw:style-name="gr1" draw:text-style-name="P1" draw:layer="layout" svg:width="2.854cm" svg:height="1.427cm" svg:x="17.826cm" svg:y="12.435cm" svg:viewBox="0 0 2855 1428" draw:points="0,1428 476,0 2855,0 2380,1428">
          <text:p/>
        </draw:polygon>
        <draw:polygon draw:style-name="gr2" draw:text-style-name="P2" draw:layer="layout" svg:width="2.854cm" svg:height="1.427cm" svg:x="17.826cm" svg:y="12.435cm" svg:viewBox="0 0 2855 1428" draw:points="0,1428 476,0 2855,0 2380,1428">
          <text:p/>
        </draw:polygon>
        <draw:frame draw:style-name="gr4" draw:text-style-name="P5" draw:layer="layout" svg:width="1.17cm" svg:height="0.323cm" svg:x="5.699cm" svg:y="8.848cm">
          <draw:text-box>
            <text:p text:style-name="P4"><text:span text:style-name="T1">unsubmit</text:span></text:p>
          </draw:text-box>
        </draw:frame>
        <draw:line draw:style-name="gr2" draw:text-style-name="P2" draw:layer="layout" svg:x1="12.652cm" svg:y1="17.383cm" svg:x2="14cm" svg:y2="17.383cm">
          <text:p/>
        </draw:line>
        <draw:polygon draw:style-name="gr3" draw:text-style-name="P3" draw:layer="layout" svg:width="0.167cm" svg:height="0.166cm" svg:x="13.958cm" svg:y="17.3cm" svg:viewBox="0 0 168 167" draw:points="168,84 0,167 42,84 0,0">
          <text:p/>
        </draw:polygon>
        <draw:polygon draw:style-name="gr2" draw:text-style-name="P2" draw:layer="layout" svg:width="0.167cm" svg:height="0.166cm" svg:x="13.958cm" svg:y="17.3cm" svg:viewBox="0 0 168 167" draw:points="168,84 0,167 42,84 0,0">
          <text:p/>
        </draw:polygon>
        <draw:polygon draw:style-name="gr1" draw:text-style-name="P1" draw:layer="layout" svg:width="0.356cm" svg:height="0.309cm" svg:x="13.081cm" svg:y="17.241cm" svg:viewBox="0 0 357 310" draw:points="0,0 357,0 357,310 0,310">
          <text:p/>
        </draw:polygon>
        <draw:frame draw:style-name="gr4" draw:text-style-name="P5" draw:layer="layout" svg:width="2.386cm" svg:height="0.323cm" svg:x="18.073cm" svg:y="12.963cm">
          <draw:text-box>
            <text:p text:style-name="P4"><text:span text:style-name="T1">You did not submit</text:span></text:p>
          </draw:text-box>
        </draw:frame>
        <draw:line draw:style-name="gr2" draw:text-style-name="P2" draw:layer="layout" svg:x1="11.047cm" svg:y1="18.81cm" svg:x2="11.047cm" svg:y2="20.116cm">
          <text:p/>
        </draw:line>
        <draw:polygon draw:style-name="gr3" draw:text-style-name="P3" draw:layer="layout" svg:width="0.167cm" svg:height="0.166cm" svg:x="10.963cm" svg:y="20.074cm" svg:viewBox="0 0 168 167" draw:points="85,167 0,0 85,42 168,0">
          <text:p/>
        </draw:polygon>
        <draw:polygon draw:style-name="gr2" draw:text-style-name="P2" draw:layer="layout" svg:width="0.167cm" svg:height="0.166cm" svg:x="10.963cm" svg:y="20.074cm" svg:viewBox="0 0 168 167" draw:points="85,167 0,0 85,42 168,0">
          <text:p/>
        </draw:polygon>
        <draw:polygon draw:style-name="gr1" draw:text-style-name="P1" draw:layer="layout" svg:width="3.211cm" svg:height="2.854cm" svg:x="9.441cm" svg:y="15.956cm" svg:viewBox="0 0 3212 2855" draw:points="1606,0 3212,1427 1606,2855 0,1427">
          <text:p/>
        </draw:polygon>
        <draw:polygon draw:style-name="gr2" draw:text-style-name="P2" draw:layer="layout" svg:width="3.211cm" svg:height="2.854cm" svg:x="9.441cm" svg:y="15.956cm" svg:viewBox="0 0 3212 2855" draw:points="1606,0 3212,1427 1606,2855 0,1427">
          <text:p/>
        </draw:polygon>
        <draw:frame draw:style-name="gr5" draw:text-style-name="P6" draw:layer="layout" svg:width="0.338cm" svg:height="0.293cm" svg:x="13.092cm" svg:y="17.242cm">
          <draw:text-box>
            <text:p text:style-name="P4"><text:span text:style-name="T2">No</text:span></text:p>
          </draw:text-box>
        </draw:frame>
        <draw:path draw:style-name="gr1" draw:text-style-name="P1" draw:layer="layout" svg:width="1.903cm" svg:height="1.903cm" svg:x="14.151cm" svg:y="16.432cm" svg:viewBox="0 0 1904 1904" svg:d="M1904 951c0 31-1 62-4 93-4 31-8 62-14 93-6 30-14 61-23 90-9 30-19 60-31 88-12 29-26 57-40 85-15 27-31 54-48 80-18 26-36 51-56 75s-41 47-63 69c-22 23-45 44-69 64-24 19-49 38-75 55-26 18-52 34-80 48-27 15-55 28-84 40s-58 23-88 32-60 16-91 22c-30 6-61 11-92 14s-62 5-93 5c-32 0-63-2-94-5s-61-8-92-14-61-13-91-22c-29-9-59-20-87-32-29-12-57-25-85-40-27-14-54-30-80-48-26-17-51-36-75-55-24-20-47-41-69-64-22-22-43-45-63-69s-38-49-55-75c-18-26-34-53-49-80-15-28-28-56-40-85-12-28-23-58-32-88-9-29-16-60-23-90-6-31-10-62-13-93s-5-62-5-93 2-62 5-93 7-62 13-92c7-31 14-61 23-91s20-59 32-88 25-57 40-84c15-28 31-54 49-80 17-26 35-51 55-75s41-48 63-70 45-43 69-62c24-20 49-39 75-56s53-33 80-48c28-15 56-28 85-40 28-12 58-22 87-31 30-9 60-17 91-23s61-11 92-14 62-4 94-4c31 0 62 1 93 4s62 8 92 14c31 6 61 14 91 23s59 19 88 31 57 25 84 40c28 15 54 31 80 48s51 36 75 56c24 19 47 40 69 62s43 46 63 70 38 49 56 75c17 26 33 52 48 80 14 27 28 55 40 84s22 58 31 88 17 60 23 91c6 30 10 61 14 92 3 31 4 62 4 93z">
          <text:p/>
        </draw:path>
        <draw:path draw:style-name="gr2" draw:text-style-name="P2" draw:layer="layout" svg:width="1.903cm" svg:height="1.903cm" svg:x="14.151cm" svg:y="16.432cm" svg:viewBox="0 0 1904 1904" svg:d="M1904 951c0 31-1 62-4 93-4 31-8 62-14 93-6 30-14 61-23 90-9 30-19 60-31 88-12 29-26 57-40 85-15 27-31 54-48 80-18 26-36 51-56 75s-41 47-63 69c-22 23-45 44-69 64-24 19-49 38-75 55-26 18-52 34-80 48-27 15-55 28-84 40s-58 23-88 32-60 16-91 22c-30 6-61 11-92 14s-62 5-93 5c-32 0-63-2-94-5s-61-8-92-14-61-13-91-22c-29-9-59-20-87-32-29-12-57-25-85-40-27-14-54-30-80-48-26-17-51-36-75-55-24-20-47-41-69-64-22-22-43-45-63-69s-38-49-55-75c-18-26-34-53-49-80-15-28-28-56-40-85-12-28-23-58-32-88-9-29-16-60-23-90-6-31-10-62-13-93s-5-62-5-93 2-62 5-93 7-62 13-92c7-31 14-61 23-91s20-59 32-88 25-57 40-84c15-28 31-54 49-80 17-26 35-51 55-75s41-48 63-70 45-43 69-62c24-20 49-39 75-56s53-33 80-48c28-15 56-28 85-40 28-12 58-22 87-31 30-9 60-17 91-23s61-11 92-14 62-4 94-4c31 0 62 1 93 4s62 8 92 14c31 6 61 14 91 23s59 19 88 31 57 25 84 40c28 15 54 31 80 48s51 36 75 56c24 19 47 40 69 62s43 46 63 70 38 49 56 75c17 26 33 52 48 80 14 27 28 55 40 84s22 58 31 88 17 60 23 91c6 30 10 61 14 92 3 31 4 62 4 93z">
          <text:p/>
        </draw:path>
        <draw:frame draw:style-name="gr4" draw:text-style-name="P5" draw:layer="layout" svg:width="2.274cm" svg:height="0.323cm" svg:x="9.897cm" svg:y="17.197cm">
          <draw:text-box>
            <text:p text:style-name="P4"><text:span text:style-name="T1">Go to comments?</text:span></text:p>
          </draw:text-box>
        </draw:frame>
        <draw:frame draw:style-name="gr4" draw:text-style-name="P5" draw:layer="layout" svg:width="1.618cm" svg:height="0.323cm" svg:x="14.304cm" svg:y="17.03cm">
          <draw:text-box>
            <text:p text:style-name="P4"><text:span text:style-name="T1">Activity View</text:span></text:p>
          </draw:text-box>
        </draw:frame>
        <draw:path draw:style-name="gr1" draw:text-style-name="P1" draw:layer="layout" svg:width="1.903cm" svg:height="1.903cm" svg:x="10.095cm" svg:y="20.267cm" svg:viewBox="0 0 1904 1904" svg:d="M1904 952c0 31-1 62-4 93s-8 62-14 92c-6 31-14 61-23 91s-19 59-31 88-25 57-40 84c-15 28-31 54-48 80s-36 51-56 75-40 47-62 70c-22 22-46 43-70 63s-49 38-75 56c-26 17-52 33-80 48-27 14-55 28-84 40s-58 22-88 31-60 17-91 23c-30 6-61 10-92 13-31 4-62 5-93 5s-62-1-94-5c-31-3-61-7-92-13-30-6-61-14-90-23-30-9-60-19-88-31-29-12-57-26-85-40-27-15-54-31-80-48-26-18-51-36-76-56-24-20-47-41-69-63-22-23-43-46-63-70s-38-49-55-75c-18-26-34-52-48-80-15-27-28-55-40-84s-23-58-32-88-16-60-22-91c-7-30-11-61-14-92s-5-62-5-93c0-32 2-63 5-94s7-61 14-92c6-31 13-61 22-91 9-29 20-59 32-88 12-28 25-56 40-84 14-27 30-54 48-80 17-26 35-51 55-75s41-47 63-69 45-43 69-63c25-20 50-38 76-56 26-17 53-33 80-48 28-14 56-28 85-39 28-12 58-23 88-32 29-9 60-17 90-23 31-6 61-10 92-13 32-3 63-5 94-5s62 2 93 5 62 7 92 13c31 6 61 14 91 23s59 20 88 32c29 11 57 25 84 39 28 15 54 31 80 48 26 18 51 36 75 56s48 41 70 63 42 45 62 69 39 49 56 75 33 53 48 80c15 28 28 56 40 84 12 29 22 59 31 88 9 30 17 60 23 91s11 61 14 92 4 62 4 94z">
          <text:p/>
        </draw:path>
        <draw:path draw:style-name="gr2" draw:text-style-name="P2" draw:layer="layout" svg:width="1.903cm" svg:height="1.903cm" svg:x="10.095cm" svg:y="20.267cm" svg:viewBox="0 0 1904 1904" svg:d="M1904 952c0 31-1 62-4 93s-8 62-14 92c-6 31-14 61-23 91s-19 59-31 88-25 57-40 84c-15 28-31 54-48 80s-36 51-56 75-40 47-62 70c-22 22-46 43-70 63s-49 38-75 56c-26 17-52 33-80 48-27 14-55 28-84 40s-58 22-88 31-60 17-91 23c-30 6-61 10-92 13-31 4-62 5-93 5s-62-1-94-5c-31-3-61-7-92-13-30-6-61-14-90-23-30-9-60-19-88-31-29-12-57-26-85-40-27-15-54-31-80-48-26-18-51-36-76-56-24-20-47-41-69-63-22-23-43-46-63-70s-38-49-55-75c-18-26-34-52-48-80-15-27-28-55-40-84s-23-58-32-88-16-60-22-91c-7-30-11-61-14-92s-5-62-5-93c0-32 2-63 5-94s7-61 14-92c6-31 13-61 22-91 9-29 20-59 32-88 12-28 25-56 40-84 14-27 30-54 48-80 17-26 35-51 55-75s41-47 63-69 45-43 69-63c25-20 50-38 76-56 26-17 53-33 80-48 28-14 56-28 85-39 28-12 58-23 88-32 29-9 60-17 90-23 31-6 61-10 92-13 32-3 63-5 94-5s62 2 93 5 62 7 92 13c31 6 61 14 91 23s59 20 88 32c29 11 57 25 84 39 28 15 54 31 80 48 26 18 51 36 75 56s48 41 70 63 42 45 62 69 39 49 56 75 33 53 48 80c15 28 28 56 40 84 12 29 22 59 31 88 9 30 17 60 23 91s11 61 14 92 4 62 4 94z">
          <text:p/>
        </draw:path>
        <draw:frame draw:style-name="gr4" draw:text-style-name="P5" draw:layer="layout" svg:width="0.674cm" svg:height="0.323cm" svg:x="14.77cm" svg:y="17.387cm">
          <draw:text-box>
            <text:p text:style-name="P4"><text:span text:style-name="T1">Page</text:span></text:p>
          </draw:text-box>
        </draw:frame>
        <draw:frame draw:style-name="gr4" draw:text-style-name="P5" draw:layer="layout" svg:width="1.394cm" svg:height="0.323cm" svg:x="10.345cm" svg:y="21.05cm">
          <draw:text-box>
            <text:p text:style-name="P4"><text:span text:style-name="T1">Comments</text:span></text:p>
          </draw:text-box>
        </draw:frame>
      </draw:page>
      <draw:page draw:name="page20" draw:style-name="dp1" draw:master-page-name="master-page3">
        <draw:polygon draw:style-name="gr1" draw:text-style-name="P1" draw:layer="layout" svg:width="21.589cm" svg:height="27.939cm" svg:x="0cm" svg:y="0cm" svg:viewBox="0 0 21590 27940" draw:points="0,0 21590,0 21590,27940 0,27940">
          <text:p/>
        </draw:polygon>
        <draw:line draw:style-name="gr2" draw:text-style-name="P2" draw:layer="layout" svg:x1="11.082cm" svg:y1="14.659cm" svg:x2="11.082cm" svg:y2="15.816cm">
          <text:p/>
        </draw:line>
        <draw:polygon draw:style-name="gr3" draw:text-style-name="P3" draw:layer="layout" svg:width="0.166cm" svg:height="0.166cm" svg:x="10.999cm" svg:y="15.775cm" svg:viewBox="0 0 167 167" draw:points="84,167 0,0 84,41 167,0">
          <text:p/>
        </draw:polygon>
        <draw:polygon draw:style-name="gr2" draw:text-style-name="P2" draw:layer="layout" svg:width="0.166cm" svg:height="0.166cm" svg:x="10.999cm" svg:y="15.775cm" svg:viewBox="0 0 167 167" draw:points="84,167 0,0 84,41 167,0">
          <text:p/>
        </draw:polygon>
        <draw:polygon draw:style-name="gr1" draw:text-style-name="P1" draw:layer="layout" svg:width="2.854cm" svg:height="1.427cm" svg:x="9.655cm" svg:y="13.232cm" svg:viewBox="0 0 2855 1428" draw:points="0,1428 477,0 2855,0 2380,1428">
          <text:p/>
        </draw:polygon>
        <draw:polygon draw:style-name="gr2" draw:text-style-name="P2" draw:layer="layout" svg:width="2.854cm" svg:height="1.427cm" svg:x="9.655cm" svg:y="13.232cm" svg:viewBox="0 0 2855 1428" draw:points="0,1428 477,0 2855,0 2380,1428">
          <text:p/>
        </draw:polygon>
        <draw:frame draw:style-name="gr4" draw:text-style-name="P5" draw:layer="layout" svg:width="2.354cm" svg:height="0.323cm" svg:x="9.893cm" svg:y="13.605cm">
          <draw:text-box>
            <text:p text:style-name="P4"><text:span text:style-name="T1">Display comments</text:span></text:p>
          </draw:text-box>
        </draw:frame>
        <draw:polyline draw:style-name="gr2" draw:text-style-name="P2" draw:layer="layout" svg:width="1.326cm" svg:height="0.011cm" svg:x="12.424cm" svg:y="17.129cm" svg:viewBox="0 0 1327 12" draw:points="0,0 741,0 1327,12">
          <text:p/>
        </draw:polyline>
        <draw:polygon draw:style-name="gr3" draw:text-style-name="P3" draw:layer="layout" svg:width="0.168cm" svg:height="0.167cm" svg:x="13.707cm" svg:y="17.056cm" svg:viewBox="0 0 169 168" draw:points="169,87 0,168 43,84 3,0">
          <text:p/>
        </draw:polygon>
        <draw:polygon draw:style-name="gr2" draw:text-style-name="P2" draw:layer="layout" svg:width="0.168cm" svg:height="0.167cm" svg:x="13.707cm" svg:y="17.056cm" svg:viewBox="0 0 169 168" draw:points="169,87 0,168 43,84 3,0">
          <text:p/>
        </draw:polygon>
        <draw:polygon draw:style-name="gr1" draw:text-style-name="P1" draw:layer="layout" svg:width="0.357cm" svg:height="0.309cm" svg:x="12.89cm" svg:y="16.979cm" svg:viewBox="0 0 358 310" draw:points="0,0 358,0 358,310 0,310">
          <text:p/>
        </draw:polygon>
        <draw:frame draw:style-name="gr4" draw:text-style-name="P5" draw:layer="layout" svg:width="1.41cm" svg:height="0.323cm" svg:x="10.361cm" svg:y="13.962cm">
          <draw:text-box>
            <text:p text:style-name="P4"><text:span text:style-name="T1">and replies</text:span></text:p>
          </draw:text-box>
        </draw:frame>
        <draw:polyline draw:style-name="gr2" draw:text-style-name="P2" draw:layer="layout" svg:width="1.647cm" svg:height="0.003cm" svg:x="8.093cm" svg:y="17.127cm" svg:viewBox="0 0 1648 4" draw:points="1648,4 749,4 0,0">
          <text:p/>
        </draw:polyline>
        <draw:polygon draw:style-name="gr3" draw:text-style-name="P3" draw:layer="layout" svg:width="0.167cm" svg:height="0.166cm" svg:x="7.968cm" svg:y="17.044cm" svg:viewBox="0 0 168 167" draw:points="0,83 168,0 126,83 167,167">
          <text:p/>
        </draw:polygon>
        <draw:polygon draw:style-name="gr2" draw:text-style-name="P2" draw:layer="layout" svg:width="0.167cm" svg:height="0.166cm" svg:x="7.968cm" svg:y="17.044cm" svg:viewBox="0 0 168 167" draw:points="0,83 168,0 126,83 167,167">
          <text:p/>
        </draw:polygon>
        <draw:polygon draw:style-name="gr1" draw:text-style-name="P1" draw:layer="layout" svg:width="0.404cm" svg:height="0.309cm" svg:x="8.799cm" svg:y="16.979cm" svg:viewBox="0 0 405 310" draw:points="0,0 405,0 405,310 0,310">
          <text:p/>
        </draw:polygon>
        <draw:frame draw:style-name="gr5" draw:text-style-name="P6" draw:layer="layout" svg:width="0.338cm" svg:height="0.293cm" svg:x="12.902cm" svg:y="16.981cm">
          <draw:text-box>
            <text:p text:style-name="P4"><text:span text:style-name="T2">No</text:span></text:p>
          </draw:text-box>
        </draw:frame>
        <draw:polygon draw:style-name="gr1" draw:text-style-name="P1" draw:layer="layout" svg:width="2.688cm" svg:height="2.319cm" svg:x="9.738cm" svg:y="15.968cm" svg:viewBox="0 0 2689 2320" draw:points="1344,0 2689,1159 1344,2320 0,1159">
          <text:p/>
        </draw:polygon>
        <draw:polygon draw:style-name="gr2" draw:text-style-name="P2" draw:layer="layout" svg:width="2.688cm" svg:height="2.319cm" svg:x="9.738cm" svg:y="15.968cm" svg:viewBox="0 0 2689 2320" draw:points="1344,0 2689,1159 1344,2320 0,1159">
          <text:p/>
        </draw:polygon>
        <draw:frame draw:style-name="gr5" draw:text-style-name="P6" draw:layer="layout" svg:width="0.454cm" svg:height="0.293cm" svg:x="8.788cm" svg:y="16.981cm">
          <draw:text-box>
            <text:p text:style-name="P4"><text:span text:style-name="T2">Yes</text:span></text:p>
          </draw:text-box>
        </draw:frame>
        <draw:polyline draw:style-name="gr2" draw:text-style-name="P2" draw:layer="layout" svg:width="0.005cm" svg:height="1.189cm" svg:x="15.116cm" svg:y="14.811cm" svg:viewBox="0 0 6 1190" draw:points="6,1190 6,521 0,0">
          <text:p/>
        </draw:polyline>
        <draw:polygon draw:style-name="gr3" draw:text-style-name="P3" draw:layer="layout" svg:width="0.167cm" svg:height="0.167cm" svg:x="15.033cm" svg:y="14.686cm" svg:viewBox="0 0 168 168" draw:points="82,0 168,167 83,126 0,168">
          <text:p/>
        </draw:polygon>
        <draw:polygon draw:style-name="gr2" draw:text-style-name="P2" draw:layer="layout" svg:width="0.167cm" svg:height="0.167cm" svg:x="15.033cm" svg:y="14.686cm" svg:viewBox="0 0 168 168" draw:points="82,0 168,167 83,126 0,168">
          <text:p/>
        </draw:polygon>
        <draw:line draw:style-name="gr2" draw:text-style-name="P2" draw:layer="layout" svg:x1="16.339cm" svg:y1="17.142cm" svg:x2="17.543cm" svg:y2="17.142cm">
          <text:p/>
        </draw:line>
        <draw:polygon draw:style-name="gr3" draw:text-style-name="P3" draw:layer="layout" svg:width="0.166cm" svg:height="0.167cm" svg:x="17.502cm" svg:y="17.059cm" svg:viewBox="0 0 167 168" draw:points="167,83 0,168 42,83 0,0">
          <text:p/>
        </draw:polygon>
        <draw:polygon draw:style-name="gr2" draw:text-style-name="P2" draw:layer="layout" svg:width="0.166cm" svg:height="0.167cm" svg:x="17.502cm" svg:y="17.059cm" svg:viewBox="0 0 167 168" draw:points="167,83 0,168 42,83 0,0">
          <text:p/>
        </draw:polygon>
        <draw:polyline draw:style-name="gr2" draw:text-style-name="P2" draw:layer="layout" svg:width="0.001cm" svg:height="1.574cm" svg:x="15.12cm" svg:y="18.286cm" svg:viewBox="0 0 2 1575" draw:points="2,0 2,865 0,1575">
          <text:p/>
        </draw:polyline>
        <draw:polygon draw:style-name="gr3" draw:text-style-name="P3" draw:layer="layout" svg:width="0.167cm" svg:height="0.166cm" svg:x="15.036cm" svg:y="19.819cm" svg:viewBox="0 0 168 167" draw:points="83,167 0,0 84,42 168,0">
          <text:p/>
        </draw:polygon>
        <draw:polygon draw:style-name="gr2" draw:text-style-name="P2" draw:layer="layout" svg:width="0.167cm" svg:height="0.166cm" svg:x="15.036cm" svg:y="19.819cm" svg:viewBox="0 0 168 167" draw:points="83,167 0,0 84,42 168,0">
          <text:p/>
        </draw:polygon>
        <draw:polygon draw:style-name="gr1" draw:text-style-name="P1" draw:layer="layout" svg:width="2.438cm" svg:height="2.289cm" svg:x="13.901cm" svg:y="15.998cm" svg:viewBox="0 0 2439 2290" draw:points="1219,0 2439,1144 1219,2290 0,1144">
          <text:p/>
        </draw:polygon>
        <draw:polygon draw:style-name="gr2" draw:text-style-name="P2" draw:layer="layout" svg:width="2.438cm" svg:height="2.289cm" svg:x="13.901cm" svg:y="15.998cm" svg:viewBox="0 0 2439 2290" draw:points="1219,0 2439,1144 1219,2290 0,1144">
          <text:p/>
        </draw:polygon>
        <draw:frame draw:style-name="gr4" draw:text-style-name="P5" draw:layer="layout" svg:width="2.514cm" svg:height="0.323cm" svg:x="9.826cm" svg:y="16.959cm">
          <draw:text-box>
            <text:p text:style-name="P4"><text:span text:style-name="T1">Is comment empty?</text:span></text:p>
          </draw:text-box>
        </draw:frame>
        <draw:frame draw:style-name="gr4" draw:text-style-name="P5" draw:layer="layout" svg:width="2.114cm" svg:height="0.323cm" svg:x="14.056cm" svg:y="16.793cm">
          <draw:text-box>
            <text:p text:style-name="P4"><text:span text:style-name="T1">Comment, reply </text:span></text:p>
          </draw:text-box>
        </draw:frame>
        <draw:polyline draw:style-name="gr2" draw:text-style-name="P2" draw:layer="layout" svg:width="1.396cm" svg:height="0.013cm" svg:x="4.644cm" svg:y="17.127cm" svg:viewBox="0 0 1397 14" draw:points="1397,0 742,0 0,14">
          <text:p/>
        </draw:polyline>
        <draw:polygon draw:style-name="gr3" draw:text-style-name="P3" draw:layer="layout" svg:width="0.168cm" svg:height="0.167cm" svg:x="4.52cm" svg:y="17.056cm" svg:viewBox="0 0 169 168" draw:points="0,87 165,0 125,84 169,168">
          <text:p/>
        </draw:polygon>
        <draw:polygon draw:style-name="gr2" draw:text-style-name="P2" draw:layer="layout" svg:width="0.168cm" svg:height="0.167cm" svg:x="4.52cm" svg:y="17.056cm" svg:viewBox="0 0 169 168" draw:points="0,87 165,0 125,84 169,168">
          <text:p/>
        </draw:polygon>
        <draw:polygon draw:style-name="gr1" draw:text-style-name="P1" draw:layer="layout" svg:width="0.405cm" svg:height="0.31cm" svg:x="5.302cm" svg:y="16.931cm" svg:viewBox="0 0 406 311" draw:points="0,0 406,0 406,311 0,311">
          <text:p/>
        </draw:polygon>
        <draw:frame draw:style-name="gr4" draw:text-style-name="P5" draw:layer="layout" svg:width="1.282cm" svg:height="0.323cm" svg:x="14.468cm" svg:y="17.149cm">
          <draw:text-box>
            <text:p text:style-name="P4"><text:span text:style-name="T1">or delete?</text:span></text:p>
          </draw:text-box>
        </draw:frame>
        <draw:line draw:style-name="gr2" draw:text-style-name="P2" draw:layer="layout" svg:x1="6.991cm" svg:y1="16.176cm" svg:x2="6.991cm" svg:y2="14.811cm">
          <text:p/>
        </draw:line>
        <draw:polygon draw:style-name="gr3" draw:text-style-name="P3" draw:layer="layout" svg:width="0.166cm" svg:height="0.166cm" svg:x="6.908cm" svg:y="14.686cm" svg:viewBox="0 0 167 167" draw:points="83,0 167,167 83,126 0,167">
          <text:p/>
        </draw:polygon>
        <draw:polygon draw:style-name="gr2" draw:text-style-name="P2" draw:layer="layout" svg:width="0.166cm" svg:height="0.166cm" svg:x="6.908cm" svg:y="14.686cm" svg:viewBox="0 0 167 167" draw:points="83,0 167,167 83,126 0,167">
          <text:p/>
        </draw:polygon>
        <draw:polygon draw:style-name="gr1" draw:text-style-name="P1" draw:layer="layout" svg:width="1.903cm" svg:height="1.903cm" svg:x="6.039cm" svg:y="16.176cm" svg:viewBox="0 0 1904 1904" draw:points="953,0 1904,951 953,1904 0,951">
          <text:p/>
        </draw:polygon>
        <draw:polygon draw:style-name="gr2" draw:text-style-name="P2" draw:layer="layout" svg:width="1.903cm" svg:height="1.903cm" svg:x="6.039cm" svg:y="16.176cm" svg:viewBox="0 0 1904 1904" draw:points="953,0 1904,951 953,1904 0,951">
          <text:p/>
        </draw:polygon>
        <draw:frame draw:style-name="gr5" draw:text-style-name="P6" draw:layer="layout" svg:width="0.454cm" svg:height="0.293cm" svg:x="5.292cm" svg:y="16.933cm">
          <draw:text-box>
            <text:p text:style-name="P4"><text:span text:style-name="T2">Yes</text:span></text:p>
          </draw:text-box>
        </draw:frame>
        <draw:line draw:style-name="gr2" draw:text-style-name="P2" draw:layer="layout" svg:x1="3.304cm" svg:y1="16.429cm" svg:x2="3.304cm" svg:y2="15.049cm">
          <text:p/>
        </draw:line>
        <draw:polygon draw:style-name="gr3" draw:text-style-name="P3" draw:layer="layout" svg:width="0.166cm" svg:height="0.166cm" svg:x="3.221cm" svg:y="14.924cm" svg:viewBox="0 0 167 167" draw:points="84,0 167,167 84,126 0,167">
          <text:p/>
        </draw:polygon>
        <draw:polygon draw:style-name="gr2" draw:text-style-name="P2" draw:layer="layout" svg:width="0.166cm" svg:height="0.166cm" svg:x="3.221cm" svg:y="14.924cm" svg:viewBox="0 0 167 167" draw:points="84,0 167,167 84,126 0,167">
          <text:p/>
        </draw:polygon>
        <draw:polygon draw:style-name="gr1" draw:text-style-name="P1" draw:layer="layout" svg:width="2.854cm" svg:height="1.427cm" svg:x="1.877cm" svg:y="16.429cm" svg:viewBox="0 0 2855 1428" draw:points="0,1428 475,0 2855,0 2378,1428">
          <text:p/>
        </draw:polygon>
        <draw:polygon draw:style-name="gr2" draw:text-style-name="P2" draw:layer="layout" svg:width="2.854cm" svg:height="1.427cm" svg:x="1.877cm" svg:y="16.429cm" svg:viewBox="0 0 2855 1428" draw:points="0,1428 475,0 2855,0 2378,1428">
          <text:p/>
        </draw:polygon>
        <draw:frame draw:style-name="gr4" draw:text-style-name="P5" draw:layer="layout" svg:width="1.41cm" svg:height="0.323cm" svg:x="6.27cm" svg:y="16.959cm">
          <draw:text-box>
            <text:p text:style-name="P4"><text:span text:style-name="T1">Comment?</text:span></text:p>
          </draw:text-box>
        </draw:frame>
        <draw:line draw:style-name="gr2" draw:text-style-name="P2" draw:layer="layout" svg:x1="5.801cm" svg:y1="13.946cm" svg:x2="4.407cm" svg:y2="13.946cm">
          <text:p/>
        </draw:line>
        <draw:polygon draw:style-name="gr3" draw:text-style-name="P3" draw:layer="layout" svg:width="0.166cm" svg:height="0.167cm" svg:x="4.282cm" svg:y="13.862cm" svg:viewBox="0 0 167 168" draw:points="0,84 167,0 126,84 167,168">
          <text:p/>
        </draw:polygon>
        <draw:polygon draw:style-name="gr2" draw:text-style-name="P2" draw:layer="layout" svg:width="0.166cm" svg:height="0.167cm" svg:x="4.282cm" svg:y="13.862cm" svg:viewBox="0 0 167 168" draw:points="0,84 167,0 126,84 167,168">
          <text:p/>
        </draw:polygon>
        <draw:polygon draw:style-name="gr1" draw:text-style-name="P1" draw:layer="layout" svg:width="2.854cm" svg:height="1.427cm" svg:x="5.564cm" svg:y="13.232cm" svg:viewBox="0 0 2855 1428" draw:points="0,1428 475,0 2855,0 2379,1428">
          <text:p/>
        </draw:polygon>
        <draw:polygon draw:style-name="gr2" draw:text-style-name="P2" draw:layer="layout" svg:width="2.854cm" svg:height="1.427cm" svg:x="5.564cm" svg:y="13.232cm" svg:viewBox="0 0 2855 1428" draw:points="0,1428 475,0 2855,0 2379,1428">
          <text:p/>
        </draw:polygon>
        <draw:frame draw:style-name="gr4" draw:text-style-name="P5" draw:layer="layout" svg:width="2.098cm" svg:height="0.323cm" svg:x="2.255cm" svg:y="16.959cm">
          <draw:text-box>
            <text:p text:style-name="P4"><text:span text:style-name="T1">You commented</text:span></text:p>
          </draw:text-box>
        </draw:frame>
        <draw:frame draw:style-name="gr4" draw:text-style-name="P5" draw:layer="layout" svg:width="2.242cm" svg:height="0.323cm" svg:x="5.87cm" svg:y="13.605cm">
          <draw:text-box>
            <text:p text:style-name="P4"><text:span text:style-name="T1">You did not make</text:span></text:p>
          </draw:text-box>
        </draw:frame>
        <draw:polyline draw:style-name="gr2" draw:text-style-name="P2" draw:layer="layout" svg:width="0.003cm" svg:height="0.503cm" svg:x="11.092cm" svg:y="8.951cm" svg:viewBox="0 0 4 504" draw:points="4,0 4,477 0,504">
          <text:p/>
        </draw:polyline>
        <draw:polygon draw:style-name="gr3" draw:text-style-name="P3" draw:layer="layout" svg:width="0.166cm" svg:height="0.172cm" svg:x="11.012cm" svg:y="9.407cm" svg:viewBox="0 0 167 173" draw:points="73,173 0,0 81,47 167,11">
          <text:p/>
        </draw:polygon>
        <draw:polygon draw:style-name="gr2" draw:text-style-name="P2" draw:layer="layout" svg:width="0.166cm" svg:height="0.172cm" svg:x="11.012cm" svg:y="9.407cm" svg:viewBox="0 0 167 173" draw:points="73,173 0,0 81,47 167,11">
          <text:p/>
        </draw:polygon>
        <draw:path draw:style-name="gr1" draw:text-style-name="P1" draw:layer="layout" svg:width="1.903cm" svg:height="1.903cm" svg:x="10.143cm" svg:y="7.048cm" svg:viewBox="0 0 1904 1904" svg:d="M1904 951c0 32-2 63-5 94s-8 62-14 92c-6 31-13 61-22 91-9 29-20 59-32 88-12 28-25 57-40 84-14 27-30 54-48 80-17 26-36 52-55 76-20 24-41 47-63 69s-45 43-69 63-49 38-75 56c-26 17-53 33-80 48-28 14-56 28-85 40-29 11-58 22-88 31s-60 17-90 23c-31 6-62 10-93 13s-62 5-93 5-62-2-93-5-62-7-93-13c-30-6-60-14-90-23s-59-20-88-31c-29-12-57-26-84-40-28-15-55-31-81-48-25-18-50-36-75-56-24-20-48-41-70-63s-43-45-62-69c-20-24-39-50-56-76s-33-53-48-80-28-56-40-84c-12-29-22-59-31-88-9-30-17-60-23-91-6-30-11-61-14-92s-4-62-4-94c0-31 1-62 4-93s8-62 14-92c6-31 14-61 23-91s19-59 31-88c12-28 25-57 40-84 15-28 31-54 48-80s36-51 56-75c19-24 40-47 62-69s46-43 70-63c25-20 50-38 75-56 26-17 53-33 81-48 27-14 55-28 84-40 29-11 58-22 88-31s60-17 90-23c31-6 62-10 93-13s62-5 93-5 62 2 93 5 62 7 93 13c30 6 60 14 90 23s59 20 88 31c29 12 57 26 85 40 27 15 54 31 80 48 26 18 51 36 75 56s47 41 69 63 43 45 63 69c19 24 38 49 55 75 18 26 34 52 48 80 15 27 28 56 40 84 12 29 23 58 32 88s16 60 22 91c6 30 11 61 14 92s5 62 5 93z">
          <text:p/>
        </draw:path>
        <draw:path draw:style-name="gr2" draw:text-style-name="P2" draw:layer="layout" svg:width="1.903cm" svg:height="1.903cm" svg:x="10.143cm" svg:y="7.048cm" svg:viewBox="0 0 1904 1904" svg:d="M1904 951c0 32-2 63-5 94s-8 62-14 92c-6 31-13 61-22 91-9 29-20 59-32 88-12 28-25 57-40 84-14 27-30 54-48 80-17 26-36 52-55 76-20 24-41 47-63 69s-45 43-69 63-49 38-75 56c-26 17-53 33-80 48-28 14-56 28-85 40-29 11-58 22-88 31s-60 17-90 23c-31 6-62 10-93 13s-62 5-93 5-62-2-93-5-62-7-93-13c-30-6-60-14-90-23s-59-20-88-31c-29-12-57-26-84-40-28-15-55-31-81-48-25-18-50-36-75-56-24-20-48-41-70-63s-43-45-62-69c-20-24-39-50-56-76s-33-53-48-80-28-56-40-84c-12-29-22-59-31-88-9-30-17-60-23-91-6-30-11-61-14-92s-4-62-4-94c0-31 1-62 4-93s8-62 14-92c6-31 14-61 23-91s19-59 31-88c12-28 25-57 40-84 15-28 31-54 48-80s36-51 56-75c19-24 40-47 62-69s46-43 70-63c25-20 50-38 75-56 26-17 53-33 81-48 27-14 55-28 84-40 29-11 58-22 88-31s60-17 90-23c31-6 62-10 93-13s62-5 93-5 62 2 93 5 62 7 93 13c30 6 60 14 90 23s59 20 88 31c29 12 57 26 85 40 27 15 54 31 80 48 26 18 51 36 75 56s47 41 69 63 43 45 63 69c19 24 38 49 55 75 18 26 34 52 48 80 15 27 28 56 40 84 12 29 23 58 32 88s16 60 22 91c6 30 11 61 14 92s5 62 5 93z">
          <text:p/>
        </draw:path>
        <draw:frame draw:style-name="gr4" draw:text-style-name="P5" draw:layer="layout" svg:width="1.186cm" svg:height="0.323cm" svg:x="6.381cm" svg:y="13.962cm">
          <draw:text-box>
            <text:p text:style-name="P4"><text:span text:style-name="T1">comment</text:span></text:p>
          </draw:text-box>
        </draw:frame>
        <draw:frame draw:style-name="gr4" draw:text-style-name="P5" draw:layer="layout" svg:width="1.394cm" svg:height="0.323cm" svg:x="10.393cm" svg:y="7.825cm">
          <draw:text-box>
            <text:p text:style-name="P4"><text:span text:style-name="T1">Comments</text:span></text:p>
          </draw:text-box>
        </draw:frame>
        <draw:path draw:style-name="gr1" draw:text-style-name="P1" draw:layer="layout" svg:width="1.903cm" svg:height="1.903cm" svg:x="2.352cm" svg:y="12.994cm" svg:viewBox="0 0 1904 1904" svg:d="M1904 952c0 31-1 62-4 93s-8 62-14 92c-6 31-14 61-23 91s-19 60-31 89c-12 28-25 57-40 84-15 28-31 54-48 80s-36 51-56 75c-19 24-40 47-62 69s-45 43-70 63c-24 20-49 38-75 56-25 17-52 33-80 48-27 14-55 28-84 40-29 11-58 22-88 31s-60 17-91 23c-30 6-61 10-92 13s-62 5-93 5-62-2-93-5-62-7-93-13c-30-6-61-14-90-23-30-9-59-20-88-31-29-12-57-26-85-40-28-15-55-31-81-48-26-18-51-36-75-56s-47-41-69-63-43-45-63-69c-19-24-38-49-55-75-18-26-34-52-48-80-15-27-28-56-40-84-12-29-23-59-32-89s-16-60-22-91c-6-30-11-61-14-92s-5-62-5-93c0-32 2-63 5-94s8-62 14-92c6-31 13-61 22-91s20-59 32-88c12-28 25-57 40-84 14-28 30-54 48-80 17-26 36-51 55-75 20-24 41-47 63-69s45-43 69-63 49-38 75-56c26-17 53-33 81-48 28-14 56-28 85-40 29-11 58-22 88-31 29-9 60-17 90-23 31-6 62-10 93-13s62-5 93-5 62 2 93 5 62 7 92 13c31 6 61 14 91 23s59 20 88 31c29 12 57 26 84 40 28 15 55 31 80 48 26 18 51 36 75 56 25 20 48 41 70 63s43 45 62 69c20 24 39 49 56 75s33 52 48 80c15 27 28 56 40 84 12 29 22 58 31 88s17 60 23 91c6 30 11 61 14 92s4 62 4 94z">
          <text:p/>
        </draw:path>
        <draw:path draw:style-name="gr2" draw:text-style-name="P2" draw:layer="layout" svg:width="1.903cm" svg:height="1.903cm" svg:x="2.352cm" svg:y="12.994cm" svg:viewBox="0 0 1904 1904" svg:d="M1904 952c0 31-1 62-4 93s-8 62-14 92c-6 31-14 61-23 91s-19 60-31 89c-12 28-25 57-40 84-15 28-31 54-48 80s-36 51-56 75c-19 24-40 47-62 69s-45 43-70 63c-24 20-49 38-75 56-25 17-52 33-80 48-27 14-55 28-84 40-29 11-58 22-88 31s-60 17-91 23c-30 6-61 10-92 13s-62 5-93 5-62-2-93-5-62-7-93-13c-30-6-61-14-90-23-30-9-59-20-88-31-29-12-57-26-85-40-28-15-55-31-81-48-26-18-51-36-75-56s-47-41-69-63-43-45-63-69c-19-24-38-49-55-75-18-26-34-52-48-80-15-27-28-56-40-84-12-29-23-59-32-89s-16-60-22-91c-6-30-11-61-14-92s-5-62-5-93c0-32 2-63 5-94s8-62 14-92c6-31 13-61 22-91s20-59 32-88c12-28 25-57 40-84 14-28 30-54 48-80 17-26 36-51 55-75 20-24 41-47 63-69s45-43 69-63 49-38 75-56c26-17 53-33 81-48 28-14 56-28 85-40 29-11 58-22 88-31 29-9 60-17 90-23 31-6 62-10 93-13s62-5 93-5 62 2 93 5 62 7 92 13c31 6 61 14 91 23s59 20 88 31c29 12 57 26 84 40 28 15 55 31 80 48 26 18 51 36 75 56 25 20 48 41 70 63s43 45 62 69c20 24 39 49 56 75s33 52 48 80c15 27 28 56 40 84 12 29 22 58 31 88s17 60 23 91c6 30 11 61 14 92s4 62 4 94z">
          <text:p/>
        </draw:path>
        <draw:frame draw:style-name="gr4" draw:text-style-name="P5" draw:layer="layout" svg:width="1.394cm" svg:height="0.323cm" svg:x="1.568cm" svg:y="6.517cm">
          <draw:text-box>
            <text:p text:style-name="P4"><text:span text:style-name="T1">Comments</text:span></text:p>
          </draw:text-box>
        </draw:frame>
        <draw:line draw:style-name="gr2" draw:text-style-name="P2" draw:layer="layout" svg:x1="16.303cm" svg:y1="13.946cm" svg:x2="17.781cm" svg:y2="13.946cm">
          <text:p/>
        </draw:line>
        <draw:polygon draw:style-name="gr3" draw:text-style-name="P3" draw:layer="layout" svg:width="0.166cm" svg:height="0.167cm" svg:x="17.74cm" svg:y="13.862cm" svg:viewBox="0 0 167 168" draw:points="167,84 0,168 41,84 0,0">
          <text:p/>
        </draw:polygon>
        <draw:polygon draw:style-name="gr2" draw:text-style-name="P2" draw:layer="layout" svg:width="0.166cm" svg:height="0.167cm" svg:x="17.74cm" svg:y="13.862cm" svg:viewBox="0 0 167 168" draw:points="167,84 0,168 41,84 0,0">
          <text:p/>
        </draw:polygon>
        <draw:polygon draw:style-name="gr1" draw:text-style-name="P1" draw:layer="layout" svg:width="2.854cm" svg:height="1.427cm" svg:x="13.687cm" svg:y="13.232cm" svg:viewBox="0 0 2855 1428" draw:points="0,1428 475,0 2855,0 2379,1428">
          <text:p/>
        </draw:polygon>
        <draw:polygon draw:style-name="gr2" draw:text-style-name="P2" draw:layer="layout" svg:width="2.854cm" svg:height="1.427cm" svg:x="13.687cm" svg:y="13.232cm" svg:viewBox="0 0 2855 1428" draw:points="0,1428 475,0 2855,0 2379,1428">
          <text:p/>
        </draw:polygon>
        <draw:frame draw:style-name="gr4" draw:text-style-name="P5" draw:layer="layout" svg:width="1.394cm" svg:height="0.323cm" svg:x="2.591cm" svg:y="13.772cm">
          <draw:text-box>
            <text:p text:style-name="P4"><text:span text:style-name="T1">Comments</text:span></text:p>
          </draw:text-box>
        </draw:frame>
        <draw:frame draw:style-name="gr4" draw:text-style-name="P5" draw:layer="layout" svg:width="1.619cm" svg:height="0.323cm" svg:x="14.314cm" svg:y="13.605cm">
          <draw:text-box>
            <text:p text:style-name="P4"><text:span text:style-name="T1">You deleted </text:span></text:p>
          </draw:text-box>
        </draw:frame>
        <draw:path draw:style-name="gr1" draw:text-style-name="P1" draw:layer="layout" svg:width="1.903cm" svg:height="1.903cm" svg:x="17.933cm" svg:y="12.994cm" svg:viewBox="0 0 1904 1904" svg:d="M1904 952c0 31-2 62-5 93s-8 62-14 92c-6 31-13 61-22 91s-20 60-32 89c-12 28-25 57-40 84-15 28-31 54-48 80s-36 51-55 75c-20 24-41 47-63 69s-45 43-69 63-49 38-75 56c-26 17-53 33-80 48-28 14-56 28-85 40-29 11-58 22-88 31s-60 17-90 23c-31 6-62 10-93 13s-62 5-93 5-62-2-93-5-62-7-93-13c-30-6-60-14-90-23s-59-20-88-31c-29-12-57-26-84-40-28-15-55-31-81-48-25-18-50-36-75-56-24-20-47-41-69-63s-43-45-62-69c-20-24-39-49-56-75s-34-52-49-80c-15-27-28-56-40-84-12-29-22-59-31-89s-17-60-23-91c-6-30-11-61-14-92s-4-62-4-93c0-32 1-63 4-94s8-62 14-92c6-31 14-61 23-91s19-59 31-88c12-28 25-57 40-84 15-28 32-54 49-80s36-51 56-75c19-24 40-47 62-69s45-43 69-63c25-20 50-38 75-56 26-17 53-33 81-48 27-14 55-28 84-40 29-11 58-22 88-31s60-17 90-23c31-6 62-10 93-13s62-5 93-5 62 2 93 5 62 7 93 13c30 6 60 14 90 23s59 20 88 31c29 12 57 26 85 40 27 15 54 31 80 48 26 18 51 36 75 56s47 41 69 63 43 45 63 69c19 24 38 49 55 75s33 52 48 80c15 27 28 56 40 84 12 29 23 58 32 88s16 60 22 91c6 30 11 61 14 92s5 62 5 94z">
          <text:p/>
        </draw:path>
        <draw:path draw:style-name="gr2" draw:text-style-name="P2" draw:layer="layout" svg:width="1.903cm" svg:height="1.903cm" svg:x="17.933cm" svg:y="12.994cm" svg:viewBox="0 0 1904 1904" svg:d="M1904 952c0 31-2 62-5 93s-8 62-14 92c-6 31-13 61-22 91s-20 60-32 89c-12 28-25 57-40 84-15 28-31 54-48 80s-36 51-55 75c-20 24-41 47-63 69s-45 43-69 63-49 38-75 56c-26 17-53 33-80 48-28 14-56 28-85 40-29 11-58 22-88 31s-60 17-90 23c-31 6-62 10-93 13s-62 5-93 5-62-2-93-5-62-7-93-13c-30-6-60-14-90-23s-59-20-88-31c-29-12-57-26-84-40-28-15-55-31-81-48-25-18-50-36-75-56-24-20-47-41-69-63s-43-45-62-69c-20-24-39-49-56-75s-34-52-49-80c-15-27-28-56-40-84-12-29-22-59-31-89s-17-60-23-91c-6-30-11-61-14-92s-4-62-4-93c0-32 1-63 4-94s8-62 14-92c6-31 14-61 23-91s19-59 31-88c12-28 25-57 40-84 15-28 32-54 49-80s36-51 56-75c19-24 40-47 62-69s45-43 69-63c25-20 50-38 75-56 26-17 53-33 81-48 27-14 55-28 84-40 29-11 58-22 88-31s60-17 90-23c31-6 62-10 93-13s62-5 93-5 62 2 93 5 62 7 93 13c30 6 60 14 90 23s59 20 88 31c29 12 57 26 85 40 27 15 54 31 80 48 26 18 51 36 75 56s47 41 69 63 43 45 63 69c19 24 38 49 55 75s33 52 48 80c15 27 28 56 40 84 12 29 23 58 32 88s16 60 22 91c6 30 11 61 14 92s5 62 5 94z">
          <text:p/>
        </draw:path>
        <draw:frame draw:style-name="gr4" draw:text-style-name="P5" draw:layer="layout" svg:width="1.186cm" svg:height="0.323cm" svg:x="14.516cm" svg:y="13.962cm">
          <draw:text-box>
            <text:p text:style-name="P4"><text:span text:style-name="T1">comment</text:span></text:p>
          </draw:text-box>
        </draw:frame>
        <draw:line draw:style-name="gr2" draw:text-style-name="P2" draw:layer="layout" svg:x1="18.884cm" svg:y1="16.429cm" svg:x2="18.884cm" svg:y2="15.049cm">
          <text:p/>
        </draw:line>
        <draw:polygon draw:style-name="gr3" draw:text-style-name="P3" draw:layer="layout" svg:width="0.166cm" svg:height="0.166cm" svg:x="18.801cm" svg:y="14.924cm" svg:viewBox="0 0 167 167" draw:points="84,0 167,167 84,126 0,167">
          <text:p/>
        </draw:polygon>
        <draw:polygon draw:style-name="gr2" draw:text-style-name="P2" draw:layer="layout" svg:width="0.166cm" svg:height="0.166cm" svg:x="18.801cm" svg:y="14.924cm" svg:viewBox="0 0 167 167" draw:points="84,0 167,167 84,126 0,167">
          <text:p/>
        </draw:polygon>
        <draw:polygon draw:style-name="gr1" draw:text-style-name="P1" draw:layer="layout" svg:width="2.854cm" svg:height="1.427cm" svg:x="17.457cm" svg:y="16.429cm" svg:viewBox="0 0 2855 1428" draw:points="0,1428 476,0 2855,0 2380,1428">
          <text:p/>
        </draw:polygon>
        <draw:polygon draw:style-name="gr2" draw:text-style-name="P2" draw:layer="layout" svg:width="2.854cm" svg:height="1.427cm" svg:x="17.457cm" svg:y="16.429cm" svg:viewBox="0 0 2855 1428" draw:points="0,1428 476,0 2855,0 2380,1428">
          <text:p/>
        </draw:polygon>
        <draw:frame draw:style-name="gr4" draw:text-style-name="P5" draw:layer="layout" svg:width="1.394cm" svg:height="0.323cm" svg:x="18.171cm" svg:y="13.772cm">
          <draw:text-box>
            <text:p text:style-name="P4"><text:span text:style-name="T1">Comments</text:span></text:p>
          </draw:text-box>
        </draw:frame>
        <draw:frame draw:style-name="gr4" draw:text-style-name="P5" draw:layer="layout" svg:width="2.018cm" svg:height="0.323cm" svg:x="17.874cm" svg:y="16.793cm">
          <draw:text-box>
            <text:p text:style-name="P4"><text:span text:style-name="T1">You replied to a</text:span></text:p>
          </draw:text-box>
        </draw:frame>
        <draw:line draw:style-name="gr2" draw:text-style-name="P2" draw:layer="layout" svg:x1="16.309cm" svg:y1="20.725cm" svg:x2="17.662cm" svg:y2="20.725cm">
          <text:p/>
        </draw:line>
        <draw:polygon draw:style-name="gr3" draw:text-style-name="P3" draw:layer="layout" svg:width="0.166cm" svg:height="0.167cm" svg:x="17.621cm" svg:y="20.642cm" svg:viewBox="0 0 167 168" draw:points="167,84 0,168 41,84 0,0">
          <text:p/>
        </draw:polygon>
        <draw:polygon draw:style-name="gr2" draw:text-style-name="P2" draw:layer="layout" svg:width="0.166cm" svg:height="0.167cm" svg:x="17.621cm" svg:y="20.642cm" svg:viewBox="0 0 167 168" draw:points="167,84 0,168 41,84 0,0">
          <text:p/>
        </draw:polygon>
        <draw:polygon draw:style-name="gr1" draw:text-style-name="P1" draw:layer="layout" svg:width="2.854cm" svg:height="1.427cm" svg:x="13.693cm" svg:y="20.012cm" svg:viewBox="0 0 2855 1428" draw:points="0,1428 475,0 2855,0 2379,1428">
          <text:p/>
        </draw:polygon>
        <draw:polygon draw:style-name="gr2" draw:text-style-name="P2" draw:layer="layout" svg:width="2.854cm" svg:height="1.427cm" svg:x="13.693cm" svg:y="20.012cm" svg:viewBox="0 0 2855 1428" draw:points="0,1428 475,0 2855,0 2379,1428">
          <text:p/>
        </draw:polygon>
        <draw:frame draw:style-name="gr4" draw:text-style-name="P5" draw:layer="layout" svg:width="1.186cm" svg:height="0.323cm" svg:x="18.274cm" svg:y="17.149cm">
          <draw:text-box>
            <text:p text:style-name="P4"><text:span text:style-name="T1">comment</text:span></text:p>
          </draw:text-box>
        </draw:frame>
        <draw:path draw:style-name="gr1" draw:text-style-name="P1" draw:layer="layout" svg:width="1.903cm" svg:height="1.903cm" svg:x="17.814cm" svg:y="19.774cm" svg:viewBox="0 0 1904 1904" svg:d="M1904 952c0 31-2 63-5 94s-8 61-14 92c-6 30-13 61-22 90-9 30-20 60-32 88-12 29-25 57-40 85-14 27-30 54-48 80-17 26-36 51-55 75-20 24-41 47-63 69s-45 43-69 63-49 38-75 55c-26 18-53 34-80 48-28 15-56 28-85 40s-58 23-88 32c-29 9-60 16-90 22-31 7-62 11-93 14s-62 5-93 5-62-2-93-5-62-7-93-14c-30-6-60-13-90-22s-59-20-88-32-57-25-84-40c-28-14-55-30-81-48-25-17-50-35-74-55-25-20-48-41-70-63s-44-45-63-69c-20-24-39-49-56-75s-33-53-48-80c-15-28-28-56-40-85-12-28-22-58-31-88-9-29-17-60-23-90-6-31-11-61-14-92s-4-63-4-94 1-62 4-93 8-62 14-92c6-31 14-61 23-91s19-59 31-88 25-57 40-84c15-28 31-54 48-80s36-51 56-75c19-24 41-48 63-70s45-42 70-62c24-21 49-40 74-57 26-17 53-33 81-48 27-15 55-28 84-40s58-22 88-31 60-17 91-23c30-6 61-11 92-14s62-4 93-4 62 1 93 4 62 8 93 14c30 6 61 14 90 23 30 9 59 19 88 31s57 25 85 40c27 15 54 31 80 48s51 36 75 57c24 20 47 40 69 62s43 46 63 70c19 24 38 49 55 75 18 26 34 52 48 80 15 27 28 55 40 84s23 58 32 88 16 60 22 91c6 30 11 61 14 92s5 62 5 93z">
          <text:p/>
        </draw:path>
        <draw:path draw:style-name="gr2" draw:text-style-name="P2" draw:layer="layout" svg:width="1.903cm" svg:height="1.903cm" svg:x="17.814cm" svg:y="19.774cm" svg:viewBox="0 0 1904 1904" svg:d="M1904 952c0 31-2 63-5 94s-8 61-14 92c-6 30-13 61-22 90-9 30-20 60-32 88-12 29-25 57-40 85-14 27-30 54-48 80-17 26-36 51-55 75-20 24-41 47-63 69s-45 43-69 63-49 38-75 55c-26 18-53 34-80 48-28 15-56 28-85 40s-58 23-88 32c-29 9-60 16-90 22-31 7-62 11-93 14s-62 5-93 5-62-2-93-5-62-7-93-14c-30-6-60-13-90-22s-59-20-88-32-57-25-84-40c-28-14-55-30-81-48-25-17-50-35-74-55-25-20-48-41-70-63s-44-45-63-69c-20-24-39-49-56-75s-33-53-48-80c-15-28-28-56-40-85-12-28-22-58-31-88-9-29-17-60-23-90-6-31-11-61-14-92s-4-63-4-94 1-62 4-93 8-62 14-92c6-31 14-61 23-91s19-59 31-88 25-57 40-84c15-28 31-54 48-80s36-51 56-75c19-24 41-48 63-70s45-42 70-62c24-21 49-40 74-57 26-17 53-33 81-48 27-15 55-28 84-40s58-22 88-31 60-17 91-23c30-6 61-11 92-14s62-4 93-4 62 1 93 4 62 8 93 14c30 6 61 14 90 23 30 9 59 19 88 31s57 25 85 40c27 15 54 31 80 48s51 36 75 57c24 20 47 40 69 62s43 46 63 70c19 24 38 49 55 75 18 26 34 52 48 80 15 27 28 55 40 84s23 58 32 88 16 60 22 91c6 30 11 61 14 92s5 62 5 93z">
          <text:p/>
        </draw:path>
        <draw:frame draw:style-name="gr4" draw:text-style-name="P5" draw:layer="layout" svg:width="2.098cm" svg:height="0.323cm" svg:x="14.077cm" svg:y="20.551cm">
          <draw:text-box>
            <text:p text:style-name="P4"><text:span text:style-name="T1">You commented</text:span></text:p>
          </draw:text-box>
        </draw:frame>
        <draw:polyline draw:style-name="gr2" draw:text-style-name="P2" draw:layer="layout" svg:width="0cm" svg:height="0.62cm" svg:x="11.082cm" svg:y="12.459cm" svg:viewBox="0 0 0 621" draw:points="0,0 0,476 0,621">
          <text:p/>
        </draw:polyline>
        <draw:polygon draw:style-name="gr3" draw:text-style-name="P3" draw:layer="layout" svg:width="0.167cm" svg:height="0.166cm" svg:x="10.999cm" svg:y="13.039cm" svg:viewBox="0 0 168 167" draw:points="84,167 0,0 84,41 168,0">
          <text:p/>
        </draw:polygon>
        <draw:polygon draw:style-name="gr2" draw:text-style-name="P2" draw:layer="layout" svg:width="0.167cm" svg:height="0.166cm" svg:x="10.999cm" svg:y="13.039cm" svg:viewBox="0 0 168 167" draw:points="84,167 0,0 84,41 168,0">
          <text:p/>
        </draw:polygon>
        <draw:polygon draw:style-name="gr1" draw:text-style-name="P1" draw:layer="layout" svg:width="0.357cm" svg:height="0.309cm" svg:x="10.94cm" svg:y="12.674cm" svg:viewBox="0 0 358 310" draw:points="0,0 358,0 358,310 0,310">
          <text:p/>
        </draw:polygon>
        <draw:frame draw:style-name="gr4" draw:text-style-name="P5" draw:layer="layout" svg:width="1.394cm" svg:height="0.323cm" svg:x="18.052cm" svg:y="20.551cm">
          <draw:text-box>
            <text:p text:style-name="P4"><text:span text:style-name="T1">Comments</text:span></text:p>
          </draw:text-box>
        </draw:frame>
        <draw:line draw:style-name="gr2" draw:text-style-name="P2" draw:layer="layout" svg:x1="12.444cm" svg:y1="11.032cm" svg:x2="14.011cm" svg:y2="11.032cm">
          <text:p/>
        </draw:line>
        <draw:polygon draw:style-name="gr3" draw:text-style-name="P3" draw:layer="layout" svg:width="0.167cm" svg:height="0.167cm" svg:x="13.969cm" svg:y="10.949cm" svg:viewBox="0 0 168 168" draw:points="168,83 0,168 42,83 0,0">
          <text:p/>
        </draw:polygon>
        <draw:polygon draw:style-name="gr2" draw:text-style-name="P2" draw:layer="layout" svg:width="0.167cm" svg:height="0.167cm" svg:x="13.969cm" svg:y="10.949cm" svg:viewBox="0 0 168 168" draw:points="168,83 0,168 42,83 0,0">
          <text:p/>
        </draw:polygon>
        <draw:polygon draw:style-name="gr1" draw:text-style-name="P1" draw:layer="layout" svg:width="0.405cm" svg:height="0.31cm" svg:x="12.985cm" svg:y="10.913cm" svg:viewBox="0 0 406 311" draw:points="0,0 406,0 406,311 0,311">
          <text:p/>
        </draw:polygon>
        <draw:frame draw:style-name="gr5" draw:text-style-name="P6" draw:layer="layout" svg:width="0.338cm" svg:height="0.293cm" svg:x="10.951cm" svg:y="12.675cm">
          <draw:text-box>
            <text:p text:style-name="P4"><text:span text:style-name="T2">No</text:span></text:p>
          </draw:text-box>
        </draw:frame>
        <draw:polygon draw:style-name="gr1" draw:text-style-name="P1" draw:layer="layout" svg:width="2.724cm" svg:height="2.855cm" svg:x="9.72cm" svg:y="9.605cm" svg:viewBox="0 0 2725 2856" draw:points="1362,0 2725,1428 1362,2856 0,1428">
          <text:p/>
        </draw:polygon>
        <draw:polygon draw:style-name="gr2" draw:text-style-name="P2" draw:layer="layout" svg:width="2.724cm" svg:height="2.855cm" svg:x="9.72cm" svg:y="9.605cm" svg:viewBox="0 0 2725 2856" draw:points="1362,0 2725,1428 1362,2856 0,1428">
          <text:p/>
        </draw:polygon>
        <draw:frame draw:style-name="gr5" draw:text-style-name="P6" draw:layer="layout" svg:width="0.454cm" svg:height="0.293cm" svg:x="12.975cm" svg:y="10.915cm">
          <draw:text-box>
            <text:p text:style-name="P4"><text:span text:style-name="T2">Yes</text:span></text:p>
          </draw:text-box>
        </draw:frame>
        <draw:frame draw:style-name="gr4" draw:text-style-name="P5" draw:layer="layout" svg:width="2.402cm" svg:height="0.323cm" svg:x="9.892cm" svg:y="10.703cm">
          <draw:text-box>
            <text:p text:style-name="P4"><text:span text:style-name="T1">Go to Activity View</text:span></text:p>
          </draw:text-box>
        </draw:frame>
        <draw:line draw:style-name="gr2" draw:text-style-name="P2" draw:layer="layout" svg:x1="15.114cm" svg:y1="10.081cm" svg:x2="15.114cm" svg:y2="9.102cm">
          <text:p/>
        </draw:line>
        <draw:polygon draw:style-name="gr3" draw:text-style-name="P3" draw:layer="layout" svg:width="0.166cm" svg:height="0.166cm" svg:x="15.031cm" svg:y="8.978cm" svg:viewBox="0 0 167 167" draw:points="83,0 167,167 83,125 0,167">
          <text:p/>
        </draw:polygon>
        <draw:polygon draw:style-name="gr2" draw:text-style-name="P2" draw:layer="layout" svg:width="0.166cm" svg:height="0.166cm" svg:x="15.031cm" svg:y="8.978cm" svg:viewBox="0 0 167 167" draw:points="83,0 167,167 83,125 0,167">
          <text:p/>
        </draw:polygon>
        <draw:polygon draw:style-name="gr1" draw:text-style-name="P1" draw:layer="layout" svg:width="0.88cm" svg:height="0.31cm" svg:x="14.674cm" svg:y="9.462cm" svg:viewBox="0 0 881 311" draw:points="0,0 881,0 881,311 0,311">
          <text:p/>
        </draw:polygon>
        <draw:frame draw:style-name="gr4" draw:text-style-name="P5" draw:layer="layout" svg:width="0.834cm" svg:height="0.323cm" svg:x="10.658cm" svg:y="11.06cm">
          <draw:text-box>
            <text:p text:style-name="P4"><text:span text:style-name="T1">Page?</text:span></text:p>
          </draw:text-box>
        </draw:frame>
        <draw:line draw:style-name="gr2" draw:text-style-name="P2" draw:layer="layout" svg:x1="16.065cm" svg:y1="11.032cm" svg:x2="17.341cm" svg:y2="11.032cm">
          <text:p/>
        </draw:line>
        <draw:polygon draw:style-name="gr3" draw:text-style-name="P3" draw:layer="layout" svg:width="0.166cm" svg:height="0.167cm" svg:x="17.3cm" svg:y="10.949cm" svg:viewBox="0 0 167 168" draw:points="167,83 0,168 41,83 0,0">
          <text:p/>
        </draw:polygon>
        <draw:polygon draw:style-name="gr2" draw:text-style-name="P2" draw:layer="layout" svg:width="0.166cm" svg:height="0.167cm" svg:x="17.3cm" svg:y="10.949cm" svg:viewBox="0 0 167 168" draw:points="167,83 0,168 41,83 0,0">
          <text:p/>
        </draw:polygon>
        <draw:polygon draw:style-name="gr1" draw:text-style-name="P1" draw:layer="layout" svg:width="0.928cm" svg:height="0.309cm" svg:x="16.22cm" svg:y="10.937cm" svg:viewBox="0 0 929 310" draw:points="0,0 929,0 929,310 0,310">
          <text:p/>
        </draw:polygon>
        <draw:frame draw:style-name="gr5" draw:text-style-name="P6" draw:layer="layout" svg:width="0.907cm" svg:height="0.293cm" svg:x="14.664cm" svg:y="9.464cm">
          <draw:text-box>
            <text:p text:style-name="P4"><text:span text:style-name="T2">Student</text:span></text:p>
          </draw:text-box>
        </draw:frame>
        <draw:polygon draw:style-name="gr1" draw:text-style-name="P1" draw:layer="layout" svg:width="1.903cm" svg:height="1.903cm" svg:x="14.162cm" svg:y="10.081cm" svg:viewBox="0 0 1904 1904" draw:points="953,0 1904,952 953,1904 0,952">
          <text:p/>
        </draw:polygon>
        <draw:polygon draw:style-name="gr2" draw:text-style-name="P2" draw:layer="layout" svg:width="1.903cm" svg:height="1.903cm" svg:x="14.162cm" svg:y="10.081cm" svg:viewBox="0 0 1904 1904" draw:points="953,0 1904,952 953,1904 0,952">
          <text:p/>
        </draw:polygon>
        <draw:frame draw:style-name="gr5" draw:text-style-name="P6" draw:layer="layout" svg:width="0.965cm" svg:height="0.293cm" svg:x="16.219cm" svg:y="10.939cm">
          <draw:text-box>
            <text:p text:style-name="P4"><text:span text:style-name="T2">Teacher</text:span></text:p>
          </draw:text-box>
        </draw:frame>
        <draw:path draw:style-name="gr1" draw:text-style-name="P1" draw:layer="layout" svg:width="1.903cm" svg:height="1.903cm" svg:x="14.162cm" svg:y="7.048cm" svg:viewBox="0 0 1904 1904" svg:d="M1904 951c0 32-1 63-4 94s-8 62-14 92c-6 31-14 61-23 91-9 29-19 59-31 88-12 28-25 57-40 84s-31 54-48 80-36 52-56 76c-19 24-40 47-62 69s-45 43-70 63c-24 20-49 38-75 56-25 17-52 33-80 48-27 14-55 28-84 40-29 11-58 22-88 31s-60 17-91 23c-30 6-61 10-92 13s-62 5-93 5-62-2-93-5-62-7-93-13c-30-6-61-14-90-23-30-9-59-20-88-31-29-12-57-26-85-40-27-15-54-31-80-48-26-18-51-36-75-56s-47-41-69-63-43-45-63-69c-19-24-38-50-55-76-18-26-34-53-48-80-16-27-29-56-41-84-12-29-23-59-32-88-9-30-16-60-22-91-6-30-11-61-14-92s-5-62-5-94c0-31 2-62 5-93s8-62 14-92c6-31 13-61 22-91s20-59 32-88c12-28 25-57 41-84 14-28 30-54 48-80 17-26 36-51 55-75 20-24 41-47 63-69s45-43 69-63 49-38 75-56c26-17 53-33 80-48 28-14 56-28 85-40 29-11 58-22 88-31 29-9 60-17 90-23 31-6 62-10 93-13s62-5 93-5 62 2 93 5 62 7 92 13c31 6 61 14 91 23s59 20 88 31c29 12 57 26 84 40 28 15 55 31 80 48 26 18 51 36 75 56 25 20 48 41 70 63s43 45 62 69c20 24 39 49 56 75s33 52 48 80c15 27 28 56 40 84 12 29 22 58 31 88s17 60 23 91c6 30 11 61 14 92s4 62 4 93z">
          <text:p/>
        </draw:path>
        <draw:path draw:style-name="gr2" draw:text-style-name="P2" draw:layer="layout" svg:width="1.903cm" svg:height="1.903cm" svg:x="14.162cm" svg:y="7.048cm" svg:viewBox="0 0 1904 1904" svg:d="M1904 951c0 32-1 63-4 94s-8 62-14 92c-6 31-14 61-23 91-9 29-19 59-31 88-12 28-25 57-40 84s-31 54-48 80-36 52-56 76c-19 24-40 47-62 69s-45 43-70 63c-24 20-49 38-75 56-25 17-52 33-80 48-27 14-55 28-84 40-29 11-58 22-88 31s-60 17-91 23c-30 6-61 10-92 13s-62 5-93 5-62-2-93-5-62-7-93-13c-30-6-61-14-90-23-30-9-59-20-88-31-29-12-57-26-85-40-27-15-54-31-80-48-26-18-51-36-75-56s-47-41-69-63-43-45-63-69c-19-24-38-50-55-76-18-26-34-53-48-80-16-27-29-56-41-84-12-29-23-59-32-88-9-30-16-60-22-91-6-30-11-61-14-92s-5-62-5-94c0-31 2-62 5-93s8-62 14-92c6-31 13-61 22-91s20-59 32-88c12-28 25-57 41-84 14-28 30-54 48-80 17-26 36-51 55-75 20-24 41-47 63-69s45-43 69-63 49-38 75-56c26-17 53-33 80-48 28-14 56-28 85-40 29-11 58-22 88-31 29-9 60-17 90-23 31-6 62-10 93-13s62-5 93-5 62 2 93 5 62 7 92 13c31 6 61 14 91 23s59 20 88 31c29 12 57 26 84 40 28 15 55 31 80 48 26 18 51 36 75 56 25 20 48 41 70 63s43 45 62 69c20 24 39 49 56 75s33 52 48 80c15 27 28 56 40 84 12 29 22 58 31 88s17 60 23 91c6 30 11 61 14 92s4 62 4 93z">
          <text:p/>
        </draw:path>
        <draw:frame draw:style-name="gr4" draw:text-style-name="P5" draw:layer="layout" svg:width="0.754cm" svg:height="0.323cm" svg:x="14.73cm" svg:y="10.87cm">
          <draw:text-box>
            <text:p text:style-name="P4"><text:span text:style-name="T1">Role?</text:span></text:p>
          </draw:text-box>
        </draw:frame>
        <draw:frame draw:style-name="gr4" draw:text-style-name="P5" draw:layer="layout" svg:width="0.994cm" svg:height="0.323cm" svg:x="14.611cm" svg:y="7.492cm">
          <draw:text-box>
            <text:p text:style-name="P4"><text:span text:style-name="T1">Student</text:span></text:p>
          </draw:text-box>
        </draw:frame>
        <draw:frame draw:style-name="gr4" draw:text-style-name="P5" draw:layer="layout" svg:width="1.618cm" svg:height="0.323cm" svg:x="14.304cm" svg:y="7.825cm">
          <draw:text-box>
            <text:p text:style-name="P4"><text:span text:style-name="T1">Activity View</text:span></text:p>
          </draw:text-box>
        </draw:frame>
        <draw:path draw:style-name="gr1" draw:text-style-name="P1" draw:layer="layout" svg:width="1.903cm" svg:height="1.903cm" svg:x="17.493cm" svg:y="10.081cm" svg:viewBox="0 0 1904 1904" svg:d="M1904 952c0 31-2 63-5 94s-7 61-13 92-14 61-23 91c-9 29-20 59-31 87-12 29-26 57-40 85-15 27-31 54-48 80-18 26-36 51-56 75s-41 47-63 69-45 43-69 63-49 38-75 55c-26 18-53 34-80 48-27 15-56 28-84 40-29 12-59 23-88 32-30 9-60 16-91 23-30 6-61 10-92 13s-62 5-94 5c-31 0-62-2-93-5s-62-7-92-13c-31-7-61-14-91-23s-59-20-88-32-58-25-85-40c-28-14-54-30-80-48-26-17-51-35-75-55s-47-41-69-63-43-45-63-69-38-49-56-75c-17-26-33-53-48-80-14-28-28-56-40-85-12-28-22-58-31-87-9-30-17-60-23-91s-10-61-13-92-5-63-5-94 2-62 5-93 7-62 13-92c6-31 14-61 23-91s19-59 31-88 26-57 40-84c15-28 31-54 48-80 18-26 36-52 56-76s41-47 63-69c22-23 45-43 69-63s49-38 75-56c26-17 52-33 80-48 27-14 56-28 85-40s58-22 88-31 60-17 91-23c30-6 61-11 92-14s62-4 93-4c32 0 63 1 94 4s62 8 92 14c31 6 61 14 91 23 29 9 59 19 88 31 28 12 57 26 84 40 27 15 54 31 80 48 26 18 51 36 75 56s47 40 69 63c22 22 43 45 63 69s38 50 56 76c17 26 33 52 48 80 14 27 28 55 40 84 11 29 22 58 31 88s17 60 23 91c6 30 10 61 13 92s5 62 5 93z">
          <text:p/>
        </draw:path>
        <draw:path draw:style-name="gr2" draw:text-style-name="P2" draw:layer="layout" svg:width="1.903cm" svg:height="1.903cm" svg:x="17.493cm" svg:y="10.081cm" svg:viewBox="0 0 1904 1904" svg:d="M1904 952c0 31-2 63-5 94s-7 61-13 92-14 61-23 91c-9 29-20 59-31 87-12 29-26 57-40 85-15 27-31 54-48 80-18 26-36 51-56 75s-41 47-63 69-45 43-69 63-49 38-75 55c-26 18-53 34-80 48-27 15-56 28-84 40-29 12-59 23-88 32-30 9-60 16-91 23-30 6-61 10-92 13s-62 5-94 5c-31 0-62-2-93-5s-62-7-92-13c-31-7-61-14-91-23s-59-20-88-32-58-25-85-40c-28-14-54-30-80-48-26-17-51-35-75-55s-47-41-69-63-43-45-63-69-38-49-56-75c-17-26-33-53-48-80-14-28-28-56-40-85-12-28-22-58-31-87-9-30-17-60-23-91s-10-61-13-92-5-63-5-94 2-62 5-93 7-62 13-92c6-31 14-61 23-91s19-59 31-88 26-57 40-84c15-28 31-54 48-80 18-26 36-52 56-76s41-47 63-69c22-23 45-43 69-63s49-38 75-56c26-17 52-33 80-48 27-14 56-28 85-40s58-22 88-31 60-17 91-23c30-6 61-11 92-14s62-4 93-4c32 0 63 1 94 4s62 8 92 14c31 6 61 14 91 23 29 9 59 19 88 31 28 12 57 26 84 40 27 15 54 31 80 48 26 18 51 36 75 56s47 40 69 63c22 22 43 45 63 69s38 50 56 76c17 26 33 52 48 80 14 27 28 55 40 84 11 29 22 58 31 88s17 60 23 91c6 30 10 61 13 92s5 62 5 93z">
          <text:p/>
        </draw:path>
        <draw:frame draw:style-name="gr4" draw:text-style-name="P5" draw:layer="layout" svg:width="0.674cm" svg:height="0.323cm" svg:x="14.77cm" svg:y="8.182cm">
          <draw:text-box>
            <text:p text:style-name="P4"><text:span text:style-name="T1">Page</text:span></text:p>
          </draw:text-box>
        </draw:frame>
        <draw:frame draw:style-name="gr4" draw:text-style-name="P5" draw:layer="layout" svg:width="1.058cm" svg:height="0.323cm" svg:x="17.925cm" svg:y="10.537cm">
          <draw:text-box>
            <text:p text:style-name="P4"><text:span text:style-name="T1">Teacher</text:span></text:p>
          </draw:text-box>
        </draw:frame>
        <draw:frame draw:style-name="gr4" draw:text-style-name="P5" draw:layer="layout" svg:width="1.618cm" svg:height="0.323cm" svg:x="17.634cm" svg:y="10.87cm">
          <draw:text-box>
            <text:p text:style-name="P4"><text:span text:style-name="T1">Activity View</text:span></text:p>
          </draw:text-box>
        </draw:frame>
        <draw:frame draw:style-name="gr4" draw:text-style-name="P5" draw:layer="layout" svg:width="0.754cm" svg:height="0.323cm" svg:x="18.06cm" svg:y="11.226cm">
          <draw:text-box>
            <text:p text:style-name="P4"><text:span text:style-name="T1">Page </text:span></text:p>
          </draw:text-box>
        </draw:frame>
      </draw:page>
      <draw:page draw:name="page21" draw:style-name="dp1" draw:master-page-name="master-page3">
        <draw:polygon draw:style-name="gr1" draw:text-style-name="P1" draw:layer="layout" svg:width="21.589cm" svg:height="27.939cm" svg:x="0cm" svg:y="0cm" svg:viewBox="0 0 21590 27940" draw:points="0,0 21590,0 21590,27940 0,27940">
          <text:p/>
        </draw:polygon>
        <draw:polyline draw:style-name="gr2" draw:text-style-name="P2" draw:layer="layout" svg:width="0.519cm" svg:height="0cm" svg:x="4.267cm" svg:y="4.61cm" svg:viewBox="0 0 520 0" draw:points="0,0 476,0 196,0 520,0">
          <text:p/>
        </draw:polyline>
        <draw:polygon draw:style-name="gr3" draw:text-style-name="P3" draw:layer="layout" svg:width="0.167cm" svg:height="0.166cm" svg:x="4.745cm" svg:y="4.527cm" svg:viewBox="0 0 168 167" draw:points="168,84 0,167 42,84 0,0">
          <text:p/>
        </draw:polygon>
        <draw:polygon draw:style-name="gr2" draw:text-style-name="P2" draw:layer="layout" svg:width="0.167cm" svg:height="0.166cm" svg:x="4.745cm" svg:y="4.527cm" svg:viewBox="0 0 168 167" draw:points="168,84 0,167 42,84 0,0">
          <text:p/>
        </draw:polygon>
        <draw:path draw:style-name="gr1" draw:text-style-name="P1" draw:layer="layout" svg:width="1.902cm" svg:height="1.903cm" svg:x="2.365cm" svg:y="3.658cm" svg:viewBox="0 0 1903 1904" svg:d="M1903 951c0 31-1 62-4 93s-8 63-14 94c-6 30-13 61-23 90-9 30-19 59-31 88s-25 57-40 85c-15 27-31 54-48 80s-36 51-56 75c-19 24-40 47-62 69s-45 43-69 63c-24 19-49 38-75 55-26 18-53 34-80 48-28 15-56 28-85 40s-58 23-88 32-60 16-90 22c-31 6-62 11-93 14s-62 5-93 5-62-2-93-5-62-8-93-14c-30-6-60-13-90-22s-59-20-88-32-57-25-85-40c-28-14-55-30-81-48-26-17-51-36-75-55-24-20-47-41-69-63s-43-45-62-69c-20-24-39-49-56-75s-33-53-48-80c-15-28-28-56-40-85s-22-58-32-88c-9-29-16-60-22-90-6-31-11-63-14-94s-4-62-4-93 1-62 4-93 8-62 14-92c6-31 13-61 22-91 10-30 20-59 32-88s25-57 40-84c15-28 31-55 48-80 17-26 36-51 55-75 20-25 41-48 63-70s45-43 69-62c24-20 49-39 75-56s53-33 81-48 56-28 85-40 58-22 88-31 60-17 90-23c31-6 62-11 93-14s62-4 93-4 62 1 93 4 62 8 93 14c30 6 60 14 90 23s59 19 88 31 57 25 85 40c27 15 54 31 80 48s51 36 75 56c24 19 47 40 69 62s43 45 62 70c20 24 39 49 56 75 17 25 33 52 48 80 15 27 28 55 40 84s22 58 31 88c10 30 17 60 23 91 6 30 11 61 14 92s4 62 4 93z">
          <text:p/>
        </draw:path>
        <draw:path draw:style-name="gr2" draw:text-style-name="P2" draw:layer="layout" svg:width="1.902cm" svg:height="1.903cm" svg:x="2.365cm" svg:y="3.658cm" svg:viewBox="0 0 1903 1904" svg:d="M1903 951c0 31-1 62-4 93s-8 63-14 94c-6 30-13 61-23 90-9 30-19 59-31 88s-25 57-40 85c-15 27-31 54-48 80s-36 51-56 75c-19 24-40 47-62 69s-45 43-69 63c-24 19-49 38-75 55-26 18-53 34-80 48-28 15-56 28-85 40s-58 23-88 32-60 16-90 22c-31 6-62 11-93 14s-62 5-93 5-62-2-93-5-62-8-93-14c-30-6-60-13-90-22s-59-20-88-32-57-25-85-40c-28-14-55-30-81-48-26-17-51-36-75-55-24-20-47-41-69-63s-43-45-62-69c-20-24-39-49-56-75s-33-53-48-80c-15-28-28-56-40-85s-22-58-32-88c-9-29-16-60-22-90-6-31-11-63-14-94s-4-62-4-93 1-62 4-93 8-62 14-92c6-31 13-61 22-91 10-30 20-59 32-88s25-57 40-84c15-28 31-55 48-80 17-26 36-51 55-75 20-25 41-48 63-70s45-43 69-62c24-20 49-39 75-56s53-33 81-48 56-28 85-40 58-22 88-31 60-17 90-23c31-6 62-11 93-14s62-4 93-4 62 1 93 4 62 8 93 14c30 6 60 14 90 23s59 19 88 31 57 25 85 40c27 15 54 31 80 48s51 36 75 56c24 19 47 40 69 62s43 45 62 70c20 24 39 49 56 75 17 25 33 52 48 80 15 27 28 55 40 84s22 58 31 88c10 30 17 60 23 91 6 30 11 61 14 92s4 62 4 93z">
          <text:p/>
        </draw:path>
        <draw:frame draw:style-name="gr4" draw:text-style-name="P5" draw:layer="layout" svg:width="1.762cm" svg:height="0.323cm" svg:x="2.432cm" svg:y="4.423cm">
          <draw:text-box>
            <text:p text:style-name="P4"><text:span text:style-name="T1">Student Invite</text:span></text:p>
          </draw:text-box>
        </draw:frame>
        <draw:line draw:style-name="gr2" draw:text-style-name="P2" draw:layer="layout" svg:x1="10.218cm" svg:y1="5.561cm" svg:x2="10.218cm" svg:y2="6.896cm">
          <text:p/>
        </draw:line>
        <draw:polygon draw:style-name="gr3" draw:text-style-name="P3" draw:layer="layout" svg:width="0.167cm" svg:height="0.167cm" svg:x="10.135cm" svg:y="6.854cm" svg:viewBox="0 0 168 168" draw:points="84,168 0,0 84,43 168,0">
          <text:p/>
        </draw:polygon>
        <draw:polygon draw:style-name="gr2" draw:text-style-name="P2" draw:layer="layout" svg:width="0.167cm" svg:height="0.167cm" svg:x="10.135cm" svg:y="6.854cm" svg:viewBox="0 0 168 168" draw:points="84,168 0,0 84,43 168,0">
          <text:p/>
        </draw:polygon>
        <draw:path draw:style-name="gr1" draw:text-style-name="P1" draw:layer="layout" svg:width="1.903cm" svg:height="1.903cm" svg:x="9.267cm" svg:y="3.658cm" svg:viewBox="0 0 1904 1904" svg:d="M1904 951c0 31-2 62-5 93s-7 63-13 94c-6 30-14 61-23 90-9 30-20 59-31 88-12 29-26 57-40 85-15 27-31 54-48 80-18 26-36 51-56 75s-41 47-63 69-45 43-69 63c-24 19-49 38-75 55-26 18-53 34-80 48-27 15-56 28-84 40-29 12-58 23-88 32s-61 16-92 22c-30 6-61 11-92 14s-62 5-94 5c-31 0-62-2-93-5s-62-8-92-14c-31-6-61-13-91-22s-59-20-88-32c-28-12-57-25-84-40-28-14-54-30-80-48-26-17-51-36-75-55-24-20-47-41-69-63s-43-45-63-69-38-49-56-75c-17-26-33-53-48-80-14-28-28-56-40-85s-22-58-31-88c-9-29-17-60-23-90-6-31-10-63-13-94s-5-62-5-93 2-62 5-93 7-62 13-92c6-31 14-61 23-91s19-59 31-88 26-57 40-84c15-28 31-55 48-80 18-26 36-51 56-75 20-25 41-48 63-70s45-43 69-62c24-20 49-39 75-56s52-33 80-48c27-15 56-28 84-40 29-12 58-22 88-31s60-17 91-23c30-6 61-11 92-14s62-4 93-4c32 0 63 1 94 4s62 8 92 14c31 6 62 14 92 23s59 19 88 31c28 12 57 25 84 40s54 31 80 48 51 36 75 56c24 19 47 40 69 62s43 45 63 70c20 24 38 49 56 75 17 25 33 52 48 80 14 27 28 55 40 84 11 29 22 58 31 88s17 60 23 91c6 30 10 61 13 92s5 62 5 93z">
          <text:p/>
        </draw:path>
        <draw:path draw:style-name="gr2" draw:text-style-name="P2" draw:layer="layout" svg:width="1.903cm" svg:height="1.903cm" svg:x="9.267cm" svg:y="3.658cm" svg:viewBox="0 0 1904 1904" svg:d="M1904 951c0 31-2 62-5 93s-7 63-13 94c-6 30-14 61-23 90-9 30-20 59-31 88-12 29-26 57-40 85-15 27-31 54-48 80-18 26-36 51-56 75s-41 47-63 69-45 43-69 63c-24 19-49 38-75 55-26 18-53 34-80 48-27 15-56 28-84 40-29 12-58 23-88 32s-61 16-92 22c-30 6-61 11-92 14s-62 5-94 5c-31 0-62-2-93-5s-62-8-92-14c-31-6-61-13-91-22s-59-20-88-32c-28-12-57-25-84-40-28-14-54-30-80-48-26-17-51-36-75-55-24-20-47-41-69-63s-43-45-63-69-38-49-56-75c-17-26-33-53-48-80-14-28-28-56-40-85s-22-58-31-88c-9-29-17-60-23-90-6-31-10-63-13-94s-5-62-5-93 2-62 5-93 7-62 13-92c6-31 14-61 23-91s19-59 31-88 26-57 40-84c15-28 31-55 48-80 18-26 36-51 56-75 20-25 41-48 63-70s45-43 69-62c24-20 49-39 75-56s52-33 80-48c27-15 56-28 84-40 29-12 58-22 88-31s60-17 91-23c30-6 61-11 92-14s62-4 93-4c32 0 63 1 94 4s62 8 92 14c31 6 62 14 92 23s59 19 88 31c28 12 57 25 84 40s54 31 80 48 51 36 75 56c24 19 47 40 69 62s43 45 63 70c20 24 38 49 56 75 17 25 33 52 48 80 14 27 28 55 40 84 11 29 22 58 31 88s17 60 23 91c6 30 10 61 13 92s5 62 5 93z">
          <text:p/>
        </draw:path>
        <draw:frame draw:style-name="gr4" draw:text-style-name="P5" draw:layer="layout" svg:width="1.762cm" svg:height="0.323cm" svg:x="3.074cm" svg:y="2.045cm">
          <draw:text-box>
            <text:p text:style-name="P4"><text:span text:style-name="T1">Student Invite</text:span></text:p>
          </draw:text-box>
        </draw:frame>
        <draw:polyline draw:style-name="gr2" draw:text-style-name="P2" draw:layer="layout" svg:width="0.004cm" svg:height="1.336cm" svg:x="10.215cm" svg:y="8.95cm" svg:viewBox="0 0 5 1337" draw:points="4,0 5,745 0,1337">
          <text:p/>
        </draw:polyline>
        <draw:polygon draw:style-name="gr3" draw:text-style-name="P3" draw:layer="layout" svg:width="0.167cm" svg:height="0.167cm" svg:x="10.132cm" svg:y="10.244cm" svg:viewBox="0 0 168 168" draw:points="83,168 0,0 84,42 168,0">
          <text:p/>
        </draw:polygon>
        <draw:polygon draw:style-name="gr2" draw:text-style-name="P2" draw:layer="layout" svg:width="0.167cm" svg:height="0.167cm" svg:x="10.132cm" svg:y="10.244cm" svg:viewBox="0 0 168 168" draw:points="83,168 0,0 84,42 168,0">
          <text:p/>
        </draw:polygon>
        <draw:path draw:style-name="gr1" draw:text-style-name="P1" draw:layer="layout" svg:width="1.903cm" svg:height="1.903cm" svg:x="9.267cm" svg:y="7.047cm" svg:viewBox="0 0 1904 1904" svg:d="M1904 952c0 31-2 62-5 93s-7 62-13 92c-6 31-14 61-23 91s-20 59-31 88c-12 29-26 57-40 84-15 28-31 54-48 80-18 26-36 52-56 76s-41 48-63 70-45 42-69 62-49 39-75 56-53 33-80 48-56 28-84 40c-29 12-58 22-88 31s-61 17-92 23c-30 6-61 11-92 14s-62 4-94 4c-31 0-62-1-93-4s-62-8-92-14c-31-6-61-14-91-23s-59-19-88-31c-28-12-57-25-84-40-28-15-54-31-80-48s-51-36-75-56-47-40-69-62-43-46-63-70-38-50-56-76c-17-26-33-52-48-80-14-27-28-55-40-84s-22-58-31-88-17-60-23-91c-6-30-10-61-13-92s-5-62-5-93 2-62 5-93c3-32 7-62 13-93 6-30 14-61 23-90 9-30 19-60 31-88 12-29 26-57 40-85 15-27 31-54 48-80 18-26 36-51 56-75s41-47 63-69 45-43 69-63 49-38 75-55c26-18 52-34 80-48 27-15 56-28 84-40 29-12 58-23 88-32s60-16 91-22c30-7 61-11 92-14s62-5 93-5c32 0 63 2 94 5s62 7 92 14c31 6 62 13 92 22s59 20 88 32c28 12 57 25 84 40 27 14 54 30 80 48 26 17 51 35 75 55s47 41 69 63 43 45 63 69 38 49 56 75c17 26 33 53 48 80 14 28 28 56 40 85 11 28 22 58 31 88 9 29 17 60 23 90 6 31 10 61 13 92 3 32 5 63 5 94z">
          <text:p/>
        </draw:path>
        <draw:path draw:style-name="gr2" draw:text-style-name="P2" draw:layer="layout" svg:width="1.903cm" svg:height="1.903cm" svg:x="9.267cm" svg:y="7.047cm" svg:viewBox="0 0 1904 1904" svg:d="M1904 952c0 31-2 62-5 93s-7 62-13 92c-6 31-14 61-23 91s-20 59-31 88c-12 29-26 57-40 84-15 28-31 54-48 80-18 26-36 52-56 76s-41 48-63 70-45 42-69 62-49 39-75 56-53 33-80 48-56 28-84 40c-29 12-58 22-88 31s-61 17-92 23c-30 6-61 11-92 14s-62 4-94 4c-31 0-62-1-93-4s-62-8-92-14c-31-6-61-14-91-23s-59-19-88-31c-28-12-57-25-84-40-28-15-54-31-80-48s-51-36-75-56-47-40-69-62-43-46-63-70-38-50-56-76c-17-26-33-52-48-80-14-27-28-55-40-84s-22-58-31-88-17-60-23-91c-6-30-10-61-13-92s-5-62-5-93 2-62 5-93c3-32 7-62 13-93 6-30 14-61 23-90 9-30 19-60 31-88 12-29 26-57 40-85 15-27 31-54 48-80 18-26 36-51 56-75s41-47 63-69 45-43 69-63 49-38 75-55c26-18 52-34 80-48 27-15 56-28 84-40 29-12 58-23 88-32s60-16 91-22c30-7 61-11 92-14s62-5 93-5c32 0 63 2 94 5s62 7 92 14c31 6 62 13 92 22s59 20 88 32c28 12 57 25 84 40 27 14 54 30 80 48 26 17 51 35 75 55s47 41 69 63 43 45 63 69 38 49 56 75c17 26 33 53 48 80 14 28 28 56 40 85 11 28 22 58 31 88 9 29 17 60 23 90 6 31 10 61 13 92 3 32 5 63 5 94z">
          <text:p/>
        </draw:path>
        <draw:frame draw:style-name="gr4" draw:text-style-name="P5" draw:layer="layout" svg:width="1.122cm" svg:height="0.323cm" svg:x="9.647cm" svg:y="4.423cm">
          <draw:text-box>
            <text:p text:style-name="P4"><text:span text:style-name="T1">Backend</text:span></text:p>
          </draw:text-box>
        </draw:frame>
        <draw:polyline draw:style-name="gr2" draw:text-style-name="P2" draw:layer="layout" svg:width="4.132cm" svg:height="0.003cm" svg:x="4.657cm" svg:y="11.917cm" svg:viewBox="0 0 4133 4" draw:points="4133,4 2109,4 0,0">
          <text:p/>
        </draw:polyline>
        <draw:polygon draw:style-name="gr3" draw:text-style-name="P3" draw:layer="layout" svg:width="0.167cm" svg:height="0.167cm" svg:x="4.532cm" svg:y="11.834cm" svg:viewBox="0 0 168 168" draw:points="0,84 168,0 126,84 167,168">
          <text:p/>
        </draw:polygon>
        <draw:polygon draw:style-name="gr2" draw:text-style-name="P2" draw:layer="layout" svg:width="0.167cm" svg:height="0.167cm" svg:x="4.532cm" svg:y="11.834cm" svg:viewBox="0 0 168 168" draw:points="0,84 168,0 126,84 167,168">
          <text:p/>
        </draw:polygon>
        <draw:polygon draw:style-name="gr1" draw:text-style-name="P1" draw:layer="layout" svg:width="0.595cm" svg:height="0.309cm" svg:x="6.991cm" svg:y="11.794cm" svg:viewBox="0 0 596 310" draw:points="0,0 596,0 596,310 0,310">
          <text:p/>
        </draw:polygon>
        <draw:frame draw:style-name="gr4" draw:text-style-name="P5" draw:layer="layout" svg:width="1.298cm" svg:height="0.323cm" svg:x="9.56cm" svg:y="7.825cm">
          <draw:text-box>
            <text:p text:style-name="P4"><text:span text:style-name="T1">Response</text:span></text:p>
          </draw:text-box>
        </draw:frame>
        <draw:polyline draw:style-name="gr2" draw:text-style-name="P2" draw:layer="layout" svg:width="1.516cm" svg:height="0.003cm" svg:x="11.639cm" svg:y="11.918cm" svg:viewBox="0 0 1517 4" draw:points="0,4 835,4 1517,0">
          <text:p/>
        </draw:polyline>
        <draw:polygon draw:style-name="gr3" draw:text-style-name="P3" draw:layer="layout" svg:width="0.167cm" svg:height="0.167cm" svg:x="13.113cm" svg:y="11.834cm" svg:viewBox="0 0 168 168" draw:points="168,84 1,168 42,85 0,0">
          <text:p/>
        </draw:polygon>
        <draw:polygon draw:style-name="gr2" draw:text-style-name="P2" draw:layer="layout" svg:width="0.167cm" svg:height="0.167cm" svg:x="13.113cm" svg:y="11.834cm" svg:viewBox="0 0 168 168" draw:points="168,84 1,168 42,85 0,0">
          <text:p/>
        </draw:polygon>
        <draw:polygon draw:style-name="gr1" draw:text-style-name="P1" draw:layer="layout" svg:width="0.975cm" svg:height="0.309cm" svg:x="12.034cm" svg:y="11.746cm" svg:viewBox="0 0 976 310" draw:points="0,0 976,0 976,310 0,310">
          <text:p/>
        </draw:polygon>
        <draw:frame draw:style-name="gr5" draw:text-style-name="P6" draw:layer="layout" svg:width="0.585cm" svg:height="0.293cm" svg:x="6.998cm" svg:y="11.795cm">
          <draw:text-box>
            <text:p text:style-name="P4"><text:span text:style-name="T2">Error</text:span></text:p>
          </draw:text-box>
        </draw:frame>
        <draw:polygon draw:style-name="gr1" draw:text-style-name="P1" draw:layer="layout" svg:width="2.854cm" svg:height="2.961cm" svg:x="8.787cm" svg:y="10.437cm" svg:viewBox="0 0 2855 2962" draw:points="1428,0 2855,1481 1428,2962 0,1481">
          <text:p/>
        </draw:polygon>
        <draw:polygon draw:style-name="gr2" draw:text-style-name="P2" draw:layer="layout" svg:width="2.854cm" svg:height="2.961cm" svg:x="8.787cm" svg:y="10.437cm" svg:viewBox="0 0 2855 2962" draw:points="1428,0 2855,1481 1428,2962 0,1481">
          <text:p/>
        </draw:polygon>
        <draw:frame draw:style-name="gr5" draw:text-style-name="P6" draw:layer="layout" svg:width="0.994cm" svg:height="0.293cm" svg:x="12.028cm" svg:y="11.747cm">
          <draw:text-box>
            <text:p text:style-name="P4"><text:span text:style-name="T2">Success</text:span></text:p>
          </draw:text-box>
        </draw:frame>
        <draw:line draw:style-name="gr2" draw:text-style-name="P2" draw:layer="layout" svg:x1="3.316cm" svg:y1="11.204cm" svg:x2="3.316cm" svg:y2="5.712cm">
          <text:p/>
        </draw:line>
        <draw:polygon draw:style-name="gr3" draw:text-style-name="P3" draw:layer="layout" svg:width="0.166cm" svg:height="0.167cm" svg:x="3.233cm" svg:y="5.587cm" svg:viewBox="0 0 167 168" draw:points="84,0 167,168 84,125 0,168">
          <text:p/>
        </draw:polygon>
        <draw:polygon draw:style-name="gr2" draw:text-style-name="P2" draw:layer="layout" svg:width="0.166cm" svg:height="0.167cm" svg:x="3.233cm" svg:y="5.587cm" svg:viewBox="0 0 167 168" draw:points="84,0 167,168 84,125 0,168">
          <text:p/>
        </draw:polygon>
        <draw:polygon draw:style-name="gr1" draw:text-style-name="P1" draw:layer="layout" svg:width="2.854cm" svg:height="1.427cm" svg:x="1.889cm" svg:y="11.204cm" svg:viewBox="0 0 2855 1428" draw:points="0,1428 476,0 2855,0 2378,1428">
          <text:p/>
        </draw:polygon>
        <draw:polygon draw:style-name="gr2" draw:text-style-name="P2" draw:layer="layout" svg:width="2.854cm" svg:height="1.427cm" svg:x="1.889cm" svg:y="11.204cm" svg:viewBox="0 0 2855 1428" draw:points="0,1428 476,0 2855,0 2378,1428">
          <text:p/>
        </draw:polygon>
        <draw:frame draw:style-name="gr4" draw:text-style-name="P5" draw:layer="layout" svg:width="2.258cm" svg:height="0.323cm" svg:x="9.084cm" svg:y="11.75cm">
          <draw:text-box>
            <text:p text:style-name="P4"><text:span text:style-name="T1">Error or success?</text:span></text:p>
          </draw:text-box>
        </draw:frame>
        <draw:line draw:style-name="gr2" draw:text-style-name="P2" draw:layer="layout" svg:x1="16.161cm" svg:y1="11.918cm" svg:x2="17.199cm" svg:y2="11.918cm">
          <text:p/>
        </draw:line>
        <draw:polygon draw:style-name="gr3" draw:text-style-name="P3" draw:layer="layout" svg:width="0.167cm" svg:height="0.167cm" svg:x="17.157cm" svg:y="11.834cm" svg:viewBox="0 0 168 168" draw:points="168,85 0,168 43,85 0,0">
          <text:p/>
        </draw:polygon>
        <draw:polygon draw:style-name="gr2" draw:text-style-name="P2" draw:layer="layout" svg:width="0.167cm" svg:height="0.167cm" svg:x="17.157cm" svg:y="11.834cm" svg:viewBox="0 0 168 168" draw:points="168,85 0,168 43,85 0,0">
          <text:p/>
        </draw:polygon>
        <draw:polygon draw:style-name="gr1" draw:text-style-name="P1" draw:layer="layout" svg:width="2.854cm" svg:height="1.427cm" svg:x="13.307cm" svg:y="11.204cm" svg:viewBox="0 0 2855 1428" draw:points="0,0 2855,0 2855,1428 0,1428">
          <text:p/>
        </draw:polygon>
        <draw:polygon draw:style-name="gr2" draw:text-style-name="P2" draw:layer="layout" svg:width="2.854cm" svg:height="1.427cm" svg:x="13.307cm" svg:y="11.204cm" svg:viewBox="0 0 2855 1428" draw:points="0,0 2855,0 2855,1428 0,1428">
          <text:p/>
        </draw:polygon>
        <draw:frame draw:style-name="gr4" draw:text-style-name="P5" draw:layer="layout" svg:width="1.89cm" svg:height="0.323cm" svg:x="2.368cm" svg:y="11.75cm">
          <draw:text-box>
            <text:p text:style-name="P4"><text:span text:style-name="T1">Error message</text:span></text:p>
          </draw:text-box>
        </draw:frame>
        <draw:line draw:style-name="gr2" draw:text-style-name="P2" draw:layer="layout" svg:x1="18.54cm" svg:y1="12.631cm" svg:x2="18.54cm" svg:y2="13.865cm">
          <text:p/>
        </draw:line>
        <draw:polygon draw:style-name="gr3" draw:text-style-name="P3" draw:layer="layout" svg:width="0.167cm" svg:height="0.166cm" svg:x="18.456cm" svg:y="13.824cm" svg:viewBox="0 0 168 167" draw:points="85,167 0,0 85,42 168,0">
          <text:p/>
        </draw:polygon>
        <draw:polygon draw:style-name="gr2" draw:text-style-name="P2" draw:layer="layout" svg:width="0.167cm" svg:height="0.166cm" svg:x="18.456cm" svg:y="13.824cm" svg:viewBox="0 0 168 167" draw:points="85,167 0,0 85,42 168,0">
          <text:p/>
        </draw:polygon>
        <draw:polygon draw:style-name="gr1" draw:text-style-name="P1" draw:layer="layout" svg:width="2.855cm" svg:height="1.427cm" svg:x="17.112cm" svg:y="11.204cm" svg:viewBox="0 0 2856 1428" draw:points="0,1428 476,0 2856,0 2380,1428">
          <text:p/>
        </draw:polygon>
        <draw:polygon draw:style-name="gr2" draw:text-style-name="P2" draw:layer="layout" svg:width="2.855cm" svg:height="1.427cm" svg:x="17.112cm" svg:y="11.204cm" svg:viewBox="0 0 2856 1428" draw:points="0,1428 476,0 2856,0 2380,1428">
          <text:p/>
        </draw:polygon>
        <draw:frame draw:style-name="gr4" draw:text-style-name="P5" draw:layer="layout" svg:width="1.474cm" svg:height="0.323cm" svg:x="13.992cm" svg:y="11.75cm">
          <draw:text-box>
            <text:p text:style-name="P4"><text:span text:style-name="T1">Sort names</text:span></text:p>
          </draw:text-box>
        </draw:frame>
        <draw:line draw:style-name="gr2" draw:text-style-name="P2" draw:layer="layout" svg:x1="17.112cm" svg:y1="15.325cm" svg:x2="16.312cm" svg:y2="15.325cm">
          <text:p/>
        </draw:line>
        <draw:polygon draw:style-name="gr3" draw:text-style-name="P3" draw:layer="layout" svg:width="0.166cm" svg:height="0.166cm" svg:x="16.188cm" svg:y="15.242cm" svg:viewBox="0 0 167 167" draw:points="0,83 167,0 124,83 167,167">
          <text:p/>
        </draw:polygon>
        <draw:polygon draw:style-name="gr2" draw:text-style-name="P2" draw:layer="layout" svg:width="0.166cm" svg:height="0.166cm" svg:x="16.188cm" svg:y="15.242cm" svg:viewBox="0 0 167 167" draw:points="0,83 167,0 124,83 167,167">
          <text:p/>
        </draw:polygon>
        <draw:line draw:style-name="gr2" draw:text-style-name="P2" draw:layer="layout" svg:x1="18.54cm" svg:y1="16.633cm" svg:x2="18.54cm" svg:y2="17.54cm">
          <text:p/>
        </draw:line>
        <draw:polygon draw:style-name="gr3" draw:text-style-name="P3" draw:layer="layout" svg:width="0.167cm" svg:height="0.166cm" svg:x="18.456cm" svg:y="17.499cm" svg:viewBox="0 0 168 167" draw:points="85,167 0,0 85,42 168,0">
          <text:p/>
        </draw:polygon>
        <draw:polygon draw:style-name="gr2" draw:text-style-name="P2" draw:layer="layout" svg:width="0.167cm" svg:height="0.166cm" svg:x="18.456cm" svg:y="17.499cm" svg:viewBox="0 0 168 167" draw:points="85,167 0,0 85,42 168,0">
          <text:p/>
        </draw:polygon>
        <draw:polygon draw:style-name="gr1" draw:text-style-name="P1" draw:layer="layout" svg:width="2.855cm" svg:height="2.616cm" svg:x="17.112cm" svg:y="14.017cm" svg:viewBox="0 0 2856 2617" draw:points="1428,0 2856,1309 1428,2617 0,1309">
          <text:p/>
        </draw:polygon>
        <draw:polygon draw:style-name="gr2" draw:text-style-name="P2" draw:layer="layout" svg:width="2.855cm" svg:height="2.616cm" svg:x="17.112cm" svg:y="14.017cm" svg:viewBox="0 0 2856 2617" draw:points="1428,0 2856,1309 1428,2617 0,1309">
          <text:p/>
        </draw:polygon>
        <draw:frame draw:style-name="gr4" draw:text-style-name="P5" draw:layer="layout" svg:width="1.89cm" svg:height="0.323cm" svg:x="17.592cm" svg:y="11.75cm">
          <draw:text-box>
            <text:p text:style-name="P4"><text:span text:style-name="T1">Display names</text:span></text:p>
          </draw:text-box>
        </draw:frame>
        <draw:polyline draw:style-name="gr2" draw:text-style-name="P2" draw:layer="layout" svg:width="0.927cm" svg:height="0cm" svg:x="12.379cm" svg:y="15.326cm" svg:viewBox="0 0 928 0" draw:points="928,0 452,0 564,0 0,0">
          <text:p/>
        </draw:polyline>
        <draw:polygon draw:style-name="gr3" draw:text-style-name="P3" draw:layer="layout" svg:width="0.167cm" svg:height="0.166cm" svg:x="12.254cm" svg:y="15.243cm" svg:viewBox="0 0 168 167" draw:points="0,83 168,0 126,83 168,167">
          <text:p/>
        </draw:polygon>
        <draw:polygon draw:style-name="gr2" draw:text-style-name="P2" draw:layer="layout" svg:width="0.167cm" svg:height="0.166cm" svg:x="12.254cm" svg:y="15.243cm" svg:viewBox="0 0 168 167" draw:points="0,83 168,0 126,83 168,167">
          <text:p/>
        </draw:polygon>
        <draw:polygon draw:style-name="gr1" draw:text-style-name="P1" draw:layer="layout" svg:width="2.854cm" svg:height="1.427cm" svg:x="13.307cm" svg:y="14.612cm" svg:viewBox="0 0 2855 1428" draw:points="0,0 2855,0 2855,1428 0,1428">
          <text:p/>
        </draw:polygon>
        <draw:polygon draw:style-name="gr2" draw:text-style-name="P2" draw:layer="layout" svg:width="2.854cm" svg:height="1.427cm" svg:x="13.307cm" svg:y="14.612cm" svg:viewBox="0 0 2855 1428" draw:points="0,0 2855,0 2855,1428 0,1428">
          <text:p/>
        </draw:polygon>
        <draw:frame draw:style-name="gr4" draw:text-style-name="P5" draw:layer="layout" svg:width="2.018cm" svg:height="0.323cm" svg:x="17.528cm" svg:y="15.151cm">
          <draw:text-box>
            <text:p text:style-name="P4"><text:span text:style-name="T1">Search or Invite</text:span></text:p>
          </draw:text-box>
        </draw:frame>
        <draw:polygon draw:style-name="gr1" draw:text-style-name="P1" draw:layer="layout" svg:width="2.855cm" svg:height="1.427cm" svg:x="9.611cm" svg:y="14.612cm" svg:viewBox="0 0 2856 1428" draw:points="0,1428 477,0 2856,0 2380,1428">
          <text:p/>
        </draw:polygon>
        <draw:polygon draw:style-name="gr2" draw:text-style-name="P2" draw:layer="layout" svg:width="2.855cm" svg:height="1.427cm" svg:x="9.611cm" svg:y="14.612cm" svg:viewBox="0 0 2856 1428" draw:points="0,1428 477,0 2856,0 2380,1428">
          <text:p/>
        </draw:polygon>
        <draw:frame draw:style-name="gr4" draw:text-style-name="P5" draw:layer="layout" svg:width="1.97cm" svg:height="0.323cm" svg:x="13.746cm" svg:y="15.151cm">
          <draw:text-box>
            <text:p text:style-name="P4"><text:span text:style-name="T1">Matching name</text:span></text:p>
          </draw:text-box>
        </draw:frame>
        <draw:line draw:style-name="gr2" draw:text-style-name="P2" draw:layer="layout" svg:x1="17.588cm" svg:y1="18.643cm" svg:x2="16.669cm" svg:y2="18.643cm">
          <text:p/>
        </draw:line>
        <draw:polygon draw:style-name="gr3" draw:text-style-name="P3" draw:layer="layout" svg:width="0.167cm" svg:height="0.167cm" svg:x="16.544cm" svg:y="18.56cm" svg:viewBox="0 0 168 168" draw:points="0,83 168,0 125,83 168,168">
          <text:p/>
        </draw:polygon>
        <draw:polygon draw:style-name="gr2" draw:text-style-name="P2" draw:layer="layout" svg:width="0.167cm" svg:height="0.167cm" svg:x="16.544cm" svg:y="18.56cm" svg:viewBox="0 0 168 168" draw:points="0,83 168,0 125,83 168,168">
          <text:p/>
        </draw:polygon>
        <draw:path draw:style-name="gr1" draw:text-style-name="P1" draw:layer="layout" svg:width="1.903cm" svg:height="1.903cm" svg:x="17.588cm" svg:y="17.692cm" svg:viewBox="0 0 1904 1904" svg:d="M1904 952c0 32-1 63-4 94-4 31-8 61-14 92s-14 61-23 91c-9 29-19 59-31 88-12 28-26 56-40 84-15 27-31 54-48 80-18 26-36 51-56 75s-41 47-63 69-45 43-69 63-49 38-75 56c-26 17-52 33-80 48-27 14-55 28-84 39-29 12-58 23-88 32s-60 17-91 23c-30 6-61 10-92 13s-62 5-93 5c-32 0-63-2-94-5s-61-7-92-13-61-14-91-23c-29-9-59-20-87-32-29-11-57-25-85-39-28-15-55-31-81-48-26-18-51-36-75-56s-47-41-69-63-43-45-63-69-38-49-56-75c-17-26-33-53-48-80-14-28-27-56-39-84-12-29-23-59-32-88-9-30-16-60-23-91-6-31-10-61-13-92s-5-62-5-94c0-31 2-62 5-93s7-62 13-92c7-31 14-61 23-91s20-59 32-88c12-28 25-57 39-84 15-28 31-54 48-80 18-26 36-52 56-76s41-47 63-69 45-43 69-63 49-38 75-56c26-17 53-33 81-48 28-14 56-28 85-40 28-12 58-22 87-31 30-9 60-17 91-23s61-10 92-13c31-4 62-5 94-5 31 0 62 1 93 5 31 3 62 7 92 13 31 6 61 14 91 23s59 19 88 31 57 26 84 40c28 15 54 31 80 48 26 18 51 36 75 56s47 41 69 63 43 45 63 69 38 50 56 76c17 26 33 52 48 80 14 27 28 56 40 84 12 29 22 58 31 88s17 60 23 91c6 30 10 61 14 92 3 31 4 62 4 93z">
          <text:p/>
        </draw:path>
        <draw:path draw:style-name="gr2" draw:text-style-name="P2" draw:layer="layout" svg:width="1.903cm" svg:height="1.903cm" svg:x="17.588cm" svg:y="17.692cm" svg:viewBox="0 0 1904 1904" svg:d="M1904 952c0 32-1 63-4 94-4 31-8 61-14 92s-14 61-23 91c-9 29-19 59-31 88-12 28-26 56-40 84-15 27-31 54-48 80-18 26-36 51-56 75s-41 47-63 69-45 43-69 63-49 38-75 56c-26 17-52 33-80 48-27 14-55 28-84 39-29 12-58 23-88 32s-60 17-91 23c-30 6-61 10-92 13s-62 5-93 5c-32 0-63-2-94-5s-61-7-92-13-61-14-91-23c-29-9-59-20-87-32-29-11-57-25-85-39-28-15-55-31-81-48-26-18-51-36-75-56s-47-41-69-63-43-45-63-69-38-49-56-75c-17-26-33-53-48-80-14-28-27-56-39-84-12-29-23-59-32-88-9-30-16-60-23-91-6-31-10-61-13-92s-5-62-5-94c0-31 2-62 5-93s7-62 13-92c7-31 14-61 23-91s20-59 32-88c12-28 25-57 39-84 15-28 31-54 48-80 18-26 36-52 56-76s41-47 63-69 45-43 69-63 49-38 75-56c26-17 53-33 81-48 28-14 56-28 85-40 28-12 58-22 87-31 30-9 60-17 91-23s61-10 92-13c31-4 62-5 94-5 31 0 62 1 93 5 31 3 62 7 92 13 31 6 61 14 91 23s59 19 88 31 57 26 84 40c28 15 54 31 80 48 26 18 51 36 75 56s47 41 69 63 43 45 63 69 38 50 56 76c17 26 33 52 48 80 14 27 28 56 40 84 12 29 22 58 31 88s17 60 23 91c6 30 10 61 14 92 3 31 4 62 4 93z">
          <text:p/>
        </draw:path>
        <draw:frame draw:style-name="gr4" draw:text-style-name="P5" draw:layer="layout" svg:width="1.746cm" svg:height="0.323cm" svg:x="10.17cm" svg:y="15.151cm">
          <draw:text-box>
            <text:p text:style-name="P4"><text:span text:style-name="T1">Display name</text:span></text:p>
          </draw:text-box>
        </draw:frame>
        <draw:frame draw:style-name="gr4" draw:text-style-name="P5" draw:layer="layout" svg:width="1.202cm" svg:height="0.323cm" svg:x="17.933cm" svg:y="18.291cm">
          <draw:text-box>
            <text:p text:style-name="P4"><text:span text:style-name="T1">Backend </text:span></text:p>
          </draw:text-box>
        </draw:frame>
        <draw:line draw:style-name="gr2" draw:text-style-name="P2" draw:layer="layout" svg:x1="14.615cm" svg:y1="18.643cm" svg:x2="4.419cm" svg:y2="18.643cm">
          <text:p/>
        </draw:line>
        <draw:polygon draw:style-name="gr3" draw:text-style-name="P3" draw:layer="layout" svg:width="0.167cm" svg:height="0.167cm" svg:x="4.294cm" svg:y="18.56cm" svg:viewBox="0 0 168 168" draw:points="0,83 168,0 126,83 168,168">
          <text:p/>
        </draw:polygon>
        <draw:polygon draw:style-name="gr2" draw:text-style-name="P2" draw:layer="layout" svg:width="0.167cm" svg:height="0.167cm" svg:x="4.294cm" svg:y="18.56cm" svg:viewBox="0 0 168 168" draw:points="0,83 168,0 126,83 168,168">
          <text:p/>
        </draw:polygon>
        <draw:path draw:style-name="gr1" draw:text-style-name="P1" draw:layer="layout" svg:width="1.903cm" svg:height="1.903cm" svg:x="14.615cm" svg:y="17.692cm" svg:viewBox="0 0 1904 1904" svg:d="M1904 952c0 32-2 63-5 94s-7 61-14 92c-6 31-13 61-22 91-9 29-20 59-32 88-12 28-25 56-40 84-14 27-30 54-48 80-17 26-35 51-55 75s-41 47-63 69-45 43-69 63c-25 20-50 38-76 56-26 17-53 33-80 48-28 14-56 28-85 39-28 12-58 23-88 32-29 9-60 17-90 23-31 6-61 10-92 13s-63 5-94 5-62-2-93-5-62-7-92-13c-31-6-61-14-91-23s-59-20-88-32c-29-11-57-25-84-39-28-15-54-31-80-48-26-18-51-36-75-56s-48-41-70-63-42-45-62-69-39-49-56-75-33-53-48-80c-15-28-28-56-40-84-12-29-22-59-31-88-9-30-17-60-23-91s-11-61-14-92-4-62-4-94c0-31 1-62 4-93s8-62 14-92c6-31 14-61 23-91s19-59 31-88c12-28 25-57 40-84 15-28 31-54 48-80s36-52 56-76 40-47 62-69 46-43 70-63 49-38 75-56c26-17 52-33 80-48 27-14 55-28 84-40s58-22 88-31 60-17 91-23c30-6 61-10 92-13 31-4 62-5 93-5s63 1 94 5c31 3 61 7 92 13 30 6 61 14 90 23 30 9 60 19 88 31 29 12 57 26 85 40 27 15 54 31 80 48 26 18 51 36 76 56 24 20 47 41 69 63s43 45 63 69 38 50 55 76c18 26 34 52 48 80 15 27 28 56 40 84 12 29 23 58 32 88s16 60 22 91c7 30 11 61 14 92s5 62 5 93z">
          <text:p/>
        </draw:path>
        <draw:path draw:style-name="gr2" draw:text-style-name="P2" draw:layer="layout" svg:width="1.903cm" svg:height="1.903cm" svg:x="14.615cm" svg:y="17.692cm" svg:viewBox="0 0 1904 1904" svg:d="M1904 952c0 32-2 63-5 94s-7 61-14 92c-6 31-13 61-22 91-9 29-20 59-32 88-12 28-25 56-40 84-14 27-30 54-48 80-17 26-35 51-55 75s-41 47-63 69-45 43-69 63c-25 20-50 38-76 56-26 17-53 33-80 48-28 14-56 28-85 39-28 12-58 23-88 32-29 9-60 17-90 23-31 6-61 10-92 13s-63 5-94 5-62-2-93-5-62-7-92-13c-31-6-61-14-91-23s-59-20-88-32c-29-11-57-25-84-39-28-15-54-31-80-48-26-18-51-36-75-56s-48-41-70-63-42-45-62-69-39-49-56-75-33-53-48-80c-15-28-28-56-40-84-12-29-22-59-31-88-9-30-17-60-23-91s-11-61-14-92-4-62-4-94c0-31 1-62 4-93s8-62 14-92c6-31 14-61 23-91s19-59 31-88c12-28 25-57 40-84 15-28 31-54 48-80s36-52 56-76 40-47 62-69 46-43 70-63 49-38 75-56c26-17 52-33 80-48 27-14 55-28 84-40s58-22 88-31 60-17 91-23c30-6 61-10 92-13 31-4 62-5 93-5s63 1 94 5c31 3 61 7 92 13 30 6 61 14 90 23 30 9 60 19 88 31 29 12 57 26 85 40 27 15 54 31 80 48 26 18 51 36 76 56 24 20 47 41 69 63s43 45 63 69 38 50 55 76c18 26 34 52 48 80 15 27 28 56 40 84 12 29 23 58 32 88s16 60 22 91c7 30 11 61 14 92s5 62 5 93z">
          <text:p/>
        </draw:path>
        <draw:frame draw:style-name="gr4" draw:text-style-name="P5" draw:layer="layout" svg:width="1.346cm" svg:height="0.323cm" svg:x="17.861cm" svg:y="18.648cm">
          <draw:text-box>
            <text:p text:style-name="P4"><text:span text:style-name="T1">Save Data</text:span></text:p>
          </draw:text-box>
        </draw:frame>
        <draw:line draw:style-name="gr2" draw:text-style-name="P2" draw:layer="layout" svg:x1="3.316cm" svg:y1="17.692cm" svg:x2="3.316cm" svg:y2="12.783cm">
          <text:p/>
        </draw:line>
        <draw:polygon draw:style-name="gr3" draw:text-style-name="P3" draw:layer="layout" svg:width="0.166cm" svg:height="0.166cm" svg:x="3.233cm" svg:y="12.658cm" svg:viewBox="0 0 167 167" draw:points="84,0 167,167 84,126 0,167">
          <text:p/>
        </draw:polygon>
        <draw:polygon draw:style-name="gr2" draw:text-style-name="P2" draw:layer="layout" svg:width="0.166cm" svg:height="0.166cm" svg:x="3.233cm" svg:y="12.658cm" svg:viewBox="0 0 167 167" draw:points="84,0 167,167 84,126 0,167">
          <text:p/>
        </draw:polygon>
        <draw:line draw:style-name="gr2" draw:text-style-name="P2" draw:layer="layout" svg:x1="3.316cm" svg:y1="19.595cm" svg:x2="3.316cm" svg:y2="20.871cm">
          <text:p/>
        </draw:line>
        <draw:polygon draw:style-name="gr3" draw:text-style-name="P3" draw:layer="layout" svg:width="0.166cm" svg:height="0.166cm" svg:x="3.233cm" svg:y="20.829cm" svg:viewBox="0 0 167 167" draw:points="84,167 0,0 84,43 167,0">
          <text:p/>
        </draw:polygon>
        <draw:polygon draw:style-name="gr2" draw:text-style-name="P2" draw:layer="layout" svg:width="0.166cm" svg:height="0.166cm" svg:x="3.233cm" svg:y="20.829cm" svg:viewBox="0 0 167 167" draw:points="84,167 0,0 84,43 167,0">
          <text:p/>
        </draw:polygon>
        <draw:polygon draw:style-name="gr1" draw:text-style-name="P1" draw:layer="layout" svg:width="1.902cm" svg:height="1.903cm" svg:x="2.365cm" svg:y="17.692cm" svg:viewBox="0 0 1903 1904" draw:points="952,0 1903,952 952,1904 0,952">
          <text:p/>
        </draw:polygon>
        <draw:polygon draw:style-name="gr2" draw:text-style-name="P2" draw:layer="layout" svg:width="1.902cm" svg:height="1.903cm" svg:x="2.365cm" svg:y="17.692cm" svg:viewBox="0 0 1903 1904" draw:points="952,0 1903,952 952,1904 0,952">
          <text:p/>
        </draw:polygon>
        <draw:frame draw:style-name="gr4" draw:text-style-name="P5" draw:layer="layout" svg:width="1.298cm" svg:height="0.323cm" svg:x="14.912cm" svg:y="18.458cm">
          <draw:text-box>
            <text:p text:style-name="P4"><text:span text:style-name="T1">Response</text:span></text:p>
          </draw:text-box>
        </draw:frame>
        <draw:frame draw:style-name="gr4" draw:text-style-name="P5" draw:layer="layout" svg:width="0.978cm" svg:height="0.323cm" svg:x="2.821cm" svg:y="18.291cm">
          <draw:text-box>
            <text:p text:style-name="P4"><text:span text:style-name="T1">Error or</text:span></text:p>
          </draw:text-box>
        </draw:frame>
        <draw:line draw:style-name="gr2" draw:text-style-name="P2" draw:layer="layout" svg:x1="3.316cm" svg:y1="22.925cm" svg:x2="3.316cm" svg:y2="23.963cm">
          <text:p/>
        </draw:line>
        <draw:polygon draw:style-name="gr3" draw:text-style-name="P3" draw:layer="layout" svg:width="0.166cm" svg:height="0.167cm" svg:x="3.233cm" svg:y="23.921cm" svg:viewBox="0 0 167 168" draw:points="84,168 0,0 84,42 167,0">
          <text:p/>
        </draw:polygon>
        <draw:polygon draw:style-name="gr2" draw:text-style-name="P2" draw:layer="layout" svg:width="0.166cm" svg:height="0.167cm" svg:x="3.233cm" svg:y="23.921cm" svg:viewBox="0 0 167 168" draw:points="84,168 0,0 84,42 167,0">
          <text:p/>
        </draw:polygon>
        <draw:polygon draw:style-name="gr1" draw:text-style-name="P1" draw:layer="layout" svg:width="3.33cm" svg:height="1.903cm" svg:x="1.651cm" svg:y="21.022cm" svg:viewBox="0 0 3331 1904" draw:points="0,1904 477,0 3331,0 2855,1904">
          <text:p/>
        </draw:polygon>
        <draw:polygon draw:style-name="gr2" draw:text-style-name="P2" draw:layer="layout" svg:width="3.33cm" svg:height="1.903cm" svg:x="1.651cm" svg:y="21.022cm" svg:viewBox="0 0 3331 1904" draw:points="0,1904 477,0 3331,0 2855,1904">
          <text:p/>
        </draw:polygon>
        <draw:frame draw:style-name="gr4" draw:text-style-name="P5" draw:layer="layout" svg:width="1.202cm" svg:height="0.323cm" svg:x="2.71cm" svg:y="18.648cm">
          <draw:text-box>
            <text:p text:style-name="P4"><text:span text:style-name="T1">success?</text:span></text:p>
          </draw:text-box>
        </draw:frame>
        <draw:frame draw:style-name="gr4" draw:text-style-name="P5" draw:layer="layout" svg:width="2.514cm" svg:height="0.323cm" svg:x="2.059cm" svg:y="21.621cm">
          <draw:text-box>
            <text:p text:style-name="P4"><text:span text:style-name="T1">Successfully invited</text:span></text:p>
          </draw:text-box>
        </draw:frame>
        <draw:line draw:style-name="gr2" draw:text-style-name="P2" draw:layer="layout" svg:x1="7.93cm" svg:y1="4.609cm" svg:x2="9.115cm" svg:y2="4.609cm">
          <text:p/>
        </draw:line>
        <draw:polygon draw:style-name="gr3" draw:text-style-name="P3" draw:layer="layout" svg:width="0.166cm" svg:height="0.166cm" svg:x="9.074cm" svg:y="4.526cm" svg:viewBox="0 0 167 167" draw:points="167,84 0,167 41,84 0,0">
          <text:p/>
        </draw:polygon>
        <draw:polygon draw:style-name="gr2" draw:text-style-name="P2" draw:layer="layout" svg:width="0.166cm" svg:height="0.166cm" svg:x="9.074cm" svg:y="4.526cm" svg:viewBox="0 0 167 167" draw:points="167,84 0,167 41,84 0,0">
          <text:p/>
        </draw:polygon>
        <draw:polygon draw:style-name="gr1" draw:text-style-name="P1" draw:layer="layout" svg:width="1.071cm" svg:height="0.309cm" svg:x="8.085cm" svg:y="4.396cm" svg:viewBox="0 0 1072 310" draw:points="0,0 1072,0 1072,310 0,310">
          <text:p/>
        </draw:polygon>
        <draw:frame draw:style-name="gr4" draw:text-style-name="P5" draw:layer="layout" svg:width="0.946cm" svg:height="0.323cm" svg:x="2.836cm" svg:y="21.978cm">
          <draw:text-box>
            <text:p text:style-name="P4"><text:span text:style-name="T1">student</text:span></text:p>
          </draw:text-box>
        </draw:frame>
        <draw:polyline draw:style-name="gr2" draw:text-style-name="P2" draw:layer="layout" svg:width="0cm" svg:height="0.74cm" svg:x="6.434cm" svg:y="5.857cm" svg:viewBox="0 0 0 741" draw:points="0,0 0,477 0,741">
          <text:p/>
        </draw:polyline>
        <draw:polygon draw:style-name="gr3" draw:text-style-name="P3" draw:layer="layout" svg:width="0.166cm" svg:height="0.166cm" svg:x="6.351cm" svg:y="6.557cm" svg:viewBox="0 0 167 167" draw:points="84,167 0,0 84,41 167,0">
          <text:p/>
        </draw:polygon>
        <draw:polygon draw:style-name="gr2" draw:text-style-name="P2" draw:layer="layout" svg:width="0.166cm" svg:height="0.166cm" svg:x="6.351cm" svg:y="6.557cm" svg:viewBox="0 0 167 167" draw:points="84,167 0,0 84,41 167,0">
          <text:p/>
        </draw:polygon>
        <draw:polygon draw:style-name="gr1" draw:text-style-name="P1" draw:layer="layout" svg:width="0.594cm" svg:height="0.31cm" svg:x="6.135cm" svg:y="5.989cm" svg:viewBox="0 0 595 311" draw:points="0,0 595,0 595,311 0,311">
          <text:p/>
        </draw:polygon>
        <draw:frame draw:style-name="gr5" draw:text-style-name="P6" draw:layer="layout" svg:width="1.053cm" svg:height="0.293cm" svg:x="8.097cm" svg:y="4.397cm">
          <draw:text-box>
            <text:p text:style-name="P4"><text:span text:style-name="T2">Continue</text:span></text:p>
          </draw:text-box>
        </draw:frame>
        <draw:polygon draw:style-name="gr1" draw:text-style-name="P1" draw:layer="layout" svg:width="2.992cm" svg:height="2.498cm" svg:x="4.938cm" svg:y="3.36cm" svg:viewBox="0 0 2993 2499" draw:points="1496,0 2993,1250 1496,2499 0,1250">
          <text:p/>
        </draw:polygon>
        <draw:polygon draw:style-name="gr2" draw:text-style-name="P2" draw:layer="layout" svg:width="2.992cm" svg:height="2.498cm" svg:x="4.938cm" svg:y="3.36cm" svg:viewBox="0 0 2993 2499" draw:points="1496,0 2993,1250 1496,2499 0,1250">
          <text:p/>
        </draw:polygon>
        <draw:frame draw:style-name="gr5" draw:text-style-name="P6" draw:layer="layout" svg:width="0.586cm" svg:height="0.293cm" svg:x="6.142cm" svg:y="5.991cm">
          <draw:text-box>
            <text:p text:style-name="P4"><text:span text:style-name="T2">Back</text:span></text:p>
          </draw:text-box>
        </draw:frame>
        <draw:frame draw:style-name="gr4" draw:text-style-name="P5" draw:layer="layout" svg:width="2.53cm" svg:height="0.323cm" svg:x="5.167cm" svg:y="4.257cm">
          <draw:text-box>
            <text:p text:style-name="P4"><text:span text:style-name="T1">Back to Dashboard </text:span></text:p>
          </draw:text-box>
        </draw:frame>
        <draw:path draw:style-name="gr1" draw:text-style-name="P1" draw:layer="layout" svg:width="1.903cm" svg:height="1.903cm" svg:x="5.482cm" svg:y="6.75cm" svg:viewBox="0 0 1904 1904" svg:d="M1904 951c0 32-1 63-4 94s-8 61-14 92-14 61-23 91c-9 29-19 59-31 88-12 28-25 56-40 84-15 27-31 54-48 80s-36 51-56 75-40 47-62 69c-23 22-46 43-70 63s-49 38-75 56c-26 17-52 33-80 48-27 14-55 29-84 40-29 12-58 23-88 32s-61 17-92 23c-30 6-61 10-92 13s-62 5-93 5-63-2-94-5-61-7-92-13c-30-6-61-14-90-23-30-9-60-20-88-32-29-11-57-26-85-40-27-15-54-31-80-48-26-18-51-36-75-56s-47-41-69-63-43-45-63-69-38-49-55-75c-18-26-34-53-48-80-15-28-28-56-40-84-12-29-23-59-32-88-9-30-16-60-22-91-7-31-11-61-14-92s-5-62-5-94c0-31 2-62 5-93s7-62 14-92c6-31 13-61 22-91s20-59 32-88c12-28 25-57 40-84 14-28 30-54 48-80 17-26 35-51 55-75s41-47 63-69 45-43 69-63 49-38 75-56c26-17 53-33 80-48 28-14 56-28 85-40 28-12 58-22 88-31 29-9 60-17 90-23 31-6 61-10 92-13 31-4 63-5 94-5s62 1 93 5c31 3 62 7 92 13 31 6 62 14 92 23s59 19 88 31 57 26 84 40c28 15 54 31 80 48 26 18 51 36 75 56s47 41 70 63c22 22 42 45 62 69s39 49 56 75 33 52 48 80c15 27 28 56 40 84 12 29 22 58 31 88s17 60 23 91c6 30 11 61 14 92s4 62 4 93z">
          <text:p/>
        </draw:path>
        <draw:path draw:style-name="gr2" draw:text-style-name="P2" draw:layer="layout" svg:width="1.903cm" svg:height="1.903cm" svg:x="5.482cm" svg:y="6.75cm" svg:viewBox="0 0 1904 1904" svg:d="M1904 951c0 32-1 63-4 94s-8 61-14 92-14 61-23 91c-9 29-19 59-31 88-12 28-25 56-40 84-15 27-31 54-48 80s-36 51-56 75-40 47-62 69c-23 22-46 43-70 63s-49 38-75 56c-26 17-52 33-80 48-27 14-55 29-84 40-29 12-58 23-88 32s-61 17-92 23c-30 6-61 10-92 13s-62 5-93 5-63-2-94-5-61-7-92-13c-30-6-61-14-90-23-30-9-60-20-88-32-29-11-57-26-85-40-27-15-54-31-80-48-26-18-51-36-75-56s-47-41-69-63-43-45-63-69-38-49-55-75c-18-26-34-53-48-80-15-28-28-56-40-84-12-29-23-59-32-88-9-30-16-60-22-91-7-31-11-61-14-92s-5-62-5-94c0-31 2-62 5-93s7-62 14-92c6-31 13-61 22-91s20-59 32-88c12-28 25-57 40-84 14-28 30-54 48-80 17-26 35-51 55-75s41-47 63-69 45-43 69-63 49-38 75-56c26-17 53-33 80-48 28-14 56-28 85-40 28-12 58-22 88-31 29-9 60-17 90-23 31-6 61-10 92-13 31-4 63-5 94-5s62 1 93 5c31 3 62 7 92 13 31 6 62 14 92 23s59 19 88 31 57 26 84 40c28 15 54 31 80 48 26 18 51 36 75 56s47 41 70 63c22 22 42 45 62 69s39 49 56 75 33 52 48 80c15 27 28 56 40 84 12 29 22 58 31 88s17 60 23 91c6 30 11 61 14 92s4 62 4 93z">
          <text:p/>
        </draw:path>
        <draw:frame draw:style-name="gr4" draw:text-style-name="P5" draw:layer="layout" svg:width="1.586cm" svg:height="0.323cm" svg:x="5.635cm" svg:y="4.614cm">
          <draw:text-box>
            <text:p text:style-name="P4"><text:span text:style-name="T1">or continue?</text:span></text:p>
          </draw:text-box>
        </draw:frame>
        <draw:frame draw:style-name="gr4" draw:text-style-name="P5" draw:layer="layout" svg:width="1.058cm" svg:height="0.323cm" svg:x="5.913cm" svg:y="7.349cm">
          <draw:text-box>
            <text:p text:style-name="P4"><text:span text:style-name="T1">Teacher</text:span></text:p>
          </draw:text-box>
        </draw:frame>
        <draw:path draw:style-name="gr1" draw:text-style-name="P1" draw:layer="layout" svg:width="1.902cm" svg:height="1.903cm" svg:x="2.365cm" svg:y="24.114cm" svg:viewBox="0 0 1903 1904" svg:d="M1903 952c0 31-1 62-4 93s-8 62-14 93c-6 30-13 60-23 90-9 30-19 59-31 88s-25 57-40 84c-15 28-31 55-48 81-17 25-36 50-56 75-19 25-40 48-62 70s-45 43-69 62c-24 20-49 39-75 56s-53 33-80 48c-28 15-56 28-85 40s-58 22-88 31-60 17-90 23c-31 6-62 11-93 14s-62 4-93 4-62-1-93-4-62-8-93-14c-30-6-60-14-90-23s-59-19-88-31-57-25-85-40-55-31-81-48-51-36-75-56c-24-19-47-40-69-62s-43-45-62-70c-20-25-39-50-56-75-17-26-33-53-48-81-15-27-28-55-40-84s-22-58-32-88c-9-30-16-60-22-90-6-31-11-62-14-93s-4-62-4-93 1-62 4-93 8-62 14-93c6-30 13-60 22-90 10-30 20-59 32-88s25-57 40-85c15-27 31-54 48-80s36-51 55-75c20-24 41-47 63-69s45-43 69-63c24-19 49-38 75-55 26-18 53-34 81-48 28-15 56-28 85-40s58-23 88-32 60-16 90-22c31-6 62-11 93-14s62-5 93-5 62 2 93 5 62 8 93 14c30 6 60 13 90 22s59 20 88 32 57 25 85 40c27 14 54 30 80 48 26 17 51 36 75 55 24 20 47 41 69 63s43 45 62 69c20 24 39 49 56 75s33 53 48 80c15 28 28 56 40 85s22 58 31 88c10 30 17 60 23 90 6 31 11 62 14 93s4 62 4 93z">
          <text:p/>
        </draw:path>
        <draw:path draw:style-name="gr2" draw:text-style-name="P2" draw:layer="layout" svg:width="1.902cm" svg:height="1.903cm" svg:x="2.365cm" svg:y="24.114cm" svg:viewBox="0 0 1903 1904" svg:d="M1903 952c0 31-1 62-4 93s-8 62-14 93c-6 30-13 60-23 90-9 30-19 59-31 88s-25 57-40 84c-15 28-31 55-48 81-17 25-36 50-56 75-19 25-40 48-62 70s-45 43-69 62c-24 20-49 39-75 56s-53 33-80 48c-28 15-56 28-85 40s-58 22-88 31-60 17-90 23c-31 6-62 11-93 14s-62 4-93 4-62-1-93-4-62-8-93-14c-30-6-60-14-90-23s-59-19-88-31-57-25-85-40-55-31-81-48-51-36-75-56c-24-19-47-40-69-62s-43-45-62-70c-20-25-39-50-56-75-17-26-33-53-48-81-15-27-28-55-40-84s-22-58-32-88c-9-30-16-60-22-90-6-31-11-62-14-93s-4-62-4-93 1-62 4-93 8-62 14-93c6-30 13-60 22-90 10-30 20-59 32-88s25-57 40-85c15-27 31-54 48-80s36-51 55-75c20-24 41-47 63-69s45-43 69-63c24-19 49-38 75-55 26-18 53-34 81-48 28-15 56-28 85-40s58-23 88-32 60-16 90-22c31-6 62-11 93-14s62-5 93-5 62 2 93 5 62 8 93 14c30 6 60 13 90 22s59 20 88 32 57 25 85 40c27 14 54 30 80 48 26 17 51 36 75 55 24 20 47 41 69 63s43 45 62 69c20 24 39 49 56 75s33 53 48 80c15 28 28 56 40 85s22 58 31 88c10 30 17 60 23 90 6 31 11 62 14 93s4 62 4 93z">
          <text:p/>
        </draw:path>
        <draw:frame draw:style-name="gr4" draw:text-style-name="P5" draw:layer="layout" svg:width="1.41cm" svg:height="0.323cm" svg:x="5.722cm" svg:y="7.706cm">
          <draw:text-box>
            <text:p text:style-name="P4"><text:span text:style-name="T1">Dashboard</text:span></text:p>
          </draw:text-box>
        </draw:frame>
        <draw:frame draw:style-name="gr4" draw:text-style-name="P5" draw:layer="layout" svg:width="1.762cm" svg:height="0.323cm" svg:x="2.432cm" svg:y="24.88cm">
          <draw:text-box>
            <text:p text:style-name="P4"><text:span text:style-name="T1">Student Invit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ans" svg:font-family="LiberationSans"/>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6-01-21T20:34:41.599834815</dc:date>
    <meta:editing-duration>PT52S</meta:editing-duration>
    <meta:editing-cycles>1</meta:editing-cycles>
    <meta:document-statistic meta:object-count="2136"/>
    <meta:generator>LibreOffice/25.2.3.2$Linux_X86_64 LibreOffice_project/520$Build-2</meta:generator>
  </office:meta>
</office:document-meta>
</file>